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0.3728in"/>
    </style:style>
    <style:style style:name="co19" style:family="table-column">
      <style:table-column-properties fo:break-before="auto" style:column-width="0.9634in"/>
    </style:style>
    <style:style style:name="co20" style:family="table-column">
      <style:table-column-properties fo:break-before="auto" style:column-width="0.6244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4909in"/>
    </style:style>
    <style:style style:name="co23" style:family="table-column">
      <style:table-column-properties fo:break-before="auto" style:column-width="0.478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3173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ro8" style:family="table-row">
      <style:table-row-properties style:row-height="0.4146in" fo:break-before="auto" style:use-optimal-row-height="true"/>
    </style:style>
    <style:style style:name="ro9" style:family="table-row">
      <style:table-row-properties style:row-height="0.5799in" fo:break-before="auto" style:use-optimal-row-height="true"/>
    </style:style>
    <style:style style:name="ro10" style:family="table-row">
      <style:table-row-properties style:row-height="0.2728in" fo:break-before="auto" style:use-optimal-row-height="true"/>
    </style:style>
    <style:style style:name="ro11" style:family="table-row">
      <style:table-row-properties style:row-height="0.8701in" fo:break-before="auto" style:use-optimal-row-height="true"/>
    </style:style>
    <style:style style:name="ro12" style:family="table-row">
      <style:table-row-properties style:row-height="0.7457in" fo:break-before="auto" style:use-optimal-row-height="true"/>
    </style:style>
    <style:style style:name="ro13" style:family="table-row">
      <style:table-row-properties style:row-height="1.4091in" fo:break-before="auto" style:use-optimal-row-height="true"/>
    </style:style>
    <style:style style:name="ro14" style:family="table-row">
      <style:table-row-properties style:row-height="0.9118in" fo:break-before="auto" style:use-optimal-row-height="true"/>
    </style:style>
    <style:style style:name="ro15" style:family="table-row">
      <style:table-row-properties style:row-height="1.078in" fo:break-before="auto" style:use-optimal-row-height="true"/>
    </style:style>
    <style:style style:name="ro16" style:family="table-row">
      <style:table-row-properties style:row-height="0.1783in" fo:break-before="auto" style:use-optimal-row-height="false"/>
    </style:style>
    <style:style style:name="ro17" style:family="table-row">
      <style:table-row-properties style:row-height="0.2366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29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1" style:family="table-cell" style:parent-style-name="Default">
      <style:table-cell-properties fo:padding="0.028in"/>
    </style:style>
    <style:style style:name="ce42" style:family="table-cell" style:parent-style-name="Default">
      <style:table-cell-properties fo:border="0.0008in solid #000000"/>
    </style:style>
    <style:style style:name="ce43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6.G10"/>
    </style:style>
    <style:style style:name="ce4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6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48" style:family="table-cell" style:parent-style-name="Default">
      <style:table-cell-properties fo:padding="0.028in"/>
      <style:text-properties fo:font-size="10pt" style:font-size-asian="10pt" style:font-size-complex="10pt"/>
    </style:style>
    <style:style style:name="ce49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5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51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2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able-cell-properties fo:wrap-option="wrap" fo:border="0.0008in solid #000000"/>
    </style:style>
    <style:style style:name="ce54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56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5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6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62" style:family="table-cell" style:parent-style-name="Default">
      <style:map style:condition="cell-content()=&quot;Sun&quot;" style:apply-style-name="Không_20_tên4" style:base-cell-address="'Cover Page'.AH1"/>
    </style:style>
    <style:style style:name="ce6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6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6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8" style:family="table-cell" style:parent-style-name="Default" style:data-style-name="N0"/>
    <style:style style:name="ce6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0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71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7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7" style:family="table-cell" style:parent-style-name="Default">
      <style:map style:condition="cell-content()=&quot;Sun&quot;" style:apply-style-name="Không_20_tên4" style:base-cell-address="'Cover Page'.AH1"/>
    </style:style>
    <style:style style:name="ce7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8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0" style:family="table-cell" style:parent-style-name="Default">
      <style:map style:condition="cell-content()=&quot;Sun&quot;" style:apply-style-name="Không_20_tên4" style:base-cell-address="'Cover Page'.AH1"/>
    </style:style>
    <style:style style:name="ce91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9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3" style:family="table-cell" style:parent-style-name="Default">
      <style:map style:condition="cell-content()=&quot;Sun&quot;" style:apply-style-name="Không_20_tên4" style:base-cell-address="'Cover Page'.AH1"/>
    </style:style>
    <style:style style:name="ce104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0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1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6" style:family="table-cell" style:parent-style-name="Default">
      <style:map style:condition="cell-content()=&quot;Sun&quot;" style:apply-style-name="Không_20_tên4" style:base-cell-address="'Cover Page'.AH1"/>
    </style:style>
    <style:style style:name="ce117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3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2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9" style:family="table-cell" style:parent-style-name="Default">
      <style:map style:condition="cell-content()=&quot;Sun&quot;" style:apply-style-name="Không_20_tên4" style:base-cell-address="'Cover Page'.AH1"/>
    </style:style>
    <style:style style:name="ce130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3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6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3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42" style:family="table-cell" style:parent-style-name="Default">
      <style:map style:condition="cell-content()=&quot;Sun&quot;" style:apply-style-name="Không_20_tên4" style:base-cell-address="'Cover Page'.AH1"/>
    </style:style>
    <style:style style:name="ce14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4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4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9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5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5" style:family="table-cell" style:parent-style-name="Default">
      <style:map style:condition="cell-content()=&quot;Sun&quot;" style:apply-style-name="Không_20_tên4" style:base-cell-address="'Cover Page'.AH1"/>
    </style:style>
    <style:style style:name="ce156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5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2" style:family="table-cell" style:parent-style-name="Default" style:data-style-name="N0">
      <style:table-cell-properties fo:background-color="#ffff00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3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6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9" style:family="table-cell" style:parent-style-name="Default">
      <style:map style:condition="cell-content()=&quot;Sun&quot;" style:apply-style-name="Không_20_tên4" style:base-cell-address="'Cover Page'.AH1"/>
    </style:style>
    <style:style style:name="ce170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7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7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76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7" style:family="table-cell" style:parent-style-name="Default" style:data-style-name="N0">
      <style:table-cell-properties fo:background-color="#ffff00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78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7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8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8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84" style:family="table-cell" style:parent-style-name="Default">
      <style:map style:condition="cell-content()=&quot;Sun&quot;" style:apply-style-name="Không_20_tên4" style:base-cell-address="'Cover Page'.AH1"/>
    </style:style>
    <style:style style:name="ce185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86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8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8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1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2" style:family="table-cell" style:parent-style-name="Default">
      <style:table-cell-properties fo:background-color="#ff9999" fo:border="0.0008in solid #000000"/>
    </style:style>
    <style:style style:name="ce193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9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9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9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9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99" style:family="table-cell" style:parent-style-name="Default">
      <style:map style:condition="cell-content()=&quot;Sun&quot;" style:apply-style-name="Không_20_tên4" style:base-cell-address="'Cover Page'.AH1"/>
    </style:style>
    <style:style style:name="ce200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20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20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06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07" style:family="table-cell" style:parent-style-name="Default">
      <style:table-cell-properties fo:background-color="transparent" fo:border="0.0008in solid #000000"/>
    </style:style>
    <style:style style:name="ce208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20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21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21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214" style:family="table-cell" style:parent-style-name="Default">
      <style:map style:condition="cell-content()=&quot;Sun&quot;" style:apply-style-name="Không_20_tên4" style:base-cell-address="'Cover Page'.AH1"/>
    </style:style>
    <style:style style:name="ce215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216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21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1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221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Arial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Arial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6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Tham Do-Thi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2.5">
            <text:p>2.5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28" table:number-columns-repeated="1014"/>
          <table:table-cell table:style-name="ce29" table:number-columns-repeated="4"/>
        </table:table-row>
        <table:table-row table:style-name="ro7">
          <table:table-cell table:style-name="ce25" office:value-type="float" office:value="0.1">
            <text:p>0.1</text:p>
          </table:table-cell>
          <table:table-cell table:style-name="ce26" office:value-type="string">
            <text:p>Initiate and add conten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01">
            <text:p>January 01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2">
            <text:p>0.2</text:p>
          </table:table-cell>
          <table:table-cell table:style-name="ce26" office:value-type="string">
            <text:p>Updates:</text:p>
            <text:p>- Remove ThanhBTN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11">
            <text:p>January 11, 2016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3">
            <text:p>0.3</text:p>
          </table:table-cell>
          <table:table-cell table:style-name="ce26" office:value-type="string">
            <text:p>Updates:</text:p>
            <text:p>- Remove MaiDTP</text:p>
            <text:p>- Remove KhoiNLD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29">
            <text:p>January 29, 2016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4">
            <text:p>0.4</text:p>
          </table:table-cell>
          <table:table-cell table:style-name="ce26" office:value-type="string">
            <text:p>Updates:</text:p>
            <text:p>- Remove AnBD</text:p>
            <text:p>- Add DuyenLT, TienND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2-26">
            <text:p>February 26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5">
            <text:p>0.5</text:p>
          </table:table-cell>
          <table:table-cell table:style-name="ce26" office:value-type="string">
            <text:p>Updates:</text:p>
            <text:p>- Remove HungNQ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4-12">
            <text:p>April 12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6">
            <text:p>0.6</text:p>
          </table:table-cell>
          <table:table-cell table:style-name="ce26" office:value-type="string">
            <text:p>Updates:</text:p>
            <text:p>- Remove AnhN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5-11">
            <text:p>May 11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7">
            <text:p>0.7</text:p>
          </table:table-cell>
          <table:table-cell table:style-name="ce26" office:value-type="string">
            <text:p>Updates:</text:p>
            <text:p>- Remove HuyenH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10">
            <text:p>June 10, 2016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8">
            <text:p>0.8</text:p>
          </table:table-cell>
          <table:table-cell table:style-name="ce26" office:value-type="string">
            <text:p>Updates:</text:p>
            <text:p>- Remove NguyenHTT</text:p>
            <text:p>- Add NhanHTH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20">
            <text:p>June 20, 2016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9">
            <text:p>0.9</text:p>
          </table:table-cell>
          <table:table-cell table:style-name="ce26" office:value-type="string">
            <text:p>Updates:</text:p>
            <text:p>- Remove ChanNTT</text:p>
            <text:p/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28">
            <text:p>June 28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">
            <text:p>1.0</text:p>
          </table:table-cell>
          <table:table-cell table:style-name="ce26" office:value-type="string">
            <text:p>Updates:</text:p>
            <text:p>- Remove ThachBK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30">
            <text:p>June 30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.1">
            <text:p>1.1</text:p>
          </table:table-cell>
          <table:table-cell table:style-name="ce26" office:value-type="string">
            <text:p>Updates:</text:p>
            <text:p>- Remove QuanLD</text:p>
          </table:table-cell>
          <table:table-cell table:style-name="ce26" office:value-type="string">
            <text:p>Tham Do-Thi</text:p>
          </table:table-cell>
          <table:table-cell table:style-name="ce27"/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.2">
            <text:p>1.2</text:p>
          </table:table-cell>
          <table:table-cell table:style-name="ce26" office:value-type="string">
            <text:p>Updates:</text:p>
            <text:p>- Remove LongPT, LuanNN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7-15">
            <text:p>July 15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.3">
            <text:p>1.3</text:p>
          </table:table-cell>
          <table:table-cell table:style-name="ce26" office:value-type="string">
            <text:p>Updates:</text:p>
            <text:p>- Move DuyDK to Internship Timekeeping file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7-19">
            <text:p>July 19, 2016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1.4">
            <text:p>1.4</text:p>
          </table:table-cell>
          <table:table-cell table:style-name="ce26" office:value-type="string">
            <text:p>Updates:</text:p>
            <text:p>- Remove HieuHT</text:p>
            <text:p>- Add ThoaiVK, PhongTB, ThinhDH 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7-29">
            <text:p>July 29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.5">
            <text:p>1.5</text:p>
          </table:table-cell>
          <table:table-cell table:style-name="ce26" office:value-type="string">
            <text:p>Updates:</text:p>
            <text:p>- Remove BacNTC, ThaoNP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8-08">
            <text:p>August 08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.6">
            <text:p>1.6</text:p>
          </table:table-cell>
          <table:table-cell table:style-name="ce26" office:value-type="string">
            <text:p>Updates:</text:p>
            <text:p>- Remove TienDQ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8-15">
            <text:p>August 15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.7">
            <text:p>1.7</text:p>
          </table:table-cell>
          <table:table-cell table:style-name="ce26" office:value-type="string">
            <text:p>Updates:</text:p>
            <text:p>- Remove MinhTD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8-22">
            <text:p>August 22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.8">
            <text:p>1.8</text:p>
          </table:table-cell>
          <table:table-cell table:style-name="ce26" office:value-type="string">
            <text:p>Updates:</text:p>
            <text:p>- Remove HuyTP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8-29">
            <text:p>August 29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1.9">
            <text:p>1.9</text:p>
          </table:table-cell>
          <table:table-cell table:style-name="ce26" office:value-type="string">
            <text:p>Updates:</text:p>
            <text:p>- Remove ThuLNM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8-30">
            <text:p>August 30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2">
            <text:p>2.0</text:p>
          </table:table-cell>
          <table:table-cell table:style-name="ce26" office:value-type="string">
            <text:p>Updates:</text:p>
            <text:p>- Remove TuanND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8-31">
            <text:p>August 31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2.1">
            <text:p>2.1</text:p>
          </table:table-cell>
          <table:table-cell table:style-name="ce26" office:value-type="string">
            <text:p>Updates:</text:p>
            <text:p>- Remove NhatLCM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9-06">
            <text:p>September 06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2.2">
            <text:p>2.2</text:p>
          </table:table-cell>
          <table:table-cell table:style-name="ce26" office:value-type="string">
            <text:p>Updates:</text:p>
            <text:p>- Remove VuNV, ToiDB, ThongDN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9-16">
            <text:p>September 16, 2016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2.3">
            <text:p>2.3</text:p>
          </table:table-cell>
          <table:table-cell table:style-name="ce26" office:value-type="string">
            <text:p>Updates:</text:p>
            <text:p>- Remove KhanhDT</text:p>
            <text:p>- Add DucHV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10-07">
            <text:p>October 07, 2016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2.4">
            <text:p>2.4</text:p>
          </table:table-cell>
          <table:table-cell table:style-name="ce26" office:value-type="string">
            <text:p>Updates:</text:p>
            <text:p>- Remove LocPX</text:p>
            <text:p/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10-20">
            <text:p>October 20, 2016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2.4">
            <text:p>2.4</text:p>
          </table:table-cell>
          <table:table-cell table:style-name="ce26" office:value-type="string">
            <text:p>Updates:</text:p>
            <text:p>- Remove HienDT</text:p>
            <text:p/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10-25">
            <text:p>October 25, 2016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501">
          <table:table-cell table:style-name="ce12" table:number-columns-repeated="1018"/>
          <table:table-cell table:number-columns-repeated="4"/>
        </table:table-row>
        <table:table-row table:style-name="ro2" table:number-rows-repeated="98304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6" table:style-name="ta3" table:print="false"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ce29"/>
        <table:table-column table:style-name="co7" table:default-cell-style-name="ce6"/>
        <table:table-column table:style-name="co7" table:number-columns-repeated="4" table:default-cell-style-name="Default"/>
        <table:table-column table:style-name="co17" table:default-cell-style-name="Default"/>
        <table:table-row table:style-name="ro10">
          <table:table-cell table:style-name="ce38" office:value-type="string">
            <text:p>Tổng hợp ngày nghỉ 2016</text:p>
          </table:table-cell>
          <table:table-cell table:style-name="ce41" table:number-columns-repeated="5"/>
          <table:table-cell table:style-name="ce48"/>
          <table:table-cell table:style-name="ce51"/>
          <table:table-cell table:style-name="ce41" table:number-columns-repeated="5"/>
        </table:table-row>
        <table:table-row table:style-name="ro10" table:number-rows-repeated="4">
          <table:table-cell table:style-name="ce38"/>
          <table:table-cell table:style-name="ce41" table:number-columns-repeated="5"/>
          <table:table-cell table:style-name="ce48"/>
          <table:table-cell table:style-name="ce51"/>
          <table:table-cell table:style-name="ce41" table:number-columns-repeated="5"/>
        </table:table-row>
        <table:table-row table:style-name="ro11">
          <table:table-cell table:style-name="ce39" office:value-type="string">
            <text:p>No.</text:p>
          </table:table-cell>
          <table:table-cell table:style-name="ce39" office:value-type="string">
            <text:p>Name</text:p>
          </table:table-cell>
          <table:table-cell table:style-name="ce44" office:value-type="string">
            <office:annotation draw:style-name="gr1" draw:text-style-name="P1" svg:width="3.4126in" svg:height="1.3232in" svg:x="3.1705in" svg:y="0.4339in" draw:caption-point-x="-0.7689in" draw:caption-point-y="0.9299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5</text:p>
          </table:table-cell>
          <table:table-cell table:style-name="ce44" office:value-type="string">
            <office:annotation draw:style-name="gr2" draw:text-style-name="P1" svg:width="1.1413in" svg:height="0.5457in" svg:x="3.6827in" svg:y="0.7315in" draw:caption-point-x="-0.2402in" draw:caption-point-y="0.6323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6</text:p>
          </table:table-cell>
          <table:table-cell table:style-name="ce44" office:value-type="string">
            <text:p>Working To</text:p>
          </table:table-cell>
          <table:table-cell table:style-name="ce44" office:value-type="string">
            <office:annotation draw:style-name="gr3" draw:text-style-name="P1" svg:width="1.1413in" svg:height="0.7012in" svg:x="5.6634in" svg:y="0.7315in" draw:caption-point-x="-0.2622in" draw:caption-point-y="0.6323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6</text:p>
          </table:table-cell>
          <table:table-cell table:style-name="ce44" office:value-type="string">
            <office:annotation draw:style-name="gr2" draw:text-style-name="P1" svg:width="1.1413in" svg:height="0.5457in" svg:x="6.5303in" svg:y="0.7315in" draw:caption-point-x="-0.2402in" draw:caption-point-y="0.6323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2" office:value-type="string">
            <office:annotation draw:style-name="gr4" draw:text-style-name="P1" svg:width="1.1413in" svg:height="0.3902in" svg:x="7.4197in" svg:y="0.7315in" draw:caption-point-x="-0.2402in" draw:caption-point-y="0.6323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4" office:value-type="string">
            <text:p>Remaining Leave Days</text:p>
          </table:table-cell>
          <table:table-cell table:style-name="ce44" office:value-type="string">
            <text:p>Extended Leave Days</text:p>
          </table:table-cell>
          <table:table-cell table:style-name="ce44" office:value-type="string">
            <text:p>Leave Days Already Subtracted From Salary</text:p>
          </table:table-cell>
          <table:table-cell table:style-name="ce44" office:value-type="string">
            <office:annotation office:display="true" draw:style-name="gr5" draw:text-style-name="P1" svg:width="1.9224in" svg:height="1.4787in" svg:x="12.1839in" svg:y="0.8252in" draw:caption-point-x="-1.4484in" draw:caption-point-y="0.5382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39" office:value-type="string">
            <text:p>Notes</text:p>
          </table:table-cell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7]);DATE(YEAR([.D7]);12;31);NOW())" office:value-type="date" office:date-value="2016-12-12T09:26:21.13">
            <text:p>12/12/16</text:p>
          </table:table-cell>
          <table:table-cell table:style-name="ce47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11">
            <text:p>11</text:p>
          </table:table-cell>
          <table:table-cell table:style-name="ce49" table:formula="of:=SUMPRODUCT([Thong_Tin_Ngay_Nghi_201601.$B$3:.$B$31]=[.$B7];[Thong_Tin_Ngay_Nghi_201601.$C$3:.$C$31])+SUMPRODUCT([Thong_Tin_Ngay_Nghi_201602.$B$3:.$B$32]=[.$B7];[Thong_Tin_Ngay_Nghi_201602.$C$3:.$C$32]) + SUMPRODUCT([Thong_Tin_Ngay_Nghi_201603.$B$3:.$B$34]=[.$B7];[Thong_Tin_Ngay_Nghi_201603.$C$3:.$C$34])" office:value-type="float" office:value="3">
            <text:p>3</text:p>
          </table:table-cell>
          <table:table-cell table:style-name="ce49" table:formula="of:=SUMPRODUCT([Thong_Tin_Ngay_Nghi_201601.$B$3:.$B$31]=[.$B7];[Thong_Tin_Ngay_Nghi_201601.$C$3:.$C$31])+SUMPRODUCT([Thong_Tin_Ngay_Nghi_201602.$B$3:.$B$32]=[.$B7];[Thong_Tin_Ngay_Nghi_201602.$C$3:.$C$32]) + SUMPRODUCT([Thong_Tin_Ngay_Nghi_201603.$B$3:.$B$34]=[.$B7];[Thong_Tin_Ngay_Nghi_201603.$C$3:.$C$34]) + SUMPRODUCT([Thong_Tin_Ngay_Nghi_201604.$B$3:.$B$35]=[.$B7];[Thong_Tin_Ngay_Nghi_201604.$C$3:.$C$35]) + SUMPRODUCT([Thong_Tin_Ngay_Nghi_201605.$B$3:.$B$34]=[.$B7];[Thong_Tin_Ngay_Nghi_201605.$C$3:.$C$34]) + SUMPRODUCT([Thong_Tin_Ngay_Nghi_201606.$B$3:.$B$33]=[.$B7];[Thong_Tin_Ngay_Nghi_201606.$C$3:.$C$33]) + SUMPRODUCT([Thong_Tin_Ngay_Nghi_201607.$B$3:.$B$39]=[.$B7];[Thong_Tin_Ngay_Nghi_201607.$C$3:.$C$39]) + SUMPRODUCT([Thong_Tin_Ngay_Nghi_201608.$B$3:.$B$42]=[.$B7];[Thong_Tin_Ngay_Nghi_201608.$C$3:.$C$42]) + SUMPRODUCT([Thong_Tin_Ngay_Nghi_201609.$B$3:.$B$48]=[.$B7];[Thong_Tin_Ngay_Nghi_201609.$C$3:.$C$48]) + SUMPRODUCT([Thong_Tin_Ngay_Nghi_201610.$B$3:.$B$57]=[.$B7];[Thong_Tin_Ngay_Nghi_201610.$C$3:.$C$57]) +  SUMPRODUCT([Thong_Tin_Ngay_Nghi_201611.$B$3:.$B$57]=[.$B7];[Thong_Tin_Ngay_Nghi_201611.$C$3:.$C$57]) + SUMPRODUCT([Thong_Tin_Ngay_Nghi_201612.$B$3:.$B$71]=[.$B7];[Thong_Tin_Ngay_Nghi_201612.$C$3:.$C$71])" office:value-type="float" office:value="10">
            <text:p>10</text:p>
          </table:table-cell>
          <table:table-cell table:style-name="ce45" table:formula="of:=IF(DATE(YEAR([.E7]);MONTH([.E7]);DAY([.E7]))&lt;=DATE(YEAR([.E7]);3;31); [.C7]-[.G7] + [.F7]; IF([.G7]-[.C7]&lt;0;[.G7] + [.F7] -[.H7];[.F7]+[.C7]-[.H7]))" office:value-type="float" office:value="1">
            <text:p>1</text:p>
          </table:table-cell>
          <table:table-cell table:number-columns-repeated="2" table:style-name="ce45"/>
          <table:table-cell table:style-name="ce45" table:formula="of:=[.I7]+[.K7] +[.J7]" office:value-type="float" office:value="1">
            <text:p>1</text:p>
          </table:table-cell>
          <table:table-cell table:style-name="ce53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45" office:value-type="float" office:value="6.5">
            <text:p>6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8]);DATE(YEAR([.D8]);12;31);NOW())" office:value-type="date" office:date-value="2016-12-12T09:26:21.14">
            <text:p>12/12/16</text:p>
          </table:table-cell>
          <table:table-cell table:style-name="ce47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11">
            <text:p>11</text:p>
          </table:table-cell>
          <table:table-cell table:style-name="ce50" table:formula="of:=SUMPRODUCT([Thong_Tin_Ngay_Nghi_201601.$B$3:.$B$31]=[.$B8];[Thong_Tin_Ngay_Nghi_201601.$C$3:.$C$31])+SUMPRODUCT([Thong_Tin_Ngay_Nghi_201602.$B$3:.$B$32]=[.$B8];[Thong_Tin_Ngay_Nghi_201602.$C$3:.$C$32]) + SUMPRODUCT([Thong_Tin_Ngay_Nghi_201603.$B$3:.$B$34]=[.$B8];[Thong_Tin_Ngay_Nghi_201603.$C$3:.$C$34])" office:value-type="float" office:value="2.5">
            <text:p>2.5</text:p>
          </table:table-cell>
          <table:table-cell table:style-name="ce50" table:formula="of:=SUMPRODUCT([Thong_Tin_Ngay_Nghi_201601.$B$3:.$B$31]=[.$B8];[Thong_Tin_Ngay_Nghi_201601.$C$3:.$C$31])+SUMPRODUCT([Thong_Tin_Ngay_Nghi_201602.$B$3:.$B$32]=[.$B8];[Thong_Tin_Ngay_Nghi_201602.$C$3:.$C$32]) + SUMPRODUCT([Thong_Tin_Ngay_Nghi_201603.$B$3:.$B$34]=[.$B8];[Thong_Tin_Ngay_Nghi_201603.$C$3:.$C$34]) + SUMPRODUCT([Thong_Tin_Ngay_Nghi_201604.$B$3:.$B$35]=[.$B8];[Thong_Tin_Ngay_Nghi_201604.$C$3:.$C$35]) + SUMPRODUCT([Thong_Tin_Ngay_Nghi_201605.$B$3:.$B$34]=[.$B8];[Thong_Tin_Ngay_Nghi_201605.$C$3:.$C$34]) + SUMPRODUCT([Thong_Tin_Ngay_Nghi_201606.$B$3:.$B$33]=[.$B8];[Thong_Tin_Ngay_Nghi_201606.$C$3:.$C$33]) + SUMPRODUCT([Thong_Tin_Ngay_Nghi_201607.$B$3:.$B$39]=[.$B8];[Thong_Tin_Ngay_Nghi_201607.$C$3:.$C$39]) + SUMPRODUCT([Thong_Tin_Ngay_Nghi_201608.$B$3:.$B$42]=[.$B8];[Thong_Tin_Ngay_Nghi_201608.$C$3:.$C$42]) + SUMPRODUCT([Thong_Tin_Ngay_Nghi_201609.$B$3:.$B$48]=[.$B8];[Thong_Tin_Ngay_Nghi_201609.$C$3:.$C$48]) + SUMPRODUCT([Thong_Tin_Ngay_Nghi_201610.$B$3:.$B$57]=[.$B8];[Thong_Tin_Ngay_Nghi_201610.$C$3:.$C$57]) +  SUMPRODUCT([Thong_Tin_Ngay_Nghi_201611.$B$3:.$B$57]=[.$B8];[Thong_Tin_Ngay_Nghi_201611.$C$3:.$C$57]) + SUMPRODUCT([Thong_Tin_Ngay_Nghi_201612.$B$3:.$B$71]=[.$B8];[Thong_Tin_Ngay_Nghi_201612.$C$3:.$C$71])" office:value-type="float" office:value="12.5">
            <text:p>12.5</text:p>
          </table:table-cell>
          <table:table-cell table:style-name="ce45" table:formula="of:=IF(DATE(YEAR([.E8]);MONTH([.E8]);DAY([.E8]))&lt;=DATE(YEAR([.E8]);3;31); [.C8]-[.G8] + [.F8]; IF([.G8]-[.C8]&lt;0;[.G8] + [.F8] -[.H8];[.F8]+[.C8]-[.H8]))" office:value-type="float" office:value="1">
            <text:p>1</text:p>
          </table:table-cell>
          <table:table-cell table:number-columns-repeated="2" table:style-name="ce45"/>
          <table:table-cell table:style-name="ce45" table:formula="of:=[.I8]+[.K8] +[.J8]" office:value-type="float" office:value="1">
            <text:p>1</text:p>
          </table:table-cell>
          <table:table-cell table:style-name="ce53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9]);DATE(YEAR([.D9]);12;31);NOW())" office:value-type="date" office:date-value="2016-12-12T09:26:21.14">
            <text:p>12/12/16</text:p>
          </table:table-cell>
          <table:table-cell table:style-name="ce47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11">
            <text:p>11</text:p>
          </table:table-cell>
          <table:table-cell table:style-name="ce50" table:formula="of:=SUMPRODUCT([Thong_Tin_Ngay_Nghi_201601.$B$3:.$B$31]=[.$B9];[Thong_Tin_Ngay_Nghi_201601.$C$3:.$C$31])+SUMPRODUCT([Thong_Tin_Ngay_Nghi_201602.$B$3:.$B$32]=[.$B9];[Thong_Tin_Ngay_Nghi_201602.$C$3:.$C$32]) + SUMPRODUCT([Thong_Tin_Ngay_Nghi_201603.$B$3:.$B$34]=[.$B9];[Thong_Tin_Ngay_Nghi_201603.$C$3:.$C$34])" office:value-type="float" office:value="3">
            <text:p>3</text:p>
          </table:table-cell>
          <table:table-cell table:style-name="ce50" table:formula="of:=SUMPRODUCT([Thong_Tin_Ngay_Nghi_201601.$B$3:.$B$31]=[.$B9];[Thong_Tin_Ngay_Nghi_201601.$C$3:.$C$31])+SUMPRODUCT([Thong_Tin_Ngay_Nghi_201602.$B$3:.$B$32]=[.$B9];[Thong_Tin_Ngay_Nghi_201602.$C$3:.$C$32]) + SUMPRODUCT([Thong_Tin_Ngay_Nghi_201603.$B$3:.$B$34]=[.$B9];[Thong_Tin_Ngay_Nghi_201603.$C$3:.$C$34]) + SUMPRODUCT([Thong_Tin_Ngay_Nghi_201604.$B$3:.$B$35]=[.$B9];[Thong_Tin_Ngay_Nghi_201604.$C$3:.$C$35]) + SUMPRODUCT([Thong_Tin_Ngay_Nghi_201605.$B$3:.$B$34]=[.$B9];[Thong_Tin_Ngay_Nghi_201605.$C$3:.$C$34]) + SUMPRODUCT([Thong_Tin_Ngay_Nghi_201606.$B$3:.$B$33]=[.$B9];[Thong_Tin_Ngay_Nghi_201606.$C$3:.$C$33]) + SUMPRODUCT([Thong_Tin_Ngay_Nghi_201607.$B$3:.$B$39]=[.$B9];[Thong_Tin_Ngay_Nghi_201607.$C$3:.$C$39]) + SUMPRODUCT([Thong_Tin_Ngay_Nghi_201608.$B$3:.$B$42]=[.$B9];[Thong_Tin_Ngay_Nghi_201608.$C$3:.$C$42]) + SUMPRODUCT([Thong_Tin_Ngay_Nghi_201609.$B$3:.$B$48]=[.$B9];[Thong_Tin_Ngay_Nghi_201609.$C$3:.$C$48]) + SUMPRODUCT([Thong_Tin_Ngay_Nghi_201610.$B$3:.$B$57]=[.$B9];[Thong_Tin_Ngay_Nghi_201610.$C$3:.$C$57]) +  SUMPRODUCT([Thong_Tin_Ngay_Nghi_201611.$B$3:.$B$57]=[.$B9];[Thong_Tin_Ngay_Nghi_201611.$C$3:.$C$57]) + SUMPRODUCT([Thong_Tin_Ngay_Nghi_201612.$B$3:.$B$71]=[.$B9];[Thong_Tin_Ngay_Nghi_201612.$C$3:.$C$71])" office:value-type="float" office:value="10">
            <text:p>10</text:p>
          </table:table-cell>
          <table:table-cell table:style-name="ce45" table:formula="of:=IF(DATE(YEAR([.E9]);MONTH([.E9]);DAY([.E9]))&lt;=DATE(YEAR([.E9]);3;31); [.C9]-[.G9] + [.F9]; IF([.G9]-[.C9]&lt;0;[.G9] + [.F9] -[.H9];[.F9]+[.C9]-[.H9]))" office:value-type="float" office:value="3">
            <text:p>3</text:p>
          </table:table-cell>
          <table:table-cell table:number-columns-repeated="2" table:style-name="ce45"/>
          <table:table-cell table:style-name="ce45" table:formula="of:=[.I9]+[.K9] +[.J9]" office:value-type="float" office:value="3">
            <text:p>3</text:p>
          </table:table-cell>
          <table:table-cell table:style-name="ce53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0]);DATE(YEAR([.D10]);12;31);NOW())" office:value-type="date" office:date-value="2016-12-12T09:26:21.14">
            <text:p>12/12/16</text:p>
          </table:table-cell>
          <table:table-cell table:style-name="ce47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11">
            <text:p>11</text:p>
          </table:table-cell>
          <table:table-cell table:style-name="ce50" table:formula="of:=SUMPRODUCT([Thong_Tin_Ngay_Nghi_201601.$B$3:.$B$31]=[.$B10];[Thong_Tin_Ngay_Nghi_201601.$C$3:.$C$31])+SUMPRODUCT([Thong_Tin_Ngay_Nghi_201602.$B$3:.$B$32]=[.$B10];[Thong_Tin_Ngay_Nghi_201602.$C$3:.$C$32]) + SUMPRODUCT([Thong_Tin_Ngay_Nghi_201603.$B$3:.$B$34]=[.$B10];[Thong_Tin_Ngay_Nghi_201603.$C$3:.$C$34])" office:value-type="float" office:value="3.5">
            <text:p>3.5</text:p>
          </table:table-cell>
          <table:table-cell table:style-name="ce50" table:formula="of:=SUMPRODUCT([Thong_Tin_Ngay_Nghi_201601.$B$3:.$B$31]=[.$B10];[Thong_Tin_Ngay_Nghi_201601.$C$3:.$C$31])+SUMPRODUCT([Thong_Tin_Ngay_Nghi_201602.$B$3:.$B$32]=[.$B10];[Thong_Tin_Ngay_Nghi_201602.$C$3:.$C$32]) + SUMPRODUCT([Thong_Tin_Ngay_Nghi_201603.$B$3:.$B$34]=[.$B10];[Thong_Tin_Ngay_Nghi_201603.$C$3:.$C$34]) + SUMPRODUCT([Thong_Tin_Ngay_Nghi_201604.$B$3:.$B$35]=[.$B10];[Thong_Tin_Ngay_Nghi_201604.$C$3:.$C$35]) + SUMPRODUCT([Thong_Tin_Ngay_Nghi_201605.$B$3:.$B$34]=[.$B10];[Thong_Tin_Ngay_Nghi_201605.$C$3:.$C$34]) + SUMPRODUCT([Thong_Tin_Ngay_Nghi_201606.$B$3:.$B$33]=[.$B10];[Thong_Tin_Ngay_Nghi_201606.$C$3:.$C$33]) + SUMPRODUCT([Thong_Tin_Ngay_Nghi_201607.$B$3:.$B$39]=[.$B10];[Thong_Tin_Ngay_Nghi_201607.$C$3:.$C$39]) + SUMPRODUCT([Thong_Tin_Ngay_Nghi_201608.$B$3:.$B$42]=[.$B10];[Thong_Tin_Ngay_Nghi_201608.$C$3:.$C$42]) + SUMPRODUCT([Thong_Tin_Ngay_Nghi_201609.$B$3:.$B$48]=[.$B10];[Thong_Tin_Ngay_Nghi_201609.$C$3:.$C$48]) + SUMPRODUCT([Thong_Tin_Ngay_Nghi_201610.$B$3:.$B$57]=[.$B10];[Thong_Tin_Ngay_Nghi_201610.$C$3:.$C$57]) +  SUMPRODUCT([Thong_Tin_Ngay_Nghi_201611.$B$3:.$B$57]=[.$B10];[Thong_Tin_Ngay_Nghi_201611.$C$3:.$C$57]) + SUMPRODUCT([Thong_Tin_Ngay_Nghi_201612.$B$3:.$B$71]=[.$B10];[Thong_Tin_Ngay_Nghi_201612.$C$3:.$C$71])" office:value-type="float" office:value="13">
            <text:p>13</text:p>
          </table:table-cell>
          <table:table-cell table:style-name="ce45" table:formula="of:=IF(DATE(YEAR([.E10]);MONTH([.E10]);DAY([.E10]))&lt;=DATE(YEAR([.E10]);3;31); [.C10]-[.G10] + [.F10]; IF([.G10]-[.C10]&lt;0;[.G10] + [.F10] -[.H10];[.F10]+[.C10]-[.H10]))" office:value-type="float" office:value="-2">
            <text:p>-2</text:p>
          </table:table-cell>
          <table:table-cell table:number-columns-repeated="2" table:style-name="ce45"/>
          <table:table-cell table:style-name="ce45" table:formula="of:=[.I10]+[.K10] +[.J10]" office:value-type="float" office:value="-2">
            <text:p>-2</text:p>
          </table:table-cell>
          <table:table-cell table:style-name="ce53"/>
        </table:table-row>
        <table:table-row table:style-name="ro8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45" office:value-type="float" office:value="7.5">
            <text:p>7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1]);DATE(YEAR([.D11]);12;31);NOW())" office:value-type="date" office:date-value="2016-12-12T09:26:21.14">
            <text:p>12/12/16</text:p>
          </table:table-cell>
          <table:table-cell table:style-name="ce47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11">
            <text:p>11</text:p>
          </table:table-cell>
          <table:table-cell table:style-name="ce50" table:formula="of:=SUMPRODUCT([Thong_Tin_Ngay_Nghi_201601.$B$3:.$B$31]=[.$B11];[Thong_Tin_Ngay_Nghi_201601.$C$3:.$C$31])+SUMPRODUCT([Thong_Tin_Ngay_Nghi_201602.$B$3:.$B$32]=[.$B11];[Thong_Tin_Ngay_Nghi_201602.$C$3:.$C$32]) + SUMPRODUCT([Thong_Tin_Ngay_Nghi_201603.$B$3:.$B$34]=[.$B11];[Thong_Tin_Ngay_Nghi_201603.$C$3:.$C$34])" office:value-type="float" office:value="5">
            <text:p>5</text:p>
          </table:table-cell>
          <table:table-cell table:style-name="ce50" table:formula="of:=SUMPRODUCT([Thong_Tin_Ngay_Nghi_201601.$B$3:.$B$31]=[.$B11];[Thong_Tin_Ngay_Nghi_201601.$C$3:.$C$31])+SUMPRODUCT([Thong_Tin_Ngay_Nghi_201602.$B$3:.$B$32]=[.$B11];[Thong_Tin_Ngay_Nghi_201602.$C$3:.$C$32]) + SUMPRODUCT([Thong_Tin_Ngay_Nghi_201603.$B$3:.$B$34]=[.$B11];[Thong_Tin_Ngay_Nghi_201603.$C$3:.$C$34]) + SUMPRODUCT([Thong_Tin_Ngay_Nghi_201604.$B$3:.$B$35]=[.$B11];[Thong_Tin_Ngay_Nghi_201604.$C$3:.$C$35]) + SUMPRODUCT([Thong_Tin_Ngay_Nghi_201605.$B$3:.$B$34]=[.$B11];[Thong_Tin_Ngay_Nghi_201605.$C$3:.$C$34]) + SUMPRODUCT([Thong_Tin_Ngay_Nghi_201606.$B$3:.$B$33]=[.$B11];[Thong_Tin_Ngay_Nghi_201606.$C$3:.$C$33]) + SUMPRODUCT([Thong_Tin_Ngay_Nghi_201607.$B$3:.$B$39]=[.$B11];[Thong_Tin_Ngay_Nghi_201607.$C$3:.$C$39]) + SUMPRODUCT([Thong_Tin_Ngay_Nghi_201608.$B$3:.$B$42]=[.$B11];[Thong_Tin_Ngay_Nghi_201608.$C$3:.$C$42]) + SUMPRODUCT([Thong_Tin_Ngay_Nghi_201609.$B$3:.$B$48]=[.$B11];[Thong_Tin_Ngay_Nghi_201609.$C$3:.$C$48]) + SUMPRODUCT([Thong_Tin_Ngay_Nghi_201610.$B$3:.$B$57]=[.$B11];[Thong_Tin_Ngay_Nghi_201610.$C$3:.$C$57]) +  SUMPRODUCT([Thong_Tin_Ngay_Nghi_201611.$B$3:.$B$57]=[.$B11];[Thong_Tin_Ngay_Nghi_201611.$C$3:.$C$57]) + SUMPRODUCT([Thong_Tin_Ngay_Nghi_201612.$B$3:.$B$71]=[.$B11];[Thong_Tin_Ngay_Nghi_201612.$C$3:.$C$71])" office:value-type="float" office:value="13">
            <text:p>13</text:p>
          </table:table-cell>
          <table:table-cell table:style-name="ce45" table:formula="of:=IF(DATE(YEAR([.E11]);MONTH([.E11]);DAY([.E11]))&lt;=DATE(YEAR([.E11]);3;31); [.C11]-[.G11] + [.F11]; IF([.G11]-[.C11]&lt;0;[.G11] + [.F11] -[.H11];[.F11]+[.C11]-[.H11]))" office:value-type="float" office:value="3">
            <text:p>3</text:p>
          </table:table-cell>
          <table:table-cell table:style-name="ce45" office:value-type="float" office:value="2">
            <office:annotation draw:style-name="gr2" draw:text-style-name="P1" svg:width="1.1413in" svg:height="0.5457in" svg:x="9.1976in" svg:y="2.6004in" draw:caption-point-x="-0.2402in" draw:caption-point-y="0.6209in">
              <dc:date>2016-05-09T00:00:00</dc:date>
              <text:p text:style-name="P1"><text:span text:style-name="T1">Ngày phép được <text:s/>extend tới 31/5/2016</text:span></text:p>
            </office:annotation>
            <text:p>2</text:p>
          </table:table-cell>
          <table:table-cell table:style-name="ce45"/>
          <table:table-cell table:style-name="ce45" table:formula="of:=[.I11]+[.K11] +[.J11]" office:value-type="float" office:value="5">
            <text:p>5</text:p>
          </table:table-cell>
          <table:table-cell table:style-name="ce53" office:value-type="string">
            <text:p>- Extend 2 ngày phép của năm 2015 tới ngày 31/5/2016</text:p>
          </table:table-cell>
        </table:table-row>
        <table:table-row table:style-name="ro12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2-29">
            <text:p>02/29/16</text:p>
          </table:table-cell>
          <table:table-cell table:style-name="ce46" table:formula="of:=IF(YEAR(NOW())&gt;YEAR([.D12]);DATE(YEAR([.D12]);12;31);NOW())" office:value-type="date" office:date-value="2016-12-12T09:26:21.14">
            <text:p>12/12/16</text:p>
          </table:table-cell>
          <table:table-cell table:style-name="ce47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9">
            <text:p>9</text:p>
          </table:table-cell>
          <table:table-cell table:style-name="ce50" table:formula="of:=SUMPRODUCT([Thong_Tin_Ngay_Nghi_201601.$B$3:.$B$31]=[.$B12];[Thong_Tin_Ngay_Nghi_201601.$C$3:.$C$31])+SUMPRODUCT([Thong_Tin_Ngay_Nghi_201602.$B$3:.$B$32]=[.$B12];[Thong_Tin_Ngay_Nghi_201602.$C$3:.$C$32]) + SUMPRODUCT([Thong_Tin_Ngay_Nghi_201603.$B$3:.$B$34]=[.$B12];[Thong_Tin_Ngay_Nghi_201603.$C$3:.$C$34])" office:value-type="float" office:value="0">
            <text:p>0</text:p>
          </table:table-cell>
          <table:table-cell table:style-name="ce50" table:formula="of:=SUMPRODUCT([Thong_Tin_Ngay_Nghi_201601.$B$3:.$B$31]=[.$B12];[Thong_Tin_Ngay_Nghi_201601.$C$3:.$C$31])+SUMPRODUCT([Thong_Tin_Ngay_Nghi_201602.$B$3:.$B$32]=[.$B12];[Thong_Tin_Ngay_Nghi_201602.$C$3:.$C$32]) + SUMPRODUCT([Thong_Tin_Ngay_Nghi_201603.$B$3:.$B$34]=[.$B12];[Thong_Tin_Ngay_Nghi_201603.$C$3:.$C$34]) + SUMPRODUCT([Thong_Tin_Ngay_Nghi_201604.$B$3:.$B$35]=[.$B12];[Thong_Tin_Ngay_Nghi_201604.$C$3:.$C$35]) + SUMPRODUCT([Thong_Tin_Ngay_Nghi_201605.$B$3:.$B$34]=[.$B12];[Thong_Tin_Ngay_Nghi_201605.$C$3:.$C$34]) + SUMPRODUCT([Thong_Tin_Ngay_Nghi_201606.$B$3:.$B$33]=[.$B12];[Thong_Tin_Ngay_Nghi_201606.$C$3:.$C$33]) + SUMPRODUCT([Thong_Tin_Ngay_Nghi_201607.$B$3:.$B$39]=[.$B12];[Thong_Tin_Ngay_Nghi_201607.$C$3:.$C$39]) + SUMPRODUCT([Thong_Tin_Ngay_Nghi_201608.$B$3:.$B$42]=[.$B12];[Thong_Tin_Ngay_Nghi_201608.$C$3:.$C$42]) + SUMPRODUCT([Thong_Tin_Ngay_Nghi_201609.$B$3:.$B$48]=[.$B12];[Thong_Tin_Ngay_Nghi_201609.$C$3:.$C$48]) + SUMPRODUCT([Thong_Tin_Ngay_Nghi_201610.$B$3:.$B$57]=[.$B12];[Thong_Tin_Ngay_Nghi_201610.$C$3:.$C$57]) +  SUMPRODUCT([Thong_Tin_Ngay_Nghi_201611.$B$3:.$B$57]=[.$B12];[Thong_Tin_Ngay_Nghi_201611.$C$3:.$C$57]) + SUMPRODUCT([Thong_Tin_Ngay_Nghi_201612.$B$3:.$B$71]=[.$B12];[Thong_Tin_Ngay_Nghi_201612.$C$3:.$C$71])" office:value-type="float" office:value="9.5">
            <text:p>9.5</text:p>
          </table:table-cell>
          <table:table-cell table:style-name="ce45" table:formula="of:=IF(DATE(YEAR([.E12]);MONTH([.E12]);DAY([.E12]))&lt;=DATE(YEAR([.E12]);3;31); [.C12]-[.G12] + [.F12]; IF([.G12]-[.C12]&lt;0;[.G12] + [.F12] -[.H12];[.F12]+[.C12]-[.H12]))" office:value-type="float" office:value="-0.5">
            <text:p>-0.5</text:p>
          </table:table-cell>
          <table:table-cell table:style-name="ce45"/>
          <table:table-cell table:style-name="ce45" office:value-type="float" office:value="0.5">
            <text:p>0.5</text:p>
          </table:table-cell>
          <table:table-cell table:style-name="ce45" table:formula="of:=[.I12]+[.K12] +[.J12]" office:value-type="float" office:value="0">
            <text:p>0</text:p>
          </table:table-cell>
          <table:table-cell table:style-name="ce53" office:value-type="string">
            <text:p>Những ngày nghỉ đã trừ vào lương:</text:p>
            <text:p>- Tháng 4, trừ 0.5 ngày</text:p>
            <text:p>=&gt; Ko trừ vào ngày phép nữa</text:p>
          </table:table-cell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DucHV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10-10">
            <text:p>10/10/16</text:p>
          </table:table-cell>
          <table:table-cell table:style-name="ce46" table:formula="of:=IF(YEAR(NOW())&gt;YEAR([.D13]);DATE(YEAR([.D13]);12;31);NOW())" office:value-type="date" office:date-value="2016-12-12T09:26:21.15">
            <text:p>12/12/16</text:p>
          </table:table-cell>
          <table:table-cell table:style-name="ce47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2">
            <text:p>2</text:p>
          </table:table-cell>
          <table:table-cell table:style-name="ce50" table:formula="of:=SUMPRODUCT([Thong_Tin_Ngay_Nghi_201601.$B$3:.$B$31]=[.$B13];[Thong_Tin_Ngay_Nghi_201601.$C$3:.$C$31])+SUMPRODUCT([Thong_Tin_Ngay_Nghi_201602.$B$3:.$B$32]=[.$B13];[Thong_Tin_Ngay_Nghi_201602.$C$3:.$C$32]) + SUMPRODUCT([Thong_Tin_Ngay_Nghi_201603.$B$3:.$B$34]=[.$B13];[Thong_Tin_Ngay_Nghi_201603.$C$3:.$C$34])" office:value-type="float" office:value="0">
            <text:p>0</text:p>
          </table:table-cell>
          <table:table-cell table:style-name="ce50" table:formula="of:=SUMPRODUCT([Thong_Tin_Ngay_Nghi_201601.$B$3:.$B$31]=[.$B13];[Thong_Tin_Ngay_Nghi_201601.$C$3:.$C$31])+SUMPRODUCT([Thong_Tin_Ngay_Nghi_201602.$B$3:.$B$32]=[.$B13];[Thong_Tin_Ngay_Nghi_201602.$C$3:.$C$32]) + SUMPRODUCT([Thong_Tin_Ngay_Nghi_201603.$B$3:.$B$34]=[.$B13];[Thong_Tin_Ngay_Nghi_201603.$C$3:.$C$34]) + SUMPRODUCT([Thong_Tin_Ngay_Nghi_201604.$B$3:.$B$35]=[.$B13];[Thong_Tin_Ngay_Nghi_201604.$C$3:.$C$35]) + SUMPRODUCT([Thong_Tin_Ngay_Nghi_201605.$B$3:.$B$34]=[.$B13];[Thong_Tin_Ngay_Nghi_201605.$C$3:.$C$34]) + SUMPRODUCT([Thong_Tin_Ngay_Nghi_201606.$B$3:.$B$33]=[.$B13];[Thong_Tin_Ngay_Nghi_201606.$C$3:.$C$33]) + SUMPRODUCT([Thong_Tin_Ngay_Nghi_201607.$B$3:.$B$39]=[.$B13];[Thong_Tin_Ngay_Nghi_201607.$C$3:.$C$39]) + SUMPRODUCT([Thong_Tin_Ngay_Nghi_201608.$B$3:.$B$42]=[.$B13];[Thong_Tin_Ngay_Nghi_201608.$C$3:.$C$42]) + SUMPRODUCT([Thong_Tin_Ngay_Nghi_201609.$B$3:.$B$48]=[.$B13];[Thong_Tin_Ngay_Nghi_201609.$C$3:.$C$48]) + SUMPRODUCT([Thong_Tin_Ngay_Nghi_201610.$B$3:.$B$57]=[.$B13];[Thong_Tin_Ngay_Nghi_201610.$C$3:.$C$57]) +  SUMPRODUCT([Thong_Tin_Ngay_Nghi_201611.$B$3:.$B$57]=[.$B13];[Thong_Tin_Ngay_Nghi_201611.$C$3:.$C$57]) + SUMPRODUCT([Thong_Tin_Ngay_Nghi_201612.$B$3:.$B$71]=[.$B13];[Thong_Tin_Ngay_Nghi_201612.$C$3:.$C$71])" office:value-type="float" office:value="0">
            <text:p>0</text:p>
          </table:table-cell>
          <table:table-cell table:style-name="ce45" table:formula="of:=IF(DATE(YEAR([.E13]);MONTH([.E13]);DAY([.E13]))&lt;=DATE(YEAR([.E13]);3;31); [.C13]-[.G13] + [.F13]; IF([.G13]-[.C13]&lt;0;[.G13] + [.F13] -[.H13];[.F13]+[.C13]-[.H13]))" office:value-type="float" office:value="2">
            <text:p>2</text:p>
          </table:table-cell>
          <table:table-cell table:number-columns-repeated="2" table:style-name="ce45"/>
          <table:table-cell table:style-name="ce45" table:formula="of:=[.I13]+[.K13] +[.J13]" office:value-type="float" office:value="2">
            <text:p>2</text:p>
          </table:table-cell>
          <table:table-cell table:style-name="ce53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GiauNV</text:p>
          </table:table-cell>
          <table:table-cell table:style-name="ce45" office:value-type="float" office:value="4">
            <text:p>4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4]);DATE(YEAR([.D14]);12;31);NOW())" office:value-type="date" office:date-value="2016-12-12T09:26:21.15">
            <text:p>12/12/16</text:p>
          </table:table-cell>
          <table:table-cell table:style-name="ce47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11">
            <text:p>11</text:p>
          </table:table-cell>
          <table:table-cell table:style-name="ce50" table:formula="of:=SUMPRODUCT([Thong_Tin_Ngay_Nghi_201601.$B$3:.$B$31]=[.$B14];[Thong_Tin_Ngay_Nghi_201601.$C$3:.$C$31])+SUMPRODUCT([Thong_Tin_Ngay_Nghi_201602.$B$3:.$B$32]=[.$B14];[Thong_Tin_Ngay_Nghi_201602.$C$3:.$C$32]) + SUMPRODUCT([Thong_Tin_Ngay_Nghi_201603.$B$3:.$B$34]=[.$B14];[Thong_Tin_Ngay_Nghi_201603.$C$3:.$C$34])" office:value-type="float" office:value="3">
            <text:p>3</text:p>
          </table:table-cell>
          <table:table-cell table:style-name="ce50" table:formula="of:=SUMPRODUCT([Thong_Tin_Ngay_Nghi_201601.$B$3:.$B$31]=[.$B14];[Thong_Tin_Ngay_Nghi_201601.$C$3:.$C$31])+SUMPRODUCT([Thong_Tin_Ngay_Nghi_201602.$B$3:.$B$32]=[.$B14];[Thong_Tin_Ngay_Nghi_201602.$C$3:.$C$32]) + SUMPRODUCT([Thong_Tin_Ngay_Nghi_201603.$B$3:.$B$34]=[.$B14];[Thong_Tin_Ngay_Nghi_201603.$C$3:.$C$34]) + SUMPRODUCT([Thong_Tin_Ngay_Nghi_201604.$B$3:.$B$35]=[.$B14];[Thong_Tin_Ngay_Nghi_201604.$C$3:.$C$35]) + SUMPRODUCT([Thong_Tin_Ngay_Nghi_201605.$B$3:.$B$34]=[.$B14];[Thong_Tin_Ngay_Nghi_201605.$C$3:.$C$34]) + SUMPRODUCT([Thong_Tin_Ngay_Nghi_201606.$B$3:.$B$33]=[.$B14];[Thong_Tin_Ngay_Nghi_201606.$C$3:.$C$33]) + SUMPRODUCT([Thong_Tin_Ngay_Nghi_201607.$B$3:.$B$39]=[.$B14];[Thong_Tin_Ngay_Nghi_201607.$C$3:.$C$39]) + SUMPRODUCT([Thong_Tin_Ngay_Nghi_201608.$B$3:.$B$42]=[.$B14];[Thong_Tin_Ngay_Nghi_201608.$C$3:.$C$42]) + SUMPRODUCT([Thong_Tin_Ngay_Nghi_201609.$B$3:.$B$48]=[.$B14];[Thong_Tin_Ngay_Nghi_201609.$C$3:.$C$48]) + SUMPRODUCT([Thong_Tin_Ngay_Nghi_201610.$B$3:.$B$57]=[.$B14];[Thong_Tin_Ngay_Nghi_201610.$C$3:.$C$57]) +  SUMPRODUCT([Thong_Tin_Ngay_Nghi_201611.$B$3:.$B$57]=[.$B14];[Thong_Tin_Ngay_Nghi_201611.$C$3:.$C$57]) + SUMPRODUCT([Thong_Tin_Ngay_Nghi_201612.$B$3:.$B$71]=[.$B14];[Thong_Tin_Ngay_Nghi_201612.$C$3:.$C$71])" office:value-type="float" office:value="14">
            <text:p>14</text:p>
          </table:table-cell>
          <table:table-cell table:style-name="ce45" table:formula="of:=IF(DATE(YEAR([.E14]);MONTH([.E14]);DAY([.E14]))&lt;=DATE(YEAR([.E14]);3;31); [.C14]-[.G14] + [.F14]; IF([.G14]-[.C14]&lt;0;[.G14] + [.F14] -[.H14];[.F14]+[.C14]-[.H14]))" office:value-type="float" office:value="0">
            <text:p>0</text:p>
          </table:table-cell>
          <table:table-cell table:number-columns-repeated="2" table:style-name="ce45"/>
          <table:table-cell table:style-name="ce45" table:formula="of:=[.I14]+[.K14] +[.J14]" office:value-type="float" office:value="0">
            <text:p>0</text:p>
          </table:table-cell>
          <table:table-cell table:style-name="ce53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2" office:value-type="string">
            <text:p>HaTH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5]);DATE(YEAR([.D15]);12;31);NOW())" office:value-type="date" office:date-value="2016-12-12T09:26:21.15">
            <text:p>12/12/16</text:p>
          </table:table-cell>
          <table:table-cell table:style-name="ce47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11">
            <text:p>11</text:p>
          </table:table-cell>
          <table:table-cell table:style-name="ce50" table:formula="of:=SUMPRODUCT([Thong_Tin_Ngay_Nghi_201601.$B$3:.$B$31]=[.$B15];[Thong_Tin_Ngay_Nghi_201601.$C$3:.$C$31])+SUMPRODUCT([Thong_Tin_Ngay_Nghi_201602.$B$3:.$B$32]=[.$B15];[Thong_Tin_Ngay_Nghi_201602.$C$3:.$C$32]) + SUMPRODUCT([Thong_Tin_Ngay_Nghi_201603.$B$3:.$B$34]=[.$B15];[Thong_Tin_Ngay_Nghi_201603.$C$3:.$C$34])" office:value-type="float" office:value="5.5">
            <text:p>5.5</text:p>
          </table:table-cell>
          <table:table-cell table:style-name="ce50" table:formula="of:=SUMPRODUCT([Thong_Tin_Ngay_Nghi_201601.$B$3:.$B$31]=[.$B15];[Thong_Tin_Ngay_Nghi_201601.$C$3:.$C$31])+SUMPRODUCT([Thong_Tin_Ngay_Nghi_201602.$B$3:.$B$32]=[.$B15];[Thong_Tin_Ngay_Nghi_201602.$C$3:.$C$32]) + SUMPRODUCT([Thong_Tin_Ngay_Nghi_201603.$B$3:.$B$34]=[.$B15];[Thong_Tin_Ngay_Nghi_201603.$C$3:.$C$34]) + SUMPRODUCT([Thong_Tin_Ngay_Nghi_201604.$B$3:.$B$35]=[.$B15];[Thong_Tin_Ngay_Nghi_201604.$C$3:.$C$35]) + SUMPRODUCT([Thong_Tin_Ngay_Nghi_201605.$B$3:.$B$34]=[.$B15];[Thong_Tin_Ngay_Nghi_201605.$C$3:.$C$34]) + SUMPRODUCT([Thong_Tin_Ngay_Nghi_201606.$B$3:.$B$33]=[.$B15];[Thong_Tin_Ngay_Nghi_201606.$C$3:.$C$33]) + SUMPRODUCT([Thong_Tin_Ngay_Nghi_201607.$B$3:.$B$39]=[.$B15];[Thong_Tin_Ngay_Nghi_201607.$C$3:.$C$39]) + SUMPRODUCT([Thong_Tin_Ngay_Nghi_201608.$B$3:.$B$42]=[.$B15];[Thong_Tin_Ngay_Nghi_201608.$C$3:.$C$42]) + SUMPRODUCT([Thong_Tin_Ngay_Nghi_201609.$B$3:.$B$48]=[.$B15];[Thong_Tin_Ngay_Nghi_201609.$C$3:.$C$48]) + SUMPRODUCT([Thong_Tin_Ngay_Nghi_201610.$B$3:.$B$57]=[.$B15];[Thong_Tin_Ngay_Nghi_201610.$C$3:.$C$57]) +  SUMPRODUCT([Thong_Tin_Ngay_Nghi_201611.$B$3:.$B$57]=[.$B15];[Thong_Tin_Ngay_Nghi_201611.$C$3:.$C$57]) + SUMPRODUCT([Thong_Tin_Ngay_Nghi_201612.$B$3:.$B$71]=[.$B15];[Thong_Tin_Ngay_Nghi_201612.$C$3:.$C$71])" office:value-type="float" office:value="13.5">
            <text:p>13.5</text:p>
          </table:table-cell>
          <table:table-cell table:style-name="ce45" table:formula="of:=IF(DATE(YEAR([.E15]);MONTH([.E15]);DAY([.E15]))&lt;=DATE(YEAR([.E15]);3;31); [.C15]-[.G15] + [.F15]; IF([.G15]-[.C15]&lt;0;[.G15] + [.F15] -[.H15];[.F15]+[.C15]-[.H15]))" office:value-type="float" office:value="3">
            <text:p>3</text:p>
          </table:table-cell>
          <table:table-cell table:number-columns-repeated="2" table:style-name="ce45"/>
          <table:table-cell table:style-name="ce45" table:formula="of:=[.I15]+[.K15] +[.J15]" office:value-type="float" office:value="3">
            <text:p>3</text:p>
          </table:table-cell>
          <table:table-cell table:style-name="ce53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aT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12-05">
            <text:p>12/05/16</text:p>
          </table:table-cell>
          <table:table-cell table:style-name="ce46" table:formula="of:=IF(YEAR(NOW())&gt;YEAR([.D16]);DATE(YEAR([.D16]);12;31);NOW())" office:value-type="date" office:date-value="2016-12-12T09:26:21.15">
            <text:p>12/12/16</text:p>
          </table:table-cell>
          <table:table-cell table:style-name="ce47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0">
            <text:p>0</text:p>
          </table:table-cell>
          <table:table-cell table:style-name="ce50" table:formula="of:=SUMPRODUCT([Thong_Tin_Ngay_Nghi_201601.$B$3:.$B$31]=[.$B16];[Thong_Tin_Ngay_Nghi_201601.$C$3:.$C$31])+SUMPRODUCT([Thong_Tin_Ngay_Nghi_201602.$B$3:.$B$32]=[.$B16];[Thong_Tin_Ngay_Nghi_201602.$C$3:.$C$32]) + SUMPRODUCT([Thong_Tin_Ngay_Nghi_201603.$B$3:.$B$34]=[.$B16];[Thong_Tin_Ngay_Nghi_201603.$C$3:.$C$34])" office:value-type="float" office:value="0">
            <text:p>0</text:p>
          </table:table-cell>
          <table:table-cell table:style-name="ce50" table:formula="of:=SUMPRODUCT([Thong_Tin_Ngay_Nghi_201601.$B$3:.$B$31]=[.$B16];[Thong_Tin_Ngay_Nghi_201601.$C$3:.$C$31])+SUMPRODUCT([Thong_Tin_Ngay_Nghi_201602.$B$3:.$B$32]=[.$B16];[Thong_Tin_Ngay_Nghi_201602.$C$3:.$C$32]) + SUMPRODUCT([Thong_Tin_Ngay_Nghi_201603.$B$3:.$B$34]=[.$B16];[Thong_Tin_Ngay_Nghi_201603.$C$3:.$C$34]) + SUMPRODUCT([Thong_Tin_Ngay_Nghi_201604.$B$3:.$B$35]=[.$B16];[Thong_Tin_Ngay_Nghi_201604.$C$3:.$C$35]) + SUMPRODUCT([Thong_Tin_Ngay_Nghi_201605.$B$3:.$B$34]=[.$B16];[Thong_Tin_Ngay_Nghi_201605.$C$3:.$C$34]) + SUMPRODUCT([Thong_Tin_Ngay_Nghi_201606.$B$3:.$B$33]=[.$B16];[Thong_Tin_Ngay_Nghi_201606.$C$3:.$C$33]) + SUMPRODUCT([Thong_Tin_Ngay_Nghi_201607.$B$3:.$B$39]=[.$B16];[Thong_Tin_Ngay_Nghi_201607.$C$3:.$C$39]) + SUMPRODUCT([Thong_Tin_Ngay_Nghi_201608.$B$3:.$B$42]=[.$B16];[Thong_Tin_Ngay_Nghi_201608.$C$3:.$C$42]) + SUMPRODUCT([Thong_Tin_Ngay_Nghi_201609.$B$3:.$B$48]=[.$B16];[Thong_Tin_Ngay_Nghi_201609.$C$3:.$C$48]) + SUMPRODUCT([Thong_Tin_Ngay_Nghi_201610.$B$3:.$B$57]=[.$B16];[Thong_Tin_Ngay_Nghi_201610.$C$3:.$C$57]) +  SUMPRODUCT([Thong_Tin_Ngay_Nghi_201611.$B$3:.$B$57]=[.$B16];[Thong_Tin_Ngay_Nghi_201611.$C$3:.$C$57]) + SUMPRODUCT([Thong_Tin_Ngay_Nghi_201612.$B$3:.$B$71]=[.$B16];[Thong_Tin_Ngay_Nghi_201612.$C$3:.$C$71])" office:value-type="float" office:value="0">
            <text:p>0</text:p>
          </table:table-cell>
          <table:table-cell table:style-name="ce45" table:formula="of:=IF(DATE(YEAR([.E16]);MONTH([.E16]);DAY([.E16]))&lt;=DATE(YEAR([.E16]);3;31); [.C16]-[.G16] + [.F16]; IF([.G16]-[.C16]&lt;0;[.G16] + [.F16] -[.H16];[.F16]+[.C16]-[.H16]))" office:value-type="float" office:value="0">
            <text:p>0</text:p>
          </table:table-cell>
          <table:table-cell table:number-columns-repeated="2" table:style-name="ce45"/>
          <table:table-cell table:style-name="ce45" table:formula="of:=[.I16]+[.K16] +[.J16]" office:value-type="float" office:value="0">
            <text:p>0</text:p>
          </table:table-cell>
          <table:table-cell table:style-name="ce53"/>
        </table:table-row>
        <table:table-row table:style-name="ro13">
          <table:table-cell table:style-name="ce40" office:value-type="float" office:value="11">
            <text:p>11</text:p>
          </table:table-cell>
          <table:table-cell table:style-name="ce42" office:value-type="string">
            <text:p>HaiNM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7]);DATE(YEAR([.D17]);12;31);NOW())" office:value-type="date" office:date-value="2016-12-12T09:26:21.16">
            <text:p>12/12/16</text:p>
          </table:table-cell>
          <table:table-cell table:style-name="ce47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11">
            <text:p>11</text:p>
          </table:table-cell>
          <table:table-cell table:style-name="ce50" table:formula="of:=SUMPRODUCT([Thong_Tin_Ngay_Nghi_201601.$B$3:.$B$31]=[.$B17];[Thong_Tin_Ngay_Nghi_201601.$C$3:.$C$31])+SUMPRODUCT([Thong_Tin_Ngay_Nghi_201602.$B$3:.$B$32]=[.$B17];[Thong_Tin_Ngay_Nghi_201602.$C$3:.$C$32]) + SUMPRODUCT([Thong_Tin_Ngay_Nghi_201603.$B$3:.$B$34]=[.$B17];[Thong_Tin_Ngay_Nghi_201603.$C$3:.$C$34])" office:value-type="float" office:value="6">
            <text:p>6</text:p>
          </table:table-cell>
          <table:table-cell table:style-name="ce50" table:formula="of:=SUMPRODUCT([Thong_Tin_Ngay_Nghi_201601.$B$3:.$B$31]=[.$B17];[Thong_Tin_Ngay_Nghi_201601.$C$3:.$C$31])+SUMPRODUCT([Thong_Tin_Ngay_Nghi_201602.$B$3:.$B$32]=[.$B17];[Thong_Tin_Ngay_Nghi_201602.$C$3:.$C$32]) + SUMPRODUCT([Thong_Tin_Ngay_Nghi_201603.$B$3:.$B$34]=[.$B17];[Thong_Tin_Ngay_Nghi_201603.$C$3:.$C$34]) + SUMPRODUCT([Thong_Tin_Ngay_Nghi_201604.$B$3:.$B$35]=[.$B17];[Thong_Tin_Ngay_Nghi_201604.$C$3:.$C$35]) + SUMPRODUCT([Thong_Tin_Ngay_Nghi_201605.$B$3:.$B$34]=[.$B17];[Thong_Tin_Ngay_Nghi_201605.$C$3:.$C$34]) + SUMPRODUCT([Thong_Tin_Ngay_Nghi_201606.$B$3:.$B$33]=[.$B17];[Thong_Tin_Ngay_Nghi_201606.$C$3:.$C$33]) + SUMPRODUCT([Thong_Tin_Ngay_Nghi_201607.$B$3:.$B$39]=[.$B17];[Thong_Tin_Ngay_Nghi_201607.$C$3:.$C$39]) + SUMPRODUCT([Thong_Tin_Ngay_Nghi_201608.$B$3:.$B$42]=[.$B17];[Thong_Tin_Ngay_Nghi_201608.$C$3:.$C$42]) + SUMPRODUCT([Thong_Tin_Ngay_Nghi_201609.$B$3:.$B$48]=[.$B17];[Thong_Tin_Ngay_Nghi_201609.$C$3:.$C$48]) + SUMPRODUCT([Thong_Tin_Ngay_Nghi_201610.$B$3:.$B$57]=[.$B17];[Thong_Tin_Ngay_Nghi_201610.$C$3:.$C$57]) +  SUMPRODUCT([Thong_Tin_Ngay_Nghi_201611.$B$3:.$B$57]=[.$B17];[Thong_Tin_Ngay_Nghi_201611.$C$3:.$C$57]) + SUMPRODUCT([Thong_Tin_Ngay_Nghi_201612.$B$3:.$B$71]=[.$B17];[Thong_Tin_Ngay_Nghi_201612.$C$3:.$C$71])" office:value-type="float" office:value="25">
            <text:p>25</text:p>
          </table:table-cell>
          <table:table-cell table:style-name="ce45" table:formula="of:=IF(DATE(YEAR([.E17]);MONTH([.E17]);DAY([.E17]))&lt;=DATE(YEAR([.E17]);3;31); [.C17]-[.G17] + [.F17]; IF([.G17]-[.C17]&lt;0;[.G17] + [.F17] -[.H17];[.F17]+[.C17]-[.H17]))" office:value-type="float" office:value="-14">
            <text:p>-14</text:p>
          </table:table-cell>
          <table:table-cell table:style-name="ce45"/>
          <table:table-cell table:style-name="ce45" table:formula="of:=2+1.5+5+2+3" office:value-type="float" office:value="13.5">
            <text:p>13.5</text:p>
          </table:table-cell>
          <table:table-cell table:style-name="ce45" table:formula="of:=[.I17]+[.K17] +[.J17]" office:value-type="float" office:value="-0.5">
            <text:p>-0.5</text:p>
          </table:table-cell>
          <table:table-cell table:style-name="ce53" office:value-type="string">
            <text:p>Những ngày nghỉ đã trừ vào lương:</text:p>
            <text:p>- Tháng 1, trừ 2 ngày</text:p>
            <text:p>- Tháng 2, trừ 1.5 ngày</text:p>
            <text:p>- Tháng 6, trừ 5 ngày</text:p>
            <text:p>- Tháng 9, trừ 2 ngày</text:p>
            <text:p>- Tháng 10, trừ 3 ngày</text:p>
            <text:p>=&gt; Ko trừ vào ngày phép nữa</text:p>
          </table:table-cell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aiPV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10-03">
            <text:p>10/03/16</text:p>
          </table:table-cell>
          <table:table-cell table:style-name="ce46" table:formula="of:=IF(YEAR(NOW())&gt;YEAR([.D18]);DATE(YEAR([.D18]);12;31);NOW())" office:value-type="date" office:date-value="2016-12-12T09:26:21.16">
            <text:p>12/12/16</text:p>
          </table:table-cell>
          <table:table-cell table:style-name="ce47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2">
            <text:p>2</text:p>
          </table:table-cell>
          <table:table-cell table:style-name="ce50" table:formula="of:=SUMPRODUCT([Thong_Tin_Ngay_Nghi_201601.$B$3:.$B$31]=[.$B18];[Thong_Tin_Ngay_Nghi_201601.$C$3:.$C$31])+SUMPRODUCT([Thong_Tin_Ngay_Nghi_201602.$B$3:.$B$32]=[.$B18];[Thong_Tin_Ngay_Nghi_201602.$C$3:.$C$32]) + SUMPRODUCT([Thong_Tin_Ngay_Nghi_201603.$B$3:.$B$34]=[.$B18];[Thong_Tin_Ngay_Nghi_201603.$C$3:.$C$34])" office:value-type="float" office:value="0">
            <text:p>0</text:p>
          </table:table-cell>
          <table:table-cell table:style-name="ce50" table:formula="of:=SUMPRODUCT([Thong_Tin_Ngay_Nghi_201601.$B$3:.$B$31]=[.$B18];[Thong_Tin_Ngay_Nghi_201601.$C$3:.$C$31])+SUMPRODUCT([Thong_Tin_Ngay_Nghi_201602.$B$3:.$B$32]=[.$B18];[Thong_Tin_Ngay_Nghi_201602.$C$3:.$C$32]) + SUMPRODUCT([Thong_Tin_Ngay_Nghi_201603.$B$3:.$B$34]=[.$B18];[Thong_Tin_Ngay_Nghi_201603.$C$3:.$C$34]) + SUMPRODUCT([Thong_Tin_Ngay_Nghi_201604.$B$3:.$B$35]=[.$B18];[Thong_Tin_Ngay_Nghi_201604.$C$3:.$C$35]) + SUMPRODUCT([Thong_Tin_Ngay_Nghi_201605.$B$3:.$B$34]=[.$B18];[Thong_Tin_Ngay_Nghi_201605.$C$3:.$C$34]) + SUMPRODUCT([Thong_Tin_Ngay_Nghi_201606.$B$3:.$B$33]=[.$B18];[Thong_Tin_Ngay_Nghi_201606.$C$3:.$C$33]) + SUMPRODUCT([Thong_Tin_Ngay_Nghi_201607.$B$3:.$B$39]=[.$B18];[Thong_Tin_Ngay_Nghi_201607.$C$3:.$C$39]) + SUMPRODUCT([Thong_Tin_Ngay_Nghi_201608.$B$3:.$B$42]=[.$B18];[Thong_Tin_Ngay_Nghi_201608.$C$3:.$C$42]) + SUMPRODUCT([Thong_Tin_Ngay_Nghi_201609.$B$3:.$B$48]=[.$B18];[Thong_Tin_Ngay_Nghi_201609.$C$3:.$C$48]) + SUMPRODUCT([Thong_Tin_Ngay_Nghi_201610.$B$3:.$B$57]=[.$B18];[Thong_Tin_Ngay_Nghi_201610.$C$3:.$C$57]) +  SUMPRODUCT([Thong_Tin_Ngay_Nghi_201611.$B$3:.$B$57]=[.$B18];[Thong_Tin_Ngay_Nghi_201611.$C$3:.$C$57]) + SUMPRODUCT([Thong_Tin_Ngay_Nghi_201612.$B$3:.$B$71]=[.$B18];[Thong_Tin_Ngay_Nghi_201612.$C$3:.$C$71])" office:value-type="float" office:value="0.5">
            <text:p>0.5</text:p>
          </table:table-cell>
          <table:table-cell table:style-name="ce45" table:formula="of:=IF(DATE(YEAR([.E18]);MONTH([.E18]);DAY([.E18]))&lt;=DATE(YEAR([.E18]);3;31); [.C18]-[.G18] + [.F18]; IF([.G18]-[.C18]&lt;0;[.G18] + [.F18] -[.H18];[.F18]+[.C18]-[.H18]))" office:value-type="float" office:value="1.5">
            <text:p>1.5</text:p>
          </table:table-cell>
          <table:table-cell table:style-name="ce45"/>
          <table:table-cell table:style-name="ce45" office:value-type="float" office:value="0">
            <text:p>0</text:p>
          </table:table-cell>
          <table:table-cell table:style-name="ce45" table:formula="of:=[.I18]+[.K18] +[.J18]" office:value-type="float" office:value="1.5">
            <text:p>1.5</text:p>
          </table:table-cell>
          <table:table-cell table:style-name="ce53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HienNV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9]);DATE(YEAR([.D19]);12;31);NOW())" office:value-type="date" office:date-value="2016-12-12T09:26:21.16">
            <text:p>12/12/16</text:p>
          </table:table-cell>
          <table:table-cell table:style-name="ce47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11">
            <text:p>11</text:p>
          </table:table-cell>
          <table:table-cell table:style-name="ce50" table:formula="of:=SUMPRODUCT([Thong_Tin_Ngay_Nghi_201601.$B$3:.$B$31]=[.$B19];[Thong_Tin_Ngay_Nghi_201601.$C$3:.$C$31])+SUMPRODUCT([Thong_Tin_Ngay_Nghi_201602.$B$3:.$B$32]=[.$B19];[Thong_Tin_Ngay_Nghi_201602.$C$3:.$C$32]) + SUMPRODUCT([Thong_Tin_Ngay_Nghi_201603.$B$3:.$B$34]=[.$B19];[Thong_Tin_Ngay_Nghi_201603.$C$3:.$C$34])" office:value-type="float" office:value="2.5">
            <text:p>2.5</text:p>
          </table:table-cell>
          <table:table-cell table:style-name="ce50" table:formula="of:=SUMPRODUCT([Thong_Tin_Ngay_Nghi_201601.$B$3:.$B$31]=[.$B19];[Thong_Tin_Ngay_Nghi_201601.$C$3:.$C$31])+SUMPRODUCT([Thong_Tin_Ngay_Nghi_201602.$B$3:.$B$32]=[.$B19];[Thong_Tin_Ngay_Nghi_201602.$C$3:.$C$32]) + SUMPRODUCT([Thong_Tin_Ngay_Nghi_201603.$B$3:.$B$34]=[.$B19];[Thong_Tin_Ngay_Nghi_201603.$C$3:.$C$34]) + SUMPRODUCT([Thong_Tin_Ngay_Nghi_201604.$B$3:.$B$35]=[.$B19];[Thong_Tin_Ngay_Nghi_201604.$C$3:.$C$35]) + SUMPRODUCT([Thong_Tin_Ngay_Nghi_201605.$B$3:.$B$34]=[.$B19];[Thong_Tin_Ngay_Nghi_201605.$C$3:.$C$34]) + SUMPRODUCT([Thong_Tin_Ngay_Nghi_201606.$B$3:.$B$33]=[.$B19];[Thong_Tin_Ngay_Nghi_201606.$C$3:.$C$33]) + SUMPRODUCT([Thong_Tin_Ngay_Nghi_201607.$B$3:.$B$39]=[.$B19];[Thong_Tin_Ngay_Nghi_201607.$C$3:.$C$39]) + SUMPRODUCT([Thong_Tin_Ngay_Nghi_201608.$B$3:.$B$42]=[.$B19];[Thong_Tin_Ngay_Nghi_201608.$C$3:.$C$42]) + SUMPRODUCT([Thong_Tin_Ngay_Nghi_201609.$B$3:.$B$48]=[.$B19];[Thong_Tin_Ngay_Nghi_201609.$C$3:.$C$48]) + SUMPRODUCT([Thong_Tin_Ngay_Nghi_201610.$B$3:.$B$57]=[.$B19];[Thong_Tin_Ngay_Nghi_201610.$C$3:.$C$57]) +  SUMPRODUCT([Thong_Tin_Ngay_Nghi_201611.$B$3:.$B$57]=[.$B19];[Thong_Tin_Ngay_Nghi_201611.$C$3:.$C$57]) + SUMPRODUCT([Thong_Tin_Ngay_Nghi_201612.$B$3:.$B$71]=[.$B19];[Thong_Tin_Ngay_Nghi_201612.$C$3:.$C$71])" office:value-type="float" office:value="21.5">
            <text:p>21.5</text:p>
          </table:table-cell>
          <table:table-cell table:style-name="ce45" table:formula="of:=IF(DATE(YEAR([.E19]);MONTH([.E19]);DAY([.E19]))&lt;=DATE(YEAR([.E19]);3;31); [.C19]-[.G19] + [.F19]; IF([.G19]-[.C19]&lt;0;[.G19] + [.F19] -[.H19];[.F19]+[.C19]-[.H19]))" office:value-type="float" office:value="-10.5">
            <text:p>-10.5</text:p>
          </table:table-cell>
          <table:table-cell table:number-columns-repeated="2" table:style-name="ce45"/>
          <table:table-cell table:style-name="ce45" table:formula="of:=[.I19]+[.K19] +[.J19]" office:value-type="float" office:value="-10.5">
            <text:p>-10.5</text:p>
          </table:table-cell>
          <table:table-cell table:style-name="ce53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HieuPT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0]);DATE(YEAR([.D20]);12;31);NOW())" office:value-type="date" office:date-value="2016-12-12T09:26:21.16">
            <text:p>12/12/16</text:p>
          </table:table-cell>
          <table:table-cell table:style-name="ce47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11">
            <text:p>11</text:p>
          </table:table-cell>
          <table:table-cell table:style-name="ce50" table:formula="of:=SUMPRODUCT([Thong_Tin_Ngay_Nghi_201601.$B$3:.$B$31]=[.$B20];[Thong_Tin_Ngay_Nghi_201601.$C$3:.$C$31])+SUMPRODUCT([Thong_Tin_Ngay_Nghi_201602.$B$3:.$B$32]=[.$B20];[Thong_Tin_Ngay_Nghi_201602.$C$3:.$C$32]) + SUMPRODUCT([Thong_Tin_Ngay_Nghi_201603.$B$3:.$B$34]=[.$B20];[Thong_Tin_Ngay_Nghi_201603.$C$3:.$C$34])" office:value-type="float" office:value="5">
            <text:p>5</text:p>
          </table:table-cell>
          <table:table-cell table:style-name="ce50" table:formula="of:=SUMPRODUCT([Thong_Tin_Ngay_Nghi_201601.$B$3:.$B$31]=[.$B20];[Thong_Tin_Ngay_Nghi_201601.$C$3:.$C$31])+SUMPRODUCT([Thong_Tin_Ngay_Nghi_201602.$B$3:.$B$32]=[.$B20];[Thong_Tin_Ngay_Nghi_201602.$C$3:.$C$32]) + SUMPRODUCT([Thong_Tin_Ngay_Nghi_201603.$B$3:.$B$34]=[.$B20];[Thong_Tin_Ngay_Nghi_201603.$C$3:.$C$34]) + SUMPRODUCT([Thong_Tin_Ngay_Nghi_201604.$B$3:.$B$35]=[.$B20];[Thong_Tin_Ngay_Nghi_201604.$C$3:.$C$35]) + SUMPRODUCT([Thong_Tin_Ngay_Nghi_201605.$B$3:.$B$34]=[.$B20];[Thong_Tin_Ngay_Nghi_201605.$C$3:.$C$34]) + SUMPRODUCT([Thong_Tin_Ngay_Nghi_201606.$B$3:.$B$33]=[.$B20];[Thong_Tin_Ngay_Nghi_201606.$C$3:.$C$33]) + SUMPRODUCT([Thong_Tin_Ngay_Nghi_201607.$B$3:.$B$39]=[.$B20];[Thong_Tin_Ngay_Nghi_201607.$C$3:.$C$39]) + SUMPRODUCT([Thong_Tin_Ngay_Nghi_201608.$B$3:.$B$42]=[.$B20];[Thong_Tin_Ngay_Nghi_201608.$C$3:.$C$42]) + SUMPRODUCT([Thong_Tin_Ngay_Nghi_201609.$B$3:.$B$48]=[.$B20];[Thong_Tin_Ngay_Nghi_201609.$C$3:.$C$48]) + SUMPRODUCT([Thong_Tin_Ngay_Nghi_201610.$B$3:.$B$57]=[.$B20];[Thong_Tin_Ngay_Nghi_201610.$C$3:.$C$57]) +  SUMPRODUCT([Thong_Tin_Ngay_Nghi_201611.$B$3:.$B$57]=[.$B20];[Thong_Tin_Ngay_Nghi_201611.$C$3:.$C$57]) + SUMPRODUCT([Thong_Tin_Ngay_Nghi_201612.$B$3:.$B$71]=[.$B20];[Thong_Tin_Ngay_Nghi_201612.$C$3:.$C$71])" office:value-type="float" office:value="9.5">
            <text:p>9.5</text:p>
          </table:table-cell>
          <table:table-cell table:style-name="ce45" table:formula="of:=IF(DATE(YEAR([.E20]);MONTH([.E20]);DAY([.E20]))&lt;=DATE(YEAR([.E20]);3;31); [.C20]-[.G20] + [.F20]; IF([.G20]-[.C20]&lt;0;[.G20] + [.F20] -[.H20];[.F20]+[.C20]-[.H20]))" office:value-type="float" office:value="6.5">
            <text:p>6.5</text:p>
          </table:table-cell>
          <table:table-cell table:number-columns-repeated="2" table:style-name="ce45"/>
          <table:table-cell table:style-name="ce45" table:formula="of:=[.I20]+[.K20] +[.J20]" office:value-type="float" office:value="6.5">
            <text:p>6.5</text:p>
          </table:table-cell>
          <table:table-cell table:style-name="ce53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HiepNH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1]);DATE(YEAR([.D21]);12;31);NOW())" office:value-type="date" office:date-value="2016-12-12T09:26:21.16">
            <text:p>12/12/16</text:p>
          </table:table-cell>
          <table:table-cell table:style-name="ce47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11">
            <text:p>11</text:p>
          </table:table-cell>
          <table:table-cell table:style-name="ce50" table:formula="of:=SUMPRODUCT([Thong_Tin_Ngay_Nghi_201601.$B$3:.$B$31]=[.$B21];[Thong_Tin_Ngay_Nghi_201601.$C$3:.$C$31])+SUMPRODUCT([Thong_Tin_Ngay_Nghi_201602.$B$3:.$B$32]=[.$B21];[Thong_Tin_Ngay_Nghi_201602.$C$3:.$C$32]) + SUMPRODUCT([Thong_Tin_Ngay_Nghi_201603.$B$3:.$B$34]=[.$B21];[Thong_Tin_Ngay_Nghi_201603.$C$3:.$C$34])" office:value-type="float" office:value="6.5">
            <text:p>6.5</text:p>
          </table:table-cell>
          <table:table-cell table:style-name="ce50" table:formula="of:=SUMPRODUCT([Thong_Tin_Ngay_Nghi_201601.$B$3:.$B$31]=[.$B21];[Thong_Tin_Ngay_Nghi_201601.$C$3:.$C$31])+SUMPRODUCT([Thong_Tin_Ngay_Nghi_201602.$B$3:.$B$32]=[.$B21];[Thong_Tin_Ngay_Nghi_201602.$C$3:.$C$32]) + SUMPRODUCT([Thong_Tin_Ngay_Nghi_201603.$B$3:.$B$34]=[.$B21];[Thong_Tin_Ngay_Nghi_201603.$C$3:.$C$34]) + SUMPRODUCT([Thong_Tin_Ngay_Nghi_201604.$B$3:.$B$35]=[.$B21];[Thong_Tin_Ngay_Nghi_201604.$C$3:.$C$35]) + SUMPRODUCT([Thong_Tin_Ngay_Nghi_201605.$B$3:.$B$34]=[.$B21];[Thong_Tin_Ngay_Nghi_201605.$C$3:.$C$34]) + SUMPRODUCT([Thong_Tin_Ngay_Nghi_201606.$B$3:.$B$33]=[.$B21];[Thong_Tin_Ngay_Nghi_201606.$C$3:.$C$33]) + SUMPRODUCT([Thong_Tin_Ngay_Nghi_201607.$B$3:.$B$39]=[.$B21];[Thong_Tin_Ngay_Nghi_201607.$C$3:.$C$39]) + SUMPRODUCT([Thong_Tin_Ngay_Nghi_201608.$B$3:.$B$42]=[.$B21];[Thong_Tin_Ngay_Nghi_201608.$C$3:.$C$42]) + SUMPRODUCT([Thong_Tin_Ngay_Nghi_201609.$B$3:.$B$48]=[.$B21];[Thong_Tin_Ngay_Nghi_201609.$C$3:.$C$48]) + SUMPRODUCT([Thong_Tin_Ngay_Nghi_201610.$B$3:.$B$57]=[.$B21];[Thong_Tin_Ngay_Nghi_201610.$C$3:.$C$57]) +  SUMPRODUCT([Thong_Tin_Ngay_Nghi_201611.$B$3:.$B$57]=[.$B21];[Thong_Tin_Ngay_Nghi_201611.$C$3:.$C$57]) + SUMPRODUCT([Thong_Tin_Ngay_Nghi_201612.$B$3:.$B$71]=[.$B21];[Thong_Tin_Ngay_Nghi_201612.$C$3:.$C$71])" office:value-type="float" office:value="13.5">
            <text:p>13.5</text:p>
          </table:table-cell>
          <table:table-cell table:style-name="ce45" table:formula="of:=IF(DATE(YEAR([.E21]);MONTH([.E21]);DAY([.E21]))&lt;=DATE(YEAR([.E21]);3;31); [.C21]-[.G21] + [.F21]; IF([.G21]-[.C21]&lt;0;[.G21] + [.F21] -[.H21];[.F21]+[.C21]-[.H21]))" office:value-type="float" office:value="3">
            <text:p>3</text:p>
          </table:table-cell>
          <table:table-cell table:number-columns-repeated="2" table:style-name="ce45"/>
          <table:table-cell table:style-name="ce45" table:formula="of:=[.I21]+[.K21] +[.J21]" office:value-type="float" office:value="3">
            <text:p>3</text:p>
          </table:table-cell>
          <table:table-cell table:style-name="ce53"/>
        </table:table-row>
        <table:table-row table:style-name="ro14">
          <table:table-cell table:style-name="ce40" office:value-type="float" office:value="16">
            <text:p>16</text:p>
          </table:table-cell>
          <table:table-cell table:style-name="ce42" office:value-type="string">
            <text:p>HoangNTM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9-08">
            <text:p>09/08/16</text:p>
          </table:table-cell>
          <table:table-cell table:style-name="ce46" table:formula="of:=IF(YEAR(NOW())&gt;YEAR([.D22]);DATE(YEAR([.D22]);12;31);NOW())" office:value-type="date" office:date-value="2016-12-12T09:26:21.17">
            <text:p>12/12/16</text:p>
          </table:table-cell>
          <table:table-cell table:style-name="ce47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3">
            <text:p>3</text:p>
          </table:table-cell>
          <table:table-cell table:style-name="ce50" table:formula="of:=SUMPRODUCT([Thong_Tin_Ngay_Nghi_201601.$B$3:.$B$31]=[.$B22];[Thong_Tin_Ngay_Nghi_201601.$C$3:.$C$31])+SUMPRODUCT([Thong_Tin_Ngay_Nghi_201602.$B$3:.$B$32]=[.$B22];[Thong_Tin_Ngay_Nghi_201602.$C$3:.$C$32]) + SUMPRODUCT([Thong_Tin_Ngay_Nghi_201603.$B$3:.$B$34]=[.$B22];[Thong_Tin_Ngay_Nghi_201603.$C$3:.$C$34])" office:value-type="float" office:value="0">
            <text:p>0</text:p>
          </table:table-cell>
          <table:table-cell table:style-name="ce50" table:formula="of:=SUMPRODUCT([Thong_Tin_Ngay_Nghi_201601.$B$3:.$B$31]=[.$B22];[Thong_Tin_Ngay_Nghi_201601.$C$3:.$C$31])+SUMPRODUCT([Thong_Tin_Ngay_Nghi_201602.$B$3:.$B$32]=[.$B22];[Thong_Tin_Ngay_Nghi_201602.$C$3:.$C$32]) + SUMPRODUCT([Thong_Tin_Ngay_Nghi_201603.$B$3:.$B$34]=[.$B22];[Thong_Tin_Ngay_Nghi_201603.$C$3:.$C$34]) + SUMPRODUCT([Thong_Tin_Ngay_Nghi_201604.$B$3:.$B$35]=[.$B22];[Thong_Tin_Ngay_Nghi_201604.$C$3:.$C$35]) + SUMPRODUCT([Thong_Tin_Ngay_Nghi_201605.$B$3:.$B$34]=[.$B22];[Thong_Tin_Ngay_Nghi_201605.$C$3:.$C$34]) + SUMPRODUCT([Thong_Tin_Ngay_Nghi_201606.$B$3:.$B$33]=[.$B22];[Thong_Tin_Ngay_Nghi_201606.$C$3:.$C$33]) + SUMPRODUCT([Thong_Tin_Ngay_Nghi_201607.$B$3:.$B$39]=[.$B22];[Thong_Tin_Ngay_Nghi_201607.$C$3:.$C$39]) + SUMPRODUCT([Thong_Tin_Ngay_Nghi_201608.$B$3:.$B$42]=[.$B22];[Thong_Tin_Ngay_Nghi_201608.$C$3:.$C$42]) + SUMPRODUCT([Thong_Tin_Ngay_Nghi_201609.$B$3:.$B$48]=[.$B22];[Thong_Tin_Ngay_Nghi_201609.$C$3:.$C$48]) + SUMPRODUCT([Thong_Tin_Ngay_Nghi_201610.$B$3:.$B$57]=[.$B22];[Thong_Tin_Ngay_Nghi_201610.$C$3:.$C$57]) +  SUMPRODUCT([Thong_Tin_Ngay_Nghi_201611.$B$3:.$B$57]=[.$B22];[Thong_Tin_Ngay_Nghi_201611.$C$3:.$C$57]) + SUMPRODUCT([Thong_Tin_Ngay_Nghi_201612.$B$3:.$B$71]=[.$B22];[Thong_Tin_Ngay_Nghi_201612.$C$3:.$C$71])" office:value-type="float" office:value="10.5">
            <text:p>10.5</text:p>
          </table:table-cell>
          <table:table-cell table:style-name="ce45" table:formula="of:=IF(DATE(YEAR([.E22]);MONTH([.E22]);DAY([.E22]))&lt;=DATE(YEAR([.E22]);3;31); [.C22]-[.G22] + [.F22]; IF([.G22]-[.C22]&lt;0;[.G22] + [.F22] -[.H22];[.F22]+[.C22]-[.H22]))" office:value-type="float" office:value="-7.5">
            <text:p>-7.5</text:p>
          </table:table-cell>
          <table:table-cell table:style-name="ce45"/>
          <table:table-cell table:style-name="ce45" table:formula="of:=6.5+3" office:value-type="float" office:value="9.5">
            <text:p>9.5</text:p>
          </table:table-cell>
          <table:table-cell table:style-name="ce45" table:formula="of:=[.I22]+[.K22] +[.J22]" office:value-type="float" office:value="2">
            <text:p>2</text:p>
          </table:table-cell>
          <table:table-cell table:style-name="ce53" office:value-type="string">
            <text:p>Những ngày nghỉ đã trừ vào lương:</text:p>
            <text:p>- Tháng 9, trừ 6.5 ngày</text:p>
            <text:p>- Tháng 10, trừ 3 ngày</text:p>
            <text:p>=&gt; Ko trừ vào ngày phép nữa</text:p>
          </table:table-cell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HungLV</text:p>
          </table:table-cell>
          <table:table-cell table:style-name="ce45"/>
          <table:table-cell table:style-name="ce46" office:value-type="date" office:date-value="2016-11-07">
            <text:p>11/07/16</text:p>
          </table:table-cell>
          <table:table-cell table:style-name="ce46" table:formula="of:=IF(YEAR(NOW())&gt;YEAR([.D23]);DATE(YEAR([.D23]);12;31);NOW())" office:value-type="date" office:date-value="2016-12-12T09:26:21.17">
            <text:p>12/12/16</text:p>
          </table:table-cell>
          <table:table-cell table:style-name="ce47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1">
            <text:p>1</text:p>
          </table:table-cell>
          <table:table-cell table:style-name="ce50" table:formula="of:=SUMPRODUCT([Thong_Tin_Ngay_Nghi_201601.$B$3:.$B$31]=[.$B23];[Thong_Tin_Ngay_Nghi_201601.$C$3:.$C$31])+SUMPRODUCT([Thong_Tin_Ngay_Nghi_201602.$B$3:.$B$32]=[.$B23];[Thong_Tin_Ngay_Nghi_201602.$C$3:.$C$32]) + SUMPRODUCT([Thong_Tin_Ngay_Nghi_201603.$B$3:.$B$34]=[.$B23];[Thong_Tin_Ngay_Nghi_201603.$C$3:.$C$34])" office:value-type="float" office:value="0">
            <text:p>0</text:p>
          </table:table-cell>
          <table:table-cell table:style-name="ce50" table:formula="of:=SUMPRODUCT([Thong_Tin_Ngay_Nghi_201601.$B$3:.$B$31]=[.$B23];[Thong_Tin_Ngay_Nghi_201601.$C$3:.$C$31])+SUMPRODUCT([Thong_Tin_Ngay_Nghi_201602.$B$3:.$B$32]=[.$B23];[Thong_Tin_Ngay_Nghi_201602.$C$3:.$C$32]) + SUMPRODUCT([Thong_Tin_Ngay_Nghi_201603.$B$3:.$B$34]=[.$B23];[Thong_Tin_Ngay_Nghi_201603.$C$3:.$C$34]) + SUMPRODUCT([Thong_Tin_Ngay_Nghi_201604.$B$3:.$B$35]=[.$B23];[Thong_Tin_Ngay_Nghi_201604.$C$3:.$C$35]) + SUMPRODUCT([Thong_Tin_Ngay_Nghi_201605.$B$3:.$B$34]=[.$B23];[Thong_Tin_Ngay_Nghi_201605.$C$3:.$C$34]) + SUMPRODUCT([Thong_Tin_Ngay_Nghi_201606.$B$3:.$B$33]=[.$B23];[Thong_Tin_Ngay_Nghi_201606.$C$3:.$C$33]) + SUMPRODUCT([Thong_Tin_Ngay_Nghi_201607.$B$3:.$B$39]=[.$B23];[Thong_Tin_Ngay_Nghi_201607.$C$3:.$C$39]) + SUMPRODUCT([Thong_Tin_Ngay_Nghi_201608.$B$3:.$B$42]=[.$B23];[Thong_Tin_Ngay_Nghi_201608.$C$3:.$C$42]) + SUMPRODUCT([Thong_Tin_Ngay_Nghi_201609.$B$3:.$B$48]=[.$B23];[Thong_Tin_Ngay_Nghi_201609.$C$3:.$C$48]) + SUMPRODUCT([Thong_Tin_Ngay_Nghi_201610.$B$3:.$B$57]=[.$B23];[Thong_Tin_Ngay_Nghi_201610.$C$3:.$C$57]) +  SUMPRODUCT([Thong_Tin_Ngay_Nghi_201611.$B$3:.$B$57]=[.$B23];[Thong_Tin_Ngay_Nghi_201611.$C$3:.$C$57]) + SUMPRODUCT([Thong_Tin_Ngay_Nghi_201612.$B$3:.$B$71]=[.$B23];[Thong_Tin_Ngay_Nghi_201612.$C$3:.$C$71])" office:value-type="float" office:value="0.5">
            <text:p>0.5</text:p>
          </table:table-cell>
          <table:table-cell table:style-name="ce45" table:formula="of:=IF(DATE(YEAR([.E23]);MONTH([.E23]);DAY([.E23]))&lt;=DATE(YEAR([.E23]);3;31); [.C23]-[.G23] + [.F23]; IF([.G23]-[.C23]&lt;0;[.G23] + [.F23] -[.H23];[.F23]+[.C23]-[.H23]))" office:value-type="float" office:value="0.5">
            <text:p>0.5</text:p>
          </table:table-cell>
          <table:table-cell table:number-columns-repeated="2" table:style-name="ce45"/>
          <table:table-cell table:style-name="ce45" table:formula="of:=[.I23]+[.K23] +[.J23]" office:value-type="float" office:value="0.5">
            <text:p>0.5</text:p>
          </table:table-cell>
          <table:table-cell table:style-name="ce53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HungNC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9-05">
            <text:p>09/05/16</text:p>
          </table:table-cell>
          <table:table-cell table:style-name="ce46" table:formula="of:=IF(YEAR(NOW())&gt;YEAR([.D24]);DATE(YEAR([.D24]);12;31);NOW())" office:value-type="date" office:date-value="2016-12-12T09:26:21.17">
            <text:p>12/12/16</text:p>
          </table:table-cell>
          <table:table-cell table:style-name="ce47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3">
            <text:p>3</text:p>
          </table:table-cell>
          <table:table-cell table:style-name="ce50" table:formula="of:=SUMPRODUCT([Thong_Tin_Ngay_Nghi_201601.$B$3:.$B$31]=[.$B24];[Thong_Tin_Ngay_Nghi_201601.$C$3:.$C$31])+SUMPRODUCT([Thong_Tin_Ngay_Nghi_201602.$B$3:.$B$32]=[.$B24];[Thong_Tin_Ngay_Nghi_201602.$C$3:.$C$32]) + SUMPRODUCT([Thong_Tin_Ngay_Nghi_201603.$B$3:.$B$34]=[.$B24];[Thong_Tin_Ngay_Nghi_201603.$C$3:.$C$34])" office:value-type="float" office:value="0">
            <text:p>0</text:p>
          </table:table-cell>
          <table:table-cell table:style-name="ce50" table:formula="of:=SUMPRODUCT([Thong_Tin_Ngay_Nghi_201601.$B$3:.$B$31]=[.$B24];[Thong_Tin_Ngay_Nghi_201601.$C$3:.$C$31])+SUMPRODUCT([Thong_Tin_Ngay_Nghi_201602.$B$3:.$B$32]=[.$B24];[Thong_Tin_Ngay_Nghi_201602.$C$3:.$C$32]) + SUMPRODUCT([Thong_Tin_Ngay_Nghi_201603.$B$3:.$B$34]=[.$B24];[Thong_Tin_Ngay_Nghi_201603.$C$3:.$C$34]) + SUMPRODUCT([Thong_Tin_Ngay_Nghi_201604.$B$3:.$B$35]=[.$B24];[Thong_Tin_Ngay_Nghi_201604.$C$3:.$C$35]) + SUMPRODUCT([Thong_Tin_Ngay_Nghi_201605.$B$3:.$B$34]=[.$B24];[Thong_Tin_Ngay_Nghi_201605.$C$3:.$C$34]) + SUMPRODUCT([Thong_Tin_Ngay_Nghi_201606.$B$3:.$B$33]=[.$B24];[Thong_Tin_Ngay_Nghi_201606.$C$3:.$C$33]) + SUMPRODUCT([Thong_Tin_Ngay_Nghi_201607.$B$3:.$B$39]=[.$B24];[Thong_Tin_Ngay_Nghi_201607.$C$3:.$C$39]) + SUMPRODUCT([Thong_Tin_Ngay_Nghi_201608.$B$3:.$B$42]=[.$B24];[Thong_Tin_Ngay_Nghi_201608.$C$3:.$C$42]) + SUMPRODUCT([Thong_Tin_Ngay_Nghi_201609.$B$3:.$B$48]=[.$B24];[Thong_Tin_Ngay_Nghi_201609.$C$3:.$C$48]) + SUMPRODUCT([Thong_Tin_Ngay_Nghi_201610.$B$3:.$B$57]=[.$B24];[Thong_Tin_Ngay_Nghi_201610.$C$3:.$C$57]) +  SUMPRODUCT([Thong_Tin_Ngay_Nghi_201611.$B$3:.$B$57]=[.$B24];[Thong_Tin_Ngay_Nghi_201611.$C$3:.$C$57]) + SUMPRODUCT([Thong_Tin_Ngay_Nghi_201612.$B$3:.$B$71]=[.$B24];[Thong_Tin_Ngay_Nghi_201612.$C$3:.$C$71])" office:value-type="float" office:value="0">
            <text:p>0</text:p>
          </table:table-cell>
          <table:table-cell table:style-name="ce45" table:formula="of:=IF(DATE(YEAR([.E24]);MONTH([.E24]);DAY([.E24]))&lt;=DATE(YEAR([.E24]);3;31); [.C24]-[.G24] + [.F24]; IF([.G24]-[.C24]&lt;0;[.G24] + [.F24] -[.H24];[.F24]+[.C24]-[.H24]))" office:value-type="float" office:value="3">
            <text:p>3</text:p>
          </table:table-cell>
          <table:table-cell table:number-columns-repeated="2" table:style-name="ce45"/>
          <table:table-cell table:style-name="ce45" table:formula="of:=[.I24]+[.K24] +[.J24]" office:value-type="float" office:value="3">
            <text:p>3</text:p>
          </table:table-cell>
          <table:table-cell table:style-name="ce53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HungPN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5]);DATE(YEAR([.D25]);12;31);NOW())" office:value-type="date" office:date-value="2016-12-12T09:26:21.17">
            <text:p>12/12/16</text:p>
          </table:table-cell>
          <table:table-cell table:style-name="ce47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11">
            <text:p>11</text:p>
          </table:table-cell>
          <table:table-cell table:style-name="ce50" table:formula="of:=SUMPRODUCT([Thong_Tin_Ngay_Nghi_201601.$B$3:.$B$31]=[.$B25];[Thong_Tin_Ngay_Nghi_201601.$C$3:.$C$31])+SUMPRODUCT([Thong_Tin_Ngay_Nghi_201602.$B$3:.$B$32]=[.$B25];[Thong_Tin_Ngay_Nghi_201602.$C$3:.$C$32]) + SUMPRODUCT([Thong_Tin_Ngay_Nghi_201603.$B$3:.$B$34]=[.$B25];[Thong_Tin_Ngay_Nghi_201603.$C$3:.$C$34])" office:value-type="float" office:value="4.5">
            <text:p>4.5</text:p>
          </table:table-cell>
          <table:table-cell table:style-name="ce50" table:formula="of:=SUMPRODUCT([Thong_Tin_Ngay_Nghi_201601.$B$3:.$B$31]=[.$B25];[Thong_Tin_Ngay_Nghi_201601.$C$3:.$C$31])+SUMPRODUCT([Thong_Tin_Ngay_Nghi_201602.$B$3:.$B$32]=[.$B25];[Thong_Tin_Ngay_Nghi_201602.$C$3:.$C$32]) + SUMPRODUCT([Thong_Tin_Ngay_Nghi_201603.$B$3:.$B$34]=[.$B25];[Thong_Tin_Ngay_Nghi_201603.$C$3:.$C$34]) + SUMPRODUCT([Thong_Tin_Ngay_Nghi_201604.$B$3:.$B$35]=[.$B25];[Thong_Tin_Ngay_Nghi_201604.$C$3:.$C$35]) + SUMPRODUCT([Thong_Tin_Ngay_Nghi_201605.$B$3:.$B$34]=[.$B25];[Thong_Tin_Ngay_Nghi_201605.$C$3:.$C$34]) + SUMPRODUCT([Thong_Tin_Ngay_Nghi_201606.$B$3:.$B$33]=[.$B25];[Thong_Tin_Ngay_Nghi_201606.$C$3:.$C$33]) + SUMPRODUCT([Thong_Tin_Ngay_Nghi_201607.$B$3:.$B$39]=[.$B25];[Thong_Tin_Ngay_Nghi_201607.$C$3:.$C$39]) + SUMPRODUCT([Thong_Tin_Ngay_Nghi_201608.$B$3:.$B$42]=[.$B25];[Thong_Tin_Ngay_Nghi_201608.$C$3:.$C$42]) + SUMPRODUCT([Thong_Tin_Ngay_Nghi_201609.$B$3:.$B$48]=[.$B25];[Thong_Tin_Ngay_Nghi_201609.$C$3:.$C$48]) + SUMPRODUCT([Thong_Tin_Ngay_Nghi_201610.$B$3:.$B$57]=[.$B25];[Thong_Tin_Ngay_Nghi_201610.$C$3:.$C$57]) +  SUMPRODUCT([Thong_Tin_Ngay_Nghi_201611.$B$3:.$B$57]=[.$B25];[Thong_Tin_Ngay_Nghi_201611.$C$3:.$C$57]) + SUMPRODUCT([Thong_Tin_Ngay_Nghi_201612.$B$3:.$B$71]=[.$B25];[Thong_Tin_Ngay_Nghi_201612.$C$3:.$C$71])" office:value-type="float" office:value="17.5">
            <text:p>17.5</text:p>
          </table:table-cell>
          <table:table-cell table:style-name="ce45" table:formula="of:=IF(DATE(YEAR([.E25]);MONTH([.E25]);DAY([.E25]))&lt;=DATE(YEAR([.E25]);3;31); [.C25]-[.G25] + [.F25]; IF([.G25]-[.C25]&lt;0;[.G25] + [.F25] -[.H25];[.F25]+[.C25]-[.H25]))" office:value-type="float" office:value="-4.5">
            <text:p>-4.5</text:p>
          </table:table-cell>
          <table:table-cell table:number-columns-repeated="2" table:style-name="ce45"/>
          <table:table-cell table:style-name="ce45" table:formula="of:=[.I25]+[.K25] +[.J25]" office:value-type="float" office:value="-4.5">
            <text:p>-4.5</text:p>
          </table:table-cell>
          <table:table-cell table:style-name="ce53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HuyDH</text:p>
          </table:table-cell>
          <table:table-cell table:style-name="ce45"/>
          <table:table-cell table:style-name="ce46" office:value-type="date" office:date-value="2016-10-26">
            <text:p>10/26/16</text:p>
          </table:table-cell>
          <table:table-cell table:style-name="ce46" table:formula="of:=IF(YEAR(NOW())&gt;YEAR([.D26]);DATE(YEAR([.D26]);12;31);NOW())" office:value-type="date" office:date-value="2016-12-12T09:26:21.17">
            <text:p>12/12/16</text:p>
          </table:table-cell>
          <table:table-cell table:style-name="ce47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1">
            <text:p>1</text:p>
          </table:table-cell>
          <table:table-cell table:style-name="ce50" table:formula="of:=SUMPRODUCT([Thong_Tin_Ngay_Nghi_201601.$B$3:.$B$31]=[.$B26];[Thong_Tin_Ngay_Nghi_201601.$C$3:.$C$31])+SUMPRODUCT([Thong_Tin_Ngay_Nghi_201602.$B$3:.$B$32]=[.$B26];[Thong_Tin_Ngay_Nghi_201602.$C$3:.$C$32]) + SUMPRODUCT([Thong_Tin_Ngay_Nghi_201603.$B$3:.$B$34]=[.$B26];[Thong_Tin_Ngay_Nghi_201603.$C$3:.$C$34])" office:value-type="float" office:value="0">
            <text:p>0</text:p>
          </table:table-cell>
          <table:table-cell table:style-name="ce50" table:formula="of:=SUMPRODUCT([Thong_Tin_Ngay_Nghi_201601.$B$3:.$B$31]=[.$B26];[Thong_Tin_Ngay_Nghi_201601.$C$3:.$C$31])+SUMPRODUCT([Thong_Tin_Ngay_Nghi_201602.$B$3:.$B$32]=[.$B26];[Thong_Tin_Ngay_Nghi_201602.$C$3:.$C$32]) + SUMPRODUCT([Thong_Tin_Ngay_Nghi_201603.$B$3:.$B$34]=[.$B26];[Thong_Tin_Ngay_Nghi_201603.$C$3:.$C$34]) + SUMPRODUCT([Thong_Tin_Ngay_Nghi_201604.$B$3:.$B$35]=[.$B26];[Thong_Tin_Ngay_Nghi_201604.$C$3:.$C$35]) + SUMPRODUCT([Thong_Tin_Ngay_Nghi_201605.$B$3:.$B$34]=[.$B26];[Thong_Tin_Ngay_Nghi_201605.$C$3:.$C$34]) + SUMPRODUCT([Thong_Tin_Ngay_Nghi_201606.$B$3:.$B$33]=[.$B26];[Thong_Tin_Ngay_Nghi_201606.$C$3:.$C$33]) + SUMPRODUCT([Thong_Tin_Ngay_Nghi_201607.$B$3:.$B$39]=[.$B26];[Thong_Tin_Ngay_Nghi_201607.$C$3:.$C$39]) + SUMPRODUCT([Thong_Tin_Ngay_Nghi_201608.$B$3:.$B$42]=[.$B26];[Thong_Tin_Ngay_Nghi_201608.$C$3:.$C$42]) + SUMPRODUCT([Thong_Tin_Ngay_Nghi_201609.$B$3:.$B$48]=[.$B26];[Thong_Tin_Ngay_Nghi_201609.$C$3:.$C$48]) + SUMPRODUCT([Thong_Tin_Ngay_Nghi_201610.$B$3:.$B$57]=[.$B26];[Thong_Tin_Ngay_Nghi_201610.$C$3:.$C$57]) +  SUMPRODUCT([Thong_Tin_Ngay_Nghi_201611.$B$3:.$B$57]=[.$B26];[Thong_Tin_Ngay_Nghi_201611.$C$3:.$C$57]) + SUMPRODUCT([Thong_Tin_Ngay_Nghi_201612.$B$3:.$B$71]=[.$B26];[Thong_Tin_Ngay_Nghi_201612.$C$3:.$C$71])" office:value-type="float" office:value="1.5">
            <text:p>1.5</text:p>
          </table:table-cell>
          <table:table-cell table:style-name="ce45" table:formula="of:=IF(DATE(YEAR([.E26]);MONTH([.E26]);DAY([.E26]))&lt;=DATE(YEAR([.E26]);3;31); [.C26]-[.G26] + [.F26]; IF([.G26]-[.C26]&lt;0;[.G26] + [.F26] -[.H26];[.F26]+[.C26]-[.H26]))" office:value-type="float" office:value="-0.5">
            <text:p>-0.5</text:p>
          </table:table-cell>
          <table:table-cell table:number-columns-repeated="2" table:style-name="ce45"/>
          <table:table-cell table:style-name="ce45" table:formula="of:=[.I26]+[.K26] +[.J26]" office:value-type="float" office:value="-0.5">
            <text:p>-0.5</text:p>
          </table:table-cell>
          <table:table-cell table:style-name="ce53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HuyNG</text:p>
          </table:table-cell>
          <table:table-cell table:style-name="ce45"/>
          <table:table-cell table:style-name="ce46" office:value-type="date" office:date-value="2016-11-21">
            <text:p>11/21/16</text:p>
          </table:table-cell>
          <table:table-cell table:style-name="ce46" table:formula="of:=IF(YEAR(NOW())&gt;YEAR([.D27]);DATE(YEAR([.D27]);12;31);NOW())" office:value-type="date" office:date-value="2016-12-12T09:26:21.18">
            <text:p>12/12/16</text:p>
          </table:table-cell>
          <table:table-cell table:style-name="ce47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0">
            <text:p>0</text:p>
          </table:table-cell>
          <table:table-cell table:style-name="ce50" table:formula="of:=SUMPRODUCT([Thong_Tin_Ngay_Nghi_201601.$B$3:.$B$31]=[.$B27];[Thong_Tin_Ngay_Nghi_201601.$C$3:.$C$31])+SUMPRODUCT([Thong_Tin_Ngay_Nghi_201602.$B$3:.$B$32]=[.$B27];[Thong_Tin_Ngay_Nghi_201602.$C$3:.$C$32]) + SUMPRODUCT([Thong_Tin_Ngay_Nghi_201603.$B$3:.$B$34]=[.$B27];[Thong_Tin_Ngay_Nghi_201603.$C$3:.$C$34])" office:value-type="float" office:value="0">
            <text:p>0</text:p>
          </table:table-cell>
          <table:table-cell table:style-name="ce50" table:formula="of:=SUMPRODUCT([Thong_Tin_Ngay_Nghi_201601.$B$3:.$B$31]=[.$B27];[Thong_Tin_Ngay_Nghi_201601.$C$3:.$C$31])+SUMPRODUCT([Thong_Tin_Ngay_Nghi_201602.$B$3:.$B$32]=[.$B27];[Thong_Tin_Ngay_Nghi_201602.$C$3:.$C$32]) + SUMPRODUCT([Thong_Tin_Ngay_Nghi_201603.$B$3:.$B$34]=[.$B27];[Thong_Tin_Ngay_Nghi_201603.$C$3:.$C$34]) + SUMPRODUCT([Thong_Tin_Ngay_Nghi_201604.$B$3:.$B$35]=[.$B27];[Thong_Tin_Ngay_Nghi_201604.$C$3:.$C$35]) + SUMPRODUCT([Thong_Tin_Ngay_Nghi_201605.$B$3:.$B$34]=[.$B27];[Thong_Tin_Ngay_Nghi_201605.$C$3:.$C$34]) + SUMPRODUCT([Thong_Tin_Ngay_Nghi_201606.$B$3:.$B$33]=[.$B27];[Thong_Tin_Ngay_Nghi_201606.$C$3:.$C$33]) + SUMPRODUCT([Thong_Tin_Ngay_Nghi_201607.$B$3:.$B$39]=[.$B27];[Thong_Tin_Ngay_Nghi_201607.$C$3:.$C$39]) + SUMPRODUCT([Thong_Tin_Ngay_Nghi_201608.$B$3:.$B$42]=[.$B27];[Thong_Tin_Ngay_Nghi_201608.$C$3:.$C$42]) + SUMPRODUCT([Thong_Tin_Ngay_Nghi_201609.$B$3:.$B$48]=[.$B27];[Thong_Tin_Ngay_Nghi_201609.$C$3:.$C$48]) + SUMPRODUCT([Thong_Tin_Ngay_Nghi_201610.$B$3:.$B$57]=[.$B27];[Thong_Tin_Ngay_Nghi_201610.$C$3:.$C$57]) +  SUMPRODUCT([Thong_Tin_Ngay_Nghi_201611.$B$3:.$B$57]=[.$B27];[Thong_Tin_Ngay_Nghi_201611.$C$3:.$C$57]) + SUMPRODUCT([Thong_Tin_Ngay_Nghi_201612.$B$3:.$B$71]=[.$B27];[Thong_Tin_Ngay_Nghi_201612.$C$3:.$C$71])" office:value-type="float" office:value="0">
            <text:p>0</text:p>
          </table:table-cell>
          <table:table-cell table:style-name="ce45" table:formula="of:=IF(DATE(YEAR([.E27]);MONTH([.E27]);DAY([.E27]))&lt;=DATE(YEAR([.E27]);3;31); [.C27]-[.G27] + [.F27]; IF([.G27]-[.C27]&lt;0;[.G27] + [.F27] -[.H27];[.F27]+[.C27]-[.H27]))" office:value-type="float" office:value="0">
            <text:p>0</text:p>
          </table:table-cell>
          <table:table-cell table:number-columns-repeated="2" table:style-name="ce45"/>
          <table:table-cell table:style-name="ce45" table:formula="of:=[.I27]+[.K27] +[.J27]" office:value-type="float" office:value="0">
            <text:p>0</text:p>
          </table:table-cell>
          <table:table-cell table:style-name="ce53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KhaiLV</text:p>
          </table:table-cell>
          <table:table-cell table:style-name="ce45"/>
          <table:table-cell table:style-name="ce46" office:value-type="date" office:date-value="2016-11-07">
            <text:p>11/07/16</text:p>
          </table:table-cell>
          <table:table-cell table:style-name="ce46" table:formula="of:=IF(YEAR(NOW())&gt;YEAR([.D28]);DATE(YEAR([.D28]);12;31);NOW())" office:value-type="date" office:date-value="2016-12-12T09:26:21.18">
            <text:p>12/12/16</text:p>
          </table:table-cell>
          <table:table-cell table:style-name="ce47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1">
            <text:p>1</text:p>
          </table:table-cell>
          <table:table-cell table:style-name="ce50" table:formula="of:=SUMPRODUCT([Thong_Tin_Ngay_Nghi_201601.$B$3:.$B$31]=[.$B28];[Thong_Tin_Ngay_Nghi_201601.$C$3:.$C$31])+SUMPRODUCT([Thong_Tin_Ngay_Nghi_201602.$B$3:.$B$32]=[.$B28];[Thong_Tin_Ngay_Nghi_201602.$C$3:.$C$32]) + SUMPRODUCT([Thong_Tin_Ngay_Nghi_201603.$B$3:.$B$34]=[.$B28];[Thong_Tin_Ngay_Nghi_201603.$C$3:.$C$34])" office:value-type="float" office:value="0">
            <text:p>0</text:p>
          </table:table-cell>
          <table:table-cell table:style-name="ce50" table:formula="of:=SUMPRODUCT([Thong_Tin_Ngay_Nghi_201601.$B$3:.$B$31]=[.$B28];[Thong_Tin_Ngay_Nghi_201601.$C$3:.$C$31])+SUMPRODUCT([Thong_Tin_Ngay_Nghi_201602.$B$3:.$B$32]=[.$B28];[Thong_Tin_Ngay_Nghi_201602.$C$3:.$C$32]) + SUMPRODUCT([Thong_Tin_Ngay_Nghi_201603.$B$3:.$B$34]=[.$B28];[Thong_Tin_Ngay_Nghi_201603.$C$3:.$C$34]) + SUMPRODUCT([Thong_Tin_Ngay_Nghi_201604.$B$3:.$B$35]=[.$B28];[Thong_Tin_Ngay_Nghi_201604.$C$3:.$C$35]) + SUMPRODUCT([Thong_Tin_Ngay_Nghi_201605.$B$3:.$B$34]=[.$B28];[Thong_Tin_Ngay_Nghi_201605.$C$3:.$C$34]) + SUMPRODUCT([Thong_Tin_Ngay_Nghi_201606.$B$3:.$B$33]=[.$B28];[Thong_Tin_Ngay_Nghi_201606.$C$3:.$C$33]) + SUMPRODUCT([Thong_Tin_Ngay_Nghi_201607.$B$3:.$B$39]=[.$B28];[Thong_Tin_Ngay_Nghi_201607.$C$3:.$C$39]) + SUMPRODUCT([Thong_Tin_Ngay_Nghi_201608.$B$3:.$B$42]=[.$B28];[Thong_Tin_Ngay_Nghi_201608.$C$3:.$C$42]) + SUMPRODUCT([Thong_Tin_Ngay_Nghi_201609.$B$3:.$B$48]=[.$B28];[Thong_Tin_Ngay_Nghi_201609.$C$3:.$C$48]) + SUMPRODUCT([Thong_Tin_Ngay_Nghi_201610.$B$3:.$B$57]=[.$B28];[Thong_Tin_Ngay_Nghi_201610.$C$3:.$C$57]) +  SUMPRODUCT([Thong_Tin_Ngay_Nghi_201611.$B$3:.$B$57]=[.$B28];[Thong_Tin_Ngay_Nghi_201611.$C$3:.$C$57]) + SUMPRODUCT([Thong_Tin_Ngay_Nghi_201612.$B$3:.$B$71]=[.$B28];[Thong_Tin_Ngay_Nghi_201612.$C$3:.$C$71])" office:value-type="float" office:value="0">
            <text:p>0</text:p>
          </table:table-cell>
          <table:table-cell table:style-name="ce45" table:formula="of:=IF(DATE(YEAR([.E28]);MONTH([.E28]);DAY([.E28]))&lt;=DATE(YEAR([.E28]);3;31); [.C28]-[.G28] + [.F28]; IF([.G28]-[.C28]&lt;0;[.G28] + [.F28] -[.H28];[.F28]+[.C28]-[.H28]))" office:value-type="float" office:value="1">
            <text:p>1</text:p>
          </table:table-cell>
          <table:table-cell table:number-columns-repeated="2" table:style-name="ce45"/>
          <table:table-cell table:style-name="ce45" table:formula="of:=[.I28]+[.K28] +[.J28]" office:value-type="float" office:value="1">
            <text:p>1</text:p>
          </table:table-cell>
          <table:table-cell table:style-name="ce53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KhangNHH</text:p>
          </table:table-cell>
          <table:table-cell table:style-name="ce45"/>
          <table:table-cell table:style-name="ce46" office:value-type="date" office:date-value="2016-10-26">
            <text:p>10/26/16</text:p>
          </table:table-cell>
          <table:table-cell table:style-name="ce46" table:formula="of:=IF(YEAR(NOW())&gt;YEAR([.D29]);DATE(YEAR([.D29]);12;31);NOW())" office:value-type="date" office:date-value="2016-12-12T09:26:21.18">
            <text:p>12/12/16</text:p>
          </table:table-cell>
          <table:table-cell table:style-name="ce47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1">
            <text:p>1</text:p>
          </table:table-cell>
          <table:table-cell table:style-name="ce50" table:formula="of:=SUMPRODUCT([Thong_Tin_Ngay_Nghi_201601.$B$3:.$B$31]=[.$B29];[Thong_Tin_Ngay_Nghi_201601.$C$3:.$C$31])+SUMPRODUCT([Thong_Tin_Ngay_Nghi_201602.$B$3:.$B$32]=[.$B29];[Thong_Tin_Ngay_Nghi_201602.$C$3:.$C$32]) + SUMPRODUCT([Thong_Tin_Ngay_Nghi_201603.$B$3:.$B$34]=[.$B29];[Thong_Tin_Ngay_Nghi_201603.$C$3:.$C$34])" office:value-type="float" office:value="0">
            <text:p>0</text:p>
          </table:table-cell>
          <table:table-cell table:style-name="ce50" table:formula="of:=SUMPRODUCT([Thong_Tin_Ngay_Nghi_201601.$B$3:.$B$31]=[.$B29];[Thong_Tin_Ngay_Nghi_201601.$C$3:.$C$31])+SUMPRODUCT([Thong_Tin_Ngay_Nghi_201602.$B$3:.$B$32]=[.$B29];[Thong_Tin_Ngay_Nghi_201602.$C$3:.$C$32]) + SUMPRODUCT([Thong_Tin_Ngay_Nghi_201603.$B$3:.$B$34]=[.$B29];[Thong_Tin_Ngay_Nghi_201603.$C$3:.$C$34]) + SUMPRODUCT([Thong_Tin_Ngay_Nghi_201604.$B$3:.$B$35]=[.$B29];[Thong_Tin_Ngay_Nghi_201604.$C$3:.$C$35]) + SUMPRODUCT([Thong_Tin_Ngay_Nghi_201605.$B$3:.$B$34]=[.$B29];[Thong_Tin_Ngay_Nghi_201605.$C$3:.$C$34]) + SUMPRODUCT([Thong_Tin_Ngay_Nghi_201606.$B$3:.$B$33]=[.$B29];[Thong_Tin_Ngay_Nghi_201606.$C$3:.$C$33]) + SUMPRODUCT([Thong_Tin_Ngay_Nghi_201607.$B$3:.$B$39]=[.$B29];[Thong_Tin_Ngay_Nghi_201607.$C$3:.$C$39]) + SUMPRODUCT([Thong_Tin_Ngay_Nghi_201608.$B$3:.$B$42]=[.$B29];[Thong_Tin_Ngay_Nghi_201608.$C$3:.$C$42]) + SUMPRODUCT([Thong_Tin_Ngay_Nghi_201609.$B$3:.$B$48]=[.$B29];[Thong_Tin_Ngay_Nghi_201609.$C$3:.$C$48]) + SUMPRODUCT([Thong_Tin_Ngay_Nghi_201610.$B$3:.$B$57]=[.$B29];[Thong_Tin_Ngay_Nghi_201610.$C$3:.$C$57]) +  SUMPRODUCT([Thong_Tin_Ngay_Nghi_201611.$B$3:.$B$57]=[.$B29];[Thong_Tin_Ngay_Nghi_201611.$C$3:.$C$57]) + SUMPRODUCT([Thong_Tin_Ngay_Nghi_201612.$B$3:.$B$71]=[.$B29];[Thong_Tin_Ngay_Nghi_201612.$C$3:.$C$71])" office:value-type="float" office:value="0.5">
            <text:p>0.5</text:p>
          </table:table-cell>
          <table:table-cell table:style-name="ce45" table:formula="of:=IF(DATE(YEAR([.E29]);MONTH([.E29]);DAY([.E29]))&lt;=DATE(YEAR([.E29]);3;31); [.C29]-[.G29] + [.F29]; IF([.G29]-[.C29]&lt;0;[.G29] + [.F29] -[.H29];[.F29]+[.C29]-[.H29]))" office:value-type="float" office:value="0.5">
            <text:p>0.5</text:p>
          </table:table-cell>
          <table:table-cell table:number-columns-repeated="2" table:style-name="ce45"/>
          <table:table-cell table:style-name="ce45" table:formula="of:=[.I29]+[.K29] +[.J29]" office:value-type="float" office:value="0.5">
            <text:p>0.5</text:p>
          </table:table-cell>
          <table:table-cell table:style-name="ce53"/>
        </table:table-row>
        <table:table-row table:style-name="ro12">
          <table:table-cell table:style-name="ce40" office:value-type="float" office:value="24">
            <text:p>24</text:p>
          </table:table-cell>
          <table:table-cell table:style-name="ce42" office:value-type="string">
            <text:p>KhanhNN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09">
            <text:p>06/09/16</text:p>
          </table:table-cell>
          <table:table-cell table:style-name="ce46" table:formula="of:=IF(YEAR(NOW())&gt;YEAR([.D30]);DATE(YEAR([.D30]);12;31);NOW())" office:value-type="date" office:date-value="2016-12-12T09:26:21.18">
            <text:p>12/12/16</text:p>
          </table:table-cell>
          <table:table-cell table:style-name="ce47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6">
            <text:p>6</text:p>
          </table:table-cell>
          <table:table-cell table:style-name="ce50" table:formula="of:=SUMPRODUCT([Thong_Tin_Ngay_Nghi_201601.$B$3:.$B$31]=[.$B30];[Thong_Tin_Ngay_Nghi_201601.$C$3:.$C$31])+SUMPRODUCT([Thong_Tin_Ngay_Nghi_201602.$B$3:.$B$32]=[.$B30];[Thong_Tin_Ngay_Nghi_201602.$C$3:.$C$32]) + SUMPRODUCT([Thong_Tin_Ngay_Nghi_201603.$B$3:.$B$34]=[.$B30];[Thong_Tin_Ngay_Nghi_201603.$C$3:.$C$34])" office:value-type="float" office:value="0">
            <text:p>0</text:p>
          </table:table-cell>
          <table:table-cell table:style-name="ce50" table:formula="of:=SUMPRODUCT([Thong_Tin_Ngay_Nghi_201601.$B$3:.$B$31]=[.$B30];[Thong_Tin_Ngay_Nghi_201601.$C$3:.$C$31])+SUMPRODUCT([Thong_Tin_Ngay_Nghi_201602.$B$3:.$B$32]=[.$B30];[Thong_Tin_Ngay_Nghi_201602.$C$3:.$C$32]) + SUMPRODUCT([Thong_Tin_Ngay_Nghi_201603.$B$3:.$B$34]=[.$B30];[Thong_Tin_Ngay_Nghi_201603.$C$3:.$C$34]) + SUMPRODUCT([Thong_Tin_Ngay_Nghi_201604.$B$3:.$B$35]=[.$B30];[Thong_Tin_Ngay_Nghi_201604.$C$3:.$C$35]) + SUMPRODUCT([Thong_Tin_Ngay_Nghi_201605.$B$3:.$B$34]=[.$B30];[Thong_Tin_Ngay_Nghi_201605.$C$3:.$C$34]) + SUMPRODUCT([Thong_Tin_Ngay_Nghi_201606.$B$3:.$B$33]=[.$B30];[Thong_Tin_Ngay_Nghi_201606.$C$3:.$C$33]) + SUMPRODUCT([Thong_Tin_Ngay_Nghi_201607.$B$3:.$B$39]=[.$B30];[Thong_Tin_Ngay_Nghi_201607.$C$3:.$C$39]) + SUMPRODUCT([Thong_Tin_Ngay_Nghi_201608.$B$3:.$B$42]=[.$B30];[Thong_Tin_Ngay_Nghi_201608.$C$3:.$C$42]) + SUMPRODUCT([Thong_Tin_Ngay_Nghi_201609.$B$3:.$B$48]=[.$B30];[Thong_Tin_Ngay_Nghi_201609.$C$3:.$C$48]) + SUMPRODUCT([Thong_Tin_Ngay_Nghi_201610.$B$3:.$B$57]=[.$B30];[Thong_Tin_Ngay_Nghi_201610.$C$3:.$C$57]) +  SUMPRODUCT([Thong_Tin_Ngay_Nghi_201611.$B$3:.$B$57]=[.$B30];[Thong_Tin_Ngay_Nghi_201611.$C$3:.$C$57]) + SUMPRODUCT([Thong_Tin_Ngay_Nghi_201612.$B$3:.$B$71]=[.$B30];[Thong_Tin_Ngay_Nghi_201612.$C$3:.$C$71])" office:value-type="float" office:value="6.5">
            <text:p>6.5</text:p>
          </table:table-cell>
          <table:table-cell table:style-name="ce45" table:formula="of:=IF(DATE(YEAR([.E30]);MONTH([.E30]);DAY([.E30]))&lt;=DATE(YEAR([.E30]);3;31); [.C30]-[.G30] + [.F30]; IF([.G30]-[.C30]&lt;0;[.G30] + [.F30] -[.H30];[.F30]+[.C30]-[.H30]))" office:value-type="float" office:value="-0.5">
            <text:p>-0.5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 table:formula="of:=[.I30]+[.K30] +[.J30]" office:value-type="float" office:value="0.5">
            <text:p>0.5</text:p>
          </table:table-cell>
          <table:table-cell table:style-name="ce53" office:value-type="string">
            <text:p>Những ngày nghỉ đã trừ vào lương:</text:p>
            <text:p>- Tháng 8, trừ 1 ngày</text:p>
            <text:p>=&gt; Ko trừ vào ngày phép nữa</text:p>
          </table:table-cell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KienP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1]);DATE(YEAR([.D31]);12;31);NOW())" office:value-type="date" office:date-value="2016-12-12T09:26:21.18">
            <text:p>12/12/16</text:p>
          </table:table-cell>
          <table:table-cell table:style-name="ce47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11">
            <text:p>11</text:p>
          </table:table-cell>
          <table:table-cell table:style-name="ce50" table:formula="of:=SUMPRODUCT([Thong_Tin_Ngay_Nghi_201601.$B$3:.$B$31]=[.$B31];[Thong_Tin_Ngay_Nghi_201601.$C$3:.$C$31])+SUMPRODUCT([Thong_Tin_Ngay_Nghi_201602.$B$3:.$B$32]=[.$B31];[Thong_Tin_Ngay_Nghi_201602.$C$3:.$C$32]) + SUMPRODUCT([Thong_Tin_Ngay_Nghi_201603.$B$3:.$B$34]=[.$B31];[Thong_Tin_Ngay_Nghi_201603.$C$3:.$C$34])" office:value-type="float" office:value="5">
            <text:p>5</text:p>
          </table:table-cell>
          <table:table-cell table:style-name="ce50" table:formula="of:=SUMPRODUCT([Thong_Tin_Ngay_Nghi_201601.$B$3:.$B$31]=[.$B31];[Thong_Tin_Ngay_Nghi_201601.$C$3:.$C$31])+SUMPRODUCT([Thong_Tin_Ngay_Nghi_201602.$B$3:.$B$32]=[.$B31];[Thong_Tin_Ngay_Nghi_201602.$C$3:.$C$32]) + SUMPRODUCT([Thong_Tin_Ngay_Nghi_201603.$B$3:.$B$34]=[.$B31];[Thong_Tin_Ngay_Nghi_201603.$C$3:.$C$34]) + SUMPRODUCT([Thong_Tin_Ngay_Nghi_201604.$B$3:.$B$35]=[.$B31];[Thong_Tin_Ngay_Nghi_201604.$C$3:.$C$35]) + SUMPRODUCT([Thong_Tin_Ngay_Nghi_201605.$B$3:.$B$34]=[.$B31];[Thong_Tin_Ngay_Nghi_201605.$C$3:.$C$34]) + SUMPRODUCT([Thong_Tin_Ngay_Nghi_201606.$B$3:.$B$33]=[.$B31];[Thong_Tin_Ngay_Nghi_201606.$C$3:.$C$33]) + SUMPRODUCT([Thong_Tin_Ngay_Nghi_201607.$B$3:.$B$39]=[.$B31];[Thong_Tin_Ngay_Nghi_201607.$C$3:.$C$39]) + SUMPRODUCT([Thong_Tin_Ngay_Nghi_201608.$B$3:.$B$42]=[.$B31];[Thong_Tin_Ngay_Nghi_201608.$C$3:.$C$42]) + SUMPRODUCT([Thong_Tin_Ngay_Nghi_201609.$B$3:.$B$48]=[.$B31];[Thong_Tin_Ngay_Nghi_201609.$C$3:.$C$48]) + SUMPRODUCT([Thong_Tin_Ngay_Nghi_201610.$B$3:.$B$57]=[.$B31];[Thong_Tin_Ngay_Nghi_201610.$C$3:.$C$57]) +  SUMPRODUCT([Thong_Tin_Ngay_Nghi_201611.$B$3:.$B$57]=[.$B31];[Thong_Tin_Ngay_Nghi_201611.$C$3:.$C$57]) + SUMPRODUCT([Thong_Tin_Ngay_Nghi_201612.$B$3:.$B$71]=[.$B31];[Thong_Tin_Ngay_Nghi_201612.$C$3:.$C$71])" office:value-type="float" office:value="9.5">
            <text:p>9.5</text:p>
          </table:table-cell>
          <table:table-cell table:style-name="ce45" table:formula="of:=IF(DATE(YEAR([.E31]);MONTH([.E31]);DAY([.E31]))&lt;=DATE(YEAR([.E31]);3;31); [.C31]-[.G31] + [.F31]; IF([.G31]-[.C31]&lt;0;[.G31] + [.F31] -[.H31];[.F31]+[.C31]-[.H31]))" office:value-type="float" office:value="3.5">
            <text:p>3.5</text:p>
          </table:table-cell>
          <table:table-cell table:number-columns-repeated="2" table:style-name="ce45"/>
          <table:table-cell table:style-name="ce45" table:formula="of:=[.I31]+[.K31] +[.J31]" office:value-type="float" office:value="3.5">
            <text:p>3.5</text:p>
          </table:table-cell>
          <table:table-cell table:style-name="ce53"/>
        </table:table-row>
        <table:table-row table:style-name="ro14">
          <table:table-cell table:style-name="ce40" office:value-type="float" office:value="26">
            <text:p>26</text:p>
          </table:table-cell>
          <table:table-cell table:style-name="ce42" office:value-type="string">
            <text:p>KietNV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7-04">
            <text:p>07/04/16</text:p>
          </table:table-cell>
          <table:table-cell table:style-name="ce46" table:formula="of:=IF(YEAR(NOW())&gt;YEAR([.D32]);DATE(YEAR([.D32]);12;31);NOW())" office:value-type="date" office:date-value="2016-12-12T09:26:21.19">
            <text:p>12/12/16</text:p>
          </table:table-cell>
          <table:table-cell table:style-name="ce47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5">
            <text:p>5</text:p>
          </table:table-cell>
          <table:table-cell table:style-name="ce50" table:formula="of:=SUMPRODUCT([Thong_Tin_Ngay_Nghi_201601.$B$3:.$B$31]=[.$B32];[Thong_Tin_Ngay_Nghi_201601.$C$3:.$C$31])+SUMPRODUCT([Thong_Tin_Ngay_Nghi_201602.$B$3:.$B$32]=[.$B32];[Thong_Tin_Ngay_Nghi_201602.$C$3:.$C$32]) + SUMPRODUCT([Thong_Tin_Ngay_Nghi_201603.$B$3:.$B$34]=[.$B32];[Thong_Tin_Ngay_Nghi_201603.$C$3:.$C$34])" office:value-type="float" office:value="0">
            <text:p>0</text:p>
          </table:table-cell>
          <table:table-cell table:style-name="ce50" table:formula="of:=SUMPRODUCT([Thong_Tin_Ngay_Nghi_201601.$B$3:.$B$31]=[.$B32];[Thong_Tin_Ngay_Nghi_201601.$C$3:.$C$31])+SUMPRODUCT([Thong_Tin_Ngay_Nghi_201602.$B$3:.$B$32]=[.$B32];[Thong_Tin_Ngay_Nghi_201602.$C$3:.$C$32]) + SUMPRODUCT([Thong_Tin_Ngay_Nghi_201603.$B$3:.$B$34]=[.$B32];[Thong_Tin_Ngay_Nghi_201603.$C$3:.$C$34]) + SUMPRODUCT([Thong_Tin_Ngay_Nghi_201604.$B$3:.$B$35]=[.$B32];[Thong_Tin_Ngay_Nghi_201604.$C$3:.$C$35]) + SUMPRODUCT([Thong_Tin_Ngay_Nghi_201605.$B$3:.$B$34]=[.$B32];[Thong_Tin_Ngay_Nghi_201605.$C$3:.$C$34]) + SUMPRODUCT([Thong_Tin_Ngay_Nghi_201606.$B$3:.$B$33]=[.$B32];[Thong_Tin_Ngay_Nghi_201606.$C$3:.$C$33]) + SUMPRODUCT([Thong_Tin_Ngay_Nghi_201607.$B$3:.$B$39]=[.$B32];[Thong_Tin_Ngay_Nghi_201607.$C$3:.$C$39]) + SUMPRODUCT([Thong_Tin_Ngay_Nghi_201608.$B$3:.$B$42]=[.$B32];[Thong_Tin_Ngay_Nghi_201608.$C$3:.$C$42]) + SUMPRODUCT([Thong_Tin_Ngay_Nghi_201609.$B$3:.$B$48]=[.$B32];[Thong_Tin_Ngay_Nghi_201609.$C$3:.$C$48]) + SUMPRODUCT([Thong_Tin_Ngay_Nghi_201610.$B$3:.$B$57]=[.$B32];[Thong_Tin_Ngay_Nghi_201610.$C$3:.$C$57]) +  SUMPRODUCT([Thong_Tin_Ngay_Nghi_201611.$B$3:.$B$57]=[.$B32];[Thong_Tin_Ngay_Nghi_201611.$C$3:.$C$57]) + SUMPRODUCT([Thong_Tin_Ngay_Nghi_201612.$B$3:.$B$71]=[.$B32];[Thong_Tin_Ngay_Nghi_201612.$C$3:.$C$71])" office:value-type="float" office:value="6">
            <text:p>6</text:p>
          </table:table-cell>
          <table:table-cell table:style-name="ce45" table:formula="of:=IF(DATE(YEAR([.E32]);MONTH([.E32]);DAY([.E32]))&lt;=DATE(YEAR([.E32]);3;31); [.C32]-[.G32] + [.F32]; IF([.G32]-[.C32]&lt;0;[.G32] + [.F32] -[.H32];[.F32]+[.C32]-[.H32]))" office:value-type="float" office:value="-1">
            <text:p>-1</text:p>
          </table:table-cell>
          <table:table-cell table:style-name="ce45"/>
          <table:table-cell table:style-name="ce45" table:formula="of:=1+0.5" office:value-type="float" office:value="1.5">
            <text:p>1.5</text:p>
          </table:table-cell>
          <table:table-cell table:style-name="ce45" table:formula="of:=[.I32]+[.K32] +[.J32]" office:value-type="float" office:value="0.5">
            <text:p>0.5</text:p>
          </table:table-cell>
          <table:table-cell table:style-name="ce53" office:value-type="string">
            <text:p>Những ngày nghỉ đã trừ vào lương:</text:p>
            <text:p>- Tháng 7, trừ 1 ngày</text:p>
            <text:p>- Tháng 8, trừ 0.5 ngày</text:p>
            <text:p>=&gt; Ko trừ vào ngày phép nữa</text:p>
          </table:table-cell>
        </table:table-row>
        <table:table-row table:style-name="ro12">
          <table:table-cell table:style-name="ce40" office:value-type="float" office:value="27">
            <text:p>27</text:p>
          </table:table-cell>
          <table:table-cell table:style-name="ce42" office:value-type="string">
            <text:p>LinhB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9-12">
            <text:p>09/12/16</text:p>
          </table:table-cell>
          <table:table-cell table:style-name="ce46" table:formula="of:=IF(YEAR(NOW())&gt;YEAR([.D33]);DATE(YEAR([.D33]);12;31);NOW())" office:value-type="date" office:date-value="2016-12-12T09:26:21.19">
            <text:p>12/12/16</text:p>
          </table:table-cell>
          <table:table-cell table:style-name="ce47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3">
            <text:p>3</text:p>
          </table:table-cell>
          <table:table-cell table:style-name="ce50" table:formula="of:=SUMPRODUCT([Thong_Tin_Ngay_Nghi_201601.$B$3:.$B$31]=[.$B33];[Thong_Tin_Ngay_Nghi_201601.$C$3:.$C$31])+SUMPRODUCT([Thong_Tin_Ngay_Nghi_201602.$B$3:.$B$32]=[.$B33];[Thong_Tin_Ngay_Nghi_201602.$C$3:.$C$32]) + SUMPRODUCT([Thong_Tin_Ngay_Nghi_201603.$B$3:.$B$34]=[.$B33];[Thong_Tin_Ngay_Nghi_201603.$C$3:.$C$34])" office:value-type="float" office:value="0">
            <text:p>0</text:p>
          </table:table-cell>
          <table:table-cell table:style-name="ce50" table:formula="of:=SUMPRODUCT([Thong_Tin_Ngay_Nghi_201601.$B$3:.$B$31]=[.$B33];[Thong_Tin_Ngay_Nghi_201601.$C$3:.$C$31])+SUMPRODUCT([Thong_Tin_Ngay_Nghi_201602.$B$3:.$B$32]=[.$B33];[Thong_Tin_Ngay_Nghi_201602.$C$3:.$C$32]) + SUMPRODUCT([Thong_Tin_Ngay_Nghi_201603.$B$3:.$B$34]=[.$B33];[Thong_Tin_Ngay_Nghi_201603.$C$3:.$C$34]) + SUMPRODUCT([Thong_Tin_Ngay_Nghi_201604.$B$3:.$B$35]=[.$B33];[Thong_Tin_Ngay_Nghi_201604.$C$3:.$C$35]) + SUMPRODUCT([Thong_Tin_Ngay_Nghi_201605.$B$3:.$B$34]=[.$B33];[Thong_Tin_Ngay_Nghi_201605.$C$3:.$C$34]) + SUMPRODUCT([Thong_Tin_Ngay_Nghi_201606.$B$3:.$B$33]=[.$B33];[Thong_Tin_Ngay_Nghi_201606.$C$3:.$C$33]) + SUMPRODUCT([Thong_Tin_Ngay_Nghi_201607.$B$3:.$B$39]=[.$B33];[Thong_Tin_Ngay_Nghi_201607.$C$3:.$C$39]) + SUMPRODUCT([Thong_Tin_Ngay_Nghi_201608.$B$3:.$B$42]=[.$B33];[Thong_Tin_Ngay_Nghi_201608.$C$3:.$C$42]) + SUMPRODUCT([Thong_Tin_Ngay_Nghi_201609.$B$3:.$B$48]=[.$B33];[Thong_Tin_Ngay_Nghi_201609.$C$3:.$C$48]) + SUMPRODUCT([Thong_Tin_Ngay_Nghi_201610.$B$3:.$B$57]=[.$B33];[Thong_Tin_Ngay_Nghi_201610.$C$3:.$C$57]) +  SUMPRODUCT([Thong_Tin_Ngay_Nghi_201611.$B$3:.$B$57]=[.$B33];[Thong_Tin_Ngay_Nghi_201611.$C$3:.$C$57]) + SUMPRODUCT([Thong_Tin_Ngay_Nghi_201612.$B$3:.$B$71]=[.$B33];[Thong_Tin_Ngay_Nghi_201612.$C$3:.$C$71])" office:value-type="float" office:value="1">
            <text:p>1</text:p>
          </table:table-cell>
          <table:table-cell table:style-name="ce45" table:formula="of:=IF(DATE(YEAR([.E33]);MONTH([.E33]);DAY([.E33]))&lt;=DATE(YEAR([.E33]);3;31); [.C33]-[.G33] + [.F33]; IF([.G33]-[.C33]&lt;0;[.G33] + [.F33] -[.H33];[.F33]+[.C33]-[.H33]))" office:value-type="float" office:value="2">
            <text:p>2</text:p>
          </table:table-cell>
          <table:table-cell table:style-name="ce45"/>
          <table:table-cell table:style-name="ce45" table:formula="of:=1" office:value-type="float" office:value="1">
            <text:p>1</text:p>
          </table:table-cell>
          <table:table-cell table:style-name="ce45" table:formula="of:=[.I33]+[.K33] +[.J33]" office:value-type="float" office:value="3">
            <text:p>3</text:p>
          </table:table-cell>
          <table:table-cell table:style-name="ce53" office:value-type="string">
            <text:p>Những ngày nghỉ đã trừ vào lương:</text:p>
            <text:p>- Tháng 10, trừ 1 ngày</text:p>
            <text:p>=&gt; Ko trừ vào ngày phép nữa</text:p>
          </table:table-cell>
        </table:table-row>
        <table:table-row table:style-name="ro7">
          <table:table-cell table:style-name="ce40" office:value-type="float" office:value="28">
            <text:p>28</text:p>
          </table:table-cell>
          <table:table-cell table:style-name="ce42" office:value-type="string">
            <text:p>MaiLT</text:p>
          </table:table-cell>
          <table:table-cell table:style-name="ce45"/>
          <table:table-cell table:style-name="ce46" office:value-type="date" office:date-value="2016-11-07">
            <text:p>11/07/16</text:p>
          </table:table-cell>
          <table:table-cell table:style-name="ce46" table:formula="of:=IF(YEAR(NOW())&gt;YEAR([.D34]);DATE(YEAR([.D34]);12;31);NOW())" office:value-type="date" office:date-value="2016-12-12T09:26:21.19">
            <text:p>12/12/16</text:p>
          </table:table-cell>
          <table:table-cell table:style-name="ce47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1">
            <text:p>1</text:p>
          </table:table-cell>
          <table:table-cell table:style-name="ce50" table:formula="of:=SUMPRODUCT([Thong_Tin_Ngay_Nghi_201601.$B$3:.$B$31]=[.$B34];[Thong_Tin_Ngay_Nghi_201601.$C$3:.$C$31])+SUMPRODUCT([Thong_Tin_Ngay_Nghi_201602.$B$3:.$B$32]=[.$B34];[Thong_Tin_Ngay_Nghi_201602.$C$3:.$C$32]) + SUMPRODUCT([Thong_Tin_Ngay_Nghi_201603.$B$3:.$B$34]=[.$B34];[Thong_Tin_Ngay_Nghi_201603.$C$3:.$C$34])" office:value-type="float" office:value="0">
            <text:p>0</text:p>
          </table:table-cell>
          <table:table-cell table:style-name="ce50" table:formula="of:=SUMPRODUCT([Thong_Tin_Ngay_Nghi_201601.$B$3:.$B$31]=[.$B34];[Thong_Tin_Ngay_Nghi_201601.$C$3:.$C$31])+SUMPRODUCT([Thong_Tin_Ngay_Nghi_201602.$B$3:.$B$32]=[.$B34];[Thong_Tin_Ngay_Nghi_201602.$C$3:.$C$32]) + SUMPRODUCT([Thong_Tin_Ngay_Nghi_201603.$B$3:.$B$34]=[.$B34];[Thong_Tin_Ngay_Nghi_201603.$C$3:.$C$34]) + SUMPRODUCT([Thong_Tin_Ngay_Nghi_201604.$B$3:.$B$35]=[.$B34];[Thong_Tin_Ngay_Nghi_201604.$C$3:.$C$35]) + SUMPRODUCT([Thong_Tin_Ngay_Nghi_201605.$B$3:.$B$34]=[.$B34];[Thong_Tin_Ngay_Nghi_201605.$C$3:.$C$34]) + SUMPRODUCT([Thong_Tin_Ngay_Nghi_201606.$B$3:.$B$33]=[.$B34];[Thong_Tin_Ngay_Nghi_201606.$C$3:.$C$33]) + SUMPRODUCT([Thong_Tin_Ngay_Nghi_201607.$B$3:.$B$39]=[.$B34];[Thong_Tin_Ngay_Nghi_201607.$C$3:.$C$39]) + SUMPRODUCT([Thong_Tin_Ngay_Nghi_201608.$B$3:.$B$42]=[.$B34];[Thong_Tin_Ngay_Nghi_201608.$C$3:.$C$42]) + SUMPRODUCT([Thong_Tin_Ngay_Nghi_201609.$B$3:.$B$48]=[.$B34];[Thong_Tin_Ngay_Nghi_201609.$C$3:.$C$48]) + SUMPRODUCT([Thong_Tin_Ngay_Nghi_201610.$B$3:.$B$57]=[.$B34];[Thong_Tin_Ngay_Nghi_201610.$C$3:.$C$57]) +  SUMPRODUCT([Thong_Tin_Ngay_Nghi_201611.$B$3:.$B$57]=[.$B34];[Thong_Tin_Ngay_Nghi_201611.$C$3:.$C$57]) + SUMPRODUCT([Thong_Tin_Ngay_Nghi_201612.$B$3:.$B$71]=[.$B34];[Thong_Tin_Ngay_Nghi_201612.$C$3:.$C$71])" office:value-type="float" office:value="0.5">
            <text:p>0.5</text:p>
          </table:table-cell>
          <table:table-cell table:style-name="ce45" table:formula="of:=IF(DATE(YEAR([.E34]);MONTH([.E34]);DAY([.E34]))&lt;=DATE(YEAR([.E34]);3;31); [.C34]-[.G34] + [.F34]; IF([.G34]-[.C34]&lt;0;[.G34] + [.F34] -[.H34];[.F34]+[.C34]-[.H34]))" office:value-type="float" office:value="0.5">
            <text:p>0.5</text:p>
          </table:table-cell>
          <table:table-cell table:number-columns-repeated="2" table:style-name="ce45"/>
          <table:table-cell table:style-name="ce45" table:formula="of:=[.I34]+[.K34] +[.J34]" office:value-type="float" office:value="0.5">
            <text:p>0.5</text:p>
          </table:table-cell>
          <table:table-cell table:style-name="ce53"/>
        </table:table-row>
        <table:table-row table:style-name="ro7">
          <table:table-cell table:style-name="ce40" office:value-type="float" office:value="29">
            <text:p>29</text:p>
          </table:table-cell>
          <table:table-cell table:style-name="ce42" office:value-type="string">
            <text:p>MaiNT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5]);DATE(YEAR([.D35]);12;31);NOW())" office:value-type="date" office:date-value="2016-12-12T09:26:21.19">
            <text:p>12/12/16</text:p>
          </table:table-cell>
          <table:table-cell table:style-name="ce47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11">
            <text:p>11</text:p>
          </table:table-cell>
          <table:table-cell table:style-name="ce50" table:formula="of:=SUMPRODUCT([Thong_Tin_Ngay_Nghi_201601.$B$3:.$B$31]=[.$B35];[Thong_Tin_Ngay_Nghi_201601.$C$3:.$C$31])+SUMPRODUCT([Thong_Tin_Ngay_Nghi_201602.$B$3:.$B$32]=[.$B35];[Thong_Tin_Ngay_Nghi_201602.$C$3:.$C$32]) + SUMPRODUCT([Thong_Tin_Ngay_Nghi_201603.$B$3:.$B$34]=[.$B35];[Thong_Tin_Ngay_Nghi_201603.$C$3:.$C$34])" office:value-type="float" office:value="6">
            <text:p>6</text:p>
          </table:table-cell>
          <table:table-cell table:style-name="ce50" table:formula="of:=SUMPRODUCT([Thong_Tin_Ngay_Nghi_201601.$B$3:.$B$31]=[.$B35];[Thong_Tin_Ngay_Nghi_201601.$C$3:.$C$31])+SUMPRODUCT([Thong_Tin_Ngay_Nghi_201602.$B$3:.$B$32]=[.$B35];[Thong_Tin_Ngay_Nghi_201602.$C$3:.$C$32]) + SUMPRODUCT([Thong_Tin_Ngay_Nghi_201603.$B$3:.$B$34]=[.$B35];[Thong_Tin_Ngay_Nghi_201603.$C$3:.$C$34]) + SUMPRODUCT([Thong_Tin_Ngay_Nghi_201604.$B$3:.$B$35]=[.$B35];[Thong_Tin_Ngay_Nghi_201604.$C$3:.$C$35]) + SUMPRODUCT([Thong_Tin_Ngay_Nghi_201605.$B$3:.$B$34]=[.$B35];[Thong_Tin_Ngay_Nghi_201605.$C$3:.$C$34]) + SUMPRODUCT([Thong_Tin_Ngay_Nghi_201606.$B$3:.$B$33]=[.$B35];[Thong_Tin_Ngay_Nghi_201606.$C$3:.$C$33]) + SUMPRODUCT([Thong_Tin_Ngay_Nghi_201607.$B$3:.$B$39]=[.$B35];[Thong_Tin_Ngay_Nghi_201607.$C$3:.$C$39]) + SUMPRODUCT([Thong_Tin_Ngay_Nghi_201608.$B$3:.$B$42]=[.$B35];[Thong_Tin_Ngay_Nghi_201608.$C$3:.$C$42]) + SUMPRODUCT([Thong_Tin_Ngay_Nghi_201609.$B$3:.$B$48]=[.$B35];[Thong_Tin_Ngay_Nghi_201609.$C$3:.$C$48]) + SUMPRODUCT([Thong_Tin_Ngay_Nghi_201610.$B$3:.$B$57]=[.$B35];[Thong_Tin_Ngay_Nghi_201610.$C$3:.$C$57]) +  SUMPRODUCT([Thong_Tin_Ngay_Nghi_201611.$B$3:.$B$57]=[.$B35];[Thong_Tin_Ngay_Nghi_201611.$C$3:.$C$57]) + SUMPRODUCT([Thong_Tin_Ngay_Nghi_201612.$B$3:.$B$71]=[.$B35];[Thong_Tin_Ngay_Nghi_201612.$C$3:.$C$71])" office:value-type="float" office:value="11">
            <text:p>11</text:p>
          </table:table-cell>
          <table:table-cell table:style-name="ce45" table:formula="of:=IF(DATE(YEAR([.E35]);MONTH([.E35]);DAY([.E35]))&lt;=DATE(YEAR([.E35]);3;31); [.C35]-[.G35] + [.F35]; IF([.G35]-[.C35]&lt;0;[.G35] + [.F35] -[.H35];[.F35]+[.C35]-[.H35]))" office:value-type="float" office:value="2">
            <text:p>2</text:p>
          </table:table-cell>
          <table:table-cell table:number-columns-repeated="2" table:style-name="ce45"/>
          <table:table-cell table:style-name="ce45" table:formula="of:=[.I35]+[.K35] +[.J35]" office:value-type="float" office:value="2">
            <text:p>2</text:p>
          </table:table-cell>
          <table:table-cell table:style-name="ce53"/>
        </table:table-row>
        <table:table-row table:style-name="ro7">
          <table:table-cell table:style-name="ce40" office:value-type="float" office:value="30">
            <text:p>30</text:p>
          </table:table-cell>
          <table:table-cell table:style-name="ce42" office:value-type="string">
            <text:p>ManhNB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9-05">
            <text:p>09/05/16</text:p>
          </table:table-cell>
          <table:table-cell table:style-name="ce46" table:formula="of:=IF(YEAR(NOW())&gt;YEAR([.D36]);DATE(YEAR([.D36]);12;31);NOW())" office:value-type="date" office:date-value="2016-12-12T09:26:21.19">
            <text:p>12/12/16</text:p>
          </table:table-cell>
          <table:table-cell table:style-name="ce47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3">
            <text:p>3</text:p>
          </table:table-cell>
          <table:table-cell table:style-name="ce50" table:formula="of:=SUMPRODUCT([Thong_Tin_Ngay_Nghi_201601.$B$3:.$B$31]=[.$B36];[Thong_Tin_Ngay_Nghi_201601.$C$3:.$C$31])+SUMPRODUCT([Thong_Tin_Ngay_Nghi_201602.$B$3:.$B$32]=[.$B36];[Thong_Tin_Ngay_Nghi_201602.$C$3:.$C$32]) + SUMPRODUCT([Thong_Tin_Ngay_Nghi_201603.$B$3:.$B$34]=[.$B36];[Thong_Tin_Ngay_Nghi_201603.$C$3:.$C$34])" office:value-type="float" office:value="0">
            <text:p>0</text:p>
          </table:table-cell>
          <table:table-cell table:style-name="ce50" table:formula="of:=SUMPRODUCT([Thong_Tin_Ngay_Nghi_201601.$B$3:.$B$31]=[.$B36];[Thong_Tin_Ngay_Nghi_201601.$C$3:.$C$31])+SUMPRODUCT([Thong_Tin_Ngay_Nghi_201602.$B$3:.$B$32]=[.$B36];[Thong_Tin_Ngay_Nghi_201602.$C$3:.$C$32]) + SUMPRODUCT([Thong_Tin_Ngay_Nghi_201603.$B$3:.$B$34]=[.$B36];[Thong_Tin_Ngay_Nghi_201603.$C$3:.$C$34]) + SUMPRODUCT([Thong_Tin_Ngay_Nghi_201604.$B$3:.$B$35]=[.$B36];[Thong_Tin_Ngay_Nghi_201604.$C$3:.$C$35]) + SUMPRODUCT([Thong_Tin_Ngay_Nghi_201605.$B$3:.$B$34]=[.$B36];[Thong_Tin_Ngay_Nghi_201605.$C$3:.$C$34]) + SUMPRODUCT([Thong_Tin_Ngay_Nghi_201606.$B$3:.$B$33]=[.$B36];[Thong_Tin_Ngay_Nghi_201606.$C$3:.$C$33]) + SUMPRODUCT([Thong_Tin_Ngay_Nghi_201607.$B$3:.$B$39]=[.$B36];[Thong_Tin_Ngay_Nghi_201607.$C$3:.$C$39]) + SUMPRODUCT([Thong_Tin_Ngay_Nghi_201608.$B$3:.$B$42]=[.$B36];[Thong_Tin_Ngay_Nghi_201608.$C$3:.$C$42]) + SUMPRODUCT([Thong_Tin_Ngay_Nghi_201609.$B$3:.$B$48]=[.$B36];[Thong_Tin_Ngay_Nghi_201609.$C$3:.$C$48]) + SUMPRODUCT([Thong_Tin_Ngay_Nghi_201610.$B$3:.$B$57]=[.$B36];[Thong_Tin_Ngay_Nghi_201610.$C$3:.$C$57]) +  SUMPRODUCT([Thong_Tin_Ngay_Nghi_201611.$B$3:.$B$57]=[.$B36];[Thong_Tin_Ngay_Nghi_201611.$C$3:.$C$57]) + SUMPRODUCT([Thong_Tin_Ngay_Nghi_201612.$B$3:.$B$71]=[.$B36];[Thong_Tin_Ngay_Nghi_201612.$C$3:.$C$71])" office:value-type="float" office:value="4">
            <text:p>4</text:p>
          </table:table-cell>
          <table:table-cell table:style-name="ce45" table:formula="of:=IF(DATE(YEAR([.E36]);MONTH([.E36]);DAY([.E36]))&lt;=DATE(YEAR([.E36]);3;31); [.C36]-[.G36] + [.F36]; IF([.G36]-[.C36]&lt;0;[.G36] + [.F36] -[.H36];[.F36]+[.C36]-[.H36]))" office:value-type="float" office:value="-1">
            <text:p>-1</text:p>
          </table:table-cell>
          <table:table-cell table:number-columns-repeated="2" table:style-name="ce45"/>
          <table:table-cell table:style-name="ce45" table:formula="of:=[.I36]+[.K36] +[.J36]" office:value-type="float" office:value="-1">
            <text:p>-1</text:p>
          </table:table-cell>
          <table:table-cell table:style-name="ce53"/>
        </table:table-row>
        <table:table-row table:style-name="ro7">
          <table:table-cell table:style-name="ce40" office:value-type="float" office:value="31">
            <text:p>31</text:p>
          </table:table-cell>
          <table:table-cell table:style-name="ce42" office:value-type="string">
            <text:p>NamN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11-14">
            <text:p>11/14/16</text:p>
          </table:table-cell>
          <table:table-cell table:style-name="ce46" table:formula="of:=IF(YEAR(NOW())&gt;YEAR([.D37]);DATE(YEAR([.D37]);12;31);NOW())" office:value-type="date" office:date-value="2016-12-12T09:26:21.19">
            <text:p>12/12/16</text:p>
          </table:table-cell>
          <table:table-cell table:style-name="ce47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1">
            <text:p>1</text:p>
          </table:table-cell>
          <table:table-cell table:style-name="ce50" table:formula="of:=SUMPRODUCT([Thong_Tin_Ngay_Nghi_201601.$B$3:.$B$31]=[.$B37];[Thong_Tin_Ngay_Nghi_201601.$C$3:.$C$31])+SUMPRODUCT([Thong_Tin_Ngay_Nghi_201602.$B$3:.$B$32]=[.$B37];[Thong_Tin_Ngay_Nghi_201602.$C$3:.$C$32]) + SUMPRODUCT([Thong_Tin_Ngay_Nghi_201603.$B$3:.$B$34]=[.$B37];[Thong_Tin_Ngay_Nghi_201603.$C$3:.$C$34])" office:value-type="float" office:value="0">
            <text:p>0</text:p>
          </table:table-cell>
          <table:table-cell table:style-name="ce50" table:formula="of:=SUMPRODUCT([Thong_Tin_Ngay_Nghi_201601.$B$3:.$B$31]=[.$B37];[Thong_Tin_Ngay_Nghi_201601.$C$3:.$C$31])+SUMPRODUCT([Thong_Tin_Ngay_Nghi_201602.$B$3:.$B$32]=[.$B37];[Thong_Tin_Ngay_Nghi_201602.$C$3:.$C$32]) + SUMPRODUCT([Thong_Tin_Ngay_Nghi_201603.$B$3:.$B$34]=[.$B37];[Thong_Tin_Ngay_Nghi_201603.$C$3:.$C$34]) + SUMPRODUCT([Thong_Tin_Ngay_Nghi_201604.$B$3:.$B$35]=[.$B37];[Thong_Tin_Ngay_Nghi_201604.$C$3:.$C$35]) + SUMPRODUCT([Thong_Tin_Ngay_Nghi_201605.$B$3:.$B$34]=[.$B37];[Thong_Tin_Ngay_Nghi_201605.$C$3:.$C$34]) + SUMPRODUCT([Thong_Tin_Ngay_Nghi_201606.$B$3:.$B$33]=[.$B37];[Thong_Tin_Ngay_Nghi_201606.$C$3:.$C$33]) + SUMPRODUCT([Thong_Tin_Ngay_Nghi_201607.$B$3:.$B$39]=[.$B37];[Thong_Tin_Ngay_Nghi_201607.$C$3:.$C$39]) + SUMPRODUCT([Thong_Tin_Ngay_Nghi_201608.$B$3:.$B$42]=[.$B37];[Thong_Tin_Ngay_Nghi_201608.$C$3:.$C$42]) + SUMPRODUCT([Thong_Tin_Ngay_Nghi_201609.$B$3:.$B$48]=[.$B37];[Thong_Tin_Ngay_Nghi_201609.$C$3:.$C$48]) + SUMPRODUCT([Thong_Tin_Ngay_Nghi_201610.$B$3:.$B$57]=[.$B37];[Thong_Tin_Ngay_Nghi_201610.$C$3:.$C$57]) +  SUMPRODUCT([Thong_Tin_Ngay_Nghi_201611.$B$3:.$B$57]=[.$B37];[Thong_Tin_Ngay_Nghi_201611.$C$3:.$C$57]) + SUMPRODUCT([Thong_Tin_Ngay_Nghi_201612.$B$3:.$B$71]=[.$B37];[Thong_Tin_Ngay_Nghi_201612.$C$3:.$C$71])" office:value-type="float" office:value="0">
            <text:p>0</text:p>
          </table:table-cell>
          <table:table-cell table:style-name="ce45" table:formula="of:=IF(DATE(YEAR([.E37]);MONTH([.E37]);DAY([.E37]))&lt;=DATE(YEAR([.E37]);3;31); [.C37]-[.G37] + [.F37]; IF([.G37]-[.C37]&lt;0;[.G37] + [.F37] -[.H37];[.F37]+[.C37]-[.H37]))" office:value-type="float" office:value="1">
            <text:p>1</text:p>
          </table:table-cell>
          <table:table-cell table:number-columns-repeated="2" table:style-name="ce45"/>
          <table:table-cell table:style-name="ce45" table:formula="of:=[.I37]+[.K37] +[.J37]" office:value-type="float" office:value="1">
            <text:p>1</text:p>
          </table:table-cell>
          <table:table-cell table:style-name="ce53"/>
        </table:table-row>
        <table:table-row table:style-name="ro7">
          <table:table-cell table:style-name="ce40" office:value-type="float" office:value="32">
            <text:p>32</text:p>
          </table:table-cell>
          <table:table-cell table:style-name="ce42" office:value-type="string">
            <text:p>Nam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9-26">
            <text:p>09/26/16</text:p>
          </table:table-cell>
          <table:table-cell table:style-name="ce46" table:formula="of:=IF(YEAR(NOW())&gt;YEAR([.D38]);DATE(YEAR([.D38]);12;31);NOW())" office:value-type="date" office:date-value="2016-12-12T09:26:21.2">
            <text:p>12/12/16</text:p>
          </table:table-cell>
          <table:table-cell table:style-name="ce47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2">
            <text:p>2</text:p>
          </table:table-cell>
          <table:table-cell table:style-name="ce50" table:formula="of:=SUMPRODUCT([Thong_Tin_Ngay_Nghi_201601.$B$3:.$B$31]=[.$B38];[Thong_Tin_Ngay_Nghi_201601.$C$3:.$C$31])+SUMPRODUCT([Thong_Tin_Ngay_Nghi_201602.$B$3:.$B$32]=[.$B38];[Thong_Tin_Ngay_Nghi_201602.$C$3:.$C$32]) + SUMPRODUCT([Thong_Tin_Ngay_Nghi_201603.$B$3:.$B$34]=[.$B38];[Thong_Tin_Ngay_Nghi_201603.$C$3:.$C$34])" office:value-type="float" office:value="0">
            <text:p>0</text:p>
          </table:table-cell>
          <table:table-cell table:style-name="ce50" table:formula="of:=SUMPRODUCT([Thong_Tin_Ngay_Nghi_201601.$B$3:.$B$31]=[.$B38];[Thong_Tin_Ngay_Nghi_201601.$C$3:.$C$31])+SUMPRODUCT([Thong_Tin_Ngay_Nghi_201602.$B$3:.$B$32]=[.$B38];[Thong_Tin_Ngay_Nghi_201602.$C$3:.$C$32]) + SUMPRODUCT([Thong_Tin_Ngay_Nghi_201603.$B$3:.$B$34]=[.$B38];[Thong_Tin_Ngay_Nghi_201603.$C$3:.$C$34]) + SUMPRODUCT([Thong_Tin_Ngay_Nghi_201604.$B$3:.$B$35]=[.$B38];[Thong_Tin_Ngay_Nghi_201604.$C$3:.$C$35]) + SUMPRODUCT([Thong_Tin_Ngay_Nghi_201605.$B$3:.$B$34]=[.$B38];[Thong_Tin_Ngay_Nghi_201605.$C$3:.$C$34]) + SUMPRODUCT([Thong_Tin_Ngay_Nghi_201606.$B$3:.$B$33]=[.$B38];[Thong_Tin_Ngay_Nghi_201606.$C$3:.$C$33]) + SUMPRODUCT([Thong_Tin_Ngay_Nghi_201607.$B$3:.$B$39]=[.$B38];[Thong_Tin_Ngay_Nghi_201607.$C$3:.$C$39]) + SUMPRODUCT([Thong_Tin_Ngay_Nghi_201608.$B$3:.$B$42]=[.$B38];[Thong_Tin_Ngay_Nghi_201608.$C$3:.$C$42]) + SUMPRODUCT([Thong_Tin_Ngay_Nghi_201609.$B$3:.$B$48]=[.$B38];[Thong_Tin_Ngay_Nghi_201609.$C$3:.$C$48]) + SUMPRODUCT([Thong_Tin_Ngay_Nghi_201610.$B$3:.$B$57]=[.$B38];[Thong_Tin_Ngay_Nghi_201610.$C$3:.$C$57]) +  SUMPRODUCT([Thong_Tin_Ngay_Nghi_201611.$B$3:.$B$57]=[.$B38];[Thong_Tin_Ngay_Nghi_201611.$C$3:.$C$57]) + SUMPRODUCT([Thong_Tin_Ngay_Nghi_201612.$B$3:.$B$71]=[.$B38];[Thong_Tin_Ngay_Nghi_201612.$C$3:.$C$71])" office:value-type="float" office:value="0">
            <text:p>0</text:p>
          </table:table-cell>
          <table:table-cell table:style-name="ce45" table:formula="of:=IF(DATE(YEAR([.E38]);MONTH([.E38]);DAY([.E38]))&lt;=DATE(YEAR([.E38]);3;31); [.C38]-[.G38] + [.F38]; IF([.G38]-[.C38]&lt;0;[.G38] + [.F38] -[.H38];[.F38]+[.C38]-[.H38]))" office:value-type="float" office:value="2">
            <text:p>2</text:p>
          </table:table-cell>
          <table:table-cell table:number-columns-repeated="2" table:style-name="ce45"/>
          <table:table-cell table:style-name="ce45" table:formula="of:=[.I38]+[.K38] +[.J38]" office:value-type="float" office:value="2">
            <text:p>2</text:p>
          </table:table-cell>
          <table:table-cell table:style-name="ce53"/>
        </table:table-row>
        <table:table-row table:style-name="ro7">
          <table:table-cell table:style-name="ce40" office:value-type="float" office:value="33">
            <text:p>33</text:p>
          </table:table-cell>
          <table:table-cell table:style-name="ce42" office:value-type="string">
            <text:p>NamTV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9]);DATE(YEAR([.D39]);12;31);NOW())" office:value-type="date" office:date-value="2016-12-12T09:26:21.2">
            <text:p>12/12/16</text:p>
          </table:table-cell>
          <table:table-cell table:style-name="ce47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11">
            <text:p>11</text:p>
          </table:table-cell>
          <table:table-cell table:style-name="ce50" table:formula="of:=SUMPRODUCT([Thong_Tin_Ngay_Nghi_201601.$B$3:.$B$31]=[.$B39];[Thong_Tin_Ngay_Nghi_201601.$C$3:.$C$31])+SUMPRODUCT([Thong_Tin_Ngay_Nghi_201602.$B$3:.$B$32]=[.$B39];[Thong_Tin_Ngay_Nghi_201602.$C$3:.$C$32]) + SUMPRODUCT([Thong_Tin_Ngay_Nghi_201603.$B$3:.$B$34]=[.$B39];[Thong_Tin_Ngay_Nghi_201603.$C$3:.$C$34])" office:value-type="float" office:value="4">
            <text:p>4</text:p>
          </table:table-cell>
          <table:table-cell table:style-name="ce50" table:formula="of:=SUMPRODUCT([Thong_Tin_Ngay_Nghi_201601.$B$3:.$B$31]=[.$B39];[Thong_Tin_Ngay_Nghi_201601.$C$3:.$C$31])+SUMPRODUCT([Thong_Tin_Ngay_Nghi_201602.$B$3:.$B$32]=[.$B39];[Thong_Tin_Ngay_Nghi_201602.$C$3:.$C$32]) + SUMPRODUCT([Thong_Tin_Ngay_Nghi_201603.$B$3:.$B$34]=[.$B39];[Thong_Tin_Ngay_Nghi_201603.$C$3:.$C$34]) + SUMPRODUCT([Thong_Tin_Ngay_Nghi_201604.$B$3:.$B$35]=[.$B39];[Thong_Tin_Ngay_Nghi_201604.$C$3:.$C$35]) + SUMPRODUCT([Thong_Tin_Ngay_Nghi_201605.$B$3:.$B$34]=[.$B39];[Thong_Tin_Ngay_Nghi_201605.$C$3:.$C$34]) + SUMPRODUCT([Thong_Tin_Ngay_Nghi_201606.$B$3:.$B$33]=[.$B39];[Thong_Tin_Ngay_Nghi_201606.$C$3:.$C$33]) + SUMPRODUCT([Thong_Tin_Ngay_Nghi_201607.$B$3:.$B$39]=[.$B39];[Thong_Tin_Ngay_Nghi_201607.$C$3:.$C$39]) + SUMPRODUCT([Thong_Tin_Ngay_Nghi_201608.$B$3:.$B$42]=[.$B39];[Thong_Tin_Ngay_Nghi_201608.$C$3:.$C$42]) + SUMPRODUCT([Thong_Tin_Ngay_Nghi_201609.$B$3:.$B$48]=[.$B39];[Thong_Tin_Ngay_Nghi_201609.$C$3:.$C$48]) + SUMPRODUCT([Thong_Tin_Ngay_Nghi_201610.$B$3:.$B$57]=[.$B39];[Thong_Tin_Ngay_Nghi_201610.$C$3:.$C$57]) +  SUMPRODUCT([Thong_Tin_Ngay_Nghi_201611.$B$3:.$B$57]=[.$B39];[Thong_Tin_Ngay_Nghi_201611.$C$3:.$C$57]) + SUMPRODUCT([Thong_Tin_Ngay_Nghi_201612.$B$3:.$B$71]=[.$B39];[Thong_Tin_Ngay_Nghi_201612.$C$3:.$C$71])" office:value-type="float" office:value="10.5">
            <text:p>10.5</text:p>
          </table:table-cell>
          <table:table-cell table:style-name="ce45" table:formula="of:=IF(DATE(YEAR([.E39]);MONTH([.E39]);DAY([.E39]))&lt;=DATE(YEAR([.E39]);3;31); [.C39]-[.G39] + [.F39]; IF([.G39]-[.C39]&lt;0;[.G39] + [.F39] -[.H39];[.F39]+[.C39]-[.H39]))" office:value-type="float" office:value="4.5">
            <text:p>4.5</text:p>
          </table:table-cell>
          <table:table-cell table:number-columns-repeated="2" table:style-name="ce45"/>
          <table:table-cell table:style-name="ce45" table:formula="of:=[.I39]+[.K39] +[.J39]" office:value-type="float" office:value="4.5">
            <text:p>4.5</text:p>
          </table:table-cell>
          <table:table-cell table:style-name="ce53"/>
        </table:table-row>
        <table:table-row table:style-name="ro7">
          <table:table-cell table:style-name="ce40" office:value-type="float" office:value="34">
            <text:p>34</text:p>
          </table:table-cell>
          <table:table-cell table:style-name="ce42" office:value-type="string">
            <text:p>NgaTN</text:p>
          </table:table-cell>
          <table:table-cell table:style-name="ce45"/>
          <table:table-cell table:style-name="ce46" office:value-type="date" office:date-value="2016-10-26">
            <text:p>10/26/16</text:p>
          </table:table-cell>
          <table:table-cell table:style-name="ce46" table:formula="of:=IF(YEAR(NOW())&gt;YEAR([.D40]);DATE(YEAR([.D40]);12;31);NOW())" office:value-type="date" office:date-value="2016-12-12T09:26:21.2">
            <text:p>12/12/16</text:p>
          </table:table-cell>
          <table:table-cell table:style-name="ce47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1">
            <text:p>1</text:p>
          </table:table-cell>
          <table:table-cell table:style-name="ce50" table:formula="of:=SUMPRODUCT([Thong_Tin_Ngay_Nghi_201601.$B$3:.$B$31]=[.$B40];[Thong_Tin_Ngay_Nghi_201601.$C$3:.$C$31])+SUMPRODUCT([Thong_Tin_Ngay_Nghi_201602.$B$3:.$B$32]=[.$B40];[Thong_Tin_Ngay_Nghi_201602.$C$3:.$C$32]) + SUMPRODUCT([Thong_Tin_Ngay_Nghi_201603.$B$3:.$B$34]=[.$B40];[Thong_Tin_Ngay_Nghi_201603.$C$3:.$C$34])" office:value-type="float" office:value="0">
            <text:p>0</text:p>
          </table:table-cell>
          <table:table-cell table:style-name="ce50" table:formula="of:=SUMPRODUCT([Thong_Tin_Ngay_Nghi_201601.$B$3:.$B$31]=[.$B40];[Thong_Tin_Ngay_Nghi_201601.$C$3:.$C$31])+SUMPRODUCT([Thong_Tin_Ngay_Nghi_201602.$B$3:.$B$32]=[.$B40];[Thong_Tin_Ngay_Nghi_201602.$C$3:.$C$32]) + SUMPRODUCT([Thong_Tin_Ngay_Nghi_201603.$B$3:.$B$34]=[.$B40];[Thong_Tin_Ngay_Nghi_201603.$C$3:.$C$34]) + SUMPRODUCT([Thong_Tin_Ngay_Nghi_201604.$B$3:.$B$35]=[.$B40];[Thong_Tin_Ngay_Nghi_201604.$C$3:.$C$35]) + SUMPRODUCT([Thong_Tin_Ngay_Nghi_201605.$B$3:.$B$34]=[.$B40];[Thong_Tin_Ngay_Nghi_201605.$C$3:.$C$34]) + SUMPRODUCT([Thong_Tin_Ngay_Nghi_201606.$B$3:.$B$33]=[.$B40];[Thong_Tin_Ngay_Nghi_201606.$C$3:.$C$33]) + SUMPRODUCT([Thong_Tin_Ngay_Nghi_201607.$B$3:.$B$39]=[.$B40];[Thong_Tin_Ngay_Nghi_201607.$C$3:.$C$39]) + SUMPRODUCT([Thong_Tin_Ngay_Nghi_201608.$B$3:.$B$42]=[.$B40];[Thong_Tin_Ngay_Nghi_201608.$C$3:.$C$42]) + SUMPRODUCT([Thong_Tin_Ngay_Nghi_201609.$B$3:.$B$48]=[.$B40];[Thong_Tin_Ngay_Nghi_201609.$C$3:.$C$48]) + SUMPRODUCT([Thong_Tin_Ngay_Nghi_201610.$B$3:.$B$57]=[.$B40];[Thong_Tin_Ngay_Nghi_201610.$C$3:.$C$57]) +  SUMPRODUCT([Thong_Tin_Ngay_Nghi_201611.$B$3:.$B$57]=[.$B40];[Thong_Tin_Ngay_Nghi_201611.$C$3:.$C$57]) + SUMPRODUCT([Thong_Tin_Ngay_Nghi_201612.$B$3:.$B$71]=[.$B40];[Thong_Tin_Ngay_Nghi_201612.$C$3:.$C$71])" office:value-type="float" office:value="1">
            <text:p>1</text:p>
          </table:table-cell>
          <table:table-cell table:style-name="ce45" table:formula="of:=IF(DATE(YEAR([.E40]);MONTH([.E40]);DAY([.E40]))&lt;=DATE(YEAR([.E40]);3;31); [.C40]-[.G40] + [.F40]; IF([.G40]-[.C40]&lt;0;[.G40] + [.F40] -[.H40];[.F40]+[.C40]-[.H40]))" office:value-type="float" office:value="0">
            <text:p>0</text:p>
          </table:table-cell>
          <table:table-cell table:number-columns-repeated="2" table:style-name="ce45"/>
          <table:table-cell table:style-name="ce45" table:formula="of:=[.I40]+[.K40] +[.J40]" office:value-type="float" office:value="0">
            <text:p>0</text:p>
          </table:table-cell>
          <table:table-cell table:style-name="ce53"/>
        </table:table-row>
        <table:table-row table:style-name="ro14">
          <table:table-cell table:style-name="ce40" office:value-type="float" office:value="35">
            <text:p>35</text:p>
          </table:table-cell>
          <table:table-cell table:style-name="ce42" office:value-type="string">
            <text:p>NganTL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9-05">
            <text:p>09/05/16</text:p>
          </table:table-cell>
          <table:table-cell table:style-name="ce46" table:formula="of:=IF(YEAR(NOW())&gt;YEAR([.D41]);DATE(YEAR([.D41]);12;31);NOW())" office:value-type="date" office:date-value="2016-12-12T09:26:21.2">
            <text:p>12/12/16</text:p>
          </table:table-cell>
          <table:table-cell table:style-name="ce47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3">
            <text:p>3</text:p>
          </table:table-cell>
          <table:table-cell table:style-name="ce50"/>
          <table:table-cell table:style-name="ce50" table:formula="of:=SUMPRODUCT([Thong_Tin_Ngay_Nghi_201601.$B$3:.$B$31]=[.$B41];[Thong_Tin_Ngay_Nghi_201601.$C$3:.$C$31])+SUMPRODUCT([Thong_Tin_Ngay_Nghi_201602.$B$3:.$B$32]=[.$B41];[Thong_Tin_Ngay_Nghi_201602.$C$3:.$C$32]) + SUMPRODUCT([Thong_Tin_Ngay_Nghi_201603.$B$3:.$B$34]=[.$B41];[Thong_Tin_Ngay_Nghi_201603.$C$3:.$C$34]) + SUMPRODUCT([Thong_Tin_Ngay_Nghi_201604.$B$3:.$B$35]=[.$B41];[Thong_Tin_Ngay_Nghi_201604.$C$3:.$C$35]) + SUMPRODUCT([Thong_Tin_Ngay_Nghi_201605.$B$3:.$B$34]=[.$B41];[Thong_Tin_Ngay_Nghi_201605.$C$3:.$C$34]) + SUMPRODUCT([Thong_Tin_Ngay_Nghi_201606.$B$3:.$B$33]=[.$B41];[Thong_Tin_Ngay_Nghi_201606.$C$3:.$C$33]) + SUMPRODUCT([Thong_Tin_Ngay_Nghi_201607.$B$3:.$B$39]=[.$B41];[Thong_Tin_Ngay_Nghi_201607.$C$3:.$C$39]) + SUMPRODUCT([Thong_Tin_Ngay_Nghi_201608.$B$3:.$B$42]=[.$B41];[Thong_Tin_Ngay_Nghi_201608.$C$3:.$C$42]) + SUMPRODUCT([Thong_Tin_Ngay_Nghi_201609.$B$3:.$B$48]=[.$B41];[Thong_Tin_Ngay_Nghi_201609.$C$3:.$C$48]) + SUMPRODUCT([Thong_Tin_Ngay_Nghi_201610.$B$3:.$B$57]=[.$B41];[Thong_Tin_Ngay_Nghi_201610.$C$3:.$C$57]) +  SUMPRODUCT([Thong_Tin_Ngay_Nghi_201611.$B$3:.$B$57]=[.$B41];[Thong_Tin_Ngay_Nghi_201611.$C$3:.$C$57]) + SUMPRODUCT([Thong_Tin_Ngay_Nghi_201612.$B$3:.$B$71]=[.$B41];[Thong_Tin_Ngay_Nghi_201612.$C$3:.$C$71])" office:value-type="float" office:value="4">
            <text:p>4</text:p>
          </table:table-cell>
          <table:table-cell table:style-name="ce45" table:formula="of:=IF(DATE(YEAR([.E41]);MONTH([.E41]);DAY([.E41]))&lt;=DATE(YEAR([.E41]);3;31); [.C41]-[.G41] + [.F41]; IF([.G41]-[.C41]&lt;0;[.G41] + [.F41] -[.H41];[.F41]+[.C41]-[.H41]))" office:value-type="float" office:value="-1">
            <text:p>-1</text:p>
          </table:table-cell>
          <table:table-cell table:style-name="ce45"/>
          <table:table-cell table:style-name="ce45" table:formula="of:=1+3" office:value-type="float" office:value="4">
            <text:p>4</text:p>
          </table:table-cell>
          <table:table-cell table:style-name="ce45" table:formula="of:=[.I41]+[.K41] +[.J41]" office:value-type="float" office:value="3">
            <text:p>3</text:p>
          </table:table-cell>
          <table:table-cell table:style-name="ce53" office:value-type="string">
            <text:p>Những ngày nghỉ đã trừ vào lương:</text:p>
            <text:p>- Tháng 9, trừ 1 ngày</text:p>
            <text:p>- Tháng 10, trừ 3 ngày</text:p>
            <text:p>=&gt; Ko trừ vào ngày phép nữa</text:p>
          </table:table-cell>
        </table:table-row>
        <table:table-row table:style-name="ro7">
          <table:table-cell table:style-name="ce40" office:value-type="float" office:value="36">
            <text:p>36</text:p>
          </table:table-cell>
          <table:table-cell table:style-name="ce42" office:value-type="string">
            <text:p>NhanH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22">
            <text:p>06/22/16</text:p>
          </table:table-cell>
          <table:table-cell table:style-name="ce46" table:formula="of:=IF(YEAR(NOW())&gt;YEAR([.D42]);DATE(YEAR([.D42]);12;31);NOW())" office:value-type="date" office:date-value="2016-12-12T09:26:21.21">
            <text:p>12/12/16</text:p>
          </table:table-cell>
          <table:table-cell table:style-name="ce47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5">
            <text:p>5</text:p>
          </table:table-cell>
          <table:table-cell table:style-name="ce50" table:formula="of:=SUMPRODUCT([Thong_Tin_Ngay_Nghi_201601.$B$3:.$B$31]=[.$B42];[Thong_Tin_Ngay_Nghi_201601.$C$3:.$C$31])+SUMPRODUCT([Thong_Tin_Ngay_Nghi_201602.$B$3:.$B$32]=[.$B42];[Thong_Tin_Ngay_Nghi_201602.$C$3:.$C$32]) + SUMPRODUCT([Thong_Tin_Ngay_Nghi_201603.$B$3:.$B$34]=[.$B42];[Thong_Tin_Ngay_Nghi_201603.$C$3:.$C$34])" office:value-type="float" office:value="0">
            <text:p>0</text:p>
          </table:table-cell>
          <table:table-cell table:style-name="ce50" table:formula="of:=SUMPRODUCT([Thong_Tin_Ngay_Nghi_201601.$B$3:.$B$31]=[.$B42];[Thong_Tin_Ngay_Nghi_201601.$C$3:.$C$31])+SUMPRODUCT([Thong_Tin_Ngay_Nghi_201602.$B$3:.$B$32]=[.$B42];[Thong_Tin_Ngay_Nghi_201602.$C$3:.$C$32]) + SUMPRODUCT([Thong_Tin_Ngay_Nghi_201603.$B$3:.$B$34]=[.$B42];[Thong_Tin_Ngay_Nghi_201603.$C$3:.$C$34]) + SUMPRODUCT([Thong_Tin_Ngay_Nghi_201604.$B$3:.$B$35]=[.$B42];[Thong_Tin_Ngay_Nghi_201604.$C$3:.$C$35]) + SUMPRODUCT([Thong_Tin_Ngay_Nghi_201605.$B$3:.$B$34]=[.$B42];[Thong_Tin_Ngay_Nghi_201605.$C$3:.$C$34]) + SUMPRODUCT([Thong_Tin_Ngay_Nghi_201606.$B$3:.$B$33]=[.$B42];[Thong_Tin_Ngay_Nghi_201606.$C$3:.$C$33]) + SUMPRODUCT([Thong_Tin_Ngay_Nghi_201607.$B$3:.$B$39]=[.$B42];[Thong_Tin_Ngay_Nghi_201607.$C$3:.$C$39]) + SUMPRODUCT([Thong_Tin_Ngay_Nghi_201608.$B$3:.$B$42]=[.$B42];[Thong_Tin_Ngay_Nghi_201608.$C$3:.$C$42]) + SUMPRODUCT([Thong_Tin_Ngay_Nghi_201609.$B$3:.$B$48]=[.$B42];[Thong_Tin_Ngay_Nghi_201609.$C$3:.$C$48]) + SUMPRODUCT([Thong_Tin_Ngay_Nghi_201610.$B$3:.$B$57]=[.$B42];[Thong_Tin_Ngay_Nghi_201610.$C$3:.$C$57]) +  SUMPRODUCT([Thong_Tin_Ngay_Nghi_201611.$B$3:.$B$57]=[.$B42];[Thong_Tin_Ngay_Nghi_201611.$C$3:.$C$57]) + SUMPRODUCT([Thong_Tin_Ngay_Nghi_201612.$B$3:.$B$71]=[.$B42];[Thong_Tin_Ngay_Nghi_201612.$C$3:.$C$71])" office:value-type="float" office:value="2">
            <text:p>2</text:p>
          </table:table-cell>
          <table:table-cell table:style-name="ce45" table:formula="of:=IF(DATE(YEAR([.E42]);MONTH([.E42]);DAY([.E42]))&lt;=DATE(YEAR([.E42]);3;31); [.C42]-[.G42] + [.F42]; IF([.G42]-[.C42]&lt;0;[.G42] + [.F42] -[.H42];[.F42]+[.C42]-[.H42]))" office:value-type="float" office:value="3">
            <text:p>3</text:p>
          </table:table-cell>
          <table:table-cell table:number-columns-repeated="2" table:style-name="ce45"/>
          <table:table-cell table:style-name="ce45" table:formula="of:=[.I42]+[.K42] +[.J42]" office:value-type="float" office:value="3">
            <text:p>3</text:p>
          </table:table-cell>
          <table:table-cell table:style-name="ce53"/>
        </table:table-row>
        <table:table-row table:style-name="ro7">
          <table:table-cell table:style-name="ce40" office:value-type="float" office:value="37">
            <text:p>37</text:p>
          </table:table-cell>
          <table:table-cell table:style-name="ce42" office:value-type="string">
            <text:p>NhanNM</text:p>
          </table:table-cell>
          <table:table-cell table:style-name="ce45" office:value-type="float" office:value="6">
            <text:p>6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3]);DATE(YEAR([.D43]);12;31);NOW())" office:value-type="date" office:date-value="2016-12-12T09:26:21.21">
            <text:p>12/12/16</text:p>
          </table:table-cell>
          <table:table-cell table:style-name="ce47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11">
            <text:p>11</text:p>
          </table:table-cell>
          <table:table-cell table:style-name="ce50" table:formula="of:=SUMPRODUCT([Thong_Tin_Ngay_Nghi_201601.$B$3:.$B$31]=[.$B43];[Thong_Tin_Ngay_Nghi_201601.$C$3:.$C$31])+SUMPRODUCT([Thong_Tin_Ngay_Nghi_201602.$B$3:.$B$32]=[.$B43];[Thong_Tin_Ngay_Nghi_201602.$C$3:.$C$32]) + SUMPRODUCT([Thong_Tin_Ngay_Nghi_201603.$B$3:.$B$34]=[.$B43];[Thong_Tin_Ngay_Nghi_201603.$C$3:.$C$34])" office:value-type="float" office:value="6">
            <text:p>6</text:p>
          </table:table-cell>
          <table:table-cell table:style-name="ce50" table:formula="of:=SUMPRODUCT([Thong_Tin_Ngay_Nghi_201601.$B$3:.$B$31]=[.$B43];[Thong_Tin_Ngay_Nghi_201601.$C$3:.$C$31])+SUMPRODUCT([Thong_Tin_Ngay_Nghi_201602.$B$3:.$B$32]=[.$B43];[Thong_Tin_Ngay_Nghi_201602.$C$3:.$C$32]) + SUMPRODUCT([Thong_Tin_Ngay_Nghi_201603.$B$3:.$B$34]=[.$B43];[Thong_Tin_Ngay_Nghi_201603.$C$3:.$C$34]) + SUMPRODUCT([Thong_Tin_Ngay_Nghi_201604.$B$3:.$B$35]=[.$B43];[Thong_Tin_Ngay_Nghi_201604.$C$3:.$C$35]) + SUMPRODUCT([Thong_Tin_Ngay_Nghi_201605.$B$3:.$B$34]=[.$B43];[Thong_Tin_Ngay_Nghi_201605.$C$3:.$C$34]) + SUMPRODUCT([Thong_Tin_Ngay_Nghi_201606.$B$3:.$B$33]=[.$B43];[Thong_Tin_Ngay_Nghi_201606.$C$3:.$C$33]) + SUMPRODUCT([Thong_Tin_Ngay_Nghi_201607.$B$3:.$B$39]=[.$B43];[Thong_Tin_Ngay_Nghi_201607.$C$3:.$C$39]) + SUMPRODUCT([Thong_Tin_Ngay_Nghi_201608.$B$3:.$B$42]=[.$B43];[Thong_Tin_Ngay_Nghi_201608.$C$3:.$C$42]) + SUMPRODUCT([Thong_Tin_Ngay_Nghi_201609.$B$3:.$B$48]=[.$B43];[Thong_Tin_Ngay_Nghi_201609.$C$3:.$C$48]) + SUMPRODUCT([Thong_Tin_Ngay_Nghi_201610.$B$3:.$B$57]=[.$B43];[Thong_Tin_Ngay_Nghi_201610.$C$3:.$C$57]) +  SUMPRODUCT([Thong_Tin_Ngay_Nghi_201611.$B$3:.$B$57]=[.$B43];[Thong_Tin_Ngay_Nghi_201611.$C$3:.$C$57]) + SUMPRODUCT([Thong_Tin_Ngay_Nghi_201612.$B$3:.$B$71]=[.$B43];[Thong_Tin_Ngay_Nghi_201612.$C$3:.$C$71])" office:value-type="float" office:value="13">
            <text:p>13</text:p>
          </table:table-cell>
          <table:table-cell table:style-name="ce45" table:formula="of:=IF(DATE(YEAR([.E43]);MONTH([.E43]);DAY([.E43]))&lt;=DATE(YEAR([.E43]);3;31); [.C43]-[.G43] + [.F43]; IF([.G43]-[.C43]&lt;0;[.G43] + [.F43] -[.H43];[.F43]+[.C43]-[.H43]))" office:value-type="float" office:value="4">
            <text:p>4</text:p>
          </table:table-cell>
          <table:table-cell table:number-columns-repeated="2" table:style-name="ce45"/>
          <table:table-cell table:style-name="ce45" table:formula="of:=[.I43]+[.K43] +[.J43]" office:value-type="float" office:value="4">
            <text:p>4</text:p>
          </table:table-cell>
          <table:table-cell table:style-name="ce53"/>
        </table:table-row>
        <table:table-row table:style-name="ro12">
          <table:table-cell table:style-name="ce40" office:value-type="float" office:value="38">
            <text:p>38</text:p>
          </table:table-cell>
          <table:table-cell table:style-name="ce42" office:value-type="string">
            <text:p>NhungH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9-15">
            <text:p>09/15/16</text:p>
          </table:table-cell>
          <table:table-cell table:style-name="ce46" table:formula="of:=IF(YEAR(NOW())&gt;YEAR([.D44]);DATE(YEAR([.D44]);12;31);NOW())" office:value-type="date" office:date-value="2016-12-12T09:26:21.21">
            <text:p>12/12/16</text:p>
          </table:table-cell>
          <table:table-cell table:style-name="ce47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3">
            <text:p>3</text:p>
          </table:table-cell>
          <table:table-cell table:style-name="ce50" table:formula="of:=SUMPRODUCT([Thong_Tin_Ngay_Nghi_201601.$B$3:.$B$31]=[.$B44];[Thong_Tin_Ngay_Nghi_201601.$C$3:.$C$31])+SUMPRODUCT([Thong_Tin_Ngay_Nghi_201602.$B$3:.$B$32]=[.$B44];[Thong_Tin_Ngay_Nghi_201602.$C$3:.$C$32]) + SUMPRODUCT([Thong_Tin_Ngay_Nghi_201603.$B$3:.$B$34]=[.$B44];[Thong_Tin_Ngay_Nghi_201603.$C$3:.$C$34])" office:value-type="float" office:value="0">
            <text:p>0</text:p>
          </table:table-cell>
          <table:table-cell table:style-name="ce50" table:formula="of:=SUMPRODUCT([Thong_Tin_Ngay_Nghi_201601.$B$3:.$B$31]=[.$B44];[Thong_Tin_Ngay_Nghi_201601.$C$3:.$C$31])+SUMPRODUCT([Thong_Tin_Ngay_Nghi_201602.$B$3:.$B$32]=[.$B44];[Thong_Tin_Ngay_Nghi_201602.$C$3:.$C$32]) + SUMPRODUCT([Thong_Tin_Ngay_Nghi_201603.$B$3:.$B$34]=[.$B44];[Thong_Tin_Ngay_Nghi_201603.$C$3:.$C$34]) + SUMPRODUCT([Thong_Tin_Ngay_Nghi_201604.$B$3:.$B$35]=[.$B44];[Thong_Tin_Ngay_Nghi_201604.$C$3:.$C$35]) + SUMPRODUCT([Thong_Tin_Ngay_Nghi_201605.$B$3:.$B$34]=[.$B44];[Thong_Tin_Ngay_Nghi_201605.$C$3:.$C$34]) + SUMPRODUCT([Thong_Tin_Ngay_Nghi_201606.$B$3:.$B$33]=[.$B44];[Thong_Tin_Ngay_Nghi_201606.$C$3:.$C$33]) + SUMPRODUCT([Thong_Tin_Ngay_Nghi_201607.$B$3:.$B$39]=[.$B44];[Thong_Tin_Ngay_Nghi_201607.$C$3:.$C$39]) + SUMPRODUCT([Thong_Tin_Ngay_Nghi_201608.$B$3:.$B$42]=[.$B44];[Thong_Tin_Ngay_Nghi_201608.$C$3:.$C$42]) + SUMPRODUCT([Thong_Tin_Ngay_Nghi_201609.$B$3:.$B$48]=[.$B44];[Thong_Tin_Ngay_Nghi_201609.$C$3:.$C$48]) + SUMPRODUCT([Thong_Tin_Ngay_Nghi_201610.$B$3:.$B$57]=[.$B44];[Thong_Tin_Ngay_Nghi_201610.$C$3:.$C$57]) +  SUMPRODUCT([Thong_Tin_Ngay_Nghi_201611.$B$3:.$B$57]=[.$B44];[Thong_Tin_Ngay_Nghi_201611.$C$3:.$C$57]) + SUMPRODUCT([Thong_Tin_Ngay_Nghi_201612.$B$3:.$B$71]=[.$B44];[Thong_Tin_Ngay_Nghi_201612.$C$3:.$C$71])" office:value-type="float" office:value="3">
            <text:p>3</text:p>
          </table:table-cell>
          <table:table-cell table:style-name="ce45" table:formula="of:=IF(DATE(YEAR([.E44]);MONTH([.E44]);DAY([.E44]))&lt;=DATE(YEAR([.E44]);3;31); [.C44]-[.G44] + [.F44]; IF([.G44]-[.C44]&lt;0;[.G44] + [.F44] -[.H44];[.F44]+[.C44]-[.H44]))" office:value-type="float" office:value="0">
            <text:p>0</text:p>
          </table:table-cell>
          <table:table-cell table:style-name="ce45"/>
          <table:table-cell table:style-name="ce45" table:formula="of:=2" office:value-type="float" office:value="2">
            <text:p>2</text:p>
          </table:table-cell>
          <table:table-cell table:style-name="ce45" table:formula="of:=[.I44]+[.K44] +[.J44]" office:value-type="float" office:value="2">
            <text:p>2</text:p>
          </table:table-cell>
          <table:table-cell table:style-name="ce53" office:value-type="string">
            <text:p>Những ngày nghỉ đã trừ vào lương:</text:p>
            <text:p>- Tháng 10, trừ 2 ngày</text:p>
            <text:p>=&gt; Ko trừ vào ngày phép nữa</text:p>
          </table:table-cell>
        </table:table-row>
        <table:table-row table:style-name="ro7">
          <table:table-cell table:style-name="ce40" office:value-type="float" office:value="39">
            <text:p>39</text:p>
          </table:table-cell>
          <table:table-cell table:style-name="ce42" office:value-type="string">
            <text:p>NhuPHQ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7-25">
            <text:p>07/25/16</text:p>
          </table:table-cell>
          <table:table-cell table:style-name="ce46" table:formula="of:=IF(YEAR(NOW())&gt;YEAR([.D45]);DATE(YEAR([.D45]);12;31);NOW())" office:value-type="date" office:date-value="2016-12-12T09:26:21.21">
            <text:p>12/12/16</text:p>
          </table:table-cell>
          <table:table-cell table:style-name="ce47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4">
            <text:p>4</text:p>
          </table:table-cell>
          <table:table-cell table:style-name="ce50" table:formula="of:=SUMPRODUCT([Thong_Tin_Ngay_Nghi_201601.$B$3:.$B$31]=[.$B45];[Thong_Tin_Ngay_Nghi_201601.$C$3:.$C$31])+SUMPRODUCT([Thong_Tin_Ngay_Nghi_201602.$B$3:.$B$32]=[.$B45];[Thong_Tin_Ngay_Nghi_201602.$C$3:.$C$32]) + SUMPRODUCT([Thong_Tin_Ngay_Nghi_201603.$B$3:.$B$34]=[.$B45];[Thong_Tin_Ngay_Nghi_201603.$C$3:.$C$34])" office:value-type="float" office:value="0">
            <text:p>0</text:p>
          </table:table-cell>
          <table:table-cell table:style-name="ce50" table:formula="of:=SUMPRODUCT([Thong_Tin_Ngay_Nghi_201601.$B$3:.$B$31]=[.$B45];[Thong_Tin_Ngay_Nghi_201601.$C$3:.$C$31])+SUMPRODUCT([Thong_Tin_Ngay_Nghi_201602.$B$3:.$B$32]=[.$B45];[Thong_Tin_Ngay_Nghi_201602.$C$3:.$C$32]) + SUMPRODUCT([Thong_Tin_Ngay_Nghi_201603.$B$3:.$B$34]=[.$B45];[Thong_Tin_Ngay_Nghi_201603.$C$3:.$C$34]) + SUMPRODUCT([Thong_Tin_Ngay_Nghi_201604.$B$3:.$B$35]=[.$B45];[Thong_Tin_Ngay_Nghi_201604.$C$3:.$C$35]) + SUMPRODUCT([Thong_Tin_Ngay_Nghi_201605.$B$3:.$B$34]=[.$B45];[Thong_Tin_Ngay_Nghi_201605.$C$3:.$C$34]) + SUMPRODUCT([Thong_Tin_Ngay_Nghi_201606.$B$3:.$B$33]=[.$B45];[Thong_Tin_Ngay_Nghi_201606.$C$3:.$C$33]) + SUMPRODUCT([Thong_Tin_Ngay_Nghi_201607.$B$3:.$B$39]=[.$B45];[Thong_Tin_Ngay_Nghi_201607.$C$3:.$C$39]) + SUMPRODUCT([Thong_Tin_Ngay_Nghi_201608.$B$3:.$B$42]=[.$B45];[Thong_Tin_Ngay_Nghi_201608.$C$3:.$C$42]) + SUMPRODUCT([Thong_Tin_Ngay_Nghi_201609.$B$3:.$B$48]=[.$B45];[Thong_Tin_Ngay_Nghi_201609.$C$3:.$C$48]) + SUMPRODUCT([Thong_Tin_Ngay_Nghi_201610.$B$3:.$B$57]=[.$B45];[Thong_Tin_Ngay_Nghi_201610.$C$3:.$C$57]) +  SUMPRODUCT([Thong_Tin_Ngay_Nghi_201611.$B$3:.$B$57]=[.$B45];[Thong_Tin_Ngay_Nghi_201611.$C$3:.$C$57]) + SUMPRODUCT([Thong_Tin_Ngay_Nghi_201612.$B$3:.$B$71]=[.$B45];[Thong_Tin_Ngay_Nghi_201612.$C$3:.$C$71])" office:value-type="float" office:value="3">
            <text:p>3</text:p>
          </table:table-cell>
          <table:table-cell table:style-name="ce45" table:formula="of:=IF(DATE(YEAR([.E45]);MONTH([.E45]);DAY([.E45]))&lt;=DATE(YEAR([.E45]);3;31); [.C45]-[.G45] + [.F45]; IF([.G45]-[.C45]&lt;0;[.G45] + [.F45] -[.H45];[.F45]+[.C45]-[.H45]))" office:value-type="float" office:value="1">
            <text:p>1</text:p>
          </table:table-cell>
          <table:table-cell table:number-columns-repeated="2" table:style-name="ce45"/>
          <table:table-cell table:style-name="ce45" table:formula="of:=[.I45]+[.K45] +[.J45]" office:value-type="float" office:value="1">
            <text:p>1</text:p>
          </table:table-cell>
          <table:table-cell table:style-name="ce53"/>
        </table:table-row>
        <table:table-row table:style-name="ro15">
          <table:table-cell table:style-name="ce40" office:value-type="float" office:value="40">
            <text:p>40</text:p>
          </table:table-cell>
          <table:table-cell table:style-name="ce42" office:value-type="string">
            <text:p>Phong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8-01">
            <text:p>08/01/16</text:p>
          </table:table-cell>
          <table:table-cell table:style-name="ce46" table:formula="of:=IF(YEAR(NOW())&gt;YEAR([.D46]);DATE(YEAR([.D46]);12;31);NOW())" office:value-type="date" office:date-value="2016-12-12T09:26:21.22">
            <text:p>12/12/16</text:p>
          </table:table-cell>
          <table:table-cell table:style-name="ce47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4">
            <text:p>4</text:p>
          </table:table-cell>
          <table:table-cell table:style-name="ce50" table:formula="of:=SUMPRODUCT([Thong_Tin_Ngay_Nghi_201601.$B$3:.$B$31]=[.$B46];[Thong_Tin_Ngay_Nghi_201601.$C$3:.$C$31])+SUMPRODUCT([Thong_Tin_Ngay_Nghi_201602.$B$3:.$B$32]=[.$B46];[Thong_Tin_Ngay_Nghi_201602.$C$3:.$C$32]) + SUMPRODUCT([Thong_Tin_Ngay_Nghi_201603.$B$3:.$B$34]=[.$B46];[Thong_Tin_Ngay_Nghi_201603.$C$3:.$C$34])" office:value-type="float" office:value="0">
            <text:p>0</text:p>
          </table:table-cell>
          <table:table-cell table:style-name="ce50" table:formula="of:=SUMPRODUCT([Thong_Tin_Ngay_Nghi_201601.$B$3:.$B$31]=[.$B46];[Thong_Tin_Ngay_Nghi_201601.$C$3:.$C$31])+SUMPRODUCT([Thong_Tin_Ngay_Nghi_201602.$B$3:.$B$32]=[.$B46];[Thong_Tin_Ngay_Nghi_201602.$C$3:.$C$32]) + SUMPRODUCT([Thong_Tin_Ngay_Nghi_201603.$B$3:.$B$34]=[.$B46];[Thong_Tin_Ngay_Nghi_201603.$C$3:.$C$34]) + SUMPRODUCT([Thong_Tin_Ngay_Nghi_201604.$B$3:.$B$35]=[.$B46];[Thong_Tin_Ngay_Nghi_201604.$C$3:.$C$35]) + SUMPRODUCT([Thong_Tin_Ngay_Nghi_201605.$B$3:.$B$34]=[.$B46];[Thong_Tin_Ngay_Nghi_201605.$C$3:.$C$34]) + SUMPRODUCT([Thong_Tin_Ngay_Nghi_201606.$B$3:.$B$33]=[.$B46];[Thong_Tin_Ngay_Nghi_201606.$C$3:.$C$33]) + SUMPRODUCT([Thong_Tin_Ngay_Nghi_201607.$B$3:.$B$39]=[.$B46];[Thong_Tin_Ngay_Nghi_201607.$C$3:.$C$39]) + SUMPRODUCT([Thong_Tin_Ngay_Nghi_201608.$B$3:.$B$42]=[.$B46];[Thong_Tin_Ngay_Nghi_201608.$C$3:.$C$42]) + SUMPRODUCT([Thong_Tin_Ngay_Nghi_201609.$B$3:.$B$48]=[.$B46];[Thong_Tin_Ngay_Nghi_201609.$C$3:.$C$48]) + SUMPRODUCT([Thong_Tin_Ngay_Nghi_201610.$B$3:.$B$57]=[.$B46];[Thong_Tin_Ngay_Nghi_201610.$C$3:.$C$57]) +  SUMPRODUCT([Thong_Tin_Ngay_Nghi_201611.$B$3:.$B$57]=[.$B46];[Thong_Tin_Ngay_Nghi_201611.$C$3:.$C$57]) + SUMPRODUCT([Thong_Tin_Ngay_Nghi_201612.$B$3:.$B$71]=[.$B46];[Thong_Tin_Ngay_Nghi_201612.$C$3:.$C$71])" office:value-type="float" office:value="9.5">
            <text:p>9.5</text:p>
          </table:table-cell>
          <table:table-cell table:style-name="ce45" table:formula="of:=IF(DATE(YEAR([.E46]);MONTH([.E46]);DAY([.E46]))&lt;=DATE(YEAR([.E46]);3;31); [.C46]-[.G46] + [.F46]; IF([.G46]-[.C46]&lt;0;[.G46] + [.F46] -[.H46];[.F46]+[.C46]-[.H46]))" office:value-type="float" office:value="-5.5">
            <text:p>-5.5</text:p>
          </table:table-cell>
          <table:table-cell table:style-name="ce45"/>
          <table:table-cell table:style-name="ce45" table:formula="of:=2+1+1.5" office:value-type="float" office:value="4.5">
            <text:p>4.5</text:p>
          </table:table-cell>
          <table:table-cell table:style-name="ce45" table:formula="of:=[.I46]+[.K46] +[.J46]" office:value-type="float" office:value="-1">
            <text:p>-1</text:p>
          </table:table-cell>
          <table:table-cell table:style-name="ce53" office:value-type="string">
            <text:p>Những ngày nghỉ đã trừ vào lương:</text:p>
            <text:p>- Tháng 9, trừ 2 ngày</text:p>
            <text:p>- Tháng 10, trừ 1 ngày</text:p>
            <text:p>- Tháng 11, trừ 1.5 ngày</text:p>
            <text:p>=&gt; Ko trừ vào ngày phép nữa</text:p>
          </table:table-cell>
        </table:table-row>
        <table:table-row table:style-name="ro7">
          <table:table-cell table:style-name="ce40" office:value-type="float" office:value="41">
            <text:p>41</text:p>
          </table:table-cell>
          <table:table-cell table:style-name="ce42" office:value-type="string">
            <text:p>PhuongTH</text:p>
          </table:table-cell>
          <table:table-cell table:style-name="ce45" office:value-type="float" office:value="2.5">
            <text:p>2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7]);DATE(YEAR([.D47]);12;31);NOW())" office:value-type="date" office:date-value="2016-12-12T09:26:21.22">
            <text:p>12/12/16</text:p>
          </table:table-cell>
          <table:table-cell table:style-name="ce47" table:formula="of:= IF(MONTH([.E47])=MONTH([.D47]) ; IF(NETWORKDAYS([.D47];[.D47]) &lt; NETWORKDAYS(DATE(YEAR([.D47]);MONTH([.D47]);1);EOMONTH([.D47];0)) / 2 ; 0 ; 1)  ;  IF( NETWORKDAYS([.D47];EOMONTH([.D47];0)) &lt; NETWORKDAYS(DATE(YEAR([.D47]);MONTH([.D47]);1);EOMONTH([.D47];0))/2  ; 0  ; 1) + IF(MONTH([.E47]) &gt; MONTH([.D47]) ; MONTH([.E47])-MONTH([.D47])-1 ; 0) + IF(NETWORKDAYS(DATE(YEAR([.E47]);MONTH([.E47]);1);[.E47]) &lt;  NETWORKDAYS(DATE(YEAR([.E47]);MONTH([.E47]);1);EOMONTH([.E47];0)) / 2 ; 0 ; 1))" office:value-type="float" office:value="11">
            <text:p>11</text:p>
          </table:table-cell>
          <table:table-cell table:style-name="ce50" table:formula="of:=SUMPRODUCT([Thong_Tin_Ngay_Nghi_201601.$B$3:.$B$31]=[.$B47];[Thong_Tin_Ngay_Nghi_201601.$C$3:.$C$31])+SUMPRODUCT([Thong_Tin_Ngay_Nghi_201602.$B$3:.$B$32]=[.$B47];[Thong_Tin_Ngay_Nghi_201602.$C$3:.$C$32]) + SUMPRODUCT([Thong_Tin_Ngay_Nghi_201603.$B$3:.$B$34]=[.$B47];[Thong_Tin_Ngay_Nghi_201603.$C$3:.$C$34])" office:value-type="float" office:value="1">
            <text:p>1</text:p>
          </table:table-cell>
          <table:table-cell table:style-name="ce50" table:formula="of:=SUMPRODUCT([Thong_Tin_Ngay_Nghi_201601.$B$3:.$B$31]=[.$B47];[Thong_Tin_Ngay_Nghi_201601.$C$3:.$C$31])+SUMPRODUCT([Thong_Tin_Ngay_Nghi_201602.$B$3:.$B$32]=[.$B47];[Thong_Tin_Ngay_Nghi_201602.$C$3:.$C$32]) + SUMPRODUCT([Thong_Tin_Ngay_Nghi_201603.$B$3:.$B$34]=[.$B47];[Thong_Tin_Ngay_Nghi_201603.$C$3:.$C$34]) + SUMPRODUCT([Thong_Tin_Ngay_Nghi_201604.$B$3:.$B$35]=[.$B47];[Thong_Tin_Ngay_Nghi_201604.$C$3:.$C$35]) + SUMPRODUCT([Thong_Tin_Ngay_Nghi_201605.$B$3:.$B$34]=[.$B47];[Thong_Tin_Ngay_Nghi_201605.$C$3:.$C$34]) + SUMPRODUCT([Thong_Tin_Ngay_Nghi_201606.$B$3:.$B$33]=[.$B47];[Thong_Tin_Ngay_Nghi_201606.$C$3:.$C$33]) + SUMPRODUCT([Thong_Tin_Ngay_Nghi_201607.$B$3:.$B$39]=[.$B47];[Thong_Tin_Ngay_Nghi_201607.$C$3:.$C$39]) + SUMPRODUCT([Thong_Tin_Ngay_Nghi_201608.$B$3:.$B$42]=[.$B47];[Thong_Tin_Ngay_Nghi_201608.$C$3:.$C$42]) + SUMPRODUCT([Thong_Tin_Ngay_Nghi_201609.$B$3:.$B$48]=[.$B47];[Thong_Tin_Ngay_Nghi_201609.$C$3:.$C$48]) + SUMPRODUCT([Thong_Tin_Ngay_Nghi_201610.$B$3:.$B$57]=[.$B47];[Thong_Tin_Ngay_Nghi_201610.$C$3:.$C$57]) +  SUMPRODUCT([Thong_Tin_Ngay_Nghi_201611.$B$3:.$B$57]=[.$B47];[Thong_Tin_Ngay_Nghi_201611.$C$3:.$C$57]) + SUMPRODUCT([Thong_Tin_Ngay_Nghi_201612.$B$3:.$B$71]=[.$B47];[Thong_Tin_Ngay_Nghi_201612.$C$3:.$C$71])" office:value-type="float" office:value="8">
            <text:p>8</text:p>
          </table:table-cell>
          <table:table-cell table:style-name="ce45" table:formula="of:=IF(DATE(YEAR([.E47]);MONTH([.E47]);DAY([.E47]))&lt;=DATE(YEAR([.E47]);3;31); [.C47]-[.G47] + [.F47]; IF([.G47]-[.C47]&lt;0;[.G47] + [.F47] -[.H47];[.F47]+[.C47]-[.H47]))" office:value-type="float" office:value="4">
            <text:p>4</text:p>
          </table:table-cell>
          <table:table-cell table:number-columns-repeated="2" table:style-name="ce45"/>
          <table:table-cell table:style-name="ce45" table:formula="of:=[.I47]+[.K47] +[.J47]" office:value-type="float" office:value="4">
            <text:p>4</text:p>
          </table:table-cell>
          <table:table-cell table:style-name="ce53"/>
        </table:table-row>
        <table:table-row table:style-name="ro8">
          <table:table-cell table:style-name="ce40" office:value-type="float" office:value="42">
            <text:p>42</text:p>
          </table:table-cell>
          <table:table-cell table:style-name="ce42" office:value-type="string">
            <text:p>SonPX</text:p>
          </table:table-cell>
          <table:table-cell table:style-name="ce45" office:value-type="float" office:value="3.5">
            <text:p>3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8]);DATE(YEAR([.D48]);12;31);NOW())" office:value-type="date" office:date-value="2016-12-12T09:26:21.22">
            <text:p>12/12/16</text:p>
          </table:table-cell>
          <table:table-cell table:style-name="ce47" table:formula="of:= IF(MONTH([.E48])=MONTH([.D48]) ; IF(NETWORKDAYS([.D48];[.D48]) &lt; NETWORKDAYS(DATE(YEAR([.D48]);MONTH([.D48]);1);EOMONTH([.D48];0)) / 2 ; 0 ; 1)  ;  IF( NETWORKDAYS([.D48];EOMONTH([.D48];0)) &lt; NETWORKDAYS(DATE(YEAR([.D48]);MONTH([.D48]);1);EOMONTH([.D48];0))/2  ; 0  ; 1) + IF(MONTH([.E48]) &gt; MONTH([.D48]) ; MONTH([.E48])-MONTH([.D48])-1 ; 0) + IF(NETWORKDAYS(DATE(YEAR([.E48]);MONTH([.E48]);1);[.E48]) &lt;  NETWORKDAYS(DATE(YEAR([.E48]);MONTH([.E48]);1);EOMONTH([.E48];0)) / 2 ; 0 ; 1))" office:value-type="float" office:value="11">
            <text:p>11</text:p>
          </table:table-cell>
          <table:table-cell table:style-name="ce50" table:formula="of:=SUMPRODUCT([Thong_Tin_Ngay_Nghi_201601.$B$3:.$B$31]=[.$B48];[Thong_Tin_Ngay_Nghi_201601.$C$3:.$C$31])+SUMPRODUCT([Thong_Tin_Ngay_Nghi_201602.$B$3:.$B$32]=[.$B48];[Thong_Tin_Ngay_Nghi_201602.$C$3:.$C$32]) + SUMPRODUCT([Thong_Tin_Ngay_Nghi_201603.$B$3:.$B$34]=[.$B48];[Thong_Tin_Ngay_Nghi_201603.$C$3:.$C$34])" office:value-type="float" office:value="2">
            <text:p>2</text:p>
          </table:table-cell>
          <table:table-cell table:style-name="ce50" table:formula="of:=SUMPRODUCT([Thong_Tin_Ngay_Nghi_201601.$B$3:.$B$31]=[.$B48];[Thong_Tin_Ngay_Nghi_201601.$C$3:.$C$31])+SUMPRODUCT([Thong_Tin_Ngay_Nghi_201602.$B$3:.$B$32]=[.$B48];[Thong_Tin_Ngay_Nghi_201602.$C$3:.$C$32]) + SUMPRODUCT([Thong_Tin_Ngay_Nghi_201603.$B$3:.$B$34]=[.$B48];[Thong_Tin_Ngay_Nghi_201603.$C$3:.$C$34]) + SUMPRODUCT([Thong_Tin_Ngay_Nghi_201604.$B$3:.$B$35]=[.$B48];[Thong_Tin_Ngay_Nghi_201604.$C$3:.$C$35]) + SUMPRODUCT([Thong_Tin_Ngay_Nghi_201605.$B$3:.$B$34]=[.$B48];[Thong_Tin_Ngay_Nghi_201605.$C$3:.$C$34]) + SUMPRODUCT([Thong_Tin_Ngay_Nghi_201606.$B$3:.$B$33]=[.$B48];[Thong_Tin_Ngay_Nghi_201606.$C$3:.$C$33]) + SUMPRODUCT([Thong_Tin_Ngay_Nghi_201607.$B$3:.$B$39]=[.$B48];[Thong_Tin_Ngay_Nghi_201607.$C$3:.$C$39]) + SUMPRODUCT([Thong_Tin_Ngay_Nghi_201608.$B$3:.$B$42]=[.$B48];[Thong_Tin_Ngay_Nghi_201608.$C$3:.$C$42]) + SUMPRODUCT([Thong_Tin_Ngay_Nghi_201609.$B$3:.$B$48]=[.$B48];[Thong_Tin_Ngay_Nghi_201609.$C$3:.$C$48]) + SUMPRODUCT([Thong_Tin_Ngay_Nghi_201610.$B$3:.$B$57]=[.$B48];[Thong_Tin_Ngay_Nghi_201610.$C$3:.$C$57]) +  SUMPRODUCT([Thong_Tin_Ngay_Nghi_201611.$B$3:.$B$57]=[.$B48];[Thong_Tin_Ngay_Nghi_201611.$C$3:.$C$57]) + SUMPRODUCT([Thong_Tin_Ngay_Nghi_201612.$B$3:.$B$71]=[.$B48];[Thong_Tin_Ngay_Nghi_201612.$C$3:.$C$71])" office:value-type="float" office:value="10">
            <text:p>10</text:p>
          </table:table-cell>
          <table:table-cell table:style-name="ce45" table:formula="of:=IF(DATE(YEAR([.E48]);MONTH([.E48]);DAY([.E48]))&lt;=DATE(YEAR([.E48]);3;31); [.C48]-[.G48] + [.F48]; IF([.G48]-[.C48]&lt;0;[.G48] + [.F48] -[.H48];[.F48]+[.C48]-[.H48]))" office:value-type="float" office:value="3">
            <text:p>3</text:p>
          </table:table-cell>
          <table:table-cell table:style-name="ce45" office:value-type="float" office:value="1">
            <office:annotation draw:style-name="gr2" draw:text-style-name="P1" svg:width="1.1413in" svg:height="0.5457in" svg:x="9.1976in" svg:y="17.8756in" draw:caption-point-x="-0.2402in" draw:caption-point-y="0.6209in">
              <dc:date>2016-05-09T00:00:00</dc:date>
              <text:p text:style-name="P1"><text:span text:style-name="T1">Ngày phép được extend tới 01/04/2016</text:span></text:p>
            </office:annotation>
            <text:p>1</text:p>
          </table:table-cell>
          <table:table-cell table:style-name="ce45"/>
          <table:table-cell table:style-name="ce45" table:formula="of:=[.I48]+[.K48] +[.J48]" office:value-type="float" office:value="4">
            <text:p>4</text:p>
          </table:table-cell>
          <table:table-cell table:style-name="ce53" office:value-type="string">
            <text:p>- Extend 1 ngày phép của năm 2015 tới ngày 01/4/2016</text:p>
          </table:table-cell>
        </table:table-row>
        <table:table-row table:style-name="ro9">
          <table:table-cell table:style-name="ce40" office:value-type="float" office:value="43">
            <text:p>43</text:p>
          </table:table-cell>
          <table:table-cell table:style-name="ce42" office:value-type="string">
            <text:p>TienND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3-01">
            <text:p>03/01/16</text:p>
          </table:table-cell>
          <table:table-cell table:style-name="ce46" table:formula="of:=IF(YEAR(NOW())&gt;YEAR([.D49]);DATE(YEAR([.D49]);12;31);NOW())" office:value-type="date" office:date-value="2016-12-12T09:26:21.22">
            <text:p>12/12/16</text:p>
          </table:table-cell>
          <table:table-cell table:style-name="ce47" table:formula="of:= IF(MONTH([.E49])=MONTH([.D49]) ; IF(NETWORKDAYS([.D49];[.D49]) &lt; NETWORKDAYS(DATE(YEAR([.D49]);MONTH([.D49]);1);EOMONTH([.D49];0)) / 2 ; 0 ; 1)  ;  IF( NETWORKDAYS([.D49];EOMONTH([.D49];0)) &lt; NETWORKDAYS(DATE(YEAR([.D49]);MONTH([.D49]);1);EOMONTH([.D49];0))/2  ; 0  ; 1) + IF(MONTH([.E49]) &gt; MONTH([.D49]) ; MONTH([.E49])-MONTH([.D49])-1 ; 0) + IF(NETWORKDAYS(DATE(YEAR([.E49]);MONTH([.E49]);1);[.E49]) &lt;  NETWORKDAYS(DATE(YEAR([.E49]);MONTH([.E49]);1);EOMONTH([.E49];0)) / 2 ; 0 ; 1))" office:value-type="float" office:value="9">
            <text:p>9</text:p>
          </table:table-cell>
          <table:table-cell table:style-name="ce50" table:formula="of:=SUMPRODUCT([Thong_Tin_Ngay_Nghi_201601.$B$3:.$B$31]=[.$B49];[Thong_Tin_Ngay_Nghi_201601.$C$3:.$C$31])+SUMPRODUCT([Thong_Tin_Ngay_Nghi_201602.$B$3:.$B$32]=[.$B49];[Thong_Tin_Ngay_Nghi_201602.$C$3:.$C$32]) + SUMPRODUCT([Thong_Tin_Ngay_Nghi_201603.$B$3:.$B$34]=[.$B49];[Thong_Tin_Ngay_Nghi_201603.$C$3:.$C$34])" office:value-type="float" office:value="0">
            <text:p>0</text:p>
          </table:table-cell>
          <table:table-cell table:style-name="ce50" table:formula="of:=SUMPRODUCT([Thong_Tin_Ngay_Nghi_201601.$B$3:.$B$31]=[.$B49];[Thong_Tin_Ngay_Nghi_201601.$C$3:.$C$31])+SUMPRODUCT([Thong_Tin_Ngay_Nghi_201602.$B$3:.$B$32]=[.$B49];[Thong_Tin_Ngay_Nghi_201602.$C$3:.$C$32]) + SUMPRODUCT([Thong_Tin_Ngay_Nghi_201603.$B$3:.$B$34]=[.$B49];[Thong_Tin_Ngay_Nghi_201603.$C$3:.$C$34]) + SUMPRODUCT([Thong_Tin_Ngay_Nghi_201604.$B$3:.$B$35]=[.$B49];[Thong_Tin_Ngay_Nghi_201604.$C$3:.$C$35]) + SUMPRODUCT([Thong_Tin_Ngay_Nghi_201605.$B$3:.$B$34]=[.$B49];[Thong_Tin_Ngay_Nghi_201605.$C$3:.$C$34]) + SUMPRODUCT([Thong_Tin_Ngay_Nghi_201606.$B$3:.$B$33]=[.$B49];[Thong_Tin_Ngay_Nghi_201606.$C$3:.$C$33]) + SUMPRODUCT([Thong_Tin_Ngay_Nghi_201607.$B$3:.$B$39]=[.$B49];[Thong_Tin_Ngay_Nghi_201607.$C$3:.$C$39]) + SUMPRODUCT([Thong_Tin_Ngay_Nghi_201608.$B$3:.$B$42]=[.$B49];[Thong_Tin_Ngay_Nghi_201608.$C$3:.$C$42]) + SUMPRODUCT([Thong_Tin_Ngay_Nghi_201609.$B$3:.$B$48]=[.$B49];[Thong_Tin_Ngay_Nghi_201609.$C$3:.$C$48]) + SUMPRODUCT([Thong_Tin_Ngay_Nghi_201610.$B$3:.$B$57]=[.$B49];[Thong_Tin_Ngay_Nghi_201610.$C$3:.$C$57]) +  SUMPRODUCT([Thong_Tin_Ngay_Nghi_201611.$B$3:.$B$57]=[.$B49];[Thong_Tin_Ngay_Nghi_201611.$C$3:.$C$57]) + SUMPRODUCT([Thong_Tin_Ngay_Nghi_201612.$B$3:.$B$71]=[.$B49];[Thong_Tin_Ngay_Nghi_201612.$C$3:.$C$71])" office:value-type="float" office:value="7">
            <text:p>7</text:p>
          </table:table-cell>
          <table:table-cell table:style-name="ce45" table:formula="of:=IF(DATE(YEAR([.E49]);MONTH([.E49]);DAY([.E49]))&lt;=DATE(YEAR([.E49]);3;31); [.C49]-[.G49] + [.F49]; IF([.G49]-[.C49]&lt;0;[.G49] + [.F49] -[.H49];[.F49]+[.C49]-[.H49]))" office:value-type="float" office:value="2">
            <text:p>2</text:p>
          </table:table-cell>
          <table:table-cell table:style-name="ce45"/>
          <table:table-cell table:style-name="ce45" office:value-type="float" office:value="2.5">
            <text:p>2.5</text:p>
          </table:table-cell>
          <table:table-cell table:style-name="ce45" table:formula="of:=[.I49]+[.K49] +[.J49]" office:value-type="float" office:value="4.5">
            <text:p>4.5</text:p>
          </table:table-cell>
          <table:table-cell table:style-name="ce53" office:value-type="string">
            <text:p>Những ngày nghỉ đã trừ vào lương:</text:p>
            <text:p>- Tháng 4, trừ 2,5 ngày</text:p>
          </table:table-cell>
        </table:table-row>
        <table:table-row table:style-name="ro12">
          <table:table-cell table:style-name="ce40" office:value-type="float" office:value="44">
            <text:p>44</text:p>
          </table:table-cell>
          <table:table-cell table:style-name="ce42" office:value-type="string">
            <text:p>ThanhN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10-05">
            <text:p>10/05/16</text:p>
          </table:table-cell>
          <table:table-cell table:style-name="ce46" table:formula="of:=IF(YEAR(NOW())&gt;YEAR([.D50]);DATE(YEAR([.D50]);12;31);NOW())" office:value-type="date" office:date-value="2016-12-12T09:26:21.23">
            <text:p>12/12/16</text:p>
          </table:table-cell>
          <table:table-cell table:style-name="ce47" table:formula="of:= IF(MONTH([.E50])=MONTH([.D50]) ; IF(NETWORKDAYS([.D50];[.D50]) &lt; NETWORKDAYS(DATE(YEAR([.D50]);MONTH([.D50]);1);EOMONTH([.D50];0)) / 2 ; 0 ; 1)  ;  IF( NETWORKDAYS([.D50];EOMONTH([.D50];0)) &lt; NETWORKDAYS(DATE(YEAR([.D50]);MONTH([.D50]);1);EOMONTH([.D50];0))/2  ; 0  ; 1) + IF(MONTH([.E50]) &gt; MONTH([.D50]) ; MONTH([.E50])-MONTH([.D50])-1 ; 0) + IF(NETWORKDAYS(DATE(YEAR([.E50]);MONTH([.E50]);1);[.E50]) &lt;  NETWORKDAYS(DATE(YEAR([.E50]);MONTH([.E50]);1);EOMONTH([.E50];0)) / 2 ; 0 ; 1))" office:value-type="float" office:value="2">
            <text:p>2</text:p>
          </table:table-cell>
          <table:table-cell table:style-name="ce50" table:formula="of:=SUMPRODUCT([Thong_Tin_Ngay_Nghi_201601.$B$3:.$B$31]=[.$B50];[Thong_Tin_Ngay_Nghi_201601.$C$3:.$C$31])+SUMPRODUCT([Thong_Tin_Ngay_Nghi_201602.$B$3:.$B$32]=[.$B50];[Thong_Tin_Ngay_Nghi_201602.$C$3:.$C$32]) + SUMPRODUCT([Thong_Tin_Ngay_Nghi_201603.$B$3:.$B$34]=[.$B50];[Thong_Tin_Ngay_Nghi_201603.$C$3:.$C$34])" office:value-type="float" office:value="0">
            <text:p>0</text:p>
          </table:table-cell>
          <table:table-cell table:style-name="ce50" table:formula="of:=SUMPRODUCT([Thong_Tin_Ngay_Nghi_201601.$B$3:.$B$31]=[.$B50];[Thong_Tin_Ngay_Nghi_201601.$C$3:.$C$31])+SUMPRODUCT([Thong_Tin_Ngay_Nghi_201602.$B$3:.$B$32]=[.$B50];[Thong_Tin_Ngay_Nghi_201602.$C$3:.$C$32]) + SUMPRODUCT([Thong_Tin_Ngay_Nghi_201603.$B$3:.$B$34]=[.$B50];[Thong_Tin_Ngay_Nghi_201603.$C$3:.$C$34]) + SUMPRODUCT([Thong_Tin_Ngay_Nghi_201604.$B$3:.$B$35]=[.$B50];[Thong_Tin_Ngay_Nghi_201604.$C$3:.$C$35]) + SUMPRODUCT([Thong_Tin_Ngay_Nghi_201605.$B$3:.$B$34]=[.$B50];[Thong_Tin_Ngay_Nghi_201605.$C$3:.$C$34]) + SUMPRODUCT([Thong_Tin_Ngay_Nghi_201606.$B$3:.$B$33]=[.$B50];[Thong_Tin_Ngay_Nghi_201606.$C$3:.$C$33]) + SUMPRODUCT([Thong_Tin_Ngay_Nghi_201607.$B$3:.$B$39]=[.$B50];[Thong_Tin_Ngay_Nghi_201607.$C$3:.$C$39]) + SUMPRODUCT([Thong_Tin_Ngay_Nghi_201608.$B$3:.$B$42]=[.$B50];[Thong_Tin_Ngay_Nghi_201608.$C$3:.$C$42]) + SUMPRODUCT([Thong_Tin_Ngay_Nghi_201609.$B$3:.$B$48]=[.$B50];[Thong_Tin_Ngay_Nghi_201609.$C$3:.$C$48]) + SUMPRODUCT([Thong_Tin_Ngay_Nghi_201610.$B$3:.$B$57]=[.$B50];[Thong_Tin_Ngay_Nghi_201610.$C$3:.$C$57]) +  SUMPRODUCT([Thong_Tin_Ngay_Nghi_201611.$B$3:.$B$57]=[.$B50];[Thong_Tin_Ngay_Nghi_201611.$C$3:.$C$57]) + SUMPRODUCT([Thong_Tin_Ngay_Nghi_201612.$B$3:.$B$71]=[.$B50];[Thong_Tin_Ngay_Nghi_201612.$C$3:.$C$71])" office:value-type="float" office:value="3">
            <text:p>3</text:p>
          </table:table-cell>
          <table:table-cell table:style-name="ce45" table:formula="of:=IF(DATE(YEAR([.E50]);MONTH([.E50]);DAY([.E50]))&lt;=DATE(YEAR([.E50]);3;31); [.C50]-[.G50] + [.F50]; IF([.G50]-[.C50]&lt;0;[.G50] + [.F50] -[.H50];[.F50]+[.C50]-[.H50]))" office:value-type="float" office:value="-1">
            <text:p>-1</text:p>
          </table:table-cell>
          <table:table-cell table:style-name="ce45"/>
          <table:table-cell table:style-name="ce45" table:formula="of:=2" office:value-type="float" office:value="2">
            <text:p>2</text:p>
          </table:table-cell>
          <table:table-cell table:style-name="ce45" table:formula="of:=[.I50]+[.K50] +[.J50]" office:value-type="float" office:value="1">
            <text:p>1</text:p>
          </table:table-cell>
          <table:table-cell table:style-name="ce53" office:value-type="string">
            <text:p>Những ngày nghỉ đã trừ vào lương:</text:p>
            <text:p>- Tháng 10, trừ 2 ngày</text:p>
            <text:p>=&gt; Ko trừ vào ngày phép nữa</text:p>
          </table:table-cell>
        </table:table-row>
        <table:table-row table:style-name="ro7">
          <table:table-cell table:style-name="ce40" office:value-type="float" office:value="45">
            <text:p>45</text:p>
          </table:table-cell>
          <table:table-cell table:style-name="ce42" office:value-type="string">
            <text:p>ThaoDTH</text:p>
          </table:table-cell>
          <table:table-cell table:style-name="ce45" office:value-type="float" office:value="1">
            <text:p>1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51]);DATE(YEAR([.D51]);12;31);NOW())" office:value-type="date" office:date-value="2016-12-12T09:26:21.23">
            <text:p>12/12/16</text:p>
          </table:table-cell>
          <table:table-cell table:style-name="ce47" table:formula="of:= IF(MONTH([.E51])=MONTH([.D51]) ; IF(NETWORKDAYS([.D51];[.D51]) &lt; NETWORKDAYS(DATE(YEAR([.D51]);MONTH([.D51]);1);EOMONTH([.D51];0)) / 2 ; 0 ; 1)  ;  IF( NETWORKDAYS([.D51];EOMONTH([.D51];0)) &lt; NETWORKDAYS(DATE(YEAR([.D51]);MONTH([.D51]);1);EOMONTH([.D51];0))/2  ; 0  ; 1) + IF(MONTH([.E51]) &gt; MONTH([.D51]) ; MONTH([.E51])-MONTH([.D51])-1 ; 0) + IF(NETWORKDAYS(DATE(YEAR([.E51]);MONTH([.E51]);1);[.E51]) &lt;  NETWORKDAYS(DATE(YEAR([.E51]);MONTH([.E51]);1);EOMONTH([.E51];0)) / 2 ; 0 ; 1))" office:value-type="float" office:value="11">
            <text:p>11</text:p>
          </table:table-cell>
          <table:table-cell table:style-name="ce50" table:formula="of:=SUMPRODUCT([Thong_Tin_Ngay_Nghi_201601.$B$3:.$B$31]=[.$B51];[Thong_Tin_Ngay_Nghi_201601.$C$3:.$C$31])+SUMPRODUCT([Thong_Tin_Ngay_Nghi_201602.$B$3:.$B$32]=[.$B51];[Thong_Tin_Ngay_Nghi_201602.$C$3:.$C$32]) + SUMPRODUCT([Thong_Tin_Ngay_Nghi_201603.$B$3:.$B$34]=[.$B51];[Thong_Tin_Ngay_Nghi_201603.$C$3:.$C$34])" office:value-type="float" office:value="0.5">
            <text:p>0.5</text:p>
          </table:table-cell>
          <table:table-cell table:style-name="ce50" table:formula="of:=SUMPRODUCT([Thong_Tin_Ngay_Nghi_201601.$B$3:.$B$31]=[.$B51];[Thong_Tin_Ngay_Nghi_201601.$C$3:.$C$31])+SUMPRODUCT([Thong_Tin_Ngay_Nghi_201602.$B$3:.$B$32]=[.$B51];[Thong_Tin_Ngay_Nghi_201602.$C$3:.$C$32]) + SUMPRODUCT([Thong_Tin_Ngay_Nghi_201603.$B$3:.$B$34]=[.$B51];[Thong_Tin_Ngay_Nghi_201603.$C$3:.$C$34]) + SUMPRODUCT([Thong_Tin_Ngay_Nghi_201604.$B$3:.$B$35]=[.$B51];[Thong_Tin_Ngay_Nghi_201604.$C$3:.$C$35]) + SUMPRODUCT([Thong_Tin_Ngay_Nghi_201605.$B$3:.$B$34]=[.$B51];[Thong_Tin_Ngay_Nghi_201605.$C$3:.$C$34]) + SUMPRODUCT([Thong_Tin_Ngay_Nghi_201606.$B$3:.$B$33]=[.$B51];[Thong_Tin_Ngay_Nghi_201606.$C$3:.$C$33]) + SUMPRODUCT([Thong_Tin_Ngay_Nghi_201607.$B$3:.$B$39]=[.$B51];[Thong_Tin_Ngay_Nghi_201607.$C$3:.$C$39]) + SUMPRODUCT([Thong_Tin_Ngay_Nghi_201608.$B$3:.$B$42]=[.$B51];[Thong_Tin_Ngay_Nghi_201608.$C$3:.$C$42]) + SUMPRODUCT([Thong_Tin_Ngay_Nghi_201609.$B$3:.$B$48]=[.$B51];[Thong_Tin_Ngay_Nghi_201609.$C$3:.$C$48]) + SUMPRODUCT([Thong_Tin_Ngay_Nghi_201610.$B$3:.$B$57]=[.$B51];[Thong_Tin_Ngay_Nghi_201610.$C$3:.$C$57]) +  SUMPRODUCT([Thong_Tin_Ngay_Nghi_201611.$B$3:.$B$57]=[.$B51];[Thong_Tin_Ngay_Nghi_201611.$C$3:.$C$57]) + SUMPRODUCT([Thong_Tin_Ngay_Nghi_201612.$B$3:.$B$71]=[.$B51];[Thong_Tin_Ngay_Nghi_201612.$C$3:.$C$71])" office:value-type="float" office:value="14">
            <text:p>14</text:p>
          </table:table-cell>
          <table:table-cell table:style-name="ce45" table:formula="of:=IF(DATE(YEAR([.E51]);MONTH([.E51]);DAY([.E51]))&lt;=DATE(YEAR([.E51]);3;31); [.C51]-[.G51] + [.F51]; IF([.G51]-[.C51]&lt;0;[.G51] + [.F51] -[.H51];[.F51]+[.C51]-[.H51]))" office:value-type="float" office:value="-2.5">
            <text:p>-2.5</text:p>
          </table:table-cell>
          <table:table-cell table:number-columns-repeated="2" table:style-name="ce45"/>
          <table:table-cell table:style-name="ce45" table:formula="of:=[.I51]+[.K51] +[.J51]" office:value-type="float" office:value="-2.5">
            <text:p>-2.5</text:p>
          </table:table-cell>
          <table:table-cell table:style-name="ce53"/>
        </table:table-row>
        <table:table-row table:style-name="ro7">
          <table:table-cell table:style-name="ce40" office:value-type="float" office:value="46">
            <text:p>46</text:p>
          </table:table-cell>
          <table:table-cell table:style-name="ce42" office:value-type="string">
            <text:p>ThamD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52]);DATE(YEAR([.D52]);12;31);NOW())" office:value-type="date" office:date-value="2016-12-12T09:26:21.23">
            <text:p>12/12/16</text:p>
          </table:table-cell>
          <table:table-cell table:style-name="ce47" table:formula="of:= IF(MONTH([.E52])=MONTH([.D52]) ; IF(NETWORKDAYS([.D52];[.D52]) &lt; NETWORKDAYS(DATE(YEAR([.D52]);MONTH([.D52]);1);EOMONTH([.D52];0)) / 2 ; 0 ; 1)  ;  IF( NETWORKDAYS([.D52];EOMONTH([.D52];0)) &lt; NETWORKDAYS(DATE(YEAR([.D52]);MONTH([.D52]);1);EOMONTH([.D52];0))/2  ; 0  ; 1) + IF(MONTH([.E52]) &gt; MONTH([.D52]) ; MONTH([.E52])-MONTH([.D52])-1 ; 0) + IF(NETWORKDAYS(DATE(YEAR([.E52]);MONTH([.E52]);1);[.E52]) &lt;  NETWORKDAYS(DATE(YEAR([.E52]);MONTH([.E52]);1);EOMONTH([.E52];0)) / 2 ; 0 ; 1))" office:value-type="float" office:value="11">
            <text:p>11</text:p>
          </table:table-cell>
          <table:table-cell table:style-name="ce50" table:formula="of:=SUMPRODUCT([Thong_Tin_Ngay_Nghi_201601.$B$3:.$B$31]=[.$B52];[Thong_Tin_Ngay_Nghi_201601.$C$3:.$C$31])+SUMPRODUCT([Thong_Tin_Ngay_Nghi_201602.$B$3:.$B$32]=[.$B52];[Thong_Tin_Ngay_Nghi_201602.$C$3:.$C$32]) + SUMPRODUCT([Thong_Tin_Ngay_Nghi_201603.$B$3:.$B$34]=[.$B52];[Thong_Tin_Ngay_Nghi_201603.$C$3:.$C$34])" office:value-type="float" office:value="9.5">
            <text:p>9.5</text:p>
          </table:table-cell>
          <table:table-cell table:style-name="ce50" table:formula="of:=SUMPRODUCT([Thong_Tin_Ngay_Nghi_201601.$B$3:.$B$31]=[.$B52];[Thong_Tin_Ngay_Nghi_201601.$C$3:.$C$31])+SUMPRODUCT([Thong_Tin_Ngay_Nghi_201602.$B$3:.$B$32]=[.$B52];[Thong_Tin_Ngay_Nghi_201602.$C$3:.$C$32]) + SUMPRODUCT([Thong_Tin_Ngay_Nghi_201603.$B$3:.$B$34]=[.$B52];[Thong_Tin_Ngay_Nghi_201603.$C$3:.$C$34]) + SUMPRODUCT([Thong_Tin_Ngay_Nghi_201604.$B$3:.$B$35]=[.$B52];[Thong_Tin_Ngay_Nghi_201604.$C$3:.$C$35]) + SUMPRODUCT([Thong_Tin_Ngay_Nghi_201605.$B$3:.$B$34]=[.$B52];[Thong_Tin_Ngay_Nghi_201605.$C$3:.$C$34]) + SUMPRODUCT([Thong_Tin_Ngay_Nghi_201606.$B$3:.$B$33]=[.$B52];[Thong_Tin_Ngay_Nghi_201606.$C$3:.$C$33]) + SUMPRODUCT([Thong_Tin_Ngay_Nghi_201607.$B$3:.$B$39]=[.$B52];[Thong_Tin_Ngay_Nghi_201607.$C$3:.$C$39]) + SUMPRODUCT([Thong_Tin_Ngay_Nghi_201608.$B$3:.$B$42]=[.$B52];[Thong_Tin_Ngay_Nghi_201608.$C$3:.$C$42]) + SUMPRODUCT([Thong_Tin_Ngay_Nghi_201609.$B$3:.$B$48]=[.$B52];[Thong_Tin_Ngay_Nghi_201609.$C$3:.$C$48]) + SUMPRODUCT([Thong_Tin_Ngay_Nghi_201610.$B$3:.$B$57]=[.$B52];[Thong_Tin_Ngay_Nghi_201610.$C$3:.$C$57]) +  SUMPRODUCT([Thong_Tin_Ngay_Nghi_201611.$B$3:.$B$57]=[.$B52];[Thong_Tin_Ngay_Nghi_201611.$C$3:.$C$57]) + SUMPRODUCT([Thong_Tin_Ngay_Nghi_201612.$B$3:.$B$71]=[.$B52];[Thong_Tin_Ngay_Nghi_201612.$C$3:.$C$71])" office:value-type="float" office:value="11">
            <text:p>11</text:p>
          </table:table-cell>
          <table:table-cell table:style-name="ce45" table:formula="of:=IF(DATE(YEAR([.E52]);MONTH([.E52]);DAY([.E52]))&lt;=DATE(YEAR([.E52]);3;31); [.C52]-[.G52] + [.F52]; IF([.G52]-[.C52]&lt;0;[.G52] + [.F52] -[.H52];[.F52]+[.C52]-[.H52]))" office:value-type="float" office:value="2">
            <text:p>2</text:p>
          </table:table-cell>
          <table:table-cell table:number-columns-repeated="2" table:style-name="ce45"/>
          <table:table-cell table:style-name="ce45" table:formula="of:=[.I52]+[.K52] +[.J52]" office:value-type="float" office:value="2">
            <text:p>2</text:p>
          </table:table-cell>
          <table:table-cell table:style-name="ce53"/>
        </table:table-row>
        <table:table-row table:style-name="ro7">
          <table:table-cell table:style-name="ce40" office:value-type="float" office:value="47">
            <text:p>47</text:p>
          </table:table-cell>
          <table:table-cell table:style-name="ce42" office:value-type="string">
            <text:p>ThinhD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8-01">
            <text:p>08/01/16</text:p>
          </table:table-cell>
          <table:table-cell table:style-name="ce46" table:formula="of:=IF(YEAR(NOW())&gt;YEAR([.D53]);DATE(YEAR([.D53]);12;31);NOW())" office:value-type="date" office:date-value="2016-12-12T09:26:21.23">
            <text:p>12/12/16</text:p>
          </table:table-cell>
          <table:table-cell table:style-name="ce47" table:formula="of:= IF(MONTH([.E53])=MONTH([.D53]) ; IF(NETWORKDAYS([.D53];[.D53]) &lt; NETWORKDAYS(DATE(YEAR([.D53]);MONTH([.D53]);1);EOMONTH([.D53];0)) / 2 ; 0 ; 1)  ;  IF( NETWORKDAYS([.D53];EOMONTH([.D53];0)) &lt; NETWORKDAYS(DATE(YEAR([.D53]);MONTH([.D53]);1);EOMONTH([.D53];0))/2  ; 0  ; 1) + IF(MONTH([.E53]) &gt; MONTH([.D53]) ; MONTH([.E53])-MONTH([.D53])-1 ; 0) + IF(NETWORKDAYS(DATE(YEAR([.E53]);MONTH([.E53]);1);[.E53]) &lt;  NETWORKDAYS(DATE(YEAR([.E53]);MONTH([.E53]);1);EOMONTH([.E53];0)) / 2 ; 0 ; 1))" office:value-type="float" office:value="4">
            <text:p>4</text:p>
          </table:table-cell>
          <table:table-cell table:style-name="ce50" table:formula="of:=SUMPRODUCT([Thong_Tin_Ngay_Nghi_201601.$B$3:.$B$31]=[.$B53];[Thong_Tin_Ngay_Nghi_201601.$C$3:.$C$31])+SUMPRODUCT([Thong_Tin_Ngay_Nghi_201602.$B$3:.$B$32]=[.$B53];[Thong_Tin_Ngay_Nghi_201602.$C$3:.$C$32]) + SUMPRODUCT([Thong_Tin_Ngay_Nghi_201603.$B$3:.$B$34]=[.$B53];[Thong_Tin_Ngay_Nghi_201603.$C$3:.$C$34])" office:value-type="float" office:value="0">
            <text:p>0</text:p>
          </table:table-cell>
          <table:table-cell table:style-name="ce50" table:formula="of:=SUMPRODUCT([Thong_Tin_Ngay_Nghi_201601.$B$3:.$B$31]=[.$B53];[Thong_Tin_Ngay_Nghi_201601.$C$3:.$C$31])+SUMPRODUCT([Thong_Tin_Ngay_Nghi_201602.$B$3:.$B$32]=[.$B53];[Thong_Tin_Ngay_Nghi_201602.$C$3:.$C$32]) + SUMPRODUCT([Thong_Tin_Ngay_Nghi_201603.$B$3:.$B$34]=[.$B53];[Thong_Tin_Ngay_Nghi_201603.$C$3:.$C$34]) + SUMPRODUCT([Thong_Tin_Ngay_Nghi_201604.$B$3:.$B$35]=[.$B53];[Thong_Tin_Ngay_Nghi_201604.$C$3:.$C$35]) + SUMPRODUCT([Thong_Tin_Ngay_Nghi_201605.$B$3:.$B$34]=[.$B53];[Thong_Tin_Ngay_Nghi_201605.$C$3:.$C$34]) + SUMPRODUCT([Thong_Tin_Ngay_Nghi_201606.$B$3:.$B$33]=[.$B53];[Thong_Tin_Ngay_Nghi_201606.$C$3:.$C$33]) + SUMPRODUCT([Thong_Tin_Ngay_Nghi_201607.$B$3:.$B$39]=[.$B53];[Thong_Tin_Ngay_Nghi_201607.$C$3:.$C$39]) + SUMPRODUCT([Thong_Tin_Ngay_Nghi_201608.$B$3:.$B$42]=[.$B53];[Thong_Tin_Ngay_Nghi_201608.$C$3:.$C$42]) + SUMPRODUCT([Thong_Tin_Ngay_Nghi_201609.$B$3:.$B$48]=[.$B53];[Thong_Tin_Ngay_Nghi_201609.$C$3:.$C$48]) + SUMPRODUCT([Thong_Tin_Ngay_Nghi_201610.$B$3:.$B$57]=[.$B53];[Thong_Tin_Ngay_Nghi_201610.$C$3:.$C$57]) +  SUMPRODUCT([Thong_Tin_Ngay_Nghi_201611.$B$3:.$B$57]=[.$B53];[Thong_Tin_Ngay_Nghi_201611.$C$3:.$C$57]) + SUMPRODUCT([Thong_Tin_Ngay_Nghi_201612.$B$3:.$B$71]=[.$B53];[Thong_Tin_Ngay_Nghi_201612.$C$3:.$C$71])" office:value-type="float" office:value="5.5">
            <text:p>5.5</text:p>
          </table:table-cell>
          <table:table-cell table:style-name="ce45" table:formula="of:=IF(DATE(YEAR([.E53]);MONTH([.E53]);DAY([.E53]))&lt;=DATE(YEAR([.E53]);3;31); [.C53]-[.G53] + [.F53]; IF([.G53]-[.C53]&lt;0;[.G53] + [.F53] -[.H53];[.F53]+[.C53]-[.H53]))" office:value-type="float" office:value="-1.5">
            <text:p>-1.5</text:p>
          </table:table-cell>
          <table:table-cell table:number-columns-repeated="2" table:style-name="ce45"/>
          <table:table-cell table:style-name="ce45" table:formula="of:=[.I53]+[.K53] +[.J53]" office:value-type="float" office:value="-1.5">
            <text:p>-1.5</text:p>
          </table:table-cell>
          <table:table-cell table:style-name="ce53"/>
        </table:table-row>
        <table:table-row table:style-name="ro7">
          <table:table-cell table:style-name="ce40" office:value-type="float" office:value="48">
            <text:p>48</text:p>
          </table:table-cell>
          <table:table-cell table:style-name="ce42" office:value-type="string">
            <text:p>ThinhT</text:p>
          </table:table-cell>
          <table:table-cell table:style-name="ce45" office:value-type="float" office:value="4.5">
            <text:p>4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54]);DATE(YEAR([.D54]);12;31);NOW())" office:value-type="date" office:date-value="2016-12-12T09:26:21.23">
            <text:p>12/12/16</text:p>
          </table:table-cell>
          <table:table-cell table:style-name="ce47" table:formula="of:= IF(MONTH([.E54])=MONTH([.D54]) ; IF(NETWORKDAYS([.D54];[.D54]) &lt; NETWORKDAYS(DATE(YEAR([.D54]);MONTH([.D54]);1);EOMONTH([.D54];0)) / 2 ; 0 ; 1)  ;  IF( NETWORKDAYS([.D54];EOMONTH([.D54];0)) &lt; NETWORKDAYS(DATE(YEAR([.D54]);MONTH([.D54]);1);EOMONTH([.D54];0))/2  ; 0  ; 1) + IF(MONTH([.E54]) &gt; MONTH([.D54]) ; MONTH([.E54])-MONTH([.D54])-1 ; 0) + IF(NETWORKDAYS(DATE(YEAR([.E54]);MONTH([.E54]);1);[.E54]) &lt;  NETWORKDAYS(DATE(YEAR([.E54]);MONTH([.E54]);1);EOMONTH([.E54];0)) / 2 ; 0 ; 1))" office:value-type="float" office:value="11">
            <text:p>11</text:p>
          </table:table-cell>
          <table:table-cell table:style-name="ce50" table:formula="of:=SUMPRODUCT([Thong_Tin_Ngay_Nghi_201601.$B$3:.$B$31]=[.$B54];[Thong_Tin_Ngay_Nghi_201601.$C$3:.$C$31])+SUMPRODUCT([Thong_Tin_Ngay_Nghi_201602.$B$3:.$B$32]=[.$B54];[Thong_Tin_Ngay_Nghi_201602.$C$3:.$C$32]) + SUMPRODUCT([Thong_Tin_Ngay_Nghi_201603.$B$3:.$B$34]=[.$B54];[Thong_Tin_Ngay_Nghi_201603.$C$3:.$C$34])" office:value-type="float" office:value="5">
            <text:p>5</text:p>
          </table:table-cell>
          <table:table-cell table:style-name="ce50" table:formula="of:=SUMPRODUCT([Thong_Tin_Ngay_Nghi_201601.$B$3:.$B$31]=[.$B54];[Thong_Tin_Ngay_Nghi_201601.$C$3:.$C$31])+SUMPRODUCT([Thong_Tin_Ngay_Nghi_201602.$B$3:.$B$32]=[.$B54];[Thong_Tin_Ngay_Nghi_201602.$C$3:.$C$32]) + SUMPRODUCT([Thong_Tin_Ngay_Nghi_201603.$B$3:.$B$34]=[.$B54];[Thong_Tin_Ngay_Nghi_201603.$C$3:.$C$34]) + SUMPRODUCT([Thong_Tin_Ngay_Nghi_201604.$B$3:.$B$35]=[.$B54];[Thong_Tin_Ngay_Nghi_201604.$C$3:.$C$35]) + SUMPRODUCT([Thong_Tin_Ngay_Nghi_201605.$B$3:.$B$34]=[.$B54];[Thong_Tin_Ngay_Nghi_201605.$C$3:.$C$34]) + SUMPRODUCT([Thong_Tin_Ngay_Nghi_201606.$B$3:.$B$33]=[.$B54];[Thong_Tin_Ngay_Nghi_201606.$C$3:.$C$33]) + SUMPRODUCT([Thong_Tin_Ngay_Nghi_201607.$B$3:.$B$39]=[.$B54];[Thong_Tin_Ngay_Nghi_201607.$C$3:.$C$39]) + SUMPRODUCT([Thong_Tin_Ngay_Nghi_201608.$B$3:.$B$42]=[.$B54];[Thong_Tin_Ngay_Nghi_201608.$C$3:.$C$42]) + SUMPRODUCT([Thong_Tin_Ngay_Nghi_201609.$B$3:.$B$48]=[.$B54];[Thong_Tin_Ngay_Nghi_201609.$C$3:.$C$48]) + SUMPRODUCT([Thong_Tin_Ngay_Nghi_201610.$B$3:.$B$57]=[.$B54];[Thong_Tin_Ngay_Nghi_201610.$C$3:.$C$57]) +  SUMPRODUCT([Thong_Tin_Ngay_Nghi_201611.$B$3:.$B$57]=[.$B54];[Thong_Tin_Ngay_Nghi_201611.$C$3:.$C$57]) + SUMPRODUCT([Thong_Tin_Ngay_Nghi_201612.$B$3:.$B$71]=[.$B54];[Thong_Tin_Ngay_Nghi_201612.$C$3:.$C$71])" office:value-type="float" office:value="14">
            <text:p>14</text:p>
          </table:table-cell>
          <table:table-cell table:style-name="ce45" table:formula="of:=IF(DATE(YEAR([.E54]);MONTH([.E54]);DAY([.E54]))&lt;=DATE(YEAR([.E54]);3;31); [.C54]-[.G54] + [.F54]; IF([.G54]-[.C54]&lt;0;[.G54] + [.F54] -[.H54];[.F54]+[.C54]-[.H54]))" office:value-type="float" office:value="1.5">
            <text:p>1.5</text:p>
          </table:table-cell>
          <table:table-cell table:number-columns-repeated="2" table:style-name="ce45"/>
          <table:table-cell table:style-name="ce45" table:formula="of:=[.I54]+[.K54] +[.J54]" office:value-type="float" office:value="1.5">
            <text:p>1.5</text:p>
          </table:table-cell>
          <table:table-cell table:style-name="ce53"/>
        </table:table-row>
        <table:table-row table:style-name="ro14">
          <table:table-cell table:style-name="ce40" office:value-type="float" office:value="49">
            <text:p>49</text:p>
          </table:table-cell>
          <table:table-cell table:style-name="ce42" office:value-type="string">
            <text:p>ThoaiVK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8-01">
            <text:p>08/01/16</text:p>
          </table:table-cell>
          <table:table-cell table:style-name="ce46" table:formula="of:=IF(YEAR(NOW())&gt;YEAR([.D55]);DATE(YEAR([.D55]);12;31);NOW())" office:value-type="date" office:date-value="2016-12-12T09:26:21.24">
            <text:p>12/12/16</text:p>
          </table:table-cell>
          <table:table-cell table:style-name="ce47" table:formula="of:= IF(MONTH([.E55])=MONTH([.D55]) ; IF(NETWORKDAYS([.D55];[.D55]) &lt; NETWORKDAYS(DATE(YEAR([.D55]);MONTH([.D55]);1);EOMONTH([.D55];0)) / 2 ; 0 ; 1)  ;  IF( NETWORKDAYS([.D55];EOMONTH([.D55];0)) &lt; NETWORKDAYS(DATE(YEAR([.D55]);MONTH([.D55]);1);EOMONTH([.D55];0))/2  ; 0  ; 1) + IF(MONTH([.E55]) &gt; MONTH([.D55]) ; MONTH([.E55])-MONTH([.D55])-1 ; 0) + IF(NETWORKDAYS(DATE(YEAR([.E55]);MONTH([.E55]);1);[.E55]) &lt;  NETWORKDAYS(DATE(YEAR([.E55]);MONTH([.E55]);1);EOMONTH([.E55];0)) / 2 ; 0 ; 1))" office:value-type="float" office:value="4">
            <text:p>4</text:p>
          </table:table-cell>
          <table:table-cell table:style-name="ce50" table:formula="of:=SUMPRODUCT([Thong_Tin_Ngay_Nghi_201601.$B$3:.$B$31]=[.$B55];[Thong_Tin_Ngay_Nghi_201601.$C$3:.$C$31])+SUMPRODUCT([Thong_Tin_Ngay_Nghi_201602.$B$3:.$B$32]=[.$B55];[Thong_Tin_Ngay_Nghi_201602.$C$3:.$C$32]) + SUMPRODUCT([Thong_Tin_Ngay_Nghi_201603.$B$3:.$B$34]=[.$B55];[Thong_Tin_Ngay_Nghi_201603.$C$3:.$C$34])" office:value-type="float" office:value="0">
            <text:p>0</text:p>
          </table:table-cell>
          <table:table-cell table:style-name="ce50" table:formula="of:=SUMPRODUCT([Thong_Tin_Ngay_Nghi_201601.$B$3:.$B$31]=[.$B55];[Thong_Tin_Ngay_Nghi_201601.$C$3:.$C$31])+SUMPRODUCT([Thong_Tin_Ngay_Nghi_201602.$B$3:.$B$32]=[.$B55];[Thong_Tin_Ngay_Nghi_201602.$C$3:.$C$32]) + SUMPRODUCT([Thong_Tin_Ngay_Nghi_201603.$B$3:.$B$34]=[.$B55];[Thong_Tin_Ngay_Nghi_201603.$C$3:.$C$34]) + SUMPRODUCT([Thong_Tin_Ngay_Nghi_201604.$B$3:.$B$35]=[.$B55];[Thong_Tin_Ngay_Nghi_201604.$C$3:.$C$35]) + SUMPRODUCT([Thong_Tin_Ngay_Nghi_201605.$B$3:.$B$34]=[.$B55];[Thong_Tin_Ngay_Nghi_201605.$C$3:.$C$34]) + SUMPRODUCT([Thong_Tin_Ngay_Nghi_201606.$B$3:.$B$33]=[.$B55];[Thong_Tin_Ngay_Nghi_201606.$C$3:.$C$33]) + SUMPRODUCT([Thong_Tin_Ngay_Nghi_201607.$B$3:.$B$39]=[.$B55];[Thong_Tin_Ngay_Nghi_201607.$C$3:.$C$39]) + SUMPRODUCT([Thong_Tin_Ngay_Nghi_201608.$B$3:.$B$42]=[.$B55];[Thong_Tin_Ngay_Nghi_201608.$C$3:.$C$42]) + SUMPRODUCT([Thong_Tin_Ngay_Nghi_201609.$B$3:.$B$48]=[.$B55];[Thong_Tin_Ngay_Nghi_201609.$C$3:.$C$48]) + SUMPRODUCT([Thong_Tin_Ngay_Nghi_201610.$B$3:.$B$57]=[.$B55];[Thong_Tin_Ngay_Nghi_201610.$C$3:.$C$57]) +  SUMPRODUCT([Thong_Tin_Ngay_Nghi_201611.$B$3:.$B$57]=[.$B55];[Thong_Tin_Ngay_Nghi_201611.$C$3:.$C$57]) + SUMPRODUCT([Thong_Tin_Ngay_Nghi_201612.$B$3:.$B$71]=[.$B55];[Thong_Tin_Ngay_Nghi_201612.$C$3:.$C$71])" office:value-type="float" office:value="7">
            <text:p>7</text:p>
          </table:table-cell>
          <table:table-cell table:style-name="ce45" table:formula="of:=IF(DATE(YEAR([.E55]);MONTH([.E55]);DAY([.E55]))&lt;=DATE(YEAR([.E55]);3;31); [.C55]-[.G55] + [.F55]; IF([.G55]-[.C55]&lt;0;[.G55] + [.F55] -[.H55];[.F55]+[.C55]-[.H55]))" office:value-type="float" office:value="-3">
            <text:p>-3</text:p>
          </table:table-cell>
          <table:table-cell table:style-name="ce45"/>
          <table:table-cell table:style-name="ce45" table:formula="of:=1.5+1" office:value-type="float" office:value="2.5">
            <text:p>2.5</text:p>
          </table:table-cell>
          <table:table-cell table:style-name="ce45" table:formula="of:=[.I55]+[.K55] +[.J55]" office:value-type="float" office:value="-0.5">
            <text:p>-0.5</text:p>
          </table:table-cell>
          <table:table-cell table:style-name="ce53" office:value-type="string">
            <text:p>Những ngày nghỉ đã trừ vào lương:</text:p>
            <text:p>- Tháng 10, trừ 1.5 ngày</text:p>
            <text:p>- Tháng 11, trừ 1 ngày</text:p>
            <text:p>=&gt; Ko trừ vào ngày phép nữa</text:p>
          </table:table-cell>
        </table:table-row>
        <table:table-row table:style-name="ro7">
          <table:table-cell table:style-name="ce40" office:value-type="float" office:value="50">
            <text:p>50</text:p>
          </table:table-cell>
          <table:table-cell table:style-name="ce42" office:value-type="string">
            <text:p>ThuyLT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56]);DATE(YEAR([.D56]);12;31);NOW())" office:value-type="date" office:date-value="2016-12-12T09:26:21.24">
            <text:p>12/12/16</text:p>
          </table:table-cell>
          <table:table-cell table:style-name="ce47" table:formula="of:= IF(MONTH([.E56])=MONTH([.D56]) ; IF(NETWORKDAYS([.D56];[.D56]) &lt; NETWORKDAYS(DATE(YEAR([.D56]);MONTH([.D56]);1);EOMONTH([.D56];0)) / 2 ; 0 ; 1)  ;  IF( NETWORKDAYS([.D56];EOMONTH([.D56];0)) &lt; NETWORKDAYS(DATE(YEAR([.D56]);MONTH([.D56]);1);EOMONTH([.D56];0))/2  ; 0  ; 1) + IF(MONTH([.E56]) &gt; MONTH([.D56]) ; MONTH([.E56])-MONTH([.D56])-1 ; 0) + IF(NETWORKDAYS(DATE(YEAR([.E56]);MONTH([.E56]);1);[.E56]) &lt;  NETWORKDAYS(DATE(YEAR([.E56]);MONTH([.E56]);1);EOMONTH([.E56];0)) / 2 ; 0 ; 1))" office:value-type="float" office:value="11">
            <text:p>11</text:p>
          </table:table-cell>
          <table:table-cell table:style-name="ce50" table:formula="of:=SUMPRODUCT([Thong_Tin_Ngay_Nghi_201601.$B$3:.$B$31]=[.$B56];[Thong_Tin_Ngay_Nghi_201601.$C$3:.$C$31])+SUMPRODUCT([Thong_Tin_Ngay_Nghi_201602.$B$3:.$B$32]=[.$B56];[Thong_Tin_Ngay_Nghi_201602.$C$3:.$C$32]) + SUMPRODUCT([Thong_Tin_Ngay_Nghi_201603.$B$3:.$B$34]=[.$B56];[Thong_Tin_Ngay_Nghi_201603.$C$3:.$C$34])" office:value-type="float" office:value="3">
            <text:p>3</text:p>
          </table:table-cell>
          <table:table-cell table:style-name="ce50" table:formula="of:=SUMPRODUCT([Thong_Tin_Ngay_Nghi_201601.$B$3:.$B$31]=[.$B56];[Thong_Tin_Ngay_Nghi_201601.$C$3:.$C$31])+SUMPRODUCT([Thong_Tin_Ngay_Nghi_201602.$B$3:.$B$32]=[.$B56];[Thong_Tin_Ngay_Nghi_201602.$C$3:.$C$32]) + SUMPRODUCT([Thong_Tin_Ngay_Nghi_201603.$B$3:.$B$34]=[.$B56];[Thong_Tin_Ngay_Nghi_201603.$C$3:.$C$34]) + SUMPRODUCT([Thong_Tin_Ngay_Nghi_201604.$B$3:.$B$35]=[.$B56];[Thong_Tin_Ngay_Nghi_201604.$C$3:.$C$35]) + SUMPRODUCT([Thong_Tin_Ngay_Nghi_201605.$B$3:.$B$34]=[.$B56];[Thong_Tin_Ngay_Nghi_201605.$C$3:.$C$34]) + SUMPRODUCT([Thong_Tin_Ngay_Nghi_201606.$B$3:.$B$33]=[.$B56];[Thong_Tin_Ngay_Nghi_201606.$C$3:.$C$33]) + SUMPRODUCT([Thong_Tin_Ngay_Nghi_201607.$B$3:.$B$39]=[.$B56];[Thong_Tin_Ngay_Nghi_201607.$C$3:.$C$39]) + SUMPRODUCT([Thong_Tin_Ngay_Nghi_201608.$B$3:.$B$42]=[.$B56];[Thong_Tin_Ngay_Nghi_201608.$C$3:.$C$42]) + SUMPRODUCT([Thong_Tin_Ngay_Nghi_201609.$B$3:.$B$48]=[.$B56];[Thong_Tin_Ngay_Nghi_201609.$C$3:.$C$48]) + SUMPRODUCT([Thong_Tin_Ngay_Nghi_201610.$B$3:.$B$57]=[.$B56];[Thong_Tin_Ngay_Nghi_201610.$C$3:.$C$57]) +  SUMPRODUCT([Thong_Tin_Ngay_Nghi_201611.$B$3:.$B$57]=[.$B56];[Thong_Tin_Ngay_Nghi_201611.$C$3:.$C$57]) + SUMPRODUCT([Thong_Tin_Ngay_Nghi_201612.$B$3:.$B$71]=[.$B56];[Thong_Tin_Ngay_Nghi_201612.$C$3:.$C$71])" office:value-type="float" office:value="16.5">
            <text:p>16.5</text:p>
          </table:table-cell>
          <table:table-cell table:style-name="ce45" table:formula="of:=IF(DATE(YEAR([.E56]);MONTH([.E56]);DAY([.E56]))&lt;=DATE(YEAR([.E56]);3;31); [.C56]-[.G56] + [.F56]; IF([.G56]-[.C56]&lt;0;[.G56] + [.F56] -[.H56];[.F56]+[.C56]-[.H56]))" office:value-type="float" office:value="-5.5">
            <text:p>-5.5</text:p>
          </table:table-cell>
          <table:table-cell table:number-columns-repeated="2" table:style-name="ce45"/>
          <table:table-cell table:style-name="ce45" table:formula="of:=[.I56]+[.K56] +[.J56]" office:value-type="float" office:value="-5.5">
            <text:p>-5.5</text:p>
          </table:table-cell>
          <table:table-cell table:style-name="ce53"/>
        </table:table-row>
        <table:table-row table:style-name="ro7">
          <table:table-cell table:style-name="ce40" office:value-type="float" office:value="51">
            <text:p>51</text:p>
          </table:table-cell>
          <table:table-cell table:style-name="ce42" office:value-type="string">
            <text:p>TrungHT</text:p>
          </table:table-cell>
          <table:table-cell table:style-name="ce45"/>
          <table:table-cell table:style-name="ce46" office:value-type="date" office:date-value="2016-09-05">
            <text:p>09/05/16</text:p>
          </table:table-cell>
          <table:table-cell table:style-name="ce46" table:formula="of:=IF(YEAR(NOW())&gt;YEAR([.D57]);DATE(YEAR([.D57]);12;31);NOW())" office:value-type="date" office:date-value="2016-12-12T09:26:21.24">
            <text:p>12/12/16</text:p>
          </table:table-cell>
          <table:table-cell table:style-name="ce47" table:formula="of:= IF(MONTH([.E57])=MONTH([.D57]) ; IF(NETWORKDAYS([.D57];[.D57]) &lt; NETWORKDAYS(DATE(YEAR([.D57]);MONTH([.D57]);1);EOMONTH([.D57];0)) / 2 ; 0 ; 1)  ;  IF( NETWORKDAYS([.D57];EOMONTH([.D57];0)) &lt; NETWORKDAYS(DATE(YEAR([.D57]);MONTH([.D57]);1);EOMONTH([.D57];0))/2  ; 0  ; 1) + IF(MONTH([.E57]) &gt; MONTH([.D57]) ; MONTH([.E57])-MONTH([.D57])-1 ; 0) + IF(NETWORKDAYS(DATE(YEAR([.E57]);MONTH([.E57]);1);[.E57]) &lt;  NETWORKDAYS(DATE(YEAR([.E57]);MONTH([.E57]);1);EOMONTH([.E57];0)) / 2 ; 0 ; 1))" office:value-type="float" office:value="3">
            <text:p>3</text:p>
          </table:table-cell>
          <table:table-cell table:style-name="ce50" table:formula="of:=SUMPRODUCT([Thong_Tin_Ngay_Nghi_201601.$B$3:.$B$31]=[.$B57];[Thong_Tin_Ngay_Nghi_201601.$C$3:.$C$31])+SUMPRODUCT([Thong_Tin_Ngay_Nghi_201602.$B$3:.$B$32]=[.$B57];[Thong_Tin_Ngay_Nghi_201602.$C$3:.$C$32]) + SUMPRODUCT([Thong_Tin_Ngay_Nghi_201603.$B$3:.$B$34]=[.$B57];[Thong_Tin_Ngay_Nghi_201603.$C$3:.$C$34])" office:value-type="float" office:value="0">
            <text:p>0</text:p>
          </table:table-cell>
          <table:table-cell table:style-name="ce50" table:formula="of:=SUMPRODUCT([Thong_Tin_Ngay_Nghi_201601.$B$3:.$B$31]=[.$B57];[Thong_Tin_Ngay_Nghi_201601.$C$3:.$C$31])+SUMPRODUCT([Thong_Tin_Ngay_Nghi_201602.$B$3:.$B$32]=[.$B57];[Thong_Tin_Ngay_Nghi_201602.$C$3:.$C$32]) + SUMPRODUCT([Thong_Tin_Ngay_Nghi_201603.$B$3:.$B$34]=[.$B57];[Thong_Tin_Ngay_Nghi_201603.$C$3:.$C$34]) + SUMPRODUCT([Thong_Tin_Ngay_Nghi_201604.$B$3:.$B$35]=[.$B57];[Thong_Tin_Ngay_Nghi_201604.$C$3:.$C$35]) + SUMPRODUCT([Thong_Tin_Ngay_Nghi_201605.$B$3:.$B$34]=[.$B57];[Thong_Tin_Ngay_Nghi_201605.$C$3:.$C$34]) + SUMPRODUCT([Thong_Tin_Ngay_Nghi_201606.$B$3:.$B$33]=[.$B57];[Thong_Tin_Ngay_Nghi_201606.$C$3:.$C$33]) + SUMPRODUCT([Thong_Tin_Ngay_Nghi_201607.$B$3:.$B$39]=[.$B57];[Thong_Tin_Ngay_Nghi_201607.$C$3:.$C$39]) + SUMPRODUCT([Thong_Tin_Ngay_Nghi_201608.$B$3:.$B$42]=[.$B57];[Thong_Tin_Ngay_Nghi_201608.$C$3:.$C$42]) + SUMPRODUCT([Thong_Tin_Ngay_Nghi_201609.$B$3:.$B$48]=[.$B57];[Thong_Tin_Ngay_Nghi_201609.$C$3:.$C$48]) + SUMPRODUCT([Thong_Tin_Ngay_Nghi_201610.$B$3:.$B$57]=[.$B57];[Thong_Tin_Ngay_Nghi_201610.$C$3:.$C$57]) +  SUMPRODUCT([Thong_Tin_Ngay_Nghi_201611.$B$3:.$B$57]=[.$B57];[Thong_Tin_Ngay_Nghi_201611.$C$3:.$C$57]) + SUMPRODUCT([Thong_Tin_Ngay_Nghi_201612.$B$3:.$B$71]=[.$B57];[Thong_Tin_Ngay_Nghi_201612.$C$3:.$C$71])" office:value-type="float" office:value="0">
            <text:p>0</text:p>
          </table:table-cell>
          <table:table-cell table:style-name="ce45" table:formula="of:=IF(DATE(YEAR([.E57]);MONTH([.E57]);DAY([.E57]))&lt;=DATE(YEAR([.E57]);3;31); [.C57]-[.G57] + [.F57]; IF([.G57]-[.C57]&lt;0;[.G57] + [.F57] -[.H57];[.F57]+[.C57]-[.H57]))" office:value-type="float" office:value="3">
            <text:p>3</text:p>
          </table:table-cell>
          <table:table-cell table:number-columns-repeated="2" table:style-name="ce45"/>
          <table:table-cell table:style-name="ce45" table:formula="of:=[.I57]+[.K57] +[.J57]" office:value-type="float" office:value="3">
            <text:p>3</text:p>
          </table:table-cell>
          <table:table-cell table:style-name="ce53"/>
        </table:table-row>
        <table:table-row table:style-name="ro7">
          <table:table-cell table:style-name="ce40" office:value-type="float" office:value="52">
            <text:p>52</text:p>
          </table:table-cell>
          <table:table-cell table:style-name="ce42" office:value-type="string">
            <text:p>TruyenLVC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58]);DATE(YEAR([.D58]);12;31);NOW())" office:value-type="date" office:date-value="2016-12-12T09:26:21.24">
            <text:p>12/12/16</text:p>
          </table:table-cell>
          <table:table-cell table:style-name="ce47" table:formula="of:= IF(MONTH([.E58])=MONTH([.D58]) ; IF(NETWORKDAYS([.D58];[.D58]) &lt; NETWORKDAYS(DATE(YEAR([.D58]);MONTH([.D58]);1);EOMONTH([.D58];0)) / 2 ; 0 ; 1)  ;  IF( NETWORKDAYS([.D58];EOMONTH([.D58];0)) &lt; NETWORKDAYS(DATE(YEAR([.D58]);MONTH([.D58]);1);EOMONTH([.D58];0))/2  ; 0  ; 1) + IF(MONTH([.E58]) &gt; MONTH([.D58]) ; MONTH([.E58])-MONTH([.D58])-1 ; 0) + IF(NETWORKDAYS(DATE(YEAR([.E58]);MONTH([.E58]);1);[.E58]) &lt;  NETWORKDAYS(DATE(YEAR([.E58]);MONTH([.E58]);1);EOMONTH([.E58];0)) / 2 ; 0 ; 1))" office:value-type="float" office:value="11">
            <text:p>11</text:p>
          </table:table-cell>
          <table:table-cell table:style-name="ce50" table:formula="of:=SUMPRODUCT([Thong_Tin_Ngay_Nghi_201601.$B$3:.$B$31]=[.$B58];[Thong_Tin_Ngay_Nghi_201601.$C$3:.$C$31])+SUMPRODUCT([Thong_Tin_Ngay_Nghi_201602.$B$3:.$B$32]=[.$B58];[Thong_Tin_Ngay_Nghi_201602.$C$3:.$C$32]) + SUMPRODUCT([Thong_Tin_Ngay_Nghi_201603.$B$3:.$B$34]=[.$B58];[Thong_Tin_Ngay_Nghi_201603.$C$3:.$C$34])" office:value-type="float" office:value="1">
            <text:p>1</text:p>
          </table:table-cell>
          <table:table-cell table:style-name="ce50" table:formula="of:=SUMPRODUCT([Thong_Tin_Ngay_Nghi_201601.$B$3:.$B$31]=[.$B58];[Thong_Tin_Ngay_Nghi_201601.$C$3:.$C$31])+SUMPRODUCT([Thong_Tin_Ngay_Nghi_201602.$B$3:.$B$32]=[.$B58];[Thong_Tin_Ngay_Nghi_201602.$C$3:.$C$32]) + SUMPRODUCT([Thong_Tin_Ngay_Nghi_201603.$B$3:.$B$34]=[.$B58];[Thong_Tin_Ngay_Nghi_201603.$C$3:.$C$34]) + SUMPRODUCT([Thong_Tin_Ngay_Nghi_201604.$B$3:.$B$35]=[.$B58];[Thong_Tin_Ngay_Nghi_201604.$C$3:.$C$35]) + SUMPRODUCT([Thong_Tin_Ngay_Nghi_201605.$B$3:.$B$34]=[.$B58];[Thong_Tin_Ngay_Nghi_201605.$C$3:.$C$34]) + SUMPRODUCT([Thong_Tin_Ngay_Nghi_201606.$B$3:.$B$33]=[.$B58];[Thong_Tin_Ngay_Nghi_201606.$C$3:.$C$33]) + SUMPRODUCT([Thong_Tin_Ngay_Nghi_201607.$B$3:.$B$39]=[.$B58];[Thong_Tin_Ngay_Nghi_201607.$C$3:.$C$39]) + SUMPRODUCT([Thong_Tin_Ngay_Nghi_201608.$B$3:.$B$42]=[.$B58];[Thong_Tin_Ngay_Nghi_201608.$C$3:.$C$42]) + SUMPRODUCT([Thong_Tin_Ngay_Nghi_201609.$B$3:.$B$48]=[.$B58];[Thong_Tin_Ngay_Nghi_201609.$C$3:.$C$48]) + SUMPRODUCT([Thong_Tin_Ngay_Nghi_201610.$B$3:.$B$57]=[.$B58];[Thong_Tin_Ngay_Nghi_201610.$C$3:.$C$57]) +  SUMPRODUCT([Thong_Tin_Ngay_Nghi_201611.$B$3:.$B$57]=[.$B58];[Thong_Tin_Ngay_Nghi_201611.$C$3:.$C$57]) + SUMPRODUCT([Thong_Tin_Ngay_Nghi_201612.$B$3:.$B$71]=[.$B58];[Thong_Tin_Ngay_Nghi_201612.$C$3:.$C$71])" office:value-type="float" office:value="7.5">
            <text:p>7.5</text:p>
          </table:table-cell>
          <table:table-cell table:style-name="ce45" table:formula="of:=IF(DATE(YEAR([.E58]);MONTH([.E58]);DAY([.E58]))&lt;=DATE(YEAR([.E58]);3;31); [.C58]-[.G58] + [.F58]; IF([.G58]-[.C58]&lt;0;[.G58] + [.F58] -[.H58];[.F58]+[.C58]-[.H58]))" office:value-type="float" office:value="4.5">
            <text:p>4.5</text:p>
          </table:table-cell>
          <table:table-cell table:number-columns-repeated="2" table:style-name="ce45"/>
          <table:table-cell table:style-name="ce45" table:formula="of:=[.I58]+[.K58] +[.J58]" office:value-type="float" office:value="4.5">
            <text:p>4.5</text:p>
          </table:table-cell>
          <table:table-cell table:style-name="ce53"/>
        </table:table-row>
        <table:table-row table:style-name="ro7">
          <table:table-cell table:style-name="ce40" office:value-type="float" office:value="53">
            <text:p>53</text:p>
          </table:table-cell>
          <table:table-cell table:style-name="ce42" office:value-type="string">
            <text:p>VietBA</text:p>
          </table:table-cell>
          <table:table-cell table:style-name="ce45" office:value-type="float" office:value="1.5">
            <text:p>1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59]);DATE(YEAR([.D59]);12;31);NOW())" office:value-type="date" office:date-value="2016-12-12T09:26:21.24">
            <text:p>12/12/16</text:p>
          </table:table-cell>
          <table:table-cell table:style-name="ce47" table:formula="of:= IF(MONTH([.E59])=MONTH([.D59]) ; IF(NETWORKDAYS([.D59];[.D59]) &lt; NETWORKDAYS(DATE(YEAR([.D59]);MONTH([.D59]);1);EOMONTH([.D59];0)) / 2 ; 0 ; 1)  ;  IF( NETWORKDAYS([.D59];EOMONTH([.D59];0)) &lt; NETWORKDAYS(DATE(YEAR([.D59]);MONTH([.D59]);1);EOMONTH([.D59];0))/2  ; 0  ; 1) + IF(MONTH([.E59]) &gt; MONTH([.D59]) ; MONTH([.E59])-MONTH([.D59])-1 ; 0) + IF(NETWORKDAYS(DATE(YEAR([.E59]);MONTH([.E59]);1);[.E59]) &lt;  NETWORKDAYS(DATE(YEAR([.E59]);MONTH([.E59]);1);EOMONTH([.E59];0)) / 2 ; 0 ; 1))" office:value-type="float" office:value="11">
            <text:p>11</text:p>
          </table:table-cell>
          <table:table-cell table:style-name="ce50" table:formula="of:=SUMPRODUCT([Thong_Tin_Ngay_Nghi_201601.$B$3:.$B$31]=[.$B59];[Thong_Tin_Ngay_Nghi_201601.$C$3:.$C$31])+SUMPRODUCT([Thong_Tin_Ngay_Nghi_201602.$B$3:.$B$32]=[.$B59];[Thong_Tin_Ngay_Nghi_201602.$C$3:.$C$32]) + SUMPRODUCT([Thong_Tin_Ngay_Nghi_201603.$B$3:.$B$34]=[.$B59];[Thong_Tin_Ngay_Nghi_201603.$C$3:.$C$34])" office:value-type="float" office:value="0.5">
            <text:p>0.5</text:p>
          </table:table-cell>
          <table:table-cell table:style-name="ce50" table:formula="of:=SUMPRODUCT([Thong_Tin_Ngay_Nghi_201601.$B$3:.$B$31]=[.$B59];[Thong_Tin_Ngay_Nghi_201601.$C$3:.$C$31])+SUMPRODUCT([Thong_Tin_Ngay_Nghi_201602.$B$3:.$B$32]=[.$B59];[Thong_Tin_Ngay_Nghi_201602.$C$3:.$C$32]) + SUMPRODUCT([Thong_Tin_Ngay_Nghi_201603.$B$3:.$B$34]=[.$B59];[Thong_Tin_Ngay_Nghi_201603.$C$3:.$C$34]) + SUMPRODUCT([Thong_Tin_Ngay_Nghi_201604.$B$3:.$B$35]=[.$B59];[Thong_Tin_Ngay_Nghi_201604.$C$3:.$C$35]) + SUMPRODUCT([Thong_Tin_Ngay_Nghi_201605.$B$3:.$B$34]=[.$B59];[Thong_Tin_Ngay_Nghi_201605.$C$3:.$C$34]) + SUMPRODUCT([Thong_Tin_Ngay_Nghi_201606.$B$3:.$B$33]=[.$B59];[Thong_Tin_Ngay_Nghi_201606.$C$3:.$C$33]) + SUMPRODUCT([Thong_Tin_Ngay_Nghi_201607.$B$3:.$B$39]=[.$B59];[Thong_Tin_Ngay_Nghi_201607.$C$3:.$C$39]) + SUMPRODUCT([Thong_Tin_Ngay_Nghi_201608.$B$3:.$B$42]=[.$B59];[Thong_Tin_Ngay_Nghi_201608.$C$3:.$C$42]) + SUMPRODUCT([Thong_Tin_Ngay_Nghi_201609.$B$3:.$B$48]=[.$B59];[Thong_Tin_Ngay_Nghi_201609.$C$3:.$C$48]) + SUMPRODUCT([Thong_Tin_Ngay_Nghi_201610.$B$3:.$B$57]=[.$B59];[Thong_Tin_Ngay_Nghi_201610.$C$3:.$C$57]) +  SUMPRODUCT([Thong_Tin_Ngay_Nghi_201611.$B$3:.$B$57]=[.$B59];[Thong_Tin_Ngay_Nghi_201611.$C$3:.$C$57]) + SUMPRODUCT([Thong_Tin_Ngay_Nghi_201612.$B$3:.$B$71]=[.$B59];[Thong_Tin_Ngay_Nghi_201612.$C$3:.$C$71])" office:value-type="float" office:value="5">
            <text:p>5</text:p>
          </table:table-cell>
          <table:table-cell table:style-name="ce45" table:formula="of:=IF(DATE(YEAR([.E59]);MONTH([.E59]);DAY([.E59]))&lt;=DATE(YEAR([.E59]);3;31); [.C59]-[.G59] + [.F59]; IF([.G59]-[.C59]&lt;0;[.G59] + [.F59] -[.H59];[.F59]+[.C59]-[.H59]))" office:value-type="float" office:value="6.5">
            <text:p>6.5</text:p>
          </table:table-cell>
          <table:table-cell table:number-columns-repeated="2" table:style-name="ce45"/>
          <table:table-cell table:style-name="ce45" table:formula="of:=[.I59]+[.K59] +[.J59]" office:value-type="float" office:value="6.5">
            <text:p>6.5</text:p>
          </table:table-cell>
          <table:table-cell table:style-name="ce53"/>
        </table:table-row>
        <table:table-row table:style-name="ro7">
          <table:table-cell table:style-name="ce40" office:value-type="float" office:value="54">
            <text:p>54</text:p>
          </table:table-cell>
          <table:table-cell table:style-name="ce43" office:value-type="string">
            <text:p>VinhP</text:p>
          </table:table-cell>
          <table:table-cell table:style-name="ce45" office:value-type="float" office:value="3">
            <text:p>3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60]);DATE(YEAR([.D60]);12;31);NOW())" office:value-type="date" office:date-value="2016-12-12T09:26:21.24">
            <text:p>12/12/16</text:p>
          </table:table-cell>
          <table:table-cell table:style-name="ce47" table:formula="of:= IF(MONTH([.E60])=MONTH([.D60]) ; IF(NETWORKDAYS([.D60];[.D60]) &lt; NETWORKDAYS(DATE(YEAR([.D60]);MONTH([.D60]);1);EOMONTH([.D60];0)) / 2 ; 0 ; 1)  ;  IF( NETWORKDAYS([.D60];EOMONTH([.D60];0)) &lt; NETWORKDAYS(DATE(YEAR([.D60]);MONTH([.D60]);1);EOMONTH([.D60];0))/2  ; 0  ; 1) + IF(MONTH([.E60]) &gt; MONTH([.D60]) ; MONTH([.E60])-MONTH([.D60])-1 ; 0) + IF(NETWORKDAYS(DATE(YEAR([.E60]);MONTH([.E60]);1);[.E60]) &lt;  NETWORKDAYS(DATE(YEAR([.E60]);MONTH([.E60]);1);EOMONTH([.E60];0)) / 2 ; 0 ; 1))" office:value-type="float" office:value="11">
            <text:p>11</text:p>
          </table:table-cell>
          <table:table-cell table:style-name="ce50" table:formula="of:=SUMPRODUCT([Thong_Tin_Ngay_Nghi_201601.$B$3:.$B$31]=[.$B60];[Thong_Tin_Ngay_Nghi_201601.$C$3:.$C$31])+SUMPRODUCT([Thong_Tin_Ngay_Nghi_201602.$B$3:.$B$32]=[.$B60];[Thong_Tin_Ngay_Nghi_201602.$C$3:.$C$32]) + SUMPRODUCT([Thong_Tin_Ngay_Nghi_201603.$B$3:.$B$34]=[.$B60];[Thong_Tin_Ngay_Nghi_201603.$C$3:.$C$34])" office:value-type="float" office:value="6.5">
            <text:p>6.5</text:p>
          </table:table-cell>
          <table:table-cell table:style-name="ce50" table:formula="of:=SUMPRODUCT([Thong_Tin_Ngay_Nghi_201601.$B$3:.$B$31]=[.$B60];[Thong_Tin_Ngay_Nghi_201601.$C$3:.$C$31])+SUMPRODUCT([Thong_Tin_Ngay_Nghi_201602.$B$3:.$B$32]=[.$B60];[Thong_Tin_Ngay_Nghi_201602.$C$3:.$C$32]) + SUMPRODUCT([Thong_Tin_Ngay_Nghi_201603.$B$3:.$B$34]=[.$B60];[Thong_Tin_Ngay_Nghi_201603.$C$3:.$C$34]) + SUMPRODUCT([Thong_Tin_Ngay_Nghi_201604.$B$3:.$B$35]=[.$B60];[Thong_Tin_Ngay_Nghi_201604.$C$3:.$C$35]) + SUMPRODUCT([Thong_Tin_Ngay_Nghi_201605.$B$3:.$B$34]=[.$B60];[Thong_Tin_Ngay_Nghi_201605.$C$3:.$C$34]) + SUMPRODUCT([Thong_Tin_Ngay_Nghi_201606.$B$3:.$B$33]=[.$B60];[Thong_Tin_Ngay_Nghi_201606.$C$3:.$C$33]) + SUMPRODUCT([Thong_Tin_Ngay_Nghi_201607.$B$3:.$B$39]=[.$B60];[Thong_Tin_Ngay_Nghi_201607.$C$3:.$C$39]) + SUMPRODUCT([Thong_Tin_Ngay_Nghi_201608.$B$3:.$B$42]=[.$B60];[Thong_Tin_Ngay_Nghi_201608.$C$3:.$C$42]) + SUMPRODUCT([Thong_Tin_Ngay_Nghi_201609.$B$3:.$B$48]=[.$B60];[Thong_Tin_Ngay_Nghi_201609.$C$3:.$C$48]) + SUMPRODUCT([Thong_Tin_Ngay_Nghi_201610.$B$3:.$B$57]=[.$B60];[Thong_Tin_Ngay_Nghi_201610.$C$3:.$C$57]) +  SUMPRODUCT([Thong_Tin_Ngay_Nghi_201611.$B$3:.$B$57]=[.$B60];[Thong_Tin_Ngay_Nghi_201611.$C$3:.$C$57]) + SUMPRODUCT([Thong_Tin_Ngay_Nghi_201612.$B$3:.$B$71]=[.$B60];[Thong_Tin_Ngay_Nghi_201612.$C$3:.$C$71])" office:value-type="float" office:value="14.5">
            <text:p>14.5</text:p>
          </table:table-cell>
          <table:table-cell table:style-name="ce45" table:formula="of:=IF(DATE(YEAR([.E60]);MONTH([.E60]);DAY([.E60]))&lt;=DATE(YEAR([.E60]);3;31); [.C60]-[.G60] + [.F60]; IF([.G60]-[.C60]&lt;0;[.G60] + [.F60] -[.H60];[.F60]+[.C60]-[.H60]))" office:value-type="float" office:value="-0.5">
            <text:p>-0.5</text:p>
          </table:table-cell>
          <table:table-cell table:number-columns-repeated="2" table:style-name="ce45"/>
          <table:table-cell table:style-name="ce45" table:formula="of:=[.I60]+[.K60] +[.J60]" office:value-type="float" office:value="-0.5">
            <text:p>-0.5</text:p>
          </table:table-cell>
          <table:table-cell table:style-name="ce53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8"/>
        </table:table-row>
        <table:table-row table:style-name="ro2" table:number-rows-repeated="10">
          <table:table-cell table:number-columns-repeated="13"/>
        </table:table-row>
        <table:table-row table:style-name="ro16">
          <table:table-cell table:number-columns-repeated="13"/>
        </table:table-row>
        <table:table-row table:style-name="ro2" table:number-rows-repeated="1048502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Thong_Tin_Ngay_Nghi_201601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62"/>
        <table:table-column table:style-name="co22" table:number-columns-repeated="7" table:default-cell-style-name="ce62"/>
        <table:table-column table:style-name="co21" table:number-columns-repeated="14" table:default-cell-style-name="ce62"/>
        <table:table-column table:style-name="co23" table:number-columns-repeated="2" table:default-cell-style-name="ce62"/>
        <table:table-column table:style-name="co7" table:number-columns-repeated="933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57" table:number-columns-repeated="8"/>
          <table:table-cell table:style-name="ce65" office:value-type="string" table:number-columns-spanned="2" table:number-rows-spanned="1">
            <text:p>Month</text:p>
          </table:table-cell>
          <table:covered-table-cell table:style-name="ce66"/>
          <table:table-cell table:style-name="ce67" table:content-validation-name="val1" office:value-type="float" office:value="1" table:number-columns-spanned="2" table:number-rows-spanned="1">
            <text:p>1</text:p>
          </table:table-cell>
          <table:covered-table-cell table:style-name="ce66"/>
          <table:table-cell table:style-name="ce65" office:value-type="string" table:number-columns-spanned="2" table:number-rows-spanned="1">
            <text:p>Year</text:p>
          </table:table-cell>
          <table:covered-table-cell table:style-name="ce66"/>
          <table:table-cell table:style-name="ce65" office:value-type="float" office:value="2016" table:number-columns-spanned="2" table:number-rows-spanned="1">
            <text:p>2016</text:p>
          </table:table-cell>
          <table:covered-table-cell table:style-name="ce69"/>
          <table:table-cell table:style-name="ce57" table:number-columns-repeated="15"/>
          <table:table-cell table:style-name="ce70" table:number-columns-repeated="933"/>
        </table:table-row>
        <table:table-row table:style-name="ro2">
          <table:table-cell table:style-name="ce54" table:number-columns-repeated="3"/>
          <table:table-cell table:style-name="ce58" table:formula="of:=DATE([.$R$1];[.N1];1)" office:value-type="date" office:date-value="2016-01-01">
            <text:p>01</text:p>
          </table:table-cell>
          <table:table-cell table:style-name="ce58" table:formula="of:=[.D2]+1" office:value-type="date" office:date-value="2016-01-02">
            <text:p>02</text:p>
          </table:table-cell>
          <table:table-cell table:style-name="ce58" table:formula="of:=[.E2]+1" office:value-type="date" office:date-value="2016-01-03">
            <text:p>03</text:p>
          </table:table-cell>
          <table:table-cell table:style-name="ce58" table:formula="of:=[.F2]+1" office:value-type="date" office:date-value="2016-01-04">
            <text:p>04</text:p>
          </table:table-cell>
          <table:table-cell table:style-name="ce58" table:formula="of:=[.G2]+1" office:value-type="date" office:date-value="2016-01-05">
            <text:p>05</text:p>
          </table:table-cell>
          <table:table-cell table:style-name="ce58" table:formula="of:=[.H2]+1" office:value-type="date" office:date-value="2016-01-06">
            <text:p>06</text:p>
          </table:table-cell>
          <table:table-cell table:style-name="ce58" table:formula="of:=[.I2]+1" office:value-type="date" office:date-value="2016-01-07">
            <text:p>07</text:p>
          </table:table-cell>
          <table:table-cell table:style-name="ce58" table:formula="of:=[.J2]+1" office:value-type="date" office:date-value="2016-01-08">
            <text:p>08</text:p>
          </table:table-cell>
          <table:table-cell table:style-name="ce58" table:formula="of:=[.K2]+1" office:value-type="date" office:date-value="2016-01-09">
            <text:p>09</text:p>
          </table:table-cell>
          <table:table-cell table:style-name="ce58" table:formula="of:=[.L2]+1" office:value-type="date" office:date-value="2016-01-10">
            <text:p>10</text:p>
          </table:table-cell>
          <table:table-cell table:style-name="ce58" table:formula="of:=[.M2]+1" office:value-type="date" office:date-value="2016-01-11">
            <text:p>11</text:p>
          </table:table-cell>
          <table:table-cell table:style-name="ce58" table:formula="of:=[.N2]+1" office:value-type="date" office:date-value="2016-01-12">
            <text:p>12</text:p>
          </table:table-cell>
          <table:table-cell table:style-name="ce58" table:formula="of:=[.O2]+1" office:value-type="date" office:date-value="2016-01-13">
            <text:p>13</text:p>
          </table:table-cell>
          <table:table-cell table:style-name="ce58" table:formula="of:=[.P2]+1" office:value-type="date" office:date-value="2016-01-14">
            <text:p>14</text:p>
          </table:table-cell>
          <table:table-cell table:style-name="ce58" table:formula="of:=[.Q2]+1" office:value-type="date" office:date-value="2016-01-15">
            <text:p>15</text:p>
          </table:table-cell>
          <table:table-cell table:style-name="ce58" table:formula="of:=[.R2]+1" office:value-type="date" office:date-value="2016-01-16">
            <text:p>16</text:p>
          </table:table-cell>
          <table:table-cell table:style-name="ce58" table:formula="of:=[.S2]+1" office:value-type="date" office:date-value="2016-01-17">
            <text:p>17</text:p>
          </table:table-cell>
          <table:table-cell table:style-name="ce58" table:formula="of:=[.T2]+1" office:value-type="date" office:date-value="2016-01-18">
            <text:p>18</text:p>
          </table:table-cell>
          <table:table-cell table:style-name="ce58" table:formula="of:=[.U2]+1" office:value-type="date" office:date-value="2016-01-19">
            <text:p>19</text:p>
          </table:table-cell>
          <table:table-cell table:style-name="ce58" table:formula="of:=[.V2]+1" office:value-type="date" office:date-value="2016-01-20">
            <text:p>20</text:p>
          </table:table-cell>
          <table:table-cell table:style-name="ce58" table:formula="of:=[.W2]+1" office:value-type="date" office:date-value="2016-01-21">
            <text:p>21</text:p>
          </table:table-cell>
          <table:table-cell table:style-name="ce58" table:formula="of:=[.X2]+1" office:value-type="date" office:date-value="2016-01-22">
            <text:p>22</text:p>
          </table:table-cell>
          <table:table-cell table:style-name="ce58" table:formula="of:=[.Y2]+1" office:value-type="date" office:date-value="2016-01-23">
            <text:p>23</text:p>
          </table:table-cell>
          <table:table-cell table:style-name="ce58" table:formula="of:=[.Z2]+1" office:value-type="date" office:date-value="2016-01-24">
            <text:p>24</text:p>
          </table:table-cell>
          <table:table-cell table:style-name="ce58" table:formula="of:=[.AA2]+1" office:value-type="date" office:date-value="2016-01-25">
            <text:p>25</text:p>
          </table:table-cell>
          <table:table-cell table:style-name="ce58" table:formula="of:=[.AB2]+1" office:value-type="date" office:date-value="2016-01-26">
            <text:p>26</text:p>
          </table:table-cell>
          <table:table-cell table:style-name="ce58" table:formula="of:=[.AC2]+1" office:value-type="date" office:date-value="2016-01-27">
            <text:p>27</text:p>
          </table:table-cell>
          <table:table-cell table:style-name="ce58" table:formula="of:=[.AD2]+1" office:value-type="date" office:date-value="2016-01-28">
            <text:p>28</text:p>
          </table:table-cell>
          <table:table-cell table:style-name="ce58" table:formula="of:=[.AE2]+1" office:value-type="date" office:date-value="2016-01-29">
            <text:p>29</text:p>
          </table:table-cell>
          <table:table-cell table:style-name="ce58" table:formula="of:=[.AF2]+1" office:value-type="date" office:date-value="2016-01-30">
            <text:p>30</text:p>
          </table:table-cell>
          <table:table-cell table:style-name="ce58" table:formula="of:=[.AG2]+1" office:value-type="date" office:date-value="2016-01-31">
            <text:p>31</text:p>
          </table:table-cell>
          <table:table-cell table:style-name="ce70" table:number-columns-repeated="933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59" table:formula="of:=CHOOSE(WEEKDAY([.D2]);&quot;Sun&quot;;&quot;Mon&quot;;&quot;Tue&quot;;&quot;Wed&quot;;&quot;Thur&quot;;&quot;Fri&quot;;&quot;Sat&quot;)" office:value-type="string" office:string-value="Fri">
            <office:annotation draw:style-name="gr4" draw:text-style-name="P1" svg:width="1.1413in" svg:height="0.3902in" svg:x="2.6457in" svg:y="0in" draw:caption-point-x="-0.2402in" draw:caption-point-y="0.4705in">
              <dc:date>2016-01-04T00:00:00</dc:date>
              <text:p text:style-name="P1"><text:span text:style-name="T1">Nghỉ Tết dương lịch</text:span></text:p>
            </office:annotation>
            <text:p>Fri</text:p>
          </table:table-cell>
          <table:table-cell table:style-name="ce59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0" table:number-columns-repeated="933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56" table:formula="of:=SUM([.D4:.AH4])" office:value-type="float" office:value="1">
            <text:p>1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0.3567in" draw:caption-point-x="-0.2319in" draw:caption-point-y="0.3614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office:annotation draw:style-name="gr2" draw:text-style-name="P3" svg:width="1.1413in" svg:height="0.5457in" svg:x="11.5492in" svg:y="0.1071in" draw:caption-point-x="-0.2402in" draw:caption-point-y="0.611in">
              <dc:date>2016-01-25T00:00:00</dc:date>
              <text:p text:style-name="P3"><text:span text:style-name="T3">Nghỉ buổi sáng, bận việc nhà đột xuất</text:span></text:p>
            </office:annotation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.5">
            <office:annotation draw:style-name="gr4" draw:text-style-name="P3" svg:width="1.1413in" svg:height="0.3902in" svg:x="13.8323in" svg:y="0.1091in" draw:caption-point-x="-0.2402in" draw:caption-point-y="0.6091in">
              <dc:date>2016-01-25T00:00:00</dc:date>
              <text:p text:style-name="P3"><text:span text:style-name="T3">Bị ốm, xin nghỉ buổi sáng</text:span></text:p>
            </office:annotation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56" table:formula="of:=SUM([.D5:.AH5])" office:value-type="float" office:value="1">
            <text:p>1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0.6677in" draw:caption-point-x="-0.2335in" draw:caption-point-y="0.298in">
              <dc:date>1899-12-30T00:00:00</dc:date>
              <text:p text:style-name="P3"><text:span text:style-name="T3">Vào trễ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2602in" svg:x="10.6472in" svg:y="0.678in" draw:caption-point-x="-0.2516in" draw:caption-point-y="0.2878in">
              <dc:date>1899-12-30T00:00:00</dc:date>
              <text:p text:style-name="P3"><text:span text:style-name="T3">Bị đau đầu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7" draw:text-style-name="P1" svg:width="1.1413in" svg:height="0.2634in" svg:x="15.202in" svg:y="0.3587in" draw:caption-point-x="-0.2402in" draw:caption-point-y="0.6071in">
              <dc:date>2016-01-28T00:00:00</dc:date>
              <text:p text:style-name="P1"><text:span text:style-name="T1">Bận việc vào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56" table:formula="of:=SUM([.D6:.AH6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7.7996in" svg:y="1.052in" draw:caption-point-x="-0.2409in" draw:caption-point-y="0.1614in">
              <dc:date>1899-12-30T00:00:00</dc:date>
              <text:p text:style-name="P3"><text:span text:style-name="T3">Đi khám bệnh, nghỉ buổi sáng</text:span></text:p>
            </office:annotation>
            <text:p>0.5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56" table:formula="of:=SUM([.D7:.AH7])" office:value-type="float" office:value="1.5">
            <text:p>1.5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5.3772in" svg:y="1.363in" draw:caption-point-x="-0.2319in" draw:caption-point-y="0.098in">
              <dc:date>2016-01-20T00:00:00</dc:date>
              <text:p text:style-name="P3"><text:span text:style-name="T3">Đi học, nghỉ buổi chiều nhưng có làm bù rồi nên ko tính nghỉ nữa</text:span></text:p>
            </office:annotation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5.8339in" svg:y="1.363in" draw:caption-point-x="-0.2319in" draw:caption-point-y="0.098in">
              <dc:date>2016-01-20T00:00:00</dc:date>
              <text:p text:style-name="P3"><text:span text:style-name="T3">Đi học, nghỉ buổi sáng nhưng có làm bù rồi nên ko tính nghỉ nữa</text:span></text:p>
            </office:annotation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7.7996in" svg:y="1.3732in" draw:caption-point-x="-0.2409in" draw:caption-point-y="0.0878in">
              <dc:date>1899-12-30T00:00:00</dc:date>
              <text:p text:style-name="P3"><text:span text:style-name="T3">Đi sửa máy tính, vào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2" draw:text-style-name="P3" svg:width="1.1413in" svg:height="0.5457in" svg:x="8.7768in" svg:y="0.852in" draw:caption-point-x="-0.2402in" draw:caption-point-y="0.6091in">
              <dc:date>2016-01-25T00:00:00</dc:date>
              <text:p text:style-name="P3"><text:span text:style-name="T3">Đi học buổi chiều, nhưng có làm bù rồi</text:span></text:p>
            </office:annotation>
            <text:p>0</text:p>
          </table:table-cell>
          <table:table-cell table:style-name="ce60" office:value-type="float" office:value="0.5">
            <office:annotation draw:style-name="gr8" draw:text-style-name="P3" svg:width="1.1413in" svg:height="1.0122in" svg:x="9.2661in" svg:y="0.8504in" draw:caption-point-x="-0.2402in" draw:caption-point-y="0.6106in">
              <dc:date>2016-01-20T00:00:00</dc:date>
              <text:p text:style-name="P3"><text:span text:style-name="T3">Nghỉ buổi sáng đi học, buổi chiều bị ốm. Làm bù cho buổi sáng <text:s/>rồi nên ko tính nghỉ nữa</text:span></text:p>
            </office:annotation>
            <text:p>0.5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4" draw:text-style-name="P3" svg:width="1.1413in" svg:height="0.3902in" svg:x="12.0059in" svg:y="0.8508in" draw:caption-point-x="-0.2402in" draw:caption-point-y="0.6102in">
              <dc:date>2016-01-21T00:00:00</dc:date>
              <text:p text:style-name="P3"><text:span text:style-name="T3">Đi học, nghỉ buổi chiều</text:span></text:p>
            </office:annotation>
            <text:p>0.5</text:p>
          </table:table-cell>
          <table:table-cell table:style-name="ce60" office:value-type="float" office:value="0.5">
            <office:annotation draw:style-name="gr4" draw:text-style-name="P3" svg:width="1.1413in" svg:height="0.3902in" svg:x="12.4622in" svg:y="0.8508in" draw:caption-point-x="-0.2402in" draw:caption-point-y="0.6102in">
              <dc:date>2016-01-22T00:00:00</dc:date>
              <text:p text:style-name="P3"><text:span text:style-name="T3">Đi học, nghỉ buổi sáng</text:span></text:p>
            </office:annotation>
            <text:p>0.5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4" draw:text-style-name="P1" svg:width="1.1413in" svg:height="0.3902in" svg:x="15.6587in" svg:y="0.8559in" draw:caption-point-x="-0.2402in" draw:caption-point-y="0.6051in">
              <dc:date>2016-01-29T00:00:00</dc:date>
              <text:p text:style-name="P1"><text:span text:style-name="T1">Bận việc, đi trễ ~1h</text:span></text:p>
            </office:annotation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56" table:formula="of:=SUM([.D8:.AH8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4" draw:text-style-name="P3" svg:width="1.1413in" svg:height="0.3902in" svg:x="14.289in" svg:y="1.1in" draw:caption-point-x="-0.2402in" draw:caption-point-y="0.6087in">
              <dc:date>2016-01-26T00:00:00</dc:date>
              <text:p text:style-name="P3"><text:span text:style-name="T3">Bị đau đầu, xin nghỉ buổi sáng</text:span></text:p>
            </office:annotation>
            <text:p>0.5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2" office:value-type="string">
            <text:p>GiauNV</text:p>
          </table:table-cell>
          <table:table-cell table:style-name="ce56" table:formula="of:=SUM([.D9:.AH9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HaTH</text:p>
          </table:table-cell>
          <table:table-cell table:style-name="ce56" table:formula="of:=SUM([.D10:.AH10])" office:value-type="float" office:value="0">
            <text:p>0</text:p>
          </table:table-cell>
          <table:table-cell table:style-name="ce60" table:number-columns-repeated="3"/>
          <table:table-cell table:style-name="ce60" office:value-type="float" office:value="0">
            <office:annotation draw:style-name="gr6" draw:text-style-name="P3" svg:width="1.1354in" svg:height="0.3854in" svg:x="4.0126in" svg:y="2.3268in" draw:caption-point-x="-0.237in" draw:caption-point-y="-0.1224in">
              <dc:date>1899-12-30T00:00:00</dc:date>
              <text:p text:style-name="P3"><text:span text:style-name="T3">Đi trễ, ~8h45 vào cty</text:span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7.7996in" svg:y="2.3268in" draw:caption-point-x="-0.2409in" draw:caption-point-y="-0.1224in">
              <dc:date>1899-12-30T00:00:00</dc:date>
              <text:p text:style-name="P3"><text:span text:style-name="T3">8h40 vào cty</text:span></text:p>
            </office:annotation>
            <text:p>0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HaiNM</text:p>
          </table:table-cell>
          <table:table-cell table:style-name="ce56" table:formula="of:=SUM([.D11:.AH11])" office:value-type="float" office:value="3.5">
            <text:p>3.5</text:p>
          </table:table-cell>
          <table:table-cell table:style-name="ce60" table:number-columns-repeated="3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4.4709in" svg:y="2.6374in" draw:caption-point-x="-0.239in" draw:caption-point-y="-0.1854in">
              <dc:date>1899-12-30T00:00:00</dc:date>
              <text:p text:style-name="P3"><text:span text:style-name="T3">Nghỉ buổi chiều đi coi thi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2.648in" draw:caption-point-x="-0.2319in" draw:caption-point-y="-0.1961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6" draw:text-style-name="P3" svg:width="1.1354in" svg:height="0.5417in" svg:x="7.3083in" svg:y="2.6374in" draw:caption-point-x="-0.239in" draw:caption-point-y="-0.1854in">
              <dc:date>1899-12-30T00:00:00</dc:date>
              <text:p text:style-name="P3"><text:span text:style-name="T3">Vào trễ, 9h vào cty (đi coi thi ở trường)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3854in" svg:x="8.2902in" svg:y="2.6374in" draw:caption-point-x="-0.2425in" draw:caption-point-y="-0.1854in">
              <dc:date>1899-12-30T00:00:00</dc:date>
              <text:p text:style-name="P3"><text:span text:style-name="T3">Nghỉ buổi chiều, đi coi thi</text:span></text:p>
            </office:annotation>
            <text:p>1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2602in" svg:x="9.272in" svg:y="2.648in" draw:caption-point-x="-0.2461in" draw:caption-point-y="-0.1961in">
              <dc:date>2016-01-25T00:00:00</dc:date>
              <text:p text:style-name="P3"><text:span text:style-name="T3">Bận việc nhà, nghỉ buồi sáng</text:span></text:p>
            </office:annotation>
            <text:p>0.5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5417in" svg:x="10.6472in" svg:y="2.648in" draw:caption-point-x="-0.2516in" draw:caption-point-y="-0.1961in">
              <dc:date>1899-12-30T00:00:00</dc:date>
              <text:p text:style-name="P3"><text:span text:style-name="T3">Bận việc trên trường</text:span></text:p>
              <text:p text:style-name="P3"><text:span text:style-name="T3"/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office:annotation draw:style-name="gr2" draw:text-style-name="P1" svg:width="1.1413in" svg:height="0.5457in" svg:x="14.7457in" svg:y="1.8441in" draw:caption-point-x="-0.2402in" draw:caption-point-y="0.6079in">
              <dc:date>2016-01-27T00:00:00</dc:date>
              <text:p text:style-name="P1"><text:span text:style-name="T1">Bận việc ở trường, off buổi chiều</text:span></text:p>
            </office:annotation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2" office:value-type="string">
            <text:p>HienNV</text:p>
          </table:table-cell>
          <table:table-cell table:style-name="ce56" table:formula="of:=SUM([.D12:.AH12])" office:value-type="float" office:value="1.5">
            <text:p>1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iepNH</text:p>
          </table:table-cell>
          <table:table-cell table:style-name="ce56" table:formula="of:=SUM([.D13:.AH13])" office:value-type="float" office:value="0">
            <text:p>0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3.2799in" draw:caption-point-x="-0.2335in" draw:caption-point-y="-0.3327in">
              <dc:date>1899-12-30T00:00:00</dc:date>
              <text:p text:style-name="P3"><text:span text:style-name="T3">Vào trễ , 9h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ieuPT</text:p>
          </table:table-cell>
          <table:table-cell table:style-name="ce56" table:formula="of:=SUM([.D14:.AH14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ungPN</text:p>
          </table:table-cell>
          <table:table-cell table:style-name="ce56" table:formula="of:=SUM([.D15:.AH15])" office:value-type="float" office:value="0">
            <text:p>0</text:p>
          </table:table-cell>
          <table:table-cell table:style-name="ce60" table:number-columns-repeated="3"/>
          <table:table-cell table:style-name="ce60" office:value-type="float" office:value="0">
            <office:annotation draw:style-name="gr6" draw:text-style-name="P3" svg:width="1.1354in" svg:height="0.2602in" svg:x="4.0126in" svg:y="3.9858in" draw:caption-point-x="-0.237in" draw:caption-point-y="-0.5433in">
              <dc:date>1899-12-30T00:00:00</dc:date>
              <text:p text:style-name="P3"><text:span text:style-name="T3">8h30 vào cty</text:span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KienPT</text:p>
          </table:table-cell>
          <table:table-cell table:style-name="ce56" table:formula="of:=SUM([.D16:.AH16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MaiNTT</text:p>
          </table:table-cell>
          <table:table-cell table:style-name="ce56" table:formula="of:=SUM([.D17:.AH17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NamTV</text:p>
          </table:table-cell>
          <table:table-cell table:style-name="ce56" table:formula="of:=SUM([.D18:.AH18])" office:value-type="float" office:value="2">
            <text:p>2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3854in" svg:x="9.272in" svg:y="5.3071in" draw:caption-point-x="-0.2461in" draw:caption-point-y="-1.1213in">
              <dc:date>1899-12-30T00:00:00</dc:date>
              <text:p text:style-name="P3"><text:span text:style-name="T3">Về BR làm giáy tờ</text:span></text:p>
            </office:annotation>
            <text:p>1</text:p>
          </table:table-cell>
          <table:table-cell table:style-name="ce60" table:number-columns-repeated="2"/>
          <table:table-cell table:style-name="ce60" office:value-type="float" office:value="1">
            <office:annotation draw:style-name="gr7" draw:text-style-name="P3" svg:width="1.1413in" svg:height="0.2634in" svg:x="10.6358in" svg:y="3.576in" draw:caption-point-x="-0.2402in" draw:caption-point-y="0.6098in">
              <dc:date>2016-01-22T00:00:00</dc:date>
              <text:p text:style-name="P3"><text:span text:style-name="T3">Chuyển nhà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NhanNM</text:p>
          </table:table-cell>
          <table:table-cell table:style-name="ce56" table:formula="of:=SUM([.D19:.AH19])" office:value-type="float" office:value="1">
            <text:p>1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2602in" svg:x="7.3083in" svg:y="5.6913in" draw:caption-point-x="-0.239in" draw:caption-point-y="-1.2579in">
              <dc:date>1899-12-30T00:00:00</dc:date>
              <text:p text:style-name="P3"><text:span text:style-name="T3">Bận việc nhà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PhuongTH</text:p>
          </table:table-cell>
          <table:table-cell table:style-name="ce56" table:formula="of:=SUM([.D20:.AH20])" office:value-type="float" office:value="0">
            <text:p>0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6.0126in" draw:caption-point-x="-0.2335in" draw:caption-point-y="-1.3315in">
              <dc:date>1899-12-30T00:00:00</dc:date>
              <text:p text:style-name="P3"><text:span text:style-name="T3">Vào trễ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SonPX</text:p>
          </table:table-cell>
          <table:table-cell table:style-name="ce56" table:formula="of:=SUM([.D21:.AH21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ThaoDTH</text:p>
          </table:table-cell>
          <table:table-cell table:style-name="ce56" table:formula="of:=SUM([.D22:.AH22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2602in" svg:x="9.272in" svg:y="6.8024in" draw:caption-point-x="-0.2461in" draw:caption-point-y="-1.626in">
              <dc:date>1899-12-30T00:00:00</dc:date>
              <text:p text:style-name="P3"><text:span text:style-name="T3">Bị đau bụng</text:span></text:p>
            </office:annotation>
            <text:p>0.5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ThamDT</text:p>
          </table:table-cell>
          <table:table-cell table:style-name="ce56" table:formula="of:=SUM([.D23:.AH23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ThinhT</text:p>
          </table:table-cell>
          <table:table-cell table:style-name="ce56" table:formula="of:=SUM([.D24:.AH24])" office:value-type="float" office:value="0.5">
            <text:p>0.5</text:p>
          </table:table-cell>
          <table:table-cell table:style-name="ce60" table:number-columns-repeated="3"/>
          <table:table-cell table:style-name="ce60" office:value-type="float" office:value="0.5">
            <office:annotation draw:style-name="gr6" draw:text-style-name="P3" svg:width="1.1354in" svg:height="0.2602in" svg:x="4.0126in" svg:y="7.3606in" draw:caption-point-x="-0.237in" draw:caption-point-y="-1.689in">
              <dc:date>1899-12-30T00:00:00</dc:date>
              <text:p text:style-name="P3"><text:span text:style-name="T3">Vế quê</text:span></text:p>
            </office:annotation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ThuyLTT</text:p>
          </table:table-cell>
          <table:table-cell table:style-name="ce56" table:formula="of:=SUM([.D25:.AH25])" office:value-type="float" office:value="1">
            <text:p>1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7.8185in" draw:caption-point-x="-0.2319in" draw:caption-point-y="-1.8992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2602in" svg:x="9.272in" svg:y="7.8287in" draw:caption-point-x="-0.2461in" draw:caption-point-y="-1.9094in">
              <dc:date>1899-12-30T00:00:00</dc:date>
              <text:p text:style-name="P3"><text:span text:style-name="T3">Đi đám cưới</text:span></text:p>
            </office:annotation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TruyenLVC</text:p>
          </table:table-cell>
          <table:table-cell table:style-name="ce56" table:formula="of:=SUM([.D26:.AH26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VietBA</text:p>
          </table:table-cell>
          <table:table-cell table:style-name="ce56" table:formula="of:=SUM([.D27:.AH27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8.7811in" svg:y="8.535in" draw:caption-point-x="-0.2445in" draw:caption-point-y="-2.1201in">
              <dc:date>1899-12-30T00:00:00</dc:date>
              <text:p text:style-name="P3"><text:span text:style-name="T3">Bị mệt, nghỉ buổi chiều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VinhP</text:p>
          </table:table-cell>
          <table:table-cell table:style-name="ce56" table:formula="of:=SUM([.D28:.AH28])" office:value-type="float" office:value="1">
            <text:p>1</text:p>
          </table:table-cell>
          <table:table-cell table:style-name="ce60" table:number-columns-repeated="3"/>
          <table:table-cell table:style-name="ce60" office:value-type="float" office:value="1">
            <office:annotation draw:style-name="gr6" draw:text-style-name="P3" svg:width="1.1354in" svg:height="0.5417in" svg:x="4.0126in" svg:y="8.9193in" draw:caption-point-x="-0.237in" draw:caption-point-y="-2.2567in">
              <dc:date>1899-12-30T00:00:00</dc:date>
              <text:p text:style-name="P3"><text:span text:style-name="T3">Về quê khám nghĩa vụ quân sự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2" table:number-rows-repeated="5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>
          <table:table-cell table:style-name="ce41" table:number-columns-repeated="3"/>
          <table:table-cell table:style-name="ce61" table:number-columns-repeated="4"/>
          <table:table-cell table:style-name="ce63"/>
          <table:table-cell table:style-name="ce61" table:number-columns-repeated="26"/>
          <table:table-cell table:style-name="ce41" table:number-columns-repeated="933"/>
        </table:table-row>
        <table:table-row table:style-name="ro2" table:number-rows-repeated="4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>
          <table:table-cell table:style-name="ce41" table:number-columns-repeated="3"/>
          <table:table-cell table:style-name="ce61" table:number-columns-repeated="4"/>
          <table:table-cell table:style-name="ce64" table:number-columns-repeated="7"/>
          <table:table-cell table:style-name="ce61" table:number-columns-repeated="20"/>
          <table:table-cell table:style-name="ce41" table:number-columns-repeated="933"/>
        </table:table-row>
        <table:table-row table:style-name="ro2" table:number-rows-repeated="65393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 table:number-rows-repeated="983143">
          <table:table-cell table:number-columns-repeated="967"/>
        </table:table-row>
        <table:table-row table:style-name="ro2">
          <table:table-cell table:number-columns-repeated="967"/>
        </table:table-row>
      </table:table>
      <table:table table:name="Thong_Tin_Ngay_Nghi_201602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77"/>
        <table:table-column table:style-name="co22" table:number-columns-repeated="7" table:default-cell-style-name="ce77"/>
        <table:table-column table:style-name="co21" table:number-columns-repeated="14" table:default-cell-style-name="ce77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72" table:number-columns-repeated="8"/>
          <table:table-cell table:style-name="ce80" office:value-type="string" table:number-columns-spanned="2" table:number-rows-spanned="1">
            <text:p>Month</text:p>
          </table:table-cell>
          <table:covered-table-cell table:style-name="ce81"/>
          <table:table-cell table:style-name="ce82" table:content-validation-name="val1" office:value-type="float" office:value="2" table:number-columns-spanned="2" table:number-rows-spanned="1">
            <text:p>2</text:p>
          </table:table-cell>
          <table:covered-table-cell table:style-name="ce81"/>
          <table:table-cell table:style-name="ce80" office:value-type="string" table:number-columns-spanned="2" table:number-rows-spanned="1">
            <text:p>Year</text:p>
          </table:table-cell>
          <table:covered-table-cell table:style-name="ce81"/>
          <table:table-cell table:style-name="ce80" office:value-type="float" office:value="2016" table:number-columns-spanned="2" table:number-rows-spanned="1">
            <text:p>2016</text:p>
          </table:table-cell>
          <table:covered-table-cell table:style-name="ce83"/>
          <table:table-cell table:style-name="ce72" table:number-columns-repeated="13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73" table:formula="of:=DATE([.$R$1];[.N1];1)" office:value-type="date" office:date-value="2016-02-01">
            <text:p>01</text:p>
          </table:table-cell>
          <table:table-cell table:style-name="ce73" table:formula="of:=[.D2]+1" office:value-type="date" office:date-value="2016-02-02">
            <text:p>02</text:p>
          </table:table-cell>
          <table:table-cell table:style-name="ce73" table:formula="of:=[.E2]+1" office:value-type="date" office:date-value="2016-02-03">
            <text:p>03</text:p>
          </table:table-cell>
          <table:table-cell table:style-name="ce73" table:formula="of:=[.F2]+1" office:value-type="date" office:date-value="2016-02-04">
            <text:p>04</text:p>
          </table:table-cell>
          <table:table-cell table:style-name="ce73" table:formula="of:=[.G2]+1" office:value-type="date" office:date-value="2016-02-05">
            <text:p>05</text:p>
          </table:table-cell>
          <table:table-cell table:style-name="ce73" table:formula="of:=[.H2]+1" office:value-type="date" office:date-value="2016-02-06">
            <text:p>06</text:p>
          </table:table-cell>
          <table:table-cell table:style-name="ce73" table:formula="of:=[.I2]+1" office:value-type="date" office:date-value="2016-02-07">
            <text:p>07</text:p>
          </table:table-cell>
          <table:table-cell table:style-name="ce73" table:formula="of:=[.J2]+1" office:value-type="date" office:date-value="2016-02-08">
            <text:p>08</text:p>
          </table:table-cell>
          <table:table-cell table:style-name="ce73" table:formula="of:=[.K2]+1" office:value-type="date" office:date-value="2016-02-09">
            <text:p>09</text:p>
          </table:table-cell>
          <table:table-cell table:style-name="ce73" table:formula="of:=[.L2]+1" office:value-type="date" office:date-value="2016-02-10">
            <text:p>10</text:p>
          </table:table-cell>
          <table:table-cell table:style-name="ce73" table:formula="of:=[.M2]+1" office:value-type="date" office:date-value="2016-02-11">
            <text:p>11</text:p>
          </table:table-cell>
          <table:table-cell table:style-name="ce73" table:formula="of:=[.N2]+1" office:value-type="date" office:date-value="2016-02-12">
            <text:p>12</text:p>
          </table:table-cell>
          <table:table-cell table:style-name="ce73" table:formula="of:=[.O2]+1" office:value-type="date" office:date-value="2016-02-13">
            <text:p>13</text:p>
          </table:table-cell>
          <table:table-cell table:style-name="ce73" table:formula="of:=[.P2]+1" office:value-type="date" office:date-value="2016-02-14">
            <text:p>14</text:p>
          </table:table-cell>
          <table:table-cell table:style-name="ce73" table:formula="of:=[.Q2]+1" office:value-type="date" office:date-value="2016-02-15">
            <text:p>15</text:p>
          </table:table-cell>
          <table:table-cell table:style-name="ce73" table:formula="of:=[.R2]+1" office:value-type="date" office:date-value="2016-02-16">
            <text:p>16</text:p>
          </table:table-cell>
          <table:table-cell table:style-name="ce73" table:formula="of:=[.S2]+1" office:value-type="date" office:date-value="2016-02-17">
            <text:p>17</text:p>
          </table:table-cell>
          <table:table-cell table:style-name="ce73" table:formula="of:=[.T2]+1" office:value-type="date" office:date-value="2016-02-18">
            <text:p>18</text:p>
          </table:table-cell>
          <table:table-cell table:style-name="ce73" table:formula="of:=[.U2]+1" office:value-type="date" office:date-value="2016-02-19">
            <text:p>19</text:p>
          </table:table-cell>
          <table:table-cell table:style-name="ce73" table:formula="of:=[.V2]+1" office:value-type="date" office:date-value="2016-02-20">
            <text:p>20</text:p>
          </table:table-cell>
          <table:table-cell table:style-name="ce73" table:formula="of:=[.W2]+1" office:value-type="date" office:date-value="2016-02-21">
            <text:p>21</text:p>
          </table:table-cell>
          <table:table-cell table:style-name="ce73" table:formula="of:=[.X2]+1" office:value-type="date" office:date-value="2016-02-22">
            <text:p>22</text:p>
          </table:table-cell>
          <table:table-cell table:style-name="ce73" table:formula="of:=[.Y2]+1" office:value-type="date" office:date-value="2016-02-23">
            <text:p>23</text:p>
          </table:table-cell>
          <table:table-cell table:style-name="ce73" table:formula="of:=[.Z2]+1" office:value-type="date" office:date-value="2016-02-24">
            <text:p>24</text:p>
          </table:table-cell>
          <table:table-cell table:style-name="ce73" table:formula="of:=[.AA2]+1" office:value-type="date" office:date-value="2016-02-25">
            <text:p>25</text:p>
          </table:table-cell>
          <table:table-cell table:style-name="ce73" table:formula="of:=[.AB2]+1" office:value-type="date" office:date-value="2016-02-26">
            <text:p>26</text:p>
          </table:table-cell>
          <table:table-cell table:style-name="ce73" table:formula="of:=[.AC2]+1" office:value-type="date" office:date-value="2016-02-27">
            <text:p>27</text:p>
          </table:table-cell>
          <table:table-cell table:style-name="ce73" table:formula="of:=[.AD2]+1" office:value-type="date" office:date-value="2016-02-28">
            <text:p>28</text:p>
          </table:table-cell>
          <table:table-cell table:style-name="ce73" table:formula="of:=[.AE2]+1" office:value-type="date" office:date-value="2016-02-29">
            <text:p>29</text:p>
          </table:table-cell>
          <table:table-cell table:style-name="ce70" table:number-columns-repeated="952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74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K2]);&quot;Sun&quot;;&quot;Mon&quot;;&quot;Tue&quot;;&quot;Wed&quot;;&quot;Thur&quot;;&quot;Fri&quot;;&quot;Sat&quot;)" office:value-type="string" office:string-value="Mon">
            <office:annotation draw:style-name="gr7" draw:text-style-name="P1" svg:width="1.1413in" svg:height="0.2634in" svg:x="5.8421in" svg:y="0in" draw:caption-point-x="-0.2402in" draw:caption-point-y="0.4705in">
              <dc:date>2016-01-28T00:00:00</dc:date>
              <text:p text:style-name="P1"><text:span text:style-name="T1">Nghỉ Tết Âm lịch</text:span></text:p>
            </office:annotation>
            <text:p>Mon</text:p>
          </table:table-cell>
          <table:table-cell table:style-name="ce74" table:formula="of:=CHOOSE(WEEKDAY([.L2]);&quot;Sun&quot;;&quot;Mon&quot;;&quot;Tue&quot;;&quot;Wed&quot;;&quot;Thur&quot;;&quot;Fri&quot;;&quot;Sat&quot;)" office:value-type="string" office:string-value="Tue">
            <office:annotation draw:style-name="gr7" draw:text-style-name="P1" svg:width="1.1413in" svg:height="0.2634in" svg:x="6.3311in" svg:y="0.0945in" draw:caption-point-x="-0.2402in" draw:caption-point-y="0.376in">
              <dc:date>2016-01-28T00:00:00</dc:date>
              <text:p text:style-name="P1"><text:span text:style-name="T1">Nghỉ Tết Âm lịch</text:span></text:p>
            </office:annotation>
            <text:p>Tue</text:p>
          </table:table-cell>
          <table:table-cell table:style-name="ce74" table:formula="of:=CHOOSE(WEEKDAY([.M2]);&quot;Sun&quot;;&quot;Mon&quot;;&quot;Tue&quot;;&quot;Wed&quot;;&quot;Thur&quot;;&quot;Fri&quot;;&quot;Sat&quot;)" office:value-type="string" office:string-value="Wed">
            <office:annotation draw:style-name="gr7" draw:text-style-name="P1" svg:width="1.1413in" svg:height="0.2634in" svg:x="6.8205in" svg:y="0.0945in" draw:caption-point-x="-0.2402in" draw:caption-point-y="0.376in">
              <dc:date>2016-01-28T00:00:00</dc:date>
              <text:p text:style-name="P1"><text:span text:style-name="T1">Nghỉ Tết Âm lịch</text:span></text:p>
            </office:annotation>
            <text:p>Wed</text:p>
          </table:table-cell>
          <table:table-cell table:style-name="ce74" table:formula="of:=CHOOSE(WEEKDAY([.N2]);&quot;Sun&quot;;&quot;Mon&quot;;&quot;Tue&quot;;&quot;Wed&quot;;&quot;Thur&quot;;&quot;Fri&quot;;&quot;Sat&quot;)" office:value-type="string" office:string-value="Thur">
            <office:annotation draw:style-name="gr7" draw:text-style-name="P1" svg:width="1.1413in" svg:height="0.2634in" svg:x="7.3094in" svg:y="0.0945in" draw:caption-point-x="-0.2402in" draw:caption-point-y="0.376in">
              <dc:date>2016-01-28T00:00:00</dc:date>
              <text:p text:style-name="P1"><text:span text:style-name="T1">Nghỉ Tết Âm lịch</text:span></text:p>
            </office:annotation>
            <text:p>Thur</text:p>
          </table:table-cell>
          <table:table-cell table:style-name="ce74" table:formula="of:=CHOOSE(WEEKDAY([.O2]);&quot;Sun&quot;;&quot;Mon&quot;;&quot;Tue&quot;;&quot;Wed&quot;;&quot;Thur&quot;;&quot;Fri&quot;;&quot;Sat&quot;)" office:value-type="string" office:string-value="Fri">
            <office:annotation draw:style-name="gr7" draw:text-style-name="P1" svg:width="1.1413in" svg:height="0.2634in" svg:x="7.7988in" svg:y="0.0945in" draw:caption-point-x="-0.2402in" draw:caption-point-y="0.376in">
              <dc:date>2016-01-28T00:00:00</dc:date>
              <text:p text:style-name="P1"><text:span text:style-name="T1">Nghỉ Tết Âm lịch</text:span></text:p>
            </office:annotation>
            <text:p>Fri</text:p>
          </table:table-cell>
          <table:table-cell table:style-name="ce74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0" table:number-columns-repeated="952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71" table:formula="of:=SUM([.D4:.AF4])" office:value-type="float" office:value="1"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0.1075in" draw:caption-point-x="-0.2402in" draw:caption-point-y="0.6106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1791in" svg:y="0.1102in" draw:caption-point-x="-0.2402in" draw:caption-point-y="0.6079in">
              <dc:date>2016-02-17T00:00:00</dc:date>
              <text:p text:style-name="P1"><text:span text:style-name="T1">Đi làm trễ, tối làm trễ nên ngủ quên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13.3756in" svg:y="0.113in" draw:caption-point-x="-0.2402in" draw:caption-point-y="0.6051in">
              <dc:date>2016-02-24T00:00:00</dc:date>
              <text:p text:style-name="P1"><text:span text:style-name="T1">Bị cảm, số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71" table:formula="of:=SUM([.D5:.AF5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0.3551in" draw:caption-point-x="-0.2402in" draw:caption-point-y="0.6106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71" table:formula="of:=SUM([.D6:.AF6])" office:value-type="float" office:value="1.5">
            <text:p>1.5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0.6028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2.9189in" svg:y="0.6071in" draw:caption-point-x="-0.2402in" draw:caption-point-y="0.6063in">
              <dc:date>2016-02-23T00:00:00</dc:date>
              <text:p text:style-name="P1"><text:span text:style-name="T1">Nghỉ buổi sáng, đi khám bệnh</text:span></text:p>
            </office:annotation>
            <text:p>0.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71" table:formula="of:=SUM([.D7:.AF7])" office:value-type="float" office:value="1"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0.8504in" draw:caption-point-x="-0.2402in" draw:caption-point-y="0.6106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0157in" svg:y="0.8504in" draw:caption-point-x="-0.2402in" draw:caption-point-y="0.6106in">
              <dc:creator>Tl</dc:creator>
              <dc:date>2016-02-04T00:00:00</dc:date>
              <text:p text:style-name="P1"><text:span text:style-name="T1">Có việc bận, nên vào trễ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0.6358in" svg:y="0.8539in" draw:caption-point-x="-0.2402in" draw:caption-point-y="0.6071in">
              <dc:date>2016-02-19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75" office:value-type="float" office:value="0.5">
            <office:annotation draw:style-name="gr4" draw:text-style-name="P1" svg:width="1.1413in" svg:height="0.3902in" svg:x="11.0925in" svg:y="0.8539in" draw:caption-point-x="-0.2402in" draw:caption-point-y="0.6071in">
              <dc:date>2016-02-19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0.8563in" draw:caption-point-x="-0.2402in" draw:caption-point-y="0.6047in">
              <dc:date>2016-02-25T00:00:00</dc:date>
              <text:p text:style-name="P1"><text:span text:style-name="T1">Đi trễ ~ 1h, ngủ quên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71" table:formula="of:=SUM([.D8:.AF8])" office:value-type="float" office:value="4">
            <text:p>4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1.098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098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098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9" draw:text-style-name="P1" svg:width="1.1413in" svg:height="0.8567in" svg:x="9.2661in" svg:y="1.098in" draw:caption-point-x="-0.2402in" draw:caption-point-y="0.6106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9.7228in" svg:y="1.098in" draw:caption-point-x="-0.2402in" draw:caption-point-y="0.6106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10.1791in" svg:y="1.098in" draw:caption-point-x="-0.2402in" draw:caption-point-y="0.6106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10.6358in" svg:y="1.098in" draw:caption-point-x="-0.2402in" draw:caption-point-y="0.6106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11.0925in" svg:y="1.1012in" draw:caption-point-x="-0.2402in" draw:caption-point-y="0.6075in">
              <dc:date>2016-02-18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71" table:formula="of:=SUM([.D9:.AF9])" office:value-type="float" office:value="0">
            <text:p>0</text:p>
          </table:table-cell>
          <table:table-cell table:style-name="ce75" table:number-columns-repeated="28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71" table:formula="of:=SUM([.D10:.AF10])" office:value-type="float" office:value="2">
            <text:p>2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8" draw:text-style-name="P1" svg:width="1.1413in" svg:height="1.0122in" svg:x="3.1024in" svg:y="1.5945in" draw:caption-point-x="-0.2402in" draw:caption-point-y="0.6098in">
              <dc:creator>Tl</dc:creator>
              <dc:date>2016-02-03T00:00:00</dc:date>
              <text:p text:style-name="P1"><text:span text:style-name="T1">Có việc đột xuất, xin off chiều (nghì từ 2h) nhưng tối làm bù (để đủ giờ làm của dự án)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5937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5937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4" draw:text-style-name="P1" svg:width="1.1413in" svg:height="0.3902in" svg:x="9.2661in" svg:y="1.5937in" draw:caption-point-x="-0.2402in" draw:caption-point-y="0.6106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1.5937in" draw:caption-point-x="-0.2402in" draw:caption-point-y="0.6106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2" draw:text-style-name="P1" svg:width="1.1413in" svg:height="0.5457in" svg:x="12.4622in" svg:y="1.5976in" draw:caption-point-x="-0.2402in" draw:caption-point-y="0.6067in">
              <dc:date>2016-02-22T00:00:00</dc:date>
              <text:p text:style-name="P1"><text:span text:style-name="T1">Bận việc trên trường nên vô trễ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71" table:formula="of:=SUM([.D11:.AF11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1.8413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1.8413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1.8413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8413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8413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71" table:formula="of:=SUM([.D12:.AF12])" office:value-type="float" office:value="2">
            <text:p>2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2.089in" draw:caption-point-x="-0.2402in" draw:caption-point-y="0.6106in">
              <dc:creator>Tl</dc:creator>
              <dc:date>2016-02-01T00:00:00</dc:date>
              <text:p text:style-name="P1"><text:span text:style-name="T1">Nhà có việc, vô trễ (~9h)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2" draw:text-style-name="P1" svg:width="1.1413in" svg:height="0.5457in" svg:x="4.0157in" svg:y="2.0902in" draw:caption-point-x="-0.2402in" draw:caption-point-y="0.6094in">
              <dc:creator>Tl</dc:creator>
              <dc:date>2016-02-04T00:00:00</dc:date>
              <text:p text:style-name="P1"><text:span text:style-name="T1">Nghỉ phép, dọn dẹp nha cửa cho Tết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2" draw:text-style-name="P1" svg:width="1.1413in" svg:height="0.5457in" svg:x="9.2661in" svg:y="2.0902in" draw:caption-point-x="-0.2402in" draw:caption-point-y="0.6094in">
              <dc:date>2016-02-15T00:00:00</dc:date>
              <text:p text:style-name="P1"><text:span text:style-name="T1">Nghỉ phép, có việc ở trường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71" table:formula="of:=SUM([.D13:.AF13])" office:value-type="float" office:value="1">
            <text:p>1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71" table:formula="of:=SUM([.D14:.AF14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2.5843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2.5843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2.5843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2.5843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2.5843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9" draw:text-style-name="P1" svg:width="1.1413in" svg:height="0.8567in" svg:x="9.2661in" svg:y="2.5843in" draw:caption-point-x="-0.2402in" draw:caption-point-y="0.6106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9.7228in" svg:y="2.5843in" draw:caption-point-x="-0.2402in" draw:caption-point-y="0.6106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15.6587in" svg:y="2.5917in" draw:caption-point-x="-0.2402in" draw:caption-point-y="0.6031in">
              <dc:date>2016-02-29T00:00:00</dc:date>
              <text:p text:style-name="P1"><text:span text:style-name="T1">Bận việc riêng, tới trễ ~1h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71" table:formula="of:=SUM([.D15:.AF15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2.8319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2.8319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2.8319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2.8319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2.8319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71" table:formula="of:=SUM([.D16:.AF16])" office:value-type="float" office:value="4.5">
            <text:p>4.5</text:p>
          </table:table-cell>
          <table:table-cell table:style-name="ce75" office:value-type="float" office:value="0.5">
            <office:annotation draw:style-name="gr2" draw:text-style-name="P1" svg:width="1.1413in" svg:height="0.5457in" svg:x="2.6457in" svg:y="3.0799in" draw:caption-point-x="-0.2402in" draw:caption-point-y="0.6102in">
              <dc:creator>Tl</dc:creator>
              <dc:date>2016-02-01T00:00:00</dc:date>
              <text:p text:style-name="P1"><text:span text:style-name="T1">Nghỉ chiều, ra bến xe lấy đồ gửi về quê</text:span></text:p>
            </office:annotation>
            <text:p>0.5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3.0811in" draw:caption-point-x="-0.2402in" draw:caption-point-y="0.6091in">
              <dc:creator>Tl</dc:creator>
              <dc:date>2016-02-05T00:00:00</dc:date>
              <text:p text:style-name="P1"><text:span text:style-name="T1">Về sớm (15h) vì xe về quê đổi giờ.</text:span></text:p>
            </office:annotation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3.0795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139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3.139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3.139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3.0854in" draw:caption-point-x="-0.2402in" draw:caption-point-y="0.6047in">
              <dc:date>2016-02-25T00:00:00</dc:date>
              <text:p text:style-name="P1"><text:span text:style-name="T1">Đi trễ, ra bên xe đón ng nhà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KienPT</text:p>
          </table:table-cell>
          <table:table-cell table:style-name="ce71" table:formula="of:=SUM([.D17:.AF17])" office:value-type="float" office:value="5">
            <text:p>5</text:p>
          </table:table-cell>
          <table:table-cell table:style-name="ce75" office:value-type="float" office:value="0">
            <office:annotation draw:style-name="gr9" draw:text-style-name="P1" svg:width="1.1413in" svg:height="0.8567in" svg:x="2.6457in" svg:y="3.3276in" draw:caption-point-x="-0.2402in" draw:caption-point-y="0.6106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3.1024in" svg:y="3.3276in" draw:caption-point-x="-0.2402in" draw:caption-point-y="0.6106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3.5591in" svg:y="3.3276in" draw:caption-point-x="-0.2402in" draw:caption-point-y="0.6106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4.0157in" svg:y="3.3276in" draw:caption-point-x="-0.2402in" draw:caption-point-y="0.6106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4.472in" svg:y="3.3276in" draw:caption-point-x="-0.2402in" draw:caption-point-y="0.6106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387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3.387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3.387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6358in" svg:y="3.387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1.0925in" svg:y="3.387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4.289in" svg:y="3.3343in" draw:caption-point-x="-0.2402in" draw:caption-point-y="0.6039in">
              <dc:date>2016-02-26T00:00:00</dc:date>
              <text:p text:style-name="P1"><text:span text:style-name="T1">Ra ngân hàng làm lại thẻ ATM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MaiNTT</text:p>
          </table:table-cell>
          <table:table-cell table:style-name="ce71" table:formula="of:=SUM([.D18:.AF18])" office:value-type="float" office:value="6">
            <text:p>6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3.5752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3.5752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3.5752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3.5752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3.5752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6346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NamTV</text:p>
          </table:table-cell>
          <table:table-cell table:style-name="ce71" table:formula="of:=SUM([.D19:.AF19])" office:value-type="float" office:value="1.5">
            <text:p>1.5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3.8228in" draw:caption-point-x="-0.2402in" draw:caption-point-y="0.6106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0.6358in" svg:y="3.826in" draw:caption-point-x="-0.2402in" draw:caption-point-y="0.6075in">
              <dc:date>2016-02-18T00:00:00</dc:date>
              <text:p text:style-name="P1"><text:span text:style-name="T1">Đi trễ,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1" svg:width="1.1413in" svg:height="0.2634in" svg:x="13.8323in" svg:y="3.8295in" draw:caption-point-x="-0.2402in" draw:caption-point-y="0.6039in">
              <dc:date>2016-02-25T00:00:00</dc:date>
              <text:p text:style-name="P1"><text:span text:style-name="T1">Bị đau đầ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4" draw:text-style-name="P1" svg:width="1.1413in" svg:height="0.3902in" svg:x="15.6587in" svg:y="3.828in" draw:caption-point-x="-0.2402in" draw:caption-point-y="0.6055in">
              <dc:date>2016-02-23T00:00:00</dc:date>
              <text:p text:style-name="P1"><text:span text:style-name="T1">Xử lý việc cá nhân</text:span></text:p>
            </office:annotation>
            <text:p>1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NhanNM</text:p>
          </table:table-cell>
          <table:table-cell table:style-name="ce71" table:formula="of:=SUM([.D20:.AF20])" office:value-type="float" office:value="2">
            <text:p>2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4.0709in" draw:caption-point-x="-0.2402in" draw:caption-point-y="0.6102in">
              <dc:creator>Tl</dc:creator>
              <dc:date>2016-02-01T00:00:00</dc:date>
              <text:p text:style-name="P1"><text:span text:style-name="T1">Ra ngoài ~ 1 hr (từ 10h30)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4.0709in" draw:caption-point-x="-0.2402in" draw:caption-point-y="0.6102in">
              <dc:creator>Tl</dc:creator>
              <dc:date>2016-02-02T00:00:00</dc:date>
              <text:p text:style-name="P1"><text:span text:style-name="T1">Ra ngoài ~ 1 hr (từ 10h)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4.0705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4.0705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PhuongTH</text:p>
          </table:table-cell>
          <table:table-cell table:style-name="ce71" table:formula="of:=SUM([.D21:.AF21])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4.3181in" draw:caption-point-x="-0.2402in" draw:caption-point-y="0.6106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4.3181in" draw:caption-point-x="-0.2402in" draw:caption-point-y="0.6106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office:annotation draw:style-name="gr4" draw:text-style-name="P1" svg:width="1.1413in" svg:height="0.3902in" svg:x="9.2661in" svg:y="4.3181in" draw:caption-point-x="-0.2402in" draw:caption-point-y="0.6106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4.3181in" draw:caption-point-x="-0.2402in" draw:caption-point-y="0.6106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12.4622in" svg:y="4.322in" draw:caption-point-x="-0.2402in" draw:caption-point-y="0.6067in">
              <dc:date>2016-02-22T00:00:00</dc:date>
              <text:p text:style-name="P1"><text:span text:style-name="T1">Đi trễ, tối thức khuya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SonPX</text:p>
          </table:table-cell>
          <table:table-cell table:style-name="ce71" table:formula="of:=SUM([.D22:.AF22])" office:value-type="float" office:value="2">
            <text:p>2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4.5657in" draw:caption-point-x="-0.2402in" draw:caption-point-y="0.6106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1">
            <office:annotation draw:style-name="gr9" draw:text-style-name="P1" svg:width="1.1413in" svg:height="0.8567in" svg:x="4.0157in" svg:y="4.5669in" draw:caption-point-x="-0.2402in" draw:caption-point-y="0.6094in">
              <dc:creator>Tl</dc:creator>
              <dc:date>2016-02-04T00:00:00</dc:date>
              <text:p text:style-name="P1"><text:span text:style-name="T1">Nghỉ phép, nhà bị trốm phá cửa, mất xe. Nghỉ để giữ nhà + lên Công An báo</text:span></text:p>
            </office:annotation>
            <text:p>1</text:p>
          </table:table-cell>
          <table:table-cell table:style-name="ce75" office:value-type="float" office:value="1">
            <office:annotation draw:style-name="gr9" draw:text-style-name="P1" svg:width="1.1413in" svg:height="0.8567in" svg:x="4.472in" svg:y="4.5669in" draw:caption-point-x="-0.2402in" draw:caption-point-y="0.6094in">
              <dc:creator>Tl</dc:creator>
              <dc:date>2016-02-04T00:00:00</dc:date>
              <text:p text:style-name="P1"><text:span text:style-name="T1">Nghỉ phép, nhà bị trốm phá cửa, mất xe. Nghỉ để giữ nhà + lên Công An báo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ThaoDTH</text:p>
          </table:table-cell>
          <table:table-cell table:style-name="ce71" table:formula="of:=SUM([.D23:.AF23])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4.8134in" draw:caption-point-x="-0.2402in" draw:caption-point-y="0.6106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ThamDT</text:p>
          </table:table-cell>
          <table:table-cell table:style-name="ce71" table:formula="of:=SUM([.D24:.AF24])" office:value-type="float" office:value="7.5">
            <text:p>7.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5.061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5.061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5.061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5.061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5.061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5.061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5.061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0.6358in" svg:y="5.0697in" draw:caption-point-x="-0.2402in" draw:caption-point-y="0.602in">
              <dc:date>2016-03-02T00:00:00</dc:date>
              <text:p text:style-name="P1"><text:span text:style-name="T1">Bị đau bụng, nghỉ buổi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ThinhT</text:p>
          </table:table-cell>
          <table:table-cell table:style-name="ce71" table:formula="of:=SUM([.D25:.AF25])" office:value-type="float" office:value="3">
            <text:p>3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5.3087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5.3681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5.3681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ThuyLTT</text:p>
          </table:table-cell>
          <table:table-cell table:style-name="ce71" table:formula="of:=SUM([.D26:.AF26])" office:value-type="float" office:value="0"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472in" svg:y="5.5583in" draw:caption-point-x="-0.2402in" draw:caption-point-y="0.6091in">
              <dc:creator>Tl</dc:creator>
              <dc:date>2016-02-05T00:00:00</dc:date>
              <text:p text:style-name="P1"><text:span text:style-name="T1">Nhà có việc, vô trễ</text:span></text:p>
            </office:annotation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TruyenLVC</text:p>
          </table:table-cell>
          <table:table-cell table:style-name="ce71" table:formula="of:=SUM([.D27:.AF27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VietBA</text:p>
          </table:table-cell>
          <table:table-cell table:style-name="ce71" table:formula="of:=SUM([.D28:.AF28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6.052in" draw:caption-point-x="-0.2402in" draw:caption-point-y="0.6106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6">
            <text:p>26</text:p>
          </table:table-cell>
          <table:table-cell table:style-name="ce42" office:value-type="string">
            <text:p>VinhP</text:p>
          </table:table-cell>
          <table:table-cell table:style-name="ce71" table:formula="of:=SUM([.D29:.AF29])" office:value-type="float" office:value="5">
            <text:p>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6.2996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6.2996in" draw:caption-point-x="-0.2402in" draw:caption-point-y="0.6106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6.3591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6.3591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6.3591in" draw:caption-point-x="-0.2402in" draw:caption-point-y="0.5512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76" table:number-columns-repeated="4"/>
          <table:table-cell table:style-name="ce78"/>
          <table:table-cell table:style-name="ce76" table:number-columns-repeated="24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76" table:number-columns-repeated="4"/>
          <table:table-cell table:style-name="ce79" table:number-columns-repeated="7"/>
          <table:table-cell table:style-name="ce76" table:number-columns-repeated="18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 table:number-rows-repeated="983142">
          <table:table-cell table:number-columns-repeated="984"/>
        </table:table-row>
        <table:table-row table:style-name="ro2">
          <table:table-cell table:number-columns-repeated="984"/>
        </table:table-row>
      </table:table>
      <table:table table:name="Thong_Tin_Ngay_Nghi_201603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90"/>
        <table:table-column table:style-name="co22" table:number-columns-repeated="7" table:default-cell-style-name="ce90"/>
        <table:table-column table:style-name="co21" table:number-columns-repeated="16" table:default-cell-style-name="ce90"/>
        <table:table-column table:style-name="co7" table:number-columns-repeated="951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85" table:number-columns-repeated="8"/>
          <table:table-cell table:style-name="ce93" office:value-type="string" table:number-columns-spanned="2" table:number-rows-spanned="1">
            <text:p>Month</text:p>
          </table:table-cell>
          <table:covered-table-cell table:style-name="ce94"/>
          <table:table-cell table:style-name="ce95" table:content-validation-name="val1" office:value-type="float" office:value="3" table:number-columns-spanned="2" table:number-rows-spanned="1">
            <text:p>3</text:p>
          </table:table-cell>
          <table:covered-table-cell table:style-name="ce94"/>
          <table:table-cell table:style-name="ce93" office:value-type="string" table:number-columns-spanned="2" table:number-rows-spanned="1">
            <text:p>Year</text:p>
          </table:table-cell>
          <table:covered-table-cell table:style-name="ce94"/>
          <table:table-cell table:style-name="ce93" office:value-type="float" office:value="2016" table:number-columns-spanned="2" table:number-rows-spanned="1">
            <text:p>2016</text:p>
          </table:table-cell>
          <table:covered-table-cell table:style-name="ce96"/>
          <table:table-cell table:style-name="ce85" table:number-columns-repeated="15"/>
          <table:table-cell table:style-name="ce70" table:number-columns-repeated="951"/>
        </table:table-row>
        <table:table-row table:style-name="ro2">
          <table:table-cell table:style-name="ce54" table:number-columns-repeated="3"/>
          <table:table-cell table:style-name="ce86" table:formula="of:=DATE([.$R$1];[.N1];1)" office:value-type="date" office:date-value="2016-03-01">
            <text:p>01</text:p>
          </table:table-cell>
          <table:table-cell table:style-name="ce86" table:formula="of:=[.D2]+1" office:value-type="date" office:date-value="2016-03-02">
            <text:p>02</text:p>
          </table:table-cell>
          <table:table-cell table:style-name="ce86" table:formula="of:=[.E2]+1" office:value-type="date" office:date-value="2016-03-03">
            <text:p>03</text:p>
          </table:table-cell>
          <table:table-cell table:style-name="ce86" table:formula="of:=[.F2]+1" office:value-type="date" office:date-value="2016-03-04">
            <text:p>04</text:p>
          </table:table-cell>
          <table:table-cell table:style-name="ce86" table:formula="of:=[.G2]+1" office:value-type="date" office:date-value="2016-03-05">
            <text:p>05</text:p>
          </table:table-cell>
          <table:table-cell table:style-name="ce86" table:formula="of:=[.H2]+1" office:value-type="date" office:date-value="2016-03-06">
            <text:p>06</text:p>
          </table:table-cell>
          <table:table-cell table:style-name="ce86" table:formula="of:=[.I2]+1" office:value-type="date" office:date-value="2016-03-07">
            <text:p>07</text:p>
          </table:table-cell>
          <table:table-cell table:style-name="ce86" table:formula="of:=[.J2]+1" office:value-type="date" office:date-value="2016-03-08">
            <text:p>08</text:p>
          </table:table-cell>
          <table:table-cell table:style-name="ce86" table:formula="of:=[.K2]+1" office:value-type="date" office:date-value="2016-03-09">
            <text:p>09</text:p>
          </table:table-cell>
          <table:table-cell table:style-name="ce86" table:formula="of:=[.L2]+1" office:value-type="date" office:date-value="2016-03-10">
            <text:p>10</text:p>
          </table:table-cell>
          <table:table-cell table:style-name="ce86" table:formula="of:=[.M2]+1" office:value-type="date" office:date-value="2016-03-11">
            <text:p>11</text:p>
          </table:table-cell>
          <table:table-cell table:style-name="ce86" table:formula="of:=[.N2]+1" office:value-type="date" office:date-value="2016-03-12">
            <text:p>12</text:p>
          </table:table-cell>
          <table:table-cell table:style-name="ce86" table:formula="of:=[.O2]+1" office:value-type="date" office:date-value="2016-03-13">
            <text:p>13</text:p>
          </table:table-cell>
          <table:table-cell table:style-name="ce86" table:formula="of:=[.P2]+1" office:value-type="date" office:date-value="2016-03-14">
            <text:p>14</text:p>
          </table:table-cell>
          <table:table-cell table:style-name="ce86" table:formula="of:=[.Q2]+1" office:value-type="date" office:date-value="2016-03-15">
            <text:p>15</text:p>
          </table:table-cell>
          <table:table-cell table:style-name="ce86" table:formula="of:=[.R2]+1" office:value-type="date" office:date-value="2016-03-16">
            <text:p>16</text:p>
          </table:table-cell>
          <table:table-cell table:style-name="ce86" table:formula="of:=[.S2]+1" office:value-type="date" office:date-value="2016-03-17">
            <text:p>17</text:p>
          </table:table-cell>
          <table:table-cell table:style-name="ce86" table:formula="of:=[.T2]+1" office:value-type="date" office:date-value="2016-03-18">
            <text:p>18</text:p>
          </table:table-cell>
          <table:table-cell table:style-name="ce86" table:formula="of:=[.U2]+1" office:value-type="date" office:date-value="2016-03-19">
            <text:p>19</text:p>
          </table:table-cell>
          <table:table-cell table:style-name="ce86" table:formula="of:=[.V2]+1" office:value-type="date" office:date-value="2016-03-20">
            <text:p>20</text:p>
          </table:table-cell>
          <table:table-cell table:style-name="ce86" table:formula="of:=[.W2]+1" office:value-type="date" office:date-value="2016-03-21">
            <text:p>21</text:p>
          </table:table-cell>
          <table:table-cell table:style-name="ce86" table:formula="of:=[.X2]+1" office:value-type="date" office:date-value="2016-03-22">
            <text:p>22</text:p>
          </table:table-cell>
          <table:table-cell table:style-name="ce86" table:formula="of:=[.Y2]+1" office:value-type="date" office:date-value="2016-03-23">
            <text:p>23</text:p>
          </table:table-cell>
          <table:table-cell table:style-name="ce86" table:formula="of:=[.Z2]+1" office:value-type="date" office:date-value="2016-03-24">
            <text:p>24</text:p>
          </table:table-cell>
          <table:table-cell table:style-name="ce86" table:formula="of:=[.AA2]+1" office:value-type="date" office:date-value="2016-03-25">
            <text:p>25</text:p>
          </table:table-cell>
          <table:table-cell table:style-name="ce86" table:formula="of:=[.AB2]+1" office:value-type="date" office:date-value="2016-03-26">
            <text:p>26</text:p>
          </table:table-cell>
          <table:table-cell table:style-name="ce86" table:formula="of:=[.AC2]+1" office:value-type="date" office:date-value="2016-03-27">
            <text:p>27</text:p>
          </table:table-cell>
          <table:table-cell table:style-name="ce86" table:formula="of:=[.AD2]+1" office:value-type="date" office:date-value="2016-03-28">
            <text:p>28</text:p>
          </table:table-cell>
          <table:table-cell table:style-name="ce86" table:formula="of:=[.AE2]+1" office:value-type="date" office:date-value="2016-03-29">
            <text:p>29</text:p>
          </table:table-cell>
          <table:table-cell table:style-name="ce86" table:formula="of:=[.AF2]+1" office:value-type="date" office:date-value="2016-03-30">
            <text:p>30</text:p>
          </table:table-cell>
          <table:table-cell table:style-name="ce86" table:formula="of:=[.AG2]+1" office:value-type="date" office:date-value="2016-03-31">
            <text:p>31</text:p>
          </table:table-cell>
          <table:table-cell table:style-name="ce70" table:number-columns-repeated="951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87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0" table:number-columns-repeated="951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84" table:formula="of:=SUM([.D4:.AH4])" office:value-type="float" office:value="1"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3.5591in" svg:y="0.0988in" draw:caption-point-x="-0.2402in" draw:caption-point-y="0.6193in">
              <dc:date>2016-03-03T00:00:00</dc:date>
              <text:p text:style-name="P1"><text:span text:style-name="T1">Bận việc nhà, xin vào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0.1031in" draw:caption-point-x="-0.2402in" draw:caption-point-y="0.615in">
              <dc:date>2016-03-15T00:00:00</dc:date>
              <text:p text:style-name="P1"><text:span text:style-name="T1">Nghỉ buổi sáng, nhà có việc bận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0.6358in" svg:y="0.1047in" draw:caption-point-x="-0.2402in" draw:caption-point-y="0.6134in">
              <dc:date>2016-03-18T00:00:00</dc:date>
              <text:p text:style-name="P1"><text:span text:style-name="T1">Trễ, 8h45 vô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6.572in" svg:y="0.111in" draw:caption-point-x="-0.2402in" draw:caption-point-y="0.6071in">
              <dc:date>2016-03-31T00:00:00</dc:date>
              <text:p text:style-name="P1"><text:span text:style-name="T1">Bị ngộ độc, nghỉ buổi sáng</text:span></text:p>
            </office:annotation>
            <text:p>0.5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84" table:formula="of:=SUM([.D5:.AH5])" office:value-type="float" office:value="1.5">
            <text:p>1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3.5591in" svg:y="0.3461in" draw:caption-point-x="-0.2402in" draw:caption-point-y="0.6197in">
              <dc:date>2016-03-03T00:00:00</dc:date>
              <text:p text:style-name="P1"><text:span text:style-name="T1">Bận việc nhà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7" draw:text-style-name="P1" svg:width="1.1413in" svg:height="0.2634in" svg:x="13.3756in" svg:y="0.3551in" draw:caption-point-x="-0.2402in" draw:caption-point-y="0.6106in">
              <dc:date>2016-03-23T00:00:00</dc:date>
              <text:p text:style-name="P1"><text:span text:style-name="T1">Bận việc nhà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84" table:formula="of:=SUM([.D6:.AH6])" office:value-type="float" office:value="1"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4.0157in" svg:y="0.5945in" draw:caption-point-x="-0.2402in" draw:caption-point-y="0.6189in">
              <dc:date>2016-03-04T00:00:00</dc:date>
              <text:p text:style-name="P1"><text:span text:style-name="T1">Đi khám bệnh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2" draw:text-style-name="P1" svg:width="1.1413in" svg:height="0.5457in" svg:x="12.0059in" svg:y="0.6004in" draw:caption-point-x="-0.2402in" draw:caption-point-y="0.613in">
              <dc:date>2016-04-04T00:00:00</dc:date>
              <text:p text:style-name="P1"><text:span text:style-name="T1">Chở e gái đi khám bệnh, vô trễ ~30 phút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84" table:formula="of:=SUM([.D7:.AH7])" office:value-type="float" office:value="1"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3.5591in" svg:y="0.8413in" draw:caption-point-x="-0.2402in" draw:caption-point-y="0.6197in">
              <dc:date>2016-03-03T00:00:00</dc:date>
              <text:p text:style-name="P1"><text:span text:style-name="T1">Ngủ quên, đi làm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5.8421in" svg:y="0.8429in" draw:caption-point-x="-0.2402in" draw:caption-point-y="0.6181in">
              <dc:date>2016-03-08T00:00:00</dc:date>
              <text:p text:style-name="P1"><text:span text:style-name="T1">Bận việc riêng đột xuất xin ra ngoài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6.8205in" svg:y="0.8441in" draw:caption-point-x="-0.2402in" draw:caption-point-y="0.6169in">
              <dc:date>2016-03-10T00:00:00</dc:date>
              <text:p text:style-name="P1"><text:span text:style-name="T1">Đi trễ 45'</text:span></text:p>
            </office:annotation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7.3094in" svg:y="0.8445in" draw:caption-point-x="-0.2402in" draw:caption-point-y="0.6165in">
              <dc:date>2016-03-11T00:00:00</dc:date>
              <text:p text:style-name="P1"><text:span text:style-name="T1">Đi làm trễ</text:span></text:p>
            </office:annotation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3" draw:text-style-name="P1" svg:width="1.1413in" svg:height="0.7012in" svg:x="10.6358in" svg:y="0.9035in" draw:caption-point-x="-0.2402in" draw:caption-point-y="0.5575in">
              <dc:date>2016-03-18T00:00:00</dc:date>
              <text:p text:style-name="P1"><text:span text:style-name="T1">Buổi sáng đi thi</text:span></text:p>
              <text:p text:style-name="P1"><text:span text:style-name="T1">Chiều đi làm giấy tờ + hơi mệt.</text:span></text:p>
            </office:annotation>
            <text:p>1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0.848in" draw:caption-point-x="-0.2402in" draw:caption-point-y="0.613in">
              <dc:date>2016-03-21T00:00:00</dc:date>
              <text:p text:style-name="P1"><text:span text:style-name="T1">Qua trường có chút việc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16.1154in" svg:y="0.8563in" draw:caption-point-x="-0.2402in" draw:caption-point-y="0.6047in">
              <dc:date>2016-04-19T00:00:00</dc:date>
              <text:p text:style-name="P1"><text:span text:style-name="T1">Đi học buổi chiều nhưng có làm bù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84" table:formula="of:=SUM([.D8:.AH8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1.0917in" draw:caption-point-x="-0.2402in" draw:caption-point-y="0.6169in">
              <dc:date>2016-03-10T00:00:00</dc:date>
              <text:p text:style-name="P1"><text:span text:style-name="T1">Nghỉ buổi chiều, lên trường có việc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84" table:formula="of:=SUM([.D9:.AH9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84" table:formula="of:=SUM([.D10:.AH10])" office:value-type="float" office:value="1">
            <text:p>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1024in" svg:y="1.5843in" draw:caption-point-x="-0.2402in" draw:caption-point-y="0.6201in">
              <dc:date>2016-03-02T00:00:00</dc:date>
              <text:p text:style-name="P1"><text:span text:style-name="T1">Nghỉ buổi chiều, bị cảm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7228in" svg:y="1.5902in" draw:caption-point-x="-0.2402in" draw:caption-point-y="0.6142in">
              <dc:date>2016-03-17T00:00:00</dc:date>
              <text:p text:style-name="P1"><text:span text:style-name="T1">Bị ngộ độc, nghỉ buổi chiều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84" table:formula="of:=SUM([.D11:.AH11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3.3756in" svg:y="1.8417in" draw:caption-point-x="-0.2402in" draw:caption-point-y="0.6102in">
              <dc:date>2016-03-24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84" table:formula="of:=SUM([.D12:.AH12])" office:value-type="float" office:value="0.5">
            <text:p>0.5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1024in" svg:y="2.0795in" draw:caption-point-x="-0.2402in" draw:caption-point-y="0.6201in">
              <dc:date>2016-03-02T00:00:00</dc:date>
              <text:p text:style-name="P1"><text:span text:style-name="T1">Nghỉ buổi chiều, bận việc nhà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6.8205in" svg:y="2.0827in" draw:caption-point-x="-0.2402in" draw:caption-point-y="0.6169in">
              <dc:date>2016-03-10T00:00:00</dc:date>
              <text:p text:style-name="P1"><text:span text:style-name="T1">Bận việc nhà, đi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3" draw:text-style-name="P1" svg:width="1.1413in" svg:height="0.7012in" svg:x="10.6358in" svg:y="2.0866in" draw:caption-point-x="-0.2402in" draw:caption-point-y="0.613in">
              <dc:date>2016-03-18T00:00:00</dc:date>
              <text:p text:style-name="P1"><text:span text:style-name="T1">Có việc gấp ở trường. Xin ra ngoài ~ 1 giờ (từ 3h30)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84" table:formula="of:=SUM([.D13:.AH13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84" table:formula="of:=SUM([.D14:.AH14])" office:value-type="float" office:value="1.5">
            <text:p>1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5.3854in" svg:y="2.5764in" draw:caption-point-x="-0.2402in" draw:caption-point-y="0.6185in">
              <dc:date>2016-03-07T00:00:00</dc:date>
              <text:p text:style-name="P1"><text:span text:style-name="T1">Về quê nhưng có làm ở nhà</text:span></text:p>
            </office:annotation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5.8421in" svg:y="2.5768in" draw:caption-point-x="-0.2402in" draw:caption-point-y="0.6181in">
              <dc:date>2016-04-05T00:00:00</dc:date>
              <text:p text:style-name="P1"><text:span text:style-name="T1">Về quê nhưng có làm <text:s/>ở nhà </text:span></text:p>
            </office:annotation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2.578in" draw:caption-point-x="-0.2402in" draw:caption-point-y="0.6169in">
              <dc:date>2016-03-10T00:00:00</dc:date>
              <text:p text:style-name="P1"><text:span text:style-name="T1">Nghỉ buổi chiều, bị mệt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4" draw:text-style-name="P1" svg:width="1.1413in" svg:height="0.3902in" svg:x="12.0059in" svg:y="2.5819in" draw:caption-point-x="-0.2402in" draw:caption-point-y="0.613in">
              <dc:date>2016-03-21T00:00:00</dc:date>
              <text:p text:style-name="P1"><text:span text:style-name="T1">Xuống Biền Hòa có việc</text:span></text:p>
            </office:annotation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3.3756in" svg:y="2.5843in" draw:caption-point-x="-0.2402in" draw:caption-point-y="0.6106in">
              <dc:date>2016-03-24T00:00:00</dc:date>
              <text:p text:style-name="P1"><text:span text:style-name="T1">Bận việc riêng, ra ga lấy xe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5.6587in" svg:y="2.587in" draw:caption-point-x="-0.2402in" draw:caption-point-y="0.6079in">
              <dc:date>2016-03-29T00:00:00</dc:date>
              <text:p text:style-name="P1"><text:span text:style-name="T1">Bận việc riêng, vào trễ ~1h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84" table:formula="of:=SUM([.D15:.AH15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0.6358in" svg:y="2.8291in" draw:caption-point-x="-0.2402in" draw:caption-point-y="0.6134in">
              <dc:date>2016-03-18T00:00:00</dc:date>
              <text:p text:style-name="P1"><text:span text:style-name="T1">8h45 vô cty</text:span></text:p>
            </office:annotation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3.3756in" svg:y="2.8319in" draw:caption-point-x="-0.2402in" draw:caption-point-y="0.6106in">
              <dc:date>2016-03-24T00:00:00</dc:date>
              <text:p text:style-name="P1"><text:span text:style-name="T1">8h30 vào cty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84" table:formula="of:=SUM([.D16:.AH16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3.0772in" draw:caption-point-x="-0.2402in" draw:caption-point-y="0.613in">
              <dc:date>2016-03-21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KienPT</text:p>
          </table:table-cell>
          <table:table-cell table:style-name="ce84" table:formula="of:=SUM([.D17:.AH17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MaiNTT</text:p>
          </table:table-cell>
          <table:table-cell table:style-name="ce84" table:formula="of:=SUM([.D18:.AH18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7.3094in" svg:y="3.5693in" draw:caption-point-x="-0.2402in" draw:caption-point-y="0.6165in">
              <dc:date>2016-03-11T00:00:00</dc:date>
              <text:p text:style-name="P1"><text:span text:style-name="T1">Đi làm trễ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NamTV</text:p>
          </table:table-cell>
          <table:table-cell table:style-name="ce84" table:formula="of:=SUM([.D19:.AH19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.5">
            <office:annotation draw:style-name="gr4" draw:text-style-name="P1" svg:width="1.1413in" svg:height="0.3902in" svg:x="8.7768in" svg:y="3.8185in" draw:caption-point-x="-0.2402in" draw:caption-point-y="0.615in">
              <dc:date>2016-03-15T00:00:00</dc:date>
              <text:p text:style-name="P1"><text:span text:style-name="T1">Nghỉ buổi sáng, vợ bị ngộ độc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3.8201in" draw:caption-point-x="-0.2402in" draw:caption-point-y="0.6134in">
              <dc:date>2016-03-18T00:00:00</dc:date>
              <text:p text:style-name="P1"><text:span text:style-name="T1">Đi trễ, 8h30 vô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5.202in" svg:y="3.8244in" draw:caption-point-x="-0.2402in" draw:caption-point-y="0.6091in">
              <dc:date>2016-03-28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NhanNM</text:p>
          </table:table-cell>
          <table:table-cell table:style-name="ce84" table:formula="of:=SUM([.D20:.AH20])" office:value-type="float" office:value="3">
            <text:p>3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7" draw:text-style-name="P1" svg:width="1.1413in" svg:height="0.2634in" svg:x="5.3854in" svg:y="4.0626in" draw:caption-point-x="-0.2402in" draw:caption-point-y="0.6185in">
              <dc:date>2016-03-07T00:00:00</dc:date>
              <text:p text:style-name="P1"><text:span text:style-name="T1">Đi tham bạn ốm</text:span></text:p>
            </office:annotation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4.0697in" draw:caption-point-x="-0.2402in" draw:caption-point-y="0.6114in">
              <dc:date>2016-03-23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2.4622in" svg:y="4.0689in" draw:caption-point-x="-0.2402in" draw:caption-point-y="0.6122in">
              <dc:date>2016-03-22T00:00:00</dc:date>
              <text:p text:style-name="P1"><text:span text:style-name="T1">Bận công chuyện vô trễ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2" draw:text-style-name="P1" svg:width="1.1413in" svg:height="0.5457in" svg:x="13.8323in" svg:y="4.0701in" draw:caption-point-x="-0.2402in" draw:caption-point-y="0.611in">
              <dc:date>2016-03-25T00:00:00</dc:date>
              <text:p text:style-name="P1"><text:span text:style-name="T1">Xin nghỉ vì sắp hết hạn reset phép</text:span></text:p>
            </office:annotation>
            <text:p>1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16.1154in" svg:y="4.0736in" draw:caption-point-x="-0.2402in" draw:caption-point-y="0.6075in">
              <dc:date>2016-03-30T00:00:00</dc:date>
              <text:p text:style-name="P1"><text:span text:style-name="T1">Đi gặp giáo viên hướng dẫn,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PhuongTH</text:p>
          </table:table-cell>
          <table:table-cell table:style-name="ce84" table:formula="of:=SUM([.D21:.AH21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7" draw:text-style-name="P1" svg:width="1.1413in" svg:height="0.2634in" svg:x="15.202in" svg:y="4.3197in" draw:caption-point-x="-0.2402in" draw:caption-point-y="0.6091in">
              <dc:date>2016-03-28T00:00:00</dc:date>
              <text:p text:style-name="P1"><text:span text:style-name="T1">Bị cảm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SonPX</text:p>
          </table:table-cell>
          <table:table-cell table:style-name="ce84" table:formula="of:=SUM([.D22:.AH22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4.5634in" draw:caption-point-x="-0.2402in" draw:caption-point-y="0.613in">
              <dc:date>2016-03-21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TienND</text:p>
          </table:table-cell>
          <table:table-cell table:style-name="ce84" table:formula="of:=SUM([.D23:.AH23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ThaoDTH</text:p>
          </table:table-cell>
          <table:table-cell table:style-name="ce84" table:formula="of:=SUM([.D24:.AH24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7.3094in" svg:y="5.0551in" draw:caption-point-x="-0.2402in" draw:caption-point-y="0.6165in">
              <dc:date>2016-03-11T00:00:00</dc:date>
              <text:p text:style-name="P1"><text:span text:style-name="T1">Đi làm trễ, ~8h30 vào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ThamDT</text:p>
          </table:table-cell>
          <table:table-cell table:style-name="ce84" table:formula="of:=SUM([.D25:.AH25])" office:value-type="float" office:value="2">
            <text:p>2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5.3854in" svg:y="5.3012in" draw:caption-point-x="-0.2402in" draw:caption-point-y="0.6181in">
              <dc:date>2016-03-07T00:00:00</dc:date>
              <text:p text:style-name="P1"><text:span text:style-name="T1">Bận việc riêng, vào trễ 50'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9.7228in" svg:y="5.3051in" draw:caption-point-x="-0.2402in" draw:caption-point-y="0.6142in">
              <dc:date>2016-03-17T00:00:00</dc:date>
              <text:p text:style-name="P1"><text:span text:style-name="T1">Bị ngộ độc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10.6358in" svg:y="5.3063in" draw:caption-point-x="-0.2402in" draw:caption-point-y="0.613in">
              <dc:date>2016-03-21T00:00:00</dc:date>
              <text:p text:style-name="P1"><text:span text:style-name="T1">Bị đau bụng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ThinhT</text:p>
          </table:table-cell>
          <table:table-cell table:style-name="ce84" table:formula="of:=SUM([.D26:.AH26])" office:value-type="float" office:value="1.5">
            <text:p>1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7.3094in" svg:y="5.5508in" draw:caption-point-x="-0.2402in" draw:caption-point-y="0.6165in">
              <dc:date>2016-03-11T00:00:00</dc:date>
              <text:p text:style-name="P1"><text:span text:style-name="T1">Đi khám bệnh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6.572in" svg:y="5.561in" draw:caption-point-x="-0.2402in" draw:caption-point-y="0.6063in">
              <dc:date>2016-04-01T00:00:00</dc:date>
              <text:p text:style-name="P1"><text:span text:style-name="T1">Nghỉ buổi chiều, đi khám bệnh</text:span></text:p>
            </office:annotation>
            <text:p>0.5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ThuyLTT</text:p>
          </table:table-cell>
          <table:table-cell table:style-name="ce84" table:formula="of:=SUM([.D27:.AH27])" office:value-type="float" office:value="2">
            <text:p>2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5591in" svg:y="5.7953in" draw:caption-point-x="-0.2402in" draw:caption-point-y="0.6197in">
              <dc:date>2016-03-03T00:00:00</dc:date>
              <text:p text:style-name="P1"><text:span text:style-name="T1">Nghỉ buổi sáng, </text:span></text:p>
              <text:p text:style-name="P1"><text:span text:style-name="T1">Đi khám bệnh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5.798in" draw:caption-point-x="-0.2402in" draw:caption-point-y="0.6169in">
              <dc:date>2016-03-09T00:00:00</dc:date>
              <text:p text:style-name="P1"><text:span text:style-name="T1">Bận việc nhà, nghỉ buổi sáng</text:span></text:p>
              <text:p text:style-name="P1"><text:span text:style-name="T1"/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7.3094in" svg:y="5.7992in" draw:caption-point-x="-0.2402in" draw:caption-point-y="0.6157in">
              <dc:date>2016-03-11T00:00:00</dc:date>
              <text:p text:style-name="P1"><text:span text:style-name="T1">Bị chóng mặt , off buổi sáng</text:span></text:p>
            </office:annotation>
            <text:p>0.5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5.8016in" draw:caption-point-x="-0.2402in" draw:caption-point-y="0.6134in">
              <dc:date>2016-03-18T00:00:00</dc:date>
              <text:p text:style-name="P1"><text:span text:style-name="T1">Đi trễ 8h30 vô cty</text:span></text:p>
            </office:annotation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3.3756in" svg:y="5.8043in" draw:caption-point-x="-0.2402in" draw:caption-point-y="0.6106in">
              <dc:date>2016-03-24T00:00:00</dc:date>
              <text:p text:style-name="P1"><text:span text:style-name="T1">Bận việc nhà, off buổi sáng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TruyenLVC</text:p>
          </table:table-cell>
          <table:table-cell table:style-name="ce84" table:formula="of:=SUM([.D28:.AH28])" office:value-type="float" office:value="1">
            <text:p>1</text:p>
          </table:table-cell>
          <table:table-cell table:style-name="ce88" office:value-type="float" office:value="1">
            <office:annotation draw:style-name="gr7" draw:text-style-name="P1" svg:width="1.1413in" svg:height="0.2634in" svg:x="2.6457in" svg:y="6.0417in" draw:caption-point-x="-0.2402in" draw:caption-point-y="0.6209in">
              <dc:date>2016-03-0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6.572in" svg:y="6.0555in" draw:caption-point-x="-0.2402in" draw:caption-point-y="0.6071in">
              <dc:date>2016-03-31T00:00:00</dc:date>
              <text:p text:style-name="P1"><text:span text:style-name="T1">Tối release trễ</text:span></text:p>
            </office:annotation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26">
            <text:p>26</text:p>
          </table:table-cell>
          <table:table-cell table:style-name="ce42" office:value-type="string">
            <text:p>VietBA</text:p>
          </table:table-cell>
          <table:table-cell table:style-name="ce84" table:formula="of:=SUM([.D29:.AH29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6.572in" svg:y="6.3031in" draw:caption-point-x="-0.2402in" draw:caption-point-y="0.6071in">
              <dc:date>2016-03-31T00:00:00</dc:date>
              <text:p text:style-name="P1"><text:span text:style-name="T1">Đi trễ ~8h35 vào cty</text:span></text:p>
            </office:annotation>
            <text:p>0</text:p>
          </table:table-cell>
          <table:table-cell table:style-name="ce41" table:number-columns-repeated="951"/>
        </table:table-row>
        <table:table-row table:style-name="ro7">
          <table:table-cell table:style-name="ce40" office:value-type="float" office:value="27">
            <text:p>27</text:p>
          </table:table-cell>
          <table:table-cell table:style-name="ce42" office:value-type="string">
            <text:p>VinhP</text:p>
          </table:table-cell>
          <table:table-cell table:style-name="ce84" table:formula="of:=SUM([.D30:.AH30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13.3756in" svg:y="6.548in" draw:caption-point-x="-0.2402in" draw:caption-point-y="0.6098in">
              <dc:date>2016-03-24T00:00:00</dc:date>
              <text:p text:style-name="P1"><text:span text:style-name="T1">Đi đón chị gái ở quê vô, xin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2" table:number-rows-repeated="5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>
          <table:table-cell table:style-name="ce41" table:number-columns-repeated="3"/>
          <table:table-cell table:style-name="ce89" table:number-columns-repeated="4"/>
          <table:table-cell table:style-name="ce91"/>
          <table:table-cell table:style-name="ce89" table:number-columns-repeated="26"/>
          <table:table-cell table:style-name="ce41" table:number-columns-repeated="951"/>
        </table:table-row>
        <table:table-row table:style-name="ro2" table:number-rows-repeated="4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>
          <table:table-cell table:style-name="ce41" table:number-columns-repeated="3"/>
          <table:table-cell table:style-name="ce89" table:number-columns-repeated="4"/>
          <table:table-cell table:style-name="ce92" table:number-columns-repeated="7"/>
          <table:table-cell table:style-name="ce89" table:number-columns-repeated="20"/>
          <table:table-cell table:style-name="ce41" table:number-columns-repeated="951"/>
        </table:table-row>
        <table:table-row table:style-name="ro2" table:number-rows-repeated="65393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 table:number-rows-repeated="983141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4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03"/>
        <table:table-column table:style-name="co22" table:number-columns-repeated="7" table:default-cell-style-name="ce103"/>
        <table:table-column table:style-name="co21" table:number-columns-repeated="15" table:default-cell-style-name="ce103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98" table:number-columns-repeated="8"/>
          <table:table-cell table:style-name="ce106" office:value-type="string" table:number-columns-spanned="2" table:number-rows-spanned="1">
            <text:p>Month</text:p>
          </table:table-cell>
          <table:covered-table-cell table:style-name="ce107"/>
          <table:table-cell table:style-name="ce108" table:content-validation-name="val1" office:value-type="float" office:value="4" table:number-columns-spanned="2" table:number-rows-spanned="1">
            <text:p>4</text:p>
          </table:table-cell>
          <table:covered-table-cell table:style-name="ce107"/>
          <table:table-cell table:style-name="ce106" office:value-type="string" table:number-columns-spanned="2" table:number-rows-spanned="1">
            <text:p>Year</text:p>
          </table:table-cell>
          <table:covered-table-cell table:style-name="ce107"/>
          <table:table-cell table:style-name="ce106" office:value-type="float" office:value="2016" table:number-columns-spanned="2" table:number-rows-spanned="1">
            <text:p>2016</text:p>
          </table:table-cell>
          <table:covered-table-cell table:style-name="ce109"/>
          <table:table-cell table:style-name="ce98" table:number-columns-repeated="14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99" table:formula="of:=DATE([.$R$1];[.N1];1)" office:value-type="date" office:date-value="2016-04-01">
            <text:p>01</text:p>
          </table:table-cell>
          <table:table-cell table:style-name="ce99" table:formula="of:=[.D2]+1" office:value-type="date" office:date-value="2016-04-02">
            <text:p>02</text:p>
          </table:table-cell>
          <table:table-cell table:style-name="ce99" table:formula="of:=[.E2]+1" office:value-type="date" office:date-value="2016-04-03">
            <text:p>03</text:p>
          </table:table-cell>
          <table:table-cell table:style-name="ce99" table:formula="of:=[.F2]+1" office:value-type="date" office:date-value="2016-04-04">
            <text:p>04</text:p>
          </table:table-cell>
          <table:table-cell table:style-name="ce99" table:formula="of:=[.G2]+1" office:value-type="date" office:date-value="2016-04-05">
            <text:p>05</text:p>
          </table:table-cell>
          <table:table-cell table:style-name="ce99" table:formula="of:=[.H2]+1" office:value-type="date" office:date-value="2016-04-06">
            <text:p>06</text:p>
          </table:table-cell>
          <table:table-cell table:style-name="ce99" table:formula="of:=[.I2]+1" office:value-type="date" office:date-value="2016-04-07">
            <text:p>07</text:p>
          </table:table-cell>
          <table:table-cell table:style-name="ce99" table:formula="of:=[.J2]+1" office:value-type="date" office:date-value="2016-04-08">
            <text:p>08</text:p>
          </table:table-cell>
          <table:table-cell table:style-name="ce99" table:formula="of:=[.K2]+1" office:value-type="date" office:date-value="2016-04-09">
            <text:p>09</text:p>
          </table:table-cell>
          <table:table-cell table:style-name="ce99" table:formula="of:=[.L2]+1" office:value-type="date" office:date-value="2016-04-10">
            <text:p>10</text:p>
          </table:table-cell>
          <table:table-cell table:style-name="ce99" table:formula="of:=[.M2]+1" office:value-type="date" office:date-value="2016-04-11">
            <text:p>11</text:p>
          </table:table-cell>
          <table:table-cell table:style-name="ce99" table:formula="of:=[.N2]+1" office:value-type="date" office:date-value="2016-04-12">
            <text:p>12</text:p>
          </table:table-cell>
          <table:table-cell table:style-name="ce99" table:formula="of:=[.O2]+1" office:value-type="date" office:date-value="2016-04-13">
            <text:p>13</text:p>
          </table:table-cell>
          <table:table-cell table:style-name="ce99" table:formula="of:=[.P2]+1" office:value-type="date" office:date-value="2016-04-14">
            <text:p>14</text:p>
          </table:table-cell>
          <table:table-cell table:style-name="ce99" table:formula="of:=[.Q2]+1" office:value-type="date" office:date-value="2016-04-15">
            <text:p>15</text:p>
          </table:table-cell>
          <table:table-cell table:style-name="ce99" table:formula="of:=[.R2]+1" office:value-type="date" office:date-value="2016-04-16">
            <text:p>16</text:p>
          </table:table-cell>
          <table:table-cell table:style-name="ce99" table:formula="of:=[.S2]+1" office:value-type="date" office:date-value="2016-04-17">
            <text:p>17</text:p>
          </table:table-cell>
          <table:table-cell table:style-name="ce99" table:formula="of:=[.T2]+1" office:value-type="date" office:date-value="2016-04-18">
            <office:annotation draw:style-name="gr4" draw:text-style-name="P1" svg:width="1.1413in" svg:height="0.3902in" svg:x="10.6358in" svg:y="0in" draw:caption-point-x="-0.2402in" draw:caption-point-y="0.2374in">
              <dc:date>2016-04-12T00:00:00</dc:date>
              <text:p text:style-name="P1"><text:span text:style-name="T1">Nghỉ bù lễ Giỗ tổ Hùng Vương</text:span></text:p>
            </office:annotation>
            <text:p>18</text:p>
          </table:table-cell>
          <table:table-cell table:style-name="ce99" table:formula="of:=[.U2]+1" office:value-type="date" office:date-value="2016-04-19">
            <text:p>19</text:p>
          </table:table-cell>
          <table:table-cell table:style-name="ce99" table:formula="of:=[.V2]+1" office:value-type="date" office:date-value="2016-04-20">
            <text:p>20</text:p>
          </table:table-cell>
          <table:table-cell table:style-name="ce99" table:formula="of:=[.W2]+1" office:value-type="date" office:date-value="2016-04-21">
            <text:p>21</text:p>
          </table:table-cell>
          <table:table-cell table:style-name="ce99" table:formula="of:=[.X2]+1" office:value-type="date" office:date-value="2016-04-22">
            <text:p>22</text:p>
          </table:table-cell>
          <table:table-cell table:style-name="ce99" table:formula="of:=[.Y2]+1" office:value-type="date" office:date-value="2016-04-23">
            <text:p>23</text:p>
          </table:table-cell>
          <table:table-cell table:style-name="ce99" table:formula="of:=[.Z2]+1" office:value-type="date" office:date-value="2016-04-24">
            <text:p>24</text:p>
          </table:table-cell>
          <table:table-cell table:style-name="ce99" table:formula="of:=[.AA2]+1" office:value-type="date" office:date-value="2016-04-25">
            <text:p>25</text:p>
          </table:table-cell>
          <table:table-cell table:style-name="ce99" table:formula="of:=[.AB2]+1" office:value-type="date" office:date-value="2016-04-26">
            <text:p>26</text:p>
          </table:table-cell>
          <table:table-cell table:style-name="ce99" table:formula="of:=[.AC2]+1" office:value-type="date" office:date-value="2016-04-27">
            <text:p>27</text:p>
          </table:table-cell>
          <table:table-cell table:style-name="ce99" table:formula="of:=[.AD2]+1" office:value-type="date" office:date-value="2016-04-28">
            <text:p>28</text:p>
          </table:table-cell>
          <table:table-cell table:style-name="ce99" table:formula="of:=[.AE2]+1" office:value-type="date" office:date-value="2016-04-29">
            <text:p>29</text:p>
          </table:table-cell>
          <table:table-cell table:style-name="ce99" table:formula="of:=[.AF2]+1" office:value-type="date" office:date-value="2016-04-30">
            <text:p>30</text:p>
          </table:table-cell>
          <table:table-cell table:style-name="ce70" table:number-columns-repeated="952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00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0" table:number-columns-repeated="952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97" table:formula="of:=SUM([.D4:.AG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0996in" draw:caption-point-x="-0.2402in" draw:caption-point-y="0.6185in">
              <dc:date>2016-04-19T00:00:00</dc:date>
              <text:p text:style-name="P1"><text:span text:style-name="T1">Đi trễ 30”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0.1098in" draw:caption-point-x="-0.2402in" draw:caption-point-y="0.6083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0.111in" draw:caption-point-x="-0.2402in" draw:caption-point-y="0.6071in">
              <dc:date>2016-04-27T00:00:00</dc:date>
              <text:p text:style-name="P1"><text:span text:style-name="T1">Tối qua làm trễ nên ngủ quên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97" table:formula="of:=SUM([.D5:.AG5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4" draw:text-style-name="P1" svg:width="1.1413in" svg:height="0.3902in" svg:x="7.3094in" svg:y="0.3508in" draw:caption-point-x="-0.2402in" draw:caption-point-y="0.615in">
              <dc:date>2016-04-13T00:00:00</dc:date>
              <text:p text:style-name="P1"><text:span text:style-name="T1">Bận việc nhà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8.2878in" svg:y="0.3528in" draw:caption-point-x="-0.2402in" draw:caption-point-y="0.613in">
              <dc:date>2016-04-13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7768in" svg:y="0.3508in" draw:caption-point-x="-0.2402in" draw:caption-point-y="0.615in">
              <dc:date>2016-04-13T00:00:00</dc:date>
              <text:p text:style-name="P1"><text:span text:style-name="T1">Bận việc nhà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0.415in" draw:caption-point-x="-0.2402in" draw:caption-point-y="0.5508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97" table:formula="of:=SUM([.D6:.AG6])" office:value-type="float" office:value="0.5">
            <text:p>0.5</text:p>
          </table:table-cell>
          <table:table-cell table:style-name="ce101" office:value-type="float" office:value="0">
            <office:annotation draw:style-name="gr4" draw:text-style-name="P1" svg:width="1.1413in" svg:height="0.3902in" svg:x="2.6457in" svg:y="0.5945in" draw:caption-point-x="-0.2402in" draw:caption-point-y="0.6189in">
              <dc:date>2016-04-01T00:00:00</dc:date>
              <text:p text:style-name="P1"><text:span text:style-name="T1">Chuyển nhà nên vô trễ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5949in" draw:caption-point-x="-0.2402in" draw:caption-point-y="0.6185in">
              <dc:date>2016-04-19T00:00:00</dc:date>
              <text:p text:style-name="P1"><text:span text:style-name="T1">Đi trễ 20'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3" draw:text-style-name="P1" svg:width="1.1413in" svg:height="0.7012in" svg:x="12.4622in" svg:y="0.6047in" draw:caption-point-x="-0.2402in" draw:caption-point-y="0.6087in">
              <dc:date>2016-04-21T00:00:00</dc:date>
              <text:p text:style-name="P1"><text:span text:style-name="T1">Nghỉ buổi chiều đi tham gia chương trình BMHH</text:span></text:p>
            </office:annotation>
            <text:p>0.5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289in" svg:y="0.6055in" draw:caption-point-x="-0.2402in" draw:caption-point-y="0.6079in">
              <dc:date>2016-04-26T00:00:00</dc:date>
              <text:p text:style-name="P1"><text:span text:style-name="T1">Bận việc đột xuất xin vào trễ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97" table:formula="of:=SUM([.D7:.AG7])" office:value-type="float" office:value="1.5">
            <text:p>1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8425in" draw:caption-point-x="-0.2402in" draw:caption-point-y="0.6185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4.9287in" svg:y="0.8437in" draw:caption-point-x="-0.2402in" draw:caption-point-y="0.6173in">
              <dc:date>2016-04-19T00:00:00</dc:date>
              <text:p text:style-name="P1"><text:span text:style-name="T1">Đi học buổi chiều nhưng có làm bù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2878in" svg:y="0.8437in" draw:caption-point-x="-0.2402in" draw:caption-point-y="0.6173in">
              <dc:date>2016-04-07T00:00:00</dc:date>
              <text:p text:style-name="P1"><text:span text:style-name="T1">Đi học buổi chiều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12.0059in" svg:y="0.852in" draw:caption-point-x="-0.2402in" draw:caption-point-y="0.6091in">
              <dc:date>2016-04-21T00:00:00</dc:date>
              <text:p text:style-name="P1"><text:span text:style-name="T1">Đi trễ 3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4.7457in" svg:y="0.8437in" draw:caption-point-x="-0.2402in" draw:caption-point-y="0.6173in">
              <dc:date>2016-04-07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5.6587in" svg:y="0.8551in" draw:caption-point-x="-0.2402in" draw:caption-point-y="0.6059in">
              <dc:date>2016-04-29T00:00:00</dc:date>
              <text:p text:style-name="P1"><text:span text:style-name="T1">Nghỉ buổi sáng, bận việc đột xuất</text:span></text:p>
            </office:annotation>
            <text:p>0.5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97" table:formula="of:=SUM([.D8:.AG8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2" draw:text-style-name="P1" svg:width="1.1413in" svg:height="0.5457in" svg:x="4.0157in" svg:y="1.0902in" draw:caption-point-x="-0.2402in" draw:caption-point-y="0.6185in">
              <dc:date>2016-04-04T00:00:00</dc:date>
              <text:p text:style-name="P1"><text:span text:style-name="T1">Lên trường xin giấy tờ, nghỉ buổi sáng</text:span></text:p>
            </office:annotation>
            <text:p>0.5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7.7988in" svg:y="1.0945in" draw:caption-point-x="-0.2402in" draw:caption-point-y="0.6142in">
              <dc:date>2016-04-12T00:00:00</dc:date>
              <text:p text:style-name="P1"><text:span text:style-name="T1">Vào trẽ, 9h</text:span></text:p>
            </office:annotation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8.2878in" svg:y="1.0902in" draw:caption-point-x="-0.2402in" draw:caption-point-y="0.6185in">
              <dc:date>2016-04-04T00:00:00</dc:date>
              <text:p text:style-name="P1"><text:span text:style-name="T1">Lên trường xin giấy tờ, nghỉ buổi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1.0992in" draw:caption-point-x="-0.2402in" draw:caption-point-y="0.6094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97" table:formula="of:=SUM([.D9:.AG9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4.9287in" svg:y="1.3394in" draw:caption-point-x="-0.2402in" draw:caption-point-y="0.6173in">
              <dc:date>2016-04-06T00:00:00</dc:date>
              <text:p text:style-name="P1"><text:span text:style-name="T1">Bị mệt, nghỉ buổi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2.4622in" svg:y="1.3484in" draw:caption-point-x="-0.2402in" draw:caption-point-y="0.6083in">
              <dc:date>2016-04-22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97" table:formula="of:=SUM([.D10:.AG10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97" table:formula="of:=SUM([.D11:.AG11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1.8335in" draw:caption-point-x="-0.2402in" draw:caption-point-y="0.6185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7.3094in" svg:y="1.8378in" draw:caption-point-x="-0.2402in" draw:caption-point-y="0.6142in">
              <dc:date>2016-04-12T00:00:00</dc:date>
              <text:p text:style-name="P1"><text:span text:style-name="T1">Đi trễ, 8h 35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1.8378in" draw:caption-point-x="-0.2402in" draw:caption-point-y="0.6142in">
              <dc:date>2016-04-12T00:00:00</dc:date>
              <text:p text:style-name="P1"><text:span text:style-name="T1">Đi trễ, 8h 35 vào cty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1.8437in" draw:caption-point-x="-0.2402in" draw:caption-point-y="0.6083in">
              <dc:date>2016-04-25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97" table:formula="of:=SUM([.D12:.AG12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5.3854in" svg:y="2.0886in" draw:caption-point-x="-0.2402in" draw:caption-point-y="0.611in">
              <dc:date>2016-04-07T00:00:00</dc:date>
              <text:p text:style-name="P1"><text:span text:style-name="T1">Bận họp đột xuất trên trường, nghỉ buổi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97" table:formula="of:=SUM([.D13:.AG13])" office:value-type="float" office:value="2">
            <text:p>2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97" table:formula="of:=SUM([.D14:.AG1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97" table:formula="of:=SUM([.D15:.AG15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7.3094in" svg:y="2.8276in" draw:caption-point-x="-0.2402in" draw:caption-point-y="0.615in">
              <dc:date>2016-04-11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office:annotation draw:style-name="gr7" draw:text-style-name="P1" svg:width="1.1413in" svg:height="0.2634in" svg:x="11.0925in" svg:y="2.8327in" draw:caption-point-x="-0.2402in" draw:caption-point-y="0.6098in">
              <dc:date>2016-04-19T00:00:00</dc:date>
              <text:p text:style-name="P1"><text:span text:style-name="T1">Ngủ quên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2.0059in" svg:y="2.8335in" draw:caption-point-x="-0.2402in" draw:caption-point-y="0.6091in">
              <dc:date>2016-04-21T00:00:00</dc:date>
              <text:p text:style-name="P1"><text:span text:style-name="T1">Đi trễ ~8h30 vào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13.8323in" svg:y="2.8346in" draw:caption-point-x="-0.2402in" draw:caption-point-y="0.6079in">
              <dc:date>2016-04-25T00:00:00</dc:date>
              <text:p text:style-name="P1"><text:span text:style-name="T1">Đi trễ 4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2.8354in" draw:caption-point-x="-0.2402in" draw:caption-point-y="0.6071in">
              <dc:date>2016-04-27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97" table:formula="of:=SUM([.D16:.AG16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3.0811in" draw:caption-point-x="-0.2402in" draw:caption-point-y="0.6091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15.6587in" svg:y="3.085in" draw:caption-point-x="-0.2402in" draw:caption-point-y="0.6051in">
              <dc:date>2016-05-04T00:00:00</dc:date>
              <text:p text:style-name="P1"><text:span text:style-name="T1">Về sớm &gt;2h, tính nghỉ buổi chiều</text:span></text:p>
            </office:annotation>
            <text:p>0.5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KienPT</text:p>
          </table:table-cell>
          <table:table-cell table:style-name="ce97" table:formula="of:=SUM([.D17:.AG17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MaiNTT</text:p>
          </table:table-cell>
          <table:table-cell table:style-name="ce97" table:formula="of:=SUM([.D18:.AG18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3.5764in" draw:caption-point-x="-0.2402in" draw:caption-point-y="0.6094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NamTV</text:p>
          </table:table-cell>
          <table:table-cell table:style-name="ce97" table:formula="of:=SUM([.D19:.AG19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5.8421in" svg:y="3.8177in" draw:caption-point-x="-0.2402in" draw:caption-point-y="0.6157in">
              <dc:date>2016-04-08T00:00:00</dc:date>
              <text:p text:style-name="P1"><text:span text:style-name="T1">Bận việc cá nhân, nghỉ buổi chiều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NhanNM</text:p>
          </table:table-cell>
          <table:table-cell table:style-name="ce97" table:formula="of:=SUM([.D20:.AG20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7.7988in" svg:y="4.0677in" draw:caption-point-x="-0.2402in" draw:caption-point-y="0.6134in">
              <dc:date>2016-04-12T00:00:00</dc:date>
              <text:p text:style-name="P1"><text:span text:style-name="T1">Qua trường có việc bận, nghỉ buổi chiều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4.0717in" draw:caption-point-x="-0.2402in" draw:caption-point-y="0.6094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PhuongTH</text:p>
          </table:table-cell>
          <table:table-cell table:style-name="ce97" table:formula="of:=SUM([.D21:.AG21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4.3197in" draw:caption-point-x="-0.2402in" draw:caption-point-y="0.6091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SonPX</text:p>
          </table:table-cell>
          <table:table-cell table:style-name="ce97" table:formula="of:=SUM([.D22:.AG22])" office:value-type="float" office:value="4">
            <text:p>4</text:p>
          </table:table-cell>
          <table:table-cell table:style-name="ce101" office:value-type="float" office:value="1">
            <office:annotation draw:style-name="gr7" draw:text-style-name="P1" svg:width="1.1413in" svg:height="0.2634in" svg:x="2.6457in" svg:y="4.5575in" draw:caption-point-x="-0.2402in" draw:caption-point-y="0.6189in">
              <dc:date>2016-04-01T00:00:00</dc:date>
              <text:p text:style-name="P1"><text:span text:style-name="T1">Về quê</text:span></text:p>
            </office:annotation>
            <text:p>1</text:p>
          </table:table-cell>
          <table:table-cell table:style-name="ce101" table:number-columns-repeated="2"/>
          <table:table-cell table:style-name="ce101" office:value-type="float" office:value="1">
            <office:annotation draw:style-name="gr7" draw:text-style-name="P1" svg:width="1.1413in" svg:height="0.2634in" svg:x="4.0157in" svg:y="4.5583in" draw:caption-point-x="-0.2402in" draw:caption-point-y="0.6181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4.472in" svg:y="4.5583in" draw:caption-point-x="-0.2402in" draw:caption-point-y="0.6181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4.9287in" svg:y="4.5583in" draw:caption-point-x="-0.2402in" draw:caption-point-y="0.6181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TienND</text:p>
          </table:table-cell>
          <table:table-cell table:style-name="ce97" table:formula="of:=SUM([.D23:.AG23])" office:value-type="float" office:value="2.5">
            <text:p>2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7" draw:text-style-name="P1" svg:width="1.1413in" svg:height="0.2634in" svg:x="4.9287in" svg:y="4.8067in" draw:caption-point-x="-0.2402in" draw:caption-point-y="0.6173in">
              <dc:date>2016-04-05T00:00:00</dc:date>
              <text:p text:style-name="P1"><text:span text:style-name="T1">Đi du lịch</text:span></text:p>
            </office:annotation>
            <text:p>0.5</text:p>
          </table:table-cell>
          <table:table-cell table:style-name="ce101" office:value-type="float" office:value="1">
            <office:annotation draw:style-name="gr7" draw:text-style-name="P1" svg:width="1.1413in" svg:height="0.2634in" svg:x="5.3854in" svg:y="4.8063in" draw:caption-point-x="-0.2402in" draw:caption-point-y="0.6177in">
              <dc:date>2016-04-05T00:00:00</dc:date>
              <text:p text:style-name="P1"><text:span text:style-name="T1">Đi du lịch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5.8421in" svg:y="4.8063in" draw:caption-point-x="-0.2402in" draw:caption-point-y="0.6177in">
              <dc:date>2016-04-05T00:00:00</dc:date>
              <text:p text:style-name="P1"><text:span text:style-name="T1">Đi du lịch</text:span></text:p>
            </office:annotation>
            <text:p>1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ThaoDTH</text:p>
          </table:table-cell>
          <table:table-cell table:style-name="ce97" table:formula="of:=SUM([.D24:.AG2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5.0575in" draw:caption-point-x="-0.2402in" draw:caption-point-y="0.6142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9.2661in" svg:y="5.0575in" draw:caption-point-x="-0.2402in" draw:caption-point-y="0.6142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ThamDT</text:p>
          </table:table-cell>
          <table:table-cell table:style-name="ce97" table:formula="of:=SUM([.D25:.AG25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4.472in" svg:y="5.3016in" draw:caption-point-x="-0.2402in" draw:caption-point-y="0.6177in">
              <dc:date>2016-04-05T00:00:00</dc:date>
              <text:p text:style-name="P1"><text:span text:style-name="T1">Đi trễ 45”, ra bank có xíu việc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ThinhT</text:p>
          </table:table-cell>
          <table:table-cell table:style-name="ce97" table:formula="of:=SUM([.D26:.AG26])" office:value-type="float" office:value="2">
            <text:p>2</text:p>
          </table:table-cell>
          <table:table-cell table:style-name="ce101" office:value-type="float" office:value="1">
            <office:annotation draw:style-name="gr7" draw:text-style-name="P1" svg:width="1.1413in" svg:height="0.2634in" svg:x="2.6457in" svg:y="5.5484in" draw:caption-point-x="-0.2402in" draw:caption-point-y="0.6189in">
              <dc:date>2016-04-01T00:00:00</dc:date>
              <text:p text:style-name="P1"><text:span text:style-name="T1">Đi khám bệnh</text:span></text:p>
            </office:annotation>
            <text:p>1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5.8421in" svg:y="5.5524in" draw:caption-point-x="-0.2402in" draw:caption-point-y="0.615in">
              <dc:date>2016-04-08T00:00:00</dc:date>
              <text:p text:style-name="P1"><text:span text:style-name="T1">Bận việc nhà, nghỉ buổi chiều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4.289in" svg:y="5.5594in" draw:caption-point-x="-0.2402in" draw:caption-point-y="0.6079in">
              <dc:date>2016-04-26T00:00:00</dc:date>
              <text:p text:style-name="P1"><text:span text:style-name="T1">Bị ngộ độc, nghỉ buổi sáng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ThuyLTT</text:p>
          </table:table-cell>
          <table:table-cell table:style-name="ce97" table:formula="of:=SUM([.D27:.AG27])" office:value-type="float" office:value="1">
            <text:p>1</text:p>
          </table:table-cell>
          <table:table-cell table:style-name="ce101" office:value-type="float" office:value="0.5">
            <office:annotation draw:style-name="gr7" draw:text-style-name="P1" svg:width="1.1413in" svg:height="0.2634in" svg:x="2.6457in" svg:y="5.7961in" draw:caption-point-x="-0.2402in" draw:caption-point-y="0.6189in">
              <dc:date>2016-04-01T00:00:00</dc:date>
              <text:p text:style-name="P1"><text:span text:style-name="T1">Bị chóng mặt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7768in" svg:y="5.8043in" draw:caption-point-x="-0.2402in" draw:caption-point-y="0.6106in">
              <dc:date>2016-04-14T00:00:00</dc:date>
              <text:p text:style-name="P1"><text:span text:style-name="T1">Chở mẹ đi cv, nghỉ buổi sáng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office:annotation draw:style-name="gr4" draw:text-style-name="P1" svg:width="1.1413in" svg:height="0.3902in" svg:x="11.0925in" svg:y="5.8047in" draw:caption-point-x="-0.2402in" draw:caption-point-y="0.6102in">
              <dc:date>2016-04-19T00:00:00</dc:date>
              <text:p text:style-name="P1"><text:span text:style-name="T1">Xe bị thủng xăm, vào trễ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5.8642in" draw:caption-point-x="-0.2402in" draw:caption-point-y="0.5508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TruyenLVC</text:p>
          </table:table-cell>
          <table:table-cell table:style-name="ce97" table:formula="of:=SUM([.D28:.AG28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4.472in" svg:y="6.0445in" draw:caption-point-x="-0.2402in" draw:caption-point-y="0.6181in">
              <dc:date>2016-04-05T00:00:00</dc:date>
              <text:p text:style-name="P1"><text:span text:style-name="T1">Bị cảm</text:span></text:p>
            </office:annotation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6.0484in" draw:caption-point-x="-0.2402in" draw:caption-point-y="0.6142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26">
            <text:p>26</text:p>
          </table:table-cell>
          <table:table-cell table:style-name="ce42" office:value-type="string">
            <text:p>VietBA</text:p>
          </table:table-cell>
          <table:table-cell table:style-name="ce97" table:formula="of:=SUM([.D29:.AG29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6.3012in" draw:caption-point-x="-0.2402in" draw:caption-point-y="0.6091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7">
          <table:table-cell table:style-name="ce40" office:value-type="float" office:value="27">
            <text:p>27</text:p>
          </table:table-cell>
          <table:table-cell table:style-name="ce42" office:value-type="string">
            <text:p>VinhP</text:p>
          </table:table-cell>
          <table:table-cell table:style-name="ce97" table:formula="of:=SUM([.D30:.AG30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02" table:number-columns-repeated="4"/>
          <table:table-cell table:style-name="ce104"/>
          <table:table-cell table:style-name="ce102" table:number-columns-repeated="25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02" table:number-columns-repeated="4"/>
          <table:table-cell table:style-name="ce105" table:number-columns-repeated="7"/>
          <table:table-cell table:style-name="ce102" table:number-columns-repeated="19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 table:number-rows-repeated="983141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5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16"/>
        <table:table-column table:style-name="co22" table:number-columns-repeated="7" table:default-cell-style-name="ce116"/>
        <table:table-column table:style-name="co21" table:number-columns-repeated="16" table:default-cell-style-name="ce116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11" table:number-columns-repeated="8"/>
          <table:table-cell table:style-name="ce119" office:value-type="string" table:number-columns-spanned="2" table:number-rows-spanned="1">
            <text:p>Month</text:p>
          </table:table-cell>
          <table:covered-table-cell table:style-name="ce120"/>
          <table:table-cell table:style-name="ce121" table:content-validation-name="val1" office:value-type="float" office:value="5" table:number-columns-spanned="2" table:number-rows-spanned="1">
            <text:p>5</text:p>
          </table:table-cell>
          <table:covered-table-cell table:style-name="ce120"/>
          <table:table-cell table:style-name="ce119" office:value-type="string" table:number-columns-spanned="2" table:number-rows-spanned="1">
            <text:p>Year</text:p>
          </table:table-cell>
          <table:covered-table-cell table:style-name="ce120"/>
          <table:table-cell table:style-name="ce119" office:value-type="float" office:value="2016" table:number-columns-spanned="2" table:number-rows-spanned="1">
            <text:p>2016</text:p>
          </table:table-cell>
          <table:covered-table-cell table:style-name="ce122"/>
          <table:table-cell table:style-name="ce111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12" table:formula="of:=DATE([.$R$1];[.N1];1)" office:value-type="date" office:date-value="2016-05-01">
            <text:p>01</text:p>
          </table:table-cell>
          <table:table-cell table:style-name="ce112" table:formula="of:=[.D2]+1" office:value-type="date" office:date-value="2016-05-02">
            <text:p>02</text:p>
          </table:table-cell>
          <table:table-cell table:style-name="ce112" table:formula="of:=[.E2]+1" office:value-type="date" office:date-value="2016-05-03">
            <text:p>03</text:p>
          </table:table-cell>
          <table:table-cell table:style-name="ce112" table:formula="of:=[.F2]+1" office:value-type="date" office:date-value="2016-05-04">
            <text:p>04</text:p>
          </table:table-cell>
          <table:table-cell table:style-name="ce112" table:formula="of:=[.G2]+1" office:value-type="date" office:date-value="2016-05-05">
            <text:p>05</text:p>
          </table:table-cell>
          <table:table-cell table:style-name="ce112" table:formula="of:=[.H2]+1" office:value-type="date" office:date-value="2016-05-06">
            <text:p>06</text:p>
          </table:table-cell>
          <table:table-cell table:style-name="ce112" table:formula="of:=[.I2]+1" office:value-type="date" office:date-value="2016-05-07">
            <text:p>07</text:p>
          </table:table-cell>
          <table:table-cell table:style-name="ce112" table:formula="of:=[.J2]+1" office:value-type="date" office:date-value="2016-05-08">
            <text:p>08</text:p>
          </table:table-cell>
          <table:table-cell table:style-name="ce112" table:formula="of:=[.K2]+1" office:value-type="date" office:date-value="2016-05-09">
            <text:p>09</text:p>
          </table:table-cell>
          <table:table-cell table:style-name="ce112" table:formula="of:=[.L2]+1" office:value-type="date" office:date-value="2016-05-10">
            <text:p>10</text:p>
          </table:table-cell>
          <table:table-cell table:style-name="ce112" table:formula="of:=[.M2]+1" office:value-type="date" office:date-value="2016-05-11">
            <text:p>11</text:p>
          </table:table-cell>
          <table:table-cell table:style-name="ce112" table:formula="of:=[.N2]+1" office:value-type="date" office:date-value="2016-05-12">
            <text:p>12</text:p>
          </table:table-cell>
          <table:table-cell table:style-name="ce112" table:formula="of:=[.O2]+1" office:value-type="date" office:date-value="2016-05-13">
            <text:p>13</text:p>
          </table:table-cell>
          <table:table-cell table:style-name="ce112" table:formula="of:=[.P2]+1" office:value-type="date" office:date-value="2016-05-14">
            <text:p>14</text:p>
          </table:table-cell>
          <table:table-cell table:style-name="ce112" table:formula="of:=[.Q2]+1" office:value-type="date" office:date-value="2016-05-15">
            <text:p>15</text:p>
          </table:table-cell>
          <table:table-cell table:style-name="ce112" table:formula="of:=[.R2]+1" office:value-type="date" office:date-value="2016-05-16">
            <text:p>16</text:p>
          </table:table-cell>
          <table:table-cell table:style-name="ce112" table:formula="of:=[.S2]+1" office:value-type="date" office:date-value="2016-05-17">
            <text:p>17</text:p>
          </table:table-cell>
          <table:table-cell table:style-name="ce112" table:formula="of:=[.T2]+1" office:value-type="date" office:date-value="2016-05-18">
            <text:p>18</text:p>
          </table:table-cell>
          <table:table-cell table:style-name="ce112" table:formula="of:=[.U2]+1" office:value-type="date" office:date-value="2016-05-19">
            <text:p>19</text:p>
          </table:table-cell>
          <table:table-cell table:style-name="ce112" table:formula="of:=[.V2]+1" office:value-type="date" office:date-value="2016-05-20">
            <text:p>20</text:p>
          </table:table-cell>
          <table:table-cell table:style-name="ce112" table:formula="of:=[.W2]+1" office:value-type="date" office:date-value="2016-05-21">
            <text:p>21</text:p>
          </table:table-cell>
          <table:table-cell table:style-name="ce112" table:formula="of:=[.X2]+1" office:value-type="date" office:date-value="2016-05-22">
            <text:p>22</text:p>
          </table:table-cell>
          <table:table-cell table:style-name="ce112" table:formula="of:=[.Y2]+1" office:value-type="date" office:date-value="2016-05-23">
            <text:p>23</text:p>
          </table:table-cell>
          <table:table-cell table:style-name="ce112" table:formula="of:=[.Z2]+1" office:value-type="date" office:date-value="2016-05-24">
            <text:p>24</text:p>
          </table:table-cell>
          <table:table-cell table:style-name="ce112" table:formula="of:=[.AA2]+1" office:value-type="date" office:date-value="2016-05-25">
            <text:p>25</text:p>
          </table:table-cell>
          <table:table-cell table:style-name="ce112" table:formula="of:=[.AB2]+1" office:value-type="date" office:date-value="2016-05-26">
            <text:p>26</text:p>
          </table:table-cell>
          <table:table-cell table:style-name="ce112" table:formula="of:=[.AC2]+1" office:value-type="date" office:date-value="2016-05-27">
            <text:p>27</text:p>
          </table:table-cell>
          <table:table-cell table:style-name="ce112" table:formula="of:=[.AD2]+1" office:value-type="date" office:date-value="2016-05-28">
            <text:p>28</text:p>
          </table:table-cell>
          <table:table-cell table:style-name="ce112" table:formula="of:=[.AE2]+1" office:value-type="date" office:date-value="2016-05-29">
            <text:p>29</text:p>
          </table:table-cell>
          <table:table-cell table:style-name="ce112" table:formula="of:=[.AF2]+1" office:value-type="date" office:date-value="2016-05-30">
            <text:p>30</text:p>
          </table:table-cell>
          <table:table-cell table:style-name="ce112" table:formula="of:=[.AG2]+1" office:value-type="date" office:date-value="2016-05-31">
            <text:p>31</text:p>
          </table:table-cell>
          <table:table-cell table:style-name="ce70" table:number-columns-repeated="952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13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E2]);&quot;Sun&quot;;&quot;Mon&quot;;&quot;Tue&quot;;&quot;Wed&quot;;&quot;Thur&quot;;&quot;Fri&quot;;&quot;Sat&quot;)" office:value-type="string" office:string-value="Mon">
            <office:annotation draw:style-name="gr7" draw:text-style-name="P1" svg:width="1.1413in" svg:height="0.2634in" svg:x="3.1024in" svg:y="0in" draw:caption-point-x="-0.2402in" draw:caption-point-y="0.4705in">
              <dc:date>2016-04-29T00:00:00</dc:date>
              <text:p text:style-name="P1"><text:span text:style-name="T1">Nghỉ bù lễ 30/4</text:span></text:p>
            </office:annotation>
            <text:p>Mon</text:p>
          </table:table-cell>
          <table:table-cell table:style-name="ce113" table:formula="of:=CHOOSE(WEEKDAY([.F2]);&quot;Sun&quot;;&quot;Mon&quot;;&quot;Tue&quot;;&quot;Wed&quot;;&quot;Thur&quot;;&quot;Fri&quot;;&quot;Sat&quot;)" office:value-type="string" office:string-value="Tue">
            <office:annotation draw:style-name="gr7" draw:text-style-name="P1" svg:width="1.1413in" svg:height="0.2634in" svg:x="3.5591in" svg:y="0in" draw:caption-point-x="-0.2402in" draw:caption-point-y="0.4705in">
              <dc:date>2016-04-29T00:00:00</dc:date>
              <text:p text:style-name="P1"><text:span text:style-name="T1">Nghỉ bù lẽ 1/5</text:span></text:p>
            </office:annotation>
            <text:p>Tue</text:p>
          </table:table-cell>
          <table:table-cell table:style-name="ce113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0" table:number-columns-repeated="952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10" table:formula="of:=SUM([.D4:.AH4])" office:value-type="float" office:value="0.5">
            <text:p>0.5</text:p>
          </table:table-cell>
          <table:table-cell table:style-name="ce114" table:number-columns-repeated="3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4.9287in" svg:y="0.0992in" draw:caption-point-x="-0.2402in" draw:caption-point-y="0.6189in">
              <dc:date>2016-05-06T00:00:00</dc:date>
              <text:p text:style-name="P1"><text:span text:style-name="T1">Đi trễ, 8h50 vào cty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0.1in" draw:caption-point-x="-0.2402in" draw:caption-point-y="0.6181in">
              <dc:date>2016-05-0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0.1008in" draw:caption-point-x="-0.2402in" draw:caption-point-y="0.6173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0.1791in" svg:y="0.1055in" draw:caption-point-x="-0.2402in" draw:caption-point-y="0.6126in">
              <dc:date>2016-05-17T00:00:00</dc:date>
              <text:p text:style-name="P1"><text:span text:style-name="T1">Bị sốt, nghỉ buổi sáng</text:span></text:p>
            </office:annotation>
            <text:p>0.5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10" table:formula="of:=SUM([.D5:.AH5])" office:value-type="float" office:value="2">
            <text:p>2</text:p>
          </table:table-cell>
          <table:table-cell table:style-name="ce114" table:number-columns-repeated="3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472in" svg:y="0.3465in" draw:caption-point-x="-0.2402in" draw:caption-point-y="0.6193in">
              <dc:date>2016-05-05T00:00:00</dc:date>
              <text:p text:style-name="P1"><text:span text:style-name="T1">8h3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6.3311in" svg:y="0.3476in" draw:caption-point-x="-0.2402in" draw:caption-point-y="0.6181in">
              <dc:date>2016-05-09T00:00:00</dc:date>
              <text:p text:style-name="P1"><text:span text:style-name="T1">8h30 vào cty</text:span></text:p>
            </office:annotation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6.8205in" svg:y="0.3472in" draw:caption-point-x="-0.2402in" draw:caption-point-y="0.6185in">
              <dc:date>2016-05-06T00:00:00</dc:date>
              <text:p text:style-name="P1"><text:span text:style-name="T1">Đi làm giấy tờ</text:span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0.35in" draw:caption-point-x="-0.2402in" draw:caption-point-y="0.6157in">
              <dc:date>2016-05-12T00:00:00</dc:date>
              <text:p text:style-name="P1"><text:span text:style-name="T1">Đi trễ, `8h4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4" draw:text-style-name="P1" svg:width="1.1413in" svg:height="0.3902in" svg:x="16.1154in" svg:y="0.3602in" draw:caption-point-x="-0.2402in" draw:caption-point-y="0.6055in">
              <dc:date>2016-05-30T00:00:00</dc:date>
              <text:p text:style-name="P1"><text:span text:style-name="T1">Bị đau đầu</text:span></text:p>
              <text:p text:style-name="P1"><text:span text:style-name="T1"/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10" table:formula="of:=SUM([.D6:.AH6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2" draw:text-style-name="P1" svg:width="1.1413in" svg:height="0.5457in" svg:x="16.572in" svg:y="0.6083in" draw:caption-point-x="-0.2402in" draw:caption-point-y="0.6051in">
              <dc:date>2016-05-31T00:00:00</dc:date>
              <text:p text:style-name="P1"><text:span text:style-name="T1">Bận việc riêng đột xuất nên vào trễ &gt;1h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10" table:formula="of:=SUM([.D7:.AH7])" office:value-type="float" office:value="1">
            <text:p>1</text:p>
          </table:table-cell>
          <table:table-cell table:style-name="ce114" table:number-columns-repeated="3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4.9287in" svg:y="0.8425in" draw:caption-point-x="-0.2402in" draw:caption-point-y="0.6185in">
              <dc:date>2016-05-06T00:00:00</dc:date>
              <text:p text:style-name="P1"><text:span text:style-name="T1">Về quê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0.8437in" draw:caption-point-x="-0.2402in" draw:caption-point-y="0.6173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0.8453in" draw:caption-point-x="-0.2402in" draw:caption-point-y="0.6157in">
              <dc:date>2016-05-12T00:00:00</dc:date>
              <text:p text:style-name="P1"><text:span text:style-name="T1">Đi trễ, `8h4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10" table:formula="of:=SUM([.D8:.AH8])" office:value-type="float" office:value="3">
            <text:p>3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3.8323in" svg:y="1.0917in" draw:caption-point-x="-0.2402in" draw:caption-point-y="0.6169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4.289in" svg:y="1.0917in" draw:caption-point-x="-0.2402in" draw:caption-point-y="0.6169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4.7457in" svg:y="1.0917in" draw:caption-point-x="-0.2402in" draw:caption-point-y="0.6169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10" table:formula="of:=SUM([.D9:.AH9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1.3402in" draw:caption-point-x="-0.2402in" draw:caption-point-y="0.6165in">
              <dc:date>2016-05-11T00:00:00</dc:date>
              <text:p text:style-name="P1"><text:span text:style-name="T1">Bị đau bụng, xin vào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3.8323in" svg:y="1.3492in" draw:caption-point-x="-0.2402in" draw:caption-point-y="0.6075in">
              <dc:date>2016-05-25T00:00:00</dc:date>
              <text:p text:style-name="P1"><text:span text:style-name="T1">Nghỉ buổi sáng đi lấy bằng lái xe</text:span></text:p>
            </office:annotation>
            <text:p>0.5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10" table:formula="of:=SUM([.D10:.AH10])" office:value-type="float" office:value="2">
            <text:p>2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2" draw:text-style-name="P1" svg:width="1.1413in" svg:height="0.5457in" svg:x="8.2878in" svg:y="1.5886in" draw:caption-point-x="-0.2402in" draw:caption-point-y="0.6157in">
              <dc:date>2016-05-12T00:00:00</dc:date>
              <text:p text:style-name="P1"><text:span text:style-name="T1">Nghỉ 1 ngày để ôn thi cao học</text:span></text:p>
              <text:p text:style-name="P1"><text:span text:style-name="T1"/></text:p>
            </office:annotation>
            <text:p>1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3.8323in" svg:y="1.5972in" draw:caption-point-x="-0.2402in" draw:caption-point-y="0.6071in">
              <dc:date>2016-05-2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10" table:formula="of:=SUM([.D11:.AH11])" office:value-type="float" office:value="5">
            <text:p>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1.8339in" draw:caption-point-x="-0.2402in" draw:caption-point-y="0.6181in">
              <dc:date>2016-05-0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1.8346in" draw:caption-point-x="-0.2402in" draw:caption-point-y="0.6173in">
              <dc:date>2016-05-10T00:00:00</dc:date>
              <text:p text:style-name="P1"><text:span text:style-name="T1">Đi trễ, ~ 8h4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0.1791in" svg:y="1.8394in" draw:caption-point-x="-0.2402in" draw:caption-point-y="0.6126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0.6358in" svg:y="1.8394in" draw:caption-point-x="-0.2402in" draw:caption-point-y="0.6126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1.0925in" svg:y="1.8394in" draw:caption-point-x="-0.2402in" draw:caption-point-y="0.6126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1.5492in" svg:y="1.8394in" draw:caption-point-x="-0.2402in" draw:caption-point-y="0.6126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12.9189in" svg:y="1.8394in" draw:caption-point-x="-0.2402in" draw:caption-point-y="0.6126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>
            <office:annotation draw:style-name="gr7" draw:text-style-name="P1" svg:width="1.1413in" svg:height="0.2634in" svg:x="13.3756in" svg:y="1.8437in" draw:caption-point-x="-0.2402in" draw:caption-point-y="0.6083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3.8323in" svg:y="1.8437in" draw:caption-point-x="-0.2402in" draw:caption-point-y="0.6083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4.289in" svg:y="1.8437in" draw:caption-point-x="-0.2402in" draw:caption-point-y="0.6083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4.7457in" svg:y="1.8437in" draw:caption-point-x="-0.2402in" draw:caption-point-y="0.6083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 table:number-columns-repeated="2"/>
          <table:table-cell table:style-name="ce114">
            <office:annotation draw:style-name="gr7" draw:text-style-name="P1" svg:width="1.1413in" svg:height="0.2634in" svg:x="16.1154in" svg:y="1.8437in" draw:caption-point-x="-0.2402in" draw:caption-point-y="0.6083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6.572in" svg:y="1.8437in" draw:caption-point-x="-0.2402in" draw:caption-point-y="0.6083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10" table:formula="of:=SUM([.D12:.AH12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2.0799in" draw:caption-point-x="-0.2402in" draw:caption-point-y="0.6197in">
              <dc:date>2016-05-04T00:00:00</dc:date>
              <text:p text:style-name="P1"><text:span text:style-name="T1">Qua trường có việc đột xuất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2" draw:text-style-name="P1" svg:width="1.1413in" svg:height="0.5457in" svg:x="6.3311in" svg:y="2.0815in" draw:caption-point-x="-0.2402in" draw:caption-point-y="0.6181in">
              <dc:date>2016-05-09T00:00:00</dc:date>
              <text:p text:style-name="P1"><text:span text:style-name="T1">Bận việc nhà đột xuất, x9h3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2.0823in" draw:caption-point-x="-0.2402in" draw:caption-point-y="0.6173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2.0831in" draw:caption-point-x="-0.2402in" draw:caption-point-y="0.6165in">
              <dc:date>2016-05-1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7.7988in" svg:y="2.085in" draw:caption-point-x="-0.2402in" draw:caption-point-y="0.6146in">
              <dc:date>2016-05-12T00:00:00</dc:date>
              <text:p text:style-name="P1"><text:span text:style-name="T1">Đi họp bên trường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1.5492in" svg:y="2.0906in" draw:caption-point-x="-0.2402in" draw:caption-point-y="0.6091in">
              <dc:date>2016-05-2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7457in" svg:y="2.0929in" draw:caption-point-x="-0.2402in" draw:caption-point-y="0.6067in">
              <dc:date>2016-05-27T00:00:00</dc:date>
              <text:p text:style-name="P1"><text:span text:style-name="T1">Bận việc nhà, ~9h vào cty</text:span></text:p>
            </office:annotation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110" table:formula="of:=SUM([.D13:.AH13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110" table:formula="of:=SUM([.D14:.AH14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1">
            <office:annotation draw:style-name="gr2" draw:text-style-name="P1" svg:width="1.1413in" svg:height="0.5457in" svg:x="4.0157in" svg:y="2.5752in" draw:caption-point-x="-0.2402in" draw:caption-point-y="0.6197in">
              <dc:date>2016-05-04T00:00:00</dc:date>
              <text:p text:style-name="P1"><text:span text:style-name="T1">Nghỉ 1 ngày, chuyến bay bị hoãn</text:span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9287in" svg:y="2.576in" draw:caption-point-x="-0.2402in" draw:caption-point-y="0.6189in">
              <dc:date>2016-05-06T00:00:00</dc:date>
              <text:p text:style-name="P1"><text:span text:style-name="T1">7h30 vào cty</text:span></text:p>
            </office:annotation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8.2878in" svg:y="2.5811in" draw:caption-point-x="-0.2402in" draw:caption-point-y="0.6138in">
              <dc:date>2016-05-13T00:00:00</dc:date>
              <text:p text:style-name="P1"><text:span text:style-name="T1">Đi lấy thuốc đau chân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9.7228in" svg:y="2.5815in" draw:caption-point-x="-0.2402in" draw:caption-point-y="0.6134in">
              <dc:date>2016-05-16T00:00:00</dc:date>
              <text:p text:style-name="P1"><text:span text:style-name="T1">Ngủ quên, 9h vô cty</text:span></text:p>
            </office:annotation>
            <text:p>0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110" table:formula="of:=SUM([.D15:.AH15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2.8244in" draw:caption-point-x="-0.2402in" draw:caption-point-y="0.6181in">
              <dc:date>2016-05-0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2.8252in" draw:caption-point-x="-0.2402in" draw:caption-point-y="0.6173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2.8354in" draw:caption-point-x="-0.2402in" draw:caption-point-y="0.6071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4.7457in" svg:y="2.8358in" draw:caption-point-x="-0.2402in" draw:caption-point-y="0.6067in">
              <dc:date>2016-05-27T00:00:00</dc:date>
              <text:p text:style-name="P1"><text:span text:style-name="T1">8h40 vào cty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6.572in" svg:y="2.8378in" draw:caption-point-x="-0.2402in" draw:caption-point-y="0.6047in">
              <dc:date>2016-05-31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110" table:formula="of:=SUM([.D16:.AH16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2" draw:text-style-name="P1" svg:width="1.1413in" svg:height="0.5457in" svg:x="7.7988in" svg:y="3.076in" draw:caption-point-x="-0.2402in" draw:caption-point-y="0.6142in">
              <dc:date>2016-05-12T00:00:00</dc:date>
              <text:p text:style-name="P1"><text:span text:style-name="T1">Nghỉ buổi chiều đi khám chân bị đau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KienPT</text:p>
          </table:table-cell>
          <table:table-cell table:style-name="ce110" table:formula="of:=SUM([.D17:.AH17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2" draw:text-style-name="P1" svg:width="1.1413in" svg:height="0.5457in" svg:x="9.7228in" svg:y="3.3248in" draw:caption-point-x="-0.2402in" draw:caption-point-y="0.6134in">
              <dc:date>2016-05-13T00:00:00</dc:date>
              <text:p text:style-name="P1"><text:span text:style-name="T1">Không dc khỏe, xin nghỉ 1 ngày để refresh</text:span></text:p>
            </office:annotation>
            <text:p>1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MaiNTT</text:p>
          </table:table-cell>
          <table:table-cell table:style-name="ce110" table:formula="of:=SUM([.D18:.AH18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0.6358in" svg:y="3.5736in" draw:caption-point-x="-0.2402in" draw:caption-point-y="0.6122in">
              <dc:date>2016-05-18T00:00:00</dc:date>
              <text:p text:style-name="P1"><text:span text:style-name="T1">Xe bị hư nên vào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7457in" svg:y="3.5791in" draw:caption-point-x="-0.2402in" draw:caption-point-y="0.6067in">
              <dc:date>2016-05-27T00:00:00</dc:date>
              <text:p text:style-name="P1"><text:span text:style-name="T1">Ra ngân hang nên vô trễ</text:span></text:p>
            </office:annotation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NamTV</text:p>
          </table:table-cell>
          <table:table-cell table:style-name="ce110" table:formula="of:=SUM([.D19:.AH19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6.8205in" svg:y="3.8161in" draw:caption-point-x="-0.2402in" draw:caption-point-y="0.6173in">
              <dc:date>2016-05-09T00:00:00</dc:date>
              <text:p text:style-name="P1"><text:span text:style-name="T1">Nghỉ buổi sáng, bận việc cá nhân</text:span></text:p>
            </office:annotation>
            <text:p>0.5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3.8283in" draw:caption-point-x="-0.2402in" draw:caption-point-y="0.6051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NhanNM</text:p>
          </table:table-cell>
          <table:table-cell table:style-name="ce110" table:formula="of:=SUM([.D20:.AH20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4.0654in" draw:caption-point-x="-0.2402in" draw:caption-point-y="0.6157in">
              <dc:date>2016-05-12T00:00:00</dc:date>
              <text:p text:style-name="P1"><text:span text:style-name="T1">Lên trường có việc nên vào trễ</text:span></text:p>
            </office:annotation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8.2878in" svg:y="4.0626in" draw:caption-point-x="-0.2402in" draw:caption-point-y="0.6185in">
              <dc:date>2016-05-06T00:00:00</dc:date>
              <text:p text:style-name="P1"><text:span text:style-name="T1">Đi du lịch</text:span></text:p>
            </office:annotation>
            <text:p>1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3.8323in" svg:y="4.0736in" draw:caption-point-x="-0.2402in" draw:caption-point-y="0.6075in">
              <dc:date>2016-05-25T00:00:00</dc:date>
              <text:p text:style-name="P1"><text:span text:style-name="T1">Qua trường có việc nên vô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PhuongTH</text:p>
          </table:table-cell>
          <table:table-cell table:style-name="ce110" table:formula="of:=SUM([.D21:.AH21])" office:value-type="float" office:value="1.5">
            <text:p>1.5</text:p>
          </table:table-cell>
          <table:table-cell table:style-name="ce114" table:number-columns-repeated="3"/>
          <table:table-cell table:style-name="ce114" office:value-type="float" office:value="0">
            <office:annotation draw:style-name="gr7" draw:text-style-name="P1" svg:width="1.1413in" svg:height="0.2634in" svg:x="4.0157in" svg:y="4.3094in" draw:caption-point-x="-0.2402in" draw:caption-point-y="0.6193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472in" svg:y="4.3094in" draw:caption-point-x="-0.2402in" draw:caption-point-y="0.6193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9287in" svg:y="4.3094in" draw:caption-point-x="-0.2402in" draw:caption-point-y="0.6193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6.3311in" svg:y="4.3094in" draw:caption-point-x="-0.2402in" draw:caption-point-y="0.6193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6.8205in" svg:y="4.3094in" draw:caption-point-x="-0.2402in" draw:caption-point-y="0.6193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7.3094in" svg:y="4.3094in" draw:caption-point-x="-0.2402in" draw:caption-point-y="0.6193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7.7988in" svg:y="4.3094in" draw:caption-point-x="-0.2402in" draw:caption-point-y="0.6193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8.2878in" svg:y="4.3094in" draw:caption-point-x="-0.2402in" draw:caption-point-y="0.6193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1.5492in" svg:y="4.3193in" draw:caption-point-x="-0.2402in" draw:caption-point-y="0.6094in">
              <dc:date>2016-05-20T00:00:00</dc:date>
              <text:p text:style-name="P1"><text:span text:style-name="T1">Bị đau răng</text:span></text:p>
            </office:annotation>
            <text:p>1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4.3217in" draw:caption-point-x="-0.2402in" draw:caption-point-y="0.6071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8" draw:text-style-name="P1" svg:width="1.1413in" svg:height="1.0122in" svg:x="16.572in" svg:y="4.3236in" draw:caption-point-x="-0.2402in" draw:caption-point-y="0.6051in">
              <dc:date>2016-05-31T00:00:00</dc:date>
              <text:p text:style-name="P1"><text:span text:style-name="T1">Ra ngân hàng vào trễ <text:s/>quá 50% giờ làm buổi sáng nên tính nghỉ buổi sáng</text:span></text:p>
              <text:p text:style-name="P1"><text:span text:style-name="T1"/></text:p>
            </office:annotation>
            <text:p>0.5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SonPX</text:p>
          </table:table-cell>
          <table:table-cell table:style-name="ce110" table:formula="of:=SUM([.D22:.AH22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TienND</text:p>
          </table:table-cell>
          <table:table-cell table:style-name="ce110" table:formula="of:=SUM([.D23:.AH23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ThaoDTH</text:p>
          </table:table-cell>
          <table:table-cell table:style-name="ce110" table:formula="of:=SUM([.D24:.AH24])" office:value-type="float" office:value="2">
            <text:p>2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4" draw:text-style-name="P1" svg:width="1.1413in" svg:height="0.3902in" svg:x="11.5492in" svg:y="5.0547in" draw:caption-point-x="-0.2402in" draw:caption-point-y="0.6169in">
              <dc:date>2016-05-10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5.0646in" draw:caption-point-x="-0.2402in" draw:caption-point-y="0.6071in">
              <dc:date>2016-05-2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1">
            <office:annotation draw:style-name="gr4" draw:text-style-name="P1" svg:width="1.1413in" svg:height="0.3902in" svg:x="14.7457in" svg:y="5.0547in" draw:caption-point-x="-0.2402in" draw:caption-point-y="0.6169in">
              <dc:date>2016-05-10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5.0665in" draw:caption-point-x="-0.2402in" draw:caption-point-y="0.6051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ThamDT</text:p>
          </table:table-cell>
          <table:table-cell table:style-name="ce110" table:formula="of:=SUM([.D25:.AH25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ThinhT</text:p>
          </table:table-cell>
          <table:table-cell table:style-name="ce110" table:formula="of:=SUM([.D26:.AH26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ThuyLTT</text:p>
          </table:table-cell>
          <table:table-cell table:style-name="ce110" table:formula="of:=SUM([.D27:.AH27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5.7953in" draw:caption-point-x="-0.2402in" draw:caption-point-y="0.6197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5.7969in" draw:caption-point-x="-0.2402in" draw:caption-point-y="0.6181in">
              <dc:date>2016-05-09T00:00:00</dc:date>
              <text:p text:style-name="P1"><text:span text:style-name="T1">Đi trễ, 8h45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8.2878in" svg:y="5.7965in" draw:caption-point-x="-0.2402in" draw:caption-point-y="0.6185in">
              <dc:date>2016-05-06T00:00:00</dc:date>
              <text:p text:style-name="P1"><text:span text:style-name="T1">Đi du lịch</text:span></text:p>
            </office:annotation>
            <text:p>1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1.0925in" svg:y="5.8035in" draw:caption-point-x="-0.2402in" draw:caption-point-y="0.6114in">
              <dc:date>2016-05-19T00:00:00</dc:date>
              <text:p text:style-name="P1"><text:span text:style-name="T1">Xe bị hư nên vô trễ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TruyenLVC</text:p>
          </table:table-cell>
          <table:table-cell table:style-name="ce110" table:formula="of:=SUM([.D28:.AH28])" office:value-type="float" office:value="2.5">
            <text:p>2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6.3311in" svg:y="6.0445in" draw:caption-point-x="-0.2402in" draw:caption-point-y="0.6181in">
              <dc:date>2016-05-09T00:00:00</dc:date>
              <text:p text:style-name="P1"><text:span text:style-name="T1">Đi khám bệnh</text:span></text:p>
            </office:annotation>
            <text:p>1</text:p>
          </table:table-cell>
          <table:table-cell table:style-name="ce114" office:value-type="float" office:value="0">
            <office:annotation draw:style-name="gr7" draw:text-style-name="P1" svg:width="1.1413in" svg:height="0.2634in" svg:x="6.8205in" svg:y="6.0461in" draw:caption-point-x="-0.2402in" draw:caption-point-y="0.6165in">
              <dc:date>2016-05-11T00:00:00</dc:date>
              <text:p text:style-name="P1"><text:span text:style-name="T1">Nghỉ buổi chiều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6.0461in" draw:caption-point-x="-0.2402in" draw:caption-point-y="0.6165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6.0461in" draw:caption-point-x="-0.2402in" draw:caption-point-y="0.6165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8.2878in" svg:y="6.0461in" draw:caption-point-x="-0.2402in" draw:caption-point-y="0.6165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.5">
            <office:annotation draw:style-name="gr7" draw:text-style-name="P1" svg:width="1.1413in" svg:height="0.2634in" svg:x="9.7228in" svg:y="6.05in" draw:caption-point-x="-0.2402in" draw:caption-point-y="0.6126in">
              <dc:date>2016-05-16T00:00:00</dc:date>
              <text:p text:style-name="P1"><text:span text:style-name="T1">Đi tái khám</text:span></text:p>
            </office:annotation>
            <text:p>0.5</text:p>
          </table:table-cell>
          <table:table-cell table:style-name="ce114" office:value-type="float" office:value="0">
            <office:annotation draw:style-name="gr7" draw:text-style-name="P1" svg:width="1.1413in" svg:height="0.2634in" svg:x="10.1791in" svg:y="6.0504in" draw:caption-point-x="-0.2402in" draw:caption-point-y="0.6122in">
              <dc:date>2016-05-18T00:00:00</dc:date>
              <text:p text:style-name="P1"><text:span text:style-name="T1">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0.6358in" svg:y="6.0504in" draw:caption-point-x="-0.2402in" draw:caption-point-y="0.6122in">
              <dc:date>2016-05-18T00:00:00</dc:date>
              <text:p text:style-name="P1"><text:span text:style-name="T1">Làm việc ở nhà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12.9189in" svg:y="6.0543in" draw:caption-point-x="-0.2402in" draw:caption-point-y="0.6083in">
              <dc:date>2016-05-23T00:00:00</dc:date>
              <text:p text:style-name="P1"><text:span text:style-name="T1">Đi tái khám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3" draw:text-style-name="P1" svg:width="1.1413in" svg:height="0.7012in" svg:x="14.289in" svg:y="6.0555in" draw:caption-point-x="-0.2402in" draw:caption-point-y="0.6071in">
              <dc:date>2016-06-07T00:00:00</dc:date>
              <text:p text:style-name="P1"><text:span text:style-name="T1">Đi tái khám, nghỉ buổi sáng nhưng có làm bù =&gt; ko tính nghỉ nữa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3" draw:text-style-name="P1" svg:width="1.1413in" svg:height="0.7012in" svg:x="16.1154in" svg:y="6.0555in" draw:caption-point-x="-0.2402in" draw:caption-point-y="0.6071in">
              <dc:date>2016-06-07T00:00:00</dc:date>
              <text:p text:style-name="P1"><text:span text:style-name="T1">Đi tái khám, nghỉ buổi sáng nhưng có làm bù =&gt; ko tính nghỉ nữa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6">
            <text:p>26</text:p>
          </table:table-cell>
          <table:table-cell table:style-name="ce42" office:value-type="string">
            <text:p>VietBA</text:p>
          </table:table-cell>
          <table:table-cell table:style-name="ce110" table:formula="of:=SUM([.D29:.AH29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9.7228in" svg:y="6.2969in" draw:caption-point-x="-0.2402in" draw:caption-point-y="0.6134in">
              <dc:date>2016-05-16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1.0925in" svg:y="6.2988in" draw:caption-point-x="-0.2402in" draw:caption-point-y="0.6114in">
              <dc:date>2016-05-19T00:00:00</dc:date>
              <text:p text:style-name="P1"><text:span text:style-name="T1">Xe bị hư nên vô trễ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6.3031in" draw:caption-point-x="-0.2402in" draw:caption-point-y="0.6071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6.3051in" draw:caption-point-x="-0.2402in" draw:caption-point-y="0.6051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7">
            <text:p>27</text:p>
          </table:table-cell>
          <table:table-cell table:style-name="ce42" office:value-type="string">
            <text:p>VinhP</text:p>
          </table:table-cell>
          <table:table-cell table:style-name="ce110" table:formula="of:=SUM([.D30:.AH30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15" table:number-columns-repeated="4"/>
          <table:table-cell table:style-name="ce117"/>
          <table:table-cell table:style-name="ce115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15" table:number-columns-repeated="4"/>
          <table:table-cell table:style-name="ce118" table:number-columns-repeated="7"/>
          <table:table-cell table:style-name="ce115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 table:number-rows-repeated="983141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06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29"/>
        <table:table-column table:style-name="co22" table:number-columns-repeated="7" table:default-cell-style-name="ce129"/>
        <table:table-column table:style-name="co21" table:number-columns-repeated="15" table:default-cell-style-name="ce129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24" table:number-columns-repeated="8"/>
          <table:table-cell table:style-name="ce132" office:value-type="string" table:number-columns-spanned="2" table:number-rows-spanned="1">
            <text:p>Month</text:p>
          </table:table-cell>
          <table:covered-table-cell table:style-name="ce133"/>
          <table:table-cell table:style-name="ce134" table:content-validation-name="val1" office:value-type="float" office:value="6" table:number-columns-spanned="2" table:number-rows-spanned="1">
            <text:p>6</text:p>
          </table:table-cell>
          <table:covered-table-cell table:style-name="ce133"/>
          <table:table-cell table:style-name="ce132" office:value-type="string" table:number-columns-spanned="2" table:number-rows-spanned="1">
            <text:p>Year</text:p>
          </table:table-cell>
          <table:covered-table-cell table:style-name="ce133"/>
          <table:table-cell table:style-name="ce132" office:value-type="float" office:value="2016" table:number-columns-spanned="2" table:number-rows-spanned="1">
            <text:p>2016</text:p>
          </table:table-cell>
          <table:covered-table-cell table:style-name="ce135"/>
          <table:table-cell table:style-name="ce124" table:number-columns-repeated="14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25" table:formula="of:=DATE([.$R$1];[.N1];1)" office:value-type="date" office:date-value="2016-06-01">
            <text:p>01</text:p>
          </table:table-cell>
          <table:table-cell table:style-name="ce125" table:formula="of:=[.D2]+1" office:value-type="date" office:date-value="2016-06-02">
            <text:p>02</text:p>
          </table:table-cell>
          <table:table-cell table:style-name="ce125" table:formula="of:=[.E2]+1" office:value-type="date" office:date-value="2016-06-03">
            <text:p>03</text:p>
          </table:table-cell>
          <table:table-cell table:style-name="ce125" table:formula="of:=[.F2]+1" office:value-type="date" office:date-value="2016-06-04">
            <text:p>04</text:p>
          </table:table-cell>
          <table:table-cell table:style-name="ce125" table:formula="of:=[.G2]+1" office:value-type="date" office:date-value="2016-06-05">
            <text:p>05</text:p>
          </table:table-cell>
          <table:table-cell table:style-name="ce125" table:formula="of:=[.H2]+1" office:value-type="date" office:date-value="2016-06-06">
            <text:p>06</text:p>
          </table:table-cell>
          <table:table-cell table:style-name="ce125" table:formula="of:=[.I2]+1" office:value-type="date" office:date-value="2016-06-07">
            <text:p>07</text:p>
          </table:table-cell>
          <table:table-cell table:style-name="ce125" table:formula="of:=[.J2]+1" office:value-type="date" office:date-value="2016-06-08">
            <text:p>08</text:p>
          </table:table-cell>
          <table:table-cell table:style-name="ce125" table:formula="of:=[.K2]+1" office:value-type="date" office:date-value="2016-06-09">
            <text:p>09</text:p>
          </table:table-cell>
          <table:table-cell table:style-name="ce125" table:formula="of:=[.L2]+1" office:value-type="date" office:date-value="2016-06-10">
            <text:p>10</text:p>
          </table:table-cell>
          <table:table-cell table:style-name="ce125" table:formula="of:=[.M2]+1" office:value-type="date" office:date-value="2016-06-11">
            <text:p>11</text:p>
          </table:table-cell>
          <table:table-cell table:style-name="ce125" table:formula="of:=[.N2]+1" office:value-type="date" office:date-value="2016-06-12">
            <text:p>12</text:p>
          </table:table-cell>
          <table:table-cell table:style-name="ce125" table:formula="of:=[.O2]+1" office:value-type="date" office:date-value="2016-06-13">
            <text:p>13</text:p>
          </table:table-cell>
          <table:table-cell table:style-name="ce125" table:formula="of:=[.P2]+1" office:value-type="date" office:date-value="2016-06-14">
            <text:p>14</text:p>
          </table:table-cell>
          <table:table-cell table:style-name="ce125" table:formula="of:=[.Q2]+1" office:value-type="date" office:date-value="2016-06-15">
            <text:p>15</text:p>
          </table:table-cell>
          <table:table-cell table:style-name="ce125" table:formula="of:=[.R2]+1" office:value-type="date" office:date-value="2016-06-16">
            <text:p>16</text:p>
          </table:table-cell>
          <table:table-cell table:style-name="ce125" table:formula="of:=[.S2]+1" office:value-type="date" office:date-value="2016-06-17">
            <text:p>17</text:p>
          </table:table-cell>
          <table:table-cell table:style-name="ce125" table:formula="of:=[.T2]+1" office:value-type="date" office:date-value="2016-06-18">
            <text:p>18</text:p>
          </table:table-cell>
          <table:table-cell table:style-name="ce125" table:formula="of:=[.U2]+1" office:value-type="date" office:date-value="2016-06-19">
            <text:p>19</text:p>
          </table:table-cell>
          <table:table-cell table:style-name="ce125" table:formula="of:=[.V2]+1" office:value-type="date" office:date-value="2016-06-20">
            <text:p>20</text:p>
          </table:table-cell>
          <table:table-cell table:style-name="ce125" table:formula="of:=[.W2]+1" office:value-type="date" office:date-value="2016-06-21">
            <text:p>21</text:p>
          </table:table-cell>
          <table:table-cell table:style-name="ce125" table:formula="of:=[.X2]+1" office:value-type="date" office:date-value="2016-06-22">
            <text:p>22</text:p>
          </table:table-cell>
          <table:table-cell table:style-name="ce125" table:formula="of:=[.Y2]+1" office:value-type="date" office:date-value="2016-06-23">
            <text:p>23</text:p>
          </table:table-cell>
          <table:table-cell table:style-name="ce125" table:formula="of:=[.Z2]+1" office:value-type="date" office:date-value="2016-06-24">
            <text:p>24</text:p>
          </table:table-cell>
          <table:table-cell table:style-name="ce125" table:formula="of:=[.AA2]+1" office:value-type="date" office:date-value="2016-06-25">
            <text:p>25</text:p>
          </table:table-cell>
          <table:table-cell table:style-name="ce125" table:formula="of:=[.AB2]+1" office:value-type="date" office:date-value="2016-06-26">
            <text:p>26</text:p>
          </table:table-cell>
          <table:table-cell table:style-name="ce125" table:formula="of:=[.AC2]+1" office:value-type="date" office:date-value="2016-06-27">
            <text:p>27</text:p>
          </table:table-cell>
          <table:table-cell table:style-name="ce125" table:formula="of:=[.AD2]+1" office:value-type="date" office:date-value="2016-06-28">
            <text:p>28</text:p>
          </table:table-cell>
          <table:table-cell table:style-name="ce125" table:formula="of:=[.AE2]+1" office:value-type="date" office:date-value="2016-06-29">
            <text:p>29</text:p>
          </table:table-cell>
          <table:table-cell table:style-name="ce125" table:formula="of:=[.AF2]+1" office:value-type="date" office:date-value="2016-06-30">
            <text:p>30</text:p>
          </table:table-cell>
          <table:table-cell table:style-name="ce70" table:number-columns-repeated="952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26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0" table:number-columns-repeated="952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23" table:formula="of:=SUM([.D4:.AG4])" office:value-type="float" office:value="0.5"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0.1028in" draw:caption-point-x="-0.2402in" draw:caption-point-y="0.6154in">
              <dc:date>2016-06-03T00:00:00</dc:date>
              <text:p text:style-name="P1"><text:span text:style-name="T1">Tối qua làm khuya nên sáng nay vô trễ </text:span></text:p>
            </office:annotation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0.1051in" draw:caption-point-x="-0.2402in" draw:caption-point-y="0.613in">
              <dc:date>2016-06-09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0.1071in" draw:caption-point-x="-0.2402in" draw:caption-point-y="0.611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7" draw:text-style-name="P1" svg:width="1.1413in" svg:height="0.2634in" svg:x="9.7228in" svg:y="0.1094in" draw:caption-point-x="-0.2402in" draw:caption-point-y="0.6087in">
              <dc:date>2016-06-16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2.4622in" svg:y="0.1126in" draw:caption-point-x="-0.2402in" draw:caption-point-y="0.6055in">
              <dc:date>2016-06-24T00:00:00</dc:date>
              <text:p text:style-name="P1"><text:span text:style-name="T1">Tối qua làm khuya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0.1709in" draw:caption-point-x="-0.2402in" draw:caption-point-y="0.5472in">
              <dc:date>2016-06-24T00:00:00</dc:date>
              <text:p text:style-name="P1"><text:span text:style-name="T1">Tối qua làm khuya</text:span></text:p>
            </office:annotation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0.1161in" draw:caption-point-x="-0.2402in" draw:caption-point-y="0.602in">
              <dc:date>2016-06-29T00:00:00</dc:date>
              <text:p text:style-name="P1"><text:span text:style-name="T1">Tối qua làm trẽ nên xin vô trễ</text:span></text:p>
            </office:annotation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0.1165in" draw:caption-point-x="-0.2402in" draw:caption-point-y="0.6016in">
              <dc:date>2016-06-30T00:00:00</dc:date>
              <text:p text:style-name="P1"><text:span text:style-name="T1">8h4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23" table:formula="of:=SUM([.D5:.AG5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2" draw:text-style-name="P1" svg:width="1.1413in" svg:height="0.5457in" svg:x="5.3854in" svg:y="0.3524in" draw:caption-point-x="-0.2402in" draw:caption-point-y="0.6134in">
              <dc:date>2016-06-07T00:00:00</dc:date>
              <text:p text:style-name="P1"><text:span text:style-name="T1">NGHỈ BUỔI SÁNG, bận việc nhà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0.3531in" draw:caption-point-x="-0.2402in" draw:caption-point-y="0.6126in">
              <dc:date>2016-06-10T00:00:00</dc:date>
              <text:p text:style-name="P1"><text:span text:style-name="T1">~8h40 vào cty, đi trễ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0.3547in" draw:caption-point-x="-0.2402in" draw:caption-point-y="0.611in">
              <dc:date>2016-06-14T00:00:00</dc:date>
              <text:p text:style-name="P1"><text:span text:style-name="T1">Bận việc ên vào trễ, ~9h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9189in" svg:y="0.3606in" draw:caption-point-x="-0.2402in" draw:caption-point-y="0.6051in">
              <dc:date>2016-06-23T00:00:00</dc:date>
              <text:p text:style-name="P1"><text:span text:style-name="T1">~8h30 vào cty</text:span></text:p>
            </office:annotation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3.3756in" svg:y="0.361in" draw:caption-point-x="-0.2402in" draw:caption-point-y="0.6047in">
              <dc:date>2016-06-24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0.3638in" draw:caption-point-x="-0.2402in" draw:caption-point-y="0.602in">
              <dc:date>2016-06-29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0.3642in" draw:caption-point-x="-0.2402in" draw:caption-point-y="0.6016in">
              <dc:date>2016-06-30T00:00:00</dc:date>
              <text:p text:style-name="P1"><text:span text:style-name="T1">~8h40 vài0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23" table:formula="of:=SUM([.D6:.AG6])" office:value-type="float" office:value="1"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3.5591in" svg:y="0.598in" draw:caption-point-x="-0.2402in" draw:caption-point-y="0.6154in">
              <dc:date>2016-06-03T00:00:00</dc:date>
              <text:p text:style-name="P1"><text:span text:style-name="T1">Về quê thăm ng nhà ốm</text:span></text:p>
            </office:annotation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0.6059in" draw:caption-point-x="-0.2402in" draw:caption-point-y="0.6075in">
              <dc:date>2016-06-17T00:00:00</dc:date>
              <text:p text:style-name="P1"><text:span text:style-name="T1">Về sớm 1,5h. Bị đau đầu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23" table:formula="of:=SUM([.D7:.AG7])" office:value-type="float" office:value="3">
            <text:p>3</text:p>
          </table:table-cell>
          <table:table-cell table:style-name="ce127" office:value-type="float" office:value="1">
            <office:annotation draw:style-name="gr4" draw:text-style-name="P1" svg:width="1.1413in" svg:height="0.3902in" svg:x="2.6457in" svg:y="0.8449in" draw:caption-point-x="-0.2402in" draw:caption-point-y="0.6161in">
              <dc:date>2016-06-01T00:00:00</dc:date>
              <text:p text:style-name="P1"><text:span text:style-name="T1">Đi học <text:s/>và chở vợ đi khám thai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5.8421in" svg:y="0.8476in" draw:caption-point-x="-0.2402in" draw:caption-point-y="0.6134in">
              <dc:date>2016-06-07T00:00:00</dc:date>
              <text:p text:style-name="P1"><text:span text:style-name="T1">Chở vợ đi khám thai và đi học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6.3311in" svg:y="0.848in" draw:caption-point-x="-0.2402in" draw:caption-point-y="0.613in">
              <dc:date>2016-06-09T00:00:00</dc:date>
              <text:p text:style-name="P1"><text:span text:style-name="T1">Bận việc nhà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0.85in" draw:caption-point-x="-0.2402in" draw:caption-point-y="0.611in">
              <dc:date>2016-06-14T00:00:00</dc:date>
              <text:p text:style-name="P1"><text:span text:style-name="T1">Qua trường từ 10 – 12:00 Am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6.1154in" svg:y="0.8594in" draw:caption-point-x="-0.2402in" draw:caption-point-y="0.6016in">
              <dc:date>2016-06-3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23" table:formula="of:=SUM([.D8:.AG8])" office:value-type="float" office:value="1.5">
            <text:p>1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1.0933in" draw:caption-point-x="-0.2402in" draw:caption-point-y="0.6154in">
              <dc:date>2016-06-03T00:00:00</dc:date>
              <text:p text:style-name="P1"><text:span text:style-name="T1">Bận việc riêng nên vô trễ ~ 9h30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10.1791in" svg:y="1.1004in" draw:caption-point-x="-0.2402in" draw:caption-point-y="0.6083in">
              <dc:date>2016-06-16T00:00:00</dc:date>
              <text:p text:style-name="P1"><text:span text:style-name="T1">Chở ng nhà đi khám bệnh</text:span></text:p>
            </office:annotation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5.202in" svg:y="1.1059in" draw:caption-point-x="-0.2402in" draw:caption-point-y="0.6028in">
              <dc:date>2016-06-28T00:00:00</dc:date>
              <text:p text:style-name="P1"><text:span text:style-name="T1">Bận việc riêng, nghi buổi sáng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23" table:formula="of:=SUM([.D9:.AG9])" office:value-type="float" office:value="0"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1.3413in" draw:caption-point-x="-0.2402in" draw:caption-point-y="0.6154in">
              <dc:date>2016-06-03T00:00:00</dc:date>
              <text:p text:style-name="P1"><text:span text:style-name="T1">Bận việc riêng nên vô trễ ~ 10h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1.3457in" draw:caption-point-x="-0.2402in" draw:caption-point-y="0.611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14.7457in" svg:y="1.3531in" draw:caption-point-x="-0.2402in" draw:caption-point-y="0.6035in">
              <dc:date>2016-06-27T00:00:00</dc:date>
              <text:p text:style-name="P1"><text:span text:style-name="T1">Đi trễ 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23" table:formula="of:=SUM([.D10:.AG10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23" table:formula="of:=SUM([.D11:.AG11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0059in" svg:y="1.8453in" draw:caption-point-x="-0.2402in" draw:caption-point-y="0.6067in">
              <dc:date>2016-06-21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23" table:formula="of:=SUM([.D12:.AG12])" office:value-type="float" office:value="1">
            <text:p>1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1024in" svg:y="2.0839in" draw:caption-point-x="-0.2402in" draw:caption-point-y="0.6157in">
              <dc:date>2016-06-02T00:00:00</dc:date>
              <text:p text:style-name="P1"><text:span text:style-name="T1">Bận việc riêng nên và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2.0862in" draw:caption-point-x="-0.2402in" draw:caption-point-y="0.6134in">
              <dc:date>2016-06-08T00:00:00</dc:date>
              <text:p text:style-name="P1"><text:span text:style-name="T1">Bận việc nhà (`9h vào cty)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2.0866in" draw:caption-point-x="-0.2402in" draw:caption-point-y="0.613in">
              <dc:date>2016-06-0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2.087in" draw:caption-point-x="-0.2402in" draw:caption-point-y="0.6126in">
              <dc:date>2016-06-10T00:00:00</dc:date>
              <text:p text:style-name="P1"><text:span text:style-name="T1">Bận việc nhà, ~8h5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2.0886in" draw:caption-point-x="-0.2402in" draw:caption-point-y="0.611in">
              <dc:date>2016-06-14T00:00:00</dc:date>
              <text:p text:style-name="P1"><text:span text:style-name="T1">Bận việc nhà, vô trễ ~45'</text:span></text:p>
            </office:annotation>
            <text:p>0</text:p>
          </table:table-cell>
          <table:table-cell table:style-name="ce127" office:value-type="float" office:value="0.5">
            <office:annotation draw:style-name="gr2" draw:text-style-name="P1" svg:width="1.1413in" svg:height="0.5457in" svg:x="9.2661in" svg:y="2.0902in" draw:caption-point-x="-0.2402in" draw:caption-point-y="0.6094in">
              <dc:date>2016-06-15T00:00:00</dc:date>
              <text:p text:style-name="P1"><text:span text:style-name="T1">Nghỉ buổi chiêu, đi họp trên trường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11.5492in" svg:y="2.0945in" draw:caption-point-x="-0.2402in" draw:caption-point-y="0.6051in">
              <dc:date>2016-06-22T00:00:00</dc:date>
              <text:p text:style-name="P1"><text:span text:style-name="T1">Nghĩ buổi chiều, qua trường</text:span></text:p>
            </office:annotation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>
            <office:annotation draw:style-name="gr2" draw:text-style-name="P1" svg:width="1.1413in" svg:height="0.5457in" svg:x="13.3756in" svg:y="2.0988in" draw:caption-point-x="-0.2402in" draw:caption-point-y="0.6008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 table:number-columns-repeated="2"/>
          <table:table-cell table:style-name="ce127">
            <office:annotation draw:style-name="gr2" draw:text-style-name="P1" svg:width="1.1413in" svg:height="0.5457in" svg:x="14.7457in" svg:y="2.0988in" draw:caption-point-x="-0.2402in" draw:caption-point-y="0.6008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>
            <office:annotation draw:style-name="gr2" draw:text-style-name="P1" svg:width="1.1413in" svg:height="0.5457in" svg:x="15.202in" svg:y="2.0988in" draw:caption-point-x="-0.2402in" draw:caption-point-y="0.6008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>
            <office:annotation draw:style-name="gr2" draw:text-style-name="P1" svg:width="1.1413in" svg:height="0.5457in" svg:x="15.6587in" svg:y="2.0988in" draw:caption-point-x="-0.2402in" draw:caption-point-y="0.6008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>
            <office:annotation draw:style-name="gr2" draw:text-style-name="P1" svg:width="1.1413in" svg:height="0.5457in" svg:x="16.1154in" svg:y="2.0988in" draw:caption-point-x="-0.2402in" draw:caption-point-y="0.6008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123" table:formula="of:=SUM([.D13:.AG13])" office:value-type="float" office:value="2">
            <text:p>2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text:p>1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123" table:formula="of:=SUM([.D14:.AG14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2.5807in" draw:caption-point-x="-0.2402in" draw:caption-point-y="0.6142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2.5819in" draw:caption-point-x="-0.2402in" draw:caption-point-y="0.613in">
              <dc:date>2016-06-09T00:00:00</dc:date>
              <text:p text:style-name="P1"><text:span text:style-name="T1">Vào trễ, tối qua làm việc khuya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8.2878in" svg:y="2.5839in" draw:caption-point-x="-0.2402in" draw:caption-point-y="0.611in">
              <dc:date>2016-06-14T00:00:00</dc:date>
              <text:p text:style-name="P1"><text:span text:style-name="T1">Đi trễ, 9h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2.5839in" draw:caption-point-x="-0.2402in" draw:caption-point-y="0.611in">
              <dc:date>2016-06-14T00:00:00</dc:date>
              <text:p text:style-name="P1"><text:span text:style-name="T1">Ngủ quên, vô trễ, 1h45 phút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2.5902in" draw:caption-point-x="-0.2402in" draw:caption-point-y="0.6047in">
              <dc:date>2016-06-24T00:00:00</dc:date>
              <text:p text:style-name="P1"><text:span text:style-name="T1">Bện chút việc nên xin vào trễ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14.7457in" svg:y="2.5913in" draw:caption-point-x="-0.2402in" draw:caption-point-y="0.6035in">
              <dc:date>2016-06-27T00:00:00</dc:date>
              <text:p text:style-name="P1"><text:span text:style-name="T1">Đưa ng nhà ra sân bay</text:span></text:p>
            </office:annotation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5.202in" svg:y="2.5925in" draw:caption-point-x="-0.2402in" draw:caption-point-y="0.6024in">
              <dc:date>2016-06-28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6.1154in" svg:y="2.5937in" draw:caption-point-x="-0.2402in" draw:caption-point-y="0.6012in">
              <dc:date>2016-06-30T00:00:00</dc:date>
              <text:p text:style-name="P1"><text:span text:style-name="T1">Tối qua làm trễ, 9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123" table:formula="of:=SUM([.D15:.AG15])" office:value-type="float" office:value="0"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3.1024in" svg:y="2.8268in" draw:caption-point-x="-0.2402in" draw:caption-point-y="0.6157in">
              <dc:date>2016-06-02T00:00:00</dc:date>
              <text:p text:style-name="P1"><text:span text:style-name="T1">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2.8295in" draw:caption-point-x="-0.2402in" draw:caption-point-y="0.613in">
              <dc:date>2016-06-09T00:00:00</dc:date>
              <text:p text:style-name="P1"><text:span text:style-name="T1">Đi làm trễ, 8h5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1.5492in" svg:y="2.8354in" draw:caption-point-x="-0.2402in" draw:caption-point-y="0.6071in">
              <dc:date>2016-06-20T00:00:00</dc:date>
              <text:p text:style-name="P1"><text:span text:style-name="T1">~8h35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123" table:formula="of:=SUM([.D16:.AG16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KhanhNN</text:p>
          </table:table-cell>
          <table:table-cell table:style-name="ce123" table:formula="of:=SUM([.D17:.AG17])" office:value-type="float" office:value="0">
            <text:p>0</text:p>
          </table:table-cell>
          <table:table-cell table:style-name="ce127" table:number-columns-repeated="8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3.3299in" draw:caption-point-x="-0.2402in" draw:caption-point-y="0.6083in">
              <dc:date>2016-06-17T00:00:00</dc:date>
              <text:p text:style-name="P1"><text:span text:style-name="T1">Qua BHXH đăng ký BHTN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KienPT</text:p>
          </table:table-cell>
          <table:table-cell table:style-name="ce123" table:formula="of:=SUM([.D18:.AG18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7" draw:text-style-name="P1" svg:width="1.1413in" svg:height="0.2634in" svg:x="14.7457in" svg:y="3.5823in" draw:caption-point-x="-0.2402in" draw:caption-point-y="0.6035in">
              <dc:date>2016-06-27T00:00:00</dc:date>
              <text:p text:style-name="P1"><text:span text:style-name="T1">Đi khám lưng</text:span></text:p>
            </office:annotation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MaiNTT</text:p>
          </table:table-cell>
          <table:table-cell table:style-name="ce123" table:formula="of:=SUM([.D19:.AG19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5.202in" svg:y="3.8303in" draw:caption-point-x="-0.2402in" draw:caption-point-y="0.6031in">
              <dc:date>2016-06-28T00:00:00</dc:date>
              <text:p text:style-name="P1"><text:span text:style-name="T1">Chở bạn qua chỗ pv nên vô trễ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NamTV</text:p>
          </table:table-cell>
          <table:table-cell table:style-name="ce123" table:formula="of:=SUM([.D20:.AG20])" office:value-type="float" office:value="1">
            <text:p>1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3.1024in" svg:y="4.0654in" draw:caption-point-x="-0.2402in" draw:caption-point-y="0.6157in">
              <dc:date>2016-06-02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4.0669in" draw:caption-point-x="-0.2402in" draw:caption-point-y="0.6142in">
              <dc:date>2016-06-06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10.1791in" svg:y="4.072in" draw:caption-point-x="-0.2402in" draw:caption-point-y="0.6091in">
              <dc:date>2016-06-15T00:00:00</dc:date>
              <text:p text:style-name="P1"><text:span text:style-name="T1">Đi du lịch</text:span></text:p>
              <text:p text:style-name="P1"><text:span text:style-name="T1"/></text:p>
            </office:annotation>
            <text:p>1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4622in" svg:y="4.0756in" draw:caption-point-x="-0.2402in" draw:caption-point-y="0.6055in">
              <dc:date>2016-06-2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NhanHTH</text:p>
          </table:table-cell>
          <table:table-cell table:style-name="ce123" table:formula="of:=SUM([.D21:.AG21])" office:value-type="float" office:value="0">
            <text:p>0</text:p>
          </table:table-cell>
          <table:table-cell table:style-name="ce127" table:number-columns-repeated="21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NhanNM</text:p>
          </table:table-cell>
          <table:table-cell table:style-name="ce123" table:formula="of:=SUM([.D22:.AG22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PhuongTH</text:p>
          </table:table-cell>
          <table:table-cell table:style-name="ce123" table:formula="of:=SUM([.D23:.AG23])" office:value-type="float" office:value="2">
            <text:p>2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8.7768in" svg:y="4.813in" draw:caption-point-x="-0.2402in" draw:caption-point-y="0.611in">
              <dc:date>2016-06-15T00:00:00</dc:date>
              <text:p text:style-name="P1"><text:span text:style-name="T1">Bị đau răng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0.1791in" svg:y="4.8161in" draw:caption-point-x="-0.2402in" draw:caption-point-y="0.6079in">
              <dc:date>2016-06-17T00:00:00</dc:date>
              <text:p text:style-name="P1"><text:span text:style-name="T1">Bị sốt, nghỉ buổi chiều</text:span></text:p>
            </office:annotation>
            <text:p>0.5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3" draw:text-style-name="P1" svg:width="1.1413in" svg:height="0.7012in" svg:x="12.0059in" svg:y="4.8177in" draw:caption-point-x="-0.2402in" draw:caption-point-y="0.6063in">
              <dc:date>2016-06-21T00:00:00</dc:date>
              <text:p text:style-name="P1"><text:span text:style-name="T1">Buổi sáng đi làm răng, ~10h10 vào cty. Tính nghỉ nữa buổi</text:span></text:p>
            </office:annotation>
            <text:p>0.5</text:p>
          </table:table-cell>
          <table:table-cell table:style-name="ce127" office:value-type="float" office:value="0">
            <office:annotation draw:style-name="gr4" draw:text-style-name="P1" svg:width="1.1413in" svg:height="0.3902in" svg:x="12.4622in" svg:y="4.8185in" draw:caption-point-x="-0.2402in" draw:caption-point-y="0.6055in">
              <dc:date>2016-06-22T00:00:00</dc:date>
              <text:p text:style-name="P1"><text:span text:style-name="T1">Xe bị hư, 9h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SonPX</text:p>
          </table:table-cell>
          <table:table-cell table:style-name="ce123" table:formula="of:=SUM([.D24:.AG24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9.2661in" svg:y="5.0614in" draw:caption-point-x="-0.2402in" draw:caption-point-y="0.6102in">
              <dc:date>2016-06-1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TienND</text:p>
          </table:table-cell>
          <table:table-cell table:style-name="ce123" table:formula="of:=SUM([.D25:.AG25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6.8205in" svg:y="5.3075in" draw:caption-point-x="-0.2402in" draw:caption-point-y="0.6118in">
              <dc:date>2016-06-1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ThaoDTH</text:p>
          </table:table-cell>
          <table:table-cell table:style-name="ce123" table:formula="of:=SUM([.D26:.AG26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5.5531in" draw:caption-point-x="-0.2402in" draw:caption-point-y="0.6142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5.5563in" draw:caption-point-x="-0.2402in" draw:caption-point-y="0.611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7" draw:text-style-name="P1" svg:width="1.1413in" svg:height="0.2634in" svg:x="15.6587in" svg:y="5.5654in" draw:caption-point-x="-0.2402in" draw:caption-point-y="0.602in">
              <dc:date>2016-06-29T00:00:00</dc:date>
              <text:p text:style-name="P1"><text:span text:style-name="T1">Bị đau bụ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ThamDT</text:p>
          </table:table-cell>
          <table:table-cell table:style-name="ce123" table:formula="of:=SUM([.D27:.AG27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5.8024in" draw:caption-point-x="-0.2402in" draw:caption-point-y="0.6126in">
              <dc:date>2016-06-10T00:00:00</dc:date>
              <text:p text:style-name="P1"><text:span text:style-name="T1">Bận vệc riêng, 8h5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8.2878in" svg:y="5.8039in" draw:caption-point-x="-0.2402in" draw:caption-point-y="0.611in">
              <dc:date>2016-06-14T00:00:00</dc:date>
              <text:p text:style-name="P1"><text:span text:style-name="T1">Nghỉ buổi sáng, bị té xe</text:span></text:p>
            </office:annotation>
            <text:p>0.5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ThinhT</text:p>
          </table:table-cell>
          <table:table-cell table:style-name="ce123" table:formula="of:=SUM([.D28:.AG28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9.2661in" svg:y="6.0528in" draw:caption-point-x="-0.2402in" draw:caption-point-y="0.6098in">
              <dc:date>2016-06-15T00:00:00</dc:date>
              <text:p text:style-name="P1"><text:span text:style-name="T1">Mệt, xin nghỉ buổi sáng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6.0579in" draw:caption-point-x="-0.2402in" draw:caption-point-y="0.6047in">
              <dc:date>2016-06-24T00:00:00</dc:date>
              <text:p text:style-name="P1"><text:span text:style-name="T1">Xe bị lủng, ~8h30 vào cty</text:span></text:p>
            </office:annotation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6">
            <text:p>26</text:p>
          </table:table-cell>
          <table:table-cell table:style-name="ce42" office:value-type="string">
            <text:p>ThuyLTT</text:p>
          </table:table-cell>
          <table:table-cell table:style-name="ce123" table:formula="of:=SUM([.D29:.AG29])" office:value-type="float" office:value="1.5">
            <text:p>1.5</text:p>
          </table:table-cell>
          <table:table-cell table:style-name="ce127" office:value-type="float" office:value="0.5">
            <office:annotation draw:style-name="gr4" draw:text-style-name="P1" svg:width="1.1413in" svg:height="0.3902in" svg:x="2.6457in" svg:y="6.2945in" draw:caption-point-x="-0.2402in" draw:caption-point-y="0.6157in">
              <dc:date>2016-06-01T00:00:00</dc:date>
              <text:p text:style-name="P1"><text:span text:style-name="T1">Đưa bà ngoại đi khám bệnh</text:span></text:p>
            </office:annotation>
            <text:p>0.5</text:p>
          </table:table-cell>
          <table:table-cell table:style-name="ce127" office:value-type="float" office:value="0">
            <office:annotation draw:style-name="gr4" draw:text-style-name="P1" svg:width="1.1413in" svg:height="0.3902in" svg:x="3.1024in" svg:y="6.2945in" draw:caption-point-x="-0.2402in" draw:caption-point-y="0.6157in">
              <dc:date>2016-06-02T00:00:00</dc:date>
              <text:p text:style-name="P1"><text:span text:style-name="T1">Chở bà ra bến xe nên vô trễ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6.2961in" draw:caption-point-x="-0.2402in" draw:caption-point-y="0.6142in">
              <dc:date>2016-06-0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6.2969in" draw:caption-point-x="-0.2402in" draw:caption-point-y="0.6134in">
              <dc:date>2016-06-08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6.2972in" draw:caption-point-x="-0.2402in" draw:caption-point-y="0.613in">
              <dc:date>2016-06-09T00:00:00</dc:date>
              <text:p text:style-name="P1"><text:span text:style-name="T1">Bận việc nhà nên tới trễ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6.2976in" draw:caption-point-x="-0.2402in" draw:caption-point-y="0.6126in">
              <dc:date>2016-06-10T00:00:00</dc:date>
              <text:p text:style-name="P1"><text:span text:style-name="T1">Bận việc nhà, ~8h3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8.7768in" svg:y="6.2992in" draw:caption-point-x="-0.2402in" draw:caption-point-y="0.611in">
              <dc:date>2016-06-14T00:00:00</dc:date>
              <text:p text:style-name="P1"><text:span text:style-name="T1">Chở mẹ đi cv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9.2661in" svg:y="6.2996in" draw:caption-point-x="-0.2402in" draw:caption-point-y="0.6106in">
              <dc:date>2016-06-15T00:00:00</dc:date>
              <text:p text:style-name="P1"><text:span text:style-name="T1">Đi trễ, 8h37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2.0059in" svg:y="6.3035in" draw:caption-point-x="-0.2402in" draw:caption-point-y="0.6067in">
              <dc:date>2016-06-21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4.7457in" svg:y="6.3067in" draw:caption-point-x="-0.2402in" draw:caption-point-y="0.6035in">
              <dc:date>2016-06-27T00:00:00</dc:date>
              <text:p text:style-name="P1"><text:span text:style-name="T1">8h40 vào cty</text:span></text:p>
            </office:annotation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5.202in" svg:y="6.3035in" draw:caption-point-x="-0.2402in" draw:caption-point-y="0.6067in">
              <dc:date>2016-06-21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6.3087in" draw:caption-point-x="-0.2402in" draw:caption-point-y="0.6016in">
              <dc:date>2016-06-30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7">
            <text:p>27</text:p>
          </table:table-cell>
          <table:table-cell table:style-name="ce42" office:value-type="string">
            <text:p>TruyenLVC</text:p>
          </table:table-cell>
          <table:table-cell table:style-name="ce123" table:formula="of:=SUM([.D30:.AG30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3.3756in" svg:y="6.5531in" draw:caption-point-x="-0.2402in" draw:caption-point-y="0.6047in">
              <dc:date>2016-06-24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8">
            <text:p>28</text:p>
          </table:table-cell>
          <table:table-cell table:style-name="ce42" office:value-type="string">
            <text:p>VietBA</text:p>
          </table:table-cell>
          <table:table-cell table:style-name="ce123" table:formula="of:=SUM([.D31:.AG31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6.7929in" draw:caption-point-x="-0.2402in" draw:caption-point-y="0.6126in">
              <dc:date>2016-06-10T00:00:00</dc:date>
              <text:p text:style-name="P1"><text:span text:style-name="T1">Bận vệc riêng, 8h5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8.2878in" svg:y="6.7945in" draw:caption-point-x="-0.2402in" draw:caption-point-y="0.611in">
              <dc:date>2016-06-14T00:00:00</dc:date>
              <text:p text:style-name="P1"><text:span text:style-name="T1">Đi trễ, 9h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6.7945in" draw:caption-point-x="-0.2402in" draw:caption-point-y="0.611in">
              <dc:date>2016-06-14T00:00:00</dc:date>
              <text:p text:style-name="P1"><text:span text:style-name="T1">Đi trễ, 8h 37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6.798in" draw:caption-point-x="-0.2402in" draw:caption-point-y="0.6075in">
              <dc:date>2016-06-17T00:00:00</dc:date>
              <text:p text:style-name="P1"><text:span text:style-name="T1">Về sớm 1,5h. Bị đau đầu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4.7457in" svg:y="6.802in" draw:caption-point-x="-0.2402in" draw:caption-point-y="0.6035in">
              <dc:date>2016-06-27T00:00:00</dc:date>
              <text:p text:style-name="P1"><text:span text:style-name="T1">8h4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6.8035in" draw:caption-point-x="-0.2402in" draw:caption-point-y="0.602in">
              <dc:date>2016-06-29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9">
            <text:p>29</text:p>
          </table:table-cell>
          <table:table-cell table:style-name="ce42" office:value-type="string">
            <text:p>VinhP</text:p>
          </table:table-cell>
          <table:table-cell table:style-name="ce123" table:formula="of:=SUM([.D32:.AG32])" office:value-type="float" office:value="3">
            <text:p>3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7" draw:text-style-name="P1" svg:width="1.1413in" svg:height="0.2634in" svg:x="8.2878in" svg:y="7.0421in" draw:caption-point-x="-0.2402in" draw:caption-point-y="0.611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8.7768in" svg:y="7.0421in" draw:caption-point-x="-0.2402in" draw:caption-point-y="0.611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9.2661in" svg:y="7.0421in" draw:caption-point-x="-0.2402in" draw:caption-point-y="0.611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28" table:number-columns-repeated="4"/>
          <table:table-cell table:style-name="ce130"/>
          <table:table-cell table:style-name="ce128" table:number-columns-repeated="25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28" table:number-columns-repeated="4"/>
          <table:table-cell table:style-name="ce131" table:number-columns-repeated="7"/>
          <table:table-cell table:style-name="ce128" table:number-columns-repeated="19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 table:number-rows-repeated="983139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7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42"/>
        <table:table-column table:style-name="co22" table:number-columns-repeated="7" table:default-cell-style-name="ce142"/>
        <table:table-column table:style-name="co21" table:number-columns-repeated="16" table:default-cell-style-name="ce142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37" table:number-columns-repeated="8"/>
          <table:table-cell table:style-name="ce145" office:value-type="string" table:number-columns-spanned="2" table:number-rows-spanned="1">
            <text:p>Month</text:p>
          </table:table-cell>
          <table:covered-table-cell table:style-name="ce146"/>
          <table:table-cell table:style-name="ce147" table:content-validation-name="val1" office:value-type="float" office:value="7" table:number-columns-spanned="2" table:number-rows-spanned="1">
            <text:p>7</text:p>
          </table:table-cell>
          <table:covered-table-cell table:style-name="ce146"/>
          <table:table-cell table:style-name="ce145" office:value-type="string" table:number-columns-spanned="2" table:number-rows-spanned="1">
            <text:p>Year</text:p>
          </table:table-cell>
          <table:covered-table-cell table:style-name="ce146"/>
          <table:table-cell table:style-name="ce145" office:value-type="float" office:value="2016" table:number-columns-spanned="2" table:number-rows-spanned="1">
            <text:p>2016</text:p>
          </table:table-cell>
          <table:covered-table-cell table:style-name="ce148"/>
          <table:table-cell table:style-name="ce137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38" table:formula="of:=DATE([.$R$1];[.N1];1)" office:value-type="date" office:date-value="2016-07-01">
            <text:p>01</text:p>
          </table:table-cell>
          <table:table-cell table:style-name="ce138" table:formula="of:=[.D2]+1" office:value-type="date" office:date-value="2016-07-02">
            <text:p>02</text:p>
          </table:table-cell>
          <table:table-cell table:style-name="ce138" table:formula="of:=[.E2]+1" office:value-type="date" office:date-value="2016-07-03">
            <text:p>03</text:p>
          </table:table-cell>
          <table:table-cell table:style-name="ce138" table:formula="of:=[.F2]+1" office:value-type="date" office:date-value="2016-07-04">
            <text:p>04</text:p>
          </table:table-cell>
          <table:table-cell table:style-name="ce138" table:formula="of:=[.G2]+1" office:value-type="date" office:date-value="2016-07-05">
            <text:p>05</text:p>
          </table:table-cell>
          <table:table-cell table:style-name="ce138" table:formula="of:=[.H2]+1" office:value-type="date" office:date-value="2016-07-06">
            <text:p>06</text:p>
          </table:table-cell>
          <table:table-cell table:style-name="ce138" table:formula="of:=[.I2]+1" office:value-type="date" office:date-value="2016-07-07">
            <text:p>07</text:p>
          </table:table-cell>
          <table:table-cell table:style-name="ce138" table:formula="of:=[.J2]+1" office:value-type="date" office:date-value="2016-07-08">
            <text:p>08</text:p>
          </table:table-cell>
          <table:table-cell table:style-name="ce138" table:formula="of:=[.K2]+1" office:value-type="date" office:date-value="2016-07-09">
            <text:p>09</text:p>
          </table:table-cell>
          <table:table-cell table:style-name="ce138" table:formula="of:=[.L2]+1" office:value-type="date" office:date-value="2016-07-10">
            <text:p>10</text:p>
          </table:table-cell>
          <table:table-cell table:style-name="ce138" table:formula="of:=[.M2]+1" office:value-type="date" office:date-value="2016-07-11">
            <text:p>11</text:p>
          </table:table-cell>
          <table:table-cell table:style-name="ce138" table:formula="of:=[.N2]+1" office:value-type="date" office:date-value="2016-07-12">
            <text:p>12</text:p>
          </table:table-cell>
          <table:table-cell table:style-name="ce138" table:formula="of:=[.O2]+1" office:value-type="date" office:date-value="2016-07-13">
            <text:p>13</text:p>
          </table:table-cell>
          <table:table-cell table:style-name="ce138" table:formula="of:=[.P2]+1" office:value-type="date" office:date-value="2016-07-14">
            <text:p>14</text:p>
          </table:table-cell>
          <table:table-cell table:style-name="ce138" table:formula="of:=[.Q2]+1" office:value-type="date" office:date-value="2016-07-15">
            <text:p>15</text:p>
          </table:table-cell>
          <table:table-cell table:style-name="ce138" table:formula="of:=[.R2]+1" office:value-type="date" office:date-value="2016-07-16">
            <text:p>16</text:p>
          </table:table-cell>
          <table:table-cell table:style-name="ce138" table:formula="of:=[.S2]+1" office:value-type="date" office:date-value="2016-07-17">
            <text:p>17</text:p>
          </table:table-cell>
          <table:table-cell table:style-name="ce138" table:formula="of:=[.T2]+1" office:value-type="date" office:date-value="2016-07-18">
            <text:p>18</text:p>
          </table:table-cell>
          <table:table-cell table:style-name="ce138" table:formula="of:=[.U2]+1" office:value-type="date" office:date-value="2016-07-19">
            <text:p>19</text:p>
          </table:table-cell>
          <table:table-cell table:style-name="ce138" table:formula="of:=[.V2]+1" office:value-type="date" office:date-value="2016-07-20">
            <text:p>20</text:p>
          </table:table-cell>
          <table:table-cell table:style-name="ce138" table:formula="of:=[.W2]+1" office:value-type="date" office:date-value="2016-07-21">
            <text:p>21</text:p>
          </table:table-cell>
          <table:table-cell table:style-name="ce138" table:formula="of:=[.X2]+1" office:value-type="date" office:date-value="2016-07-22">
            <text:p>22</text:p>
          </table:table-cell>
          <table:table-cell table:style-name="ce138" table:formula="of:=[.Y2]+1" office:value-type="date" office:date-value="2016-07-23">
            <text:p>23</text:p>
          </table:table-cell>
          <table:table-cell table:style-name="ce138" table:formula="of:=[.Z2]+1" office:value-type="date" office:date-value="2016-07-24">
            <text:p>24</text:p>
          </table:table-cell>
          <table:table-cell table:style-name="ce138" table:formula="of:=[.AA2]+1" office:value-type="date" office:date-value="2016-07-25">
            <text:p>25</text:p>
          </table:table-cell>
          <table:table-cell table:style-name="ce138" table:formula="of:=[.AB2]+1" office:value-type="date" office:date-value="2016-07-26">
            <text:p>26</text:p>
          </table:table-cell>
          <table:table-cell table:style-name="ce138" table:formula="of:=[.AC2]+1" office:value-type="date" office:date-value="2016-07-27">
            <text:p>27</text:p>
          </table:table-cell>
          <table:table-cell table:style-name="ce138" table:formula="of:=[.AD2]+1" office:value-type="date" office:date-value="2016-07-28">
            <text:p>28</text:p>
          </table:table-cell>
          <table:table-cell table:style-name="ce138" table:formula="of:=[.AE2]+1" office:value-type="date" office:date-value="2016-07-29">
            <text:p>29</text:p>
          </table:table-cell>
          <table:table-cell table:style-name="ce138" table:formula="of:=[.AF2]+1" office:value-type="date" office:date-value="2016-07-30">
            <text:p>30</text:p>
          </table:table-cell>
          <table:table-cell table:style-name="ce138" table:formula="of:=[.AG2]+1" office:value-type="date" office:date-value="2016-07-31">
            <text:p>31</text:p>
          </table:table-cell>
          <table:table-cell table:style-name="ce70" table:number-columns-repeated="952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39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0" table:number-columns-repeated="952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36" table:formula="of:=SUM([.D4:.AH4])" office:value-type="float" office:value="2">
            <text:p>2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9287in" svg:y="0.1051in" draw:caption-point-x="-0.2402in" draw:caption-point-y="0.613in">
              <dc:date>2016-07-06T00:00:00</dc:date>
              <text:p text:style-name="P1"><text:span text:style-name="T1">Tối qua làm khuya nên vô trễ</text:span></text:p>
            </office:annotation>
            <text:p>0</text:p>
          </table:table-cell>
          <table:table-cell table:style-name="ce140" office:value-type="float" office:value="0.5">
            <office:annotation draw:style-name="gr7" draw:text-style-name="P1" svg:width="1.1413in" svg:height="0.2634in" svg:x="5.3854in" svg:y="0.1055in" draw:caption-point-x="-0.2402in" draw:caption-point-y="0.6126in">
              <dc:date>2016-07-07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8.7768in" svg:y="0.1106in" draw:caption-point-x="-0.2402in" draw:caption-point-y="0.6075in">
              <dc:date>2016-07-15T00:00:00</dc:date>
              <text:p text:style-name="P1"><text:span text:style-name="T1">Nghỉ buổi chiều , bị ốm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10.6358in" svg:y="0.1114in" draw:caption-point-x="-0.2402in" draw:caption-point-y="0.6067in">
              <dc:date>2016-07-18T00:00:00</dc:date>
              <text:p text:style-name="P1"><text:span text:style-name="T1">Bận việc nhà, 8h4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5492in" svg:y="0.113in" draw:caption-point-x="-0.2402in" draw:caption-point-y="0.6051in">
              <dc:date>2016-07-20T00:00:00</dc:date>
              <text:p text:style-name="P1"><text:span text:style-name="T1">Bị ốm</text:span></text:p>
            </office:annotation>
            <text:p>1</text:p>
          </table:table-cell>
          <table:table-cell table:style-name="ce140" office:value-type="float" office:value="0">
            <office:annotation draw:style-name="gr7" draw:text-style-name="P1" svg:width="1.1413in" svg:height="0.2634in" svg:x="12.0059in" svg:y="0.1134in" draw:caption-point-x="-0.2402in" draw:caption-point-y="0.6047in">
              <dc:date>2016-07-21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202in" svg:y="0.1165in" draw:caption-point-x="-0.2402in" draw:caption-point-y="0.6016in">
              <dc:date>2016-07-28T00:00:00</dc:date>
              <text:p text:style-name="P1"><text:span text:style-name="T1">8h3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36" table:formula="of:=SUM([.D5:.AH5])" office:value-type="float" office:value="0.5"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7" draw:text-style-name="P1" svg:width="1.1413in" svg:height="0.2634in" svg:x="4.472in" svg:y="0.3512in" draw:caption-point-x="-0.2402in" draw:caption-point-y="0.6146in">
              <dc:date>2016-07-04T00:00:00</dc:date>
              <text:p text:style-name="P1"><text:span text:style-name="T1">Bận việc nhà</text:span></text:p>
            </office:annotation>
            <text:p>0.5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7.7988in" svg:y="0.3555in" draw:caption-point-x="-0.2402in" draw:caption-point-y="0.6102in">
              <dc:date>2016-07-12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0.6358in" svg:y="0.3591in" draw:caption-point-x="-0.2402in" draw:caption-point-y="0.6067in">
              <dc:date>2016-07-1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0.365in" draw:caption-point-x="-0.2402in" draw:caption-point-y="0.6008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36" table:formula="of:=SUM([.D6:.AH6])" office:value-type="float" office:value="1"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2.6457in" svg:y="0.5976in" draw:caption-point-x="-0.2402in" draw:caption-point-y="0.6157in">
              <dc:date>2016-06-30T00:00:00</dc:date>
              <text:p text:style-name="P1"><text:span text:style-name="T1">Đi khám bệnh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36" table:formula="of:=SUM([.D7:.AH7])" office:value-type="float" office:value="0.5">
            <text:p>0.5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0.8453in" draw:caption-point-x="-0.2402in" draw:caption-point-y="0.6157in">
              <dc:date>2016-07-01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0.8484in" draw:caption-point-x="-0.2402in" draw:caption-point-y="0.6126in">
              <dc:date>2016-07-07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7" draw:text-style-name="P1" svg:width="1.1413in" svg:height="0.2634in" svg:x="9.2661in" svg:y="0.8555in" draw:caption-point-x="-0.2402in" draw:caption-point-y="0.6055in">
              <dc:date>2016-07-19T00:00:00</dc:date>
              <text:p text:style-name="P1"><text:span text:style-name="T1">Đi học</text:span></text:p>
            </office:annotation>
            <text:p>0.5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0.8575in" draw:caption-point-x="-0.2402in" draw:caption-point-y="0.6035in">
              <dc:date>2016-07-2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0.8602in" draw:caption-point-x="-0.2402in" draw:caption-point-y="0.6008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36" table:formula="of:=SUM([.D8:.AH8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1.1051in" draw:caption-point-x="-0.2402in" draw:caption-point-y="0.6035in">
              <dc:date>2016-07-2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1.1079in" draw:caption-point-x="-0.2402in" draw:caption-point-y="0.6008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36" table:formula="of:=SUM([.D9:.AH9])" office:value-type="float" office:value="4">
            <text:p>4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7.7988in" svg:y="1.3465in" draw:caption-point-x="-0.2402in" draw:caption-point-y="0.6102in">
              <dc:date>2016-07-12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10.6358in" svg:y="1.3508in" draw:caption-point-x="-0.2402in" draw:caption-point-y="0.6059in">
              <dc:date>2016-07-18T00:00:00</dc:date>
              <text:p text:style-name="P1"><text:span text:style-name="T1">Về sớm trc 1h15 '</text:span></text:p>
            </office:annotation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0925in" svg:y="1.3406in" draw:caption-point-x="-0.2402in" draw:caption-point-y="0.6161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1.5492in" svg:y="1.3406in" draw:caption-point-x="-0.2402in" draw:caption-point-y="0.6161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2.0059in" svg:y="1.3406in" draw:caption-point-x="-0.2402in" draw:caption-point-y="0.6161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2.4622in" svg:y="1.3406in" draw:caption-point-x="-0.2402in" draw:caption-point-y="0.6161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36" table:formula="of:=SUM([.D10:.AH10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7" draw:text-style-name="P1" svg:width="1.1413in" svg:height="0.2634in" svg:x="10.6358in" svg:y="1.5976in" draw:caption-point-x="-0.2402in" draw:caption-point-y="0.6067in">
              <dc:date>2016-07-18T00:00:00</dc:date>
              <text:p text:style-name="P1"><text:span text:style-name="T1">Bị mệt</text:span></text:p>
            </office:annotation>
            <text:p>1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36" table:formula="of:=SUM([.D11:.AH11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1.8484in" draw:caption-point-x="-0.2402in" draw:caption-point-y="0.6035in">
              <dc:date>2016-07-25T00:00:00</dc:date>
              <text:p text:style-name="P1"><text:span text:style-name="T1">8h45 vào cty</text:span></text:p>
            </office:annotation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4.289in" svg:y="1.8484in" draw:caption-point-x="-0.2402in" draw:caption-point-y="0.6035in">
              <dc:date>2016-07-25T00:00:00</dc:date>
              <text:p text:style-name="P1"><text:span text:style-name="T1">8h45 vào cty</text:span></text:p>
            </office:annotation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4.7457in" svg:y="1.8504in" draw:caption-point-x="-0.2402in" draw:caption-point-y="0.6016in">
              <dc:date>2016-07-28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36" table:formula="of:=SUM([.D12:.AH12])" office:value-type="float" office:value="5">
            <text:p>5</text:p>
          </table:table-cell>
          <table:table-cell table:style-name="ce140" office:value-type="float" office:value="1">
            <office:annotation draw:style-name="gr2" draw:text-style-name="P1" svg:width="1.1413in" svg:height="0.5457in" svg:x="2.6457in" svg:y="2.0843in" draw:caption-point-x="-0.2402in" draw:caption-point-y="0.6154in">
              <dc:date>2016-07-28T00:00:00</dc:date>
              <text:p text:style-name="P1"><text:span text:style-name="T1">Coi thi trên trường</text:span></text:p>
              <text:p text:style-name="P1"><text:span text:style-name="T1"/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1">
            <office:annotation draw:style-name="gr2" draw:text-style-name="P1" svg:width="1.1413in" svg:height="0.5457in" svg:x="4.0157in" svg:y="2.0843in" draw:caption-point-x="-0.2402in" draw:caption-point-y="0.6154in">
              <dc:date>2016-07-28T00:00:00</dc:date>
              <text:p text:style-name="P1"><text:span text:style-name="T1">Coi thi trên trường</text:span></text:p>
              <text:p text:style-name="P1"><text:span text:style-name="T1"/></text:p>
            </office:annotation>
            <text:p>1</text:p>
          </table:table-cell>
          <table:table-cell table:style-name="ce140" office:value-type="float" office:value="0.5">
            <office:annotation draw:style-name="gr4" draw:text-style-name="P1" svg:width="1.1413in" svg:height="0.3902in" svg:x="4.472in" svg:y="2.0874in" draw:caption-point-x="-0.2402in" draw:caption-point-y="0.6122in">
              <dc:date>2016-07-07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40" office:value-type="float" office:value="0.5">
            <office:annotation draw:style-name="gr4" draw:text-style-name="P1" svg:width="1.1413in" svg:height="0.3902in" svg:x="4.9287in" svg:y="2.0866in" draw:caption-point-x="-0.2402in" draw:caption-point-y="0.613in">
              <dc:date>2016-07-06T00:00:00</dc:date>
              <text:p text:style-name="P1"><text:span text:style-name="T1">Qua trưởng họp, nghỉ buổi chiều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4" draw:text-style-name="P1" svg:width="1.1413in" svg:height="0.3902in" svg:x="7.3094in" svg:y="2.0886in" draw:caption-point-x="-0.2402in" draw:caption-point-y="0.611in">
              <dc:date>2016-07-11T00:00:00</dc:date>
              <text:p text:style-name="P1"><text:span text:style-name="T1">Đi du lịch vs Trường</text:span></text:p>
            </office:annotation>
            <text:p>1</text:p>
          </table:table-cell>
          <table:table-cell table:style-name="ce140" office:value-type="float" office:value="1">
            <office:annotation draw:style-name="gr4" draw:text-style-name="P1" svg:width="1.1413in" svg:height="0.3902in" svg:x="7.7988in" svg:y="2.0886in" draw:caption-point-x="-0.2402in" draw:caption-point-y="0.611in">
              <dc:date>2016-07-11T00:00:00</dc:date>
              <text:p text:style-name="P1"><text:span text:style-name="T1">Đi du lịch vs Trường</text:span></text:p>
            </office:annotation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136" table:formula="of:=SUM([.D13:.AH13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136" table:formula="of:=SUM([.D14:.AH14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5.3854in" svg:y="2.5827in" draw:caption-point-x="-0.2402in" draw:caption-point-y="0.6122in">
              <dc:date>2016-07-07T00:00:00</dc:date>
              <text:p text:style-name="P1"><text:span text:style-name="T1">Bận việc riêng, đi ra ngoài, 9h1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2.5941in" draw:caption-point-x="-0.2402in" draw:caption-point-y="0.6008in">
              <dc:date>2016-07-29T00:00:00</dc:date>
              <text:p text:style-name="P1"><text:span text:style-name="T1">8h4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136" table:formula="of:=SUM([.D15:.AH15])" office:value-type="float" office:value="2.5">
            <text:p>2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4.472in" svg:y="2.8287in" draw:caption-point-x="-0.2402in" draw:caption-point-y="0.6138in">
              <dc:date>2016-07-05T00:00:00</dc:date>
              <text:p text:style-name="P1"><text:span text:style-name="T1">Bận việc nhà</text:span></text:p>
            </office:annotation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7.3094in" svg:y="2.8315in" draw:caption-point-x="-0.2402in" draw:caption-point-y="0.611in">
              <dc:date>2016-07-11T00:00:00</dc:date>
              <text:p text:style-name="P1"><text:span text:style-name="T1">8h4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8.2878in" svg:y="2.8315in" draw:caption-point-x="-0.2402in" draw:caption-point-y="0.611in">
              <dc:date>2016-07-11T00:00:00</dc:date>
              <text:p text:style-name="P1"><text:span text:style-name="T1">8h45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5492in" svg:y="2.8374in" draw:caption-point-x="-0.2402in" draw:caption-point-y="0.6051in">
              <dc:date>2016-07-20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4.7457in" svg:y="2.8409in" draw:caption-point-x="-0.2402in" draw:caption-point-y="0.6016in">
              <dc:date>2016-07-28T00:00:00</dc:date>
              <text:p text:style-name="P1"><text:span text:style-name="T1">Bận việc nhà, off buổi <text:s/>sáng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2.8417in" draw:caption-point-x="-0.2402in" draw:caption-point-y="0.6008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136" table:formula="of:=SUM([.D16:.AH16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2.0059in" svg:y="3.0846in" draw:caption-point-x="-0.2402in" draw:caption-point-y="0.6055in">
              <dc:date>2016-07-19T00:00:00</dc:date>
              <text:p text:style-name="P1"><text:span text:style-name="T1">Bận việc nhà</text:span></text:p>
            </office:annotation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KhanhNN</text:p>
          </table:table-cell>
          <table:table-cell table:style-name="ce136" table:formula="of:=SUM([.D17:.AH17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10.6358in" svg:y="3.3315in" draw:caption-point-x="-0.2402in" draw:caption-point-y="0.6067in">
              <dc:date>2016-07-18T00:00:00</dc:date>
              <text:p text:style-name="P1"><text:span text:style-name="T1">Bận việc nhà, xin đi trễ ~1,5h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KienPT</text:p>
          </table:table-cell>
          <table:table-cell table:style-name="ce136" table:formula="of:=SUM([.D18:.AH18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8.7768in" svg:y="3.5776in" draw:caption-point-x="-0.2402in" draw:caption-point-y="0.6083in">
              <dc:date>2016-07-14T00:00:00</dc:date>
              <text:p text:style-name="P1"><text:span text:style-name="T1">Đi trễ ~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0925in" svg:y="3.5799in" draw:caption-point-x="-0.2402in" draw:caption-point-y="0.6059in">
              <dc:date>2016-07-18T00:00:00</dc:date>
              <text:p text:style-name="P1"><text:span text:style-name="T1">Bị mệt, đau lưng</text:span></text:p>
            </office:annotation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KietNVT</text:p>
          </table:table-cell>
          <table:table-cell table:style-name="ce136" table:formula="of:=SUM([.D19:.AH19])" office:value-type="float" office:value="1">
            <text:p>1</text:p>
          </table:table-cell>
          <table:table-cell table:style-name="ce140" table:number-columns-repeated="3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2.4622in" svg:y="3.8291in" draw:caption-point-x="-0.2402in" draw:caption-point-y="0.6043in">
              <dc:date>2016-07-22T00:00:00</dc:date>
              <text:p text:style-name="P1"><text:span text:style-name="T1">Bị ốm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MaiNTT</text:p>
          </table:table-cell>
          <table:table-cell table:style-name="ce136" table:formula="of:=SUM([.D20:.AH20])" office:value-type="float" office:value="3.5">
            <text:p>3.5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4.0654in" draw:caption-point-x="-0.2402in" draw:caption-point-y="0.6157in">
              <dc:date>2016-07-01T00:00:00</dc:date>
              <text:p text:style-name="P1"><text:span text:style-name="T1">Bị đau bụng, xin vô trễ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472in" svg:y="4.0669in" draw:caption-point-x="-0.2402in" draw:caption-point-y="0.6142in">
              <dc:date>2016-07-05T00:00:00</dc:date>
              <text:p text:style-name="P1"><text:span text:style-name="T1">Đi đăng ký làm thủ tục thi Eng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office:annotation draw:style-name="gr4" draw:text-style-name="P1" svg:width="1.1413in" svg:height="0.3902in" svg:x="8.2878in" svg:y="4.065in" draw:caption-point-x="-0.2402in" draw:caption-point-y="0.6161in">
              <dc:date>2016-06-30T00:00:00</dc:date>
              <text:p text:style-name="P1"><text:span text:style-name="T1">Nghỉ ôn thi IELTS</text:span></text:p>
            </office:annotation>
            <text:p>1</text:p>
          </table:table-cell>
          <table:table-cell table:style-name="ce140" office:value-type="float" office:value="1">
            <office:annotation draw:style-name="gr4" draw:text-style-name="P1" svg:width="1.1413in" svg:height="0.3902in" svg:x="8.7768in" svg:y="4.065in" draw:caption-point-x="-0.2402in" draw:caption-point-y="0.6161in">
              <dc:date>2016-06-30T00:00:00</dc:date>
              <text:p text:style-name="P1"><text:span text:style-name="T1">Nghỉ ôn thi IELTS</text:span></text:p>
            </office:annotation>
            <text:p>1</text:p>
          </table:table-cell>
          <table:table-cell table:style-name="ce140" office:value-type="float" office:value="1">
            <office:annotation draw:style-name="gr4" draw:text-style-name="P1" svg:width="1.1413in" svg:height="0.3902in" svg:x="9.2661in" svg:y="4.065in" draw:caption-point-x="-0.2402in" draw:caption-point-y="0.6161in">
              <dc:date>2016-06-30T00:00:00</dc:date>
              <text:p text:style-name="P1"><text:span text:style-name="T1">Nghỉ ôn thi IELTS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0.5">
            <office:annotation draw:style-name="gr7" draw:text-style-name="P1" svg:width="1.1413in" svg:height="0.2634in" svg:x="10.6358in" svg:y="4.0756in" draw:caption-point-x="-0.2402in" draw:caption-point-y="0.6055in">
              <dc:date>2016-07-19T00:00:00</dc:date>
              <text:p text:style-name="P1"><text:span text:style-name="T1">Đi thi Eng</text:span></text:p>
            </office:annotation>
            <text:p>0.5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NamTV</text:p>
          </table:table-cell>
          <table:table-cell table:style-name="ce136" table:formula="of:=SUM([.D21:.AH21])" office:value-type="float" office:value="0.5">
            <text:p>0.5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4.313in" draw:caption-point-x="-0.2402in" draw:caption-point-y="0.6157in">
              <dc:date>2016-07-01T00:00:00</dc:date>
              <text:p text:style-name="P1"><text:span text:style-name="T1">Đưa con đi chích ngừa, vô trễ</text:span></text:p>
            </office:annotation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2" draw:text-style-name="P1" svg:width="1.1413in" svg:height="0.5457in" svg:x="5.8421in" svg:y="4.3173in" draw:caption-point-x="-0.2402in" draw:caption-point-y="0.6114in">
              <dc:date>2016-07-08T00:00:00</dc:date>
              <text:p text:style-name="P1"><text:span text:style-name="T1">Nghỉ buổi sáng, chở con đi khám bệnh</text:span></text:p>
            </office:annotation>
            <text:p>0.5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NhanHTH</text:p>
          </table:table-cell>
          <table:table-cell table:style-name="ce136" table:formula="of:=SUM([.D22:.AH22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NhanNM</text:p>
          </table:table-cell>
          <table:table-cell table:style-name="ce136" table:formula="of:=SUM([.D23:.AH23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NhuPHQ</text:p>
          </table:table-cell>
          <table:table-cell table:style-name="ce136" table:formula="of:=SUM([.D24:.AH24])" office:value-type="float" office:value="0">
            <text:p>0</text:p>
          </table:table-cell>
          <table:table-cell table:style-name="ce140" table:number-columns-repeated="24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PhuongTH</text:p>
          </table:table-cell>
          <table:table-cell table:style-name="ce136" table:formula="of:=SUM([.D25:.AH25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SonPX</text:p>
          </table:table-cell>
          <table:table-cell table:style-name="ce136" table:formula="of:=SUM([.D26:.AH26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4" draw:text-style-name="P1" svg:width="1.1413in" svg:height="0.3902in" svg:x="7.3094in" svg:y="5.5563in" draw:caption-point-x="-0.2402in" draw:caption-point-y="0.611in">
              <dc:date>2016-07-11T00:00:00</dc:date>
              <text:p text:style-name="P1"><text:span text:style-name="T1">Bận việc nhà đột xuất</text:span></text:p>
            </office:annotation>
            <text:p>1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TienND</text:p>
          </table:table-cell>
          <table:table-cell table:style-name="ce136" table:formula="of:=SUM([.D27:.AH27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ThaoDTH</text:p>
          </table:table-cell>
          <table:table-cell table:style-name="ce136" table:formula="of:=SUM([.D28:.AH28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4.472in" svg:y="6.0484in" draw:caption-point-x="-0.2402in" draw:caption-point-y="0.6142in">
              <dc:date>2016-07-05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6.05in" draw:caption-point-x="-0.2402in" draw:caption-point-y="0.6126in">
              <dc:date>2016-07-07T00:00:00</dc:date>
              <text:p text:style-name="P1"><text:span text:style-name="T1">Xe hư dọc đường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8.2878in" svg:y="6.0539in" draw:caption-point-x="-0.2402in" draw:caption-point-y="0.6087in">
              <dc:date>2016-07-13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style-name="ce140" office:value-type="float" office:value="0">
            <office:annotation draw:style-name="gr7" draw:text-style-name="P1" svg:width="1.1413in" svg:height="0.2634in" svg:x="8.7768in" svg:y="6.0543in" draw:caption-point-x="-0.2402in" draw:caption-point-y="0.6083in">
              <dc:date>2016-07-14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2.4622in" svg:y="6.0583in" draw:caption-point-x="-0.2402in" draw:caption-point-y="0.6043in">
              <dc:date>2016-07-22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4.7457in" svg:y="6.0626in" draw:caption-point-x="-0.2402in" draw:caption-point-y="0.6in">
              <dc:date>2016-08-02T00:00:00</dc:date>
              <text:p text:style-name="P1"><text:span text:style-name="T1">Bị mệt, nghỉ buổi sáng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6">
            <text:p>26</text:p>
          </table:table-cell>
          <table:table-cell table:style-name="ce42" office:value-type="string">
            <text:p>ThamDT</text:p>
          </table:table-cell>
          <table:table-cell table:style-name="ce136" table:formula="of:=SUM([.D29:.AH29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4.0157in" svg:y="6.298in" draw:caption-point-x="-0.2402in" draw:caption-point-y="0.6122in">
              <dc:date>2016-07-07T00:00:00</dc:date>
              <text:p text:style-name="P1"><text:span text:style-name="T1">Bị đau bụng, đi trễ: 9h20 vào cty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7">
            <text:p>27</text:p>
          </table:table-cell>
          <table:table-cell table:style-name="ce42" office:value-type="string">
            <text:p>ThinhT</text:p>
          </table:table-cell>
          <table:table-cell table:style-name="ce136" table:formula="of:=SUM([.D30:.AH30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office:annotation draw:style-name="gr4" draw:text-style-name="P1" svg:width="1.1413in" svg:height="0.3902in" svg:x="12.0059in" svg:y="6.5535in" draw:caption-point-x="-0.2402in" draw:caption-point-y="0.6043in">
              <dc:date>2016-07-22T00:00:00</dc:date>
              <text:p text:style-name="P1"><text:span text:style-name="T1">Bị ốm</text:span></text:p>
            </office:annotation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8">
            <text:p>28</text:p>
          </table:table-cell>
          <table:table-cell table:style-name="ce42" office:value-type="string">
            <text:p>ThuyLTT</text:p>
          </table:table-cell>
          <table:table-cell table:style-name="ce136" table:formula="of:=SUM([.D31:.AH31])" office:value-type="float" office:value="2">
            <text:p>2</text:p>
          </table:table-cell>
          <table:table-cell table:style-name="ce140" office:value-type="float" office:value="0">
            <office:annotation draw:style-name="gr7" draw:text-style-name="P1" svg:width="1.1413in" svg:height="0.2634in" svg:x="2.6457in" svg:y="6.7898in" draw:caption-point-x="-0.2402in" draw:caption-point-y="0.6157in">
              <dc:date>2016-07-01T00:00:00</dc:date>
              <text:p text:style-name="P1"><text:span text:style-name="T1">8hh30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472in" svg:y="6.7913in" draw:caption-point-x="-0.2402in" draw:caption-point-y="0.6142in">
              <dc:date>2016-07-19T00:00:00</dc:date>
              <text:p text:style-name="P1"><text:span text:style-name="T1">Chở mẹ đi cv vào trễ 1,5h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5.8421in" svg:y="6.7937in" draw:caption-point-x="-0.2402in" draw:caption-point-y="0.6118in">
              <dc:date>2016-07-07T00:00:00</dc:date>
              <text:p text:style-name="P1"><text:span text:style-name="T1">Nhà có giỗ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7.7988in" svg:y="6.7957in" draw:caption-point-x="-0.2402in" draw:caption-point-y="0.6098in">
              <dc:date>2016-07-19T00:00:00</dc:date>
              <text:p text:style-name="P1"><text:span text:style-name="T1">Buổi sáng làm việc ở nhà, mẹ ốm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0.6358in" svg:y="6.7988in" draw:caption-point-x="-0.2402in" draw:caption-point-y="0.6067in">
              <dc:date>2016-07-18T00:00:00</dc:date>
              <text:p text:style-name="P1"><text:span text:style-name="T1">8h4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1.5492in" svg:y="6.8004in" draw:caption-point-x="-0.2402in" draw:caption-point-y="0.6051in">
              <dc:date>2016-07-20T00:00:00</dc:date>
              <text:p text:style-name="P1"><text:span text:style-name="T1">Bí té, đau chân, nghỉ buổi sáng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6.802in" draw:caption-point-x="-0.2402in" draw:caption-point-y="0.6035in">
              <dc:date>2016-07-25T00:00:00</dc:date>
              <text:p text:style-name="P1"><text:span text:style-name="T1">8h40 vào cty</text:span></text:p>
            </office:annotation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4.289in" svg:y="6.8028in" draw:caption-point-x="-0.2402in" draw:caption-point-y="0.6028in">
              <dc:date>2016-07-26T00:00:00</dc:date>
              <text:p text:style-name="P1"><text:span text:style-name="T1">8h35 vào cty</text:span></text:p>
            </office:annotation>
            <text:p>0</text:p>
          </table:table-cell>
          <table:table-cell table:style-name="ce140" office:value-type="float" office:value="0.5"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29">
            <text:p>29</text:p>
          </table:table-cell>
          <table:table-cell table:style-name="ce42" office:value-type="string">
            <text:p>TruyenLVC</text:p>
          </table:table-cell>
          <table:table-cell table:style-name="ce136" table:formula="of:=SUM([.D32:.AH32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30">
            <text:p>30</text:p>
          </table:table-cell>
          <table:table-cell table:style-name="ce42" office:value-type="string">
            <text:p>VietBA</text:p>
          </table:table-cell>
          <table:table-cell table:style-name="ce136" table:formula="of:=SUM([.D33:.AH33])" office:value-type="float" office:value="2">
            <text:p>2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7.285in" draw:caption-point-x="-0.2402in" draw:caption-point-y="0.6157in">
              <dc:date>2016-07-01T00:00:00</dc:date>
              <text:p text:style-name="P1"><text:span text:style-name="T1">Bận chút việc xin vào trễ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4.472in" svg:y="7.2866in" draw:caption-point-x="-0.2402in" draw:caption-point-y="0.6142in">
              <dc:date>2016-07-05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7.2886in" draw:caption-point-x="-0.2402in" draw:caption-point-y="0.6122in">
              <dc:date>2016-07-07T00:00:00</dc:date>
              <text:p text:style-name="P1"><text:span text:style-name="T1">Bị đau bụng, làm remote ở nhà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8421in" svg:y="7.2886in" draw:caption-point-x="-0.2402in" draw:caption-point-y="0.6122in">
              <dc:date>2016-07-07T00:00:00</dc:date>
              <text:p text:style-name="P1"><text:span text:style-name="T1">Bị đau bụng, làm remote ở nhà</text:span></text:p>
            </office:annotation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8.7768in" svg:y="7.2925in" draw:caption-point-x="-0.2402in" draw:caption-point-y="0.6083in">
              <dc:date>2016-07-14T00:00:00</dc:date>
              <text:p text:style-name="P1"><text:span text:style-name="T1">8h35 vào cty</text:span></text:p>
            </office:annotation>
            <text:p>0</text:p>
          </table:table-cell>
          <table:table-cell table:style-name="ce140" office:value-type="float" office:value="0.5">
            <office:annotation draw:style-name="gr2" draw:text-style-name="P1" svg:width="1.1413in" svg:height="0.5457in" svg:x="9.2661in" svg:y="7.2929in" draw:caption-point-x="-0.2402in" draw:caption-point-y="0.6079in">
              <dc:date>2016-07-18T00:00:00</dc:date>
              <text:p text:style-name="P1"><text:span text:style-name="T1">Đưa con đi khám bệnh, nghỉ buổi sáng</text:span></text:p>
            </office:annotation>
            <text:p>0.5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12.4622in" svg:y="7.2965in" draw:caption-point-x="-0.2402in" draw:caption-point-y="0.6043in">
              <dc:date>2016-07-22T00:00:00</dc:date>
              <text:p text:style-name="P1"><text:span text:style-name="T1">Đi trễ, 8h33 vào cty</text:span></text:p>
            </office:annotation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4.7457in" svg:y="7.2992in" draw:caption-point-x="-0.2402in" draw:caption-point-y="0.6016in">
              <dc:date>2016-07-28T00:00:00</dc:date>
              <text:p text:style-name="P1"><text:span text:style-name="T1">Bận việc riêng, off buổi sáng</text:span></text:p>
            </office:annotation>
            <text:p>0.5</text:p>
          </table:table-cell>
          <table:table-cell table:style-name="ce140" office:value-type="float" office:value="0.5">
            <office:annotation draw:style-name="gr3" draw:text-style-name="P1" svg:width="1.1413in" svg:height="0.7012in" svg:x="15.202in" svg:y="7.3in" draw:caption-point-x="-0.2402in" draw:caption-point-y="0.6008in">
              <dc:date>2016-07-29T00:00:00</dc:date>
              <text:p text:style-name="P1"><text:span text:style-name="T1">Vô trễ hơn 2h, 10h12 vào cty, tính nghỉ buổi sáng</text:span></text:p>
            </office:annotation>
            <text:p>0.5</text:p>
          </table:table-cell>
          <table:table-cell table:style-name="ce140" office:value-type="float" office:value="0.5">
            <office:annotation draw:style-name="gr4" draw:text-style-name="P1" svg:width="1.1413in" svg:height="0.3902in" svg:x="15.6587in" svg:y="7.2992in" draw:caption-point-x="-0.2402in" draw:caption-point-y="0.6016in">
              <dc:date>2016-07-28T00:00:00</dc:date>
              <text:p text:style-name="P1"><text:span text:style-name="T1">Bận việc riêng, off buổi sáng</text:span></text:p>
            </office:annotation>
            <text:p>0.5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7">
          <table:table-cell table:style-name="ce40" office:value-type="float" office:value="31">
            <text:p>31</text:p>
          </table:table-cell>
          <table:table-cell table:style-name="ce42" office:value-type="string">
            <text:p>VinhP</text:p>
          </table:table-cell>
          <table:table-cell table:style-name="ce136" table:formula="of:=SUM([.D34:.AH34])" office:value-type="float" office:value="0.5"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5.202in" svg:y="7.5476in" draw:caption-point-x="-0.2402in" draw:caption-point-y="0.6008in">
              <dc:date>2016-07-29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41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41" table:number-columns-repeated="4"/>
          <table:table-cell table:style-name="ce143"/>
          <table:table-cell table:style-name="ce141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41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41" table:number-columns-repeated="4"/>
          <table:table-cell table:style-name="ce144" table:number-columns-repeated="7"/>
          <table:table-cell table:style-name="ce141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41" table:number-columns-repeated="31"/>
          <table:table-cell table:style-name="ce41" table:number-columns-repeated="952"/>
        </table:table-row>
        <table:table-row table:style-name="ro2" table:number-rows-repeated="983137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08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55"/>
        <table:table-column table:style-name="co22" table:number-columns-repeated="7" table:default-cell-style-name="ce155"/>
        <table:table-column table:style-name="co21" table:number-columns-repeated="16" table:default-cell-style-name="ce155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50" table:number-columns-repeated="8"/>
          <table:table-cell table:style-name="ce158" office:value-type="string" table:number-columns-spanned="2" table:number-rows-spanned="1">
            <text:p>Month</text:p>
          </table:table-cell>
          <table:covered-table-cell table:style-name="ce159"/>
          <table:table-cell table:style-name="ce160" table:content-validation-name="val1" office:value-type="float" office:value="8" table:number-columns-spanned="2" table:number-rows-spanned="1">
            <text:p>8</text:p>
          </table:table-cell>
          <table:covered-table-cell table:style-name="ce159"/>
          <table:table-cell table:style-name="ce158" office:value-type="string" table:number-columns-spanned="2" table:number-rows-spanned="1">
            <text:p>Year</text:p>
          </table:table-cell>
          <table:covered-table-cell table:style-name="ce159"/>
          <table:table-cell table:style-name="ce158" office:value-type="float" office:value="2016" table:number-columns-spanned="2" table:number-rows-spanned="1">
            <text:p>2016</text:p>
          </table:table-cell>
          <table:covered-table-cell table:style-name="ce161"/>
          <table:table-cell table:style-name="ce150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51" table:formula="of:=DATE([.$R$1];[.N1];1)" office:value-type="date" office:date-value="2016-08-01">
            <text:p>01</text:p>
          </table:table-cell>
          <table:table-cell table:style-name="ce151" table:formula="of:=[.D2]+1" office:value-type="date" office:date-value="2016-08-02">
            <text:p>02</text:p>
          </table:table-cell>
          <table:table-cell table:style-name="ce151" table:formula="of:=[.E2]+1" office:value-type="date" office:date-value="2016-08-03">
            <text:p>03</text:p>
          </table:table-cell>
          <table:table-cell table:style-name="ce151" table:formula="of:=[.F2]+1" office:value-type="date" office:date-value="2016-08-04">
            <text:p>04</text:p>
          </table:table-cell>
          <table:table-cell table:style-name="ce151" table:formula="of:=[.G2]+1" office:value-type="date" office:date-value="2016-08-05">
            <text:p>05</text:p>
          </table:table-cell>
          <table:table-cell table:style-name="ce151" table:formula="of:=[.H2]+1" office:value-type="date" office:date-value="2016-08-06">
            <text:p>06</text:p>
          </table:table-cell>
          <table:table-cell table:style-name="ce151" table:formula="of:=[.I2]+1" office:value-type="date" office:date-value="2016-08-07">
            <text:p>07</text:p>
          </table:table-cell>
          <table:table-cell table:style-name="ce151" table:formula="of:=[.J2]+1" office:value-type="date" office:date-value="2016-08-08">
            <text:p>08</text:p>
          </table:table-cell>
          <table:table-cell table:style-name="ce151" table:formula="of:=[.K2]+1" office:value-type="date" office:date-value="2016-08-09">
            <text:p>09</text:p>
          </table:table-cell>
          <table:table-cell table:style-name="ce151" table:formula="of:=[.L2]+1" office:value-type="date" office:date-value="2016-08-10">
            <text:p>10</text:p>
          </table:table-cell>
          <table:table-cell table:style-name="ce151" table:formula="of:=[.M2]+1" office:value-type="date" office:date-value="2016-08-11">
            <text:p>11</text:p>
          </table:table-cell>
          <table:table-cell table:style-name="ce151" table:formula="of:=[.N2]+1" office:value-type="date" office:date-value="2016-08-12">
            <text:p>12</text:p>
          </table:table-cell>
          <table:table-cell table:style-name="ce151" table:formula="of:=[.O2]+1" office:value-type="date" office:date-value="2016-08-13">
            <text:p>13</text:p>
          </table:table-cell>
          <table:table-cell table:style-name="ce151" table:formula="of:=[.P2]+1" office:value-type="date" office:date-value="2016-08-14">
            <text:p>14</text:p>
          </table:table-cell>
          <table:table-cell table:style-name="ce151" table:formula="of:=[.Q2]+1" office:value-type="date" office:date-value="2016-08-15">
            <text:p>15</text:p>
          </table:table-cell>
          <table:table-cell table:style-name="ce151" table:formula="of:=[.R2]+1" office:value-type="date" office:date-value="2016-08-16">
            <text:p>16</text:p>
          </table:table-cell>
          <table:table-cell table:style-name="ce151" table:formula="of:=[.S2]+1" office:value-type="date" office:date-value="2016-08-17">
            <text:p>17</text:p>
          </table:table-cell>
          <table:table-cell table:style-name="ce151" table:formula="of:=[.T2]+1" office:value-type="date" office:date-value="2016-08-18">
            <text:p>18</text:p>
          </table:table-cell>
          <table:table-cell table:style-name="ce151" table:formula="of:=[.U2]+1" office:value-type="date" office:date-value="2016-08-19">
            <text:p>19</text:p>
          </table:table-cell>
          <table:table-cell table:style-name="ce151" table:formula="of:=[.V2]+1" office:value-type="date" office:date-value="2016-08-20">
            <text:p>20</text:p>
          </table:table-cell>
          <table:table-cell table:style-name="ce151" table:formula="of:=[.W2]+1" office:value-type="date" office:date-value="2016-08-21">
            <text:p>21</text:p>
          </table:table-cell>
          <table:table-cell table:style-name="ce151" table:formula="of:=[.X2]+1" office:value-type="date" office:date-value="2016-08-22">
            <text:p>22</text:p>
          </table:table-cell>
          <table:table-cell table:style-name="ce151" table:formula="of:=[.Y2]+1" office:value-type="date" office:date-value="2016-08-23">
            <text:p>23</text:p>
          </table:table-cell>
          <table:table-cell table:style-name="ce151" table:formula="of:=[.Z2]+1" office:value-type="date" office:date-value="2016-08-24">
            <text:p>24</text:p>
          </table:table-cell>
          <table:table-cell table:style-name="ce151" table:formula="of:=[.AA2]+1" office:value-type="date" office:date-value="2016-08-25">
            <text:p>25</text:p>
          </table:table-cell>
          <table:table-cell table:style-name="ce151" table:formula="of:=[.AB2]+1" office:value-type="date" office:date-value="2016-08-26">
            <text:p>26</text:p>
          </table:table-cell>
          <table:table-cell table:style-name="ce151" table:formula="of:=[.AC2]+1" office:value-type="date" office:date-value="2016-08-27">
            <text:p>27</text:p>
          </table:table-cell>
          <table:table-cell table:style-name="ce151" table:formula="of:=[.AD2]+1" office:value-type="date" office:date-value="2016-08-28">
            <text:p>28</text:p>
          </table:table-cell>
          <table:table-cell table:style-name="ce151" table:formula="of:=[.AE2]+1" office:value-type="date" office:date-value="2016-08-29">
            <text:p>29</text:p>
          </table:table-cell>
          <table:table-cell table:style-name="ce151" table:formula="of:=[.AF2]+1" office:value-type="date" office:date-value="2016-08-30">
            <text:p>30</text:p>
          </table:table-cell>
          <table:table-cell table:style-name="ce151" table:formula="of:=[.AG2]+1" office:value-type="date" office:date-value="2016-08-31">
            <text:p>31</text:p>
          </table:table-cell>
          <table:table-cell table:style-name="ce70" table:number-columns-repeated="952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52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0" table:number-columns-repeated="952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49" table:formula="of:=SUM([.D4:.AH4])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3.1024in" svg:y="0.1055in" draw:caption-point-x="-0.2402in" draw:caption-point-y="0.6126in">
              <dc:date>2016-08-16T00:00:00</dc:date>
              <text:p text:style-name="P1"><text:span text:style-name="T1">Nghỉ buổi sáng đi DK thi TOEIC</text:span></text:p>
            </office:annotation>
            <text:p>0.5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0.1059in" draw:caption-point-x="-0.2402in" draw:caption-point-y="0.6122in">
              <dc:date>2016-08-03T00:00:00</dc:date>
              <text:p text:style-name="P1"><text:span text:style-name="T1">8h37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0157in" svg:y="0.1063in" draw:caption-point-x="-0.2402in" draw:caption-point-y="0.6118in">
              <dc:date>2016-08-04T00:00:00</dc:date>
              <text:p text:style-name="P1"><text:span text:style-name="T1">Tối qua làm việc trễ, xin vô tr6e4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5.8421in" svg:y="0.1071in" draw:caption-point-x="-0.2402in" draw:caption-point-y="0.611in">
              <dc:date>2016-08-08T00:00:00</dc:date>
              <text:p text:style-name="P1"><text:span text:style-name="T1">8h35 vào Công 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3311in" svg:y="0.1083in" draw:caption-point-x="-0.2402in" draw:caption-point-y="0.6098in">
              <dc:date>2016-08-09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7.3094in" svg:y="0.1071in" draw:caption-point-x="-0.2402in" draw:caption-point-y="0.611in">
              <dc:date>2016-08-08T00:00:00</dc:date>
              <text:p text:style-name="P1"><text:span text:style-name="T1">Đi thi TOEIC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1.0925in" svg:y="0.1138in" draw:caption-point-x="-0.2402in" draw:caption-point-y="0.6043in">
              <dc:date>2016-08-19T00:00:00</dc:date>
              <text:p text:style-name="P1"><text:span text:style-name="T1">Nhà có việc bận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15.6587in" svg:y="0.1169in" draw:caption-point-x="-0.2402in" draw:caption-point-y="0.6012in">
              <dc:date>2016-08-29T00:00:00</dc:date>
              <text:p text:style-name="P1"><text:span text:style-name="T1">Sáng đi lấy bảng điểm TOEIC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49" table:formula="of:=SUM([.D5:.AH5])" office:value-type="float" office:value="1.5">
            <text:p>1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3.5591in" svg:y="0.3535in" draw:caption-point-x="-0.2402in" draw:caption-point-y="0.6122in">
              <dc:date>2016-08-03T00:00:00</dc:date>
              <text:p text:style-name="P1"><text:span text:style-name="T1">Bận việc nhà nên vào trễ</text:span></text:p>
            </office:annotation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4.0157in" svg:y="0.3539in" draw:caption-point-x="-0.2402in" draw:caption-point-y="0.6118in">
              <dc:date>2016-08-04T00:00:00</dc:date>
              <text:p text:style-name="P1"><text:span text:style-name="T1">Bận việc nhà</text:span></text:p>
            </office:annotation>
            <text:p>0.5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0.3543in" draw:caption-point-x="-0.2402in" draw:caption-point-y="0.6114in">
              <dc:date>2016-08-05T00:00:00</dc:date>
              <text:p text:style-name="P1"><text:span text:style-name="T1">Bận việc nhà sáng nay vô trễ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1">
            <office:annotation draw:style-name="gr4" draw:text-style-name="P1" svg:width="1.1413in" svg:height="0.3902in" svg:x="12.9189in" svg:y="0.363in" draw:caption-point-x="-0.2402in" draw:caption-point-y="0.6028in">
              <dc:date>2016-08-23T00:00:00</dc:date>
              <text:p text:style-name="P1"><text:span text:style-name="T1">Bị nổi mẩn, rôm sảy</text:span></text:p>
            </office:annotation>
            <text:p>1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49" table:formula="of:=SUM([.D6:.AH6])" office:value-type="float" office:value="1">
            <text:p>1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4.472in" svg:y="0.6016in" draw:caption-point-x="-0.2402in" draw:caption-point-y="0.6118in">
              <dc:date>2016-08-04T00:00:00</dc:date>
              <text:p text:style-name="P1"><text:span text:style-name="T1">Đi khám bệnh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6.3311in" svg:y="0.6035in" draw:caption-point-x="-0.2402in" draw:caption-point-y="0.6098in">
              <dc:date>2016-08-09T00:00:00</dc:date>
              <text:p text:style-name="P1"><text:span text:style-name="T1">Đuâ ng nhà đi khám bệnh, xin vào trễ 1h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0.1791in" svg:y="0.6071in" draw:caption-point-x="-0.2402in" draw:caption-point-y="0.6063in">
              <dc:date>2016-08-17T00:00:00</dc:date>
              <text:p text:style-name="P1"><text:span text:style-name="T1">Bận việc riêng đột xuát, vào trễ 40'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49" table:formula="of:=SUM([.D7:.AH7])" office:value-type="float" office:value="0.5">
            <text:p>0.5</text:p>
          </table:table-cell>
          <table:table-cell table:style-name="ce153" office:value-type="float" office:value="0">
            <office:annotation draw:style-name="gr4" draw:text-style-name="P1" svg:width="1.1413in" svg:height="0.3902in" svg:x="2.6457in" svg:y="0.848in" draw:caption-point-x="-0.2402in" draw:caption-point-y="0.613in">
              <dc:date>2016-08-02T00:00:00</dc:date>
              <text:p text:style-name="P1"><text:span text:style-name="T1">Đi trễ, 8h45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3311in" svg:y="0.9087in" draw:caption-point-x="-0.2402in" draw:caption-point-y="0.5524in">
              <dc:date>2016-08-09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3094in" svg:y="0.8524in" draw:caption-point-x="-0.2402in" draw:caption-point-y="0.6087in">
              <dc:date>2016-08-11T00:00:00</dc:date>
              <text:p text:style-name="P1"><text:span text:style-name="T1">8h40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0.8528in" draw:caption-point-x="-0.2402in" draw:caption-point-y="0.6083in">
              <dc:date>2016-08-12T00:00:00</dc:date>
              <text:p text:style-name="P1"><text:span text:style-name="T1">8h30 vào cty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62" office:value-type="float" office:value="0.5">
            <office:annotation draw:style-name="gr7" draw:text-style-name="P1" svg:width="1.1413in" svg:height="0.2634in" svg:x="13.8323in" svg:y="0.8591in" draw:caption-point-x="-0.2402in" draw:caption-point-y="0.602in">
              <dc:date>2016-08-25T00:00:00</dc:date>
              <text:p text:style-name="P1"><text:span text:style-name="T1">Lên trường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15.6587in" svg:y="0.8598in" draw:caption-point-x="-0.2402in" draw:caption-point-y="0.6012in">
              <dc:date>2016-08-29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6.572in" svg:y="0.8622in" draw:caption-point-x="-0.2402in" draw:caption-point-y="0.5988in">
              <dc:date>2016-08-31T00:00:00</dc:date>
              <text:p text:style-name="P1"><text:span text:style-name="T1">8h50 vào cty, bị CAGT phạt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49" table:formula="of:=SUM([.D8:.AH8])" office:value-type="float" office:value="0.5">
            <text:p>0.5</text:p>
          </table:table-cell>
          <table:table-cell table:style-name="ce153" office:value-type="float" office:value="0.5">
            <office:annotation draw:style-name="gr4" draw:text-style-name="P1" svg:width="1.1413in" svg:height="0.3902in" svg:x="2.6457in" svg:y="1.0961in" draw:caption-point-x="-0.2402in" draw:caption-point-y="0.6126in">
              <dc:date>2016-08-02T00:00:00</dc:date>
              <text:p text:style-name="P1"><text:span text:style-name="T1">Nghỉ buổi chiều, bận việc riêng</text:span></text:p>
            </office:annotation>
            <text:p>0.5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3094in" svg:y="1.1in" draw:caption-point-x="-0.2402in" draw:caption-point-y="0.6087in">
              <dc:date>2016-08-11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49" table:formula="of:=SUM([.D9:.AH9])" office:value-type="float" office:value="2">
            <text:p>2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4.0157in" svg:y="1.3449in" draw:caption-point-x="-0.2402in" draw:caption-point-y="0.6118in">
              <dc:date>2016-08-04T00:00:00</dc:date>
              <text:p text:style-name="P1"><text:span text:style-name="T1">8h38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8205in" svg:y="1.3476in" draw:caption-point-x="-0.2402in" draw:caption-point-y="0.6091in">
              <dc:date>2016-08-10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1791in" svg:y="1.3504in" draw:caption-point-x="-0.2402in" draw:caption-point-y="0.6063in">
              <dc:date>2016-08-17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1">
            <office:annotation draw:style-name="gr7" draw:text-style-name="P1" svg:width="1.1413in" svg:height="0.2634in" svg:x="12.4622in" svg:y="1.3528in" draw:caption-point-x="-0.2402in" draw:caption-point-y="0.6039in">
              <dc:date>2016-08-22T00:00:00</dc:date>
              <text:p text:style-name="P1"><text:span text:style-name="T1">Bị té xe</text:span></text:p>
            </office:annotation>
            <text:p>1</text:p>
          </table:table-cell>
          <table:table-cell table:style-name="ce153" office:value-type="float" office:value="1">
            <text:p>1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49" table:formula="of:=SUM([.D10:.AH10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49" table:formula="of:=SUM([.D11:.AH11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5.8421in" svg:y="1.8409in" draw:caption-point-x="-0.2402in" draw:caption-point-y="0.611in">
              <dc:date>2016-08-08T00:00:00</dc:date>
              <text:p text:style-name="P1"><text:span text:style-name="T1">8h45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8323in" svg:y="1.85in" draw:caption-point-x="-0.2402in" draw:caption-point-y="0.602in">
              <dc:date>2016-08-25T00:00:00</dc:date>
              <text:p text:style-name="P1"><text:span text:style-name="T1">Trễ 8h45</text:span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1.8516in" draw:caption-point-x="-0.2402in" draw:caption-point-y="0.6004in">
              <dc:date>2016-08-30T00:00:00</dc:date>
              <text:p text:style-name="P1"><text:span text:style-name="T1">8h4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49" table:formula="of:=SUM([.D12:.AH12])" office:value-type="float" office:value="1.5">
            <text:p>1.5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6.3311in" svg:y="2.0898in" draw:caption-point-x="-0.2402in" draw:caption-point-y="0.6098in">
              <dc:date>2016-08-09T00:00:00</dc:date>
              <text:p text:style-name="P1"><text:span text:style-name="T1">Bận việc riêng, xin vào trễ, 8h40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1">
            <office:annotation draw:style-name="gr4" draw:text-style-name="P1" svg:width="1.1413in" svg:height="0.3902in" svg:x="7.7988in" svg:y="2.0913in" draw:caption-point-x="-0.2402in" draw:caption-point-y="0.6083in">
              <dc:date>2016-08-15T00:00:00</dc:date>
              <text:p text:style-name="P1"><text:span text:style-name="T1">Bận họp trên trường</text:span></text:p>
            </office:annotation>
            <text:p>1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6358in" svg:y="2.0945in" draw:caption-point-x="-0.2402in" draw:caption-point-y="0.6051in">
              <dc:date>2016-08-18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3.3756in" svg:y="2.0972in" draw:caption-point-x="-0.2402in" draw:caption-point-y="0.6024in">
              <dc:date>2016-08-24T00:00:00</dc:date>
              <text:p text:style-name="P1"><text:span text:style-name="T1">Vào rồi nhưng ra ngân hàng có xíu việc</text:span></text:p>
            </office:annotation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3.8323in" svg:y="2.0976in" draw:caption-point-x="-0.2402in" draw:caption-point-y="0.602in">
              <dc:date>2016-08-25T00:00:00</dc:date>
              <text:p text:style-name="P1"><text:span text:style-name="T1">Nhà có việc đột xuất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149" table:formula="of:=SUM([.D13:.AH13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string">
            <text:p>?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149" table:formula="of:=SUM([.D14:.AH14])" office:value-type="float" office:value="0.5">
            <text:p>0.5</text:p>
          </table:table-cell>
          <table:table-cell table:style-name="ce153" office:value-type="float" office:value="0">
            <office:annotation draw:style-name="gr4" draw:text-style-name="P1" svg:width="1.1413in" svg:height="0.3902in" svg:x="2.6457in" svg:y="2.5819in" draw:caption-point-x="-0.2402in" draw:caption-point-y="0.613in">
              <dc:date>2016-08-01T00:00:00</dc:date>
              <text:p text:style-name="P1"><text:span text:style-name="T1">Ra bưu điện gửi đồ, 9h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2.5827in" draw:caption-point-x="-0.2402in" draw:caption-point-y="0.6122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4.0157in" svg:y="2.5831in" draw:caption-point-x="-0.2402in" draw:caption-point-y="0.6118in">
              <dc:date>2016-08-04T00:00:00</dc:date>
              <text:p text:style-name="P1"><text:span text:style-name="T1">8h4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6.8205in" svg:y="2.5858in" draw:caption-point-x="-0.2402in" draw:caption-point-y="0.6091in">
              <dc:date>2016-08-10T00:00:00</dc:date>
              <text:p text:style-name="P1"><text:span text:style-name="T1">8h40 vào cty, tối qua làm trễ</text:span></text:p>
            </office:annotation>
            <text:p>0</text:p>
          </table:table-cell>
          <table:table-cell table:style-name="ce153" office:value-type="float" office:value="0">
            <office:annotation draw:style-name="gr3" draw:text-style-name="P1" svg:width="1.1413in" svg:height="0.7012in" svg:x="7.3094in" svg:y="2.5862in" draw:caption-point-x="-0.2402in" draw:caption-point-y="0.6087in">
              <dc:date>2016-08-11T00:00:00</dc:date>
              <text:p text:style-name="P1"><text:span text:style-name="T1">Bị ốm, mệt xin vào trễ chút</text:span></text:p>
              <text:p text:style-name="P1"><text:span text:style-name="T1"/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2.587in" draw:caption-point-x="-0.2402in" draw:caption-point-y="0.6079in">
              <dc:date>2016-08-12T00:00:00</dc:date>
              <text:p text:style-name="P1"><text:span text:style-name="T1">8h50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9.2661in" svg:y="2.587in" draw:caption-point-x="-0.2402in" draw:caption-point-y="0.6079in">
              <dc:date>2016-08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6358in" svg:y="2.5898in" draw:caption-point-x="-0.2402in" draw:caption-point-y="0.6051in">
              <dc:date>2016-08-18T00:00:00</dc:date>
              <text:p text:style-name="P1"><text:span text:style-name="T1">9h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7" draw:text-style-name="P1" svg:width="1.1413in" svg:height="0.2634in" svg:x="12.4622in" svg:y="2.5909in" draw:caption-point-x="-0.2402in" draw:caption-point-y="0.6039in">
              <dc:date>2016-08-22T00:00:00</dc:date>
              <text:p text:style-name="P1"><text:span text:style-name="T1">Đi khám tai</text:span></text:p>
            </office:annotation>
            <text:p>0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8323in" svg:y="2.5929in" draw:caption-point-x="-0.2402in" draw:caption-point-y="0.602in">
              <dc:date>2016-08-25T00:00:00</dc:date>
              <text:p text:style-name="P1"><text:span text:style-name="T1">Trễ 8h35</text:span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15.6587in" svg:y="2.5937in" draw:caption-point-x="-0.2402in" draw:caption-point-y="0.6012in">
              <dc:date>2016-08-29T00:00:00</dc:date>
              <text:p text:style-name="P1"><text:span text:style-name="T1">8h45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2.5945in" draw:caption-point-x="-0.2402in" draw:caption-point-y="0.6004in">
              <dc:date>2016-08-30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149" table:formula="of:=SUM([.D15:.AH15])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3.1024in" svg:y="2.8299in" draw:caption-point-x="-0.2402in" draw:caption-point-y="0.6126in">
              <dc:date>2016-08-02T00:00:00</dc:date>
              <text:p text:style-name="P1"><text:span text:style-name="T1">Nghỉ buổi chiều, bận việc nhà</text:span></text:p>
            </office:annotation>
            <text:p>0.5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2.8303in" draw:caption-point-x="-0.2402in" draw:caption-point-y="0.6122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4.0157in" svg:y="2.8358in" draw:caption-point-x="-0.2402in" draw:caption-point-y="0.6067in">
              <dc:date>2016-08-16T00:00:00</dc:date>
              <text:p text:style-name="P1"><text:span text:style-name="T1">Bận việc nhà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2" draw:text-style-name="P1" svg:width="1.1413in" svg:height="0.5457in" svg:x="5.8421in" svg:y="2.8315in" draw:caption-point-x="-0.2402in" draw:caption-point-y="0.611in">
              <dc:date>2016-08-08T00:00:00</dc:date>
              <text:p text:style-name="P1"><text:span text:style-name="T1">Xin vào trễ, máy đang update, ko tắt dc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3311in" svg:y="2.8902in" draw:caption-point-x="-0.2402in" draw:caption-point-y="0.5524in">
              <dc:date>2016-08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3.3756in" svg:y="2.8402in" draw:caption-point-x="-0.2402in" draw:caption-point-y="0.6024in">
              <dc:date>2016-08-24T00:00:00</dc:date>
              <text:p text:style-name="P1"><text:span text:style-name="T1">8h43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8323in" svg:y="2.8406in" draw:caption-point-x="-0.2402in" draw:caption-point-y="0.602in">
              <dc:date>2016-08-25T00:00:00</dc:date>
              <text:p text:style-name="P1"><text:span text:style-name="T1">Trễ 8h40</text:span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15.6587in" svg:y="2.8413in" draw:caption-point-x="-0.2402in" draw:caption-point-y="0.6012in">
              <dc:date>2016-08-2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149" table:formula="of:=SUM([.D16:.AH16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KhanhNN</text:p>
          </table:table-cell>
          <table:table-cell table:style-name="ce149" table:formula="of:=SUM([.D17:.AH17])" office:value-type="float" office:value="1">
            <text:p>1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3.3268in" draw:caption-point-x="-0.2402in" draw:caption-point-y="0.6114in">
              <dc:date>2016-08-05T00:00:00</dc:date>
              <text:p text:style-name="P1"><text:span text:style-name="T1">Đi nộp phạt xin vào trễ</text:span></text:p>
            </office:annotation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6.8205in" svg:y="3.3291in" draw:caption-point-x="-0.2402in" draw:caption-point-y="0.6091in">
              <dc:date>2016-08-10T00:00:00</dc:date>
              <text:p text:style-name="P1"><text:span text:style-name="T1">Bận việc riêng</text:span></text:p>
            </office:annotation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7.7988in" svg:y="3.3299in" draw:caption-point-x="-0.2402in" draw:caption-point-y="0.6083in">
              <dc:date>2016-08-12T00:00:00</dc:date>
              <text:p text:style-name="P1"><text:span text:style-name="T1">Bận việc riêng, xin đi trễ chút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KienPT</text:p>
          </table:table-cell>
          <table:table-cell table:style-name="ce149" table:formula="of:=SUM([.D18:.AH18])" office:value-type="float" office:value="1.5">
            <text:p>1.5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10.6358in" svg:y="3.5807in" draw:caption-point-x="-0.2402in" draw:caption-point-y="0.6051in">
              <dc:date>2016-08-17T00:00:00</dc:date>
              <text:p text:style-name="P1"><text:span text:style-name="T1">Bị đau lưng</text:span></text:p>
            </office:annotation>
            <text:p>1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4.289in" svg:y="3.5843in" draw:caption-point-x="-0.2402in" draw:caption-point-y="0.6016in">
              <dc:date>2016-09-06T00:00:00</dc:date>
              <text:p text:style-name="P1"><text:span text:style-name="T1">Nghỉ buổi sáng đi khám lung</text:span></text:p>
            </office:annotation>
            <text:p>0.5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KietNVT</text:p>
          </table:table-cell>
          <table:table-cell table:style-name="ce149" table:formula="of:=SUM([.D19:.AH19])" office:value-type="float" office:value="0.5">
            <text:p>0.5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3" draw:text-style-name="P1" svg:width="1.1413in" svg:height="0.7012in" svg:x="4.472in" svg:y="3.822in" draw:caption-point-x="-0.2402in" draw:caption-point-y="0.6114in">
              <dc:date>2016-08-04T00:00:00</dc:date>
              <text:p text:style-name="P1"><text:span text:style-name="T1">Nghỉ buổi chiều,có việc riêng cần giải quyết</text:span></text:p>
            </office:annotation>
            <text:p>0.5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6.8205in" svg:y="3.8244in" draw:caption-point-x="-0.2402in" draw:caption-point-y="0.6091in">
              <dc:date>2016-08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MaiNTT</text:p>
          </table:table-cell>
          <table:table-cell table:style-name="ce149" table:formula="of:=SUM([.D20:.AH20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7.7988in" svg:y="4.0728in" draw:caption-point-x="-0.2402in" draw:caption-point-y="0.6083in">
              <dc:date>2016-08-12T00:00:00</dc:date>
              <text:p text:style-name="P1"><text:span text:style-name="T1">Ra bank có xíu việc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NamTV</text:p>
          </table:table-cell>
          <table:table-cell table:style-name="ce149" table:formula="of:=SUM([.D21:.AH21])" office:value-type="float" office:value="1">
            <text:p>1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1">
            <office:annotation draw:style-name="gr7" draw:text-style-name="P1" svg:width="1.1413in" svg:height="0.2634in" svg:x="12.4622in" svg:y="4.3248in" draw:caption-point-x="-0.2402in" draw:caption-point-y="0.6039in">
              <dc:date>2016-08-22T00:00:00</dc:date>
              <text:p text:style-name="P1"><text:span text:style-name="T1">Bị ốm</text:span></text:p>
            </office:annotation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3756in" svg:y="4.3264in" draw:caption-point-x="-0.2402in" draw:caption-point-y="0.6024in">
              <dc:date>2016-08-24T00:00:00</dc:date>
              <text:p text:style-name="P1"><text:span text:style-name="T1">Chở bé đi khám bệnh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4.3283in" draw:caption-point-x="-0.2402in" draw:caption-point-y="0.6004in">
              <dc:date>2016-08-30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NhanHTH</text:p>
          </table:table-cell>
          <table:table-cell table:style-name="ce149" table:formula="of:=SUM([.D22:.AH22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NhanNM</text:p>
          </table:table-cell>
          <table:table-cell table:style-name="ce149" table:formula="of:=SUM([.D23:.AH23])" office:value-type="float" office:value="2.5">
            <text:p>2.5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2" draw:text-style-name="P1" svg:width="1.1413in" svg:height="0.5457in" svg:x="9.2661in" svg:y="4.8161in" draw:caption-point-x="-0.2402in" draw:caption-point-y="0.6079in">
              <dc:date>2016-08-15T00:00:00</dc:date>
              <text:p text:style-name="P1"><text:span text:style-name="T1">Lên trường có việc, nghỉ buổi chiều</text:span></text:p>
            </office:annotation>
            <text:p>0.5</text:p>
          </table:table-cell>
          <table:table-cell table:style-name="ce153" office:value-type="float" office:value="0.5">
            <office:annotation draw:style-name="gr2" draw:text-style-name="P1" svg:width="1.1413in" svg:height="0.5457in" svg:x="9.7228in" svg:y="4.8161in" draw:caption-point-x="-0.2402in" draw:caption-point-y="0.6079in">
              <dc:date>2016-08-15T00:00:00</dc:date>
              <text:p text:style-name="P1"><text:span text:style-name="T1">Lên trường có việc, nghỉ buổi chiều</text:span></text:p>
            </office:annotation>
            <text:p>0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11.0925in" svg:y="4.8161in" draw:caption-point-x="-0.2402in" draw:caption-point-y="0.6079in">
              <dc:date>2016-08-15T00:00:00</dc:date>
              <text:p text:style-name="P1"><text:span text:style-name="T1">Đi du lịch</text:span></text:p>
            </office:annotation>
            <text:p>1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3756in" svg:y="4.8217in" draw:caption-point-x="-0.2402in" draw:caption-point-y="0.6024in">
              <dc:date>2016-08-24T00:00:00</dc:date>
              <text:p text:style-name="P1"><text:span text:style-name="T1">Qua trường xin vào trê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6.1154in" svg:y="4.8244in" draw:caption-point-x="-0.2402in" draw:caption-point-y="0.5996in">
              <dc:date>2016-08-3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NhuPHQ</text:p>
          </table:table-cell>
          <table:table-cell table:style-name="ce149" table:formula="of:=SUM([.D24:.AH24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PhuongTH</text:p>
          </table:table-cell>
          <table:table-cell table:style-name="ce149" table:formula="of:=SUM([.D25:.AH25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2.9189in" svg:y="5.3165in" draw:caption-point-x="-0.2402in" draw:caption-point-y="0.6028in">
              <dc:date>2016-08-23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PhongTH</text:p>
          </table:table-cell>
          <table:table-cell table:style-name="ce149" table:formula="of:=SUM([.D26:.AH26])" office:value-type="float" office:value="0.5">
            <text:p>0.5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3.1024in" svg:y="5.5551in" draw:caption-point-x="-0.2402in" draw:caption-point-y="0.6122in">
              <dc:date>2016-08-02T00:00:00</dc:date>
              <text:p text:style-name="P1"><text:span text:style-name="T1">Vô trễ 1h45', ngủ quên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5.8421in" svg:y="5.5563in" draw:caption-point-x="-0.2402in" draw:caption-point-y="0.611in">
              <dc:date>2016-08-0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4" draw:text-style-name="P1" svg:width="1.1413in" svg:height="0.3902in" svg:x="9.2661in" svg:y="5.5602in" draw:caption-point-x="-0.2402in" draw:caption-point-y="0.6071in">
              <dc:date>2016-08-16T00:00:00</dc:date>
              <text:p text:style-name="P1"><text:span text:style-name="T1">Bị đau bụng, nghỉ buổi chiều</text:span></text:p>
            </office:annotation>
            <text:p>0.5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SonPX</text:p>
          </table:table-cell>
          <table:table-cell table:style-name="ce149" table:formula="of:=SUM([.D27:.AH27])" office:value-type="float" office:value="1">
            <text:p>1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2" draw:text-style-name="P1" svg:width="1.1413in" svg:height="0.5457in" svg:x="4.0157in" svg:y="5.8031in" draw:caption-point-x="-0.2402in" draw:caption-point-y="0.6118in">
              <dc:date>2016-08-04T00:00:00</dc:date>
              <text:p text:style-name="P1"><text:span text:style-name="T1">Tông xe, đưa ng bị tông xe đi khám</text:span></text:p>
            </office:annotation>
            <text:p>0.5</text:p>
          </table:table-cell>
          <table:table-cell table:style-name="ce153" office:value-type="float" office:value="0.5">
            <office:annotation draw:style-name="gr3" draw:text-style-name="P1" svg:width="1.1413in" svg:height="0.7012in" svg:x="4.472in" svg:y="5.8059in" draw:caption-point-x="-0.2402in" draw:caption-point-y="0.6091in">
              <dc:date>2016-08-09T00:00:00</dc:date>
              <text:p text:style-name="P1"><text:span text:style-name="T1">Nghỉ buổi chiều, bị đau ngực, đau đầu</text:span></text:p>
              <text:p text:style-name="P1"><text:span text:style-name="T1"/></text:p>
            </office:annotation>
            <text:p>0.5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TienND</text:p>
          </table:table-cell>
          <table:table-cell table:style-name="ce149" table:formula="of:=SUM([.D28:.AH28])" office:value-type="float" office:value="2">
            <text:p>2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4.472in" svg:y="6.0512in" draw:caption-point-x="-0.2402in" draw:caption-point-y="0.6114in">
              <dc:date>2016-08-05T00:00:00</dc:date>
              <text:p text:style-name="P1"><text:span text:style-name="T1">Bạn gái bị té xe</text:span></text:p>
            </office:annotation>
            <text:p>1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3756in" svg:y="6.0602in" draw:caption-point-x="-0.2402in" draw:caption-point-y="0.6024in">
              <dc:date>2016-08-24T00:00:00</dc:date>
              <text:p text:style-name="P1"><text:span text:style-name="T1">Sáng ra ngân hàng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1">
            <office:annotation draw:style-name="gr4" draw:text-style-name="P1" svg:width="1.1413in" svg:height="0.3902in" svg:x="16.572in" svg:y="6.0618in" draw:caption-point-x="-0.2402in" draw:caption-point-y="0.6008in">
              <dc:date>2016-08-29T00:00:00</dc:date>
              <text:p text:style-name="P1"><text:span text:style-name="T1">Về quê đám giỗ bà</text:span></text:p>
            </office:annotation>
            <text:p>1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6">
            <text:p>26</text:p>
          </table:table-cell>
          <table:table-cell table:style-name="ce42" office:value-type="string">
            <text:p>ThaoDTH</text:p>
          </table:table-cell>
          <table:table-cell table:style-name="ce149" table:formula="of:=SUM([.D29:.AH29])" office:value-type="float" office:value="0"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6.2988in" draw:caption-point-x="-0.2402in" draw:caption-point-y="0.6114in">
              <dc:date>2016-08-05T00:00:00</dc:date>
              <text:p text:style-name="P1"><text:span text:style-name="T1">Xe bị hư xin vào trễ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5.8421in" svg:y="6.2992in" draw:caption-point-x="-0.2402in" draw:caption-point-y="0.611in">
              <dc:date>2016-08-08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6.8205in" svg:y="6.3012in" draw:caption-point-x="-0.2402in" draw:caption-point-y="0.6091in">
              <dc:date>2016-08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6.302in" draw:caption-point-x="-0.2402in" draw:caption-point-y="0.6083in">
              <dc:date>2016-08-12T00:00:00</dc:date>
              <text:p text:style-name="P1"><text:span text:style-name="T1">8h30 vào cty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2.9189in" svg:y="6.3075in" draw:caption-point-x="-0.2402in" draw:caption-point-y="0.6028in">
              <dc:date>2016-08-23T00:00:00</dc:date>
              <text:p text:style-name="P1"><text:span text:style-name="T1">Bận việc nhà nên vô trễ chút</text:span></text:p>
              <text:p text:style-name="P1"><text:span text:style-name="T1"/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6.3098in" draw:caption-point-x="-0.2402in" draw:caption-point-y="0.6004in">
              <dc:date>2016-08-30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7">
            <text:p>27</text:p>
          </table:table-cell>
          <table:table-cell table:style-name="ce42" office:value-type="string">
            <text:p>ThamDT</text:p>
          </table:table-cell>
          <table:table-cell table:style-name="ce149" table:formula="of:=SUM([.D30:.AH30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9.7228in" svg:y="6.5508in" draw:caption-point-x="-0.2402in" draw:caption-point-y="0.6071in">
              <dc:date>2016-08-16T00:00:00</dc:date>
              <text:p text:style-name="P1"><text:span text:style-name="T1">Bị mệt, đau đầu, đi trễ, 9h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8">
            <text:p>28</text:p>
          </table:table-cell>
          <table:table-cell table:style-name="ce42" office:value-type="string">
            <text:p>ThinhDH</text:p>
          </table:table-cell>
          <table:table-cell table:style-name="ce149" table:formula="of:=SUM([.D31:.AH31])" office:value-type="float" office:value="5.5">
            <text:p>5.5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1">
            <office:annotation draw:style-name="gr7" draw:text-style-name="P1" svg:width="1.1413in" svg:height="0.2634in" svg:x="9.2661in" svg:y="6.7976in" draw:caption-point-x="-0.2402in" draw:caption-point-y="0.6079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7" draw:text-style-name="P1" svg:width="1.1413in" svg:height="0.2634in" svg:x="9.7228in" svg:y="6.7976in" draw:caption-point-x="-0.2402in" draw:caption-point-y="0.6079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7" draw:text-style-name="P1" svg:width="1.1413in" svg:height="0.2634in" svg:x="10.1791in" svg:y="6.7976in" draw:caption-point-x="-0.2402in" draw:caption-point-y="0.6079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7" draw:text-style-name="P1" svg:width="1.1413in" svg:height="0.2634in" svg:x="10.6358in" svg:y="6.7976in" draw:caption-point-x="-0.2402in" draw:caption-point-y="0.6079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7" draw:text-style-name="P1" svg:width="1.1413in" svg:height="0.2634in" svg:x="11.0925in" svg:y="6.7976in" draw:caption-point-x="-0.2402in" draw:caption-point-y="0.6079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2.9189in" svg:y="6.8028in" draw:caption-point-x="-0.2402in" draw:caption-point-y="0.6028in">
              <dc:date>2016-08-22T00:00:00</dc:date>
              <text:p text:style-name="P1"><text:span text:style-name="T1">Dky chỗ ở KTX và dọn phòng</text:span></text:p>
            </office:annotation>
            <text:p>0.5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9">
            <text:p>29</text:p>
          </table:table-cell>
          <table:table-cell table:style-name="ce42" office:value-type="string">
            <text:p>ThinhT</text:p>
          </table:table-cell>
          <table:table-cell table:style-name="ce149" table:formula="of:=SUM([.D32:.AH32])" office:value-type="float" office:value="1.5">
            <text:p>1.5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4.472in" svg:y="7.0413in" draw:caption-point-x="-0.2402in" draw:caption-point-y="0.6118in">
              <dc:date>2016-08-04T00:00:00</dc:date>
              <text:p text:style-name="P1"><text:span text:style-name="T1">Tái khám</text:span></text:p>
            </office:annotation>
            <text:p>0.5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7.7988in" svg:y="7.0449in" draw:caption-point-x="-0.2402in" draw:caption-point-y="0.6083in">
              <dc:date>2016-08-12T00:00:00</dc:date>
              <text:p text:style-name="P1"><text:span text:style-name="T1">Bị mệt, xin nghỉ buổi sáng</text:span></text:p>
            </office:annotation>
            <text:p>0.5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3" draw:text-style-name="P1" svg:width="1.1413in" svg:height="0.7012in" svg:x="12.4622in" svg:y="7.0492in" draw:caption-point-x="-0.2402in" draw:caption-point-y="0.6039in">
              <dc:date>2016-08-22T00:00:00</dc:date>
              <text:p text:style-name="P1"><text:span text:style-name="T1">Đưa Duyên vô bệnh viện, vô trễ, 10h30 vào cty <text:s/>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3.3756in" svg:y="7.0508in" draw:caption-point-x="-0.2402in" draw:caption-point-y="0.6024in">
              <dc:date>2016-08-24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3" draw:text-style-name="P1" svg:width="1.1413in" svg:height="0.7012in" svg:x="14.289in" svg:y="7.0516in" draw:caption-point-x="-0.2402in" draw:caption-point-y="0.6016in">
              <dc:date>2016-08-26T00:00:00</dc:date>
              <text:p text:style-name="P1"><text:span text:style-name="T1">Tối qua OT, duối quá xin đi tre644, 9h30 vào cty</text:span></text:p>
            </office:annotation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0">
            <text:p>30</text:p>
          </table:table-cell>
          <table:table-cell table:style-name="ce42" office:value-type="string">
            <text:p>ThoaiVK</text:p>
          </table:table-cell>
          <table:table-cell table:style-name="ce149" table:formula="of:=SUM([.D33:.AH33])" office:value-type="float" office:value="0.5">
            <text:p>0.5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3.1024in" svg:y="7.2882in" draw:caption-point-x="-0.2402in" draw:caption-point-y="0.6126in">
              <dc:date>2016-08-02T00:00:00</dc:date>
              <text:p text:style-name="P1"><text:span text:style-name="T1">Bận việc nhà</text:span></text:p>
            </office:annotation>
            <text:p>0.5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7.2886in" draw:caption-point-x="-0.2402in" draw:caption-point-y="0.6122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7.2894in" draw:caption-point-x="-0.2402in" draw:caption-point-y="0.6114in">
              <dc:date>2016-08-05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3311in" svg:y="7.3484in" draw:caption-point-x="-0.2402in" draw:caption-point-y="0.5524in">
              <dc:date>2016-08-09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6.8205in" svg:y="7.2917in" draw:caption-point-x="-0.2402in" draw:caption-point-y="0.6091in">
              <dc:date>2016-08-16T00:00:00</dc:date>
              <text:p text:style-name="P1"><text:span text:style-name="T1">Vô trễ, chở bà đi tái khám, 9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7.2925in" draw:caption-point-x="-0.2402in" draw:caption-point-y="0.6083in">
              <dc:date>2016-08-12T00:00:00</dc:date>
              <text:p text:style-name="P1"><text:span text:style-name="T1">8h30 vào cty</text:span></text:p>
            </office:annotation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1791in" svg:y="7.2945in" draw:caption-point-x="-0.2402in" draw:caption-point-y="0.6063in">
              <dc:date>2016-08-17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7.3004in" draw:caption-point-x="-0.2402in" draw:caption-point-y="0.6004in">
              <dc:date>2016-08-30T00:00:00</dc:date>
              <text:p text:style-name="P1"><text:span text:style-name="T1">8h37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1">
            <text:p>31</text:p>
          </table:table-cell>
          <table:table-cell table:style-name="ce42" office:value-type="string">
            <text:p>ThuyLTT</text:p>
          </table:table-cell>
          <table:table-cell table:style-name="ce149" table:formula="of:=SUM([.D34:.AH34])" office:value-type="float" office:value="2">
            <text:p>2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7.5362in" draw:caption-point-x="-0.2402in" draw:caption-point-y="0.6122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0157in" svg:y="7.5366in" draw:caption-point-x="-0.2402in" draw:caption-point-y="0.6118in">
              <dc:date>2016-08-04T00:00:00</dc:date>
              <text:p text:style-name="P1"><text:span text:style-name="T1">Bận việc nhà đi trễ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7.7988in" svg:y="7.5402in" draw:caption-point-x="-0.2402in" draw:caption-point-y="0.6083in">
              <dc:date>2016-08-16T00:00:00</dc:date>
              <text:p text:style-name="P1"><text:span text:style-name="T1">Bị ốm, ~12h vào cty</text:span></text:p>
            </office:annotation>
            <text:p>0.5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11.0925in" svg:y="7.5406in" draw:caption-point-x="-0.2402in" draw:caption-point-y="0.6079in">
              <dc:date>2016-08-15T00:00:00</dc:date>
              <text:p text:style-name="P1"><text:span text:style-name="T1">Đi du lịch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2.9189in" svg:y="7.5457in" draw:caption-point-x="-0.2402in" draw:caption-point-y="0.6028in">
              <dc:date>2016-08-2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3.3756in" svg:y="7.5461in" draw:caption-point-x="-0.2402in" draw:caption-point-y="0.6024in">
              <dc:date>2016-08-24T00:00:00</dc:date>
              <text:p text:style-name="P1"><text:span text:style-name="T1">Bị trúng thực, off buổi sáng</text:span></text:p>
            </office:annotation>
            <text:p>0.5</text:p>
          </table:table-cell>
          <table:table-cell table:style-name="ce153" office:value-type="float" office:value="0">
            <office:annotation draw:style-name="gr4" draw:text-style-name="P1" svg:width="1.1413in" svg:height="0.3902in" svg:x="13.8323in" svg:y="7.5465in" draw:caption-point-x="-0.2402in" draw:caption-point-y="0.602in">
              <dc:date>2016-08-25T00:00:00</dc:date>
              <text:p text:style-name="P1"><text:span text:style-name="T1">Trễ 8h35</text:span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15.6587in" svg:y="7.5472in" draw:caption-point-x="-0.2402in" draw:caption-point-y="0.6012in">
              <dc:date>2016-08-29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2">
            <text:p>32</text:p>
          </table:table-cell>
          <table:table-cell table:style-name="ce42" office:value-type="string">
            <text:p>TruyenLVC</text:p>
          </table:table-cell>
          <table:table-cell table:style-name="ce149" table:formula="of:=SUM([.D35:.AH35])" office:value-type="float" office:value="1">
            <text:p>1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6358in" svg:y="7.7913in" draw:caption-point-x="-0.2402in" draw:caption-point-y="0.6051in">
              <dc:date>2016-08-18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2.9189in" svg:y="7.7937in" draw:caption-point-x="-0.2402in" draw:caption-point-y="0.6028in">
              <dc:date>2016-08-23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15.6587in" svg:y="7.7953in" draw:caption-point-x="-0.2402in" draw:caption-point-y="0.6012in">
              <dc:date>2016-08-29T00:00:00</dc:date>
              <text:p text:style-name="P1"><text:span text:style-name="T1">9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16.572in" svg:y="7.7992in" draw:caption-point-x="-0.2402in" draw:caption-point-y="0.5972in">
              <dc:date>2016-09-06T00:00:00</dc:date>
              <text:p text:style-name="P1"><text:span text:style-name="T1">Nhà có việc</text:span></text:p>
            </office:annotation>
            <text:p>1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3">
            <text:p>33</text:p>
          </table:table-cell>
          <table:table-cell table:style-name="ce42" office:value-type="string">
            <text:p>VietBA</text:p>
          </table:table-cell>
          <table:table-cell table:style-name="ce149" table:formula="of:=SUM([.D36:.AH36])" office:value-type="float" office:value="1.5">
            <text:p>1.5</text:p>
          </table:table-cell>
          <table:table-cell table:style-name="ce153" office:value-type="float" office:value="0">
            <office:annotation draw:style-name="gr7" draw:text-style-name="P1" svg:width="1.1413in" svg:height="0.2634in" svg:x="2.6457in" svg:y="8.0311in" draw:caption-point-x="-0.2402in" draw:caption-point-y="0.613in">
              <dc:date>2016-08-01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5.8421in" svg:y="8.0335in" draw:caption-point-x="-0.2402in" draw:caption-point-y="0.6106in">
              <dc:date>2016-08-08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2" draw:text-style-name="P1" svg:width="1.1413in" svg:height="0.5457in" svg:x="6.8205in" svg:y="8.035in" draw:caption-point-x="-0.2402in" draw:caption-point-y="0.6091in">
              <dc:date>2016-08-16T00:00:00</dc:date>
              <text:p text:style-name="P1"><text:span text:style-name="T1">Đưa con đi khám bệnh, nghỉ buổi sáng</text:span></text:p>
            </office:annotation>
            <text:p>0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2.9189in" svg:y="8.0413in" draw:caption-point-x="-0.2402in" draw:caption-point-y="0.6028in">
              <dc:date>2016-08-2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.5">
            <office:annotation draw:style-name="gr2" draw:text-style-name="P1" svg:width="1.1413in" svg:height="0.5457in" svg:x="13.3756in" svg:y="8.0417in" draw:caption-point-x="-0.2402in" draw:caption-point-y="0.6024in">
              <dc:date>2016-08-24T00:00:00</dc:date>
              <text:p text:style-name="P1"><text:span text:style-name="T1">Nghỉ buổi sáng, chở con đi khám bệnh</text:span></text:p>
            </office:annotation>
            <text:p>0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4" draw:text-style-name="P1" svg:width="1.1413in" svg:height="0.3902in" svg:x="15.6587in" svg:y="8.0429in" draw:caption-point-x="-0.2402in" draw:caption-point-y="0.6012in">
              <dc:date>2016-08-29T00:00:00</dc:date>
              <text:p text:style-name="P1"><text:span text:style-name="T1">Đưa con đi khám bệnh</text:span></text:p>
            </office:annotation>
            <text:p>0.5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8.0437in" draw:caption-point-x="-0.2402in" draw:caption-point-y="0.6004in">
              <dc:date>2016-08-30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4">
            <text:p>34</text:p>
          </table:table-cell>
          <table:table-cell table:style-name="ce42" office:value-type="string">
            <text:p>VinhP</text:p>
          </table:table-cell>
          <table:table-cell table:style-name="ce149" table:formula="of:=SUM([.D37:.AH37])" office:value-type="float" office:value="0.5">
            <text:p>0.5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4.289in" svg:y="8.2906in" draw:caption-point-x="-0.2402in" draw:caption-point-y="0.6012in">
              <dc:date>2016-08-29T00:00:00</dc:date>
              <text:p text:style-name="P1"><text:span text:style-name="T1">Nghỉ buổi chiều, đau bao tử</text:span></text:p>
            </office:annotation>
            <text:p>0.5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54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54" table:number-columns-repeated="4"/>
          <table:table-cell table:style-name="ce156"/>
          <table:table-cell table:style-name="ce154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54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54" table:number-columns-repeated="4"/>
          <table:table-cell table:style-name="ce157" table:number-columns-repeated="7"/>
          <table:table-cell table:style-name="ce154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54" table:number-columns-repeated="31"/>
          <table:table-cell table:style-name="ce41" table:number-columns-repeated="952"/>
        </table:table-row>
        <table:table-row table:style-name="ro2" table:number-rows-repeated="98313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09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69"/>
        <table:table-column table:style-name="co22" table:number-columns-repeated="7" table:default-cell-style-name="ce169"/>
        <table:table-column table:style-name="co21" table:number-columns-repeated="16" table:default-cell-style-name="ce169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64" table:number-columns-repeated="8"/>
          <table:table-cell table:style-name="ce172" office:value-type="string" table:number-columns-spanned="2" table:number-rows-spanned="1">
            <text:p>Month</text:p>
          </table:table-cell>
          <table:covered-table-cell table:style-name="ce173"/>
          <table:table-cell table:style-name="ce174" table:content-validation-name="val1" office:value-type="float" office:value="9" table:number-columns-spanned="2" table:number-rows-spanned="1">
            <text:p>9</text:p>
          </table:table-cell>
          <table:covered-table-cell table:style-name="ce173"/>
          <table:table-cell table:style-name="ce172" office:value-type="string" table:number-columns-spanned="2" table:number-rows-spanned="1">
            <text:p>Year</text:p>
          </table:table-cell>
          <table:covered-table-cell table:style-name="ce173"/>
          <table:table-cell table:style-name="ce172" office:value-type="float" office:value="2016" table:number-columns-spanned="2" table:number-rows-spanned="1">
            <text:p>2016</text:p>
          </table:table-cell>
          <table:covered-table-cell table:style-name="ce175"/>
          <table:table-cell table:style-name="ce164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65" table:formula="of:=DATE([.$R$1];[.N1];1)" office:value-type="date" office:date-value="2016-09-01">
            <text:p>01</text:p>
          </table:table-cell>
          <table:table-cell table:style-name="ce165" table:formula="of:=[.D2]+1" office:value-type="date" office:date-value="2016-09-02">
            <office:annotation draw:style-name="gr4" draw:text-style-name="P1" svg:width="1.1413in" svg:height="0.3902in" svg:x="3.1024in" svg:y="0in" draw:caption-point-x="-0.2402in" draw:caption-point-y="0.2374in">
              <dc:date>2016-09-01T00:00:00</dc:date>
              <text:p text:style-name="P1"><text:span text:style-name="T1">Nghỉ lễ Quốc Khánh</text:span></text:p>
            </office:annotation>
            <text:p>02</text:p>
          </table:table-cell>
          <table:table-cell table:style-name="ce165" table:formula="of:=[.E2]+1" office:value-type="date" office:date-value="2016-09-03">
            <text:p>03</text:p>
          </table:table-cell>
          <table:table-cell table:style-name="ce165" table:formula="of:=[.F2]+1" office:value-type="date" office:date-value="2016-09-04">
            <text:p>04</text:p>
          </table:table-cell>
          <table:table-cell table:style-name="ce165" table:formula="of:=[.G2]+1" office:value-type="date" office:date-value="2016-09-05">
            <text:p>05</text:p>
          </table:table-cell>
          <table:table-cell table:style-name="ce165" table:formula="of:=[.H2]+1" office:value-type="date" office:date-value="2016-09-06">
            <text:p>06</text:p>
          </table:table-cell>
          <table:table-cell table:style-name="ce165" table:formula="of:=[.I2]+1" office:value-type="date" office:date-value="2016-09-07">
            <text:p>07</text:p>
          </table:table-cell>
          <table:table-cell table:style-name="ce165" table:formula="of:=[.J2]+1" office:value-type="date" office:date-value="2016-09-08">
            <text:p>08</text:p>
          </table:table-cell>
          <table:table-cell table:style-name="ce165" table:formula="of:=[.K2]+1" office:value-type="date" office:date-value="2016-09-09">
            <text:p>09</text:p>
          </table:table-cell>
          <table:table-cell table:style-name="ce165" table:formula="of:=[.L2]+1" office:value-type="date" office:date-value="2016-09-10">
            <text:p>10</text:p>
          </table:table-cell>
          <table:table-cell table:style-name="ce165" table:formula="of:=[.M2]+1" office:value-type="date" office:date-value="2016-09-11">
            <text:p>11</text:p>
          </table:table-cell>
          <table:table-cell table:style-name="ce165" table:formula="of:=[.N2]+1" office:value-type="date" office:date-value="2016-09-12">
            <text:p>12</text:p>
          </table:table-cell>
          <table:table-cell table:style-name="ce165" table:formula="of:=[.O2]+1" office:value-type="date" office:date-value="2016-09-13">
            <text:p>13</text:p>
          </table:table-cell>
          <table:table-cell table:style-name="ce165" table:formula="of:=[.P2]+1" office:value-type="date" office:date-value="2016-09-14">
            <text:p>14</text:p>
          </table:table-cell>
          <table:table-cell table:style-name="ce165" table:formula="of:=[.Q2]+1" office:value-type="date" office:date-value="2016-09-15">
            <text:p>15</text:p>
          </table:table-cell>
          <table:table-cell table:style-name="ce165" table:formula="of:=[.R2]+1" office:value-type="date" office:date-value="2016-09-16">
            <text:p>16</text:p>
          </table:table-cell>
          <table:table-cell table:style-name="ce165" table:formula="of:=[.S2]+1" office:value-type="date" office:date-value="2016-09-17">
            <text:p>17</text:p>
          </table:table-cell>
          <table:table-cell table:style-name="ce165" table:formula="of:=[.T2]+1" office:value-type="date" office:date-value="2016-09-18">
            <text:p>18</text:p>
          </table:table-cell>
          <table:table-cell table:style-name="ce165" table:formula="of:=[.U2]+1" office:value-type="date" office:date-value="2016-09-19">
            <text:p>19</text:p>
          </table:table-cell>
          <table:table-cell table:style-name="ce165" table:formula="of:=[.V2]+1" office:value-type="date" office:date-value="2016-09-20">
            <text:p>20</text:p>
          </table:table-cell>
          <table:table-cell table:style-name="ce165" table:formula="of:=[.W2]+1" office:value-type="date" office:date-value="2016-09-21">
            <text:p>21</text:p>
          </table:table-cell>
          <table:table-cell table:style-name="ce165" table:formula="of:=[.X2]+1" office:value-type="date" office:date-value="2016-09-22">
            <text:p>22</text:p>
          </table:table-cell>
          <table:table-cell table:style-name="ce165" table:formula="of:=[.Y2]+1" office:value-type="date" office:date-value="2016-09-23">
            <text:p>23</text:p>
          </table:table-cell>
          <table:table-cell table:style-name="ce165" table:formula="of:=[.Z2]+1" office:value-type="date" office:date-value="2016-09-24">
            <text:p>24</text:p>
          </table:table-cell>
          <table:table-cell table:style-name="ce165" table:formula="of:=[.AA2]+1" office:value-type="date" office:date-value="2016-09-25">
            <text:p>25</text:p>
          </table:table-cell>
          <table:table-cell table:style-name="ce165" table:formula="of:=[.AB2]+1" office:value-type="date" office:date-value="2016-09-26">
            <text:p>26</text:p>
          </table:table-cell>
          <table:table-cell table:style-name="ce165" table:formula="of:=[.AC2]+1" office:value-type="date" office:date-value="2016-09-27">
            <text:p>27</text:p>
          </table:table-cell>
          <table:table-cell table:style-name="ce165" table:formula="of:=[.AD2]+1" office:value-type="date" office:date-value="2016-09-28">
            <text:p>28</text:p>
          </table:table-cell>
          <table:table-cell table:style-name="ce165" table:formula="of:=[.AE2]+1" office:value-type="date" office:date-value="2016-09-29">
            <text:p>29</text:p>
          </table:table-cell>
          <table:table-cell table:style-name="ce165" table:formula="of:=[.AF2]+1" office:value-type="date" office:date-value="2016-09-30">
            <text:p>30</text:p>
          </table:table-cell>
          <table:table-cell table:style-name="ce165" table:formula="of:=[.AG2]+1" office:value-type="date" office:date-value="2016-10-01">
            <text:p>01</text:p>
          </table:table-cell>
          <table:table-cell table:style-name="ce70" table:number-columns-repeated="952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66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6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6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6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6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6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6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6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6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6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6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6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6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6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6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6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6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6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6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6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6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6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6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6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6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6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6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6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6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6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6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0" table:number-columns-repeated="952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63" table:formula="of:=SUM([.D4:.AH4])" office:value-type="float" office:value="1">
            <text:p>1</text:p>
          </table:table-cell>
          <table:table-cell table:style-name="ce167" office:value-type="float" office:value="0">
            <office:annotation draw:style-name="gr7" draw:text-style-name="P1" svg:width="1.1413in" svg:height="0.2634in" svg:x="2.6457in" svg:y="0.1079in" draw:caption-point-x="-0.2402in" draw:caption-point-y="0.6102in">
              <dc:date>2016-09-01T00:00:00</dc:date>
              <text:p text:style-name="P1"><text:span text:style-name="T1">8h37 vào cty</text:span></text:p>
            </office:annotation>
            <text:p>0</text:p>
          </table:table-cell>
          <table:table-cell table:style-name="ce167" table:number-columns-repeated="3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5.3854in" svg:y="0.1102in" draw:caption-point-x="-0.2402in" draw:caption-point-y="0.6079in">
              <dc:date>2016-09-07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67" office:value-type="float" office:value="0">
            <office:annotation draw:style-name="gr7" draw:text-style-name="P1" svg:width="1.1413in" svg:height="0.2634in" svg:x="5.8421in" svg:y="0.1106in" draw:caption-point-x="-0.2402in" draw:caption-point-y="0.6075in">
              <dc:date>2016-09-08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7" draw:text-style-name="P1" svg:width="1.1413in" svg:height="0.2634in" svg:x="7.7988in" svg:y="0.1122in" draw:caption-point-x="-0.2402in" draw:caption-point-y="0.6059in">
              <dc:date>2016-09-12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9.7228in" svg:y="0.1142in" draw:caption-point-x="-0.2402in" draw:caption-point-y="0.6039in">
              <dc:date>2016-09-16T00:00:00</dc:date>
              <text:p text:style-name="P1"><text:span text:style-name="T1">NGHỈ BUỔI SÁNG, nhậu xỉn</text:span></text:p>
            </office:annotation>
            <text:p>0.5</text:p>
          </table:table-cell>
          <table:table-cell table:style-name="ce167" table:number-columns-repeated="2"/>
          <table:table-cell table:style-name="ce167" office:value-type="float" office:value="0">
            <office:annotation draw:style-name="gr7" draw:text-style-name="P1" svg:width="1.1413in" svg:height="0.2634in" svg:x="11.0925in" svg:y="0.115in" draw:caption-point-x="-0.2402in" draw:caption-point-y="0.6031in">
              <dc:date>2016-09-19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1.5492in" svg:y="0.1154in" draw:caption-point-x="-0.2402in" draw:caption-point-y="0.6028in">
              <dc:date>2016-09-20T00:00:00</dc:date>
              <text:p text:style-name="P1"><text:span text:style-name="T1">Tối qua làm khuya nên vô trễ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9189in" svg:y="0.1169in" draw:caption-point-x="-0.2402in" draw:caption-point-y="0.6012in">
              <dc:date>2016-09-23T00:00:00</dc:date>
              <text:p text:style-name="P1"><text:span text:style-name="T1">8h38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4.7457in" svg:y="0.1189in" draw:caption-point-x="-0.2402in" draw:caption-point-y="0.5992in">
              <dc:date>2016-09-27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202in" svg:y="0.1197in" draw:caption-point-x="-0.2402in" draw:caption-point-y="0.5984in">
              <dc:date>2016-09-28T00:00:00</dc:date>
              <text:p text:style-name="P1"><text:span text:style-name="T1">8h33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6587in" svg:y="0.1201in" draw:caption-point-x="-0.2402in" draw:caption-point-y="0.598in">
              <dc:date>2016-09-29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63" table:formula="of:=SUM([.D5:.AH5])" office:value-type="float" office:value="1">
            <text:p>1</text:p>
          </table:table-cell>
          <table:table-cell table:style-name="ce167" office:value-type="float" office:value="0.5">
            <office:annotation draw:style-name="gr4" draw:text-style-name="P1" svg:width="1.1413in" svg:height="0.3902in" svg:x="2.6457in" svg:y="0.3551in" draw:caption-point-x="-0.2402in" draw:caption-point-y="0.6106in">
              <dc:date>2016-08-31T00:00:00</dc:date>
              <text:p text:style-name="P1"><text:span text:style-name="T1">Nghỉ buổi sáng bận việc nhà</text:span></text:p>
            </office:annotation>
            <text:p>0.5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4.9287in" svg:y="0.3571in" draw:caption-point-x="-0.2402in" draw:caption-point-y="0.6087in">
              <dc:date>2016-09-06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4.7457in" svg:y="0.3661in" draw:caption-point-x="-0.2402in" draw:caption-point-y="0.5996in">
              <dc:date>2016-09-26T00:00:00</dc:date>
              <text:p text:style-name="P1"><text:span text:style-name="T1">Bận việc nhà, nghỉ sáng </text:span></text:p>
            </office:annotation>
            <text:p>0.5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63" table:formula="of:=SUM([.D6:.AH6])" office:value-type="float" office:value="0.5">
            <text:p>0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.5">
            <office:annotation draw:style-name="gr4" draw:text-style-name="P1" svg:width="1.1413in" svg:height="0.3902in" svg:x="11.0925in" svg:y="0.6102in" draw:caption-point-x="-0.2402in" draw:caption-point-y="0.6031in">
              <dc:date>2016-09-19T00:00:00</dc:date>
              <text:p text:style-name="P1"><text:span text:style-name="T1">Nghỉ buổi sáng, e gái bị ốm</text:span></text:p>
            </office:annotation>
            <text:p>0.5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7" draw:text-style-name="P1" svg:width="1.1413in" svg:height="0.2634in" svg:x="14.289in" svg:y="0.613in" draw:caption-point-x="-0.2402in" draw:caption-point-y="0.6004in">
              <dc:date>2016-09-26T00:00:00</dc:date>
              <text:p text:style-name="P1"><text:span text:style-name="T1">8h20 vào cty</text:span></text:p>
            </office:annotation>
            <text:p>0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63" table:formula="of:=SUM([.D7:.AH7])" office:value-type="float" office:value="1">
            <text:p>1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5.3854in" svg:y="0.8531in" draw:caption-point-x="-0.2402in" draw:caption-point-y="0.6079in">
              <dc:date>2016-09-07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5.8421in" svg:y="0.8535in" draw:caption-point-x="-0.2402in" draw:caption-point-y="0.6075in">
              <dc:date>2016-09-08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9.7228in" svg:y="0.8571in" draw:caption-point-x="-0.2402in" draw:caption-point-y="0.6039in">
              <dc:date>2016-09-16T00:00:00</dc:date>
              <text:p text:style-name="P1"><text:span text:style-name="T1">8h36 vào cty</text:span></text:p>
            </office:annotation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177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202in" svg:y="0.8626in" draw:caption-point-x="-0.2402in" draw:caption-point-y="0.5984in">
              <dc:date>2016-09-28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6587in" svg:y="0.863in" draw:caption-point-x="-0.2402in" draw:caption-point-y="0.598in">
              <dc:date>2016-09-29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1">
            <office:annotation draw:style-name="gr2" draw:text-style-name="P1" svg:width="1.1413in" svg:height="0.5457in" svg:x="16.1154in" svg:y="0.8634in" draw:caption-point-x="-0.2402in" draw:caption-point-y="0.5976in">
              <dc:date>2016-09-30T00:00:00</dc:date>
              <text:p text:style-name="P1"><text:span text:style-name="T1">- Đi nộp đồ án</text:span></text:p>
              <text:p text:style-name="P1"><text:span text:style-name="T1">- Đi nộp phạt </text:span></text:p>
              <text:p text:style-name="P1"><text:span text:style-name="T1">- Đi làm giấy tờ</text:span></text:p>
            </office:annotation>
            <text:p>1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63" table:formula="of:=SUM([.D8:.AH8])" office:value-type="float" office:value="2">
            <text:p>2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5.8421in" svg:y="1.0976in" draw:caption-point-x="-0.2402in" draw:caption-point-y="0.611in">
              <dc:date>2016-08-31T00:00:00</dc:date>
              <text:p text:style-name="P1"><text:span text:style-name="T1">Ve quê</text:span></text:p>
            </office:annotation>
            <text:p>1</text:p>
          </table:table-cell>
          <table:table-cell table:style-name="ce167" office:value-type="float" office:value="1">
            <office:annotation draw:style-name="gr7" draw:text-style-name="P1" svg:width="1.1413in" svg:height="0.2634in" svg:x="6.3311in" svg:y="1.0976in" draw:caption-point-x="-0.2402in" draw:caption-point-y="0.611in">
              <dc:date>2016-08-31T00:00:00</dc:date>
              <text:p text:style-name="P1"><text:span text:style-name="T1">Ve quê</text:span></text:p>
            </office:annotation>
            <text:p>1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1.5492in" svg:y="1.1059in" draw:caption-point-x="-0.2402in" draw:caption-point-y="0.6028in">
              <dc:date>2016-09-20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office:annotation draw:style-name="gr2" draw:text-style-name="P1" svg:width="1.1413in" svg:height="0.5457in" svg:x="12.0059in" svg:y="1.1063in" draw:caption-point-x="-0.2402in" draw:caption-point-y="0.6024in">
              <dc:date>2016-09-21T00:00:00</dc:date>
              <text:p text:style-name="P1"><text:span text:style-name="T1">Tối qua làm khuya mệt nên vào trễ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202in" svg:y="1.1102in" draw:caption-point-x="-0.2402in" draw:caption-point-y="0.5984in">
              <dc:date>2016-09-2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63" table:formula="of:=SUM([.D9:.AH9])" office:value-type="float" office:value="0.5">
            <text:p>0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.5">
            <office:annotation draw:style-name="gr7" draw:text-style-name="P1" svg:width="1.1413in" svg:height="0.2634in" svg:x="14.289in" svg:y="1.3563in" draw:caption-point-x="-0.2402in" draw:caption-point-y="0.6004in">
              <dc:date>2016-09-26T00:00:00</dc:date>
              <text:p text:style-name="P1"><text:span text:style-name="T1">Bị đau đầu</text:span></text:p>
            </office:annotation>
            <text:p>0.5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63" table:formula="of:=SUM([.D10:.AH10])" office:value-type="float" office:value="1">
            <text:p>1</text:p>
          </table:table-cell>
          <table:table-cell table:style-name="ce167" office:value-type="float" office:value="0">
            <office:annotation draw:style-name="gr7" draw:text-style-name="P1" svg:width="1.1413in" svg:height="0.2634in" svg:x="2.6457in" svg:y="1.5941in" draw:caption-point-x="-0.2402in" draw:caption-point-y="0.6102in">
              <dc:date>2016-09-01T00:00:00</dc:date>
              <text:p text:style-name="P1"><text:span text:style-name="T1">8h35 vào cty</text:span></text:p>
            </office:annotation>
            <text:p>0</text:p>
          </table:table-cell>
          <table:table-cell table:style-name="ce167" table:number-columns-repeated="3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5.3854in" svg:y="1.5965in" draw:caption-point-x="-0.2402in" draw:caption-point-y="0.6079in">
              <dc:date>2016-09-07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6.3311in" svg:y="1.5972in" draw:caption-point-x="-0.2402in" draw:caption-point-y="0.6071in">
              <dc:date>2016-09-09T00:00:00</dc:date>
              <text:p text:style-name="P1"><text:span text:style-name="T1">Bận việc riêng</text:span></text:p>
            </office:annotation>
            <text:p>1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76" office:value-type="float" office:value="0">
            <text:p>0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63" table:formula="of:=SUM([.D11:.AH11])" office:value-type="float" office:value="0.5">
            <text:p>0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style-name="ce167" office:value-type="float" office:value="0">
            <office:annotation draw:style-name="gr7" draw:text-style-name="P1" svg:width="1.1413in" svg:height="0.2634in" svg:x="4.472in" svg:y="1.8425in" draw:caption-point-x="-0.2402in" draw:caption-point-y="0.6094in">
              <dc:date>2016-09-05T00:00:00</dc:date>
              <text:p text:style-name="P1"><text:span text:style-name="T1">8h43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5.3854in" svg:y="1.8441in" draw:caption-point-x="-0.2402in" draw:caption-point-y="0.6079in">
              <dc:date>2016-09-07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9.7228in" svg:y="1.848in" draw:caption-point-x="-0.2402in" draw:caption-point-y="0.6039in">
              <dc:date>2016-09-16T00:00:00</dc:date>
              <text:p text:style-name="P1"><text:span text:style-name="T1">8h34 vào cty</text:span></text:p>
            </office:annotation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7" draw:text-style-name="P1" svg:width="1.1413in" svg:height="0.2634in" svg:x="12.0059in" svg:y="1.8524in" draw:caption-point-x="-0.2402in" draw:caption-point-y="0.5996in">
              <dc:date>2016-09-26T00:00:00</dc:date>
              <text:p text:style-name="P1"><text:span text:style-name="T1">Nghỉ buổi chiều</text:span></text:p>
            </office:annotation>
            <text:p>0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63" table:formula="of:=SUM([.D12:.AH12])" office:value-type="float" office:value="4">
            <text:p>4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6.3311in" svg:y="2.0925in" draw:caption-point-x="-0.2402in" draw:caption-point-y="0.6071in">
              <dc:date>2016-09-09T00:00:00</dc:date>
              <text:p text:style-name="P1"><text:span text:style-name="T1">Qua trường đi họp</text:span></text:p>
            </office:annotation>
            <text:p>0.5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1">
            <office:annotation draw:style-name="gr4" draw:text-style-name="P1" svg:width="1.1413in" svg:height="0.3902in" svg:x="8.2878in" svg:y="2.0945in" draw:caption-point-x="-0.2402in" draw:caption-point-y="0.6051in">
              <dc:date>2016-09-14T00:00:00</dc:date>
              <text:p text:style-name="P1"><text:span text:style-name="T1">Học nghị quyết ở trường</text:span></text:p>
            </office:annotation>
            <text:p>1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9.2661in" svg:y="2.0961in" draw:caption-point-x="-0.2402in" draw:caption-point-y="0.6035in">
              <dc:date>2016-09-16T00:00:00</dc:date>
              <text:p text:style-name="P1"><text:span text:style-name="T1">Nghỉ buổi chiều đi dạy</text:span></text:p>
            </office:annotation>
            <text:p>0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1.5492in" svg:y="2.0969in" draw:caption-point-x="-0.2402in" draw:caption-point-y="0.6028in">
              <dc:date>2016-09-20T00:00:00</dc:date>
              <text:p text:style-name="P1"><text:span text:style-name="T1">Qua trường họp, xin đi 1h</text:span></text:p>
            </office:annotation>
            <text:p>0</text:p>
          </table:table-cell>
          <table:table-cell table:style-name="ce167" office:value-type="float" office:value="0.5">
            <text:p>0.5</text:p>
          </table:table-cell>
          <table:table-cell table:style-name="ce167" office:value-type="float" office:value="0">
            <office:annotation draw:style-name="gr2" draw:text-style-name="P1" svg:width="1.1413in" svg:height="0.5457in" svg:x="12.4622in" svg:y="2.0976in" draw:caption-point-x="-0.2402in" draw:caption-point-y="0.602in">
              <dc:date>2016-09-22T00:00:00</dc:date>
              <text:p text:style-name="P1"><text:span text:style-name="T1">Bận dạy bên trường, 9h3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.5">
            <office:annotation draw:style-name="gr2" draw:text-style-name="P1" svg:width="1.1413in" svg:height="0.5457in" svg:x="14.289in" svg:y="2.1004in" draw:caption-point-x="-0.2402in" draw:caption-point-y="0.5992in">
              <dc:date>2016-09-26T00:00:00</dc:date>
              <text:p text:style-name="P1"><text:span text:style-name="T1">Bận họp bên trường, nghỉ buổi chiều</text:span></text:p>
            </office:annotation>
            <text:p>0.5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5.202in" svg:y="2.1012in" draw:caption-point-x="-0.2402in" draw:caption-point-y="0.5984in">
              <dc:date>2016-09-28T00:00:00</dc:date>
              <text:p text:style-name="P1"><text:span text:style-name="T1">Đi dạy, nghỉ sáng</text:span></text:p>
            </office:annotation>
            <text:p>0.5</text:p>
          </table:table-cell>
          <table:table-cell table:style-name="ce167" office:value-type="float" office:value="0.5">
            <office:annotation draw:style-name="gr7" draw:text-style-name="P1" svg:width="1.1413in" svg:height="0.2634in" svg:x="15.6587in" svg:y="2.1016in" draw:caption-point-x="-0.2402in" draw:caption-point-y="0.598in">
              <dc:date>2016-09-29T00:00:00</dc:date>
              <text:p text:style-name="P1"><text:span text:style-name="T1">Đi dạy buổi sáng</text:span></text:p>
            </office:annotation>
            <text:p>0.5</text:p>
          </table:table-cell>
          <table:table-cell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163" table:formula="of:=SUM([.D13:.AH13])" office:value-type="float" office:value="1">
            <text:p>1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1">
            <text:p>1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163" table:formula="of:=SUM([.D14:.AH14])" office:value-type="float" office:value="2">
            <text:p>2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5.3854in" svg:y="2.587in" draw:caption-point-x="-0.2402in" draw:caption-point-y="0.6079in">
              <dc:date>2016-09-07T00:00:00</dc:date>
              <text:p text:style-name="P1"><text:span text:style-name="T1">Bị đau đầu, xin vô trễ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5.8421in" svg:y="2.5874in" draw:caption-point-x="-0.2402in" draw:caption-point-y="0.6075in">
              <dc:date>2016-09-08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.5">
            <office:annotation draw:style-name="gr7" draw:text-style-name="P1" svg:width="1.1413in" svg:height="0.2634in" svg:x="6.3311in" svg:y="2.5874in" draw:caption-point-x="-0.2402in" draw:caption-point-y="0.6075in">
              <dc:date>2016-09-08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167" table:number-columns-repeated="2"/>
          <table:table-cell table:style-name="ce167" office:value-type="float" office:value="0.5">
            <office:annotation draw:style-name="gr4" draw:text-style-name="P1" svg:width="1.1413in" svg:height="0.3902in" svg:x="7.7988in" svg:y="2.589in" draw:caption-point-x="-0.2402in" draw:caption-point-y="0.6059in">
              <dc:date>2016-09-12T00:00:00</dc:date>
              <text:p text:style-name="P1"><text:span text:style-name="T1">Bị ốm, nghỉ buổi sáng</text:span></text:p>
            </office:annotation>
            <text:p>0.5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1">
            <office:annotation draw:style-name="gr7" draw:text-style-name="P1" svg:width="1.1413in" svg:height="0.2634in" svg:x="11.0925in" svg:y="2.5917in" draw:caption-point-x="-0.2402in" draw:caption-point-y="0.6031in">
              <dc:date>2016-09-19T00:00:00</dc:date>
              <text:p text:style-name="P1"><text:span text:style-name="T1">Bận việc nhà</text:span></text:p>
            </office:annotation>
            <text:p>1</text:p>
          </table:table-cell>
          <table:table-cell table:style-name="ce167" office:value-type="float" office:value="0">
            <office:annotation draw:style-name="gr4" draw:text-style-name="P1" svg:width="1.1413in" svg:height="0.3902in" svg:x="11.5492in" svg:y="2.5921in" draw:caption-point-x="-0.2402in" draw:caption-point-y="0.6028in">
              <dc:date>2016-09-20T00:00:00</dc:date>
              <text:p text:style-name="P1"><text:span text:style-name="T1">Vô trễ, 9h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9189in" svg:y="2.5937in" draw:caption-point-x="-0.2402in" draw:caption-point-y="0.6012in">
              <dc:date>2016-09-23T00:00:00</dc:date>
              <text:p text:style-name="P1"><text:span text:style-name="T1">8h33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7" draw:text-style-name="P1" svg:width="1.1413in" svg:height="0.2634in" svg:x="14.289in" svg:y="2.5945in" draw:caption-point-x="-0.2402in" draw:caption-point-y="0.6004in">
              <dc:date>2016-09-26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4.7457in" svg:y="2.5957in" draw:caption-point-x="-0.2402in" draw:caption-point-y="0.5992in">
              <dc:date>2016-09-27T00:00:00</dc:date>
              <text:p text:style-name="P1"><text:span text:style-name="T1">8h38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202in" svg:y="2.5965in" draw:caption-point-x="-0.2402in" draw:caption-point-y="0.5984in">
              <dc:date>2016-09-28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6587in" svg:y="2.5969in" draw:caption-point-x="-0.2402in" draw:caption-point-y="0.598in">
              <dc:date>2016-09-29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163" table:formula="of:=SUM([.D15:.AH15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7" draw:text-style-name="P1" svg:width="1.1413in" svg:height="0.2634in" svg:x="7.7988in" svg:y="2.8941in" draw:caption-point-x="-0.2402in" draw:caption-point-y="0.5484in">
              <dc:date>2016-09-12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8.2878in" svg:y="2.8374in" draw:caption-point-x="-0.2402in" draw:caption-point-y="0.6051in">
              <dc:date>2016-09-13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8.7768in" svg:y="2.8378in" draw:caption-point-x="-0.2402in" draw:caption-point-y="0.6047in">
              <dc:date>2016-09-14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9.2661in" svg:y="2.8382in" draw:caption-point-x="-0.2402in" draw:caption-point-y="0.6043in">
              <dc:date>2016-09-15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202in" svg:y="2.8441in" draw:caption-point-x="-0.2402in" draw:caption-point-y="0.5984in">
              <dc:date>2016-09-28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6587in" svg:y="2.8445in" draw:caption-point-x="-0.2402in" draw:caption-point-y="0.598in">
              <dc:date>2016-09-29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6.1154in" svg:y="2.8449in" draw:caption-point-x="-0.2402in" draw:caption-point-y="0.5976in">
              <dc:date>2016-09-30T00:00:00</dc:date>
              <text:p text:style-name="P1"><text:span text:style-name="T1">8h30 vào cty</text:span></text:p>
            </office:annotation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HoangNTM</text:p>
          </table:table-cell>
          <table:table-cell table:style-name="ce163" table:formula="of:=SUM([.D16:.AH16])" office:value-type="float" office:value="6.5">
            <text:p>6.5</text:p>
          </table:table-cell>
          <table:table-cell table:style-name="ce167" table:number-columns-repeated="7"/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.5">
            <office:annotation draw:style-name="gr7" draw:text-style-name="P1" svg:width="1.1413in" svg:height="0.2634in" svg:x="11.0925in" svg:y="3.087in" draw:caption-point-x="-0.2402in" draw:caption-point-y="0.6031in">
              <dc:date>2016-09-19T00:00:00</dc:date>
              <text:p text:style-name="P1"><text:span text:style-name="T1">Nghỉ buổi chiều</text:span></text:p>
            </office:annotation>
            <text:p>0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4622in" svg:y="3.0882in" draw:caption-point-x="-0.2402in" draw:caption-point-y="0.602in">
              <dc:date>2016-09-22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1">
            <office:annotation draw:style-name="gr4" draw:text-style-name="P1" svg:width="1.1413in" svg:height="0.3902in" svg:x="12.9189in" svg:y="3.0898in" draw:caption-point-x="-0.2402in" draw:caption-point-y="0.6004in">
              <dc:date>2016-09-26T00:00:00</dc:date>
              <text:p text:style-name="P1"><text:span text:style-name="T1">Có việc gia đình cần xử ký</text:span></text:p>
            </office:annotation>
            <text:p>1</text:p>
          </table:table-cell>
          <table:table-cell table:style-name="ce167" table:number-columns-repeated="2"/>
          <table:table-cell table:style-name="ce167" office:value-type="float" office:value="1">
            <office:annotation draw:style-name="gr4" draw:text-style-name="P1" svg:width="1.1413in" svg:height="0.3902in" svg:x="14.289in" svg:y="3.0898in" draw:caption-point-x="-0.2402in" draw:caption-point-y="0.6004in">
              <dc:date>2016-09-26T00:00:00</dc:date>
              <text:p text:style-name="P1"><text:span text:style-name="T1">Có việc gia đình cần xử ký</text:span></text:p>
            </office:annotation>
            <text:p>1</text:p>
          </table:table-cell>
          <table:table-cell table:style-name="ce167" office:value-type="float" office:value="1">
            <office:annotation draw:style-name="gr4" draw:text-style-name="P1" svg:width="1.1413in" svg:height="0.3902in" svg:x="14.7457in" svg:y="3.0898in" draw:caption-point-x="-0.2402in" draw:caption-point-y="0.6004in">
              <dc:date>2016-09-26T00:00:00</dc:date>
              <text:p text:style-name="P1"><text:span text:style-name="T1">Có việc gia đình cần xử ký</text:span></text:p>
            </office:annotation>
            <text:p>1</text:p>
          </table:table-cell>
          <table:table-cell table:style-name="ce167" office:value-type="float" office:value="1">
            <office:annotation draw:style-name="gr4" draw:text-style-name="P1" svg:width="1.1413in" svg:height="0.3902in" svg:x="15.202in" svg:y="3.0898in" draw:caption-point-x="-0.2402in" draw:caption-point-y="0.6004in">
              <dc:date>2016-09-26T00:00:00</dc:date>
              <text:p text:style-name="P1"><text:span text:style-name="T1">Có việc gia đình cần xử ký</text:span></text:p>
            </office:annotation>
            <text:p>1</text:p>
          </table:table-cell>
          <table:table-cell table:style-name="ce167" office:value-type="float" office:value="1">
            <office:annotation draw:style-name="gr4" draw:text-style-name="P1" svg:width="1.1413in" svg:height="0.3902in" svg:x="15.6587in" svg:y="3.0898in" draw:caption-point-x="-0.2402in" draw:caption-point-y="0.6004in">
              <dc:date>2016-09-26T00:00:00</dc:date>
              <text:p text:style-name="P1"><text:span text:style-name="T1">Có việc gia đình cần xử ký</text:span></text:p>
            </office:annotation>
            <text:p>1</text:p>
          </table:table-cell>
          <table:table-cell table:style-name="ce167" office:value-type="float" office:value="1">
            <office:annotation draw:style-name="gr4" draw:text-style-name="P1" svg:width="1.1413in" svg:height="0.3902in" svg:x="16.1154in" svg:y="3.0898in" draw:caption-point-x="-0.2402in" draw:caption-point-y="0.6004in">
              <dc:date>2016-09-26T00:00:00</dc:date>
              <text:p text:style-name="P1"><text:span text:style-name="T1">Có việc gia đình cần xử ký</text:span></text:p>
            </office:annotation>
            <text:p>1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HungNC</text:p>
          </table:table-cell>
          <table:table-cell table:style-name="ce163" table:formula="of:=SUM([.D17:.AH17])" office:value-type="float" office:value="0">
            <text:p>0</text:p>
          </table:table-cell>
          <table:table-cell table:style-name="ce167" table:number-columns-repeated="4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HungPN</text:p>
          </table:table-cell>
          <table:table-cell table:style-name="ce163" table:formula="of:=SUM([.D18:.AH18])" office:value-type="float" office:value="1">
            <text:p>1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16.1154in" svg:y="3.5886in" draw:caption-point-x="-0.2402in" draw:caption-point-y="0.5972in">
              <dc:date>2016-09-30T00:00:00</dc:date>
              <text:p text:style-name="P1"><text:span text:style-name="T1">Bận việc riêng</text:span></text:p>
            </office:annotation>
            <text:p>1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KhanhNN</text:p>
          </table:table-cell>
          <table:table-cell table:style-name="ce163" table:formula="of:=SUM([.D19:.AH19])" office:value-type="float" office:value="1.5">
            <text:p>1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2" draw:text-style-name="P1" svg:width="1.1413in" svg:height="0.5457in" svg:x="9.2661in" svg:y="3.8291in" draw:caption-point-x="-0.2402in" draw:caption-point-y="0.6043in">
              <dc:date>2016-09-15T00:00:00</dc:date>
              <text:p text:style-name="P1"><text:span text:style-name="T1">Bận việc đột xuất, xin nghỉ sáng</text:span></text:p>
            </office:annotation>
            <text:p>0.5</text:p>
          </table:table-cell>
          <table:table-cell table:style-name="ce167" office:value-type="float" office:value="0">
            <office:annotation draw:style-name="gr4" draw:text-style-name="P1" svg:width="1.1413in" svg:height="0.3902in" svg:x="9.7228in" svg:y="3.8295in" draw:caption-point-x="-0.2402in" draw:caption-point-y="0.6039in">
              <dc:date>2016-09-16T00:00:00</dc:date>
              <text:p text:style-name="P1"><text:span text:style-name="T1">Ngủ quên nên vào trễ</text:span></text:p>
            </office:annotation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2.0059in" svg:y="3.8311in" draw:caption-point-x="-0.2402in" draw:caption-point-y="0.6024in">
              <dc:date>2016-09-21T00:00:00</dc:date>
              <text:p text:style-name="P1"><text:span text:style-name="T1">Bận việc riêng, xin vào trễ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12.9189in" svg:y="3.8331in" draw:caption-point-x="-0.2402in" draw:caption-point-y="0.6004in">
              <dc:date>2016-09-26T00:00:00</dc:date>
              <text:p text:style-name="P1"><text:span text:style-name="T1">Bị ốm</text:span></text:p>
            </office:annotation>
            <text:p>1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KienPT</text:p>
          </table:table-cell>
          <table:table-cell table:style-name="ce163" table:formula="of:=SUM([.D20:.AH20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KietNVT</text:p>
          </table:table-cell>
          <table:table-cell table:style-name="ce163" table:formula="of:=SUM([.D21:.AH21])" office:value-type="float" office:value="0.5">
            <text:p>0.5</text:p>
          </table:table-cell>
          <table:table-cell table:style-name="ce167" office:value-type="float" office:value="0.5">
            <office:annotation draw:style-name="gr4" draw:text-style-name="P1" svg:width="1.1413in" svg:height="0.3902in" svg:x="2.6457in" svg:y="4.3185in" draw:caption-point-x="-0.2402in" draw:caption-point-y="0.6102in">
              <dc:date>2016-08-31T00:00:00</dc:date>
              <text:p text:style-name="P1"><text:span text:style-name="T1">Nghỉ buổi chiều, về quê</text:span></text:p>
            </office:annotation>
            <text:p>0.5</text:p>
          </table:table-cell>
          <table:table-cell table:style-name="ce167" table:number-columns-repeated="3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5.3854in" svg:y="4.3209in" draw:caption-point-x="-0.2402in" draw:caption-point-y="0.6079in">
              <dc:date>2016-09-07T00:00:00</dc:date>
              <text:p text:style-name="P1"><text:span text:style-name="T1">8h47 vào cty, ngủ quên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9189in" svg:y="4.3276in" draw:caption-point-x="-0.2402in" draw:caption-point-y="0.6012in">
              <dc:date>2016-09-23T00:00:00</dc:date>
              <text:p text:style-name="P1"><text:span text:style-name="T1">8h30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4.7457in" svg:y="4.3295in" draw:caption-point-x="-0.2402in" draw:caption-point-y="0.5992in">
              <dc:date>2016-09-27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202in" svg:y="4.3303in" draw:caption-point-x="-0.2402in" draw:caption-point-y="0.5984in">
              <dc:date>2016-09-2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LinhBT</text:p>
          </table:table-cell>
          <table:table-cell table:style-name="ce163" table:formula="of:=SUM([.D22:.AH22])" office:value-type="float" office:value="0">
            <text:p>0</text:p>
          </table:table-cell>
          <table:table-cell table:style-name="ce167" table:number-columns-repeated="11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MaiNTT</text:p>
          </table:table-cell>
          <table:table-cell table:style-name="ce163" table:formula="of:=SUM([.D23:.AH23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ManhNB</text:p>
          </table:table-cell>
          <table:table-cell table:style-name="ce163" table:formula="of:=SUM([.D24:.AH24])" office:value-type="float" office:value="0">
            <text:p>0</text:p>
          </table:table-cell>
          <table:table-cell table:style-name="ce167" table:number-columns-repeated="4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6.3311in" svg:y="5.0646in" draw:caption-point-x="-0.2402in" draw:caption-point-y="0.6071in">
              <dc:date>2016-09-09T00:00:00</dc:date>
              <text:p text:style-name="P1"><text:span text:style-name="T1">8h35 vào cty</text:span></text:p>
            </office:annotation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1.5492in" svg:y="5.0689in" draw:caption-point-x="-0.2402in" draw:caption-point-y="0.6028in">
              <dc:date>2016-09-20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4622in" svg:y="5.0697in" draw:caption-point-x="-0.2402in" draw:caption-point-y="0.602in">
              <dc:date>2016-09-22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202in" svg:y="5.0732in" draw:caption-point-x="-0.2402in" draw:caption-point-y="0.5984in">
              <dc:date>2016-09-28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6587in" svg:y="5.0736in" draw:caption-point-x="-0.2402in" draw:caption-point-y="0.598in">
              <dc:date>2016-09-29T00:00:00</dc:date>
              <text:p text:style-name="P1"><text:span text:style-name="T1">8h45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NamTH</text:p>
          </table:table-cell>
          <table:table-cell table:style-name="ce163" table:formula="of:=SUM([.D25:.AH25])" office:value-type="float" office:value="0">
            <text:p>0</text:p>
          </table:table-cell>
          <table:table-cell table:style-name="ce167" table:number-columns-repeated="25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NamTV</text:p>
          </table:table-cell>
          <table:table-cell table:style-name="ce163" table:formula="of:=SUM([.D26:.AH26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5.3854in" svg:y="5.5594in" draw:caption-point-x="-0.2402in" draw:caption-point-y="0.6079in">
              <dc:date>2016-09-07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6.3311in" svg:y="5.5602in" draw:caption-point-x="-0.2402in" draw:caption-point-y="0.6071in">
              <dc:date>2016-09-09T00:00:00</dc:date>
              <text:p text:style-name="P1"><text:span text:style-name="T1">8h30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4" draw:text-style-name="P1" svg:width="1.1413in" svg:height="0.3902in" svg:x="7.7988in" svg:y="5.5614in" draw:caption-point-x="-0.2402in" draw:caption-point-y="0.6059in">
              <dc:date>2016-09-12T00:00:00</dc:date>
              <text:p text:style-name="P1"><text:span text:style-name="T1">8h40 vào cty, làm việc khuya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9.2661in" svg:y="5.563in" draw:caption-point-x="-0.2402in" draw:caption-point-y="0.6043in">
              <dc:date>2016-09-15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4" draw:text-style-name="P1" svg:width="1.1413in" svg:height="0.3902in" svg:x="14.289in" svg:y="5.5669in" draw:caption-point-x="-0.2402in" draw:caption-point-y="0.6004in">
              <dc:date>2016-09-26T00:00:00</dc:date>
              <text:p text:style-name="P1"><text:span text:style-name="T1">Bạn việc riêng vô trễ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6.1154in" svg:y="5.5697in" draw:caption-point-x="-0.2402in" draw:caption-point-y="0.5976in">
              <dc:date>2016-09-30T00:00:00</dc:date>
              <text:p text:style-name="P1"><text:span text:style-name="T1">8h35 vào cty</text:span></text:p>
            </office:annotation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NganTLT</text:p>
          </table:table-cell>
          <table:table-cell table:style-name="ce163" table:formula="of:=SUM([.D27:.AH27])" office:value-type="float" office:value="1">
            <text:p>1</text:p>
          </table:table-cell>
          <table:table-cell table:style-name="ce167" table:number-columns-repeated="4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9.7228in" svg:y="5.8106in" draw:caption-point-x="-0.2402in" draw:caption-point-y="0.6043in">
              <dc:date>2016-09-14T00:00:00</dc:date>
              <text:p text:style-name="P1"><text:span text:style-name="T1">Về quê có việc</text:span></text:p>
            </office:annotation>
            <text:p>1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NhanHTH</text:p>
          </table:table-cell>
          <table:table-cell table:style-name="ce163" table:formula="of:=SUM([.D28:.AH28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6">
            <text:p>26</text:p>
          </table:table-cell>
          <table:table-cell table:style-name="ce42" office:value-type="string">
            <text:p>NhanNM</text:p>
          </table:table-cell>
          <table:table-cell table:style-name="ce163" table:formula="of:=SUM([.D29:.AH29])" office:value-type="float" office:value="1">
            <text:p>1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12.0059in" svg:y="6.3083in" draw:caption-point-x="-0.2402in" draw:caption-point-y="0.602in">
              <dc:date>2016-09-22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7">
            <text:p>27</text:p>
          </table:table-cell>
          <table:table-cell table:style-name="ce42" office:value-type="string">
            <text:p>NhungHTH</text:p>
          </table:table-cell>
          <table:table-cell table:style-name="ce163" table:formula="of:=SUM([.D30:.AH30])" office:value-type="float" office:value="0">
            <text:p>0</text:p>
          </table:table-cell>
          <table:table-cell table:style-name="ce167" table:number-columns-repeated="14"/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8">
            <text:p>28</text:p>
          </table:table-cell>
          <table:table-cell table:style-name="ce42" office:value-type="string">
            <text:p>NhuPHQ</text:p>
          </table:table-cell>
          <table:table-cell table:style-name="ce163" table:formula="of:=SUM([.D31:.AH31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4.7457in" svg:y="6.8063in" draw:caption-point-x="-0.2402in" draw:caption-point-y="0.5992in">
              <dc:date>2016-09-27T00:00:00</dc:date>
              <text:p text:style-name="P1"><text:span text:style-name="T1">Xe bị hư, 9h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29">
            <text:p>29</text:p>
          </table:table-cell>
          <table:table-cell table:style-name="ce42" office:value-type="string">
            <text:p>PhuongTH</text:p>
          </table:table-cell>
          <table:table-cell table:style-name="ce163" table:formula="of:=SUM([.D32:.AH32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4.9287in" svg:y="7.0445in" draw:caption-point-x="-0.2402in" draw:caption-point-y="0.6087in">
              <dc:date>2016-09-06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8.7768in" svg:y="7.0484in" draw:caption-point-x="-0.2402in" draw:caption-point-y="0.6047in">
              <dc:date>2016-09-14T00:00:00</dc:date>
              <text:p text:style-name="P1"><text:span text:style-name="T1">Bị đau bụng, xin vào trễ 30'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5.202in" svg:y="7.0547in" draw:caption-point-x="-0.2402in" draw:caption-point-y="0.5984in">
              <dc:date>2016-09-28T00:00:00</dc:date>
              <text:p text:style-name="P1"><text:span text:style-name="T1">Bận việc, xin vào trễ 1h</text:span></text:p>
            </office:annotation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5.6587in" svg:y="7.0555in" draw:caption-point-x="-0.2402in" draw:caption-point-y="0.5976in">
              <dc:date>2016-09-30T00:00:00</dc:date>
              <text:p text:style-name="P1"><text:span text:style-name="T1">Bận việc nhà, 8h5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30">
            <text:p>30</text:p>
          </table:table-cell>
          <table:table-cell table:style-name="ce42" office:value-type="string">
            <text:p>PhongTH</text:p>
          </table:table-cell>
          <table:table-cell table:style-name="ce163" table:formula="of:=SUM([.D33:.AH33])" office:value-type="float" office:value="3.5">
            <text:p>3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4.9287in" svg:y="7.2925in" draw:caption-point-x="-0.2402in" draw:caption-point-y="0.6083in">
              <dc:date>2016-09-06T00:00:00</dc:date>
              <text:p text:style-name="P1"><text:span text:style-name="T1">Nghỉ đi học</text:span></text:p>
            </office:annotation>
            <text:p>1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1">
            <office:annotation draw:style-name="gr4" draw:text-style-name="P1" svg:width="1.1413in" svg:height="0.3902in" svg:x="7.7988in" svg:y="7.2949in" draw:caption-point-x="-0.2402in" draw:caption-point-y="0.6059in">
              <dc:date>2016-09-12T00:00:00</dc:date>
              <text:p text:style-name="P1"><text:span text:style-name="T1">Về quê dự đám cưới bạn</text:span></text:p>
            </office:annotation>
            <text:p>1</text:p>
          </table:table-cell>
          <table:table-cell table:style-name="ce167" office:value-type="float" office:value="0.5">
            <office:annotation draw:style-name="gr4" draw:text-style-name="P1" svg:width="1.1413in" svg:height="0.3902in" svg:x="8.2878in" svg:y="7.2957in" draw:caption-point-x="-0.2402in" draw:caption-point-y="0.6051in">
              <dc:date>2016-09-13T00:00:00</dc:date>
              <text:p text:style-name="P1"><text:span text:style-name="T1">Nghỉ buổi sáng, bị mệt</text:span></text:p>
            </office:annotation>
            <text:p>0.5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1.5492in" svg:y="7.298in" draw:caption-point-x="-0.2402in" draw:caption-point-y="0.6028in">
              <dc:date>2016-09-20T00:00:00</dc:date>
              <text:p text:style-name="P1"><text:span text:style-name="T1">Đi học buổi chiều</text:span></text:p>
            </office:annotation>
            <text:p>0.5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4.7457in" svg:y="7.298in" draw:caption-point-x="-0.2402in" draw:caption-point-y="0.6028in">
              <dc:date>2016-09-19T00:00:00</dc:date>
              <text:p text:style-name="P1"><text:span text:style-name="T1">Đi học, nghỉ buổi chiều</text:span></text:p>
            </office:annotation>
            <text:p>0.5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31">
            <text:p>31</text:p>
          </table:table-cell>
          <table:table-cell table:style-name="ce42" office:value-type="string">
            <text:p>SonPX</text:p>
          </table:table-cell>
          <table:table-cell table:style-name="ce163" table:formula="of:=SUM([.D34:.AH34])" office:value-type="float" office:value="1">
            <text:p>1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2" draw:text-style-name="P1" svg:width="1.1413in" svg:height="0.5457in" svg:x="12.9189in" svg:y="7.5484in" draw:caption-point-x="-0.2402in" draw:caption-point-y="0.6in">
              <dc:date>2016-09-26T00:00:00</dc:date>
              <text:p text:style-name="P1"><text:span text:style-name="T1">Nghỉ buổi chiều, ra ngân hàng có việc</text:span></text:p>
            </office:annotation>
            <text:p>0.5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2" draw:text-style-name="P1" svg:width="1.1413in" svg:height="0.5457in" svg:x="15.202in" svg:y="7.55in" draw:caption-point-x="-0.2402in" draw:caption-point-y="0.5984in">
              <dc:date>2016-09-28T00:00:00</dc:date>
              <text:p text:style-name="P1"><text:span text:style-name="T1">Bận việc đột xuất xin nghỉ buổi sáng</text:span></text:p>
            </office:annotation>
            <text:p>0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32">
            <text:p>32</text:p>
          </table:table-cell>
          <table:table-cell table:style-name="ce42" office:value-type="string">
            <text:p>TienND</text:p>
          </table:table-cell>
          <table:table-cell table:style-name="ce163" table:formula="of:=SUM([.D35:.AH35])" office:value-type="float" office:value="1">
            <text:p>1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15.6587in" svg:y="7.7984in" draw:caption-point-x="-0.2402in" draw:caption-point-y="0.598in">
              <dc:date>2016-09-29T00:00:00</dc:date>
              <text:p text:style-name="P1"><text:span text:style-name="T1">Bận việc nhà</text:span></text:p>
            </office:annotation>
            <text:p>1</text:p>
          </table:table-cell>
          <table:table-cell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33">
            <text:p>33</text:p>
          </table:table-cell>
          <table:table-cell table:style-name="ce42" office:value-type="string">
            <text:p>ThaoDTH</text:p>
          </table:table-cell>
          <table:table-cell table:style-name="ce163" table:formula="of:=SUM([.D36:.AH36])" office:value-type="float" office:value="1.5">
            <text:p>1.5</text:p>
          </table:table-cell>
          <table:table-cell table:style-name="ce167" office:value-type="float" office:value="1">
            <office:annotation draw:style-name="gr7" draw:text-style-name="P1" svg:width="1.1413in" svg:height="0.2634in" svg:x="2.6457in" svg:y="8.0339in" draw:caption-point-x="-0.2402in" draw:caption-point-y="0.6102in">
              <dc:date>2016-09-01T00:00:00</dc:date>
              <text:p text:style-name="P1"><text:span text:style-name="T1">Đi du lich</text:span></text:p>
            </office:annotation>
            <text:p>1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0059in" svg:y="8.0417in" draw:caption-point-x="-0.2402in" draw:caption-point-y="0.6024in">
              <dc:date>2016-09-21T00:00:00</dc:date>
              <text:p text:style-name="P1"><text:span text:style-name="T1">Xe bị hư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9189in" svg:y="8.0429in" draw:caption-point-x="-0.2402in" draw:caption-point-y="0.6012in">
              <dc:date>2016-09-23T00:00:00</dc:date>
              <text:p text:style-name="P1"><text:span text:style-name="T1">8h30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4.7457in" svg:y="8.0449in" draw:caption-point-x="-0.2402in" draw:caption-point-y="0.5992in">
              <dc:date>2016-09-27T00:00:00</dc:date>
              <text:p text:style-name="P1"><text:span text:style-name="T1">Nghỉ sáng, đau bụng, chóng mặt</text:span></text:p>
            </office:annotation>
            <text:p>0.5</text:p>
          </table:table-cell>
          <table:table-cell table:style-name="ce167" office:value-type="float" office:value="0">
            <office:annotation draw:style-name="gr7" draw:text-style-name="P1" svg:width="1.1413in" svg:height="0.2634in" svg:x="15.202in" svg:y="8.1031in" draw:caption-point-x="-0.2402in" draw:caption-point-y="0.5409in">
              <dc:date>2016-09-28T00:00:00</dc:date>
              <text:p text:style-name="P1"><text:span text:style-name="T1">8h33 vào cty</text:span></text:p>
            </office:annotation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5.6587in" svg:y="8.0461in" draw:caption-point-x="-0.2402in" draw:caption-point-y="0.598in">
              <dc:date>2016-09-29T00:00:00</dc:date>
              <text:p text:style-name="P1"><text:span text:style-name="T1">Vá xe nên vào trễ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34">
            <text:p>34</text:p>
          </table:table-cell>
          <table:table-cell table:style-name="ce42" office:value-type="string">
            <text:p>ThamDT</text:p>
          </table:table-cell>
          <table:table-cell table:style-name="ce163" table:formula="of:=SUM([.D37:.AH37])" office:value-type="float" office:value="0.5">
            <text:p>0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2" draw:text-style-name="P1" svg:width="1.1413in" svg:height="0.5457in" svg:x="6.3311in" svg:y="8.2846in" draw:caption-point-x="-0.2402in" draw:caption-point-y="0.6071in">
              <dc:date>2016-09-09T00:00:00</dc:date>
              <text:p text:style-name="P1"><text:span text:style-name="T1">8h25 vào cty, nghỉ buổi chiều, bị cảm</text:span></text:p>
            </office:annotation>
            <text:p>0.5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35">
            <text:p>35</text:p>
          </table:table-cell>
          <table:table-cell table:style-name="ce42" office:value-type="string">
            <text:p>ThinhDH</text:p>
          </table:table-cell>
          <table:table-cell table:style-name="ce163" table:formula="of:=SUM([.D38:.AH38])" office:value-type="float" office:value="0"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15"/>
          <table:table-cell table:style-name="ce41" table:number-columns-repeated="952"/>
        </table:table-row>
        <table:table-row table:style-name="ro7">
          <table:table-cell table:style-name="ce40" office:value-type="float" office:value="36">
            <text:p>36</text:p>
          </table:table-cell>
          <table:table-cell table:style-name="ce42" office:value-type="string">
            <text:p>ThinhT</text:p>
          </table:table-cell>
          <table:table-cell table:style-name="ce163" table:formula="of:=SUM([.D39:.AH39])" office:value-type="float" office:value="3">
            <text:p>3</text:p>
          </table:table-cell>
          <table:table-cell table:style-name="ce167" office:value-type="float" office:value="0.5">
            <office:annotation draw:style-name="gr7" draw:text-style-name="P1" svg:width="1.1413in" svg:height="0.2634in" svg:x="2.6457in" svg:y="8.776in" draw:caption-point-x="-0.2402in" draw:caption-point-y="0.611in">
              <dc:date>2016-08-31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167" table:number-columns-repeated="3"/>
          <table:table-cell table:style-name="ce167" office:value-type="float" office:value="0">
            <office:annotation draw:style-name="gr7" draw:text-style-name="P1" svg:width="1.1413in" svg:height="0.2634in" svg:x="4.472in" svg:y="8.7776in" draw:caption-point-x="-0.2402in" draw:caption-point-y="0.6094in">
              <dc:date>2016-09-0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0059in" svg:y="8.785in" draw:caption-point-x="-0.2402in" draw:caption-point-y="0.602in">
              <dc:date>2016-09-21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12.9189in" svg:y="8.7854in" draw:caption-point-x="-0.2402in" draw:caption-point-y="0.6016in">
              <dc:date>2016-09-22T00:00:00</dc:date>
              <text:p text:style-name="P1"><text:span text:style-name="T1">Về quê</text:span></text:p>
            </office:annotation>
            <text:p>1</text:p>
          </table:table-cell>
          <table:table-cell table:style-name="ce167" table:number-columns-repeated="2"/>
          <table:table-cell table:style-name="ce167" office:value-type="float" office:value="1">
            <office:annotation draw:style-name="gr7" draw:text-style-name="P1" svg:width="1.1413in" svg:height="0.2634in" svg:x="14.289in" svg:y="8.7854in" draw:caption-point-x="-0.2402in" draw:caption-point-y="0.6016in">
              <dc:date>2016-09-22T00:00:00</dc:date>
              <text:p text:style-name="P1"><text:span text:style-name="T1">Về quê</text:span></text:p>
            </office:annotation>
            <text:p>1</text:p>
          </table:table-cell>
          <table:table-cell table:style-name="ce167" office:value-type="float" office:value="0.5">
            <office:annotation draw:style-name="gr4" draw:text-style-name="P1" svg:width="1.1413in" svg:height="0.3902in" svg:x="14.7457in" svg:y="8.7878in" draw:caption-point-x="-0.2402in" draw:caption-point-y="0.5992in">
              <dc:date>2016-09-27T00:00:00</dc:date>
              <text:p text:style-name="P1"><text:span text:style-name="T1">Nghỉ buổi sáng, mệt, xe vào trễ</text:span></text:p>
            </office:annotation>
            <text:p>0.5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37">
            <text:p>37</text:p>
          </table:table-cell>
          <table:table-cell table:style-name="ce42" office:value-type="string">
            <text:p>ThoaiVK</text:p>
          </table:table-cell>
          <table:table-cell table:style-name="ce163" table:formula="of:=SUM([.D40:.AH40])" office:value-type="float" office:value="1.5">
            <text:p>1.5</text:p>
          </table:table-cell>
          <table:table-cell table:style-name="ce167" office:value-type="float" office:value="0">
            <office:annotation draw:style-name="gr7" draw:text-style-name="P1" svg:width="1.1413in" svg:height="0.2634in" svg:x="2.6457in" svg:y="9.0244in" draw:caption-point-x="-0.2402in" draw:caption-point-y="0.6102in">
              <dc:date>2016-09-01T00:00:00</dc:date>
              <text:p text:style-name="P1"><text:span text:style-name="T1">8h30 vào cty</text:span></text:p>
            </office:annotation>
            <text:p>0</text:p>
          </table:table-cell>
          <table:table-cell table:style-name="ce167" table:number-columns-repeated="3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4.9287in" svg:y="9.0264in" draw:caption-point-x="-0.2402in" draw:caption-point-y="0.6083in">
              <dc:date>2016-09-06T00:00:00</dc:date>
              <text:p text:style-name="P1"><text:span text:style-name="T1">Đi học buổi chiều</text:span></text:p>
            </office:annotation>
            <text:p>0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6.3311in" svg:y="9.0276in" draw:caption-point-x="-0.2402in" draw:caption-point-y="0.6071in">
              <dc:date>2016-09-09T00:00:00</dc:date>
              <text:p text:style-name="P1"><text:span text:style-name="T1">8h30 vào cty</text:span></text:p>
            </office:annotation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1.5492in" svg:y="9.0319in" draw:caption-point-x="-0.2402in" draw:caption-point-y="0.6028in">
              <dc:date>2016-09-19T00:00:00</dc:date>
              <text:p text:style-name="P1"><text:span text:style-name="T1">Đi học, nghỉ buổi chiều</text:span></text:p>
            </office:annotation>
            <text:p>0.5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9189in" svg:y="9.0335in" draw:caption-point-x="-0.2402in" draw:caption-point-y="0.6012in">
              <dc:date>2016-09-23T00:00:00</dc:date>
              <text:p text:style-name="P1"><text:span text:style-name="T1">8h30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4.7457in" svg:y="9.0319in" draw:caption-point-x="-0.2402in" draw:caption-point-y="0.6028in">
              <dc:date>2016-09-19T00:00:00</dc:date>
              <text:p text:style-name="P1"><text:span text:style-name="T1">Đi học, nghỉ buổi chiều</text:span></text:p>
            </office:annotation>
            <text:p>0.5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5.6587in" svg:y="9.0366in" draw:caption-point-x="-0.2402in" draw:caption-point-y="0.598in">
              <dc:date>2016-09-29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38">
            <text:p>38</text:p>
          </table:table-cell>
          <table:table-cell table:style-name="ce42" office:value-type="string">
            <text:p>ThuyLTT</text:p>
          </table:table-cell>
          <table:table-cell table:style-name="ce163" table:formula="of:=SUM([.D41:.AH41])" office:value-type="float" office:value="1">
            <text:p>1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style-name="ce167" office:value-type="float" office:value="0">
            <office:annotation draw:style-name="gr7" draw:text-style-name="P1" svg:width="1.1413in" svg:height="0.2634in" svg:x="4.472in" svg:y="9.2736in" draw:caption-point-x="-0.2402in" draw:caption-point-y="0.6087in">
              <dc:date>2016-09-06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4.9287in" svg:y="9.2736in" draw:caption-point-x="-0.2402in" draw:caption-point-y="0.6087in">
              <dc:date>2016-09-06T00:00:00</dc:date>
              <text:p text:style-name="P1"><text:span text:style-name="T1">8h35 vào cty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5.3854in" svg:y="9.2744in" draw:caption-point-x="-0.2402in" draw:caption-point-y="0.6079in">
              <dc:date>2016-09-07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6.3311in" svg:y="9.2752in" draw:caption-point-x="-0.2402in" draw:caption-point-y="0.6071in">
              <dc:date>2016-09-09T00:00:00</dc:date>
              <text:p text:style-name="P1"><text:span text:style-name="T1">Nghỉ buổi sáng đi khám mắt</text:span></text:p>
            </office:annotation>
            <text:p>0.5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8.2878in" svg:y="9.2772in" draw:caption-point-x="-0.2402in" draw:caption-point-y="0.6051in">
              <dc:date>2016-09-1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1.5492in" svg:y="9.2795in" draw:caption-point-x="-0.2402in" draw:caption-point-y="0.6028in">
              <dc:date>2016-09-20T00:00:00</dc:date>
              <text:p text:style-name="P1"><text:span text:style-name="T1">Bị đau bụng</text:span></text:p>
            </office:annotation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2.0059in" svg:y="9.2799in" draw:caption-point-x="-0.2402in" draw:caption-point-y="0.6024in">
              <dc:date>2016-09-21T00:00:00</dc:date>
              <text:p text:style-name="P1"><text:span text:style-name="T1">Tối qua làm việc trễ nên ngủ quên</text:span></text:p>
            </office:annotation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4622in" svg:y="9.2803in" draw:caption-point-x="-0.2402in" draw:caption-point-y="0.602in">
              <dc:date>2016-09-22T00:00:00</dc:date>
              <text:p text:style-name="P1"><text:span text:style-name="T1">8h4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14.7457in" svg:y="9.2831in" draw:caption-point-x="-0.2402in" draw:caption-point-y="0.5992in">
              <dc:date>2016-09-30T00:00:00</dc:date>
              <text:p text:style-name="P1"><text:span text:style-name="T1">Nghỉ sáng đi khám bệnh</text:span></text:p>
            </office:annotation>
            <text:p>0.5</text:p>
          </table:table-cell>
          <table:table-cell table:style-name="ce167" office:value-type="float" office:value="0">
            <office:annotation draw:style-name="gr7" draw:text-style-name="P1" svg:width="1.1413in" svg:height="0.2634in" svg:x="15.202in" svg:y="9.2839in" draw:caption-point-x="-0.2402in" draw:caption-point-y="0.5984in">
              <dc:date>2016-09-28T00:00:00</dc:date>
              <text:p text:style-name="P1"><text:span text:style-name="T1">8h45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6.1154in" svg:y="9.2846in" draw:caption-point-x="-0.2402in" draw:caption-point-y="0.5976in">
              <dc:date>2016-09-30T00:00:00</dc:date>
              <text:p text:style-name="P1"><text:span text:style-name="T1">Chở me di cv nên vào trễ</text:span></text:p>
            </office:annotation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39">
            <text:p>39</text:p>
          </table:table-cell>
          <table:table-cell table:style-name="ce42" office:value-type="string">
            <text:p>TrungHT</text:p>
          </table:table-cell>
          <table:table-cell table:style-name="ce163" table:formula="of:=SUM([.D42:.AH42])" office:value-type="float" office:value="0">
            <text:p>0</text:p>
          </table:table-cell>
          <table:table-cell table:style-name="ce167" table:number-columns-repeated="4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40">
            <text:p>40</text:p>
          </table:table-cell>
          <table:table-cell table:style-name="ce42" office:value-type="string">
            <text:p>TruyenLVC</text:p>
          </table:table-cell>
          <table:table-cell table:style-name="ce163" table:formula="of:=SUM([.D43:.AH43])" office:value-type="float" office:value="1">
            <text:p>1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3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5.8421in" svg:y="9.7701in" draw:caption-point-x="-0.2402in" draw:caption-point-y="0.6075in">
              <dc:date>2016-09-08T00:00:00</dc:date>
              <text:p text:style-name="P1"><text:span text:style-name="T1">8h30 vào cty</text:span></text:p>
            </office:annotation>
            <text:p>0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4" draw:text-style-name="P1" svg:width="1.1413in" svg:height="0.3902in" svg:x="7.7988in" svg:y="9.7717in" draw:caption-point-x="-0.2402in" draw:caption-point-y="0.6059in">
              <dc:date>2016-09-12T00:00:00</dc:date>
              <text:p text:style-name="P1"><text:span text:style-name="T1">9h5 vào cty, làm việc khuya</text:span></text:p>
            </office:annotation>
            <text:p>0</text:p>
          </table:table-cell>
          <table:table-cell table:number-columns-repeated="4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1.5492in" svg:y="9.7748in" draw:caption-point-x="-0.2402in" draw:caption-point-y="0.6028in">
              <dc:date>2016-09-20T00:00:00</dc:date>
              <text:p text:style-name="P1"><text:span text:style-name="T1">Tối qua làm khuya nên vô trễ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table:number-columns-repeated="2"/>
          <table:table-cell table:style-name="ce167" office:value-type="float" office:value="0">
            <office:annotation draw:style-name="gr4" draw:text-style-name="P1" svg:width="1.1413in" svg:height="0.3902in" svg:x="14.289in" svg:y="9.7772in" draw:caption-point-x="-0.2402in" draw:caption-point-y="0.6004in">
              <dc:date>2016-09-26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1">
            <office:annotation draw:style-name="gr7" draw:text-style-name="P1" svg:width="1.1413in" svg:height="0.2634in" svg:x="16.1154in" svg:y="9.7799in" draw:caption-point-x="-0.2402in" draw:caption-point-y="0.5976in">
              <dc:date>2016-09-30T00:00:00</dc:date>
              <text:p text:style-name="P1"><text:span text:style-name="T1">Bị sốt</text:span></text:p>
            </office:annotation>
            <text:p>1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41">
            <text:p>41</text:p>
          </table:table-cell>
          <table:table-cell table:style-name="ce42" office:value-type="string">
            <text:p>VietBA</text:p>
          </table:table-cell>
          <table:table-cell table:style-name="ce163" table:formula="of:=SUM([.D44:.AH44])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2.6457in" svg:y="10.0154in" draw:caption-point-x="-0.2402in" draw:caption-point-y="0.6102in">
              <dc:date>2016-09-01T00:00:00</dc:date>
              <text:p text:style-name="P1"><text:span text:style-name="T1">8h30 vào cty</text:span></text:p>
            </office:annotation>
            <text:p>0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4" table:style-name="ce167" office:value-type="float" office:value="0">
            <text:p>0</text:p>
          </table:table-cell>
          <table:table-cell table:style-name="ce167" office:value-type="float" office:value="0">
            <office:annotation draw:style-name="gr7" draw:text-style-name="P1" svg:width="1.1413in" svg:height="0.2634in" svg:x="12.9189in" svg:y="10.0244in" draw:caption-point-x="-0.2402in" draw:caption-point-y="0.6012in">
              <dc:date>2016-09-23T00:00:00</dc:date>
              <text:p text:style-name="P1"><text:span text:style-name="T1">8h33 vào cty</text:span></text:p>
            </office:annotation>
            <text:p>0</text:p>
          </table:table-cell>
          <table:table-cell table:style-name="ce167" table:number-columns-repeated="2"/>
          <table:table-cell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4.7457in" svg:y="10.0264in" draw:caption-point-x="-0.2402in" draw:caption-point-y="0.5992in">
              <dc:date>2016-09-27T00:00:00</dc:date>
              <text:p text:style-name="P1"><text:span text:style-name="T1">Bận việc vào trễ 1h</text:span></text:p>
            </office:annotation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5.202in" svg:y="10.0272in" draw:caption-point-x="-0.2402in" draw:caption-point-y="0.5984in">
              <dc:date>2016-09-28T00:00:00</dc:date>
              <text:p text:style-name="P1"><text:span text:style-name="T1">Bận việc riêng xin vô trễ,9h 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7">
          <table:table-cell table:style-name="ce40" office:value-type="float" office:value="42">
            <text:p>42</text:p>
          </table:table-cell>
          <table:table-cell table:style-name="ce42" office:value-type="string">
            <text:p>VinhP</text:p>
          </table:table-cell>
          <table:table-cell table:style-name="ce163" table:formula="of:=SUM([.D45:.AH45])" office:value-type="float" office:value="1">
            <text:p>1</text:p>
          </table:table-cell>
          <table:table-cell table:style-name="ce167" office:value-type="float" office:value="0.5">
            <office:annotation draw:style-name="gr4" draw:text-style-name="P1" svg:width="1.1413in" svg:height="0.3902in" svg:x="2.6457in" svg:y="10.263in" draw:caption-point-x="-0.2402in" draw:caption-point-y="0.6102in">
              <dc:date>2016-09-01T00:00:00</dc:date>
              <text:p text:style-name="P1"><text:span text:style-name="T1">Nghỉ buổi chiều đi dky thi TOEIC</text:span></text:p>
            </office:annotation>
            <text:p>0.5</text:p>
          </table:table-cell>
          <table:table-cell table:style-name="ce167" table:number-columns-repeated="3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3" table:style-name="ce167" office:value-type="float" office:value="0">
            <text:p>0</text:p>
          </table:table-cell>
          <table:table-cell table:style-name="ce167" office:value-type="float" office:value="0.5">
            <office:annotation draw:style-name="gr4" draw:text-style-name="P1" svg:width="1.1413in" svg:height="0.3902in" svg:x="9.2661in" svg:y="10.2689in" draw:caption-point-x="-0.2402in" draw:caption-point-y="0.6043in">
              <dc:date>2016-09-15T00:00:00</dc:date>
              <text:p text:style-name="P1"><text:span text:style-name="T1">Nghỉ chiều đi thi TOEIC</text:span></text:p>
            </office:annotation>
            <text:p>0.5</text:p>
          </table:table-cell>
          <table:table-cell table:style-name="ce167" office:value-type="float" office:value="0">
            <text:p>0</text:p>
          </table:table-cell>
          <table:table-cell table:style-name="ce167" table:number-columns-repeated="2"/>
          <table:table-cell table:number-columns-repeated="5" table:style-name="ce167" office:value-type="float" office:value="0">
            <text:p>0</text:p>
          </table:table-cell>
          <table:table-cell table:style-name="ce167" table:number-columns-repeated="2"/>
          <table:table-cell table:number-columns-repeated="2" table:style-name="ce167" office:value-type="float" office:value="0">
            <text:p>0</text:p>
          </table:table-cell>
          <table:table-cell table:style-name="ce167" office:value-type="float" office:value="0">
            <office:annotation draw:style-name="gr4" draw:text-style-name="P1" svg:width="1.1413in" svg:height="0.3902in" svg:x="15.202in" svg:y="10.2748in" draw:caption-point-x="-0.2402in" draw:caption-point-y="0.5984in">
              <dc:date>2016-09-28T00:00:00</dc:date>
              <text:p text:style-name="P1"><text:span text:style-name="T1">Đi lấy bảng điểm TOEIC, vô trễ 1h</text:span></text:p>
            </office:annotation>
            <text:p>0</text:p>
          </table:table-cell>
          <table:table-cell table:number-columns-repeated="2" table:style-name="ce167" office:value-type="float" office:value="0">
            <text:p>0</text:p>
          </table:table-cell>
          <table:table-cell table:style-name="ce167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68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68" table:number-columns-repeated="4"/>
          <table:table-cell table:style-name="ce170"/>
          <table:table-cell table:style-name="ce168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68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68" table:number-columns-repeated="4"/>
          <table:table-cell table:style-name="ce171" table:number-columns-repeated="7"/>
          <table:table-cell table:style-name="ce168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68" table:number-columns-repeated="31"/>
          <table:table-cell table:style-name="ce41" table:number-columns-repeated="952"/>
        </table:table-row>
        <table:table-row table:style-name="ro2" table:number-rows-repeated="983126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10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84"/>
        <table:table-column table:style-name="co22" table:number-columns-repeated="7" table:default-cell-style-name="ce184"/>
        <table:table-column table:style-name="co21" table:number-columns-repeated="16" table:default-cell-style-name="ce184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79" table:number-columns-repeated="8"/>
          <table:table-cell table:style-name="ce187" office:value-type="string" table:number-columns-spanned="2" table:number-rows-spanned="1">
            <text:p>Month</text:p>
          </table:table-cell>
          <table:covered-table-cell table:style-name="ce188"/>
          <table:table-cell table:style-name="ce189" table:content-validation-name="val1" office:value-type="float" office:value="10" table:number-columns-spanned="2" table:number-rows-spanned="1">
            <text:p>10</text:p>
          </table:table-cell>
          <table:covered-table-cell table:style-name="ce188"/>
          <table:table-cell table:style-name="ce187" office:value-type="string" table:number-columns-spanned="2" table:number-rows-spanned="1">
            <text:p>Year</text:p>
          </table:table-cell>
          <table:covered-table-cell table:style-name="ce188"/>
          <table:table-cell table:style-name="ce187" office:value-type="float" office:value="2016" table:number-columns-spanned="2" table:number-rows-spanned="1">
            <text:p>2016</text:p>
          </table:table-cell>
          <table:covered-table-cell table:style-name="ce190"/>
          <table:table-cell table:style-name="ce179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80" table:formula="of:=DATE([.$R$1];[.N1];1)" office:value-type="date" office:date-value="2016-10-01">
            <text:p>01</text:p>
          </table:table-cell>
          <table:table-cell table:style-name="ce180" table:formula="of:=[.D2]+1" office:value-type="date" office:date-value="2016-10-02">
            <office:annotation draw:style-name="gr4" draw:text-style-name="P1" svg:width="1.1413in" svg:height="0.3902in" svg:x="3.1024in" svg:y="0.0413in" draw:caption-point-x="-0.2402in" draw:caption-point-y="0.1961in">
              <dc:date>2016-09-01T00:00:00</dc:date>
              <text:p text:style-name="P1"><text:span text:style-name="T1">Nghỉ lễ Quốc Khánh</text:span></text:p>
            </office:annotation>
            <text:p>02</text:p>
          </table:table-cell>
          <table:table-cell table:style-name="ce180" table:formula="of:=[.E2]+1" office:value-type="date" office:date-value="2016-10-03">
            <text:p>03</text:p>
          </table:table-cell>
          <table:table-cell table:style-name="ce180" table:formula="of:=[.F2]+1" office:value-type="date" office:date-value="2016-10-04">
            <text:p>04</text:p>
          </table:table-cell>
          <table:table-cell table:style-name="ce180" table:formula="of:=[.G2]+1" office:value-type="date" office:date-value="2016-10-05">
            <text:p>05</text:p>
          </table:table-cell>
          <table:table-cell table:style-name="ce180" table:formula="of:=[.H2]+1" office:value-type="date" office:date-value="2016-10-06">
            <text:p>06</text:p>
          </table:table-cell>
          <table:table-cell table:style-name="ce180" table:formula="of:=[.I2]+1" office:value-type="date" office:date-value="2016-10-07">
            <text:p>07</text:p>
          </table:table-cell>
          <table:table-cell table:style-name="ce180" table:formula="of:=[.J2]+1" office:value-type="date" office:date-value="2016-10-08">
            <text:p>08</text:p>
          </table:table-cell>
          <table:table-cell table:style-name="ce180" table:formula="of:=[.K2]+1" office:value-type="date" office:date-value="2016-10-09">
            <text:p>09</text:p>
          </table:table-cell>
          <table:table-cell table:style-name="ce180" table:formula="of:=[.L2]+1" office:value-type="date" office:date-value="2016-10-10">
            <text:p>10</text:p>
          </table:table-cell>
          <table:table-cell table:style-name="ce180" table:formula="of:=[.M2]+1" office:value-type="date" office:date-value="2016-10-11">
            <text:p>11</text:p>
          </table:table-cell>
          <table:table-cell table:style-name="ce180" table:formula="of:=[.N2]+1" office:value-type="date" office:date-value="2016-10-12">
            <text:p>12</text:p>
          </table:table-cell>
          <table:table-cell table:style-name="ce180" table:formula="of:=[.O2]+1" office:value-type="date" office:date-value="2016-10-13">
            <text:p>13</text:p>
          </table:table-cell>
          <table:table-cell table:style-name="ce180" table:formula="of:=[.P2]+1" office:value-type="date" office:date-value="2016-10-14">
            <text:p>14</text:p>
          </table:table-cell>
          <table:table-cell table:style-name="ce180" table:formula="of:=[.Q2]+1" office:value-type="date" office:date-value="2016-10-15">
            <text:p>15</text:p>
          </table:table-cell>
          <table:table-cell table:style-name="ce180" table:formula="of:=[.R2]+1" office:value-type="date" office:date-value="2016-10-16">
            <text:p>16</text:p>
          </table:table-cell>
          <table:table-cell table:style-name="ce180" table:formula="of:=[.S2]+1" office:value-type="date" office:date-value="2016-10-17">
            <text:p>17</text:p>
          </table:table-cell>
          <table:table-cell table:style-name="ce180" table:formula="of:=[.T2]+1" office:value-type="date" office:date-value="2016-10-18">
            <text:p>18</text:p>
          </table:table-cell>
          <table:table-cell table:style-name="ce180" table:formula="of:=[.U2]+1" office:value-type="date" office:date-value="2016-10-19">
            <text:p>19</text:p>
          </table:table-cell>
          <table:table-cell table:style-name="ce180" table:formula="of:=[.V2]+1" office:value-type="date" office:date-value="2016-10-20">
            <text:p>20</text:p>
          </table:table-cell>
          <table:table-cell table:style-name="ce180" table:formula="of:=[.W2]+1" office:value-type="date" office:date-value="2016-10-21">
            <text:p>21</text:p>
          </table:table-cell>
          <table:table-cell table:style-name="ce180" table:formula="of:=[.X2]+1" office:value-type="date" office:date-value="2016-10-22">
            <text:p>22</text:p>
          </table:table-cell>
          <table:table-cell table:style-name="ce180" table:formula="of:=[.Y2]+1" office:value-type="date" office:date-value="2016-10-23">
            <text:p>23</text:p>
          </table:table-cell>
          <table:table-cell table:style-name="ce180" table:formula="of:=[.Z2]+1" office:value-type="date" office:date-value="2016-10-24">
            <text:p>24</text:p>
          </table:table-cell>
          <table:table-cell table:style-name="ce180" table:formula="of:=[.AA2]+1" office:value-type="date" office:date-value="2016-10-25">
            <text:p>25</text:p>
          </table:table-cell>
          <table:table-cell table:style-name="ce180" table:formula="of:=[.AB2]+1" office:value-type="date" office:date-value="2016-10-26">
            <text:p>26</text:p>
          </table:table-cell>
          <table:table-cell table:style-name="ce180" table:formula="of:=[.AC2]+1" office:value-type="date" office:date-value="2016-10-27">
            <text:p>27</text:p>
          </table:table-cell>
          <table:table-cell table:style-name="ce180" table:formula="of:=[.AD2]+1" office:value-type="date" office:date-value="2016-10-28">
            <text:p>28</text:p>
          </table:table-cell>
          <table:table-cell table:style-name="ce180" table:formula="of:=[.AE2]+1" office:value-type="date" office:date-value="2016-10-29">
            <text:p>29</text:p>
          </table:table-cell>
          <table:table-cell table:style-name="ce180" table:formula="of:=[.AF2]+1" office:value-type="date" office:date-value="2016-10-30">
            <text:p>30</text:p>
          </table:table-cell>
          <table:table-cell table:style-name="ce180" table:formula="of:=[.AG2]+1" office:value-type="date" office:date-value="2016-10-31">
            <text:p>31</text:p>
          </table:table-cell>
          <table:table-cell table:style-name="ce70" table:number-columns-repeated="952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81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1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1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1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1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1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1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1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1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1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1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1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1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1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1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1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1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1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1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1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1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1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1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1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81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81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81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81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81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81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81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0" table:number-columns-repeated="952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78" table:formula="of:=SUM([.D4:.AH4])" office:value-type="float" office:value="1">
            <text:p>1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4.0157in" svg:y="0.1106in" draw:caption-point-x="-0.2402in" draw:caption-point-y="0.6075in">
              <dc:date>2016-10-04T00:00:00</dc:date>
              <text:p text:style-name="P1"><text:span text:style-name="T1">Tối qua làm trễ, 9h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4.472in" svg:y="0.1118in" draw:caption-point-x="-0.2402in" draw:caption-point-y="0.6063in">
              <dc:date>2016-10-05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5.3854in" svg:y="0.113in" draw:caption-point-x="-0.2402in" draw:caption-point-y="0.6051in">
              <dc:date>2016-10-07T00:00:00</dc:date>
              <text:p text:style-name="P1"><text:span text:style-name="T1">8h45 vào cty, tối qua làm muộn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1">
            <office:annotation draw:style-name="gr7" draw:text-style-name="P1" svg:width="1.1413in" svg:height="0.2634in" svg:x="6.8205in" svg:y="0.1142in" draw:caption-point-x="-0.2402in" draw:caption-point-y="0.6039in">
              <dc:date>2016-10-10T00:00:00</dc:date>
              <text:p text:style-name="P1"><text:span text:style-name="T1">Bận việc nhà</text:span></text:p>
            </office:annotation>
            <text:p>1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7.7988in" svg:y="0.115in" draw:caption-point-x="-0.2402in" draw:caption-point-y="0.6031in">
              <dc:date>2016-10-12T00:00:00</dc:date>
              <text:p text:style-name="P1"><text:span text:style-name="T1">Bị mệt, sốt xin tới trễ chút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8.2878in" svg:y="0.1154in" draw:caption-point-x="-0.2402in" draw:caption-point-y="0.6028in">
              <dc:date>2016-10-13T00:00:00</dc:date>
              <text:p text:style-name="P1"><text:span text:style-name="T1">8h37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8.7768in" svg:y="0.1157in" draw:caption-point-x="-0.2402in" draw:caption-point-y="0.6024in">
              <dc:date>2016-10-14T00:00:00</dc:date>
              <text:p text:style-name="P1"><text:span text:style-name="T1">8h45 vào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10.1791in" svg:y="0.1165in" draw:caption-point-x="-0.2402in" draw:caption-point-y="0.6016in">
              <dc:date>2016-10-17T00:00:00</dc:date>
              <text:p text:style-name="P1"><text:span text:style-name="T1">8h35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11.0925in" svg:y="0.1173in" draw:caption-point-x="-0.2402in" draw:caption-point-y="0.6008in">
              <dc:date>2016-10-19T00:00:00</dc:date>
              <text:p text:style-name="P1"><text:span text:style-name="T1">Bận việc nhà xin vào trễ</text:span></text:p>
            </office:annotation>
            <text:p>0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3.8323in" svg:y="0.1197in" draw:caption-point-x="-0.2402in" draw:caption-point-y="0.5984in">
              <dc:date>2016-10-25T00:00:00</dc:date>
              <text:p text:style-name="P1"><text:span text:style-name="T1">9h25 vào cty</text:span></text:p>
            </office:annotation>
            <text:p>0</text:p>
          </table:table-cell>
          <table:table-cell table:style-name="ce182" office:value-type="float" office:value="0">
            <office:annotation draw:style-name="gr3" draw:text-style-name="P1" svg:width="1.1413in" svg:height="0.7012in" svg:x="14.289in" svg:y="0.1197in" draw:caption-point-x="-0.2402in" draw:caption-point-y="0.5984in">
              <dc:date>2016-10-26T00:00:00</dc:date>
              <text:p text:style-name="P1"><text:span text:style-name="T1">Tối qua làm khuya nên đi trễ, xin vào trễ 8h50 vao cty</text:span></text:p>
            </office:annotation>
            <text:p>0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78" table:formula="of:=SUM([.D5:.AH5])" office:value-type="float" office:value="2">
            <text:p>2</text:p>
          </table:table-cell>
          <table:table-cell table:style-name="ce182" table:number-columns-repeated="2"/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4.9287in" svg:y="0.3602in" draw:caption-point-x="-0.2402in" draw:caption-point-y="0.6055in">
              <dc:date>2016-10-06T00:00:00</dc:date>
              <text:p text:style-name="P1"><text:span text:style-name="T1">Bận việc nhà đột xuất</text:span></text:p>
            </office:annotation>
            <text:p>0.5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7.7988in" svg:y="0.3626in" draw:caption-point-x="-0.2402in" draw:caption-point-y="0.6031in">
              <dc:date>2016-10-12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8.2878in" svg:y="0.363in" draw:caption-point-x="-0.2402in" draw:caption-point-y="0.6028in">
              <dc:date>2016-10-13T00:00:00</dc:date>
              <text:p text:style-name="P1"><text:span text:style-name="T1">8h40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8.7768in" svg:y="0.3638in" draw:caption-point-x="-0.2402in" draw:caption-point-y="0.602in">
              <dc:date>2016-10-14T00:00:00</dc:date>
              <text:p text:style-name="P1"><text:span text:style-name="T1">9h vào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1">
            <office:annotation draw:style-name="gr4" draw:text-style-name="P1" svg:width="1.1413in" svg:height="0.3902in" svg:x="10.1791in" svg:y="0.3642in" draw:caption-point-x="-0.2402in" draw:caption-point-y="0.6016in">
              <dc:date>2016-10-17T00:00:00</dc:date>
              <text:p text:style-name="P1"><text:span text:style-name="T1">Bận việc nhà</text:span></text:p>
            </office:annotation>
            <text:p>1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2.0059in" svg:y="0.3669in" draw:caption-point-x="-0.2402in" draw:caption-point-y="0.5988in">
              <dc:date>2016-10-25T00:00:00</dc:date>
              <text:p text:style-name="P1"><text:span text:style-name="T1">8h45 vô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4" draw:text-style-name="P1" svg:width="1.1413in" svg:height="0.3902in" svg:x="13.3756in" svg:y="0.3665in" draw:caption-point-x="-0.2402in" draw:caption-point-y="0.5992in">
              <dc:date>2016-10-24T00:00:00</dc:date>
              <text:p text:style-name="P1"><text:span text:style-name="T1">Bận việc nhà vô trễ, 9h20 vào cty</text:span></text:p>
            </office:annotation>
            <text:p>0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14.7457in" svg:y="0.3665in" draw:caption-point-x="-0.2402in" draw:caption-point-y="0.5992in">
              <dc:date>2016-10-27T00:00:00</dc:date>
              <text:p text:style-name="P1"><text:span text:style-name="T1">Bận việc nhà vô trễ, 9h07 vào cty</text:span></text:p>
            </office:annotation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15.202in" svg:y="0.3681in" draw:caption-point-x="-0.2402in" draw:caption-point-y="0.5976in">
              <dc:date>2016-10-28T00:00:00</dc:date>
              <text:p text:style-name="P1"><text:span text:style-name="T1">Bị mệt, off buổi sáng</text:span></text:p>
            </office:annotation>
            <text:p>0.5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78" table:formula="of:=SUM([.D6:.AH6])" office:value-type="float" office:value="1">
            <text:p>1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3.5591in" svg:y="0.6055in" draw:caption-point-x="-0.2402in" draw:caption-point-y="0.6079in">
              <dc:date>2016-10-03T00:00:00</dc:date>
              <text:p text:style-name="P1"><text:span text:style-name="T1">8h35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4.0157in" svg:y="0.6059in" draw:caption-point-x="-0.2402in" draw:caption-point-y="0.6075in">
              <dc:date>2016-10-04T00:00:00</dc:date>
              <text:p text:style-name="P1"><text:span text:style-name="T1">8h15 vào cty</text:span></text:p>
            </office:annotation>
            <text:p>0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1">
            <office:annotation draw:style-name="gr7" draw:text-style-name="P1" svg:width="1.1413in" svg:height="0.2634in" svg:x="5.3854in" svg:y="0.6079in" draw:caption-point-x="-0.2402in" draw:caption-point-y="0.6055in">
              <dc:date>2016-10-06T00:00:00</dc:date>
              <text:p text:style-name="P1"><text:span text:style-name="T1">Đi khám bệnh</text:span></text:p>
            </office:annotation>
            <text:p>1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7.7988in" svg:y="0.6102in" draw:caption-point-x="-0.2402in" draw:caption-point-y="0.6031in">
              <dc:date>2016-10-12T00:00:00</dc:date>
              <text:p text:style-name="P1"><text:span text:style-name="T1">8h25 vào cty</text:span></text:p>
            </office:annotation>
            <text:p>0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12.0059in" svg:y="0.6146in" draw:caption-point-x="-0.2402in" draw:caption-point-y="0.5988in">
              <dc:date>2016-10-25T00:00:00</dc:date>
              <text:p text:style-name="P1"><text:span text:style-name="T1">Bận việc đột xuất, 9h5 vô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3.8323in" svg:y="0.6146in" draw:caption-point-x="-0.2402in" draw:caption-point-y="0.5988in">
              <dc:date>2016-10-25T00:00:00</dc:date>
              <text:p text:style-name="P1"><text:span text:style-name="T1">8h18 vào cty</text:span></text:p>
            </office:annotation>
            <text:p>0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78" table:formula="of:=SUM([.D7:.AH7])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4.0157in" svg:y="0.8535in" draw:caption-point-x="-0.2402in" draw:caption-point-y="0.6075in">
              <dc:date>2016-10-04T00:00:00</dc:date>
              <text:p text:style-name="P1"><text:span text:style-name="T1">Đi trễ, đang chạy lên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4.472in" svg:y="0.9122in" draw:caption-point-x="-0.2402in" draw:caption-point-y="0.5488in">
              <dc:date>2016-10-0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8.2878in" svg:y="0.8583in" draw:caption-point-x="-0.2402in" draw:caption-point-y="0.6028in">
              <dc:date>2016-10-13T00:00:00</dc:date>
              <text:p text:style-name="P1"><text:span text:style-name="T1">Có việc xin tới trễ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1.5492in" svg:y="0.8606in" draw:caption-point-x="-0.2402in" draw:caption-point-y="0.6004in">
              <dc:date>2016-10-20T00:00:00</dc:date>
              <text:p text:style-name="P1"><text:span text:style-name="T1">8h45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2.0059in" svg:y="0.8622in" draw:caption-point-x="-0.2402in" draw:caption-point-y="0.5988in">
              <dc:date>2016-10-25T00:00:00</dc:date>
              <text:p text:style-name="P1"><text:span text:style-name="T1">deplo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3.8323in" svg:y="0.8622in" draw:caption-point-x="-0.2402in" draw:caption-point-y="0.5988in">
              <dc:date>2016-10-25T00:00:00</dc:date>
              <text:p text:style-name="P1"><text:span text:style-name="T1">8h45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4.289in" svg:y="0.8626in" draw:caption-point-x="-0.2402in" draw:caption-point-y="0.5984in">
              <dc:date>2016-10-26T00:00:00</dc:date>
              <text:p text:style-name="P1"><text:span text:style-name="T1">8h35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5.202in" svg:y="0.8634in" draw:caption-point-x="-0.2402in" draw:caption-point-y="0.5976in">
              <dc:date>2016-10-28T00:00:00</dc:date>
              <text:p text:style-name="P1"><text:span text:style-name="T1">8h37 vào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16.572in" svg:y="0.8638in" draw:caption-point-x="-0.2402in" draw:caption-point-y="0.5972in">
              <dc:date>2016-10-31T00:00:00</dc:date>
              <text:p text:style-name="P1"><text:span text:style-name="T1">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78" table:formula="of:=SUM([.D8:.AH8])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4.472in" svg:y="1.1024in" draw:caption-point-x="-0.2402in" draw:caption-point-y="0.6063in">
              <dc:date>2016-10-05T00:00:00</dc:date>
              <text:p text:style-name="P1"><text:span text:style-name="T1">Xe bị hư xin vô trễ</text:span></text:p>
            </office:annotation>
            <text:p>0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10.6358in" svg:y="1.1075in" draw:caption-point-x="-0.2402in" draw:caption-point-y="0.6012in">
              <dc:date>2016-10-18T00:00:00</dc:date>
              <text:p text:style-name="P1"><text:span text:style-name="T1">Ngủ quên, xin đi trễ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1.0925in" svg:y="1.1079in" draw:caption-point-x="-0.2402in" draw:caption-point-y="0.6008in">
              <dc:date>2016-10-19T00:00:00</dc:date>
              <text:p text:style-name="P1"><text:span text:style-name="T1">8h45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2.0059in" svg:y="1.1098in" draw:caption-point-x="-0.2402in" draw:caption-point-y="0.5988in">
              <dc:date>2016-10-25T00:00:00</dc:date>
              <text:p text:style-name="P1"><text:span text:style-name="T1">8h37 vào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2" draw:text-style-name="P1" svg:width="1.1413in" svg:height="0.5457in" svg:x="13.3756in" svg:y="1.1094in" draw:caption-point-x="-0.2402in" draw:caption-point-y="0.5992in">
              <dc:date>2016-10-24T00:00:00</dc:date>
              <text:p text:style-name="P1"><text:span text:style-name="T1">Bận việc đột xuất, xin 9h vào cty</text:span></text:p>
            </office:annotation>
            <text:p>0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14.7457in" svg:y="1.1106in" draw:caption-point-x="-0.2402in" draw:caption-point-y="0.598in">
              <dc:date>2016-10-27T00:00:00</dc:date>
              <text:p text:style-name="P1"><text:span text:style-name="T1">Kẹt xa, 8h47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78" table:formula="of:=SUM([.D9:.AH9])" office:value-type="float" office:value="2">
            <text:p>2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1">
            <office:annotation draw:style-name="gr7" draw:text-style-name="P1" svg:width="1.1413in" svg:height="0.2634in" svg:x="7.3094in" svg:y="1.3539in" draw:caption-point-x="-0.2402in" draw:caption-point-y="0.6028in">
              <dc:date>2016-10-13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1">
            <office:annotation draw:style-name="gr4" draw:text-style-name="P1" svg:width="1.1413in" svg:height="0.3902in" svg:x="8.7768in" svg:y="1.3543in" draw:caption-point-x="-0.2402in" draw:caption-point-y="0.6024in">
              <dc:date>2016-10-14T00:00:00</dc:date>
              <text:p text:style-name="P1"><text:span text:style-name="T1">Đi khám bệnh</text:span></text:p>
            </office:annotation>
            <text:p>1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0.6358in" svg:y="1.3555in" draw:caption-point-x="-0.2402in" draw:caption-point-y="0.6012in">
              <dc:date>2016-10-1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4.7457in" svg:y="1.3587in" draw:caption-point-x="-0.2402in" draw:caption-point-y="0.598in">
              <dc:date>2016-10-27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4" draw:text-style-name="P1" svg:width="1.1413in" svg:height="0.3902in" svg:x="16.572in" svg:y="1.3598in" draw:caption-point-x="-0.2402in" draw:caption-point-y="0.5969in">
              <dc:date>2016-10-31T00:00:00</dc:date>
              <text:p text:style-name="P1"><text:span text:style-name="T1">Bị mệt xin vào trễ, 9h44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DucHV</text:p>
          </table:table-cell>
          <table:table-cell table:style-name="ce178" table:formula="of:=SUM([.D10:.AH10])" office:value-type="float" office:value="0">
            <text:p>0</text:p>
          </table:table-cell>
          <table:table-cell table:style-name="ce182" table:number-columns-repeated="9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GiauNV</text:p>
          </table:table-cell>
          <table:table-cell table:style-name="ce178" table:formula="of:=SUM([.D11:.AH11])" office:value-type="float" office:value="1">
            <text:p>1</text:p>
          </table:table-cell>
          <table:table-cell table:style-name="ce182" table:number-columns-repeated="2"/>
          <table:table-cell table:style-name="ce182" office:value-type="float" office:value="1">
            <office:annotation draw:style-name="gr7" draw:text-style-name="P1" svg:width="1.1413in" svg:height="0.2634in" svg:x="3.5591in" svg:y="1.8457in" draw:caption-point-x="-0.2402in" draw:caption-point-y="0.6063in">
              <dc:date>2016-10-05T00:00:00</dc:date>
              <text:p text:style-name="P1"><text:span text:style-name="T1">Bị ốm, sốt </text:span></text:p>
            </office:annotation>
            <text:p>1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2" draw:text-style-name="P1" svg:width="1.1413in" svg:height="0.5457in" svg:x="6.8205in" svg:y="1.848in" draw:caption-point-x="-0.2402in" draw:caption-point-y="0.6039in">
              <dc:date>2016-10-10T00:00:00</dc:date>
              <text:p text:style-name="P1"><text:span text:style-name="T1">Ra ngân hàng có việc, xin vào trễ, 8h40 vào cty</text:span></text:p>
            </office:annotation>
            <text:p>0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91" office:value-type="float" office:value="0">
            <text:p>0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2" office:value-type="string">
            <text:p>HaTH</text:p>
          </table:table-cell>
          <table:table-cell table:style-name="ce178" table:formula="of:=SUM([.D12:.AH12])" office:value-type="float" office:value="0.5">
            <text:p>0.5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1.0925in" svg:y="2.0988in" draw:caption-point-x="-0.2402in" draw:caption-point-y="0.6008in">
              <dc:date>2016-10-19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14.7457in" svg:y="2.1004in" draw:caption-point-x="-0.2402in" draw:caption-point-y="0.5992in">
              <dc:date>2016-10-27T00:00:00</dc:date>
              <text:p text:style-name="P1"><text:span text:style-name="T1">Nghỉ chiều có việc bận</text:span></text:p>
            </office:annotation>
            <text:p>0.5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16.572in" svg:y="2.1024in" draw:caption-point-x="-0.2402in" draw:caption-point-y="0.5972in">
              <dc:date>2016-10-31T00:00:00</dc:date>
              <text:p text:style-name="P1"><text:span text:style-name="T1">8h34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aiNM</text:p>
          </table:table-cell>
          <table:table-cell table:style-name="ce178" table:formula="of:=SUM([.D13:.AH13])" office:value-type="float" office:value="4.5">
            <text:p>4.5</text:p>
          </table:table-cell>
          <table:table-cell table:style-name="ce182" table:number-columns-repeated="2"/>
          <table:table-cell table:style-name="ce182" office:value-type="float" office:value="0.5">
            <office:annotation draw:style-name="gr7" draw:text-style-name="P1" svg:width="1.1413in" svg:height="0.2634in" svg:x="3.5591in" svg:y="2.3417in" draw:caption-point-x="-0.2402in" draw:caption-point-y="0.6055in">
              <dc:date>2016-10-05T00:00:00</dc:date>
              <text:p text:style-name="P1"><text:span text:style-name="T1">Đi dạy</text:span></text:p>
            </office:annotation>
            <text:p>0.5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4.472in" svg:y="2.3417in" draw:caption-point-x="-0.2402in" draw:caption-point-y="0.6055in">
              <dc:date>2016-10-05T00:00:00</dc:date>
              <text:p text:style-name="P1"><text:span text:style-name="T1">Qua trường đi họp</text:span></text:p>
            </office:annotation>
            <text:p>0.5</text:p>
          </table:table-cell>
          <table:table-cell table:style-name="ce182" office:value-type="float" office:value="0.5">
            <office:annotation draw:style-name="gr7" draw:text-style-name="P1" svg:width="1.1413in" svg:height="0.2634in" svg:x="4.9287in" svg:y="2.3417in" draw:caption-point-x="-0.2402in" draw:caption-point-y="0.6055in">
              <dc:date>2016-10-06T00:00:00</dc:date>
              <text:p text:style-name="P1"><text:span text:style-name="T1">Đi dạy buổi sáng</text:span></text:p>
            </office:annotation>
            <text:p>0.5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6.8205in" svg:y="2.3417in" draw:caption-point-x="-0.2402in" draw:caption-point-y="0.6055in">
              <dc:date>2016-10-10T00:00:00</dc:date>
              <text:p text:style-name="P1"><text:span text:style-name="T1">9h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7" draw:text-style-name="P1" svg:width="1.1413in" svg:height="0.2634in" svg:x="7.7988in" svg:y="2.3417in" draw:caption-point-x="-0.2402in" draw:caption-point-y="0.6055in">
              <dc:date>2016-10-06T00:00:00</dc:date>
              <text:p text:style-name="P1"><text:span text:style-name="T1">Đi dạy buổi sáng</text:span></text:p>
            </office:annotation>
            <text:p>0.5</text:p>
          </table:table-cell>
          <table:table-cell table:style-name="ce182" office:value-type="float" office:value="0.5">
            <office:annotation draw:style-name="gr7" draw:text-style-name="P1" svg:width="1.1413in" svg:height="0.2634in" svg:x="8.2878in" svg:y="2.3417in" draw:caption-point-x="-0.2402in" draw:caption-point-y="0.6055in">
              <dc:date>2016-10-06T00:00:00</dc:date>
              <text:p text:style-name="P1"><text:span text:style-name="T1">Đi dạy buổi sáng</text:span></text:p>
            </office:annotation>
            <text:p>0.5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7" draw:text-style-name="P1" svg:width="1.1413in" svg:height="0.2634in" svg:x="10.6358in" svg:y="2.348in" draw:caption-point-x="-0.2402in" draw:caption-point-y="0.5992in">
              <dc:date>2016-10-24T00:00:00</dc:date>
              <text:p text:style-name="P1"><text:span text:style-name="T1">Đi dạy</text:span></text:p>
            </office:annotation>
            <text:p>0.5</text:p>
          </table:table-cell>
          <table:table-cell table:style-name="ce182" office:value-type="float" office:value="1">
            <office:annotation draw:style-name="gr2" draw:text-style-name="P1" svg:width="1.1413in" svg:height="0.5457in" svg:x="11.0925in" svg:y="2.3417in" draw:caption-point-x="-0.2402in" draw:caption-point-y="0.6055in">
              <dc:date>2016-10-20T00:00:00</dc:date>
              <text:p text:style-name="P1"><text:span text:style-name="T1">Đi dạy buổi sáng, chiều mệt xin off lun</text:span></text:p>
            </office:annotation>
            <text:p>1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13.8323in" svg:y="2.3484in" draw:caption-point-x="-0.2402in" draw:caption-point-y="0.5988in">
              <dc:date>2016-10-25T00:00:00</dc:date>
              <text:p text:style-name="P1"><text:span text:style-name="T1">Bận việc xin vào trễ `9h</text:span></text:p>
            </office:annotation>
            <text:p>0</text:p>
          </table:table-cell>
          <table:table-cell table:style-name="ce182" office:value-type="float" office:value="0">
            <office:annotation draw:style-name="gr2" draw:text-style-name="P1" svg:width="1.1413in" svg:height="0.5457in" svg:x="14.289in" svg:y="2.3488in" draw:caption-point-x="-0.2402in" draw:caption-point-y="0.5984in">
              <dc:date>2016-10-26T00:00:00</dc:date>
              <text:p text:style-name="P1"><text:span text:style-name="T1">Qua trường dạy nẹn vào trễ, 8h45 vào cty</text:span></text:p>
            </office:annotation>
            <text:p>0</text:p>
          </table:table-cell>
          <table:table-cell table:style-name="ce182" office:value-type="float" office:value="0.5">
            <office:annotation draw:style-name="gr7" draw:text-style-name="P1" svg:width="1.1413in" svg:height="0.2634in" svg:x="14.7457in" svg:y="2.348in" draw:caption-point-x="-0.2402in" draw:caption-point-y="0.5992in">
              <dc:date>2016-10-24T00:00:00</dc:date>
              <text:p text:style-name="P1"><text:span text:style-name="T1">Đi dạy</text:span></text:p>
            </office:annotation>
            <text:p>0.5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aiPV</text:p>
          </table:table-cell>
          <table:table-cell table:style-name="ce178" table:formula="of:=SUM([.D14:.AH14])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ienNV</text:p>
          </table:table-cell>
          <table:table-cell table:style-name="ce178" table:formula="of:=SUM([.D15:.AH15])" office:value-type="float" office:value="4">
            <text:p>4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number-columns-repeated="2" table:style-name="ce182" office:value-type="float" office:value="1">
            <text:p>1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7" draw:text-style-name="P1" svg:width="1.1413in" svg:height="0.2634in" svg:x="14.289in" svg:y="2.8449in" draw:caption-point-x="-0.2402in" draw:caption-point-y="0.5976in">
              <dc:date>2016-10-28T00:00:00</dc:date>
              <text:p text:style-name="P1"><text:span text:style-name="T1">Off buổi chiều</text:span></text:p>
            </office:annotation>
            <text:p>0.5</text:p>
          </table:table-cell>
          <table:table-cell table:style-name="ce182" office:value-type="float" office:value="0.5">
            <office:annotation draw:style-name="gr7" draw:text-style-name="P1" svg:width="1.1413in" svg:height="0.2634in" svg:x="14.7457in" svg:y="2.8453in" draw:caption-point-x="-0.2402in" draw:caption-point-y="0.5972in">
              <dc:date>2016-10-28T00:00:00</dc:date>
              <text:p text:style-name="P1"><text:span text:style-name="T1">Off buổi sáng</text:span></text:p>
            </office:annotation>
            <text:p>0.5</text:p>
          </table:table-cell>
          <table:table-cell table:style-name="ce182" office:value-type="float" office:value="1">
            <text:p>1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HiepNH</text:p>
          </table:table-cell>
          <table:table-cell table:style-name="ce178" table:formula="of:=SUM([.D16:.AH16])" office:value-type="float" office:value="1">
            <text:p>1</text:p>
          </table:table-cell>
          <table:table-cell table:style-name="ce182" table:number-columns-repeated="2"/>
          <table:table-cell table:style-name="ce182" office:value-type="float" office:value="0">
            <office:annotation draw:style-name="gr4" draw:text-style-name="P1" svg:width="1.1413in" svg:height="0.3902in" svg:x="3.5591in" svg:y="3.0823in" draw:caption-point-x="-0.2402in" draw:caption-point-y="0.6079in">
              <dc:date>2016-10-03T00:00:00</dc:date>
              <text:p text:style-name="P1"><text:span text:style-name="T1">9h40 vào cty, bận việc riêng</text:span></text:p>
            </office:annotation>
            <text:p>0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7.3094in" svg:y="3.0866in" draw:caption-point-x="-0.2402in" draw:caption-point-y="0.6035in">
              <dc:date>2016-10-11T00:00:00</dc:date>
              <text:p text:style-name="P1"><text:span text:style-name="T1">Bị sốt, cảm, xin đi trễ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7.7988in" svg:y="3.087in" draw:caption-point-x="-0.2402in" draw:caption-point-y="0.6031in">
              <dc:date>2016-10-12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1">
            <office:annotation draw:style-name="gr7" draw:text-style-name="P1" svg:width="1.1413in" svg:height="0.2634in" svg:x="8.7768in" svg:y="3.0878in" draw:caption-point-x="-0.2402in" draw:caption-point-y="0.6024in">
              <dc:date>2016-10-14T00:00:00</dc:date>
              <text:p text:style-name="P1"><text:span text:style-name="T1">Bận việc riêng</text:span></text:p>
            </office:annotation>
            <text:p>1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10.6358in" svg:y="3.089in" draw:caption-point-x="-0.2402in" draw:caption-point-y="0.6012in">
              <dc:date>2016-10-18T00:00:00</dc:date>
              <text:p text:style-name="P1"><text:span text:style-name="T1">Xin vô trễ, đi đón ng thân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1.5492in" svg:y="3.0898in" draw:caption-point-x="-0.2402in" draw:caption-point-y="0.6004in">
              <dc:date>2016-10-20T00:00:00</dc:date>
              <text:p text:style-name="P1"><text:span text:style-name="T1">9h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office:value-type="float" office:value="0">
            <office:annotation draw:style-name="gr2" draw:text-style-name="P1" svg:width="1.1413in" svg:height="0.5457in" svg:x="15.202in" svg:y="3.0925in" draw:caption-point-x="-0.2402in" draw:caption-point-y="0.5976in">
              <dc:date>2016-10-28T00:00:00</dc:date>
              <text:p text:style-name="P1"><text:span text:style-name="T1">Tối qua release muộn nên vào trễ, 8h50 vào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HieuPT</text:p>
          </table:table-cell>
          <table:table-cell table:style-name="ce178" table:formula="of:=SUM([.D17:.AH17])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4.472in" svg:y="3.3319in" draw:caption-point-x="-0.2402in" draw:caption-point-y="0.6063in">
              <dc:date>2016-10-05T00:00:00</dc:date>
              <text:p text:style-name="P1"><text:span text:style-name="T1">8h35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5.3854in" svg:y="3.3331in" draw:caption-point-x="-0.2402in" draw:caption-point-y="0.6051in">
              <dc:date>2016-10-07T00:00:00</dc:date>
              <text:p text:style-name="P1"><text:span text:style-name="T1">8h40 vào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6.8205in" svg:y="3.3343in" draw:caption-point-x="-0.2402in" draw:caption-point-y="0.6039in">
              <dc:date>2016-10-10T00:00:00</dc:date>
              <text:p text:style-name="P1"><text:span text:style-name="T1">8h45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7.7988in" svg:y="3.335in" draw:caption-point-x="-0.2402in" draw:caption-point-y="0.6031in">
              <dc:date>2016-10-12T00:00:00</dc:date>
              <text:p text:style-name="P1"><text:span text:style-name="T1">8h40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8.7768in" svg:y="3.3358in" draw:caption-point-x="-0.2402in" draw:caption-point-y="0.6024in">
              <dc:date>2016-10-14T00:00:00</dc:date>
              <text:p text:style-name="P1"><text:span text:style-name="T1">8h34 vào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0.6358in" svg:y="3.337in" draw:caption-point-x="-0.2402in" draw:caption-point-y="0.6012in">
              <dc:date>2016-10-18T00:00:00</dc:date>
              <text:p text:style-name="P1"><text:span text:style-name="T1">8h38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1.5492in" svg:y="3.3378in" draw:caption-point-x="-0.2402in" draw:caption-point-y="0.6004in">
              <dc:date>2016-10-20T00:00:00</dc:date>
              <text:p text:style-name="P1"><text:span text:style-name="T1">8h37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3.8323in" svg:y="3.3394in" draw:caption-point-x="-0.2402in" draw:caption-point-y="0.5988in">
              <dc:date>2016-10-25T00:00:00</dc:date>
              <text:p text:style-name="P1"><text:span text:style-name="T1">8h40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4.7457in" svg:y="3.3402in" draw:caption-point-x="-0.2402in" draw:caption-point-y="0.598in">
              <dc:date>2016-10-27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16.572in" svg:y="3.3409in" draw:caption-point-x="-0.2402in" draw:caption-point-y="0.5972in">
              <dc:date>2016-10-31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HoangNTM</text:p>
          </table:table-cell>
          <table:table-cell table:style-name="ce178" table:formula="of:=SUM([.D18:.AH18])" office:value-type="float" office:value="3">
            <text:p>3</text:p>
          </table:table-cell>
          <table:table-cell table:style-name="ce182" table:number-columns-repeated="2"/>
          <table:table-cell table:style-name="ce182" office:value-type="float" office:value="1">
            <office:annotation draw:style-name="gr4" draw:text-style-name="P1" svg:width="1.1413in" svg:height="0.3902in" svg:x="3.5591in" svg:y="3.5795in" draw:caption-point-x="-0.2402in" draw:caption-point-y="0.6063in">
              <dc:date>2016-10-05T00:00:00</dc:date>
              <text:p text:style-name="P1"><text:span text:style-name="T1">Máy bay bị delay <text:s/>nên tới trễ, mệt</text:span></text:p>
            </office:annotation>
            <text:p>1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4.472in" svg:y="3.5795in" draw:caption-point-x="-0.2402in" draw:caption-point-y="0.6063in">
              <dc:date>2016-10-05T00:00:00</dc:date>
              <text:p text:style-name="P1"><text:span text:style-name="T1">Nghỉ sáng đi làm giấy tờ cho mẹ</text:span></text:p>
            </office:annotation>
            <text:p>0.5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5.3854in" svg:y="3.5807in" draw:caption-point-x="-0.2402in" draw:caption-point-y="0.6051in">
              <dc:date>2016-10-07T00:00:00</dc:date>
              <text:p text:style-name="P1"><text:span text:style-name="T1">8h50 vào cty</text:span></text:p>
            </office:annotation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7.7988in" svg:y="3.5831in" draw:caption-point-x="-0.2402in" draw:caption-point-y="0.6028in">
              <dc:date>2016-10-12T00:00:00</dc:date>
              <text:p text:style-name="P1"><text:span text:style-name="T1">Bị sốt, nghỉ buổi sáng</text:span></text:p>
            </office:annotation>
            <text:p>0.5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10.6358in" svg:y="3.5846in" draw:caption-point-x="-0.2402in" draw:caption-point-y="0.6012in">
              <dc:date>2016-10-18T00:00:00</dc:date>
              <text:p text:style-name="P1"><text:span text:style-name="T1">Đi làm giấy tờ, xin off chiều</text:span></text:p>
            </office:annotation>
            <text:p>0.5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2" draw:text-style-name="P1" svg:width="1.1413in" svg:height="0.5457in" svg:x="11.5492in" svg:y="3.5854in" draw:caption-point-x="-0.2402in" draw:caption-point-y="0.6004in">
              <dc:date>2016-10-20T00:00:00</dc:date>
              <text:p text:style-name="P1"><text:span text:style-name="T1">Nghỉ buổi sáng, đi khám nghãi vụ quân sự</text:span></text:p>
            </office:annotation>
            <text:p>0.5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14.7457in" svg:y="3.5878in" draw:caption-point-x="-0.2402in" draw:caption-point-y="0.598in">
              <dc:date>2016-10-27T00:00:00</dc:date>
              <text:p text:style-name="P1"><text:span text:style-name="T1">Kẹt xe, 8h45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HungNC</text:p>
          </table:table-cell>
          <table:table-cell table:style-name="ce178" table:formula="of:=SUM([.D19:.AH19])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HungPN</text:p>
          </table:table-cell>
          <table:table-cell table:style-name="ce178" table:formula="of:=SUM([.D20:.AH20])" office:value-type="float" office:value="3">
            <text:p>3</text:p>
          </table:table-cell>
          <table:table-cell table:style-name="ce182" table:number-columns-repeated="2"/>
          <table:table-cell table:style-name="ce182" office:value-type="float" office:value="1">
            <office:annotation draw:style-name="gr4" draw:text-style-name="P1" svg:width="1.1413in" svg:height="0.3902in" svg:x="3.5591in" svg:y="4.0736in" draw:caption-point-x="-0.2402in" draw:caption-point-y="0.6075in">
              <dc:date>2016-10-04T00:00:00</dc:date>
              <text:p text:style-name="P1"><text:span text:style-name="T1">Về quê khám NVQS</text:span></text:p>
            </office:annotation>
            <text:p>1</text:p>
          </table:table-cell>
          <table:table-cell table:style-name="ce182" office:value-type="float" office:value="1">
            <office:annotation draw:style-name="gr4" draw:text-style-name="P1" svg:width="1.1413in" svg:height="0.3902in" svg:x="4.0157in" svg:y="4.0736in" draw:caption-point-x="-0.2402in" draw:caption-point-y="0.6075in">
              <dc:date>2016-10-04T00:00:00</dc:date>
              <text:p text:style-name="P1"><text:span text:style-name="T1">Về quê khám NVQS</text:span></text:p>
            </office:annotation>
            <text:p>1</text:p>
          </table:table-cell>
          <table:table-cell table:style-name="ce182" office:value-type="float" office:value="1">
            <office:annotation draw:style-name="gr2" draw:text-style-name="P1" svg:width="1.1413in" svg:height="0.5457in" svg:x="4.472in" svg:y="4.0748in" draw:caption-point-x="-0.2402in" draw:caption-point-y="0.6063in">
              <dc:date>2016-10-05T00:00:00</dc:date>
              <text:p text:style-name="P1"><text:span text:style-name="T1">Bận việc nhà nên chưa vo TP kịp</text:span></text:p>
            </office:annotation>
            <text:p>1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HuyDH</text:p>
          </table:table-cell>
          <table:table-cell table:style-name="ce178" table:formula="of:=SUM([.D21:.AH21])" office:value-type="float" office:value="0">
            <text:p>0</text:p>
          </table:table-cell>
          <table:table-cell table:style-name="ce182" table:number-columns-repeated="25"/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KhangNHH</text:p>
          </table:table-cell>
          <table:table-cell table:style-name="ce178" table:formula="of:=SUM([.D22:.AH22])" office:value-type="float" office:value="0">
            <text:p>0</text:p>
          </table:table-cell>
          <table:table-cell table:style-name="ce182" table:number-columns-repeated="25"/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KhanhNN</text:p>
          </table:table-cell>
          <table:table-cell table:style-name="ce178" table:formula="of:=SUM([.D23:.AH23])" office:value-type="float" office:value="2">
            <text:p>2</text:p>
          </table:table-cell>
          <table:table-cell table:style-name="ce182" table:number-columns-repeated="2"/>
          <table:table-cell table:style-name="ce182" office:value-type="float" office:value="1">
            <office:annotation draw:style-name="gr7" draw:text-style-name="P1" svg:width="1.1413in" svg:height="0.2634in" svg:x="3.5591in" svg:y="4.8413in" draw:caption-point-x="-0.2402in" draw:caption-point-y="0.5827in">
              <dc:date>2016-10-05T00:00:00</dc:date>
              <text:p text:style-name="P1"><text:span text:style-name="T1">Bị ốm, sốt </text:span></text:p>
            </office:annotation>
            <text:p>1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office:value-type="float" office:value="1">
            <office:annotation draw:style-name="gr4" draw:text-style-name="P1" svg:width="1.1413in" svg:height="0.3902in" svg:x="12.0059in" svg:y="4.8484in" draw:caption-point-x="-0.2402in" draw:caption-point-y="0.5756in">
              <dc:date>2016-10-24T00:00:00</dc:date>
              <text:p text:style-name="P1"><text:span text:style-name="T1">Bận việc nhà (đám cưới)</text:span></text:p>
            </office:annotation>
            <text:p>1</text:p>
          </table:table-cell>
          <table:table-cell table:style-name="ce182" table:number-columns-repeated="2"/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4.7457in" svg:y="4.8496in" draw:caption-point-x="-0.2402in" draw:caption-point-y="0.5744in">
              <dc:date>2016-10-27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5.202in" svg:y="4.85in" draw:caption-point-x="-0.2402in" draw:caption-point-y="0.574in">
              <dc:date>2016-10-28T00:00:00</dc:date>
              <text:p text:style-name="P1"><text:span text:style-name="T1">8h30 vào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16.572in" svg:y="4.8504in" draw:caption-point-x="-0.2402in" draw:caption-point-y="0.5736in">
              <dc:date>2016-10-31T00:00:00</dc:date>
              <text:p text:style-name="P1"><text:span text:style-name="T1">8h37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KienPT</text:p>
          </table:table-cell>
          <table:table-cell table:style-name="ce178" table:formula="of:=SUM([.D24:.AH24])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4" draw:text-style-name="P1" svg:width="1.1413in" svg:height="0.3902in" svg:x="10.1791in" svg:y="5.0933in" draw:caption-point-x="-0.2402in" draw:caption-point-y="0.5783in">
              <dc:date>2016-10-17T00:00:00</dc:date>
              <text:p text:style-name="P1"><text:span text:style-name="T1">Vê quê, làm remote ở nhà</text:span></text:p>
            </office:annotation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10.6358in" svg:y="5.0933in" draw:caption-point-x="-0.2402in" draw:caption-point-y="0.5783in">
              <dc:date>2016-10-17T00:00:00</dc:date>
              <text:p text:style-name="P1"><text:span text:style-name="T1">Vê quê, làm remote ở nhà</text:span></text:p>
            </office:annotation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11.0925in" svg:y="5.0933in" draw:caption-point-x="-0.2402in" draw:caption-point-y="0.5783in">
              <dc:date>2016-10-17T00:00:00</dc:date>
              <text:p text:style-name="P1"><text:span text:style-name="T1">Vê quê, làm remote ở nhà</text:span></text:p>
            </office:annotation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11.5492in" svg:y="5.0933in" draw:caption-point-x="-0.2402in" draw:caption-point-y="0.5783in">
              <dc:date>2016-10-17T00:00:00</dc:date>
              <text:p text:style-name="P1"><text:span text:style-name="T1">Vê quê, làm remote ở nhà</text:span></text:p>
            </office:annotation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12.0059in" svg:y="5.0933in" draw:caption-point-x="-0.2402in" draw:caption-point-y="0.5783in">
              <dc:date>2016-10-17T00:00:00</dc:date>
              <text:p text:style-name="P1"><text:span text:style-name="T1">Vê quê, làm remote ở nhà</text:span></text:p>
            </office:annotation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KietNVT</text:p>
          </table:table-cell>
          <table:table-cell table:style-name="ce178" table:formula="of:=SUM([.D25:.AH25])" office:value-type="float" office:value="3">
            <text:p>3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1">
            <office:annotation draw:style-name="gr7" draw:text-style-name="P1" svg:width="1.1413in" svg:height="0.2634in" svg:x="4.472in" svg:y="5.3362in" draw:caption-point-x="-0.2402in" draw:caption-point-y="0.5831in">
              <dc:date>2016-10-05T00:00:00</dc:date>
              <text:p text:style-name="P1"><text:span text:style-name="T1">Đi du lịch</text:span></text:p>
            </office:annotation>
            <text:p>1</text:p>
          </table:table-cell>
          <table:table-cell table:style-name="ce182" office:value-type="float" office:value="1">
            <office:annotation draw:style-name="gr7" draw:text-style-name="P1" svg:width="1.1413in" svg:height="0.2634in" svg:x="4.9287in" svg:y="5.3358in" draw:caption-point-x="-0.2402in" draw:caption-point-y="0.5835in">
              <dc:date>2016-10-05T00:00:00</dc:date>
              <text:p text:style-name="P1"><text:span text:style-name="T1">Đi du lịch</text:span></text:p>
            </office:annotation>
            <text:p>1</text:p>
          </table:table-cell>
          <table:table-cell table:style-name="ce182" office:value-type="float" office:value="1">
            <office:annotation draw:style-name="gr7" draw:text-style-name="P1" svg:width="1.1413in" svg:height="0.2634in" svg:x="5.3854in" svg:y="5.3358in" draw:caption-point-x="-0.2402in" draw:caption-point-y="0.5835in">
              <dc:date>2016-10-05T00:00:00</dc:date>
              <text:p text:style-name="P1"><text:span text:style-name="T1">Đi du lịch</text:span></text:p>
            </office:annotation>
            <text:p>1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5.202in" svg:y="5.3449in" draw:caption-point-x="-0.2402in" draw:caption-point-y="0.5744in">
              <dc:date>2016-10-28T00:00:00</dc:date>
              <text:p text:style-name="P1"><text:span text:style-name="T1">8h30 vào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LinhBT</text:p>
          </table:table-cell>
          <table:table-cell table:style-name="ce178" table:formula="of:=SUM([.D26:.AH26])" office:value-type="float" office:value="1">
            <text:p>1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1">
            <office:annotation draw:style-name="gr7" draw:text-style-name="P1" svg:width="1.1413in" svg:height="0.2634in" svg:x="13.3756in" svg:y="5.5917in" draw:caption-point-x="-0.2402in" draw:caption-point-y="0.5756in">
              <dc:date>2016-10-24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MaiNTT</text:p>
          </table:table-cell>
          <table:table-cell table:style-name="ce178" table:formula="of:=SUM([.D27:.AH27])" office:value-type="float" office:value="1">
            <text:p>1</text:p>
          </table:table-cell>
          <table:table-cell table:style-name="ce182" table:number-columns-repeated="2"/>
          <table:table-cell table:style-name="ce182" office:value-type="float" office:value="1">
            <office:annotation draw:style-name="gr7" draw:text-style-name="P1" svg:width="1.1413in" svg:height="0.2634in" svg:x="3.5591in" svg:y="5.8307in" draw:caption-point-x="-0.2402in" draw:caption-point-y="0.5843in">
              <dc:date>2016-10-03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5.3854in" svg:y="5.8335in" draw:caption-point-x="-0.2402in" draw:caption-point-y="0.5815in">
              <dc:date>2016-10-07T00:00:00</dc:date>
              <text:p text:style-name="P1"><text:span text:style-name="T1">8h30 vào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7.3094in" svg:y="5.835in" draw:caption-point-x="-0.2402in" draw:caption-point-y="0.5799in">
              <dc:date>2016-10-1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10.6358in" svg:y="5.8374in" draw:caption-point-x="-0.2402in" draw:caption-point-y="0.5776in">
              <dc:date>2016-10-18T00:00:00</dc:date>
              <text:p text:style-name="P1"><text:span text:style-name="T1">Xe bị hư, xin vô trệ</text:span></text:p>
            </office:annotation>
            <text:p>0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4.7457in" svg:y="5.8406in" draw:caption-point-x="-0.2402in" draw:caption-point-y="0.5744in">
              <dc:date>2016-10-27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ManhNB</text:p>
          </table:table-cell>
          <table:table-cell table:style-name="ce178" table:formula="of:=SUM([.D28:.AH28])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3.5591in" svg:y="6.0783in" draw:caption-point-x="-0.2402in" draw:caption-point-y="0.5843in">
              <dc:date>2016-10-03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1.5492in" svg:y="6.0858in" draw:caption-point-x="-0.2402in" draw:caption-point-y="0.5768in">
              <dc:date>2016-10-20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0">
            <office:annotation draw:style-name="gr2" draw:text-style-name="P1" svg:width="1.1413in" svg:height="0.5457in" svg:x="14.7457in" svg:y="6.0882in" draw:caption-point-x="-0.2402in" draw:caption-point-y="0.5744in">
              <dc:date>2016-10-27T00:00:00</dc:date>
              <text:p text:style-name="P1"><text:span text:style-name="T1">Ngủ quên nên dậy trễ, 9h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16.572in" svg:y="6.089in" draw:caption-point-x="-0.2402in" draw:caption-point-y="0.5736in">
              <dc:date>2016-10-31T00:00:00</dc:date>
              <text:p text:style-name="P1"><text:span text:style-name="T1">8h39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6">
            <text:p>26</text:p>
          </table:table-cell>
          <table:table-cell table:style-name="ce42" office:value-type="string">
            <text:p>NamTH</text:p>
          </table:table-cell>
          <table:table-cell table:style-name="ce178" table:formula="of:=SUM([.D29:.AH29])" office:value-type="float" office:value="0">
            <text:p>0</text:p>
          </table:table-cell>
          <table:table-cell table:style-name="ce182" table:number-columns-repeated="2"/>
          <table:table-cell table:style-name="Default" office:value-type="float" office:value="0">
            <text:p>0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7">
            <text:p>27</text:p>
          </table:table-cell>
          <table:table-cell table:style-name="ce42" office:value-type="string">
            <text:p>NamTV</text:p>
          </table:table-cell>
          <table:table-cell table:style-name="ce178" table:formula="of:=SUM([.D30:.AH30])" office:value-type="float" office:value="1">
            <text:p>1</text:p>
          </table:table-cell>
          <table:table-cell table:style-name="ce182" table:number-columns-repeated="2"/>
          <table:table-cell table:style-name="ce182" office:value-type="float" office:value="1">
            <office:annotation draw:style-name="gr7" draw:text-style-name="P1" svg:width="1.1413in" svg:height="0.2634in" svg:x="3.5591in" svg:y="6.5736in" draw:caption-point-x="-0.2402in" draw:caption-point-y="0.5843in">
              <dc:date>2016-10-03T00:00:00</dc:date>
              <text:p text:style-name="P1"><text:span text:style-name="T1">Bị đau ngực</text:span></text:p>
            </office:annotation>
            <text:p>1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10.1791in" svg:y="6.5799in" draw:caption-point-x="-0.2402in" draw:caption-point-y="0.578in">
              <dc:date>2016-10-17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1.0925in" svg:y="6.5799in" draw:caption-point-x="-0.2402in" draw:caption-point-y="0.578in">
              <dc:date>2016-10-17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2.0059in" svg:y="6.5823in" draw:caption-point-x="-0.2402in" draw:caption-point-y="0.5756in">
              <dc:date>2016-10-24T00:00:00</dc:date>
              <text:p text:style-name="P1"><text:span text:style-name="T1">8h30 vào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13.3756in" svg:y="6.5823in" draw:caption-point-x="-0.2402in" draw:caption-point-y="0.5756in">
              <dc:date>2016-10-24T00:00:00</dc:date>
              <text:p text:style-name="P1"><text:span text:style-name="T1">8h45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3.8323in" svg:y="6.5827in" draw:caption-point-x="-0.2402in" draw:caption-point-y="0.5752in">
              <dc:date>2016-10-25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4.7457in" svg:y="6.5835in" draw:caption-point-x="-0.2402in" draw:caption-point-y="0.5744in">
              <dc:date>2016-10-27T00:00:00</dc:date>
              <text:p text:style-name="P1"><text:span text:style-name="T1">8h35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5.202in" svg:y="6.5839in" draw:caption-point-x="-0.2402in" draw:caption-point-y="0.574in">
              <dc:date>2016-10-28T00:00:00</dc:date>
              <text:p text:style-name="P1"><text:span text:style-name="T1">8h30 vào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16.572in" svg:y="6.5843in" draw:caption-point-x="-0.2402in" draw:caption-point-y="0.5736in">
              <dc:date>2016-10-31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8">
            <text:p>28</text:p>
          </table:table-cell>
          <table:table-cell table:style-name="ce42" office:value-type="string">
            <text:p>NgaTN</text:p>
          </table:table-cell>
          <table:table-cell table:style-name="ce178" table:formula="of:=SUM([.D31:.AH31])" office:value-type="float" office:value="0">
            <text:p>0</text:p>
          </table:table-cell>
          <table:table-cell table:style-name="ce182" table:number-columns-repeated="25"/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9">
            <text:p>29</text:p>
          </table:table-cell>
          <table:table-cell table:style-name="ce42" office:value-type="string">
            <text:p>NganTLT</text:p>
          </table:table-cell>
          <table:table-cell table:style-name="ce178" table:formula="of:=SUM([.D32:.AH32])" office:value-type="float" office:value="3">
            <text:p>3</text:p>
          </table:table-cell>
          <table:table-cell table:style-name="ce182" table:number-columns-repeated="2"/>
          <table:table-cell table:style-name="ce182" office:value-type="float" office:value="1">
            <office:annotation draw:style-name="gr7" draw:text-style-name="P1" svg:width="1.1413in" svg:height="0.2634in" svg:x="3.5591in" svg:y="7.0689in" draw:caption-point-x="-0.2402in" draw:caption-point-y="0.5843in">
              <dc:date>2016-10-03T00:00:00</dc:date>
              <text:p text:style-name="P1"><text:span text:style-name="T1">Vê quê, b</text:span></text:p>
            </office:annotation>
            <text:p>1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1">
            <office:annotation draw:style-name="gr7" draw:text-style-name="P1" svg:width="1.1413in" svg:height="0.2634in" svg:x="5.3854in" svg:y="7.0717in" draw:caption-point-x="-0.2402in" draw:caption-point-y="0.5815in">
              <dc:date>2016-10-07T00:00:00</dc:date>
              <text:p text:style-name="P1"><text:span text:style-name="T1">Bị ốm, sốt</text:span></text:p>
            </office:annotation>
            <text:p>1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office:value-type="float" office:value="1">
            <office:annotation draw:style-name="gr4" draw:text-style-name="P1" svg:width="1.1413in" svg:height="0.3902in" svg:x="15.202in" svg:y="7.0791in" draw:caption-point-x="-0.2402in" draw:caption-point-y="0.574in">
              <dc:date>2016-10-28T00:00:00</dc:date>
              <text:p text:style-name="P1"><text:span text:style-name="T1">Xin nghỉ về quê dột xuất</text:span></text:p>
            </office:annotation>
            <text:p>1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0">
            <text:p>30</text:p>
          </table:table-cell>
          <table:table-cell table:style-name="ce42" office:value-type="string">
            <text:p>NhanHTH</text:p>
          </table:table-cell>
          <table:table-cell table:style-name="ce178" table:formula="of:=SUM([.D33:.AH33])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1">
            <text:p>31</text:p>
          </table:table-cell>
          <table:table-cell table:style-name="ce42" office:value-type="string">
            <text:p>NhanNM</text:p>
          </table:table-cell>
          <table:table-cell table:style-name="ce178" table:formula="of:=SUM([.D34:.AH34])" office:value-type="float" office:value="1">
            <text:p>1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">
            <office:annotation draw:style-name="gr2" draw:text-style-name="P1" svg:width="1.1413in" svg:height="0.5457in" svg:x="7.7988in" svg:y="7.5685in" draw:caption-point-x="-0.2402in" draw:caption-point-y="0.5799in">
              <dc:date>2016-10-12T00:00:00</dc:date>
              <text:p text:style-name="P1"><text:span text:style-name="T1">Lên trường có việc, 8h40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8.7768in" svg:y="7.5705in" draw:caption-point-x="-0.2402in" draw:caption-point-y="0.578in">
              <dc:date>2016-10-18T00:00:00</dc:date>
              <text:p text:style-name="P1"><text:span text:style-name="T1">Off buổi chiều, bận việc cá nhân</text:span></text:p>
            </office:annotation>
            <text:p>0.5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10.6358in" svg:y="7.5705in" draw:caption-point-x="-0.2402in" draw:caption-point-y="0.578in">
              <dc:date>2016-10-18T00:00:00</dc:date>
              <text:p text:style-name="P1"><text:span text:style-name="T1">Bận việc riêng, off sáng</text:span></text:p>
            </office:annotation>
            <text:p>0.5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2">
            <text:p>32</text:p>
          </table:table-cell>
          <table:table-cell table:style-name="ce42" office:value-type="string">
            <text:p>NhungHTH</text:p>
          </table:table-cell>
          <table:table-cell table:style-name="ce178" table:formula="of:=SUM([.D35:.AH35])" office:value-type="float" office:value="2">
            <text:p>2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office:value-type="float" office:value="1">
            <text:p>1</text:p>
          </table:table-cell>
          <table:table-cell table:style-name="ce182" table:number-columns-repeated="2"/>
          <table:table-cell table:style-name="ce182" office:value-type="float" office:value="1">
            <office:annotation draw:style-name="gr7" draw:text-style-name="P1" svg:width="1.1413in" svg:height="0.2634in" svg:x="6.8205in" svg:y="7.8161in" draw:caption-point-x="-0.2402in" draw:caption-point-y="0.5803in">
              <dc:date>2016-10-10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3.8323in" svg:y="7.8213in" draw:caption-point-x="-0.2402in" draw:caption-point-y="0.5752in">
              <dc:date>2016-10-2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3">
            <text:p>33</text:p>
          </table:table-cell>
          <table:table-cell table:style-name="ce42" office:value-type="string">
            <text:p>NhuPHQ</text:p>
          </table:table-cell>
          <table:table-cell table:style-name="ce178" table:formula="of:=SUM([.D36:.AH36])" office:value-type="float" office:value="2">
            <text:p>2</text:p>
          </table:table-cell>
          <table:table-cell table:style-name="ce182" table:number-columns-repeated="2"/>
          <table:table-cell table:style-name="ce182" office:value-type="float" office:value="0.5">
            <office:annotation draw:style-name="gr2" draw:text-style-name="P1" svg:width="1.1413in" svg:height="0.5457in" svg:x="3.5591in" svg:y="8.0598in" draw:caption-point-x="-0.2402in" draw:caption-point-y="0.5843in">
              <dc:date>2016-10-03T00:00:00</dc:date>
              <text:p text:style-name="P1"><text:span text:style-name="T1">Nước ngập , ko đi dc, xin off sáng</text:span></text:p>
            </office:annotation>
            <text:p>0.5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1">
            <text:p>1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7.7988in" svg:y="8.0646in" draw:caption-point-x="-0.2402in" draw:caption-point-y="0.5795in">
              <dc:date>2016-10-1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2" draw:text-style-name="P1" svg:width="1.1413in" svg:height="0.5457in" svg:x="14.289in" svg:y="8.0693in" draw:caption-point-x="-0.2402in" draw:caption-point-y="0.5748in">
              <dc:date>2016-10-26T00:00:00</dc:date>
              <text:p text:style-name="P1"><text:span text:style-name="T1">Nghỉ sáng qua cty cũ thanh lý hợp đồng</text:span></text:p>
            </office:annotation>
            <text:p>0.5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4">
            <text:p>34</text:p>
          </table:table-cell>
          <table:table-cell table:style-name="ce42" office:value-type="string">
            <text:p>PhuongTH</text:p>
          </table:table-cell>
          <table:table-cell table:style-name="ce178" table:formula="of:=SUM([.D37:.AH37])" office:value-type="float" office:value="2">
            <text:p>2</text:p>
          </table:table-cell>
          <table:table-cell table:style-name="ce182" table:number-columns-repeated="2"/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4.9287in" svg:y="8.3098in" draw:caption-point-x="-0.2402in" draw:caption-point-y="0.5819in">
              <dc:date>2016-10-06T00:00:00</dc:date>
              <text:p text:style-name="P1"><text:span text:style-name="T1">8h34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1">
            <office:annotation draw:style-name="gr7" draw:text-style-name="P1" svg:width="1.1413in" svg:height="0.2634in" svg:x="6.8205in" svg:y="8.3114in" draw:caption-point-x="-0.2402in" draw:caption-point-y="0.5803in">
              <dc:date>2016-10-10T00:00:00</dc:date>
              <text:p text:style-name="P1"><text:span text:style-name="T1">Đi du lịch</text:span></text:p>
            </office:annotation>
            <text:p>1</text:p>
          </table:table-cell>
          <table:table-cell table:style-name="ce182" office:value-type="float" office:value="1">
            <office:annotation draw:style-name="gr7" draw:text-style-name="P1" svg:width="1.1413in" svg:height="0.2634in" svg:x="7.3094in" svg:y="8.3114in" draw:caption-point-x="-0.2402in" draw:caption-point-y="0.5803in">
              <dc:date>2016-10-10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14.289in" svg:y="8.3169in" draw:caption-point-x="-0.2402in" draw:caption-point-y="0.5748in">
              <dc:date>2016-10-26T00:00:00</dc:date>
              <text:p text:style-name="P1"><text:span text:style-name="T1">Bận việc đi trễ, 10h valo2 cty</text:span></text:p>
            </office:annotation>
            <text:p>0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5">
            <text:p>35</text:p>
          </table:table-cell>
          <table:table-cell table:style-name="ce42" office:value-type="string">
            <text:p>PhongTH</text:p>
          </table:table-cell>
          <table:table-cell table:style-name="ce178" table:formula="of:=SUM([.D38:.AH38])" office:value-type="float" office:value="2">
            <text:p>2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4.0157in" svg:y="8.5555in" draw:caption-point-x="-0.2402in" draw:caption-point-y="0.5839in">
              <dc:date>2016-10-04T00:00:00</dc:date>
              <text:p text:style-name="P1"><text:span text:style-name="T1">Đi học, nghỉ buổi chiều</text:span></text:p>
            </office:annotation>
            <text:p>0.5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.5">
            <office:annotation draw:style-name="gr4" draw:text-style-name="P1" svg:width="1.1413in" svg:height="0.3902in" svg:x="6.8205in" svg:y="8.5555in" draw:caption-point-x="-0.2402in" draw:caption-point-y="0.5839in">
              <dc:date>2016-10-04T00:00:00</dc:date>
              <text:p text:style-name="P1"><text:span text:style-name="T1">Đi học, nghỉ buổi chiều</text:span></text:p>
            </office:annotation>
            <text:p>0.5</text:p>
          </table:table-cell>
          <table:table-cell table:style-name="ce182" office:value-type="float" office:value="0.5">
            <office:annotation draw:style-name="gr4" draw:text-style-name="P1" svg:width="1.1413in" svg:height="0.3902in" svg:x="7.3094in" svg:y="8.5555in" draw:caption-point-x="-0.2402in" draw:caption-point-y="0.5839in">
              <dc:date>2016-10-04T00:00:00</dc:date>
              <text:p text:style-name="P1"><text:span text:style-name="T1">Đi học, nghỉ buổi chiều</text:span></text:p>
            </office:annotation>
            <text:p>0.5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4" draw:text-style-name="P1" svg:width="1.1413in" svg:height="0.3902in" svg:x="10.1791in" svg:y="8.5614in" draw:caption-point-x="-0.2402in" draw:caption-point-y="0.578in">
              <dc:date>2016-10-17T00:00:00</dc:date>
              <text:p text:style-name="P1"><text:span text:style-name="T1">8h45 vào cty, xe bị hư dọc đường</text:span></text:p>
            </office:annotation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10.6358in" svg:y="8.5618in" draw:caption-point-x="-0.2402in" draw:caption-point-y="0.5776in">
              <dc:date>2016-10-18T00:00:00</dc:date>
              <text:p text:style-name="P1"><text:span text:style-name="T1">Đi học buổi chiều</text:span></text:p>
            </office:annotation>
            <text:p>0.5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13.3756in" svg:y="8.5638in" draw:caption-point-x="-0.2402in" draw:caption-point-y="0.5756in">
              <dc:date>2016-10-24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4.7457in" svg:y="8.565in" draw:caption-point-x="-0.2402in" draw:caption-point-y="0.5744in">
              <dc:date>2016-10-27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6">
            <text:p>36</text:p>
          </table:table-cell>
          <table:table-cell table:style-name="ce42" office:value-type="string">
            <text:p>SonPX</text:p>
          </table:table-cell>
          <table:table-cell table:style-name="ce178" table:formula="of:=SUM([.D39:.AH39])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3.5591in" svg:y="8.8028in" draw:caption-point-x="-0.2402in" draw:caption-point-y="0.5843in">
              <dc:date>2016-10-03T00:00:00</dc:date>
              <text:p text:style-name="P1"><text:span text:style-name="T1">9h30 vào cty</text:span></text:p>
            </office:annotation>
            <text:p>0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8.7768in" svg:y="8.8083in" draw:caption-point-x="-0.2402in" draw:caption-point-y="0.5787in">
              <dc:date>2016-10-14T00:00:00</dc:date>
              <text:p text:style-name="P1"><text:span text:style-name="T1">Bận việc riêng xin vào trễ</text:span></text:p>
            </office:annotation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7">
            <text:p>37</text:p>
          </table:table-cell>
          <table:table-cell table:style-name="ce42" office:value-type="string">
            <text:p>TienND</text:p>
          </table:table-cell>
          <table:table-cell table:style-name="ce178" table:formula="of:=SUM([.D40:.AH40])" office:value-type="float" office:value="1">
            <text:p>1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7.3094in" svg:y="9.0547in" draw:caption-point-x="-0.2402in" draw:caption-point-y="0.5799in">
              <dc:date>2016-10-11T00:00:00</dc:date>
              <text:p text:style-name="P1"><text:span text:style-name="T1">Đi lấy biển số xe, 8h40 vào cty</text:span></text:p>
            </office:annotation>
            <text:p>0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1">
            <office:annotation draw:style-name="gr7" draw:text-style-name="P1" svg:width="1.1413in" svg:height="0.2634in" svg:x="10.1791in" svg:y="9.0567in" draw:caption-point-x="-0.2402in" draw:caption-point-y="0.578in">
              <dc:date>2016-10-17T00:00:00</dc:date>
              <text:p text:style-name="P1"><text:span text:style-name="T1">Dọn nhà</text:span></text:p>
            </office:annotation>
            <text:p>1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office:value-type="float" office:value="0">
            <office:annotation draw:style-name="gr9" draw:text-style-name="P1" svg:width="1.1413in" svg:height="0.8567in" svg:x="15.202in" svg:y="9.0606in" draw:caption-point-x="-0.2402in" draw:caption-point-y="0.574in">
              <dc:date>2016-10-31T00:00:00</dc:date>
              <text:p text:style-name="P1"><text:span text:style-name="T1">Bị mệt nên vào trễ, 8h48 vào cty</text:span></text:p>
              <text:p text:style-name="P1"><text:span text:style-name="T1">Off buổi chiều nhưng làm bù 29,30/10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8">
            <text:p>38</text:p>
          </table:table-cell>
          <table:table-cell table:style-name="ce42" office:value-type="string">
            <text:p>ThanhN</text:p>
          </table:table-cell>
          <table:table-cell table:style-name="ce178" table:formula="of:=SUM([.D41:.AH41])" office:value-type="float" office:value="2">
            <text:p>2</text:p>
          </table:table-cell>
          <table:table-cell table:style-name="ce182" table:number-columns-repeated="4"/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3" draw:text-style-name="P1" svg:width="1.1413in" svg:height="0.7012in" svg:x="4.9287in" svg:y="9.3035in" draw:caption-point-x="-0.2402in" draw:caption-point-y="0.5787in">
              <dc:date>2016-10-14T00:00:00</dc:date>
              <text:p text:style-name="P1"><text:span text:style-name="T1">Bận việc riêng (ng nhà nắm viện), nghỉ buổi chiều</text:span></text:p>
            </office:annotation>
            <text:p>0.5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2" draw:text-style-name="P1" svg:width="1.1413in" svg:height="0.5457in" svg:x="8.7768in" svg:y="9.3035in" draw:caption-point-x="-0.2402in" draw:caption-point-y="0.5787in">
              <dc:date>2016-10-14T00:00:00</dc:date>
              <text:p text:style-name="P1"><text:span text:style-name="T1">Dự lễ tốt nghiệp của e gái, nghỉ sáng</text:span></text:p>
            </office:annotation>
            <text:p>0.5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office:value-type="float" office:value="1">
            <office:annotation draw:style-name="gr7" draw:text-style-name="P1" svg:width="1.1413in" svg:height="0.2634in" svg:x="12.0059in" svg:y="9.3067in" draw:caption-point-x="-0.2402in" draw:caption-point-y="0.5756in">
              <dc:date>2016-10-24T00:00:00</dc:date>
              <text:p text:style-name="P1"><text:span text:style-name="T1">Bị ốm</text:span></text:p>
            </office:annotation>
            <text:p>1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9">
            <text:p>39</text:p>
          </table:table-cell>
          <table:table-cell table:style-name="ce42" office:value-type="string">
            <text:p>ThaoDTH</text:p>
          </table:table-cell>
          <table:table-cell table:style-name="ce178" table:formula="of:=SUM([.D42:.AH42])" office:value-type="float" office:value="5">
            <text:p>5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3" draw:text-style-name="P1" svg:width="1.1413in" svg:height="0.7012in" svg:x="4.0157in" svg:y="9.5457in" draw:caption-point-x="-0.2402in" draw:caption-point-y="0.5843in">
              <dc:date>2016-10-04T00:00:00</dc:date>
              <text:p text:style-name="P1"><text:span text:style-name="T1">Tối qua làm khuya, mệt nên xin vào trễ, 10h 5 vào cty</text:span></text:p>
            </office:annotation>
            <text:p>0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6.8205in" svg:y="9.5492in" draw:caption-point-x="-0.2402in" draw:caption-point-y="0.5807in">
              <dc:date>2016-10-10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7.3094in" svg:y="9.5496in" draw:caption-point-x="-0.2402in" draw:caption-point-y="0.5803in">
              <dc:date>2016-10-11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7.7988in" svg:y="9.55in" draw:caption-point-x="-0.2402in" draw:caption-point-y="0.5799in">
              <dc:date>2016-10-14T00:00:00</dc:date>
              <text:p text:style-name="P1"><text:span text:style-name="T1">Bị đau bao tử xin off sáng</text:span></text:p>
            </office:annotation>
            <text:p>0.5</text:p>
          </table:table-cell>
          <table:table-cell table:number-columns-repeated="2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2" draw:text-style-name="P1" svg:width="1.1413in" svg:height="0.5457in" svg:x="10.6358in" svg:y="9.552in" draw:caption-point-x="-0.2402in" draw:caption-point-y="0.578in">
              <dc:date>2016-10-18T00:00:00</dc:date>
              <text:p text:style-name="P1"><text:span text:style-name="T1">Qua ngân hàng có xíu việc</text:span></text:p>
              <text:p text:style-name="P1"><text:span text:style-name="T1"/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1.0925in" svg:y="9.5516in" draw:caption-point-x="-0.2402in" draw:caption-point-y="0.5783in">
              <dc:date>2016-10-17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.5">
            <office:annotation draw:style-name="gr7" draw:text-style-name="P1" svg:width="1.1413in" svg:height="0.2634in" svg:x="11.5492in" svg:y="9.5528in" draw:caption-point-x="-0.2402in" draw:caption-point-y="0.5772in">
              <dc:date>2016-10-20T00:00:00</dc:date>
              <text:p text:style-name="P1"><text:span text:style-name="T1">Bị mệt, off sáng</text:span></text:p>
            </office:annotation>
            <text:p>0.5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13.3756in" svg:y="9.5539in" draw:caption-point-x="-0.2402in" draw:caption-point-y="0.576in">
              <dc:date>2016-10-24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1">
            <office:annotation draw:style-name="gr4" draw:text-style-name="P1" svg:width="1.1413in" svg:height="0.3902in" svg:x="13.8323in" svg:y="9.5543in" draw:caption-point-x="-0.2402in" draw:caption-point-y="0.5756in">
              <dc:date>2016-10-25T00:00:00</dc:date>
              <text:p text:style-name="P1"><text:span text:style-name="T1">Đi làm giấy tờ và khám bệnh</text:span></text:p>
            </office:annotation>
            <text:p>1</text:p>
          </table:table-cell>
          <table:table-cell table:style-name="ce182" office:value-type="float" office:value="1">
            <office:annotation draw:style-name="gr7" draw:text-style-name="P1" svg:width="1.1413in" svg:height="0.2634in" svg:x="14.289in" svg:y="9.5547in" draw:caption-point-x="-0.2402in" draw:caption-point-y="0.5752in">
              <dc:date>2016-10-26T00:00:00</dc:date>
              <text:p text:style-name="P1"><text:span text:style-name="T1">Bị ốm</text:span></text:p>
            </office:annotation>
            <text:p>1</text:p>
          </table:table-cell>
          <table:table-cell table:style-name="ce182" office:value-type="float" office:value="1">
            <office:annotation draw:style-name="gr7" draw:text-style-name="P1" svg:width="1.1413in" svg:height="0.2634in" svg:x="14.7457in" svg:y="9.5547in" draw:caption-point-x="-0.2402in" draw:caption-point-y="0.5752in">
              <dc:date>2016-10-26T00:00:00</dc:date>
              <text:p text:style-name="P1"><text:span text:style-name="T1">Bị ốm</text:span></text:p>
            </office:annotation>
            <text:p>1</text:p>
          </table:table-cell>
          <table:table-cell table:style-name="ce182" office:value-type="float" office:value="1">
            <office:annotation draw:style-name="gr7" draw:text-style-name="P1" svg:width="1.1413in" svg:height="0.2634in" svg:x="15.202in" svg:y="9.5547in" draw:caption-point-x="-0.2402in" draw:caption-point-y="0.5752in">
              <dc:date>2016-10-26T00:00:00</dc:date>
              <text:p text:style-name="P1"><text:span text:style-name="T1">Bị ốm</text:span></text:p>
            </office:annotation>
            <text:p>1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0">
            <text:p>40</text:p>
          </table:table-cell>
          <table:table-cell table:style-name="ce42" office:value-type="string">
            <text:p>ThamDT</text:p>
          </table:table-cell>
          <table:table-cell table:style-name="ce178" table:formula="of:=SUM([.D43:.AH43])" office:value-type="float" office:value="0.5">
            <text:p>0.5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3.5591in" svg:y="9.7929in" draw:caption-point-x="-0.2402in" draw:caption-point-y="0.5846in">
              <dc:date>2016-10-03T00:00:00</dc:date>
              <text:p text:style-name="P1"><text:span text:style-name="T1">9h vào cty</text:span></text:p>
            </office:annotation>
            <text:p>0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.5">
            <office:annotation draw:style-name="gr2" draw:text-style-name="P1" svg:width="1.1413in" svg:height="0.5457in" svg:x="6.8205in" svg:y="9.7972in" draw:caption-point-x="-0.2402in" draw:caption-point-y="0.5803in">
              <dc:date>2016-10-11T00:00:00</dc:date>
              <text:p text:style-name="P1"><text:span text:style-name="T1">Nghỉ buổi chiều,bận việc riêng</text:span></text:p>
            </office:annotation>
            <text:p>0.5</text:p>
          </table:table-cell>
          <table:table-cell table:number-columns-repeated="4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3.8323in" svg:y="9.802in" draw:caption-point-x="-0.2402in" draw:caption-point-y="0.5756in">
              <dc:date>2016-10-25T00:00:00</dc:date>
              <text:p text:style-name="P1"><text:span text:style-name="T1">8h15 vào cty</text:span></text:p>
            </office:annotation>
            <text:p>0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1">
            <text:p>41</text:p>
          </table:table-cell>
          <table:table-cell table:style-name="ce42" office:value-type="string">
            <text:p>ThinhDH</text:p>
          </table:table-cell>
          <table:table-cell table:style-name="ce178" table:formula="of:=SUM([.D44:.AH44])" office:value-type="float" office:value="0">
            <text:p>0</text:p>
          </table:table-cell>
          <table:table-cell table:style-name="ce182" table:number-columns-repeated="31"/>
          <table:table-cell table:style-name="ce41" table:number-columns-repeated="952"/>
        </table:table-row>
        <table:table-row table:style-name="ro7">
          <table:table-cell table:style-name="ce40" office:value-type="float" office:value="42">
            <text:p>42</text:p>
          </table:table-cell>
          <table:table-cell table:style-name="ce42" office:value-type="string">
            <text:p>ThinhT</text:p>
          </table:table-cell>
          <table:table-cell table:style-name="ce178" table:formula="of:=SUM([.D45:.AH45])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4"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8.7768in" svg:y="10.2945in" draw:caption-point-x="-0.2402in" draw:caption-point-y="0.5787in">
              <dc:date>2016-10-14T00:00:00</dc:date>
              <text:p text:style-name="P1"><text:span text:style-name="T1">8h30 vào cty</text:span></text:p>
            </office:annotation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3">
            <text:p>43</text:p>
          </table:table-cell>
          <table:table-cell table:style-name="ce42" office:value-type="string">
            <text:p>ThoaiVK</text:p>
          </table:table-cell>
          <table:table-cell table:style-name="ce178" table:formula="of:=SUM([.D46:.AH46])" office:value-type="float" office:value="2.5">
            <text:p>2.5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4.0157in" svg:y="10.537in" draw:caption-point-x="-0.2402in" draw:caption-point-y="0.5839in">
              <dc:date>2016-10-04T00:00:00</dc:date>
              <text:p text:style-name="P1"><text:span text:style-name="T1">Đi học, nghỉ buổi chiều</text:span></text:p>
            </office:annotation>
            <text:p>0.5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.5">
            <office:annotation draw:style-name="gr4" draw:text-style-name="P1" svg:width="1.1413in" svg:height="0.3902in" svg:x="6.8205in" svg:y="10.537in" draw:caption-point-x="-0.2402in" draw:caption-point-y="0.5839in">
              <dc:date>2016-10-04T00:00:00</dc:date>
              <text:p text:style-name="P1"><text:span text:style-name="T1">Đi học, nghỉ buổi chiều</text:span></text:p>
            </office:annotation>
            <text:p>0.5</text:p>
          </table:table-cell>
          <table:table-cell table:style-name="ce182" office:value-type="float" office:value="0.5">
            <office:annotation draw:style-name="gr4" draw:text-style-name="P1" svg:width="1.1413in" svg:height="0.3902in" svg:x="7.3094in" svg:y="10.537in" draw:caption-point-x="-0.2402in" draw:caption-point-y="0.5839in">
              <dc:date>2016-10-04T00:00:00</dc:date>
              <text:p text:style-name="P1"><text:span text:style-name="T1">Đi học, nghỉ buổi chiều</text:span></text:p>
            </office:annotation>
            <text:p>0.5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8.2878in" svg:y="10.5417in" draw:caption-point-x="-0.2402in" draw:caption-point-y="0.5791in">
              <dc:date>2016-10-13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4" draw:text-style-name="P1" svg:width="1.1413in" svg:height="0.3902in" svg:x="10.6358in" svg:y="10.5433in" draw:caption-point-x="-0.2402in" draw:caption-point-y="0.5776in">
              <dc:date>2016-10-18T00:00:00</dc:date>
              <text:p text:style-name="P1"><text:span text:style-name="T1">Đi học buổi chiều</text:span></text:p>
            </office:annotation>
            <text:p>0.5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3" draw:text-style-name="P1" svg:width="1.1413in" svg:height="0.7012in" svg:x="14.7457in" svg:y="10.537in" draw:caption-point-x="-0.2402in" draw:caption-point-y="0.5839in">
              <dc:date>2016-10-27T00:00:00</dc:date>
              <text:p text:style-name="P1"><text:span text:style-name="T1">Đi học, nghỉ buổi chiều</text:span></text:p>
              <text:p text:style-name="P1"><text:span text:style-name="T1">Sáng 8h30 vào cty</text:span></text:p>
            </office:annotation>
            <text:p>0.5</text:p>
          </table:table-cell>
          <table:table-cell table:style-name="ce182" office:value-type="float" office:value="0">
            <office:annotation draw:style-name="gr7" draw:text-style-name="P1" svg:width="1.1413in" svg:height="0.2634in" svg:x="15.202in" svg:y="10.5469in" draw:caption-point-x="-0.2402in" draw:caption-point-y="0.574in">
              <dc:date>2016-10-28T00:00:00</dc:date>
              <text:p text:style-name="P1"><text:span text:style-name="T1">8h30 vào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4">
            <text:p>44</text:p>
          </table:table-cell>
          <table:table-cell table:style-name="ce42" office:value-type="string">
            <text:p>ThuyLTT</text:p>
          </table:table-cell>
          <table:table-cell table:style-name="ce178" table:formula="of:=SUM([.D47:.AH47])" office:value-type="float" office:value="0.5">
            <text:p>0.5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4.0157in" svg:y="10.785in" draw:caption-point-x="-0.2402in" draw:caption-point-y="0.5835in">
              <dc:date>2016-10-04T00:00:00</dc:date>
              <text:p text:style-name="P1"><text:span text:style-name="T1">10h15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4.472in" svg:y="10.7858in" draw:caption-point-x="-0.2402in" draw:caption-point-y="0.5827in">
              <dc:date>2016-10-05T00:00:00</dc:date>
              <text:p text:style-name="P1"><text:span text:style-name="T1">8h40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.5">
            <office:annotation draw:style-name="gr2" draw:text-style-name="P1" svg:width="1.1413in" svg:height="0.5457in" svg:x="5.3854in" svg:y="10.787in" draw:caption-point-x="-0.2402in" draw:caption-point-y="0.5815in">
              <dc:date>2016-10-07T00:00:00</dc:date>
              <text:p text:style-name="P1"><text:span text:style-name="T1">Bị chóng mặt, phải truyền nước, nghi sáng</text:span></text:p>
            </office:annotation>
            <text:p>0.5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6.8205in" svg:y="10.7882in" draw:caption-point-x="-0.2402in" draw:caption-point-y="0.5803in">
              <dc:date>2016-10-10T00:00:00</dc:date>
              <text:p text:style-name="P1"><text:span text:style-name="T1">8h35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7.3094in" svg:y="10.7886in" draw:caption-point-x="-0.2402in" draw:caption-point-y="0.5799in">
              <dc:date>2016-10-11T00:00:00</dc:date>
              <text:p text:style-name="P1"><text:span text:style-name="T1">Chở mẹ đi CV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8.2878in" svg:y="10.7894in" draw:caption-point-x="-0.2402in" draw:caption-point-y="0.5791in">
              <dc:date>2016-10-13T00:00:00</dc:date>
              <text:p text:style-name="P1"><text:span text:style-name="T1">Xe bị hư, đang tìm chỗ sửa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8.7768in" svg:y="10.7898in" draw:caption-point-x="-0.2402in" draw:caption-point-y="0.5787in">
              <dc:date>2016-10-14T00:00:00</dc:date>
              <text:p text:style-name="P1"><text:span text:style-name="T1">8h55 vào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10.1791in" svg:y="10.848in" draw:caption-point-x="-0.2402in" draw:caption-point-y="0.5205in">
              <dc:date>2016-10-17T00:00:00</dc:date>
              <text:p text:style-name="P1"><text:span text:style-name="T1">8h35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11.0925in" svg:y="10.7917in" draw:caption-point-x="-0.2402in" draw:caption-point-y="0.5768in">
              <dc:date>2016-10-19T00:00:00</dc:date>
              <text:p text:style-name="P1"><text:span text:style-name="T1">Ngủ quên xin vào trễ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2.0059in" svg:y="10.7929in" draw:caption-point-x="-0.2402in" draw:caption-point-y="0.5756in">
              <dc:date>2016-10-24T00:00:00</dc:date>
              <text:p text:style-name="P1"><text:span text:style-name="T1">8h30 vào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13.3756in" svg:y="10.7929in" draw:caption-point-x="-0.2402in" draw:caption-point-y="0.5756in">
              <dc:date>2016-10-24T00:00:00</dc:date>
              <text:p text:style-name="P1"><text:span text:style-name="T1">8h37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3.8323in" svg:y="10.7933in" draw:caption-point-x="-0.2402in" draw:caption-point-y="0.5752in">
              <dc:date>2016-10-25T00:00:00</dc:date>
              <text:p text:style-name="P1"><text:span text:style-name="T1">8h35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4.289in" svg:y="10.7937in" draw:caption-point-x="-0.2402in" draw:caption-point-y="0.5748in">
              <dc:date>2016-10-26T00:00:00</dc:date>
              <text:p text:style-name="P1"><text:span text:style-name="T1">8h35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4.7457in" svg:y="10.7941in" draw:caption-point-x="-0.2402in" draw:caption-point-y="0.5744in">
              <dc:date>2016-10-27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">
            <office:annotation draw:style-name="gr2" draw:text-style-name="P1" svg:width="1.1413in" svg:height="0.5457in" svg:x="15.202in" svg:y="10.7953in" draw:caption-point-x="-0.2402in" draw:caption-point-y="0.5732in">
              <dc:date>2016-10-28T00:00:00</dc:date>
              <text:p text:style-name="P1"><text:span text:style-name="T1">Nhà có việc xin vô trễ, 10h55 vô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16.572in" svg:y="10.7949in" draw:caption-point-x="-0.2402in" draw:caption-point-y="0.5736in">
              <dc:date>2016-10-31T00:00:00</dc:date>
              <text:p text:style-name="P1"><text:span text:style-name="T1">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5">
            <text:p>45</text:p>
          </table:table-cell>
          <table:table-cell table:style-name="ce42" office:value-type="string">
            <text:p>TrungHT</text:p>
          </table:table-cell>
          <table:table-cell table:style-name="ce178" table:formula="of:=SUM([.D48:.AH48])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11.5492in" svg:y="11.0394in" draw:caption-point-x="-0.2402in" draw:caption-point-y="0.5768in">
              <dc:date>2016-10-20T00:00:00</dc:date>
              <text:p text:style-name="P1"><text:span text:style-name="T1">Ngủ quên, xin đi trễ, 8h40 vào cty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6">
            <text:p>46</text:p>
          </table:table-cell>
          <table:table-cell table:style-name="ce42" office:value-type="string">
            <text:p>TruyenLVC</text:p>
          </table:table-cell>
          <table:table-cell table:style-name="ce178" table:formula="of:=SUM([.D49:.AH49])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4.0157in" svg:y="11.2799in" draw:caption-point-x="-0.2402in" draw:caption-point-y="0.5839in">
              <dc:date>2016-10-0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6.8205in" svg:y="11.2835in" draw:caption-point-x="-0.2402in" draw:caption-point-y="0.5803in">
              <dc:date>2016-10-10T00:00:00</dc:date>
              <text:p text:style-name="P1"><text:span text:style-name="T1">8h30 vào cty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7.3094in" svg:y="11.2839in" draw:caption-point-x="-0.2402in" draw:caption-point-y="0.5799in">
              <dc:date>2016-10-1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2"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11.0925in" svg:y="11.2866in" draw:caption-point-x="-0.2402in" draw:caption-point-y="0.5772in">
              <dc:date>2016-10-19T00:00:00</dc:date>
              <text:p text:style-name="P1"><text:span text:style-name="T1">Bận việc riêng xin vào trễ</text:span></text:p>
            </office:annotation>
            <text:p>0</text:p>
          </table:table-cell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2.0059in" svg:y="11.2886in" draw:caption-point-x="-0.2402in" draw:caption-point-y="0.5752in">
              <dc:date>2016-10-25T00:00:00</dc:date>
              <text:p text:style-name="P1"><text:span text:style-name="T1">8h37 vào cty</text:span></text:p>
            </office:annotation>
            <text:p>0</text:p>
          </table:table-cell>
          <table:table-cell table:style-name="ce182" table:number-columns-repeated="2"/>
          <table:table-cell table:number-columns-repeated="3" table:style-name="ce182" office:value-type="float" office:value="0">
            <text:p>0</text:p>
          </table:table-cell>
          <table:table-cell table:style-name="ce182" office:value-type="float" office:value="0">
            <office:annotation draw:style-name="gr4" draw:text-style-name="P1" svg:width="1.1413in" svg:height="0.3902in" svg:x="14.7457in" svg:y="11.2894in" draw:caption-point-x="-0.2402in" draw:caption-point-y="0.5744in">
              <dc:date>2016-10-27T00:00:00</dc:date>
              <text:p text:style-name="P1"><text:span text:style-name="T1">Ra ngoài 30p chụp hình thẻ</text:span></text:p>
            </office:annotation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15.202in" svg:y="11.2898in" draw:caption-point-x="-0.2402in" draw:caption-point-y="0.574in">
              <dc:date>2016-10-28T00:00:00</dc:date>
              <text:p text:style-name="P1"><text:span text:style-name="T1">8h30 vào cty</text:span></text:p>
            </office:annotation>
            <text:p>0</text:p>
          </table:table-cell>
          <table:table-cell table:style-name="ce182" table:number-columns-repeated="2"/>
          <table:table-cell table:style-name="ce182" office:value-type="float" office:value="0">
            <office:annotation draw:style-name="gr7" draw:text-style-name="P1" svg:width="1.1413in" svg:height="0.2634in" svg:x="16.572in" svg:y="11.2902in" draw:caption-point-x="-0.2402in" draw:caption-point-y="0.5736in">
              <dc:date>2016-10-31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7">
            <text:p>47</text:p>
          </table:table-cell>
          <table:table-cell table:style-name="ce42" office:value-type="string">
            <text:p>VietBA</text:p>
          </table:table-cell>
          <table:table-cell table:style-name="ce178" table:formula="of:=SUM([.D50:.AH50])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182" office:value-type="float" office:value="0">
            <office:annotation draw:style-name="gr7" draw:text-style-name="P1" svg:width="1.1413in" svg:height="0.2634in" svg:x="4.0157in" svg:y="11.5276in" draw:caption-point-x="-0.2402in" draw:caption-point-y="0.5839in">
              <dc:date>2016-10-04T00:00:00</dc:date>
              <text:p text:style-name="P1"><text:span text:style-name="T1">9h50 vào cty</text:span></text:p>
            </office:annotation>
            <text:p>0</text:p>
          </table:table-cell>
          <table:table-cell table:number-columns-repeated="3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8">
            <text:p>48</text:p>
          </table:table-cell>
          <table:table-cell table:style-name="ce42" office:value-type="string">
            <text:p>VinhP</text:p>
          </table:table-cell>
          <table:table-cell table:style-name="ce178" table:formula="of:=SUM([.D51:.AH51])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number-columns-repeated="5" table:style-name="ce182" office:value-type="float" office:value="0">
            <text:p>0</text:p>
          </table:table-cell>
          <table:table-cell table:style-name="ce182" table:number-columns-repeated="2"/>
          <table:table-cell table:style-name="ce182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83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83" office:value-type="string">
            <text:p>s</text:p>
          </table:table-cell>
          <table:table-cell table:style-name="ce183" table:number-columns-repeated="3"/>
          <table:table-cell table:style-name="ce185"/>
          <table:table-cell table:style-name="ce183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83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83" table:number-columns-repeated="4"/>
          <table:table-cell table:style-name="ce186" table:number-columns-repeated="7"/>
          <table:table-cell table:style-name="ce183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83" table:number-columns-repeated="31"/>
          <table:table-cell table:style-name="ce41" table:number-columns-repeated="952"/>
        </table:table-row>
        <table:table-row table:style-name="ro2" table:number-rows-repeated="983120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11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99"/>
        <table:table-column table:style-name="co22" table:number-columns-repeated="7" table:default-cell-style-name="ce199"/>
        <table:table-column table:style-name="co21" table:number-columns-repeated="15" table:default-cell-style-name="ce199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94" table:number-columns-repeated="8"/>
          <table:table-cell table:style-name="ce202" office:value-type="string" table:number-columns-spanned="2" table:number-rows-spanned="1">
            <text:p>Month</text:p>
          </table:table-cell>
          <table:covered-table-cell table:style-name="ce203"/>
          <table:table-cell table:style-name="ce204" table:content-validation-name="val1" office:value-type="float" office:value="11" table:number-columns-spanned="2" table:number-rows-spanned="1">
            <text:p>11</text:p>
          </table:table-cell>
          <table:covered-table-cell table:style-name="ce203"/>
          <table:table-cell table:style-name="ce202" office:value-type="string" table:number-columns-spanned="2" table:number-rows-spanned="1">
            <text:p>Year</text:p>
          </table:table-cell>
          <table:covered-table-cell table:style-name="ce203"/>
          <table:table-cell table:style-name="ce202" office:value-type="float" office:value="2016" table:number-columns-spanned="2" table:number-rows-spanned="1">
            <text:p>2016</text:p>
          </table:table-cell>
          <table:covered-table-cell table:style-name="ce205"/>
          <table:table-cell table:style-name="ce194" table:number-columns-repeated="14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95" table:formula="of:=DATE([.$R$1];[.N1];1)" office:value-type="date" office:date-value="2016-11-01">
            <text:p>01</text:p>
          </table:table-cell>
          <table:table-cell table:style-name="ce195" table:formula="of:=[.D2]+1" office:value-type="date" office:date-value="2016-11-02">
            <text:p>02</text:p>
          </table:table-cell>
          <table:table-cell table:style-name="ce195" table:formula="of:=[.E2]+1" office:value-type="date" office:date-value="2016-11-03">
            <text:p>03</text:p>
          </table:table-cell>
          <table:table-cell table:style-name="ce195" table:formula="of:=[.F2]+1" office:value-type="date" office:date-value="2016-11-04">
            <text:p>04</text:p>
          </table:table-cell>
          <table:table-cell table:style-name="ce195" table:formula="of:=[.G2]+1" office:value-type="date" office:date-value="2016-11-05">
            <text:p>05</text:p>
          </table:table-cell>
          <table:table-cell table:style-name="ce195" table:formula="of:=[.H2]+1" office:value-type="date" office:date-value="2016-11-06">
            <text:p>06</text:p>
          </table:table-cell>
          <table:table-cell table:style-name="ce195" table:formula="of:=[.I2]+1" office:value-type="date" office:date-value="2016-11-07">
            <text:p>07</text:p>
          </table:table-cell>
          <table:table-cell table:style-name="ce195" table:formula="of:=[.J2]+1" office:value-type="date" office:date-value="2016-11-08">
            <text:p>08</text:p>
          </table:table-cell>
          <table:table-cell table:style-name="ce195" table:formula="of:=[.K2]+1" office:value-type="date" office:date-value="2016-11-09">
            <text:p>09</text:p>
          </table:table-cell>
          <table:table-cell table:style-name="ce195" table:formula="of:=[.L2]+1" office:value-type="date" office:date-value="2016-11-10">
            <text:p>10</text:p>
          </table:table-cell>
          <table:table-cell table:style-name="ce195" table:formula="of:=[.M2]+1" office:value-type="date" office:date-value="2016-11-11">
            <text:p>11</text:p>
          </table:table-cell>
          <table:table-cell table:style-name="ce195" table:formula="of:=[.N2]+1" office:value-type="date" office:date-value="2016-11-12">
            <text:p>12</text:p>
          </table:table-cell>
          <table:table-cell table:style-name="ce195" table:formula="of:=[.O2]+1" office:value-type="date" office:date-value="2016-11-13">
            <text:p>13</text:p>
          </table:table-cell>
          <table:table-cell table:style-name="ce195" table:formula="of:=[.P2]+1" office:value-type="date" office:date-value="2016-11-14">
            <text:p>14</text:p>
          </table:table-cell>
          <table:table-cell table:style-name="ce195" table:formula="of:=[.Q2]+1" office:value-type="date" office:date-value="2016-11-15">
            <text:p>15</text:p>
          </table:table-cell>
          <table:table-cell table:style-name="ce195" table:formula="of:=[.R2]+1" office:value-type="date" office:date-value="2016-11-16">
            <text:p>16</text:p>
          </table:table-cell>
          <table:table-cell table:style-name="ce195" table:formula="of:=[.S2]+1" office:value-type="date" office:date-value="2016-11-17">
            <text:p>17</text:p>
          </table:table-cell>
          <table:table-cell table:style-name="ce195" table:formula="of:=[.T2]+1" office:value-type="date" office:date-value="2016-11-18">
            <text:p>18</text:p>
          </table:table-cell>
          <table:table-cell table:style-name="ce195" table:formula="of:=[.U2]+1" office:value-type="date" office:date-value="2016-11-19">
            <text:p>19</text:p>
          </table:table-cell>
          <table:table-cell table:style-name="ce195" table:formula="of:=[.V2]+1" office:value-type="date" office:date-value="2016-11-20">
            <text:p>20</text:p>
          </table:table-cell>
          <table:table-cell table:style-name="ce195" table:formula="of:=[.W2]+1" office:value-type="date" office:date-value="2016-11-21">
            <text:p>21</text:p>
          </table:table-cell>
          <table:table-cell table:style-name="ce195" table:formula="of:=[.X2]+1" office:value-type="date" office:date-value="2016-11-22">
            <text:p>22</text:p>
          </table:table-cell>
          <table:table-cell table:style-name="ce195" table:formula="of:=[.Y2]+1" office:value-type="date" office:date-value="2016-11-23">
            <text:p>23</text:p>
          </table:table-cell>
          <table:table-cell table:style-name="ce195" table:formula="of:=[.Z2]+1" office:value-type="date" office:date-value="2016-11-24">
            <text:p>24</text:p>
          </table:table-cell>
          <table:table-cell table:style-name="ce195" table:formula="of:=[.AA2]+1" office:value-type="date" office:date-value="2016-11-25">
            <text:p>25</text:p>
          </table:table-cell>
          <table:table-cell table:style-name="ce195" table:formula="of:=[.AB2]+1" office:value-type="date" office:date-value="2016-11-26">
            <text:p>26</text:p>
          </table:table-cell>
          <table:table-cell table:style-name="ce195" table:formula="of:=[.AC2]+1" office:value-type="date" office:date-value="2016-11-27">
            <text:p>27</text:p>
          </table:table-cell>
          <table:table-cell table:style-name="ce195" table:formula="of:=[.AD2]+1" office:value-type="date" office:date-value="2016-11-28">
            <text:p>28</text:p>
          </table:table-cell>
          <table:table-cell table:style-name="ce195" table:formula="of:=[.AE2]+1" office:value-type="date" office:date-value="2016-11-29">
            <text:p>29</text:p>
          </table:table-cell>
          <table:table-cell table:style-name="ce195" table:formula="of:=[.AF2]+1" office:value-type="date" office:date-value="2016-11-30">
            <text:p>30</text:p>
          </table:table-cell>
          <table:table-cell table:style-name="ce70" table:number-columns-repeated="952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96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6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6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6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6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6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6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6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6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6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6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6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6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6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6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6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6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6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6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6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6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6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6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96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96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96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96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96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96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96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0" table:number-columns-repeated="952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93" table:formula="of:=SUM([.D4:.AG4])" office:value-type="float" office:value="0.5">
            <text:p>0.5</text:p>
          </table:table-cell>
          <table:table-cell table:style-name="ce197" office:value-type="float" office:value="0">
            <office:annotation draw:style-name="gr7" draw:text-style-name="P1" svg:width="1.1413in" svg:height="0.2634in" svg:x="2.6457in" svg:y="0.1063in" draw:caption-point-x="-0.2402in" draw:caption-point-y="0.6114in">
              <dc:date>2016-11-01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4.0157in" svg:y="0.1098in" draw:caption-point-x="-0.2402in" draw:caption-point-y="0.6079in">
              <dc:date>2016-11-04T00:00:00</dc:date>
              <text:p text:style-name="P1"><text:span text:style-name="T1">8h30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5.8421in" svg:y="0.1118in" draw:caption-point-x="-0.2402in" draw:caption-point-y="0.6059in">
              <dc:date>2016-11-08T00:00:00</dc:date>
              <text:p text:style-name="P1"><text:span text:style-name="T1">Tối qua làm trễ nên vô trễ, 9j56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6.3311in" svg:y="0.1122in" draw:caption-point-x="-0.2402in" draw:caption-point-y="0.6055in">
              <dc:date>2016-11-09T00:00:00</dc:date>
              <text:p text:style-name="P1"><text:span text:style-name="T1">8h49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7.3094in" svg:y="0.113in" draw:caption-point-x="-0.2402in" draw:caption-point-y="0.6047in">
              <dc:date>2016-11-11T00:00:00</dc:date>
              <text:p text:style-name="P1"><text:span text:style-name="T1">Tối qua làm khuya, xin vào trễ, 9h38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9.2661in" svg:y="0.1146in" draw:caption-point-x="-0.2402in" draw:caption-point-y="0.6031in">
              <dc:date>2016-11-15T00:00:00</dc:date>
              <text:p text:style-name="P1"><text:span text:style-name="T1">Bận việc đột xuất, 9h48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9.7228in" svg:y="0.1154in" draw:caption-point-x="-0.2402in" draw:caption-point-y="0.6024in">
              <dc:date>2016-11-16T00:00:00</dc:date>
              <text:p text:style-name="P1"><text:span text:style-name="T1">8h34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0.1791in" svg:y="0.1161in" draw:caption-point-x="-0.2402in" draw:caption-point-y="0.6016in">
              <dc:date>2016-11-17T00:00:00</dc:date>
              <text:p text:style-name="P1"><text:span text:style-name="T1">8h30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0.6358in" svg:y="0.1169in" draw:caption-point-x="-0.2402in" draw:caption-point-y="0.6008in">
              <dc:date>2016-11-18T00:00:00</dc:date>
              <text:p text:style-name="P1"><text:span text:style-name="T1">Tối qua làm việc khuya, xin vô trê, 9h13 vào cty</text:span></text:p>
            </office:annotation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13.3756in" svg:y="0.1181in" draw:caption-point-x="-0.2402in" draw:caption-point-y="0.5996in">
              <dc:date>2016-11-22T00:00:00</dc:date>
              <text:p text:style-name="P1"><text:span text:style-name="T1">Off buổi chiều xin về khám nvqs</text:span></text:p>
            </office:annotation>
            <text:p>0.5</text:p>
          </table:table-cell>
          <table:table-cell table:style-name="ce197" office:value-type="float" office:value="0">
            <office:annotation draw:style-name="gr7" draw:text-style-name="P1" svg:width="1.1413in" svg:height="0.2634in" svg:x="13.8323in" svg:y="0.1193in" draw:caption-point-x="-0.2402in" draw:caption-point-y="0.5984in">
              <dc:date>2016-11-25T00:00:00</dc:date>
              <text:p text:style-name="P1"><text:span text:style-name="T1">8h36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15.202in" svg:y="0.1772in" draw:caption-point-x="-0.2402in" draw:caption-point-y="0.5406in">
              <dc:date>2016-11-28T00:00:00</dc:date>
              <text:p text:style-name="P1"><text:span text:style-name="T1">8h40 vào cty</text:span></text:p>
            </office:annotation>
            <text:p>0</text:p>
          </table:table-cell>
          <table:table-cell table:style-name="ce197" office:value-type="float" office:value="0">
            <office:annotation draw:style-name="gr3" draw:text-style-name="P1" svg:width="1.1413in" svg:height="0.7012in" svg:x="15.6587in" svg:y="0.1201in" draw:caption-point-x="-0.2402in" draw:caption-point-y="0.5976in">
              <dc:date>2016-11-29T00:00:00</dc:date>
              <text:p text:style-name="P1"><text:span text:style-name="T1">Hôm qua làm việc khuya nên xin vào trễ, 9h05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6.1154in" svg:y="0.1205in" draw:caption-point-x="-0.2402in" draw:caption-point-y="0.5972in">
              <dc:date>2016-11-30T00:00:00</dc:date>
              <text:p text:style-name="P1"><text:span text:style-name="T1">8h37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93" table:formula="of:=SUM([.D5:.AG5])" office:value-type="float" office:value="1">
            <text:p>1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4.0157in" svg:y="0.3575in" draw:caption-point-x="-0.2402in" draw:caption-point-y="0.6079in">
              <dc:date>2016-11-04T00:00:00</dc:date>
              <text:p text:style-name="P1"><text:span text:style-name="T1">8h30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5.3854in" svg:y="0.3587in" draw:caption-point-x="-0.2402in" draw:caption-point-y="0.6067in">
              <dc:date>2016-11-07T00:00:00</dc:date>
              <text:p text:style-name="P1"><text:span text:style-name="T1">8h30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5.8421in" svg:y="0.3594in" draw:caption-point-x="-0.2402in" draw:caption-point-y="0.6059in">
              <dc:date>2016-11-08T00:00:00</dc:date>
              <text:p text:style-name="P1"><text:span text:style-name="T1">8h41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6.3311in" svg:y="0.3598in" draw:caption-point-x="-0.2402in" draw:caption-point-y="0.6055in">
              <dc:date>2016-11-09T00:00:00</dc:date>
              <text:p text:style-name="P1"><text:span text:style-name="T1">8h35 vào cty</text:span></text:p>
            </office:annotation>
            <text:p>0</text:p>
          </table:table-cell>
          <table:table-cell table:style-name="ce197" office:value-type="float" office:value="0.5">
            <office:annotation draw:style-name="gr7" draw:text-style-name="P1" svg:width="1.1413in" svg:height="0.2634in" svg:x="6.8205in" svg:y="0.3602in" draw:caption-point-x="-0.2402in" draw:caption-point-y="0.6051in">
              <dc:date>2016-11-28T00:00:00</dc:date>
              <text:p text:style-name="P1"><text:span text:style-name="T1">Off buổi sáng</text:span></text:p>
            </office:annotation>
            <text:p>0.5</text:p>
          </table:table-cell>
          <table:table-cell table:style-name="ce197" office:value-type="float" office:value="0">
            <office:annotation draw:style-name="gr4" draw:text-style-name="P1" svg:width="1.1413in" svg:height="0.3902in" svg:x="7.3094in" svg:y="0.3606in" draw:caption-point-x="-0.2402in" draw:caption-point-y="0.6047in">
              <dc:date>2016-11-11T00:00:00</dc:date>
              <text:p text:style-name="P1"><text:span text:style-name="T1">Có việc xin vô trễ, 9h11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8.7768in" svg:y="0.3614in" draw:caption-point-x="-0.2402in" draw:caption-point-y="0.6039in">
              <dc:date>2016-11-14T00:00:00</dc:date>
              <text:p text:style-name="P1"><text:span text:style-name="T1">8h43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9.2661in" svg:y="0.3622in" draw:caption-point-x="-0.2402in" draw:caption-point-y="0.6031in">
              <dc:date>2016-11-15T00:00:00</dc:date>
              <text:p text:style-name="P1"><text:span text:style-name="T1">8h39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0.1791in" svg:y="0.3638in" draw:caption-point-x="-0.2402in" draw:caption-point-y="0.6016in">
              <dc:date>2016-11-17T00:00:00</dc:date>
              <text:p text:style-name="P1"><text:span text:style-name="T1">8h42 vào cty</text:span></text:p>
            </office:annotation>
            <text:p>0</text:p>
          </table:table-cell>
          <table:table-cell table:style-name="ce197" office:value-type="float" office:value="0.5">
            <office:annotation draw:style-name="gr8" draw:text-style-name="P1" svg:width="1.1413in" svg:height="1.0122in" svg:x="10.6358in" svg:y="0.3646in" draw:caption-point-x="-0.2402in" draw:caption-point-y="0.6008in">
              <dc:date>2016-11-18T00:00:00</dc:date>
              <text:p text:style-name="P1"><text:span text:style-name="T1">Có task gấp, ở nhà làm việc với cus,vắng quá 2h, tạm tính nghỉ 1 buổi sáng. Confirm lại sau</text:span></text:p>
            </office:annotation>
            <text:p>0.5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12.0059in" svg:y="0.3654in" draw:caption-point-x="-0.2402in" draw:caption-point-y="0.6in">
              <dc:date>2016-11-21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3.8323in" svg:y="0.3669in" draw:caption-point-x="-0.2402in" draw:caption-point-y="0.5984in">
              <dc:date>2016-11-25T00:00:00</dc:date>
              <text:p text:style-name="P1"><text:span text:style-name="T1">Đi làm giấy tờ, xin vào trễ, 9h52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15.202in" svg:y="0.3673in" draw:caption-point-x="-0.2402in" draw:caption-point-y="0.598in">
              <dc:date>2016-11-28T00:00:00</dc:date>
              <text:p text:style-name="P1"><text:span text:style-name="T1">8h42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93" table:formula="of:=SUM([.D6:.AG6])" office:value-type="float" office:value="1.5">
            <text:p>1.5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3" draw:text-style-name="P1" svg:width="1.1413in" svg:height="0.7012in" svg:x="4.0157in" svg:y="0.6055in" draw:caption-point-x="-0.2402in" draw:caption-point-y="0.6075in">
              <dc:date>2016-11-04T00:00:00</dc:date>
              <text:p text:style-name="P1"><text:span text:style-name="T1">Chở em gái đi khám, 9h vào cty</text:span></text:p>
              <text:p text:style-name="P1"><text:span text:style-name="T1">Off buổi chiều chăm người thân</text:span></text:p>
            </office:annotation>
            <text:p>0.5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6.8205in" svg:y="0.6079in" draw:caption-point-x="-0.2402in" draw:caption-point-y="0.6051in">
              <dc:date>2016-11-10T00:00:00</dc:date>
              <text:p text:style-name="P1"><text:span text:style-name="T1">8h20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0.6358in" svg:y="0.6122in" draw:caption-point-x="-0.2402in" draw:caption-point-y="0.6008in">
              <dc:date>2016-11-18T00:00:00</dc:date>
              <text:p text:style-name="P1"><text:span text:style-name="T1">8h12 vào cty</text:span></text:p>
            </office:annotation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2.9189in" svg:y="0.6138in" draw:caption-point-x="-0.2402in" draw:caption-point-y="0.5992in">
              <dc:date>2016-11-23T00:00:00</dc:date>
              <text:p text:style-name="P1"><text:span text:style-name="T1">8h15 vào cty</text:span></text:p>
            </office:annotation>
            <text:p>0</text:p>
          </table:table-cell>
          <table:table-cell table:style-name="ce197" office:value-type="float" office:value="0">
            <office:annotation draw:style-name="gr3" draw:text-style-name="P1" svg:width="1.1413in" svg:height="0.7012in" svg:x="13.3756in" svg:y="0.6142in" draw:caption-point-x="-0.2402in" draw:caption-point-y="0.5988in">
              <dc:date>2016-11-24T00:00:00</dc:date>
              <text:p text:style-name="P1"><text:span text:style-name="T1">Đau bụng, 8h45 lên cty</text:span></text:p>
              <text:p text:style-name="P1"><text:span text:style-name="T1">Về quê, xin về sớm 16h45</text:span></text:p>
            </office:annotation>
            <text:p>0</text:p>
          </table:table-cell>
          <table:table-cell table:style-name="ce197" office:value-type="float" office:value="1">
            <office:annotation draw:style-name="gr7" draw:text-style-name="P1" svg:width="1.1413in" svg:height="0.2634in" svg:x="13.8323in" svg:y="0.6146in" draw:caption-point-x="-0.2402in" draw:caption-point-y="0.5984in">
              <dc:date>2016-11-25T00:00:00</dc:date>
              <text:p text:style-name="P1"><text:span text:style-name="T1">Về quê</text:span></text:p>
            </office:annotation>
            <text:p>1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93" table:formula="of:=SUM([.D7:.AG7])" office:value-type="float" office:value="2">
            <text:p>2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3.1024in" svg:y="0.8508in" draw:caption-point-x="-0.2402in" draw:caption-point-y="0.6098in">
              <dc:date>2016-11-02T00:00:00</dc:date>
              <text:p text:style-name="P1"><text:span text:style-name="T1">Tối qua release trễ nên vào trễ,8h55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3.5591in" svg:y="0.852in" draw:caption-point-x="-0.2402in" draw:caption-point-y="0.6087in">
              <dc:date>2016-11-03T00:00:00</dc:date>
              <text:p text:style-name="P1"><text:span text:style-name="T1">Hôm qua nhậu zữ nên mệt, 9h07 vào cty</text:span></text:p>
            </office:annotation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4.0157in" svg:y="0.8535in" draw:caption-point-x="-0.2402in" draw:caption-point-y="0.6071in">
              <dc:date>2016-11-04T00:00:00</dc:date>
              <text:p text:style-name="P1"><text:span text:style-name="T1">Có việc đột xuất, xin off buổi sáng</text:span></text:p>
            </office:annotation>
            <text:p>0.5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5.3854in" svg:y="0.8539in" draw:caption-point-x="-0.2402in" draw:caption-point-y="0.6067in">
              <dc:date>2016-11-07T00:00:00</dc:date>
              <text:p text:style-name="P1"><text:span text:style-name="T1">8h30 vào cty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5.8421in" svg:y="0.8547in" draw:caption-point-x="-0.2402in" draw:caption-point-y="0.6059in">
              <dc:date>2016-11-08T00:00:00</dc:date>
              <text:p text:style-name="P1"><text:span text:style-name="T1">Bị mệt, 8h43 vào cty</text:span></text:p>
            </office:annotation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6.3311in" svg:y="0.8551in" draw:caption-point-x="-0.2402in" draw:caption-point-y="0.6055in">
              <dc:date>2016-11-09T00:00:00</dc:date>
              <text:p text:style-name="P1"><text:span text:style-name="T1">Bận việc nhà</text:span></text:p>
              <text:p text:style-name="P1"><text:span text:style-name="T1">Off buổi sáng</text:span></text:p>
            </office:annotation>
            <text:p>0.5</text:p>
          </table:table-cell>
          <table:table-cell table:style-name="ce197" office:value-type="float" office:value="0">
            <office:annotation draw:style-name="gr7" draw:text-style-name="P1" svg:width="1.1413in" svg:height="0.2634in" svg:x="6.8205in" svg:y="0.8539in" draw:caption-point-x="-0.2402in" draw:caption-point-y="0.6067in">
              <dc:date>2016-11-07T00:00:00</dc:date>
              <text:p text:style-name="P1"><text:span text:style-name="T1">8h30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9.7228in" svg:y="0.8583in" draw:caption-point-x="-0.2402in" draw:caption-point-y="0.6024in">
              <dc:date>2016-11-16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3" draw:text-style-name="P1" svg:width="1.1413in" svg:height="0.7012in" svg:x="12.4622in" svg:y="0.861in" draw:caption-point-x="-0.2402in" draw:caption-point-y="0.5996in">
              <dc:date>2016-11-22T00:00:00</dc:date>
              <text:p text:style-name="P1"><text:span text:style-name="T1">Tối qua làm task trễ, thức khuya nên dậy trễ, 8h45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3.3756in" svg:y="0.8618in" draw:caption-point-x="-0.2402in" draw:caption-point-y="0.5988in">
              <dc:date>2016-11-24T00:00:00</dc:date>
              <text:p text:style-name="P1"><text:span text:style-name="T1">8h47 vào cty</text:span></text:p>
            </office:annotation>
            <text:p>0</text:p>
          </table:table-cell>
          <table:table-cell table:style-name="ce197" office:value-type="float" office:value="1">
            <office:annotation draw:style-name="gr7" draw:text-style-name="P1" svg:width="1.1413in" svg:height="0.2634in" svg:x="13.8323in" svg:y="0.8622in" draw:caption-point-x="-0.2402in" draw:caption-point-y="0.5984in">
              <dc:date>2016-11-25T00:00:00</dc:date>
              <text:p text:style-name="P1"><text:span text:style-name="T1">Đi du lịch cty vợ</text:span></text:p>
            </office:annotation>
            <text:p>1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5.6587in" svg:y="0.863in" draw:caption-point-x="-0.2402in" draw:caption-point-y="0.5976in">
              <dc:date>2016-11-29T00:00:00</dc:date>
              <text:p text:style-name="P1"><text:span text:style-name="T1">Có việc bận, xin vỗ trễ, 8h51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6.1154in" svg:y="0.8634in" draw:caption-point-x="-0.2402in" draw:caption-point-y="0.5972in">
              <dc:date>2016-11-30T00:00:00</dc:date>
              <text:p text:style-name="P1"><text:span text:style-name="T1">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192" office:value-type="string">
            <text:p>DuyNM</text:p>
          </table:table-cell>
          <table:table-cell table:style-name="ce193" table:formula="of:=SUM([.D8:.AG8])" office:value-type="float" office:value="0"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5.8421in" svg:y="1.1024in" draw:caption-point-x="-0.2402in" draw:caption-point-y="0.6059in">
              <dc:date>2016-11-08T00:00:00</dc:date>
              <text:p text:style-name="P1"><text:span text:style-name="T1">Bận việc riêng xin vào trễ, 9h01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5.6587in" svg:y="1.1106in" draw:caption-point-x="-0.2402in" draw:caption-point-y="0.5976in">
              <dc:date>2016-11-29T00:00:00</dc:date>
              <text:p text:style-name="P1"><text:span text:style-name="T1">Có việc bận, xin vào trễ, 8h49 vào cty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6.1154in" svg:y="1.111in" draw:caption-point-x="-0.2402in" draw:caption-point-y="0.5972in">
              <dc:date>2016-11-30T00:00:00</dc:date>
              <text:p text:style-name="P1"><text:span text:style-name="T1">Ngủ quên, 8h54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93" table:formula="of:=SUM([.D9:.AG9])" office:value-type="float" office:value="0"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7.3094in" svg:y="1.3516in" draw:caption-point-x="-0.2402in" draw:caption-point-y="0.6047in">
              <dc:date>2016-11-11T00:00:00</dc:date>
              <text:p text:style-name="P1"><text:span text:style-name="T1">Dậy trễ,8h45 vào cty</text:span></text:p>
            </office:annotation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2" draw:text-style-name="P1" svg:width="1.1413in" svg:height="0.5457in" svg:x="12.0059in" svg:y="1.3563in" draw:caption-point-x="-0.2402in" draw:caption-point-y="0.6in">
              <dc:date>2016-11-21T00:00:00</dc:date>
              <text:p text:style-name="P1"><text:span text:style-name="T1">Có việc đột xuất, xin đi trễ, 8h59 vào cty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15.202in" svg:y="1.3583in" draw:caption-point-x="-0.2402in" draw:caption-point-y="0.598in">
              <dc:date>2016-11-28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DucHV</text:p>
          </table:table-cell>
          <table:table-cell table:style-name="ce193" table:formula="of:=SUM([.D10:.AG10])" office:value-type="float" office:value="0"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3.1024in" svg:y="1.5941in" draw:caption-point-x="-0.2402in" draw:caption-point-y="0.6098in">
              <dc:date>2016-11-0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GiauNV</text:p>
          </table:table-cell>
          <table:table-cell table:style-name="ce193" table:formula="of:=SUM([.D11:.AG11])" office:value-type="float" office:value="4">
            <text:p>4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5.8421in" svg:y="1.8457in" draw:caption-point-x="-0.2402in" draw:caption-point-y="0.6059in">
              <dc:date>2016-11-08T00:00:00</dc:date>
              <text:p text:style-name="P1"><text:span text:style-name="T1">Onl task tại nhà nên vô trễ, 9h23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6.3311in" svg:y="1.8461in" draw:caption-point-x="-0.2402in" draw:caption-point-y="0.6055in">
              <dc:date>2016-11-09T00:00:00</dc:date>
              <text:p text:style-name="P1"><text:span text:style-name="T1">8h40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1">
            <office:annotation draw:style-name="gr7" draw:text-style-name="P1" svg:width="1.1413in" svg:height="0.2634in" svg:x="7.3094in" svg:y="1.8465in" draw:caption-point-x="-0.2402in" draw:caption-point-y="0.6051in">
              <dc:date>2016-11-10T00:00:00</dc:date>
              <text:p text:style-name="P1"><text:span text:style-name="T1">Có việc riêng</text:span></text:p>
            </office:annotation>
            <text:p>1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206"/>
          <table:table-cell table:style-name="ce197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1">
            <office:annotation draw:style-name="gr4" draw:text-style-name="P1" svg:width="1.1413in" svg:height="0.3902in" svg:x="15.202in" svg:y="1.8535in" draw:caption-point-x="-0.2402in" draw:caption-point-y="0.598in">
              <dc:date>2016-11-28T00:00:00</dc:date>
              <text:p text:style-name="P1"><text:span text:style-name="T1">Xin nghỉ dài hạn về quê</text:span></text:p>
            </office:annotation>
            <text:p>1</text:p>
          </table:table-cell>
          <table:table-cell table:style-name="ce197" office:value-type="float" office:value="1">
            <office:annotation draw:style-name="gr4" draw:text-style-name="P1" svg:width="1.1413in" svg:height="0.3902in" svg:x="15.6587in" svg:y="1.8535in" draw:caption-point-x="-0.2402in" draw:caption-point-y="0.598in">
              <dc:date>2016-11-28T00:00:00</dc:date>
              <text:p text:style-name="P1"><text:span text:style-name="T1">Xin nghỉ dài hạn về quê</text:span></text:p>
            </office:annotation>
            <text:p>1</text:p>
          </table:table-cell>
          <table:table-cell table:style-name="ce197" office:value-type="float" office:value="1">
            <office:annotation draw:style-name="gr4" draw:text-style-name="P1" svg:width="1.1413in" svg:height="0.3902in" svg:x="16.1154in" svg:y="1.8535in" draw:caption-point-x="-0.2402in" draw:caption-point-y="0.598in">
              <dc:date>2016-11-28T00:00:00</dc:date>
              <text:p text:style-name="P1"><text:span text:style-name="T1">Xin nghỉ dài hạn về quê</text:span></text:p>
            </office:annotation>
            <text:p>1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192" office:value-type="string">
            <text:p>HaTH</text:p>
          </table:table-cell>
          <table:table-cell table:style-name="ce193" table:formula="of:=SUM([.D12:.AG12])" office:value-type="float" office:value="1">
            <text:p>1</text:p>
          </table:table-cell>
          <table:table-cell table:style-name="ce197" office:value-type="float" office:value="0">
            <office:annotation draw:style-name="gr7" draw:text-style-name="P1" svg:width="1.1413in" svg:height="0.2634in" svg:x="2.6457in" svg:y="2.0878in" draw:caption-point-x="-0.2402in" draw:caption-point-y="0.6114in">
              <dc:date>2016-11-01T00:00:00</dc:date>
              <text:p text:style-name="P1"><text:span text:style-name="T1">8h42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3.5591in" svg:y="2.0906in" draw:caption-point-x="-0.2402in" draw:caption-point-y="0.6087in">
              <dc:date>2016-11-03T00:00:00</dc:date>
              <text:p text:style-name="P1"><text:span text:style-name="T1">8h39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5.3854in" svg:y="2.0925in" draw:caption-point-x="-0.2402in" draw:caption-point-y="0.6067in">
              <dc:date>2016-11-07T00:00:00</dc:date>
              <text:p text:style-name="P1"><text:span text:style-name="T1">8h38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6.3311in" svg:y="2.0937in" draw:caption-point-x="-0.2402in" draw:caption-point-y="0.6055in">
              <dc:date>2016-11-09T00:00:00</dc:date>
              <text:p text:style-name="P1"><text:span text:style-name="T1">8h40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6.8205in" svg:y="2.0941in" draw:caption-point-x="-0.2402in" draw:caption-point-y="0.6051in">
              <dc:date>2016-11-10T00:00:00</dc:date>
              <text:p text:style-name="P1"><text:span text:style-name="T1">8h38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1">
            <office:annotation draw:style-name="gr4" draw:text-style-name="P1" svg:width="1.1413in" svg:height="0.3902in" svg:x="12.0059in" svg:y="2.0992in" draw:caption-point-x="-0.2402in" draw:caption-point-y="0.6in">
              <dc:date>2016-11-21T00:00:00</dc:date>
              <text:p text:style-name="P1"><text:span text:style-name="T1">Xin nghỉ đi du lịch</text:span></text:p>
            </office:annotation>
            <text:p>1</text:p>
          </table:table-cell>
          <table:table-cell table:style-name="ce197" office:value-type="float" office:value="0">
            <office:annotation draw:style-name="gr7" draw:text-style-name="P1" svg:width="1.1413in" svg:height="0.2634in" svg:x="12.4622in" svg:y="2.0996in" draw:caption-point-x="-0.2402in" draw:caption-point-y="0.5996in">
              <dc:date>2016-11-22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5.6587in" svg:y="2.1016in" draw:caption-point-x="-0.2402in" draw:caption-point-y="0.5976in">
              <dc:date>2016-11-29T00:00:00</dc:date>
              <text:p text:style-name="P1"><text:span text:style-name="T1">8h39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2" office:value-type="string">
            <text:p>HaiNM</text:p>
          </table:table-cell>
          <table:table-cell table:style-name="ce193" table:formula="of:=SUM([.D13:.AG13])" office:value-type="float" office:value="1.5">
            <text:p>1.5</text:p>
          </table:table-cell>
          <table:table-cell table:style-name="ce197" office:value-type="float" office:value="0.5">
            <office:annotation draw:style-name="gr7" draw:text-style-name="P1" svg:width="1.1413in" svg:height="0.2634in" svg:x="2.6457in" svg:y="2.337in" draw:caption-point-x="-0.2402in" draw:caption-point-y="0.6098in">
              <dc:date>2016-11-01T00:00:00</dc:date>
              <text:p text:style-name="P1"><text:span text:style-name="T1">Off buôi chiều</text:span></text:p>
            </office:annotation>
            <text:p>0.5</text:p>
          </table:table-cell>
          <table:table-cell table:style-name="ce197" office:value-type="float" office:value="0.5">
            <office:annotation draw:style-name="gr7" draw:text-style-name="P1" svg:width="1.1413in" svg:height="0.2634in" svg:x="3.1024in" svg:y="2.337in" draw:caption-point-x="-0.2402in" draw:caption-point-y="0.6098in">
              <dc:date>2016-11-02T00:00:00</dc:date>
              <text:p text:style-name="P1"><text:span text:style-name="T1">Nghỉ dạy sáng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0157in" svg:y="2.3394in" draw:caption-point-x="-0.2402in" draw:caption-point-y="0.6075in">
              <dc:date>2016-11-04T00:00:00</dc:date>
              <text:p text:style-name="P1"><text:span text:style-name="T1">Bận chút việc, 8h49 vào cty</text:span></text:p>
            </office:annotation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3" draw:text-style-name="P1" svg:width="1.1413in" svg:height="0.7012in" svg:x="6.3311in" svg:y="2.337in" draw:caption-point-x="-0.2402in" draw:caption-point-y="0.6098in">
              <dc:date>2016-11-10T00:00:00</dc:date>
              <text:p text:style-name="P1"><text:span text:style-name="T1">Đi dạy xin vô trễ, 9h20 vào cty</text:span></text:p>
              <text:p text:style-name="P1"><text:span text:style-name="T1">Confirm giờ làm bù với c Nhân</text:span></text:p>
            </office:annotation>
            <text:p>0</text:p>
          </table:table-cell>
          <table:table-cell table:style-name="ce197" office:value-type="float" office:value="0">
            <office:annotation draw:style-name="gr3" draw:text-style-name="P1" svg:width="1.1413in" svg:height="0.7012in" svg:x="6.8205in" svg:y="2.337in" draw:caption-point-x="-0.2402in" draw:caption-point-y="0.6098in">
              <dc:date>2016-11-10T00:00:00</dc:date>
              <text:p text:style-name="P1"><text:span text:style-name="T1">Đi dạy xin vô trễ, 9h34 vào cty</text:span></text:p>
              <text:p text:style-name="P1"><text:span text:style-name="T1">Confirm giờ làm bù với c Nhân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9.7228in" svg:y="2.3445in" draw:caption-point-x="-0.2402in" draw:caption-point-y="0.6024in">
              <dc:date>2016-11-18T00:00:00</dc:date>
              <text:p text:style-name="P1"><text:span text:style-name="T1">Đi dạy, xin vô trễ, 9h22 vào cty</text:span></text:p>
              <text:p text:style-name="P1"><text:span text:style-name="T1">Đã làm bù đủ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0.1791in" svg:y="2.3457in" draw:caption-point-x="-0.2402in" draw:caption-point-y="0.6012in">
              <dc:date>2016-11-18T00:00:00</dc:date>
              <text:p text:style-name="P1"><text:span text:style-name="T1">Có việc riêng, 9h18 vào cty</text:span><text:span text:style-name="T1"><text:line-break/></text:span><text:span text:style-name="T1">Đã làm bù đủ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2.9189in" svg:y="2.3476in" draw:caption-point-x="-0.2402in" draw:caption-point-y="0.5992in">
              <dc:date>2016-11-23T00:00:00</dc:date>
              <text:p text:style-name="P1"><text:span text:style-name="T1">Đi dạy, xin vào trễ,9h17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3.3756in" svg:y="2.348in" draw:caption-point-x="-0.2402in" draw:caption-point-y="0.5988in">
              <dc:date>2016-11-24T00:00:00</dc:date>
              <text:p text:style-name="P1"><text:span text:style-name="T1">Đi dạy trên trường, 9h02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3" draw:text-style-name="P1" svg:width="1.1413in" svg:height="0.7012in" svg:x="16.1154in" svg:y="2.3496in" draw:caption-point-x="-0.2402in" draw:caption-point-y="0.5972in">
              <dc:date>2016-11-30T00:00:00</dc:date>
              <text:p text:style-name="P1"><text:span text:style-name="T1">Đi dạy trên trường, xin vào trễ, 10h vào cty</text:span></text:p>
              <text:p text:style-name="P1"><text:span text:style-name="T1">Off buổi chiều</text:span></text:p>
            </office:annotation>
            <text:p>0.5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aiPV</text:p>
          </table:table-cell>
          <table:table-cell table:style-name="ce193" table:formula="of:=SUM([.D14:.AG14])" office:value-type="float" office:value="0"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ienNV</text:p>
          </table:table-cell>
          <table:table-cell table:style-name="ce193" table:formula="of:=SUM([.D15:.AG15])" office:value-type="float" office:value="5.5">
            <text:p>5.5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1">
            <text:p>1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.5">
            <office:annotation draw:style-name="gr7" draw:text-style-name="P1" svg:width="1.1413in" svg:height="0.2634in" svg:x="8.7768in" svg:y="2.839in" draw:caption-point-x="-0.2402in" draw:caption-point-y="0.6031in">
              <dc:date>2016-11-15T00:00:00</dc:date>
              <text:p text:style-name="P1"><text:span text:style-name="T1">Off buổi chiều</text:span></text:p>
            </office:annotation>
            <text:p>0.5</text:p>
          </table:table-cell>
          <table:table-cell table:style-name="ce197" office:value-type="float" office:value="0.5">
            <office:annotation draw:style-name="gr7" draw:text-style-name="P1" svg:width="1.1413in" svg:height="0.2634in" svg:x="9.2661in" svg:y="2.839in" draw:caption-point-x="-0.2402in" draw:caption-point-y="0.6031in">
              <dc:date>2016-11-15T00:00:00</dc:date>
              <text:p text:style-name="P1"><text:span text:style-name="T1">Off buổi sáng</text:span></text:p>
            </office:annotation>
            <text:p>0.5</text:p>
          </table:table-cell>
          <table:table-cell table:style-name="ce197" office:value-type="float" office:value="0.5">
            <office:annotation draw:style-name="gr7" draw:text-style-name="P1" svg:width="1.1413in" svg:height="0.2634in" svg:x="9.7228in" svg:y="2.8402in" draw:caption-point-x="-0.2402in" draw:caption-point-y="0.602in">
              <dc:date>2016-11-16T00:00:00</dc:date>
              <text:p text:style-name="P1"><text:span text:style-name="T1">Off buổi sáng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1">
            <text:p>1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7" draw:text-style-name="P1" svg:width="1.1413in" svg:height="0.2634in" svg:x="12.4622in" svg:y="2.8429in" draw:caption-point-x="-0.2402in" draw:caption-point-y="0.5992in">
              <dc:date>2016-11-22T00:00:00</dc:date>
              <text:p text:style-name="P1"><text:span text:style-name="T1">Off buổi sáng</text:span></text:p>
            </office:annotation>
            <text:p>0.5</text:p>
          </table:table-cell>
          <table:table-cell table:style-name="ce197" office:value-type="float" office:value="1">
            <text:p>1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7" draw:text-style-name="P1" svg:width="1.1413in" svg:height="0.2634in" svg:x="13.8323in" svg:y="2.8441in" draw:caption-point-x="-0.2402in" draw:caption-point-y="0.598in">
              <dc:date>2016-11-25T00:00:00</dc:date>
              <text:p text:style-name="P1"><text:span text:style-name="T1">Off buổi chiều</text:span></text:p>
            </office:annotation>
            <text:p>0.5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HiepNH</text:p>
          </table:table-cell>
          <table:table-cell table:style-name="ce193" table:formula="of:=SUM([.D16:.AG16])" office:value-type="float" office:value="2">
            <text:p>2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1">
            <office:annotation draw:style-name="gr4" draw:text-style-name="P1" svg:width="1.1413in" svg:height="0.3902in" svg:x="7.3094in" svg:y="3.085in" draw:caption-point-x="-0.2402in" draw:caption-point-y="0.6047in">
              <dc:date>2016-11-11T00:00:00</dc:date>
              <text:p text:style-name="P1"><text:span text:style-name="T1">Về quê có việc gia đình</text:span></text:p>
            </office:annotation>
            <text:p>1</text:p>
          </table:table-cell>
          <table:table-cell table:style-name="ce197" table:number-columns-repeated="2"/>
          <table:table-cell table:style-name="ce197" office:value-type="float" office:value="1">
            <office:annotation draw:style-name="gr4" draw:text-style-name="P1" svg:width="1.1413in" svg:height="0.3902in" svg:x="8.7768in" svg:y="3.085in" draw:caption-point-x="-0.2402in" draw:caption-point-y="0.6047in">
              <dc:date>2016-11-11T00:00:00</dc:date>
              <text:p text:style-name="P1"><text:span text:style-name="T1">Về quê có việc gia đình</text:span></text:p>
            </office:annotation>
            <text:p>1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12.0059in" svg:y="3.0898in" draw:caption-point-x="-0.2402in" draw:caption-point-y="0.6in">
              <dc:date>2016-11-21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3.3756in" svg:y="3.0909in" draw:caption-point-x="-0.2402in" draw:caption-point-y="0.5988in">
              <dc:date>2016-11-24T00:00:00</dc:date>
              <text:p text:style-name="P1"><text:span text:style-name="T1">Đi bưu điện gửi giấy tờ, 9h30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5.6587in" svg:y="3.0921in" draw:caption-point-x="-0.2402in" draw:caption-point-y="0.5976in">
              <dc:date>2016-11-29T00:00:00</dc:date>
              <text:p text:style-name="P1"><text:span text:style-name="T1">8h30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6.1154in" svg:y="3.0925in" draw:caption-point-x="-0.2402in" draw:caption-point-y="0.5972in">
              <dc:date>2016-11-30T00:00:00</dc:date>
              <text:p text:style-name="P1"><text:span text:style-name="T1">8h48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HieuPT</text:p>
          </table:table-cell>
          <table:table-cell table:style-name="ce193" table:formula="of:=SUM([.D17:.AG17])" office:value-type="float" office:value="1">
            <text:p>1</text:p>
          </table:table-cell>
          <table:table-cell table:style-name="ce197" office:value-type="float" office:value="0">
            <office:annotation draw:style-name="gr7" draw:text-style-name="P1" svg:width="1.1413in" svg:height="0.2634in" svg:x="2.6457in" svg:y="3.3839in" draw:caption-point-x="-0.2402in" draw:caption-point-y="0.5539in">
              <dc:date>2016-11-01T00:00:00</dc:date>
              <text:p text:style-name="P1"><text:span text:style-name="T1">8h39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3.1024in" svg:y="3.328in" draw:caption-point-x="-0.2402in" draw:caption-point-y="0.6098in">
              <dc:date>2016-11-02T00:00:00</dc:date>
              <text:p text:style-name="P1"><text:span text:style-name="T1">8h30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3.5591in" svg:y="3.3291in" draw:caption-point-x="-0.2402in" draw:caption-point-y="0.6087in">
              <dc:date>2016-11-03T00:00:00</dc:date>
              <text:p text:style-name="P1"><text:span text:style-name="T1">8h38 vào 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4.0157in" svg:y="3.3299in" draw:caption-point-x="-0.2402in" draw:caption-point-y="0.6079in">
              <dc:date>2016-11-04T00:00:00</dc:date>
              <text:p text:style-name="P1"><text:span text:style-name="T1">8h40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8" draw:text-style-name="P1" svg:width="1.1413in" svg:height="1.0122in" svg:x="5.3854in" svg:y="3.3311in" draw:caption-point-x="-0.2402in" draw:caption-point-y="0.6067in">
              <dc:date>2016-11-30T00:00:00</dc:date>
              <text:p text:style-name="P1"><text:span text:style-name="T1">Xin nghỉ về quê khám quân sự, Làm online tại nhà</text:span></text:p>
              <text:p text:style-name="P1"><text:span text:style-name="T1">Đã confirm với a Năm làm đủ giờ</text:span></text:p>
            </office:annotation>
            <text:p>0</text:p>
          </table:table-cell>
          <table:table-cell table:style-name="ce197" office:value-type="float" office:value="0">
            <office:annotation draw:style-name="gr8" draw:text-style-name="P1" svg:width="1.1413in" svg:height="1.0122in" svg:x="5.8421in" svg:y="3.3311in" draw:caption-point-x="-0.2402in" draw:caption-point-y="0.6067in">
              <dc:date>2016-11-30T00:00:00</dc:date>
              <text:p text:style-name="P1"><text:span text:style-name="T1">Xin nghỉ về quê khám quân sự, Làm online tại nhà</text:span></text:p>
              <text:p text:style-name="P1"><text:span text:style-name="T1">Đã confirm với a Năm làm đủ giờ</text:span></text:p>
            </office:annotation>
            <text:p>0</text:p>
          </table:table-cell>
          <table:table-cell table:style-name="ce197" office:value-type="float" office:value="1">
            <office:annotation draw:style-name="gr4" draw:text-style-name="P1" svg:width="1.1413in" svg:height="0.3902in" svg:x="6.3311in" svg:y="3.3311in" draw:caption-point-x="-0.2402in" draw:caption-point-y="0.6067in">
              <dc:date>2016-11-07T00:00:00</dc:date>
              <text:p text:style-name="P1"><text:span text:style-name="T1">Xin nghỉ về quê khám quân sự</text:span></text:p>
            </office:annotation>
            <text:p>1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8.7768in" svg:y="3.3339in" draw:caption-point-x="-0.2402in" draw:caption-point-y="0.6039in">
              <dc:date>2016-11-14T00:00:00</dc:date>
              <text:p text:style-name="P1"><text:span text:style-name="T1">8h30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9.2661in" svg:y="3.3346in" draw:caption-point-x="-0.2402in" draw:caption-point-y="0.6031in">
              <dc:date>2016-11-15T00:00:00</dc:date>
              <text:p text:style-name="P1"><text:span text:style-name="T1">8h38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9.7228in" svg:y="3.3354in" draw:caption-point-x="-0.2402in" draw:caption-point-y="0.6024in">
              <dc:date>2016-11-16T00:00:00</dc:date>
              <text:p text:style-name="P1"><text:span text:style-name="T1">8h38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0.1791in" svg:y="3.3362in" draw:caption-point-x="-0.2402in" draw:caption-point-y="0.6016in">
              <dc:date>2016-11-17T00:00:00</dc:date>
              <text:p text:style-name="P1"><text:span text:style-name="T1">8h34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0.6358in" svg:y="3.337in" draw:caption-point-x="-0.2402in" draw:caption-point-y="0.6008in">
              <dc:date>2016-11-18T00:00:00</dc:date>
              <text:p text:style-name="P1"><text:span text:style-name="T1">8h36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12.0059in" svg:y="3.3378in" draw:caption-point-x="-0.2402in" draw:caption-point-y="0.6in">
              <dc:date>2016-11-2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3.8323in" svg:y="3.3394in" draw:caption-point-x="-0.2402in" draw:caption-point-y="0.5984in">
              <dc:date>2016-11-25T00:00:00</dc:date>
              <text:p text:style-name="P1"><text:span text:style-name="T1">8h30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15.202in" svg:y="3.3398in" draw:caption-point-x="-0.2402in" draw:caption-point-y="0.598in">
              <dc:date>2016-11-2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HoangNTM</text:p>
          </table:table-cell>
          <table:table-cell table:style-name="ce193" table:formula="of:=SUM([.D18:.AG18])" office:value-type="float" office:value="1">
            <text:p>1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3.1024in" svg:y="3.5756in" draw:caption-point-x="-0.2402in" draw:caption-point-y="0.6098in">
              <dc:date>2016-11-02T00:00:00</dc:date>
              <text:p text:style-name="P1"><text:span text:style-name="T1">8h30 vào cty</text:span></text:p>
            </office:annotation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3.5591in" svg:y="3.5768in" draw:caption-point-x="-0.2402in" draw:caption-point-y="0.6087in">
              <dc:date>2016-11-03T00:00:00</dc:date>
              <text:p text:style-name="P1"><text:span text:style-name="T1">Có việc bận, off buổi sáng</text:span></text:p>
            </office:annotation>
            <text:p>0.5</text:p>
          </table:table-cell>
          <table:table-cell table:style-name="ce197" office:value-type="float" office:value="0">
            <office:annotation draw:style-name="gr7" draw:text-style-name="P1" svg:width="1.1413in" svg:height="0.2634in" svg:x="4.0157in" svg:y="3.5776in" draw:caption-point-x="-0.2402in" draw:caption-point-y="0.6079in">
              <dc:date>2016-11-04T00:00:00</dc:date>
              <text:p text:style-name="P1"><text:span text:style-name="T1">8h40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5.8421in" svg:y="3.5795in" draw:caption-point-x="-0.2402in" draw:caption-point-y="0.6059in">
              <dc:date>2016-11-08T00:00:00</dc:date>
              <text:p text:style-name="P1"><text:span text:style-name="T1">8h34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6.3311in" svg:y="3.5799in" draw:caption-point-x="-0.2402in" draw:caption-point-y="0.6055in">
              <dc:date>2016-11-09T00:00:00</dc:date>
              <text:p text:style-name="P1"><text:span text:style-name="T1">8h30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6.8205in" svg:y="3.5795in" draw:caption-point-x="-0.2402in" draw:caption-point-y="0.6059in">
              <dc:date>2016-11-08T00:00:00</dc:date>
              <text:p text:style-name="P1"><text:span text:style-name="T1">8h34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7.3094in" svg:y="3.5807in" draw:caption-point-x="-0.2402in" draw:caption-point-y="0.6047in">
              <dc:date>2016-11-11T00:00:00</dc:date>
              <text:p text:style-name="P1"><text:span text:style-name="T1">Đi làm giấy tờ, xin vô trễ, 9h03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8.7768in" svg:y="3.5815in" draw:caption-point-x="-0.2402in" draw:caption-point-y="0.6039in">
              <dc:date>2016-11-14T00:00:00</dc:date>
              <text:p text:style-name="P1"><text:span text:style-name="T1">8h36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9.7228in" svg:y="3.5831in" draw:caption-point-x="-0.2402in" draw:caption-point-y="0.6024in">
              <dc:date>2016-11-16T00:00:00</dc:date>
              <text:p text:style-name="P1"><text:span text:style-name="T1">8h40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0.1791in" svg:y="3.5839in" draw:caption-point-x="-0.2402in" draw:caption-point-y="0.6016in">
              <dc:date>2016-11-17T00:00:00</dc:date>
              <text:p text:style-name="P1"><text:span text:style-name="T1">8h38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0.6358in" svg:y="3.5846in" draw:caption-point-x="-0.2402in" draw:caption-point-y="0.6008in">
              <dc:date>2016-11-18T00:00:00</dc:date>
              <text:p text:style-name="P1"><text:span text:style-name="T1">8h42 vào cty</text:span></text:p>
            </office:annotation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2.9189in" svg:y="3.5862in" draw:caption-point-x="-0.2402in" draw:caption-point-y="0.5992in">
              <dc:date>2016-11-23T00:00:00</dc:date>
              <text:p text:style-name="P1"><text:span text:style-name="T1">8h30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3.3756in" svg:y="3.5866in" draw:caption-point-x="-0.2402in" draw:caption-point-y="0.5988in">
              <dc:date>2016-11-24T00:00:00</dc:date>
              <text:p text:style-name="P1"><text:span text:style-name="T1">8h36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.5">
            <office:annotation draw:style-name="gr2" draw:text-style-name="P1" svg:width="1.1413in" svg:height="0.5457in" svg:x="15.202in" svg:y="3.5874in" draw:caption-point-x="-0.2402in" draw:caption-point-y="0.598in">
              <dc:date>2016-11-28T00:00:00</dc:date>
              <text:p text:style-name="P1"><text:span text:style-name="T1">Có việc đi làm giấy tờ, xin off buổi sáng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6.1154in" svg:y="3.5882in" draw:caption-point-x="-0.2402in" draw:caption-point-y="0.5972in">
              <dc:date>2016-11-30T00:00:00</dc:date>
              <text:p text:style-name="P1"><text:span text:style-name="T1">8h4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HungLV</text:p>
          </table:table-cell>
          <table:table-cell table:style-name="ce193" table:formula="of:=SUM([.D19:.AG19])" office:value-type="float" office:value="0">
            <text:p>0</text:p>
          </table:table-cell>
          <table:table-cell table:style-name="ce197" table:number-columns-repeated="6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HungNC</text:p>
          </table:table-cell>
          <table:table-cell table:style-name="ce193" table:formula="of:=SUM([.D20:.AG20])" office:value-type="float" office:value="0"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17">
          <table:table-cell table:style-name="ce40" office:value-type="float" office:value="18">
            <text:p>18</text:p>
          </table:table-cell>
          <table:table-cell table:style-name="ce42" office:value-type="string">
            <text:p>HungPN</text:p>
          </table:table-cell>
          <table:table-cell table:style-name="ce193" table:formula="of:=SUM([.D21:.AG21])" office:value-type="float" office:value="7">
            <text:p>7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3.1024in" svg:y="4.3185in" draw:caption-point-x="-0.2402in" draw:caption-point-y="0.6098in">
              <dc:date>2016-11-02T00:00:00</dc:date>
              <text:p text:style-name="P1"><text:span text:style-name="T1">Tối qua release nên vào trễ, 9h01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1">
            <office:annotation draw:style-name="gr2" draw:text-style-name="P1" svg:width="1.1413in" svg:height="0.5457in" svg:x="6.3311in" svg:y="4.3228in" draw:caption-point-x="-0.2402in" draw:caption-point-y="0.6055in">
              <dc:date>2016-11-09T00:00:00</dc:date>
              <text:p text:style-name="P1"><text:span text:style-name="T1">Xin nghỉ đột xuất để đi khám do chấn thương</text:span></text:p>
            </office:annotation>
            <text:p>1</text:p>
          </table:table-cell>
          <table:table-cell table:style-name="ce197" office:value-type="float" office:value="0">
            <office:annotation draw:style-name="gr3" draw:text-style-name="P1" svg:width="1.1413in" svg:height="0.7012in" svg:x="6.8205in" svg:y="4.3232in" draw:caption-point-x="-0.2402in" draw:caption-point-y="0.6051in">
              <dc:date>2016-11-10T00:00:00</dc:date>
              <text:p text:style-name="P1"><text:span text:style-name="T1">Xin nghỉ do chấn thương, xin làm online tại nhà 8h như cty</text:span></text:p>
            </office:annotation>
            <text:p>0</text:p>
          </table:table-cell>
          <table:table-cell table:style-name="ce197" office:value-type="float" office:value="0">
            <office:annotation draw:style-name="gr3" draw:text-style-name="P1" svg:width="1.1413in" svg:height="0.7012in" svg:x="7.3094in" svg:y="4.3232in" draw:caption-point-x="-0.2402in" draw:caption-point-y="0.6051in">
              <dc:date>2016-11-10T00:00:00</dc:date>
              <text:p text:style-name="P1"><text:span text:style-name="T1">Xin nghỉ do chấn thương, xin làm online tại nhà 8h như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1">
            <office:annotation draw:style-name="gr4" draw:text-style-name="P1" svg:width="1.1413in" svg:height="0.3902in" svg:x="8.7768in" svg:y="4.3236in" draw:caption-point-x="-0.2402in" draw:caption-point-y="0.6047in">
              <dc:date>2016-11-11T00:00:00</dc:date>
              <text:p text:style-name="P1"><text:span text:style-name="T1">Về quê có việc gia đình</text:span></text:p>
            </office:annotation>
            <text:p>1</text:p>
          </table:table-cell>
          <table:table-cell table:style-name="ce197" office:value-type="float" office:value="1">
            <office:annotation draw:style-name="gr4" draw:text-style-name="P1" svg:width="1.1413in" svg:height="0.3902in" svg:x="9.2661in" svg:y="4.3236in" draw:caption-point-x="-0.2402in" draw:caption-point-y="0.6047in">
              <dc:date>2016-11-11T00:00:00</dc:date>
              <text:p text:style-name="P1"><text:span text:style-name="T1">Về quê có việc gia đình</text:span></text:p>
            </office:annotation>
            <text:p>1</text:p>
          </table:table-cell>
          <table:table-cell table:style-name="ce197" office:value-type="float" office:value="1">
            <office:annotation draw:style-name="gr4" draw:text-style-name="P1" svg:width="1.1413in" svg:height="0.3902in" svg:x="9.7228in" svg:y="4.3236in" draw:caption-point-x="-0.2402in" draw:caption-point-y="0.6047in">
              <dc:date>2016-11-11T00:00:00</dc:date>
              <text:p text:style-name="P1"><text:span text:style-name="T1">Về quê có việc gia đình</text:span></text:p>
            </office:annotation>
            <text:p>1</text:p>
          </table:table-cell>
          <table:table-cell table:style-name="ce197" office:value-type="float" office:value="1">
            <office:annotation draw:style-name="gr4" draw:text-style-name="P1" svg:width="1.1413in" svg:height="0.3902in" svg:x="10.1791in" svg:y="4.3236in" draw:caption-point-x="-0.2402in" draw:caption-point-y="0.6047in">
              <dc:date>2016-11-11T00:00:00</dc:date>
              <text:p text:style-name="P1"><text:span text:style-name="T1">Về quê có việc gia đình</text:span></text:p>
            </office:annotation>
            <text:p>1</text:p>
          </table:table-cell>
          <table:table-cell table:style-name="ce197" office:value-type="float" office:value="1">
            <office:annotation draw:style-name="gr4" draw:text-style-name="P1" svg:width="1.1413in" svg:height="0.3902in" svg:x="10.6358in" svg:y="4.3236in" draw:caption-point-x="-0.2402in" draw:caption-point-y="0.6047in">
              <dc:date>2016-11-11T00:00:00</dc:date>
              <text:p text:style-name="P1"><text:span text:style-name="T1">Về quê có việc gia đình</text:span></text:p>
            </office:annotation>
            <text:p>1</text:p>
          </table:table-cell>
          <table:table-cell table:style-name="ce197" table:number-columns-repeated="2"/>
          <table:table-cell table:style-name="ce197" office:value-type="float" office:value="1">
            <office:annotation draw:style-name="gr3" draw:text-style-name="P1" svg:width="1.1413in" svg:height="0.7012in" svg:x="12.0059in" svg:y="4.3283in" draw:caption-point-x="-0.2402in" draw:caption-point-y="0.6in">
              <dc:date>2016-11-21T00:00:00</dc:date>
              <text:p text:style-name="P1"><text:span text:style-name="T1">Nhà người yêu có việc nên xin nghỉ thêm 1 ngày</text:span></text:p>
            </office:annotation>
            <text:p>1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HuyDH</text:p>
          </table:table-cell>
          <table:table-cell table:style-name="ce193" table:formula="of:=SUM([.D22:.AG22])" office:value-type="float" office:value="1">
            <text:p>1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.5">
            <office:annotation draw:style-name="gr4" draw:text-style-name="P1" svg:width="1.1413in" svg:height="0.3902in" svg:x="5.3854in" svg:y="4.5575in" draw:caption-point-x="-0.2402in" draw:caption-point-y="0.6067in">
              <dc:date>2016-11-07T00:00:00</dc:date>
              <text:p text:style-name="P1"><text:span text:style-name="T1">Xin nghỉ đi làm giấy tờ</text:span></text:p>
            </office:annotation>
            <text:p>0.5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8.7768in" svg:y="4.5602in" draw:caption-point-x="-0.2402in" draw:caption-point-y="0.6039in">
              <dc:date>2016-11-14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13.8323in" svg:y="4.5657in" draw:caption-point-x="-0.2402in" draw:caption-point-y="0.5984in">
              <dc:date>2016-11-25T00:00:00</dc:date>
              <text:p text:style-name="P1"><text:span text:style-name="T1">Off buổi chiều đưa mẹ đi khám</text:span></text:p>
            </office:annotation>
            <text:p>0.5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6.1154in" svg:y="4.5669in" draw:caption-point-x="-0.2402in" draw:caption-point-y="0.5972in">
              <dc:date>2016-11-30T00:00:00</dc:date>
              <text:p text:style-name="P1"><text:span text:style-name="T1">Bị kẹt xe, 8h5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HuyNG</text:p>
          </table:table-cell>
          <table:table-cell table:style-name="ce193" table:formula="of:=SUM([.D23:.AG23])" office:value-type="float" office:value="0">
            <text:p>0</text:p>
          </table:table-cell>
          <table:table-cell table:style-name="ce197" table:number-columns-repeated="20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KhaiLV</text:p>
          </table:table-cell>
          <table:table-cell table:style-name="ce193" table:formula="of:=SUM([.D24:.AG24])" office:value-type="float" office:value="0">
            <text:p>0</text:p>
          </table:table-cell>
          <table:table-cell table:style-name="ce197" table:number-columns-repeated="6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KhangNHH</text:p>
          </table:table-cell>
          <table:table-cell table:style-name="ce193" table:formula="of:=SUM([.D25:.AG25])" office:value-type="float" office:value="0.5">
            <text:p>0.5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13.8323in" svg:y="5.3087in" draw:caption-point-x="-0.2402in" draw:caption-point-y="0.5988in">
              <dc:date>2016-11-24T00:00:00</dc:date>
              <text:p text:style-name="P1"><text:span text:style-name="T1">Off buổi sáng đi làm giấy tờ</text:span></text:p>
            </office:annotation>
            <text:p>0.5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KhanhNN</text:p>
          </table:table-cell>
          <table:table-cell table:style-name="ce193" table:formula="of:=SUM([.D26:.AG26])" office:value-type="float" office:value="1">
            <text:p>1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0157in" svg:y="5.548in" draw:caption-point-x="-0.2402in" draw:caption-point-y="0.6071in">
              <dc:date>2016-11-04T00:00:00</dc:date>
              <text:p text:style-name="P1"><text:span text:style-name="T1">Có việc xin di trễ, 9h10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5.8421in" svg:y="5.5492in" draw:caption-point-x="-0.2402in" draw:caption-point-y="0.6059in">
              <dc:date>2016-11-08T00:00:00</dc:date>
              <text:p text:style-name="P1"><text:span text:style-name="T1">8h41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1">
            <office:annotation draw:style-name="gr7" draw:text-style-name="P1" svg:width="1.1413in" svg:height="0.2634in" svg:x="8.7768in" svg:y="5.5512in" draw:caption-point-x="-0.2402in" draw:caption-point-y="0.6039in">
              <dc:date>2016-11-14T00:00:00</dc:date>
              <text:p text:style-name="P1"><text:span text:style-name="T1">Có việc cá nhân</text:span></text:p>
            </office:annotation>
            <text:p>1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9.7228in" svg:y="5.5528in" draw:caption-point-x="-0.2402in" draw:caption-point-y="0.6024in">
              <dc:date>2016-11-16T00:00:00</dc:date>
              <text:p text:style-name="P1"><text:span text:style-name="T1">8h30 vào cty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0.1791in" svg:y="5.5543in" draw:caption-point-x="-0.2402in" draw:caption-point-y="0.6008in">
              <dc:date>2016-11-17T00:00:00</dc:date>
              <text:p text:style-name="P1"><text:span text:style-name="T1">Có việc xin vô trễ, 8h50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3" draw:text-style-name="P1" svg:width="1.1413in" svg:height="0.7012in" svg:x="15.6587in" svg:y="5.615in" draw:caption-point-x="-0.2402in" draw:caption-point-y="0.5402in">
              <dc:date>2016-11-29T00:00:00</dc:date>
              <text:p text:style-name="P1"><text:span text:style-name="T1">Hôm qua làm việc khuya nên xin vào trễ, 9h05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6.1154in" svg:y="5.5579in" draw:caption-point-x="-0.2402in" draw:caption-point-y="0.5972in">
              <dc:date>2016-11-30T00:00:00</dc:date>
              <text:p text:style-name="P1"><text:span text:style-name="T1">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KienPT</text:p>
          </table:table-cell>
          <table:table-cell table:style-name="ce193" table:formula="of:=SUM([.D27:.AG27])" office:value-type="float" office:value="0"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KietNVT</text:p>
          </table:table-cell>
          <table:table-cell table:style-name="ce193" table:formula="of:=SUM([.D28:.AG28])" office:value-type="float" office:value="1">
            <text:p>1</text:p>
          </table:table-cell>
          <table:table-cell table:style-name="ce197" office:value-type="float" office:value="0">
            <office:annotation draw:style-name="gr7" draw:text-style-name="P1" svg:width="1.1413in" svg:height="0.2634in" svg:x="2.6457in" svg:y="6.039in" draw:caption-point-x="-0.2402in" draw:caption-point-y="0.6114in">
              <dc:date>2016-11-01T00:00:00</dc:date>
              <text:p text:style-name="P1"><text:span text:style-name="T1">8h38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3.1024in" svg:y="6.0406in" draw:caption-point-x="-0.2402in" draw:caption-point-y="0.6098in">
              <dc:date>2016-11-02T00:00:00</dc:date>
              <text:p text:style-name="P1"><text:span text:style-name="T1">8h30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4.0157in" svg:y="6.0425in" draw:caption-point-x="-0.2402in" draw:caption-point-y="0.6079in">
              <dc:date>2016-11-04T00:00:00</dc:date>
              <text:p text:style-name="P1"><text:span text:style-name="T1">8h36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5.3854in" svg:y="6.0437in" draw:caption-point-x="-0.2402in" draw:caption-point-y="0.6067in">
              <dc:date>2016-11-07T00:00:00</dc:date>
              <text:p text:style-name="P1"><text:span text:style-name="T1">8h30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5.8421in" svg:y="6.0445in" draw:caption-point-x="-0.2402in" draw:caption-point-y="0.6059in">
              <dc:date>2016-11-08T00:00:00</dc:date>
              <text:p text:style-name="P1"><text:span text:style-name="T1">8h36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6.3311in" svg:y="6.0449in" draw:caption-point-x="-0.2402in" draw:caption-point-y="0.6055in">
              <dc:date>2016-11-09T00:00:00</dc:date>
              <text:p text:style-name="P1"><text:span text:style-name="T1">8h35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6.8205in" svg:y="6.0453in" draw:caption-point-x="-0.2402in" draw:caption-point-y="0.6051in">
              <dc:date>2016-11-10T00:00:00</dc:date>
              <text:p text:style-name="P1"><text:span text:style-name="T1">8h48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1">
            <office:annotation draw:style-name="gr4" draw:text-style-name="P1" svg:width="1.1413in" svg:height="0.3902in" svg:x="12.0059in" svg:y="6.0504in" draw:caption-point-x="-0.2402in" draw:caption-point-y="0.6in">
              <dc:date>2016-11-21T00:00:00</dc:date>
              <text:p text:style-name="P1"><text:span text:style-name="T1">Xin nghỉ có việc đột xuất</text:span></text:p>
            </office:annotation>
            <text:p>1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15.202in" svg:y="6.0524in" draw:caption-point-x="-0.2402in" draw:caption-point-y="0.598in">
              <dc:date>2016-11-2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6">
            <text:p>26</text:p>
          </table:table-cell>
          <table:table-cell table:style-name="ce42" office:value-type="string">
            <text:p>LinhBT</text:p>
          </table:table-cell>
          <table:table-cell table:style-name="ce193" table:formula="of:=SUM([.D29:.AG29])" office:value-type="float" office:value="0"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7">
            <text:p>27</text:p>
          </table:table-cell>
          <table:table-cell table:style-name="ce42" office:value-type="string">
            <text:p>MaiLT</text:p>
          </table:table-cell>
          <table:table-cell table:style-name="ce193" table:formula="of:=SUM([.D30:.AG30])" office:value-type="float" office:value="0">
            <text:p>0</text:p>
          </table:table-cell>
          <table:table-cell table:style-name="ce197" table:number-columns-repeated="6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8">
            <text:p>28</text:p>
          </table:table-cell>
          <table:table-cell table:style-name="ce42" office:value-type="string">
            <text:p>MaiNTT</text:p>
          </table:table-cell>
          <table:table-cell table:style-name="ce193" table:formula="of:=SUM([.D31:.AG31])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2.6457in" svg:y="6.7831in" draw:caption-point-x="-0.2402in" draw:caption-point-y="0.6102in">
              <dc:date>2016-11-01T00:00:00</dc:date>
              <text:p text:style-name="P1"><text:span text:style-name="T1">Xe hư xin vô trễ, 10h15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5.8421in" svg:y="6.7874in" draw:caption-point-x="-0.2402in" draw:caption-point-y="0.6059in">
              <dc:date>2016-11-23T00:00:00</dc:date>
              <text:p text:style-name="P1"><text:span text:style-name="T1">Đi ngân hàng, vô trễ, 9h08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7.3094in" svg:y="6.7886in" draw:caption-point-x="-0.2402in" draw:caption-point-y="0.6047in">
              <dc:date>2016-11-11T00:00:00</dc:date>
              <text:p text:style-name="P1"><text:span text:style-name="T1">Xe bị hư, 8h51 vào cty</text:span></text:p>
            </office:annotation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0.1791in" svg:y="6.7917in" draw:caption-point-x="-0.2402in" draw:caption-point-y="0.6016in">
              <dc:date>2016-11-17T00:00:00</dc:date>
              <text:p text:style-name="P1"><text:span text:style-name="T1">8h36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2.4622in" svg:y="6.7937in" draw:caption-point-x="-0.2402in" draw:caption-point-y="0.5996in">
              <dc:date>2016-11-22T00:00:00</dc:date>
              <text:p text:style-name="P1"><text:span text:style-name="T1">Xe hư dọc đường, xin vô trễ, 9h04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3.3756in" svg:y="6.7945in" draw:caption-point-x="-0.2402in" draw:caption-point-y="0.5988in">
              <dc:date>2016-11-24T00:00:00</dc:date>
              <text:p text:style-name="P1"><text:span text:style-name="T1">8h30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29">
            <text:p>29</text:p>
          </table:table-cell>
          <table:table-cell table:style-name="ce42" office:value-type="string">
            <text:p>ManhNB</text:p>
          </table:table-cell>
          <table:table-cell table:style-name="ce193" table:formula="of:=SUM([.D32:.AG32])" office:value-type="float" office:value="2">
            <text:p>2</text:p>
          </table:table-cell>
          <table:table-cell table:style-name="ce197" office:value-type="float" office:value="0">
            <office:annotation draw:style-name="gr7" draw:text-style-name="P1" svg:width="1.1413in" svg:height="0.2634in" svg:x="2.6457in" svg:y="7.0295in" draw:caption-point-x="-0.2402in" draw:caption-point-y="0.6114in">
              <dc:date>2016-11-0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7.3094in" svg:y="7.0343in" draw:caption-point-x="-0.2402in" draw:caption-point-y="0.6067in">
              <dc:date>2016-11-07T00:00:00</dc:date>
              <text:p text:style-name="P1"><text:span text:style-name="T1">8h30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8.7768in" svg:y="7.037in" draw:caption-point-x="-0.2402in" draw:caption-point-y="0.6039in">
              <dc:date>2016-11-14T00:00:00</dc:date>
              <text:p text:style-name="P1"><text:span text:style-name="T1">8h35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9.7228in" svg:y="7.0386in" draw:caption-point-x="-0.2402in" draw:caption-point-y="0.6024in">
              <dc:date>2016-11-16T00:00:00</dc:date>
              <text:p text:style-name="P1"><text:span text:style-name="T1">8h47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10.6358in" svg:y="7.0402in" draw:caption-point-x="-0.2402in" draw:caption-point-y="0.6008in">
              <dc:date>2016-11-18T00:00:00</dc:date>
              <text:p text:style-name="P1"><text:span text:style-name="T1">Vắng quá 2h buổi sáng</text:span></text:p>
            </office:annotation>
            <text:p>0.5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12.0059in" svg:y="7.0409in" draw:caption-point-x="-0.2402in" draw:caption-point-y="0.6in">
              <dc:date>2016-11-21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13.3756in" svg:y="7.0457in" draw:caption-point-x="-0.2402in" draw:caption-point-y="0.5953in">
              <dc:date>2016-12-06T00:00:00</dc:date>
              <text:p text:style-name="P1"><text:span text:style-name="T1">Đi tiễn ba ra sân bay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1">
            <office:annotation draw:style-name="gr7" draw:text-style-name="P1" svg:width="1.1413in" svg:height="0.2634in" svg:x="16.1154in" svg:y="7.0437in" draw:caption-point-x="-0.2402in" draw:caption-point-y="0.5972in">
              <dc:date>2016-11-30T00:00:00</dc:date>
              <text:p text:style-name="P1"><text:span text:style-name="T1">Bị ốm đột xuất</text:span></text:p>
            </office:annotation>
            <text:p>1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0">
            <text:p>30</text:p>
          </table:table-cell>
          <table:table-cell table:style-name="ce42" office:value-type="string">
            <text:p>NamNH</text:p>
          </table:table-cell>
          <table:table-cell table:style-name="ce193" table:formula="of:=SUM([.D33:.AG33])" office:value-type="float" office:value="0">
            <text:p>0</text:p>
          </table:table-cell>
          <table:table-cell table:style-name="ce197" table:number-columns-repeated="13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1">
            <text:p>31</text:p>
          </table:table-cell>
          <table:table-cell table:style-name="ce42" office:value-type="string">
            <text:p>NamTH</text:p>
          </table:table-cell>
          <table:table-cell table:style-name="ce193" table:formula="of:=SUM([.D34:.AG34])" office:value-type="float" office:value="0"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2">
            <text:p>32</text:p>
          </table:table-cell>
          <table:table-cell table:style-name="ce42" office:value-type="string">
            <text:p>NamTV</text:p>
          </table:table-cell>
          <table:table-cell table:style-name="ce193" table:formula="of:=SUM([.D35:.AG35])" office:value-type="float" office:value="1">
            <text:p>1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3.1024in" svg:y="7.7744in" draw:caption-point-x="-0.2402in" draw:caption-point-y="0.6098in">
              <dc:date>2016-11-02T00:00:00</dc:date>
              <text:p text:style-name="P1"><text:span text:style-name="T1">8h38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3.5591in" svg:y="7.7756in" draw:caption-point-x="-0.2402in" draw:caption-point-y="0.6087in">
              <dc:date>2016-11-03T00:00:00</dc:date>
              <text:p text:style-name="P1"><text:span text:style-name="T1">8h36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4.0157in" svg:y="7.7764in" draw:caption-point-x="-0.2402in" draw:caption-point-y="0.6079in">
              <dc:date>2016-11-04T00:00:00</dc:date>
              <text:p text:style-name="P1"><text:span text:style-name="T1">8h30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4" draw:text-style-name="P1" svg:width="1.1413in" svg:height="0.3902in" svg:x="5.3854in" svg:y="7.7776in" draw:caption-point-x="-0.2402in" draw:caption-point-y="0.6067in">
              <dc:date>2016-11-07T00:00:00</dc:date>
              <text:p text:style-name="P1"><text:span text:style-name="T1">Đi Thụy Sĩ công tác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5.8421in" svg:y="7.7776in" draw:caption-point-x="-0.2402in" draw:caption-point-y="0.6067in">
              <dc:date>2016-11-07T00:00:00</dc:date>
              <text:p text:style-name="P1"><text:span text:style-name="T1">Đi Thụy Sĩ công tác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6.3311in" svg:y="7.7776in" draw:caption-point-x="-0.2402in" draw:caption-point-y="0.6067in">
              <dc:date>2016-11-07T00:00:00</dc:date>
              <text:p text:style-name="P1"><text:span text:style-name="T1">Đi Thụy Sĩ công tác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6.8205in" svg:y="7.7776in" draw:caption-point-x="-0.2402in" draw:caption-point-y="0.6067in">
              <dc:date>2016-11-07T00:00:00</dc:date>
              <text:p text:style-name="P1"><text:span text:style-name="T1">Đi Thụy Sĩ công tác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7.3094in" svg:y="7.7776in" draw:caption-point-x="-0.2402in" draw:caption-point-y="0.6067in">
              <dc:date>2016-11-07T00:00:00</dc:date>
              <text:p text:style-name="P1"><text:span text:style-name="T1">Đi Thụy Sĩ công tác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4" draw:text-style-name="P1" svg:width="1.1413in" svg:height="0.3902in" svg:x="8.7768in" svg:y="7.7776in" draw:caption-point-x="-0.2402in" draw:caption-point-y="0.6067in">
              <dc:date>2016-11-07T00:00:00</dc:date>
              <text:p text:style-name="P1"><text:span text:style-name="T1">Đi Thụy Sĩ công tác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9.2661in" svg:y="7.7776in" draw:caption-point-x="-0.2402in" draw:caption-point-y="0.6067in">
              <dc:date>2016-11-07T00:00:00</dc:date>
              <text:p text:style-name="P1"><text:span text:style-name="T1">Đi Thụy Sĩ công tác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9.7228in" svg:y="7.7776in" draw:caption-point-x="-0.2402in" draw:caption-point-y="0.6067in">
              <dc:date>2016-11-07T00:00:00</dc:date>
              <text:p text:style-name="P1"><text:span text:style-name="T1">Đi Thụy Sĩ công tác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0.1791in" svg:y="7.7776in" draw:caption-point-x="-0.2402in" draw:caption-point-y="0.6067in">
              <dc:date>2016-11-07T00:00:00</dc:date>
              <text:p text:style-name="P1"><text:span text:style-name="T1">Đi Thụy Sĩ công tác</text:span></text:p>
            </office:annotation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0.6358in" svg:y="7.7776in" draw:caption-point-x="-0.2402in" draw:caption-point-y="0.6067in">
              <dc:date>2016-11-07T00:00:00</dc:date>
              <text:p text:style-name="P1"><text:span text:style-name="T1">Đi Thụy Sĩ công tác</text:span></text:p>
            </office:annotation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3.3756in" svg:y="7.7854in" draw:caption-point-x="-0.2402in" draw:caption-point-y="0.5988in">
              <dc:date>2016-11-24T00:00:00</dc:date>
              <text:p text:style-name="P1"><text:span text:style-name="T1">8h38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3.8323in" svg:y="7.7858in" draw:caption-point-x="-0.2402in" draw:caption-point-y="0.5984in">
              <dc:date>2016-11-25T00:00:00</dc:date>
              <text:p text:style-name="P1"><text:span text:style-name="T1">8h48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1">
            <office:annotation draw:style-name="gr7" draw:text-style-name="P1" svg:width="1.1413in" svg:height="0.2634in" svg:x="15.6587in" svg:y="7.7866in" draw:caption-point-x="-0.2402in" draw:caption-point-y="0.5976in">
              <dc:date>2016-11-29T00:00:00</dc:date>
              <text:p text:style-name="P1"><text:span text:style-name="T1">Bị bệnh đột xuất</text:span></text:p>
            </office:annotation>
            <text:p>1</text:p>
          </table:table-cell>
          <table:table-cell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3">
            <text:p>33</text:p>
          </table:table-cell>
          <table:table-cell table:style-name="ce42" office:value-type="string">
            <text:p>NgaTN</text:p>
          </table:table-cell>
          <table:table-cell table:style-name="ce193" table:formula="of:=SUM([.D36:.AG36])" office:value-type="float" office:value="0"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4">
            <text:p>34</text:p>
          </table:table-cell>
          <table:table-cell table:style-name="ce42" office:value-type="string">
            <text:p>NganTLT</text:p>
          </table:table-cell>
          <table:table-cell table:style-name="ce193" table:formula="of:=SUM([.D37:.AG37])" office:value-type="float" office:value="0"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5">
            <text:p>35</text:p>
          </table:table-cell>
          <table:table-cell table:style-name="ce42" office:value-type="string">
            <text:p>NhanHTH</text:p>
          </table:table-cell>
          <table:table-cell table:style-name="ce193" table:formula="of:=SUM([.D38:.AG38])" office:value-type="float" office:value="2">
            <text:p>2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1">
            <office:annotation draw:style-name="gr4" draw:text-style-name="P1" svg:width="1.1413in" svg:height="0.3902in" svg:x="3.5591in" svg:y="8.5189in" draw:caption-point-x="-0.2402in" draw:caption-point-y="0.6083in">
              <dc:date>2016-11-04T00:00:00</dc:date>
              <text:p text:style-name="P1"><text:span text:style-name="T1">Nhà có đám tang của cậu</text:span></text:p>
            </office:annotation>
            <text:p>1</text:p>
          </table:table-cell>
          <table:table-cell table:style-name="ce197" office:value-type="float" office:value="1">
            <office:annotation draw:style-name="gr4" draw:text-style-name="P1" svg:width="1.1413in" svg:height="0.3902in" svg:x="4.0157in" svg:y="8.5189in" draw:caption-point-x="-0.2402in" draw:caption-point-y="0.6083in">
              <dc:date>2016-11-04T00:00:00</dc:date>
              <text:p text:style-name="P1"><text:span text:style-name="T1">Nhà có đám tang của cậu</text:span></text:p>
            </office:annotation>
            <text:p>1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6">
            <text:p>36</text:p>
          </table:table-cell>
          <table:table-cell table:style-name="ce42" office:value-type="string">
            <text:p>NhanNM</text:p>
          </table:table-cell>
          <table:table-cell table:style-name="ce193" table:formula="of:=SUM([.D39:.AG39])" office:value-type="float" office:value="1">
            <text:p>1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.5">
            <office:annotation draw:style-name="gr4" draw:text-style-name="P1" svg:width="1.1413in" svg:height="0.3902in" svg:x="5.3854in" svg:y="8.7681in" draw:caption-point-x="-0.2402in" draw:caption-point-y="0.6067in">
              <dc:date>2016-11-07T00:00:00</dc:date>
              <text:p text:style-name="P1"><text:span text:style-name="T1">Off buổi sáng lên trường có việc</text:span></text:p>
            </office:annotation>
            <text:p>0.5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10.6358in" svg:y="8.7736in" draw:caption-point-x="-0.2402in" draw:caption-point-y="0.6012in">
              <dc:date>2016-11-17T00:00:00</dc:date>
              <text:p text:style-name="P1"><text:span text:style-name="T1">Off buổi chiều về quê có việc</text:span></text:p>
            </office:annotation>
            <text:p>0.5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7">
            <text:p>37</text:p>
          </table:table-cell>
          <table:table-cell table:style-name="ce42" office:value-type="string">
            <text:p>NhungHTH</text:p>
          </table:table-cell>
          <table:table-cell table:style-name="ce193" table:formula="of:=SUM([.D40:.AG40])" office:value-type="float" office:value="1">
            <text:p>1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3.5591in" svg:y="9.0138in" draw:caption-point-x="-0.2402in" draw:caption-point-y="0.6087in">
              <dc:date>2016-11-03T00:00:00</dc:date>
              <text:p text:style-name="P1"><text:span text:style-name="T1">Bị kẹt xe, 8h44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1">
            <office:annotation draw:style-name="gr4" draw:text-style-name="P1" svg:width="1.1413in" svg:height="0.3902in" svg:x="8.7768in" svg:y="9.0177in" draw:caption-point-x="-0.2402in" draw:caption-point-y="0.6047in">
              <dc:date>2016-11-11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12.0059in" svg:y="9.0224in" draw:caption-point-x="-0.2402in" draw:caption-point-y="0.6in">
              <dc:date>2016-11-21T00:00:00</dc:date>
              <text:p text:style-name="P1"><text:span text:style-name="T1">8h37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2.9189in" svg:y="9.0232in" draw:caption-point-x="-0.2402in" draw:caption-point-y="0.5992in">
              <dc:date>2016-11-23T00:00:00</dc:date>
              <text:p text:style-name="P1"><text:span text:style-name="T1">8h39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3.3756in" svg:y="9.0236in" draw:caption-point-x="-0.2402in" draw:caption-point-y="0.5988in">
              <dc:date>2016-11-24T00:00:00</dc:date>
              <text:p text:style-name="P1"><text:span text:style-name="T1">8h30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8">
            <text:p>38</text:p>
          </table:table-cell>
          <table:table-cell table:style-name="ce42" office:value-type="string">
            <text:p>NhuPHQ</text:p>
          </table:table-cell>
          <table:table-cell table:style-name="ce193" table:formula="of:=SUM([.D41:.AG41])" office:value-type="float" office:value="1">
            <text:p>1</text:p>
          </table:table-cell>
          <table:table-cell table:style-name="ce197" office:value-type="float" office:value="1">
            <office:annotation draw:style-name="gr4" draw:text-style-name="P1" svg:width="1.1413in" svg:height="0.3902in" svg:x="2.6457in" svg:y="9.2587in" draw:caption-point-x="-0.2402in" draw:caption-point-y="0.6114in">
              <dc:date>2016-11-01T00:00:00</dc:date>
              <text:p text:style-name="P1"><text:span text:style-name="T1">Bị ốm, xin off nguyên ngày</text:span></text:p>
            </office:annotation>
            <text:p>1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4"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0.6358in" svg:y="9.2693in" draw:caption-point-x="-0.2402in" draw:caption-point-y="0.6008in">
              <dc:date>2016-11-18T00:00:00</dc:date>
              <text:p text:style-name="P1"><text:span text:style-name="T1">8h41 vào cty</text:span></text:p>
            </office:annotation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39">
            <text:p>39</text:p>
          </table:table-cell>
          <table:table-cell table:style-name="ce192" office:value-type="string">
            <text:p>PhuongTH</text:p>
          </table:table-cell>
          <table:table-cell table:style-name="ce193" table:formula="of:=SUM([.D42:.AG42])" office:value-type="float" office:value="1.5">
            <text:p>1.5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1">
            <office:annotation draw:style-name="gr4" draw:text-style-name="P1" svg:width="1.1413in" svg:height="0.3902in" svg:x="6.3311in" svg:y="9.5217in" draw:caption-point-x="-0.2402in" draw:caption-point-y="0.5961in">
              <dc:date>2016-11-30T00:00:00</dc:date>
              <text:p text:style-name="P1"><text:span text:style-name="T1">Bị mệt sau giải đá banh</text:span></text:p>
            </office:annotation>
            <text:p>1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16.1154in" svg:y="9.5205in" draw:caption-point-x="-0.2402in" draw:caption-point-y="0.5972in">
              <dc:date>2016-11-30T00:00:00</dc:date>
              <text:p text:style-name="P1"><text:span text:style-name="T1">Xin nghỉ ở nhà sửa internet buổi sáng</text:span></text:p>
            </office:annotation>
            <text:p>0.5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0">
            <text:p>40</text:p>
          </table:table-cell>
          <table:table-cell table:style-name="ce42" office:value-type="string">
            <text:p>PhongTH</text:p>
          </table:table-cell>
          <table:table-cell table:style-name="ce193" table:formula="of:=SUM([.D43:.AG43])" office:value-type="float" office:value="2.5">
            <text:p>2.5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5.8421in" svg:y="9.7598in" draw:caption-point-x="-0.2402in" draw:caption-point-y="0.6059in">
              <dc:date>2016-11-08T00:00:00</dc:date>
              <text:p text:style-name="P1"><text:span text:style-name="T1">Off buổi chiều đi học</text:span></text:p>
            </office:annotation>
            <text:p>0.5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9.2661in" svg:y="9.7598in" draw:caption-point-x="-0.2402in" draw:caption-point-y="0.6059in">
              <dc:date>2016-11-08T00:00:00</dc:date>
              <text:p text:style-name="P1"><text:span text:style-name="T1">Off buổi chiều đi học</text:span></text:p>
            </office:annotation>
            <text:p>0.5</text:p>
          </table:table-cell>
          <table:table-cell table:style-name="ce197" office:value-type="float" office:value="0">
            <office:annotation draw:style-name="gr7" draw:text-style-name="P1" svg:width="1.1413in" svg:height="0.2634in" svg:x="9.7228in" svg:y="9.7634in" draw:caption-point-x="-0.2402in" draw:caption-point-y="0.6024in">
              <dc:date>2016-11-16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12.4622in" svg:y="9.7661in" draw:caption-point-x="-0.2402in" draw:caption-point-y="0.5996in">
              <dc:date>2016-11-22T00:00:00</dc:date>
              <text:p text:style-name="P1"><text:span text:style-name="T1">Off buổi chiều đi học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13.3756in" svg:y="9.7677in" draw:caption-point-x="-0.2402in" draw:caption-point-y="0.598in">
              <dc:date>2016-11-28T00:00:00</dc:date>
              <text:p text:style-name="P1"><text:span text:style-name="T1">Mệt và nhức đầu, xin off buổi sáng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15.6587in" svg:y="9.7681in" draw:caption-point-x="-0.2402in" draw:caption-point-y="0.5976in">
              <dc:date>2016-11-29T00:00:00</dc:date>
              <text:p text:style-name="P1"><text:span text:style-name="T1">Off buổi chiều đi học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1">
            <text:p>41</text:p>
          </table:table-cell>
          <table:table-cell table:style-name="ce42" office:value-type="string">
            <text:p>SonPX</text:p>
          </table:table-cell>
          <table:table-cell table:style-name="ce193" table:formula="of:=SUM([.D44:.AG44])" office:value-type="float" office:value="0"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2">
            <text:p>42</text:p>
          </table:table-cell>
          <table:table-cell table:style-name="ce42" office:value-type="string">
            <text:p>TienND</text:p>
          </table:table-cell>
          <table:table-cell table:style-name="ce193" table:formula="of:=SUM([.D45:.AG45])" office:value-type="float" office:value="0"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3">
            <text:p>43</text:p>
          </table:table-cell>
          <table:table-cell table:style-name="ce42" office:value-type="string">
            <text:p>ThanhN</text:p>
          </table:table-cell>
          <table:table-cell table:style-name="ce193" table:formula="of:=SUM([.D46:.AG46])" office:value-type="float" office:value="0"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2.9189in" svg:y="10.5094in" draw:caption-point-x="-0.2402in" draw:caption-point-y="0.5992in">
              <dc:date>2016-11-23T00:00:00</dc:date>
              <text:p text:style-name="P1"><text:span text:style-name="T1">Ra ngoài sửa máy tính 1h45p, 3h10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3.8323in" svg:y="10.5106in" draw:caption-point-x="-0.2402in" draw:caption-point-y="0.598in">
              <dc:date>2016-11-25T00:00:00</dc:date>
              <text:p text:style-name="P1"><text:span text:style-name="T1">Xin về sớm 3h30</text:span></text:p>
            </office:annotation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4">
            <text:p>44</text:p>
          </table:table-cell>
          <table:table-cell table:style-name="ce42" office:value-type="string">
            <text:p>ThaoDTH</text:p>
          </table:table-cell>
          <table:table-cell table:style-name="ce193" table:formula="of:=SUM([.D47:.AG47])" office:value-type="float" office:value="2">
            <text:p>2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3.5591in" svg:y="10.7476in" draw:caption-point-x="-0.2402in" draw:caption-point-y="0.6087in">
              <dc:date>2016-11-03T00:00:00</dc:date>
              <text:p text:style-name="P1"><text:span text:style-name="T1">8h30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.5">
            <office:annotation draw:style-name="gr4" draw:text-style-name="P1" svg:width="1.1413in" svg:height="0.3902in" svg:x="5.3854in" svg:y="10.7496in" draw:caption-point-x="-0.2402in" draw:caption-point-y="0.6067in">
              <dc:date>2016-11-07T00:00:00</dc:date>
              <text:p text:style-name="P1"><text:span text:style-name="T1">Off buổi sáng đi làm giấy tờ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6.3311in" svg:y="10.7508in" draw:caption-point-x="-0.2402in" draw:caption-point-y="0.6055in">
              <dc:date>2016-11-09T00:00:00</dc:date>
              <text:p text:style-name="P1"><text:span text:style-name="T1">8h30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6.8205in" svg:y="10.7512in" draw:caption-point-x="-0.2402in" draw:caption-point-y="0.6051in">
              <dc:date>2016-11-10T00:00:00</dc:date>
              <text:p text:style-name="P1"><text:span text:style-name="T1">Có việc nhà đột xuất, xin vô trễ, 9h29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8.7768in" svg:y="10.7524in" draw:caption-point-x="-0.2402in" draw:caption-point-y="0.6039in">
              <dc:date>2016-11-14T00:00:00</dc:date>
              <text:p text:style-name="P1"><text:span text:style-name="T1">8h30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9.2661in" svg:y="10.7531in" draw:caption-point-x="-0.2402in" draw:caption-point-y="0.6031in">
              <dc:date>2016-11-15T00:00:00</dc:date>
              <text:p text:style-name="P1"><text:span text:style-name="T1">8h30 vào cty</text:span></text:p>
            </office:annotation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9.7228in" svg:y="10.7602in" draw:caption-point-x="-0.2402in" draw:caption-point-y="0.5961in">
              <dc:date>2016-11-30T00:00:00</dc:date>
              <text:p text:style-name="P1"><text:span text:style-name="T1">Bị ôm, off buổi sáng</text:span></text:p>
            </office:annotation>
            <text:p>0.5</text:p>
          </table:table-cell>
          <table:table-cell table:style-name="ce197" office:value-type="float" office:value="0">
            <office:annotation draw:style-name="gr7" draw:text-style-name="P1" svg:width="1.1413in" svg:height="0.2634in" svg:x="10.1791in" svg:y="10.8122in" draw:caption-point-x="-0.2402in" draw:caption-point-y="0.5441in">
              <dc:date>2016-11-17T00:00:00</dc:date>
              <text:p text:style-name="P1"><text:span text:style-name="T1">8h30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0.6358in" svg:y="10.7555in" draw:caption-point-x="-0.2402in" draw:caption-point-y="0.6008in">
              <dc:date>2016-11-18T00:00:00</dc:date>
              <text:p text:style-name="P1"><text:span text:style-name="T1">8h37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2.4622in" svg:y="10.7567in" draw:caption-point-x="-0.2402in" draw:caption-point-y="0.5996in">
              <dc:date>2016-11-22T00:00:00</dc:date>
              <text:p text:style-name="P1"><text:span text:style-name="T1">8h30 vào cty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2.9189in" svg:y="10.7571in" draw:caption-point-x="-0.2402in" draw:caption-point-y="0.5992in">
              <dc:date>2016-11-23T00:00:00</dc:date>
              <text:p text:style-name="P1"><text:span text:style-name="T1">8h35 vào cty</text:span></text:p>
            </office:annotation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13.3756in" svg:y="10.7602in" draw:caption-point-x="-0.2402in" draw:caption-point-y="0.5961in">
              <dc:date>2016-11-30T00:00:00</dc:date>
              <text:p text:style-name="P1"><text:span text:style-name="T1">Bận việc nhà đột xuất, Off buổi sáng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15.6587in" svg:y="10.7587in" draw:caption-point-x="-0.2402in" draw:caption-point-y="0.5976in">
              <dc:date>2016-11-29T00:00:00</dc:date>
              <text:p text:style-name="P1"><text:span text:style-name="T1">Không khỏe nên xin nghỉ buổi sáng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5">
            <text:p>45</text:p>
          </table:table-cell>
          <table:table-cell table:style-name="ce42" office:value-type="string">
            <text:p>ThamDT</text:p>
          </table:table-cell>
          <table:table-cell table:style-name="ce193" table:formula="of:=SUM([.D48:.AG48])" office:value-type="float" office:value="0"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3" draw:text-style-name="P1" svg:width="1.1413in" svg:height="0.7012in" svg:x="3.5591in" svg:y="10.9953in" draw:caption-point-x="-0.2402in" draw:caption-point-y="0.6087in">
              <dc:date>2016-11-03T00:00:00</dc:date>
              <text:p text:style-name="P1"><text:span text:style-name="T1">Hôm qua đi bị mắc mưa nên mệt, 9h02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2.9189in" svg:y="11.0047in" draw:caption-point-x="-0.2402in" draw:caption-point-y="0.5992in">
              <dc:date>2016-11-23T00:00:00</dc:date>
              <text:p text:style-name="P1"><text:span text:style-name="T1">Nhà có việc, xin về sớm 30p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3.8323in" svg:y="11.0055in" draw:caption-point-x="-0.2402in" draw:caption-point-y="0.5984in">
              <dc:date>2016-11-25T00:00:00</dc:date>
              <text:p text:style-name="P1"><text:span text:style-name="T1">8h30 vào cty</text:span></text:p>
            </office:annotation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6">
            <text:p>46</text:p>
          </table:table-cell>
          <table:table-cell table:style-name="ce42" office:value-type="string">
            <text:p>ThinhDH</text:p>
          </table:table-cell>
          <table:table-cell table:style-name="ce193" table:formula="of:=SUM([.D49:.AG49])" office:value-type="float" office:value="0">
            <text:p>0</text:p>
          </table:table-cell>
          <table:table-cell table:style-name="ce197" table:number-columns-repeated="30"/>
          <table:table-cell table:style-name="ce41" table:number-columns-repeated="952"/>
        </table:table-row>
        <table:table-row table:style-name="ro7">
          <table:table-cell table:style-name="ce40" office:value-type="float" office:value="47">
            <text:p>47</text:p>
          </table:table-cell>
          <table:table-cell table:style-name="ce42" office:value-type="string">
            <text:p>ThinhT</text:p>
          </table:table-cell>
          <table:table-cell table:style-name="ce193" table:formula="of:=SUM([.D50:.AG50])" office:value-type="float" office:value="1">
            <text:p>1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3.5591in" svg:y="11.4906in" draw:caption-point-x="-0.2402in" draw:caption-point-y="0.6087in">
              <dc:date>2016-11-03T00:00:00</dc:date>
              <text:p text:style-name="P1"><text:span text:style-name="T1">Nhậu xỉn, xin nghỉ sáng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7" draw:text-style-name="P1" svg:width="1.1413in" svg:height="0.2634in" svg:x="6.8205in" svg:y="11.4941in" draw:caption-point-x="-0.2402in" draw:caption-point-y="0.6051in">
              <dc:date>2016-11-10T00:00:00</dc:date>
              <text:p text:style-name="P1"><text:span text:style-name="T1">Off buổi chiều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15.202in" svg:y="11.5012in" draw:caption-point-x="-0.2402in" draw:caption-point-y="0.598in">
              <dc:date>2016-11-28T00:00:00</dc:date>
              <text:p text:style-name="P1"><text:span text:style-name="T1">8h30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5.6587in" svg:y="11.5016in" draw:caption-point-x="-0.2402in" draw:caption-point-y="0.5976in">
              <dc:date>2016-11-29T00:00:00</dc:date>
              <text:p text:style-name="P1"><text:span text:style-name="T1">8h42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8">
            <text:p>48</text:p>
          </table:table-cell>
          <table:table-cell table:style-name="ce42" office:value-type="string">
            <text:p>ThoaiVK</text:p>
          </table:table-cell>
          <table:table-cell table:style-name="ce193" table:formula="of:=SUM([.D51:.AG51])" office:value-type="float" office:value="2">
            <text:p>2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4.0157in" svg:y="11.739in" draw:caption-point-x="-0.2402in" draw:caption-point-y="0.6079in">
              <dc:date>2016-11-04T00:00:00</dc:date>
              <text:p text:style-name="P1"><text:span text:style-name="T1">8h34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5.8421in" svg:y="11.7409in" draw:caption-point-x="-0.2402in" draw:caption-point-y="0.6059in">
              <dc:date>2016-11-08T00:00:00</dc:date>
              <text:p text:style-name="P1"><text:span text:style-name="T1">8h30 vào cty.</text:span></text:p>
              <text:p text:style-name="P1"><text:span text:style-name="T1">Off buổi chiều đi học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6.8205in" svg:y="11.7409in" draw:caption-point-x="-0.2402in" draw:caption-point-y="0.6059in">
              <dc:date>2016-11-08T00:00:00</dc:date>
              <text:p text:style-name="P1"><text:span text:style-name="T1">8h34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7.3094in" svg:y="11.7421in" draw:caption-point-x="-0.2402in" draw:caption-point-y="0.6047in">
              <dc:date>2016-11-11T00:00:00</dc:date>
              <text:p text:style-name="P1"><text:span text:style-name="T1">8h35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8.7768in" svg:y="11.7429in" draw:caption-point-x="-0.2402in" draw:caption-point-y="0.6039in">
              <dc:date>2016-11-14T00:00:00</dc:date>
              <text:p text:style-name="P1"><text:span text:style-name="T1">8h40 vào cty</text:span></text:p>
            </office:annotation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9.2661in" svg:y="11.7409in" draw:caption-point-x="-0.2402in" draw:caption-point-y="0.6059in">
              <dc:date>2016-11-08T00:00:00</dc:date>
              <text:p text:style-name="P1"><text:span text:style-name="T1">Off buổi chiều đi học</text:span></text:p>
            </office:annotation>
            <text:p>0.5</text:p>
          </table:table-cell>
          <table:table-cell table:style-name="ce197" office:value-type="float" office:value="0">
            <office:annotation draw:style-name="gr7" draw:text-style-name="P1" svg:width="1.1413in" svg:height="0.2634in" svg:x="9.7228in" svg:y="11.7445in" draw:caption-point-x="-0.2402in" draw:caption-point-y="0.6024in">
              <dc:date>2016-11-16T00:00:00</dc:date>
              <text:p text:style-name="P1"><text:span text:style-name="T1">8h43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0.1791in" svg:y="11.8028in" draw:caption-point-x="-0.2402in" draw:caption-point-y="0.5441in">
              <dc:date>2016-11-17T00:00:00</dc:date>
              <text:p text:style-name="P1"><text:span text:style-name="T1">8h30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12.0059in" svg:y="11.7469in" draw:caption-point-x="-0.2402in" draw:caption-point-y="0.6in">
              <dc:date>2016-11-21T00:00:00</dc:date>
              <text:p text:style-name="P1"><text:span text:style-name="T1">8h37 vào cty</text:span></text:p>
            </office:annotation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12.4622in" svg:y="11.7472in" draw:caption-point-x="-0.2402in" draw:caption-point-y="0.5996in">
              <dc:date>2016-11-22T00:00:00</dc:date>
              <text:p text:style-name="P1"><text:span text:style-name="T1">8h36 vào cty</text:span></text:p>
              <text:p text:style-name="P1"><text:span text:style-name="T1">Off buổi chiều đi học</text:span></text:p>
            </office:annotation>
            <text:p>0.5</text:p>
          </table:table-cell>
          <table:table-cell table:style-name="ce197" office:value-type="float" office:value="0">
            <office:annotation draw:style-name="gr7" draw:text-style-name="P1" svg:width="1.1413in" svg:height="0.2634in" svg:x="12.9189in" svg:y="11.7476in" draw:caption-point-x="-0.2402in" draw:caption-point-y="0.5992in">
              <dc:date>2016-11-23T00:00:00</dc:date>
              <text:p text:style-name="P1"><text:span text:style-name="T1">8h40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3.3756in" svg:y="11.748in" draw:caption-point-x="-0.2402in" draw:caption-point-y="0.5988in">
              <dc:date>2016-11-24T00:00:00</dc:date>
              <text:p text:style-name="P1"><text:span text:style-name="T1">8h43 vào cty</text:span></text:p>
              <text:p text:style-name="P1"><text:span text:style-name="T1">Xin về sớm 30p làm giấy tờ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15.6587in" svg:y="11.7492in" draw:caption-point-x="-0.2402in" draw:caption-point-y="0.5976in">
              <dc:date>2016-11-29T00:00:00</dc:date>
              <text:p text:style-name="P1"><text:span text:style-name="T1">Off buổi chiều đi học</text:span></text:p>
            </office:annotation>
            <text:p>0.5</text:p>
          </table:table-cell>
          <table:table-cell table:style-name="ce197" office:value-type="float" office:value="0">
            <office:annotation draw:style-name="gr7" draw:text-style-name="P1" svg:width="1.1413in" svg:height="0.2634in" svg:x="16.1154in" svg:y="11.7496in" draw:caption-point-x="-0.2402in" draw:caption-point-y="0.5972in">
              <dc:date>2016-11-30T00:00:00</dc:date>
              <text:p text:style-name="P1"><text:span text:style-name="T1">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49">
            <text:p>49</text:p>
          </table:table-cell>
          <table:table-cell table:style-name="ce42" office:value-type="string">
            <text:p>ThuyLTT</text:p>
          </table:table-cell>
          <table:table-cell table:style-name="ce193" table:formula="of:=SUM([.D52:.AG52])" office:value-type="float" office:value="2.5">
            <text:p>2.5</text:p>
          </table:table-cell>
          <table:table-cell table:style-name="ce197" office:value-type="float" office:value="0">
            <office:annotation draw:style-name="gr7" draw:text-style-name="P1" svg:width="1.1413in" svg:height="0.2634in" svg:x="2.6457in" svg:y="11.9843in" draw:caption-point-x="-0.2402in" draw:caption-point-y="0.6106in">
              <dc:date>2016-11-01T00:00:00</dc:date>
              <text:p text:style-name="P1"><text:span text:style-name="T1">9h18 vào cty</text:span></text:p>
            </office:annotation>
            <text:p>0</text:p>
          </table:table-cell>
          <table:table-cell table:style-name="ce197" office:value-type="float" office:value="1">
            <office:annotation draw:style-name="gr3" draw:text-style-name="P1" svg:width="1.1413in" svg:height="0.7012in" svg:x="3.1024in" svg:y="11.9858in" draw:caption-point-x="-0.2402in" draw:caption-point-y="0.6091in">
              <dc:date>2016-11-02T00:00:00</dc:date>
              <text:p text:style-name="P1"><text:span text:style-name="T1">Mắt phải bị sưng, phải đi khám. Off nguyên ngày</text:span></text:p>
            </office:annotation>
            <text:p>1</text:p>
          </table:table-cell>
          <table:table-cell table:style-name="ce197" office:value-type="float" office:value="0">
            <office:annotation draw:style-name="gr7" draw:text-style-name="P1" svg:width="1.1413in" svg:height="0.2634in" svg:x="3.5591in" svg:y="11.9862in" draw:caption-point-x="-0.2402in" draw:caption-point-y="0.6087in">
              <dc:date>2016-11-03T00:00:00</dc:date>
              <text:p text:style-name="P1"><text:span text:style-name="T1">8h38 vào 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4" draw:text-style-name="P1" svg:width="1.1413in" svg:height="0.3902in" svg:x="5.3854in" svg:y="11.9882in" draw:caption-point-x="-0.2402in" draw:caption-point-y="0.6067in">
              <dc:date>2016-11-07T00:00:00</dc:date>
              <text:p text:style-name="P1"><text:span text:style-name="T1">Nhà có việc, 8h57 vào cty</text:span></text:p>
            </office:annotation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5.8421in" svg:y="11.9894in" draw:caption-point-x="-0.2402in" draw:caption-point-y="0.6055in">
              <dc:date>2016-11-08T00:00:00</dc:date>
              <text:p text:style-name="P1"><text:span text:style-name="T1">Nhà có việc, off buổi sáng</text:span></text:p>
            </office:annotation>
            <text:p>0.5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6.8205in" svg:y="11.9898in" draw:caption-point-x="-0.2402in" draw:caption-point-y="0.6051in">
              <dc:date>2016-11-10T00:00:00</dc:date>
              <text:p text:style-name="P1"><text:span text:style-name="T1">Đi ngân hàng nên vô trễ, 8h49 vào cty</text:span></text:p>
            </office:annotation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7.3094in" svg:y="11.9906in" draw:caption-point-x="-0.2402in" draw:caption-point-y="0.6043in">
              <dc:date>2016-11-11T00:00:00</dc:date>
              <text:p text:style-name="P1"><text:span text:style-name="T1">Có việc nhà xin vô trễ, 10h29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8.7768in" svg:y="11.9909in" draw:caption-point-x="-0.2402in" draw:caption-point-y="0.6039in">
              <dc:date>2016-11-14T00:00:00</dc:date>
              <text:p text:style-name="P1"><text:span text:style-name="T1">8h43 vào cty</text:span></text:p>
            </office:annotation>
            <text:p>0</text:p>
          </table:table-cell>
          <table:table-cell table:style-name="ce197" office:value-type="float" office:value="0.5">
            <office:annotation draw:style-name="gr4" draw:text-style-name="P1" svg:width="1.1413in" svg:height="0.3902in" svg:x="9.2661in" svg:y="11.9917in" draw:caption-point-x="-0.2402in" draw:caption-point-y="0.6031in">
              <dc:date>2016-11-28T00:00:00</dc:date>
              <text:p text:style-name="P1"><text:span text:style-name="T1">Bị mệt, xin off buổi sáng</text:span></text:p>
            </office:annotation>
            <text:p>0.5</text:p>
          </table:table-cell>
          <table:table-cell table:style-name="ce197" office:value-type="float" office:value="0">
            <office:annotation draw:style-name="gr2" draw:text-style-name="P1" svg:width="1.1413in" svg:height="0.5457in" svg:x="9.7228in" svg:y="11.9933in" draw:caption-point-x="-0.2402in" draw:caption-point-y="0.6016in">
              <dc:date>2016-11-16T00:00:00</dc:date>
              <text:p text:style-name="P1"><text:span text:style-name="T1">Nhà có việc bận, xin vào trễ, 9h38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12.0059in" svg:y="11.9949in" draw:caption-point-x="-0.2402in" draw:caption-point-y="0.6in">
              <dc:date>2016-11-21T00:00:00</dc:date>
              <text:p text:style-name="P1"><text:span text:style-name="T1">8h42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2" draw:text-style-name="P1" svg:width="1.1413in" svg:height="0.5457in" svg:x="12.9189in" svg:y="11.9957in" draw:caption-point-x="-0.2402in" draw:caption-point-y="0.5992in">
              <dc:date>2016-11-23T00:00:00</dc:date>
              <text:p text:style-name="P1"><text:span text:style-name="T1">Xe hư dọc đường, xin vào trễ, 9h10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3.3756in" svg:y="11.9961in" draw:caption-point-x="-0.2402in" draw:caption-point-y="0.5988in">
              <dc:date>2016-11-24T00:00:00</dc:date>
              <text:p text:style-name="P1"><text:span text:style-name="T1">8h38 vào cty</text:span></text:p>
            </office:annotation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13.8323in" svg:y="11.9965in" draw:caption-point-x="-0.2402in" draw:caption-point-y="0.5984in">
              <dc:date>2016-11-25T00:00:00</dc:date>
              <text:p text:style-name="P1"><text:span text:style-name="T1">8h30 và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2" draw:text-style-name="P1" svg:width="1.1413in" svg:height="0.5457in" svg:x="15.202in" svg:y="11.9969in" draw:caption-point-x="-0.2402in" draw:caption-point-y="0.598in">
              <dc:date>2016-11-28T00:00:00</dc:date>
              <text:p text:style-name="P1"><text:span text:style-name="T1">Bị chóng mặt, xin vào trễ, 9h49 vào cty</text:span></text:p>
            </office:annotation>
            <text:p>0</text:p>
          </table:table-cell>
          <table:table-cell table:style-name="ce197" office:value-type="float" office:value="0.5">
            <office:annotation draw:style-name="gr2" draw:text-style-name="P1" svg:width="1.1413in" svg:height="0.5457in" svg:x="15.6587in" svg:y="11.9972in" draw:caption-point-x="-0.2402in" draw:caption-point-y="0.5976in">
              <dc:date>2016-11-29T00:00:00</dc:date>
              <text:p text:style-name="P1"><text:span text:style-name="T1">8h40 vào cty</text:span></text:p>
              <text:p text:style-name="P1"><text:span text:style-name="T1">Nhà có việc, xin nghỉ buổi chiều</text:span></text:p>
            </office:annotation>
            <text:p>0.5</text:p>
          </table:table-cell>
          <table:table-cell table:style-name="ce197" office:value-type="float" office:value="0">
            <office:annotation draw:style-name="gr4" draw:text-style-name="P1" svg:width="1.1413in" svg:height="0.3902in" svg:x="16.1154in" svg:y="11.9976in" draw:caption-point-x="-0.2402in" draw:caption-point-y="0.5972in">
              <dc:date>2016-11-30T00:00:00</dc:date>
              <text:p text:style-name="P1"><text:span text:style-name="T1">Đi làm giấy tờ, 9h37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50">
            <text:p>50</text:p>
          </table:table-cell>
          <table:table-cell table:style-name="ce42" office:value-type="string">
            <text:p>TrungHT</text:p>
          </table:table-cell>
          <table:table-cell table:style-name="ce193" table:formula="of:=SUM([.D53:.AG53])" office:value-type="float" office:value="0"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text:p>0</text:p>
          </table:table-cell>
          <table:table-cell table:style-name="ce197" office:value-type="float" office:value="0">
            <office:annotation draw:style-name="gr7" draw:text-style-name="P1" svg:width="1.1413in" svg:height="0.2634in" svg:x="9.2661in" svg:y="12.2394in" draw:caption-point-x="-0.2402in" draw:caption-point-y="0.6031in">
              <dc:date>2016-11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10.6358in" svg:y="12.2417in" draw:caption-point-x="-0.2402in" draw:caption-point-y="0.6008in">
              <dc:date>2016-11-18T00:00:00</dc:date>
              <text:p text:style-name="P1"><text:span text:style-name="T1">Có việc đột xuất, 9h28 vào cty</text:span></text:p>
            </office:annotation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2" draw:text-style-name="P1" svg:width="1.1413in" svg:height="0.5457in" svg:x="15.202in" svg:y="12.2445in" draw:caption-point-x="-0.2402in" draw:caption-point-y="0.598in">
              <dc:date>2016-11-28T00:00:00</dc:date>
              <text:p text:style-name="P1"><text:span text:style-name="T1">Có việc riêng, xin vào trễ, 9h08 vào cty</text:span></text:p>
            </office:annotation>
            <text:p>0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51">
            <text:p>51</text:p>
          </table:table-cell>
          <table:table-cell table:style-name="ce42" office:value-type="string">
            <text:p>TruyenLVC</text:p>
          </table:table-cell>
          <table:table-cell table:style-name="ce193" table:formula="of:=SUM([.D54:.AG54])" office:value-type="float" office:value="0.5">
            <text:p>0.5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8.7768in" svg:y="12.4862in" draw:caption-point-x="-0.2402in" draw:caption-point-y="0.6039in">
              <dc:date>2016-11-1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.5">
            <office:annotation draw:style-name="gr4" draw:text-style-name="P1" svg:width="1.1413in" svg:height="0.3902in" svg:x="15.202in" svg:y="12.4921in" draw:caption-point-x="-0.2402in" draw:caption-point-y="0.598in">
              <dc:date>2016-11-28T00:00:00</dc:date>
              <text:p text:style-name="P1"><text:span text:style-name="T1">Off buổi sáng, bận việc nhà</text:span></text:p>
            </office:annotation>
            <text:p>0.5</text:p>
          </table:table-cell>
          <table:table-cell table:style-name="ce197" office:value-type="float" office:value="0">
            <office:annotation draw:style-name="gr2" draw:text-style-name="P1" svg:width="1.1413in" svg:height="0.5457in" svg:x="15.6587in" svg:y="12.4929in" draw:caption-point-x="-0.2402in" draw:caption-point-y="0.5972in">
              <dc:date>2016-11-29T00:00:00</dc:date>
              <text:p text:style-name="P1"><text:span text:style-name="T1">Nhà có công việc, xin vô trễ, 9h25 vào cty</text:span></text:p>
            </office:annotation>
            <text:p>0</text:p>
          </table:table-cell>
          <table:table-cell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52">
            <text:p>52</text:p>
          </table:table-cell>
          <table:table-cell table:style-name="ce192" office:value-type="string">
            <text:p>VietBA</text:p>
          </table:table-cell>
          <table:table-cell table:style-name="ce193" table:formula="of:=SUM([.D55:.AG55])" office:value-type="float" office:value="0"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5.3854in" svg:y="12.7311in" draw:caption-point-x="-0.2402in" draw:caption-point-y="0.6067in">
              <dc:date>2016-11-07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8.7768in" svg:y="12.7339in" draw:caption-point-x="-0.2402in" draw:caption-point-y="0.6039in">
              <dc:date>2016-11-14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7">
          <table:table-cell table:style-name="ce40" office:value-type="float" office:value="53">
            <text:p>53</text:p>
          </table:table-cell>
          <table:table-cell table:style-name="ce42" office:value-type="string">
            <text:p>VinhP</text:p>
          </table:table-cell>
          <table:table-cell table:style-name="ce193" table:formula="of:=SUM([.D56:.AG56])" office:value-type="float" office:value="3">
            <text:p>3</text:p>
          </table:table-cell>
          <table:table-cell table:number-columns-repeated="3" table:style-name="ce197" office:value-type="float" office:value="0">
            <text:p>0</text:p>
          </table:table-cell>
          <table:table-cell table:style-name="ce197" office:value-type="float" office:value="0">
            <office:annotation draw:style-name="gr4" draw:text-style-name="P1" svg:width="1.1413in" svg:height="0.3902in" svg:x="4.0157in" svg:y="12.978in" draw:caption-point-x="-0.2402in" draw:caption-point-y="0.6075in">
              <dc:date>2016-11-04T00:00:00</dc:date>
              <text:p text:style-name="P1"><text:span text:style-name="T1">Xe bi thung, 9h04 vao cty</text:span></text:p>
            </office:annotation>
            <text:p>0</text:p>
          </table:table-cell>
          <table:table-cell table:style-name="ce197" table:number-columns-repeated="2"/>
          <table:table-cell table:style-name="ce197" office:value-type="float" office:value="1">
            <office:annotation draw:style-name="gr4" draw:text-style-name="P1" svg:width="1.1413in" svg:height="0.3902in" svg:x="5.3854in" svg:y="12.9787in" draw:caption-point-x="-0.2402in" draw:caption-point-y="0.6067in">
              <dc:date>2016-11-07T00:00:00</dc:date>
              <text:p text:style-name="P1"><text:span text:style-name="T1">Về quê quê đám cưới</text:span></text:p>
            </office:annotation>
            <text:p>1</text:p>
          </table:table-cell>
          <table:table-cell table:style-name="ce197" office:value-type="float" office:value="1">
            <office:annotation draw:style-name="gr4" draw:text-style-name="P1" svg:width="1.1413in" svg:height="0.3902in" svg:x="5.8421in" svg:y="12.9787in" draw:caption-point-x="-0.2402in" draw:caption-point-y="0.6067in">
              <dc:date>2016-11-07T00:00:00</dc:date>
              <text:p text:style-name="P1"><text:span text:style-name="T1">Về quê quê đám cưới</text:span></text:p>
            </office:annotation>
            <text:p>1</text:p>
          </table:table-cell>
          <table:table-cell table:style-name="ce197" office:value-type="float" office:value="1">
            <office:annotation draw:style-name="gr4" draw:text-style-name="P1" svg:width="1.1413in" svg:height="0.3902in" svg:x="6.3311in" svg:y="12.9787in" draw:caption-point-x="-0.2402in" draw:caption-point-y="0.6067in">
              <dc:date>2016-11-07T00:00:00</dc:date>
              <text:p text:style-name="P1"><text:span text:style-name="T1">Về quê quê đám cưới</text:span></text:p>
            </office:annotation>
            <text:p>1</text:p>
          </table:table-cell>
          <table:table-cell table:number-columns-repeated="2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5" table:style-name="ce197" office:value-type="float" office:value="0">
            <text:p>0</text:p>
          </table:table-cell>
          <table:table-cell table:style-name="ce197" table:number-columns-repeated="2"/>
          <table:table-cell table:style-name="ce197" office:value-type="float" office:value="0">
            <office:annotation draw:style-name="gr7" draw:text-style-name="P1" svg:width="1.1413in" svg:height="0.2634in" svg:x="12.0059in" svg:y="12.9854in" draw:caption-point-x="-0.2402in" draw:caption-point-y="0.6in">
              <dc:date>2016-11-2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97" office:value-type="float" office:value="0">
            <text:p>0</text:p>
          </table:table-cell>
          <table:table-cell table:style-name="ce197" table:number-columns-repeated="2"/>
          <table:table-cell table:number-columns-repeated="3" table:style-name="ce197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98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98" table:number-columns-repeated="4"/>
          <table:table-cell table:style-name="ce200"/>
          <table:table-cell table:style-name="ce198" table:number-columns-repeated="25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98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98" table:number-columns-repeated="4"/>
          <table:table-cell table:style-name="ce201" table:number-columns-repeated="7"/>
          <table:table-cell table:style-name="ce198" table:number-columns-repeated="19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98" table:number-columns-repeated="30"/>
          <table:table-cell table:style-name="ce41" table:number-columns-repeated="952"/>
        </table:table-row>
        <table:table-row table:style-name="ro2" table:number-rows-repeated="983115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12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214"/>
        <table:table-column table:style-name="co22" table:number-columns-repeated="7" table:default-cell-style-name="ce214"/>
        <table:table-column table:style-name="co21" table:number-columns-repeated="16" table:default-cell-style-name="ce214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209" table:number-columns-repeated="8"/>
          <table:table-cell table:style-name="ce217" office:value-type="string" table:number-columns-spanned="2" table:number-rows-spanned="1">
            <text:p>Month</text:p>
          </table:table-cell>
          <table:covered-table-cell table:style-name="ce218"/>
          <table:table-cell table:style-name="ce219" table:content-validation-name="val1" office:value-type="float" office:value="12" table:number-columns-spanned="2" table:number-rows-spanned="1">
            <text:p>12</text:p>
          </table:table-cell>
          <table:covered-table-cell table:style-name="ce218"/>
          <table:table-cell table:style-name="ce217" office:value-type="string" table:number-columns-spanned="2" table:number-rows-spanned="1">
            <text:p>Year</text:p>
          </table:table-cell>
          <table:covered-table-cell table:style-name="ce218"/>
          <table:table-cell table:style-name="ce217" office:value-type="float" office:value="2016" table:number-columns-spanned="2" table:number-rows-spanned="1">
            <text:p>2016</text:p>
          </table:table-cell>
          <table:covered-table-cell table:style-name="ce220"/>
          <table:table-cell table:style-name="ce209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210" table:formula="of:=DATE([.$R$1];[.N1];1)" office:value-type="date" office:date-value="2016-12-01">
            <text:p>01</text:p>
          </table:table-cell>
          <table:table-cell table:style-name="ce210" table:formula="of:=[.D2]+1" office:value-type="date" office:date-value="2016-12-02">
            <text:p>02</text:p>
          </table:table-cell>
          <table:table-cell table:style-name="ce210" table:formula="of:=[.E2]+1" office:value-type="date" office:date-value="2016-12-03">
            <text:p>03</text:p>
          </table:table-cell>
          <table:table-cell table:style-name="ce210" table:formula="of:=[.F2]+1" office:value-type="date" office:date-value="2016-12-04">
            <text:p>04</text:p>
          </table:table-cell>
          <table:table-cell table:style-name="ce210" table:formula="of:=[.G2]+1" office:value-type="date" office:date-value="2016-12-05">
            <text:p>05</text:p>
          </table:table-cell>
          <table:table-cell table:style-name="ce210" table:formula="of:=[.H2]+1" office:value-type="date" office:date-value="2016-12-06">
            <text:p>06</text:p>
          </table:table-cell>
          <table:table-cell table:style-name="ce210" table:formula="of:=[.I2]+1" office:value-type="date" office:date-value="2016-12-07">
            <text:p>07</text:p>
          </table:table-cell>
          <table:table-cell table:style-name="ce210" table:formula="of:=[.J2]+1" office:value-type="date" office:date-value="2016-12-08">
            <text:p>08</text:p>
          </table:table-cell>
          <table:table-cell table:style-name="ce210" table:formula="of:=[.K2]+1" office:value-type="date" office:date-value="2016-12-09">
            <text:p>09</text:p>
          </table:table-cell>
          <table:table-cell table:style-name="ce210" table:formula="of:=[.L2]+1" office:value-type="date" office:date-value="2016-12-10">
            <text:p>10</text:p>
          </table:table-cell>
          <table:table-cell table:style-name="ce210" table:formula="of:=[.M2]+1" office:value-type="date" office:date-value="2016-12-11">
            <text:p>11</text:p>
          </table:table-cell>
          <table:table-cell table:style-name="ce210" table:formula="of:=[.N2]+1" office:value-type="date" office:date-value="2016-12-12">
            <text:p>12</text:p>
          </table:table-cell>
          <table:table-cell table:style-name="ce210" table:formula="of:=[.O2]+1" office:value-type="date" office:date-value="2016-12-13">
            <text:p>13</text:p>
          </table:table-cell>
          <table:table-cell table:style-name="ce210" table:formula="of:=[.P2]+1" office:value-type="date" office:date-value="2016-12-14">
            <text:p>14</text:p>
          </table:table-cell>
          <table:table-cell table:style-name="ce210" table:formula="of:=[.Q2]+1" office:value-type="date" office:date-value="2016-12-15">
            <text:p>15</text:p>
          </table:table-cell>
          <table:table-cell table:style-name="ce210" table:formula="of:=[.R2]+1" office:value-type="date" office:date-value="2016-12-16">
            <text:p>16</text:p>
          </table:table-cell>
          <table:table-cell table:style-name="ce210" table:formula="of:=[.S2]+1" office:value-type="date" office:date-value="2016-12-17">
            <text:p>17</text:p>
          </table:table-cell>
          <table:table-cell table:style-name="ce210" table:formula="of:=[.T2]+1" office:value-type="date" office:date-value="2016-12-18">
            <text:p>18</text:p>
          </table:table-cell>
          <table:table-cell table:style-name="ce210" table:formula="of:=[.U2]+1" office:value-type="date" office:date-value="2016-12-19">
            <text:p>19</text:p>
          </table:table-cell>
          <table:table-cell table:style-name="ce210" table:formula="of:=[.V2]+1" office:value-type="date" office:date-value="2016-12-20">
            <text:p>20</text:p>
          </table:table-cell>
          <table:table-cell table:style-name="ce210" table:formula="of:=[.W2]+1" office:value-type="date" office:date-value="2016-12-21">
            <text:p>21</text:p>
          </table:table-cell>
          <table:table-cell table:style-name="ce210" table:formula="of:=[.X2]+1" office:value-type="date" office:date-value="2016-12-22">
            <text:p>22</text:p>
          </table:table-cell>
          <table:table-cell table:style-name="ce210" table:formula="of:=[.Y2]+1" office:value-type="date" office:date-value="2016-12-23">
            <text:p>23</text:p>
          </table:table-cell>
          <table:table-cell table:style-name="ce210" table:formula="of:=[.Z2]+1" office:value-type="date" office:date-value="2016-12-24">
            <text:p>24</text:p>
          </table:table-cell>
          <table:table-cell table:style-name="ce210" table:formula="of:=[.AA2]+1" office:value-type="date" office:date-value="2016-12-25">
            <text:p>25</text:p>
          </table:table-cell>
          <table:table-cell table:style-name="ce210" table:formula="of:=[.AB2]+1" office:value-type="date" office:date-value="2016-12-26">
            <text:p>26</text:p>
          </table:table-cell>
          <table:table-cell table:style-name="ce210" table:formula="of:=[.AC2]+1" office:value-type="date" office:date-value="2016-12-27">
            <text:p>27</text:p>
          </table:table-cell>
          <table:table-cell table:style-name="ce210" table:formula="of:=[.AD2]+1" office:value-type="date" office:date-value="2016-12-28">
            <text:p>28</text:p>
          </table:table-cell>
          <table:table-cell table:style-name="ce210" table:formula="of:=[.AE2]+1" office:value-type="date" office:date-value="2016-12-29">
            <text:p>29</text:p>
          </table:table-cell>
          <table:table-cell table:style-name="ce210" table:formula="of:=[.AF2]+1" office:value-type="date" office:date-value="2016-12-30">
            <text:p>30</text:p>
          </table:table-cell>
          <table:table-cell table:style-name="ce210" table:formula="of:=[.AG2]+1" office:value-type="date" office:date-value="2016-12-31">
            <text:p>31</text:p>
          </table:table-cell>
          <table:table-cell table:style-name="ce70" table:number-columns-repeated="952"/>
        </table:table-row>
        <table:table-row table:style-name="ro7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211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1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1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1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1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1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1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1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1" table:formula="of:=CHOOSE(WEEKDAY([.L2]);&quot;Sun&quot;;&quot;Mon&quot;;&quot;Tue&quot;;&quot;Wed&quot;;&quot;Thur&quot;;&quot;Fri&quot;;&quot;Sat&quot;)" office:value-type="string" office:string-value="Fri">
            <office:annotation draw:style-name="gr7" draw:text-style-name="P1" svg:width="1.1413in" svg:height="0.2634in" svg:x="6.3311in" svg:y="0in" draw:caption-point-x="-0.2402in" draw:caption-point-y="0.4705in">
              <dc:date>2016-12-08T00:00:00</dc:date>
              <text:p text:style-name="P1"><text:span text:style-name="T1">Đi du lịch</text:span></text:p>
            </office:annotation>
            <text:p>Fri</text:p>
          </table:table-cell>
          <table:table-cell table:style-name="ce211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1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1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1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1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1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1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1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1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1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1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1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1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1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1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211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211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211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211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211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211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211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0" table:number-columns-repeated="952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208" table:formula="of:=SUM([.D4:.AH4])" office:value-type="float" office:value="0.5">
            <text:p>0.5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2" draw:text-style-name="P1" svg:width="1.1413in" svg:height="0.5457in" svg:x="3.1024in" svg:y="0.1173in" draw:caption-point-x="-0.2402in" draw:caption-point-y="0.6008in">
              <dc:date>2016-12-01T00:00:00</dc:date>
              <text:p text:style-name="P1"><text:span text:style-name="T1">Xin nghỉ buổi sáng đi khám mắt</text:span></text:p>
            </office:annotation>
            <text:p>0.5</text:p>
          </table:table-cell>
          <table:table-cell table:style-name="ce212" table:number-columns-repeated="2"/>
          <table:table-cell table:style-name="ce212" office:value-type="float" office:value="0">
            <office:annotation draw:style-name="gr7" draw:text-style-name="P1" svg:width="1.1413in" svg:height="0.2634in" svg:x="4.472in" svg:y="0.1209in" draw:caption-point-x="-0.2402in" draw:caption-point-y="0.5972in">
              <dc:date>2016-12-05T00:00:00</dc:date>
              <text:p text:style-name="P1"><text:span text:style-name="T1">8h30 vào cty</text:span></text:p>
            </office:annotation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4.9287in" svg:y="0.122in" draw:caption-point-x="-0.2402in" draw:caption-point-y="0.5961in">
              <dc:date>2016-12-06T00:00:00</dc:date>
              <text:p text:style-name="P1"><text:span text:style-name="T1">Tối qua làm việc khuya xin vào trễ, 9h06 vào cty</text:span></text:p>
            </office:annotation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3"/>
          <table:table-cell table:style-name="ce41" table:number-columns-repeated="952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208" table:formula="of:=SUM([.D5:.AH5])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2.6457in" svg:y="0.3768in" draw:caption-point-x="-0.2402in" draw:caption-point-y="0.589in">
              <dc:date>2016-12-01T00:00:00</dc:date>
              <text:p text:style-name="P1"><text:span text:style-name="T1">8h30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table:number-columns-repeated="23"/>
          <table:table-cell table:style-name="ce41" table:number-columns-repeated="952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208" table:formula="of:=SUM([.D6:.AH6])" office:value-type="float" office:value="0.5">
            <text:p>0.5</text:p>
          </table:table-cell>
          <table:table-cell table:style-name="ce212" office:value-type="float" office:value="0">
            <office:annotation draw:style-name="gr3" draw:text-style-name="P1" svg:width="1.1413in" svg:height="0.7012in" svg:x="2.6457in" svg:y="0.6358in" draw:caption-point-x="-0.2402in" draw:caption-point-y="0.5776in">
              <dc:date>2016-12-01T00:00:00</dc:date>
              <text:p text:style-name="P1"><text:span text:style-name="T1">Dẫn người thân đi khám bệnh, xin vô trễ,9h09 vào cty</text:span></text:p>
            </office:annotation>
            <text:p>0</text:p>
          </table:table-cell>
          <table:table-cell table:style-name="ce212" office:value-type="float" office:value="0.5">
            <office:annotation draw:style-name="gr2" draw:text-style-name="P1" svg:width="1.1413in" svg:height="0.5457in" svg:x="3.1024in" svg:y="0.6382in" draw:caption-point-x="-0.2402in" draw:caption-point-y="0.5752in">
              <dc:date>2016-12-02T00:00:00</dc:date>
              <text:p text:style-name="P1"><text:span text:style-name="T1">Off buổi chiều đi công chứng giấy tờ</text:span></text:p>
            </office:annotation>
            <text:p>0.5</text:p>
          </table:table-cell>
          <table:table-cell table:style-name="ce212" table:number-columns-repeated="2"/>
          <table:table-cell table:number-columns-repeated="3" table:style-name="ce212" office:value-type="float" office:value="0"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5.8421in" svg:y="0.6413in" draw:caption-point-x="-0.2402in" draw:caption-point-y="0.572in">
              <dc:date>2016-12-08T00:00:00</dc:date>
              <text:p text:style-name="P1"><text:span text:style-name="T1">Xe hư dọc đường, 8h20 vào cty</text:span></text:p>
            </office:annotation>
            <text:p>0</text:p>
          </table:table-cell>
          <table:table-cell table:style-name="ce212" table:number-columns-repeated="23"/>
          <table:table-cell table:style-name="ce41" table:number-columns-repeated="952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208" table:formula="of:=SUM([.D7:.AH7])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2.6457in" svg:y="0.8953in" draw:caption-point-x="-0.2402in" draw:caption-point-y="0.5657in">
              <dc:date>2016-12-01T00:00:00</dc:date>
              <text:p text:style-name="P1"><text:span text:style-name="T1">8h39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4.9287in" svg:y="0.9in" draw:caption-point-x="-0.2402in" draw:caption-point-y="0.561in">
              <dc:date>2016-12-06T00:00:00</dc:date>
              <text:p text:style-name="P1"><text:span text:style-name="T1">8h52 vào cty</text:span></text:p>
            </office:annotation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5.3854in" svg:y="0.9004in" draw:caption-point-x="-0.2402in" draw:caption-point-y="0.5606in">
              <dc:date>2016-12-07T00:00:00</dc:date>
              <text:p text:style-name="P1"><text:span text:style-name="T1">8h43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3"/>
          <table:table-cell table:style-name="ce41" table:number-columns-repeated="952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208" table:formula="of:=SUM([.D8:.AH8])" office:value-type="float" office:value="0">
            <text:p>0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3.1024in" svg:y="1.1563in" draw:caption-point-x="-0.2402in" draw:caption-point-y="0.5524in">
              <dc:date>2016-12-02T00:00:00</dc:date>
              <text:p text:style-name="P1"><text:span text:style-name="T1">Có việc bận, xin vô trễ, 9h30 vào cty</text:span></text:p>
            </office:annotation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7" draw:text-style-name="P1" svg:width="1.1413in" svg:height="0.2634in" svg:x="4.472in" svg:y="1.1583in" draw:caption-point-x="-0.2402in" draw:caption-point-y="0.5504in">
              <dc:date>2016-12-05T00:00:00</dc:date>
              <text:p text:style-name="P1"><text:span text:style-name="T1">8h42 vào cty</text:span></text:p>
            </office:annotation>
            <text:p>0</text:p>
          </table:table-cell>
          <table:table-cell table:number-columns-repeated="3" table:style-name="ce212" office:value-type="float" office:value="0">
            <text:p>0</text:p>
          </table:table-cell>
          <table:table-cell table:style-name="ce212" table:number-columns-repeated="23"/>
          <table:table-cell table:style-name="ce41" table:number-columns-repeated="952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208" table:formula="of:=SUM([.D9:.AH9])" office:value-type="float" office:value="0"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2.6457in" svg:y="1.4154in" draw:caption-point-x="-0.2402in" draw:caption-point-y="0.5413in">
              <dc:date>2016-12-01T00:00:00</dc:date>
              <text:p text:style-name="P1"><text:span text:style-name="T1">Xin phép về sớm đi lấy đồ, 3h30 về</text:span></text:p>
            </office:annotation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3.1024in" svg:y="1.4154in" draw:caption-point-x="-0.2402in" draw:caption-point-y="0.5413in">
              <dc:date>2016-12-02T00:00:00</dc:date>
              <text:p text:style-name="P1"><text:span text:style-name="T1">8h45 vào cty</text:span></text:p>
            </office:annotation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table:number-columns-repeated="23"/>
          <table:table-cell table:style-name="ce41" table:number-columns-repeated="952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2" office:value-type="string">
            <text:p>DucHV</text:p>
          </table:table-cell>
          <table:table-cell table:style-name="ce208" table:formula="of:=SUM([.D10:.AH10])" office:value-type="float" office:value="0"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4" draw:text-style-name="P1" svg:width="1.1413in" svg:height="0.3902in" svg:x="4.472in" svg:y="1.6787in" draw:caption-point-x="-0.2402in" draw:caption-point-y="0.5256in">
              <dc:date>2016-12-05T00:00:00</dc:date>
              <text:p text:style-name="P1"><text:span text:style-name="T1">Bị hư xe nên vào trẽ 45'</text:span></text:p>
            </office:annotation>
            <text:p>0</text:p>
          </table:table-cell>
          <table:table-cell table:number-columns-repeated="3" table:style-name="ce212" office:value-type="float" office:value="0">
            <text:p>0</text:p>
          </table:table-cell>
          <table:table-cell table:style-name="ce212" table:number-columns-repeated="23"/>
          <table:table-cell table:style-name="ce41" table:number-columns-repeated="952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2" office:value-type="string">
            <text:p>GiauNV</text:p>
          </table:table-cell>
          <table:table-cell table:style-name="ce208" table:formula="of:=SUM([.D11:.AH11])" office:value-type="float" office:value="2">
            <text:p>2</text:p>
          </table:table-cell>
          <table:table-cell table:style-name="ce212" office:value-type="float" office:value="1">
            <office:annotation draw:style-name="gr4" draw:text-style-name="P1" svg:width="1.1413in" svg:height="0.3902in" svg:x="2.6457in" svg:y="1.9323in" draw:caption-point-x="-0.2402in" draw:caption-point-y="0.5197in">
              <dc:date>2016-11-28T00:00:00</dc:date>
              <text:p text:style-name="P1"><text:span text:style-name="T1">Xin nghỉ dài hạn về quê</text:span></text:p>
            </office:annotation>
            <text:p>1</text:p>
          </table:table-cell>
          <table:table-cell table:style-name="ce212" office:value-type="float" office:value="1">
            <office:annotation draw:style-name="gr4" draw:text-style-name="P1" svg:width="1.1413in" svg:height="0.3902in" svg:x="3.1024in" svg:y="1.9323in" draw:caption-point-x="-0.2402in" draw:caption-point-y="0.5197in">
              <dc:date>2016-11-28T00:00:00</dc:date>
              <text:p text:style-name="P1"><text:span text:style-name="T1">Xin nghỉ dài hạn về quê</text:span></text:p>
            </office:annotation>
            <text:p>1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table:number-columns-repeated="10"/>
          <table:table-cell table:style-name="ce221"/>
          <table:table-cell table:style-name="ce212" table:number-columns-repeated="12"/>
          <table:table-cell table:style-name="ce41" table:number-columns-repeated="952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192" office:value-type="string">
            <text:p>HaTH</text:p>
          </table:table-cell>
          <table:table-cell table:style-name="ce208" table:formula="of:=SUM([.D12:.AH12])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2.6457in" svg:y="2.1929in" draw:caption-point-x="-0.2402in" draw:caption-point-y="0.5067in">
              <dc:date>2016-12-01T00:00:00</dc:date>
              <text:p text:style-name="P1"><text:span text:style-name="T1">8h47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7" draw:text-style-name="P1" svg:width="1.1413in" svg:height="0.2634in" svg:x="4.472in" svg:y="2.1965in" draw:caption-point-x="-0.2402in" draw:caption-point-y="0.5031in">
              <dc:date>2016-12-05T00:00:00</dc:date>
              <text:p text:style-name="P1"><text:span text:style-name="T1">8h42 vào cty</text:span></text:p>
            </office:annotation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4.9287in" svg:y="2.1976in" draw:caption-point-x="-0.2402in" draw:caption-point-y="0.502in">
              <dc:date>2016-12-06T00:00:00</dc:date>
              <text:p text:style-name="P1"><text:span text:style-name="T1">8h45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5.8421in" svg:y="2.1984in" draw:caption-point-x="-0.2402in" draw:caption-point-y="0.5012in">
              <dc:date>2016-12-08T00:00:00</dc:date>
              <text:p text:style-name="P1"><text:span text:style-name="T1">8h37 vào cty</text:span></text:p>
            </office:annotation>
            <text:p>0</text:p>
          </table:table-cell>
          <table:table-cell table:style-name="ce212" table:number-columns-repeated="23"/>
          <table:table-cell table:style-name="ce41" table:number-columns-repeated="952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207" office:value-type="string">
            <text:p>HaTT</text:p>
          </table:table-cell>
          <table:table-cell table:style-name="ce208"/>
          <table:table-cell table:style-name="ce212" table:number-columns-repeated="4"/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3" draw:text-style-name="P1" svg:width="1.1413in" svg:height="0.7012in" svg:x="4.9287in" svg:y="2.4571in" draw:caption-point-x="-0.2402in" draw:caption-point-y="0.4902in">
              <dc:date>2016-12-06T00:00:00</dc:date>
              <text:p text:style-name="P1"><text:span text:style-name="T1">Xin phép ra ngoài lúc 11h đi làm thủ tục cho Mạnh</text:span></text:p>
            </office:annotation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3"/>
          <table:table-cell table:style-name="ce41" table:number-columns-repeated="952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2" office:value-type="string">
            <text:p>HaiNM</text:p>
          </table:table-cell>
          <table:table-cell table:style-name="ce208" table:formula="of:=SUM([.D14:.AH14])" office:value-type="float" office:value="0"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2.6457in" svg:y="2.7118in" draw:caption-point-x="-0.2402in" draw:caption-point-y="0.4831in">
              <dc:date>2016-12-01T00:00:00</dc:date>
              <text:p text:style-name="P1"><text:span text:style-name="T1">Đi dạy trên trường, xin vào trễ, 9h20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5.3854in" svg:y="2.7169in" draw:caption-point-x="-0.2402in" draw:caption-point-y="0.478in">
              <dc:date>2016-12-07T00:00:00</dc:date>
              <text:p text:style-name="P1"><text:span text:style-name="T1">Đi dạy trên trường, xin vào trễ, 9h30 vào cty</text:span></text:p>
            </office:annotation>
            <text:p>0</text:p>
          </table:table-cell>
          <table:table-cell table:style-name="ce212" office:value-type="float" office:value="0">
            <office:annotation draw:style-name="gr3" draw:text-style-name="P1" svg:width="1.1413in" svg:height="0.7012in" svg:x="5.8421in" svg:y="2.7173in" draw:caption-point-x="-0.2402in" draw:caption-point-y="0.4776in">
              <dc:date>2016-12-08T00:00:00</dc:date>
              <text:p text:style-name="P1"><text:span text:style-name="T1">Tối qua dự án có issue nên về trễ, xin vào trễ, 9h40 vào cty</text:span></text:p>
            </office:annotation>
            <text:p>0</text:p>
          </table:table-cell>
          <table:table-cell table:style-name="ce212" table:number-columns-repeated="23"/>
          <table:table-cell table:style-name="ce41" table:number-columns-repeated="952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2" office:value-type="string">
            <text:p>HaiPV</text:p>
          </table:table-cell>
          <table:table-cell table:style-name="ce208" table:formula="of:=SUM([.D15:.AH15])" office:value-type="float" office:value="0.5">
            <text:p>0.5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4" draw:text-style-name="P1" svg:width="1.1413in" svg:height="0.3902in" svg:x="4.9287in" svg:y="2.9756in" draw:caption-point-x="-0.2402in" draw:caption-point-y="0.4669in">
              <dc:date>2016-12-06T00:00:00</dc:date>
              <text:p text:style-name="P1"><text:span text:style-name="T1">Đi khám nghĩa vụ quân sự</text:span></text:p>
            </office:annotation>
            <text:p>0.5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3"/>
          <table:table-cell table:style-name="ce41" table:number-columns-repeated="952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2" office:value-type="string">
            <text:p>HienNV</text:p>
          </table:table-cell>
          <table:table-cell table:style-name="ce208" table:formula="of:=SUM([.D16:.AH16])" office:value-type="float" office:value="3.5">
            <text:p>3.5</text:p>
          </table:table-cell>
          <table:table-cell table:style-name="ce212" office:value-type="float" office:value="0.5">
            <office:annotation draw:style-name="gr7" draw:text-style-name="P1" svg:width="1.1413in" svg:height="0.2634in" svg:x="2.6457in" svg:y="3.2232in" draw:caption-point-x="-0.2402in" draw:caption-point-y="0.4669in">
              <dc:date>2016-11-15T00:00:00</dc:date>
              <text:p text:style-name="P1"><text:span text:style-name="T1">Off buổi chiều</text:span></text:p>
            </office:annotation>
            <text:p>0.5</text:p>
          </table:table-cell>
          <table:table-cell table:style-name="ce212" office:value-type="float" office:value="0.5">
            <text:p>0.5</text:p>
          </table:table-cell>
          <table:table-cell table:style-name="ce212" table:number-columns-repeated="2"/>
          <table:table-cell table:style-name="ce212" office:value-type="float" office:value="0.5">
            <office:annotation draw:style-name="gr7" draw:text-style-name="P1" svg:width="1.1413in" svg:height="0.2634in" svg:x="4.472in" svg:y="3.235in" draw:caption-point-x="-0.2402in" draw:caption-point-y="0.4551in">
              <dc:date>2016-12-05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212" office:value-type="float" office:value="1">
            <text:p>1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3"/>
          <table:table-cell table:style-name="ce41" table:number-columns-repeated="952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2" office:value-type="string">
            <text:p>HiepNH</text:p>
          </table:table-cell>
          <table:table-cell table:style-name="ce208" table:formula="of:=SUM([.D17:.AH17])" office:value-type="float" office:value="0">
            <text:p>0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9" draw:text-style-name="P1" svg:width="1.1413in" svg:height="0.8567in" svg:x="3.1024in" svg:y="3.4913in" draw:caption-point-x="-0.2402in" draw:caption-point-y="0.4469in">
              <dc:date>2016-12-02T00:00:00</dc:date>
              <text:p text:style-name="P1"><text:span text:style-name="T1">Tối qua xuống q2 có việc, sáng về bị hư xe, xin vô trễ, 9h23 vào cty</text:span></text:p>
            </office:annotation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table:number-columns-repeated="23"/>
          <table:table-cell table:style-name="ce41" table:number-columns-repeated="952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2" office:value-type="string">
            <text:p>HieuPT</text:p>
          </table:table-cell>
          <table:table-cell table:style-name="ce208" table:formula="of:=SUM([.D18:.AH18])" office:value-type="float" office:value="0">
            <text:p>0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3.1024in" svg:y="3.75in" draw:caption-point-x="-0.2402in" draw:caption-point-y="0.4358in">
              <dc:date>2016-12-01T00:00:00</dc:date>
              <text:p text:style-name="P1"><text:span text:style-name="T1">8h30 vào cty</text:span></text:p>
            </office:annotation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7" draw:text-style-name="P1" svg:width="1.1413in" svg:height="0.2634in" svg:x="4.472in" svg:y="3.7535in" draw:caption-point-x="-0.2402in" draw:caption-point-y="0.4323in">
              <dc:date>2016-12-05T00:00:00</dc:date>
              <text:p text:style-name="P1"><text:span text:style-name="T1">8h35 vào cty</text:span></text:p>
            </office:annotation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4.9287in" svg:y="3.75in" draw:caption-point-x="-0.2402in" draw:caption-point-y="0.4358in">
              <dc:date>2016-12-01T00:00:00</dc:date>
              <text:p text:style-name="P1"><text:span text:style-name="T1">8h30 vào cty</text:span></text:p>
            </office:annotation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5.3854in" svg:y="3.7551in" draw:caption-point-x="-0.2402in" draw:caption-point-y="0.4307in">
              <dc:date>2016-12-07T00:00:00</dc:date>
              <text:p text:style-name="P1"><text:span text:style-name="T1">8h37 vào cty</text:span></text:p>
            </office:annotation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5.8421in" svg:y="3.7555in" draw:caption-point-x="-0.2402in" draw:caption-point-y="0.4303in">
              <dc:date>2016-12-08T00:00:00</dc:date>
              <text:p text:style-name="P1"><text:span text:style-name="T1">8h35 vào cty</text:span></text:p>
            </office:annotation>
            <text:p>0</text:p>
          </table:table-cell>
          <table:table-cell table:style-name="ce212" table:number-columns-repeated="23"/>
          <table:table-cell table:style-name="ce41" table:number-columns-repeated="952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2" office:value-type="string">
            <text:p>HoangNTM</text:p>
          </table:table-cell>
          <table:table-cell table:style-name="ce208" table:formula="of:=SUM([.D19:.AH19])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2.6457in" svg:y="4.0091in" draw:caption-point-x="-0.2402in" draw:caption-point-y="0.4244in">
              <dc:date>2016-12-01T00:00:00</dc:date>
              <text:p text:style-name="P1"><text:span text:style-name="T1">8h46 vào cty</text:span></text:p>
            </office:annotation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3.1024in" svg:y="4.0094in" draw:caption-point-x="-0.2402in" draw:caption-point-y="0.424in">
              <dc:date>2016-12-02T00:00:00</dc:date>
              <text:p text:style-name="P1"><text:span text:style-name="T1">8h43 vào cty</text:span></text:p>
            </office:annotation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3" draw:text-style-name="P1" svg:width="1.1413in" svg:height="0.7012in" svg:x="4.472in" svg:y="4.0126in" draw:caption-point-x="-0.2402in" draw:caption-point-y="0.4209in">
              <dc:date>2016-12-05T00:00:00</dc:date>
              <text:p text:style-name="P1"><text:span text:style-name="T1">Để quên dt bên nhà bạn nên sáng nay qua lấy rồi mới vào cty</text:span></text:p>
            </office:annotation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4.9287in" svg:y="4.0138in" draw:caption-point-x="-0.2402in" draw:caption-point-y="0.4197in">
              <dc:date>2016-12-06T00:00:00</dc:date>
              <text:p text:style-name="P1"><text:span text:style-name="T1">8h44 vào cty</text:span></text:p>
            </office:annotation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3"/>
          <table:table-cell table:style-name="ce41" table:number-columns-repeated="952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2" office:value-type="string">
            <text:p>HungLV</text:p>
          </table:table-cell>
          <table:table-cell table:style-name="ce208" table:formula="of:=SUM([.D20:.AH20])" office:value-type="float" office:value="0.5">
            <text:p>0.5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2" draw:text-style-name="P1" svg:width="1.1413in" svg:height="0.5457in" svg:x="4.9287in" svg:y="4.2732in" draw:caption-point-x="-0.2402in" draw:caption-point-y="0.4079in">
              <dc:date>2016-12-06T00:00:00</dc:date>
              <text:p text:style-name="P1"><text:span text:style-name="T1">Nhà có việc đột xuất, xin nghỉ buổi sáng</text:span></text:p>
            </office:annotation>
            <text:p>0.5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3"/>
          <table:table-cell table:style-name="ce41" table:number-columns-repeated="952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2" office:value-type="string">
            <text:p>HungNC</text:p>
          </table:table-cell>
          <table:table-cell table:style-name="ce208" table:formula="of:=SUM([.D21:.AH21])" office:value-type="float" office:value="0"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table:number-columns-repeated="23"/>
          <table:table-cell table:style-name="ce41" table:number-columns-repeated="952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2" office:value-type="string">
            <text:p>HungPN</text:p>
          </table:table-cell>
          <table:table-cell table:style-name="ce208" table:formula="of:=SUM([.D22:.AH22])" office:value-type="float" office:value="0"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table:number-columns-repeated="23"/>
          <table:table-cell table:style-name="ce41" table:number-columns-repeated="952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2" office:value-type="string">
            <text:p>HuyDH</text:p>
          </table:table-cell>
          <table:table-cell table:style-name="ce208" table:formula="of:=SUM([.D23:.AH23])" office:value-type="float" office:value="0.5">
            <text:p>0.5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.5">
            <office:annotation draw:style-name="gr2" draw:text-style-name="P1" svg:width="1.1413in" svg:height="0.5457in" svg:x="4.472in" svg:y="5.0504in" draw:caption-point-x="-0.2402in" draw:caption-point-y="0.3736in">
              <dc:date>2016-12-05T00:00:00</dc:date>
              <text:p text:style-name="P1"><text:span text:style-name="T1">Đi trễ 1h15', đi làm thủ tục BHTN</text:span></text:p>
            </office:annotation>
            <text:p>0.5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5.3854in" svg:y="5.0465in" draw:caption-point-x="-0.2402in" draw:caption-point-y="0.3776in">
              <dc:date>2016-12-01T00:00:00</dc:date>
              <text:p text:style-name="P1"><text:span text:style-name="T1">8h30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3"/>
          <table:table-cell table:style-name="ce41" table:number-columns-repeated="952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2" office:value-type="string">
            <text:p>HuyNG</text:p>
          </table:table-cell>
          <table:table-cell table:style-name="ce208" table:formula="of:=SUM([.D24:.AH24])" office:value-type="float" office:value="0"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table:number-columns-repeated="23"/>
          <table:table-cell table:style-name="ce41" table:number-columns-repeated="952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2" office:value-type="string">
            <text:p>KhaiLV</text:p>
          </table:table-cell>
          <table:table-cell table:style-name="ce208" table:formula="of:=SUM([.D25:.AH25])" office:value-type="float" office:value="0"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table:number-columns-repeated="23"/>
          <table:table-cell table:style-name="ce41" table:number-columns-repeated="952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2" office:value-type="string">
            <text:p>KhangNHH</text:p>
          </table:table-cell>
          <table:table-cell table:style-name="ce208" table:formula="of:=SUM([.D26:.AH26])" office:value-type="float" office:value="0"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table:number-columns-repeated="23"/>
          <table:table-cell table:style-name="ce41" table:number-columns-repeated="952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2" office:value-type="string">
            <text:p>KhanhNN</text:p>
          </table:table-cell>
          <table:table-cell table:style-name="ce208" table:formula="of:=SUM([.D27:.AH27])" office:value-type="float" office:value="1">
            <text:p>1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3.1024in" svg:y="6.0846in" draw:caption-point-x="-0.2402in" draw:caption-point-y="0.3303in">
              <dc:date>2016-12-01T00:00:00</dc:date>
              <text:p text:style-name="P1"><text:span text:style-name="T1">8h30 vào cty</text:span></text:p>
            </office:annotation>
            <text:p>0</text:p>
          </table:table-cell>
          <table:table-cell table:style-name="ce212" table:number-columns-repeated="2"/>
          <table:table-cell table:style-name="ce212" office:value-type="float" office:value="0">
            <text:p>0</text:p>
          </table:table-cell>
          <table:table-cell table:style-name="ce212" office:value-type="float" office:value="1">
            <office:annotation draw:style-name="gr2" draw:text-style-name="P1" svg:width="1.1413in" svg:height="0.5457in" svg:x="4.9287in" svg:y="6.0894in" draw:caption-point-x="-0.2402in" draw:caption-point-y="0.3256in">
              <dc:date>2016-12-06T00:00:00</dc:date>
              <text:p text:style-name="P1"><text:span text:style-name="T1">Bị ngộ độc thực phẩm, xin off 1 ngày</text:span></text:p>
            </office:annotation>
            <text:p>1</text:p>
          </table:table-cell>
          <table:table-cell table:style-name="ce212" office:value-type="float" office:value="0">
            <office:annotation draw:style-name="gr7" draw:text-style-name="P1" svg:width="1.1413in" svg:height="0.2634in" svg:x="5.3854in" svg:y="6.0846in" draw:caption-point-x="-0.2402in" draw:caption-point-y="0.3303in">
              <dc:date>2016-12-01T00:00:00</dc:date>
              <text:p text:style-name="P1"><text:span text:style-name="T1">8h30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3"/>
          <table:table-cell table:style-name="ce41" table:number-columns-repeated="952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KienPT</text:p>
          </table:table-cell>
          <table:table-cell table:style-name="ce208" table:formula="of:=SUM([.D28:.AH28])" office:value-type="float" office:value="0"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table:number-columns-repeated="23"/>
          <table:table-cell table:style-name="ce41" table:number-columns-repeated="952"/>
        </table:table-row>
        <table:table-row table:style-name="ro7">
          <table:table-cell table:style-name="ce40" office:value-type="float" office:value="26">
            <text:p>26</text:p>
          </table:table-cell>
          <table:table-cell table:style-name="ce42" office:value-type="string">
            <text:p>KietNVT</text:p>
          </table:table-cell>
          <table:table-cell table:style-name="ce208" table:formula="of:=SUM([.D29:.AH29])" office:value-type="float" office:value="0"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table:number-columns-repeated="23"/>
          <table:table-cell table:style-name="ce41" table:number-columns-repeated="952"/>
        </table:table-row>
        <table:table-row table:style-name="ro7">
          <table:table-cell table:style-name="ce40" office:value-type="float" office:value="27">
            <text:p>27</text:p>
          </table:table-cell>
          <table:table-cell table:style-name="ce42" office:value-type="string">
            <text:p>LinhBT</text:p>
          </table:table-cell>
          <table:table-cell table:style-name="ce208" table:formula="of:=SUM([.D30:.AH30])" office:value-type="float" office:value="0"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table:number-columns-repeated="23"/>
          <table:table-cell table:style-name="ce41" table:number-columns-repeated="952"/>
        </table:table-row>
        <table:table-row table:style-name="ro7">
          <table:table-cell table:style-name="ce40" office:value-type="float" office:value="28">
            <text:p>28</text:p>
          </table:table-cell>
          <table:table-cell table:style-name="ce42" office:value-type="string">
            <text:p>MaiLT</text:p>
          </table:table-cell>
          <table:table-cell table:style-name="ce208" table:formula="of:=SUM([.D31:.AH31])" office:value-type="float" office:value="0.5">
            <text:p>0.5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2" draw:text-style-name="P1" svg:width="1.1413in" svg:height="0.5457in" svg:x="3.1024in" svg:y="7.1244in" draw:caption-point-x="-0.2402in" draw:caption-point-y="0.2811in">
              <dc:date>2016-12-02T00:00:00</dc:date>
              <text:p text:style-name="P1"><text:span text:style-name="T1">Xin nghỉ buổi chiều lên trường có việc</text:span></text:p>
            </office:annotation>
            <text:p>0.5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table:number-columns-repeated="23"/>
          <table:table-cell table:style-name="ce41" table:number-columns-repeated="952"/>
        </table:table-row>
        <table:table-row table:style-name="ro7">
          <table:table-cell table:style-name="ce40" office:value-type="float" office:value="29">
            <text:p>29</text:p>
          </table:table-cell>
          <table:table-cell table:style-name="ce42" office:value-type="string">
            <text:p>MaiNTT</text:p>
          </table:table-cell>
          <table:table-cell table:style-name="ce208" table:formula="of:=SUM([.D32:.AH32])" office:value-type="float" office:value="0.5">
            <text:p>0.5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2" draw:text-style-name="P1" svg:width="1.1413in" svg:height="0.5457in" svg:x="3.1024in" svg:y="7.439in" draw:caption-point-x="-0.2402in" draw:caption-point-y="0.2142in">
              <dc:date>2016-12-01T00:00:00</dc:date>
              <text:p text:style-name="P1"><text:span text:style-name="T1">Xin nghỉ buổi sáng đi khám mắt</text:span></text:p>
            </office:annotation>
            <text:p>0.5</text:p>
          </table:table-cell>
          <table:table-cell table:style-name="ce212" table:number-columns-repeated="2"/>
          <table:table-cell table:number-columns-repeated="3" table:style-name="ce212" office:value-type="float" office:value="0">
            <text:p>0</text:p>
          </table:table-cell>
          <table:table-cell table:style-name="ce212" office:value-type="float" office:value="0">
            <office:annotation draw:style-name="gr3" draw:text-style-name="P1" svg:width="1.1413in" svg:height="0.7012in" svg:x="5.8421in" svg:y="7.387in" draw:caption-point-x="-0.2402in" draw:caption-point-y="0.2661in">
              <dc:date>2016-12-08T00:00:00</dc:date>
              <text:p text:style-name="P1"><text:span text:style-name="T1">Tối qua dự án có issue nên về trễ, xin vào trễ, 9h03 vào cty</text:span></text:p>
            </office:annotation>
            <text:p>0</text:p>
          </table:table-cell>
          <table:table-cell table:style-name="ce212" table:number-columns-repeated="23"/>
          <table:table-cell table:style-name="ce41" table:number-columns-repeated="952"/>
        </table:table-row>
        <table:table-row table:style-name="ro7">
          <table:table-cell table:style-name="ce40" office:value-type="float" office:value="30">
            <text:p>30</text:p>
          </table:table-cell>
          <table:table-cell table:style-name="ce42" office:value-type="string">
            <text:p>ManhNB</text:p>
          </table:table-cell>
          <table:table-cell table:style-name="ce208" table:formula="of:=SUM([.D33:.AH33])" office:value-type="float" office:value="2">
            <text:p>2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3.1024in" svg:y="7.6413in" draw:caption-point-x="-0.2402in" draw:caption-point-y="0.2594in">
              <dc:date>2016-12-02T00:00:00</dc:date>
              <text:p text:style-name="P1"><text:span text:style-name="T1">8h43 vào cty</text:span></text:p>
            </office:annotation>
            <text:p>0</text:p>
          </table:table-cell>
          <table:table-cell table:style-name="ce212" table:number-columns-repeated="2"/>
          <table:table-cell table:style-name="ce212" office:value-type="float" office:value="1">
            <office:annotation draw:style-name="gr2" draw:text-style-name="P1" svg:width="1.1413in" svg:height="0.5457in" svg:x="4.472in" svg:y="7.6457in" draw:caption-point-x="-0.2402in" draw:caption-point-y="0.2551in">
              <dc:date>2016-12-06T00:00:00</dc:date>
              <text:p text:style-name="P1"><text:span text:style-name="T1">Bị sốt xuất huyết, đang nằm bệnh viện</text:span></text:p>
            </office:annotation>
            <text:p>1</text:p>
          </table:table-cell>
          <table:table-cell table:style-name="ce212" office:value-type="float" office:value="1">
            <office:annotation draw:style-name="gr2" draw:text-style-name="P1" svg:width="1.1413in" svg:height="0.5457in" svg:x="4.9287in" svg:y="7.6457in" draw:caption-point-x="-0.2402in" draw:caption-point-y="0.2551in">
              <dc:date>2016-12-06T00:00:00</dc:date>
              <text:p text:style-name="P1"><text:span text:style-name="T1">Bị sốt xuất huyết, đang nằm bệnh viện</text:span></text:p>
            </office:annotation>
            <text:p>1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3"/>
          <table:table-cell table:style-name="ce41" table:number-columns-repeated="952"/>
        </table:table-row>
        <table:table-row table:style-name="ro7">
          <table:table-cell table:style-name="ce40" office:value-type="float" office:value="31">
            <text:p>31</text:p>
          </table:table-cell>
          <table:table-cell table:style-name="ce42" office:value-type="string">
            <text:p>NamNH</text:p>
          </table:table-cell>
          <table:table-cell table:style-name="ce208" table:formula="of:=SUM([.D34:.AH34])" office:value-type="float" office:value="0"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table:number-columns-repeated="23"/>
          <table:table-cell table:style-name="ce41" table:number-columns-repeated="952"/>
        </table:table-row>
        <table:table-row table:style-name="ro7">
          <table:table-cell table:style-name="ce40" office:value-type="float" office:value="32">
            <text:p>32</text:p>
          </table:table-cell>
          <table:table-cell table:style-name="ce42" office:value-type="string">
            <text:p>NamTH</text:p>
          </table:table-cell>
          <table:table-cell table:style-name="ce208" table:formula="of:=SUM([.D35:.AH35])" office:value-type="float" office:value="0"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table:number-columns-repeated="23"/>
          <table:table-cell table:style-name="ce41" table:number-columns-repeated="952"/>
        </table:table-row>
        <table:table-row table:style-name="ro7">
          <table:table-cell table:style-name="ce40" office:value-type="float" office:value="33">
            <text:p>33</text:p>
          </table:table-cell>
          <table:table-cell table:style-name="ce42" office:value-type="string">
            <text:p>NamTV</text:p>
          </table:table-cell>
          <table:table-cell table:style-name="ce208" table:formula="of:=SUM([.D36:.AH36])" office:value-type="float" office:value="1">
            <text:p>1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3.1024in" svg:y="8.4201in" draw:caption-point-x="-0.2402in" draw:caption-point-y="0.224in">
              <dc:date>2016-12-02T00:00:00</dc:date>
              <text:p text:style-name="P1"><text:span text:style-name="T1">8h47 vào cty</text:span></text:p>
            </office:annotation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7" draw:text-style-name="P1" svg:width="1.1413in" svg:height="0.2634in" svg:x="4.472in" svg:y="8.4232in" draw:caption-point-x="-0.2402in" draw:caption-point-y="0.2209in">
              <dc:date>2016-12-05T00:00:00</dc:date>
              <text:p text:style-name="P1"><text:span text:style-name="T1">8h30 vào cty</text:span></text:p>
            </office:annotation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4.9287in" svg:y="8.4244in" draw:caption-point-x="-0.2402in" draw:caption-point-y="0.2197in">
              <dc:date>2016-12-06T00:00:00</dc:date>
              <text:p text:style-name="P1"><text:span text:style-name="T1">8h40 vào cty</text:span></text:p>
            </office:annotation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5.3854in" svg:y="8.4248in" draw:caption-point-x="-0.2402in" draw:caption-point-y="0.2193in">
              <dc:date>2016-12-07T00:00:00</dc:date>
              <text:p text:style-name="P1"><text:span text:style-name="T1">8h37 vào cty</text:span></text:p>
            </office:annotation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5.8421in" svg:y="8.4252in" draw:caption-point-x="-0.2402in" draw:caption-point-y="0.2189in">
              <dc:date>2016-12-08T00:00:00</dc:date>
              <text:p text:style-name="P1"><text:span text:style-name="T1">8h34 vào cty</text:span></text:p>
            </office:annotation>
            <text:p>0</text:p>
          </table:table-cell>
          <table:table-cell table:style-name="ce212" table:number-columns-repeated="7"/>
          <table:table-cell table:style-name="ce212" office:value-type="float" office:value="1">
            <office:annotation draw:style-name="gr4" draw:text-style-name="P1" svg:width="1.1413in" svg:height="0.3902in" svg:x="9.7228in" svg:y="8.4252in" draw:caption-point-x="-0.2402in" draw:caption-point-y="0.2189in">
              <dc:date>2016-12-07T00:00:00</dc:date>
              <text:p text:style-name="P1"><text:span text:style-name="T1">Xin nghỉ về quê đám giỗ, cưới</text:span></text:p>
            </office:annotation>
            <text:p>1</text:p>
          </table:table-cell>
          <table:table-cell table:style-name="ce212" table:number-columns-repeated="15"/>
          <table:table-cell table:style-name="ce41" table:number-columns-repeated="952"/>
        </table:table-row>
        <table:table-row table:style-name="ro7">
          <table:table-cell table:style-name="ce40" office:value-type="float" office:value="34">
            <text:p>34</text:p>
          </table:table-cell>
          <table:table-cell table:style-name="ce42" office:value-type="string">
            <text:p>NgaTN</text:p>
          </table:table-cell>
          <table:table-cell table:style-name="ce208" table:formula="of:=SUM([.D37:.AH37])" office:value-type="float" office:value="1">
            <text:p>1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1">
            <office:annotation draw:style-name="gr4" draw:text-style-name="P1" svg:width="1.1413in" svg:height="0.3902in" svg:x="4.472in" svg:y="8.6787in" draw:caption-point-x="-0.2402in" draw:caption-point-y="0.213in">
              <dc:date>2016-11-29T00:00:00</dc:date>
              <text:p text:style-name="P1"><text:span text:style-name="T1">Xin nghỉ đi du lịch</text:span></text:p>
            </office:annotation>
            <text:p>1</text:p>
          </table:table-cell>
          <table:table-cell table:number-columns-repeated="3" table:style-name="ce212" office:value-type="float" office:value="0">
            <text:p>0</text:p>
          </table:table-cell>
          <table:table-cell table:style-name="ce212" table:number-columns-repeated="23"/>
          <table:table-cell table:style-name="ce41" table:number-columns-repeated="952"/>
        </table:table-row>
        <table:table-row table:style-name="ro7">
          <table:table-cell table:style-name="ce40" office:value-type="float" office:value="35">
            <text:p>35</text:p>
          </table:table-cell>
          <table:table-cell table:style-name="ce42" office:value-type="string">
            <text:p>NganTLT</text:p>
          </table:table-cell>
          <table:table-cell table:style-name="ce208" table:formula="of:=SUM([.D38:.AH38])" office:value-type="float" office:value="0"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2" draw:text-style-name="P1" svg:width="1.1413in" svg:height="0.5457in" svg:x="4.472in" svg:y="8.9429in" draw:caption-point-x="-0.2402in" draw:caption-point-y="0.1965in">
              <dc:date>2016-12-05T00:00:00</dc:date>
              <text:p text:style-name="P1"><text:span text:style-name="T1">Ra phường làm giấy tờ nên xin về sớm</text:span></text:p>
            </office:annotation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5.8421in" svg:y="8.9441in" draw:caption-point-x="-0.2402in" draw:caption-point-y="0.1953in">
              <dc:date>2016-12-08T00:00:00</dc:date>
              <text:p text:style-name="P1"><text:span text:style-name="T1">8h33 vào cty</text:span></text:p>
            </office:annotation>
            <text:p>0</text:p>
          </table:table-cell>
          <table:table-cell table:style-name="ce212" table:number-columns-repeated="23"/>
          <table:table-cell table:style-name="ce41" table:number-columns-repeated="952"/>
        </table:table-row>
        <table:table-row table:style-name="ro7">
          <table:table-cell table:style-name="ce40" office:value-type="float" office:value="36">
            <text:p>36</text:p>
          </table:table-cell>
          <table:table-cell table:style-name="ce42" office:value-type="string">
            <text:p>NhanHTH</text:p>
          </table:table-cell>
          <table:table-cell table:style-name="ce208" table:formula="of:=SUM([.D39:.AH39])" office:value-type="float" office:value="0"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table:number-columns-repeated="23"/>
          <table:table-cell table:style-name="ce41" table:number-columns-repeated="952"/>
        </table:table-row>
        <table:table-row table:style-name="ro7">
          <table:table-cell table:style-name="ce40" office:value-type="float" office:value="37">
            <text:p>37</text:p>
          </table:table-cell>
          <table:table-cell table:style-name="ce42" office:value-type="string">
            <text:p>NhanNM</text:p>
          </table:table-cell>
          <table:table-cell table:style-name="ce208" table:formula="of:=SUM([.D40:.AH40])" office:value-type="float" office:value="0"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3" table:style-name="ce212" office:value-type="float" office:value="0">
            <text:p>0</text:p>
          </table:table-cell>
          <table:table-cell table:style-name="ce212" office:value-type="float" office:value="0">
            <office:annotation draw:style-name="gr3" draw:text-style-name="P1" svg:width="1.1413in" svg:height="0.7012in" svg:x="5.8421in" svg:y="9.4626in" draw:caption-point-x="-0.2402in" draw:caption-point-y="0.172in">
              <dc:date>2016-12-08T00:00:00</dc:date>
              <text:p text:style-name="P1"><text:span text:style-name="T1">Tối qua dự án có issue nên về trễ, xin vào trễ, 9h15 vào cty</text:span></text:p>
            </office:annotation>
            <text:p>0</text:p>
          </table:table-cell>
          <table:table-cell table:style-name="ce212" table:number-columns-repeated="23"/>
          <table:table-cell table:style-name="ce41" table:number-columns-repeated="952"/>
        </table:table-row>
        <table:table-row table:style-name="ro7">
          <table:table-cell table:style-name="ce40" office:value-type="float" office:value="38">
            <text:p>38</text:p>
          </table:table-cell>
          <table:table-cell table:style-name="ce42" office:value-type="string">
            <text:p>NhungHTH</text:p>
          </table:table-cell>
          <table:table-cell table:style-name="ce208" table:formula="of:=SUM([.D41:.AH41])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2.6457in" svg:y="9.7165in" draw:caption-point-x="-0.2402in" draw:caption-point-y="0.1657in">
              <dc:date>2016-12-01T00:00:00</dc:date>
              <text:p text:style-name="P1"><text:span text:style-name="T1">8h30 vào cty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7" draw:text-style-name="P1" svg:width="1.1413in" svg:height="0.2634in" svg:x="4.472in" svg:y="9.7201in" draw:caption-point-x="-0.2402in" draw:caption-point-y="0.1622in">
              <dc:date>2016-12-05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3" table:style-name="ce212" office:value-type="float" office:value="0">
            <text:p>0</text:p>
          </table:table-cell>
          <table:table-cell table:style-name="ce212" table:number-columns-repeated="23"/>
          <table:table-cell table:style-name="ce41" table:number-columns-repeated="952"/>
        </table:table-row>
        <table:table-row table:style-name="ro7">
          <table:table-cell table:style-name="ce40" office:value-type="float" office:value="39">
            <text:p>39</text:p>
          </table:table-cell>
          <table:table-cell table:style-name="ce42" office:value-type="string">
            <text:p>NhuPHQ</text:p>
          </table:table-cell>
          <table:table-cell table:style-name="ce208" table:formula="of:=SUM([.D42:.AH42])" office:value-type="float" office:value="0"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table:number-columns-repeated="23"/>
          <table:table-cell table:style-name="ce41" table:number-columns-repeated="952"/>
        </table:table-row>
        <table:table-row table:style-name="ro7">
          <table:table-cell table:style-name="ce40" office:value-type="float" office:value="40">
            <text:p>40</text:p>
          </table:table-cell>
          <table:table-cell table:style-name="ce192" office:value-type="string">
            <text:p>PhuongTH</text:p>
          </table:table-cell>
          <table:table-cell table:style-name="ce208" table:formula="of:=SUM([.D43:.AH43])" office:value-type="float" office:value="0"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2" table:style-name="ce212" office:value-type="float" office:value="0">
            <text:p>0</text:p>
          </table:table-cell>
          <table:table-cell table:style-name="ce212" office:value-type="float" office:value="0">
            <office:annotation draw:style-name="gr3" draw:text-style-name="P1" svg:width="1.1413in" svg:height="0.7012in" svg:x="5.3854in" svg:y="10.2406in" draw:caption-point-x="-0.2402in" draw:caption-point-y="0.137in">
              <dc:date>2016-12-07T00:00:00</dc:date>
              <text:p text:style-name="P1"><text:span text:style-name="T1">Bị trẹo cổ, xin làm ở nhà</text:span><text:span text:style-name="T1"><text:line-break/></text:span><text:span text:style-name="T1">a Hiến, c Bình approved</text:span></text:p>
            </office:annotation>
            <text:p>0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3"/>
          <table:table-cell table:style-name="ce41" table:number-columns-repeated="952"/>
        </table:table-row>
        <table:table-row table:style-name="ro7">
          <table:table-cell table:style-name="ce40" office:value-type="float" office:value="41">
            <text:p>41</text:p>
          </table:table-cell>
          <table:table-cell table:style-name="ce42" office:value-type="string">
            <text:p>PhongTH</text:p>
          </table:table-cell>
          <table:table-cell table:style-name="ce208" table:formula="of:=SUM([.D44:.AH44])" office:value-type="float" office:value="1">
            <text:p>1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text:p>0</text:p>
          </table:table-cell>
          <table:table-cell table:style-name="ce212" office:value-type="float" office:value="0.5">
            <office:annotation draw:style-name="gr2" draw:text-style-name="P1" svg:width="1.1413in" svg:height="0.5457in" svg:x="4.9287in" svg:y="10.4953in" draw:caption-point-x="-0.2402in" draw:caption-point-y="0.1303in">
              <dc:date>2016-12-06T00:00:00</dc:date>
              <text:p text:style-name="P1"><text:span text:style-name="T1">8h30 vào cty</text:span></text:p>
              <text:p text:style-name="P1"><text:span text:style-name="T1">Off buổi chiều đi học</text:span></text:p>
            </office:annotation>
            <text:p>0.5</text:p>
          </table:table-cell>
          <table:table-cell table:style-name="ce212" office:value-type="float" office:value="0.5">
            <office:annotation draw:style-name="gr2" draw:text-style-name="P1" svg:width="1.1413in" svg:height="0.5457in" svg:x="5.3854in" svg:y="10.5004in" draw:caption-point-x="-0.2402in" draw:caption-point-y="0.1252in">
              <dc:date>2016-12-07T00:00:00</dc:date>
              <text:p text:style-name="P1"><text:span text:style-name="T1">Mệt trong người, xin nghỉ buổi chiều</text:span></text:p>
            </office:annotation>
            <text:p>0.5</text:p>
          </table:table-cell>
          <table:table-cell table:style-name="ce212" office:value-type="float" office:value="0">
            <text:p>0</text:p>
          </table:table-cell>
          <table:table-cell table:style-name="ce212" table:number-columns-repeated="23"/>
          <table:table-cell table:style-name="ce41" table:number-columns-repeated="952"/>
        </table:table-row>
        <table:table-row table:style-name="ro7">
          <table:table-cell table:style-name="ce40" office:value-type="float" office:value="42">
            <text:p>42</text:p>
          </table:table-cell>
          <table:table-cell table:style-name="ce42" office:value-type="string">
            <text:p>SonPX</text:p>
          </table:table-cell>
          <table:table-cell table:style-name="ce208" table:formula="of:=SUM([.D45:.AH45])" office:value-type="float" office:value="0"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3" table:style-name="ce212" office:value-type="float" office:value="0">
            <text:p>0</text:p>
          </table:table-cell>
          <table:table-cell table:style-name="ce212" office:value-type="float" office:value="0">
            <office:annotation draw:style-name="gr3" draw:text-style-name="P1" svg:width="1.1413in" svg:height="0.7012in" svg:x="5.8421in" svg:y="10.7606in" draw:caption-point-x="-0.2402in" draw:caption-point-y="0.1126in">
              <dc:date>2016-12-08T00:00:00</dc:date>
              <text:p text:style-name="P1"><text:span text:style-name="T1">Xin làm remote ở nhà buổi chiều</text:span></text:p>
              <text:p text:style-name="P1"><text:span text:style-name="T1">Confirm với mng sau</text:span></text:p>
            </office:annotation>
            <text:p>0</text:p>
          </table:table-cell>
          <table:table-cell table:style-name="ce212" table:number-columns-repeated="23"/>
          <table:table-cell table:style-name="ce41" table:number-columns-repeated="952"/>
        </table:table-row>
        <table:table-row table:style-name="ro7">
          <table:table-cell table:style-name="ce40" office:value-type="float" office:value="43">
            <text:p>43</text:p>
          </table:table-cell>
          <table:table-cell table:style-name="ce42" office:value-type="string">
            <text:p>TienND</text:p>
          </table:table-cell>
          <table:table-cell table:style-name="ce208" table:formula="of:=SUM([.D46:.AH46])" office:value-type="float" office:value="0">
            <text:p>0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3.1024in" svg:y="11.0142in" draw:caption-point-x="-0.2402in" draw:caption-point-y="0.1067in">
              <dc:date>2016-12-02T00:00:00</dc:date>
              <text:p text:style-name="P1"><text:span text:style-name="T1">8h30 vào cty</text:span></text:p>
              <text:p text:style-name="P1"><text:span text:style-name="T1">Có việc bận, xin về sớm, 4h44 về</text:span></text:p>
            </office:annotation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4" draw:text-style-name="P1" svg:width="1.1413in" svg:height="0.3902in" svg:x="4.472in" svg:y="11.0177in" draw:caption-point-x="-0.2402in" draw:caption-point-y="0.1031in">
              <dc:date>2016-12-05T00:00:00</dc:date>
              <text:p text:style-name="P1"><text:span text:style-name="T1">Kẹt xe, vào trễ 30'</text:span></text:p>
            </office:annotation>
            <text:p>0</text:p>
          </table:table-cell>
          <table:table-cell table:number-columns-repeated="3" table:style-name="ce212" office:value-type="float" office:value="0">
            <text:p>0</text:p>
          </table:table-cell>
          <table:table-cell table:style-name="ce212" table:number-columns-repeated="23"/>
          <table:table-cell table:style-name="ce41" table:number-columns-repeated="952"/>
        </table:table-row>
        <table:table-row table:style-name="ro7">
          <table:table-cell table:style-name="ce40" office:value-type="float" office:value="44">
            <text:p>44</text:p>
          </table:table-cell>
          <table:table-cell table:style-name="ce42" office:value-type="string">
            <text:p>ThanhN</text:p>
          </table:table-cell>
          <table:table-cell table:style-name="ce208" table:formula="of:=SUM([.D47:.AH47])" office:value-type="float" office:value="1">
            <text:p>1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1">
            <office:annotation draw:style-name="gr7" draw:text-style-name="P1" svg:width="1.1413in" svg:height="0.2634in" svg:x="3.1024in" svg:y="11.2728in" draw:caption-point-x="-0.2402in" draw:caption-point-y="0.0957in">
              <dc:date>2016-11-29T00:00:00</dc:date>
              <text:p text:style-name="P1"><text:span text:style-name="T1">Xin nghỉ về quê</text:span></text:p>
            </office:annotation>
            <text:p>1</text:p>
          </table:table-cell>
          <table:table-cell table:style-name="ce212" table:number-columns-repeated="2"/>
          <table:table-cell table:number-columns-repeated="3" table:style-name="ce212" office:value-type="float" office:value="0"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5.8421in" svg:y="11.2791in" draw:caption-point-x="-0.2402in" draw:caption-point-y="0.0894in">
              <dc:date>2016-12-08T00:00:00</dc:date>
              <text:p text:style-name="P1"><text:span text:style-name="T1">Đi băng bó chân, xin vào trễ, 9h55 vào cty</text:span></text:p>
            </office:annotation>
            <text:p>0</text:p>
          </table:table-cell>
          <table:table-cell table:style-name="ce212" table:number-columns-repeated="23"/>
          <table:table-cell table:style-name="ce41" table:number-columns-repeated="952"/>
        </table:table-row>
        <table:table-row table:style-name="ro7">
          <table:table-cell table:style-name="ce40" office:value-type="float" office:value="45">
            <text:p>45</text:p>
          </table:table-cell>
          <table:table-cell table:style-name="ce42" office:value-type="string">
            <text:p>ThaoDTH</text:p>
          </table:table-cell>
          <table:table-cell table:style-name="ce208" table:formula="of:=SUM([.D48:.AH48])" office:value-type="float" office:value="1.5">
            <text:p>1.5</text:p>
          </table:table-cell>
          <table:table-cell table:style-name="ce212" office:value-type="float" office:value="0">
            <office:annotation draw:style-name="gr4" draw:text-style-name="P1" svg:width="1.1413in" svg:height="0.3902in" svg:x="2.6457in" svg:y="11.5327in" draw:caption-point-x="-0.2402in" draw:caption-point-y="0.0835in">
              <dc:date>2016-12-01T00:00:00</dc:date>
              <text:p text:style-name="P1"><text:span text:style-name="T1">Ngủ quên, 8h56 vào cty</text:span></text:p>
            </office:annotation>
            <text:p>0</text:p>
          </table:table-cell>
          <table:table-cell table:style-name="ce212" office:value-type="float" office:value="1">
            <office:annotation draw:style-name="gr4" draw:text-style-name="P1" svg:width="1.1413in" svg:height="0.3902in" svg:x="3.1024in" svg:y="11.5327in" draw:caption-point-x="-0.2402in" draw:caption-point-y="0.0835in">
              <dc:date>2016-12-01T00:00:00</dc:date>
              <text:p text:style-name="P1"><text:span text:style-name="T1">Ôn bài chuẩn bị thi</text:span></text:p>
            </office:annotation>
            <text:p>1</text:p>
          </table:table-cell>
          <table:table-cell table:style-name="ce212" table:number-columns-repeated="2"/>
          <table:table-cell table:style-name="ce212" office:value-type="float" office:value="0.5">
            <office:annotation draw:style-name="gr4" draw:text-style-name="P1" svg:width="1.1413in" svg:height="0.3902in" svg:x="4.472in" svg:y="11.537in" draw:caption-point-x="-0.2402in" draw:caption-point-y="0.0791in">
              <dc:date>2016-12-05T00:00:00</dc:date>
              <text:p text:style-name="P1"><text:span text:style-name="T1">Nghỉ chiều đi làm giấy tờ</text:span></text:p>
            </office:annotation>
            <text:p>0.5</text:p>
          </table:table-cell>
          <table:table-cell table:style-name="ce212" office:value-type="float" office:value="0">
            <office:annotation draw:style-name="gr7" draw:text-style-name="P1" svg:width="1.1413in" svg:height="0.2634in" svg:x="4.9287in" svg:y="11.5327in" draw:caption-point-x="-0.2402in" draw:caption-point-y="0.0835in">
              <dc:date>2016-12-01T00:00:00</dc:date>
              <text:p text:style-name="P1"><text:span text:style-name="T1">8h30 vào cty</text:span></text:p>
            </office:annotation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5.3854in" svg:y="11.5378in" draw:caption-point-x="-0.2402in" draw:caption-point-y="0.0783in">
              <dc:date>2016-12-07T00:00:00</dc:date>
              <text:p text:style-name="P1"><text:span text:style-name="T1">Ko khỏe trong người, xin vào trễ, 9h vào cty</text:span></text:p>
            </office:annotation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5.8421in" svg:y="11.5382in" draw:caption-point-x="-0.2402in" draw:caption-point-y="0.078in">
              <dc:date>2016-12-08T00:00:00</dc:date>
              <text:p text:style-name="P1"><text:span text:style-name="T1">8h37 vào cty</text:span></text:p>
            </office:annotation>
            <text:p>0</text:p>
          </table:table-cell>
          <table:table-cell table:style-name="ce212" table:number-columns-repeated="23"/>
          <table:table-cell table:style-name="ce41" table:number-columns-repeated="952"/>
        </table:table-row>
        <table:table-row table:style-name="ro7">
          <table:table-cell table:style-name="ce40" office:value-type="float" office:value="46">
            <text:p>46</text:p>
          </table:table-cell>
          <table:table-cell table:style-name="ce42" office:value-type="string">
            <text:p>ThamDT</text:p>
          </table:table-cell>
          <table:table-cell table:style-name="ce208" table:formula="of:=SUM([.D49:.AH49])" office:value-type="float" office:value="0"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4" draw:text-style-name="P1" svg:width="1.1413in" svg:height="0.3902in" svg:x="4.472in" svg:y="11.7957in" draw:caption-point-x="-0.2402in" draw:caption-point-y="0.0681in">
              <dc:date>2016-12-05T00:00:00</dc:date>
              <text:p text:style-name="P1"><text:span text:style-name="T1">Ngủ quên, vào trễ 10'</text:span></text:p>
            </office:annotation>
            <text:p>0</text:p>
          </table:table-cell>
          <table:table-cell table:number-columns-repeated="3" table:style-name="ce212" office:value-type="float" office:value="0">
            <text:p>0</text:p>
          </table:table-cell>
          <table:table-cell table:style-name="ce212" table:number-columns-repeated="23"/>
          <table:table-cell table:style-name="ce41" table:number-columns-repeated="952"/>
        </table:table-row>
        <table:table-row table:style-name="ro7">
          <table:table-cell table:style-name="ce40" office:value-type="float" office:value="47">
            <text:p>47</text:p>
          </table:table-cell>
          <table:table-cell table:style-name="ce42" office:value-type="string">
            <text:p>ThinhDH</text:p>
          </table:table-cell>
          <table:table-cell table:style-name="ce208" table:formula="of:=SUM([.D50:.AH50])" office:value-type="float" office:value="0">
            <text:p>0</text:p>
          </table:table-cell>
          <table:table-cell table:style-name="ce212" table:number-columns-repeated="31"/>
          <table:table-cell table:style-name="ce41" table:number-columns-repeated="952"/>
        </table:table-row>
        <table:table-row table:style-name="ro7">
          <table:table-cell table:style-name="ce40" office:value-type="float" office:value="48">
            <text:p>48</text:p>
          </table:table-cell>
          <table:table-cell table:style-name="ce42" office:value-type="string">
            <text:p>ThinhT</text:p>
          </table:table-cell>
          <table:table-cell table:style-name="ce208" table:formula="of:=SUM([.D51:.AH51])" office:value-type="float" office:value="0"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table:number-columns-repeated="23"/>
          <table:table-cell table:style-name="ce41" table:number-columns-repeated="952"/>
        </table:table-row>
        <table:table-row table:style-name="ro7">
          <table:table-cell table:style-name="ce40" office:value-type="float" office:value="49">
            <text:p>49</text:p>
          </table:table-cell>
          <table:table-cell table:style-name="ce42" office:value-type="string">
            <text:p>ThoaiVK</text:p>
          </table:table-cell>
          <table:table-cell table:style-name="ce208" table:formula="of:=SUM([.D52:.AH52])" office:value-type="float" office:value="0.5">
            <text:p>0.5</text:p>
          </table:table-cell>
          <table:table-cell table:style-name="ce212" office:value-type="float" office:value="0">
            <text:p>0</text:p>
          </table:table-cell>
          <table:table-cell table:style-name="ce212" office:value-type="float" office:value="0">
            <office:annotation draw:style-name="gr7" draw:text-style-name="P1" svg:width="1.1413in" svg:height="0.2634in" svg:x="3.1024in" svg:y="12.5701in" draw:caption-point-x="-0.2402in" draw:caption-point-y="0.0366in">
              <dc:date>2016-12-01T00:00:00</dc:date>
              <text:p text:style-name="P1"><text:span text:style-name="T1">8h30 vào cty</text:span></text:p>
            </office:annotation>
            <text:p>0</text:p>
          </table:table-cell>
          <table:table-cell table:style-name="ce212" table:number-columns-repeated="2"/>
          <table:table-cell table:style-name="ce212" office:value-type="float" office:value="0">
            <office:annotation draw:style-name="gr7" draw:text-style-name="P1" svg:width="1.1413in" svg:height="0.2634in" svg:x="4.472in" svg:y="12.5736in" draw:caption-point-x="-0.2402in" draw:caption-point-y="0.0331in">
              <dc:date>2016-12-05T00:00:00</dc:date>
              <text:p text:style-name="P1"><text:span text:style-name="T1">8h38 vào cty</text:span></text:p>
            </office:annotation>
            <text:p>0</text:p>
          </table:table-cell>
          <table:table-cell table:style-name="ce212" office:value-type="float" office:value="0.5">
            <office:annotation draw:style-name="gr2" draw:text-style-name="P1" svg:width="1.1413in" svg:height="0.5457in" svg:x="4.9287in" svg:y="12.5748in" draw:caption-point-x="-0.2402in" draw:caption-point-y="0.0319in">
              <dc:date>2016-12-06T00:00:00</dc:date>
              <text:p text:style-name="P1"><text:span text:style-name="T1">8h37 vào cty</text:span></text:p>
              <text:p text:style-name="P1"><text:span text:style-name="T1">Off buổi chiều đi học</text:span></text:p>
            </office:annotation>
            <text:p>0.5</text:p>
          </table:table-cell>
          <table:table-cell table:style-name="ce212" office:value-type="float" office:value="0">
            <office:annotation draw:style-name="gr7" draw:text-style-name="P1" svg:width="1.1413in" svg:height="0.2634in" svg:x="5.3854in" svg:y="12.5752in" draw:caption-point-x="-0.2402in" draw:caption-point-y="0.0315in">
              <dc:date>2016-12-07T00:00:00</dc:date>
              <text:p text:style-name="P1"><text:span text:style-name="T1">8h35 vào cty</text:span></text:p>
            </office:annotation>
            <text:p>0</text:p>
          </table:table-cell>
          <table:table-cell table:style-name="ce212" office:value-type="float" office:value="0">
            <office:annotation draw:style-name="gr2" draw:text-style-name="P1" svg:width="1.1413in" svg:height="0.5457in" svg:x="5.8421in" svg:y="12.576in" draw:caption-point-x="-0.2402in" draw:caption-point-y="0.0307in">
              <dc:date>2016-12-08T00:00:00</dc:date>
              <text:p text:style-name="P1"><text:span text:style-name="T1">Đi lên phường làm giấy tờ, 10h vào cty</text:span></text:p>
            </office:annotation>
            <text:p>0</text:p>
          </table:table-cell>
          <table:table-cell table:style-name="ce212" table:number-columns-repeated="23"/>
          <table:table-cell table:style-name="ce41" table:number-columns-repeated="952"/>
        </table:table-row>
        <table:table-row table:style-name="ro7">
          <table:table-cell table:style-name="ce40" office:value-type="float" office:value="50">
            <text:p>50</text:p>
          </table:table-cell>
          <table:table-cell table:style-name="ce42" office:value-type="string">
            <text:p>ThuyLTT</text:p>
          </table:table-cell>
          <table:table-cell table:style-name="ce208" table:formula="of:=SUM([.D53:.AH53])" office:value-type="float" office:value="2">
            <text:p>2</text:p>
          </table:table-cell>
          <table:table-cell table:style-name="ce212" office:value-type="float" office:value="0">
            <office:annotation draw:style-name="gr4" draw:text-style-name="P1" svg:width="1.1413in" svg:height="0.3902in" svg:x="2.6457in" svg:y="12.8303in" draw:caption-point-x="-0.2402in" draw:caption-point-y="0.0244in">
              <dc:date>2016-12-01T00:00:00</dc:date>
              <text:p text:style-name="P1"><text:span text:style-name="T1">Xe hư, xin vô trễ, 8h53 vào cty</text:span></text:p>
            </office:annotation>
            <text:p>0</text:p>
          </table:table-cell>
          <table:table-cell table:style-name="ce212" office:value-type="float" office:value="1">
            <office:annotation draw:style-name="gr4" draw:text-style-name="P1" svg:width="1.1413in" svg:height="0.3902in" svg:x="3.1024in" svg:y="12.8327in" draw:caption-point-x="-0.2402in" draw:caption-point-y="0.022in">
              <dc:date>2016-12-02T00:00:00</dc:date>
              <text:p text:style-name="P1"><text:span text:style-name="T1">Bị mệt, xin off nguyên ngày</text:span></text:p>
            </office:annotation>
            <text:p>1</text:p>
          </table:table-cell>
          <table:table-cell table:style-name="ce212" table:number-columns-repeated="2"/>
          <table:table-cell table:style-name="ce212" office:value-type="float" office:value="0">
            <office:annotation draw:style-name="gr7" draw:text-style-name="P1" svg:width="1.1413in" svg:height="0.2634in" svg:x="4.472in" svg:y="12.8339in" draw:caption-point-x="-0.2402in" draw:caption-point-y="0.0209in">
              <dc:date>2016-12-05T00:00:00</dc:date>
              <text:p text:style-name="P1"><text:span text:style-name="T1">8h30 vào cty</text:span></text:p>
            </office:annotation>
            <text:p>0</text:p>
          </table:table-cell>
          <table:table-cell table:style-name="ce212" office:value-type="float" office:value="0.5">
            <office:annotation draw:style-name="gr2" draw:text-style-name="P1" svg:width="1.1413in" svg:height="0.5457in" svg:x="4.9287in" svg:y="12.8354in" draw:caption-point-x="-0.2402in" draw:caption-point-y="0.0193in">
              <dc:date>2016-12-06T00:00:00</dc:date>
              <text:p text:style-name="P1"><text:span text:style-name="T1">Vắng quá 2h, tính là off buổi sáng</text:span></text:p>
            </office:annotation>
            <text:p>0.5</text:p>
          </table:table-cell>
          <table:table-cell table:style-name="ce212" office:value-type="float" office:value="0.5">
            <office:annotation draw:style-name="gr2" draw:text-style-name="P1" svg:width="1.1413in" svg:height="0.5457in" svg:x="5.3854in" svg:y="12.8354in" draw:caption-point-x="-0.2402in" draw:caption-point-y="0.0193in">
              <dc:date>2016-12-07T00:00:00</dc:date>
              <text:p text:style-name="P1"><text:span text:style-name="T1">10h30 vào,Vắng quá 2h, tính là nghỉ 1 buổi</text:span></text:p>
            </office:annotation>
            <text:p>0.5</text:p>
          </table:table-cell>
          <table:table-cell table:style-name="ce212" office:value-type="float" office:value="0">
            <office:annotation draw:style-name="gr3" draw:text-style-name="P1" svg:width="1.1413in" svg:height="0.7012in" svg:x="5.8421in" svg:y="12.8358in" draw:caption-point-x="-0.2402in" draw:caption-point-y="0.0189in">
              <dc:date>2016-12-08T00:00:00</dc:date>
              <text:p text:style-name="P1"><text:span text:style-name="T1">Tối qua dự án có issue nên về trễ, xin vào trễ, 9h03 vào cty</text:span></text:p>
            </office:annotation>
            <text:p>0</text:p>
          </table:table-cell>
          <table:table-cell table:style-name="ce212" table:number-columns-repeated="23"/>
          <table:table-cell table:style-name="ce41" table:number-columns-repeated="952"/>
        </table:table-row>
        <table:table-row table:style-name="ro7">
          <table:table-cell table:style-name="ce40" office:value-type="float" office:value="51">
            <text:p>51</text:p>
          </table:table-cell>
          <table:table-cell table:style-name="ce42" office:value-type="string">
            <text:p>TrungHT</text:p>
          </table:table-cell>
          <table:table-cell table:style-name="ce208" table:formula="of:=SUM([.D54:.AH54])" office:value-type="float" office:value="0"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table:number-columns-repeated="23"/>
          <table:table-cell table:style-name="ce41" table:number-columns-repeated="952"/>
        </table:table-row>
        <table:table-row table:style-name="ro7">
          <table:table-cell table:style-name="ce40" office:value-type="float" office:value="52">
            <text:p>52</text:p>
          </table:table-cell>
          <table:table-cell table:style-name="ce42" office:value-type="string">
            <text:p>TruyenLVC</text:p>
          </table:table-cell>
          <table:table-cell table:style-name="ce208" table:formula="of:=SUM([.D55:.AH55])" office:value-type="float" office:value="0"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table:number-columns-repeated="23"/>
          <table:table-cell table:style-name="ce41" table:number-columns-repeated="952"/>
        </table:table-row>
        <table:table-row table:style-name="ro7">
          <table:table-cell table:style-name="ce40" office:value-type="float" office:value="53">
            <text:p>53</text:p>
          </table:table-cell>
          <table:table-cell table:style-name="ce192" office:value-type="string">
            <text:p>VietBA</text:p>
          </table:table-cell>
          <table:table-cell table:style-name="ce208" table:formula="of:=SUM([.D56:.AH56])" office:value-type="float" office:value="0"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table:number-columns-repeated="23"/>
          <table:table-cell table:style-name="ce41" table:number-columns-repeated="952"/>
        </table:table-row>
        <table:table-row table:style-name="ro7">
          <table:table-cell table:style-name="ce40" office:value-type="float" office:value="54">
            <text:p>54</text:p>
          </table:table-cell>
          <table:table-cell table:style-name="ce42" office:value-type="string">
            <text:p>VinhP</text:p>
          </table:table-cell>
          <table:table-cell table:style-name="ce208" table:formula="of:=SUM([.D57:.AH57])" office:value-type="float" office:value="0">
            <text:p>0</text:p>
          </table:table-cell>
          <table:table-cell table:number-columns-repeated="2" table:style-name="ce212" office:value-type="float" office:value="0">
            <text:p>0</text:p>
          </table:table-cell>
          <table:table-cell table:style-name="ce212" table:number-columns-repeated="2"/>
          <table:table-cell table:number-columns-repeated="4" table:style-name="ce212" office:value-type="float" office:value="0">
            <text:p>0</text:p>
          </table:table-cell>
          <table:table-cell table:style-name="ce212" table:number-columns-repeated="23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213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213" table:number-columns-repeated="4"/>
          <table:table-cell table:style-name="ce215"/>
          <table:table-cell table:style-name="ce213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213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213" table:number-columns-repeated="4"/>
          <table:table-cell table:style-name="ce216" table:number-columns-repeated="7"/>
          <table:table-cell table:style-name="ce213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213" table:number-columns-repeated="31"/>
          <table:table-cell table:style-name="ce41" table:number-columns-repeated="952"/>
        </table:table-row>
        <table:table-row table:style-name="ro2" table:number-rows-repeated="983114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6.A7:Tong_Hop_Ngay_Nghi_2016.M6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12/12/2016</text:date>, <text:time>09:2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6-12-12">12/12/2016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2359</meta:editing-cycles>
    <meta:editing-duration>P29DT19H58M51S</meta:editing-duration>
    <meta:generator>OpenOffice/4.1.2$Win32 OpenOffice.org_project/412m3$Build-9782</meta:generator>
    <dc:date>2016-12-12T09:26:11.95</dc:date>
    <meta:document-statistic meta:table-count="15" meta:cell-count="10702" meta:object-count="0"/>
    <meta:user-defined meta:name="Info 1"/>
    <meta:user-defined meta:name="Info 2"/>
    <meta:user-defined meta:name="Info 3"/>
    <meta:user-defined meta:name="Info 4"/>
  </office:meta>
</office:document-meta>
</file>